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D0000015E34831C08.jpg" manifest:media-type=""/>
  <manifest:file-entry manifest:full-path="Pictures/100002010000034800000362A8568EF9.pn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Verdana, sans-serif"/>
    <style:font-face style:name="Mangal2" svg:font-family="Mangal"/>
    <style:font-face style:name="OpenSymbol" svg:font-family="OpenSymbol"/>
    <style:font-face style:name="ＭＳ 明朝" svg:font-family="'ＭＳ 明朝', 'MS Mincho'" style:font-family-generic="roman"/>
    <style:font-face style:name="IPA Pゴシック2" svg:font-family="'IPA Pゴシック'" style:font-family-generic="swiss"/>
    <style:font-face style:name="IPA Pゴシック3" svg:font-family="'IPA Pゴシック'" style:font-adornments="標準" style:font-family-generic="swiss"/>
    <style:font-face style:name="ＭＳ....." svg:font-family="ＭＳ....., ＭＳt..." style:font-family-generic="swiss"/>
    <style:font-face style:name="Courier New" svg:font-family="'Courier New'" style:font-family-generic="modern" style:font-pitch="fixed"/>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4" svg:font-family="'IPA Pゴシック'"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ＭＳ Ｐ明朝2" svg:font-family="'ＭＳ Ｐ明朝'"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7" style:family="table">
      <style:table-properties style:width="16.26cm" fo:margin-left="0.743cm" table:align="left" style:writing-mode="lr-tb"/>
    </style:style>
    <style:style style:name="表7.A" style:family="table-column">
      <style:table-column-properties style:column-width="1.499cm"/>
    </style:style>
    <style:style style:name="表7.B" style:family="table-column">
      <style:table-column-properties style:column-width="3.616cm"/>
    </style:style>
    <style:style style:name="表7.C" style:family="table-column">
      <style:table-column-properties style:column-width="11.144cm"/>
    </style:style>
    <style:style style:name="表7.1" style:family="table-row">
      <style:table-row-properties fo:keep-together="auto"/>
    </style:style>
    <style:style style:name="表7.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7.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7.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7.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7.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7.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7.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7.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7.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0" style:family="table">
      <style:table-properties style:width="15.709cm" fo:margin-left="1.311cm" table:align="left"/>
    </style:style>
    <style:style style:name="表10.A" style:family="table-column">
      <style:table-column-properties style:column-width="0.81cm"/>
    </style:style>
    <style:style style:name="表10.B" style:family="table-column">
      <style:table-column-properties style:column-width="5.576cm"/>
    </style:style>
    <style:style style:name="表10.C" style:family="table-column">
      <style:table-column-properties style:column-width="9.324cm"/>
    </style:style>
    <style:style style:name="表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0.C1" style:family="table-cell">
      <style:table-cell-properties fo:background-color="#c0c0c0" fo:padding="0.097cm" fo:border="0.05pt solid #000000">
        <style:background-image/>
      </style:table-cell-properties>
    </style:style>
    <style:style style:name="表10.A2" style:family="table-cell">
      <style:table-cell-properties style:vertical-align="middle" fo:padding="0.097cm" fo:border-left="0.05pt solid #000000" fo:border-right="none" fo:border-top="none" fo:border-bottom="0.05pt solid #000000"/>
    </style:style>
    <style:style style:name="表10.C2" style:family="table-cell">
      <style:table-cell-properties fo:padding="0.097cm" fo:border-left="0.05pt solid #000000" fo:border-right="0.05pt solid #000000" fo:border-top="none" fo:border-bottom="0.05pt solid #000000"/>
    </style:style>
    <style:style style:name="表10.C3" style:family="table-cell">
      <style:table-cell-properties fo:padding="0.097cm" fo:border-left="0.05pt solid #000000" fo:border-right="0.05pt solid #000000" fo:border-top="none" fo:border-bottom="0.05pt solid #000000"/>
    </style:style>
    <style:style style:name="表10.C4" style:family="table-cell">
      <style:table-cell-properties fo:padding="0.097cm" fo:border-left="0.05pt solid #000000" fo:border-right="0.05pt solid #000000" fo:border-top="none" fo:border-bottom="0.05pt solid #000000"/>
    </style:style>
    <style:style style:name="表10.C5" style:family="table-cell">
      <style:table-cell-properties fo:padding="0.097cm" fo:border-left="0.05pt solid #000000" fo:border-right="0.05pt solid #000000" fo:border-top="none" fo:border-bottom="0.05pt solid #000000"/>
    </style:style>
    <style:style style:name="表10.C6" style:family="table-cell">
      <style:table-cell-properties fo:padding="0.097cm" fo:border-left="0.05pt solid #000000" fo:border-right="0.05pt solid #000000" fo:border-top="none" fo:border-bottom="0.05pt solid #000000"/>
    </style:style>
    <style:style style:name="表10.C7" style:family="table-cell">
      <style:table-cell-properties fo:padding="0.097cm" fo:border-left="0.05pt solid #000000" fo:border-right="0.05pt solid #000000" fo:border-top="none" fo:border-bottom="0.05pt solid #000000"/>
    </style:style>
    <style:style style:name="表10.C8" style:family="table-cell">
      <style:table-cell-properties fo:padding="0.097cm" fo:border-left="0.05pt solid #000000" fo:border-right="0.05pt solid #000000" fo:border-top="none" fo:border-bottom="0.05pt solid #000000"/>
    </style:style>
    <style:style style:name="表8" style:family="table">
      <style:table-properties style:width="15.709cm" fo:margin-left="1.311cm" table:align="left"/>
    </style:style>
    <style:style style:name="表8.A" style:family="table-column">
      <style:table-column-properties style:column-width="0.834cm"/>
    </style:style>
    <style:style style:name="表8.B" style:family="table-column">
      <style:table-column-properties style:column-width="6.385cm"/>
    </style:style>
    <style:style style:name="表8.C" style:family="table-column">
      <style:table-column-properties style:column-width="4.078cm"/>
    </style:style>
    <style:style style:name="表8.D" style:family="table-column">
      <style:table-column-properties style:column-width="4.411cm"/>
    </style:style>
    <style:style style:name="表8.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8.D1" style:family="table-cell">
      <style:table-cell-properties fo:background-color="#c0c0c0" fo:padding="0.097cm" fo:border="0.05pt solid #000000">
        <style:background-image/>
      </style:table-cell-properties>
    </style:style>
    <style:style style:name="表8.A2" style:family="table-cell">
      <style:table-cell-properties fo:padding="0.097cm" fo:border-left="0.05pt solid #000000" fo:border-right="none" fo:border-top="none" fo:border-bottom="0.05pt solid #000000"/>
    </style:style>
    <style:style style:name="表8.B2" style:family="table-cell">
      <style:table-cell-properties style:vertical-align="middle" fo:padding="0.097cm" fo:border-left="0.05pt solid #000000" fo:border-right="none" fo:border-top="none" fo:border-bottom="0.05pt solid #000000"/>
    </style:style>
    <style:style style:name="表8.D2" style:family="table-cell">
      <style:table-cell-properties fo:padding="0.097cm" fo:border-left="0.05pt solid #000000" fo:border-right="0.05pt solid #000000" fo:border-top="none" fo:border-bottom="0.05pt solid #000000"/>
    </style:style>
    <style:style style:name="表8.D3" style:family="table-cell">
      <style:table-cell-properties fo:padding="0.097cm" fo:border-left="0.05pt solid #000000" fo:border-right="0.05pt solid #000000" fo:border-top="none" fo:border-bottom="0.05pt solid #000000"/>
    </style:style>
    <style:style style:name="表8.D4" style:family="table-cell">
      <style:table-cell-properties fo:padding="0.097cm" fo:border-left="0.05pt solid #000000" fo:border-right="0.05pt solid #000000" fo:border-top="none" fo:border-bottom="0.05pt solid #000000"/>
    </style:style>
    <style:style style:name="表9" style:family="table">
      <style:table-properties style:width="15.709cm" fo:margin-left="1.311cm" table:align="left"/>
    </style:style>
    <style:style style:name="表9.A" style:family="table-column">
      <style:table-column-properties style:column-width="0.81cm"/>
    </style:style>
    <style:style style:name="表9.B" style:family="table-column">
      <style:table-column-properties style:column-width="6.361cm"/>
    </style:style>
    <style:style style:name="表9.C" style:family="table-column">
      <style:table-column-properties style:column-width="8.539cm"/>
    </style:style>
    <style:style style:name="表9.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9.C1" style:family="table-cell">
      <style:table-cell-properties fo:background-color="#c0c0c0" fo:padding="0.097cm" fo:border="0.05pt solid #000000">
        <style:background-image/>
      </style:table-cell-properties>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none" fo:border-top="none" fo:border-bottom="0.05pt solid #000000"/>
    </style:style>
    <style:style style:name="表9.C2" style:family="table-cell">
      <style:table-cell-properties fo:padding="0.097cm" fo:border-left="0.05pt solid #000000" fo:border-right="0.05pt solid #000000" fo:border-top="none" fo:border-bottom="0.05pt solid #000000"/>
    </style:style>
    <style:style style:name="表9.A3" style:family="table-cell">
      <style:table-cell-properties fo:padding="0.097cm" fo:border-left="0.05pt solid #000000" fo:border-right="none" fo:border-top="none" fo:border-bottom="0.05pt solid #000000"/>
    </style:style>
    <style:style style:name="表9.B3" style:family="table-cell">
      <style:table-cell-properties fo:padding="0.097cm" fo:border-left="0.05pt solid #000000" fo:border-right="none" fo:border-top="none" fo:border-bottom="0.05pt solid #000000"/>
    </style:style>
    <style:style style:name="表9.C3" style:family="table-cell">
      <style:table-cell-properties fo:padding="0.097cm" fo:border-left="0.05pt solid #000000" fo:border-right="0.05pt solid #000000" fo:border-top="none" fo:border-bottom="0.05pt solid #000000"/>
    </style:style>
    <style:style style:name="表11" style:family="table">
      <style:table-properties style:width="15.709cm" fo:margin-left="1.311cm" table:align="left"/>
    </style:style>
    <style:style style:name="表11.A" style:family="table-column">
      <style:table-column-properties style:column-width="0.813cm"/>
    </style:style>
    <style:style style:name="表11.B" style:family="table-column">
      <style:table-column-properties style:column-width="3.177cm"/>
    </style:style>
    <style:style style:name="表11.C" style:family="table-column">
      <style:table-column-properties style:column-width="3.046cm"/>
    </style:style>
    <style:style style:name="表11.D" style:family="table-column">
      <style:table-column-properties style:column-width="1.914cm"/>
    </style:style>
    <style:style style:name="表11.E" style:family="table-column">
      <style:table-column-properties style:column-width="2.718cm"/>
    </style:style>
    <style:style style:name="表11.F" style:family="table-column">
      <style:table-column-properties style:column-width="4.041cm"/>
    </style:style>
    <style:style style:name="表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1.F1" style:family="table-cell">
      <style:table-cell-properties fo:background-color="#c0c0c0" fo:padding="0.097cm" fo:border="0.05pt solid #000000">
        <style:background-image/>
      </style:table-cell-properties>
    </style:style>
    <style:style style:name="表11.A2" style:family="table-cell">
      <style:table-cell-properties style:vertical-align="middle" fo:padding="0.097cm" fo:border-left="0.05pt solid #000000" fo:border-right="none" fo:border-top="none" fo:border-bottom="0.05pt solid #000000"/>
    </style:style>
    <style:style style:name="表11.F2" style:family="table-cell">
      <style:table-cell-properties fo:padding="0.097cm" fo:border-left="0.05pt solid #000000" fo:border-right="0.05pt solid #000000" fo:border-top="none" fo:border-bottom="0.05pt solid #000000"/>
    </style:style>
    <style:style style:name="表11.F3" style:family="table-cell">
      <style:table-cell-properties fo:padding="0.097cm" fo:border-left="0.05pt solid #000000" fo:border-right="0.05pt solid #000000" fo:border-top="none" fo:border-bottom="0.05pt solid #000000"/>
    </style:style>
    <style:style style:name="表11.F4" style:family="table-cell">
      <style:table-cell-properties fo:padding="0.097cm" fo:border-left="0.05pt solid #000000" fo:border-right="0.05pt solid #000000" fo:border-top="none" fo:border-bottom="0.05pt solid #000000"/>
    </style:style>
    <style:style style:name="表11.F5" style:family="table-cell">
      <style:table-cell-properties fo:padding="0.097cm" fo:border-left="0.05pt solid #000000" fo:border-right="0.05pt solid #000000" fo:border-top="none" fo:border-bottom="0.05pt solid #000000"/>
    </style:style>
    <style:style style:name="表11.F6" style:family="table-cell">
      <style:table-cell-properties fo:padding="0.097cm" fo:border-left="0.05pt solid #000000" fo:border-right="0.05pt solid #000000" fo:border-top="none" fo:border-bottom="0.05pt solid #000000"/>
    </style:style>
    <style:style style:name="表11.F7" style:family="table-cell">
      <style:table-cell-properties fo:padding="0.097cm" fo:border-left="0.05pt solid #000000" fo:border-right="0.05pt solid #000000" fo:border-top="none" fo:border-bottom="0.05pt solid #000000"/>
    </style:style>
    <style:style style:name="表11.F8" style:family="table-cell">
      <style:table-cell-properties fo:padding="0.097cm" fo:border-left="0.05pt solid #000000" fo:border-right="0.05pt solid #000000" fo:border-top="none" fo:border-bottom="0.05pt solid #000000"/>
    </style:style>
    <style:style style:name="表11.F9" style:family="table-cell">
      <style:table-cell-properties fo:padding="0.097cm" fo:border-left="0.05pt solid #000000" fo:border-right="0.05pt solid #000000" fo:border-top="none" fo:border-bottom="0.05pt solid #000000"/>
    </style:style>
    <style:style style:name="表11.F10" style:family="table-cell">
      <style:table-cell-properties fo:padding="0.097cm" fo:border-left="0.05pt solid #000000" fo:border-right="0.05pt solid #000000" fo:border-top="none" fo:border-bottom="0.05pt solid #000000"/>
    </style:style>
    <style:style style:name="表11.F11" style:family="table-cell">
      <style:table-cell-properties fo:padding="0.097cm" fo:border-left="0.05pt solid #000000" fo:border-right="0.05pt solid #000000" fo:border-top="none" fo:border-bottom="0.05pt solid #000000"/>
    </style:style>
    <style:style style:name="表11.F12" style:family="table-cell">
      <style:table-cell-properties fo:padding="0.097cm" fo:border-left="0.05pt solid #000000" fo:border-right="0.05pt solid #000000" fo:border-top="none" fo:border-bottom="0.05pt solid #000000"/>
    </style:style>
    <style:style style:name="表11.F13" style:family="table-cell">
      <style:table-cell-properties fo:padding="0.097cm" fo:border-left="0.05pt solid #000000" fo:border-right="0.05pt solid #000000" fo:border-top="none" fo:border-bottom="0.05pt solid #000000"/>
    </style:style>
    <style:style style:name="表11.F14" style:family="table-cell">
      <style:table-cell-properties fo:padding="0.097cm" fo:border-left="0.05pt solid #000000" fo:border-right="0.05pt solid #000000" fo:border-top="none" fo:border-bottom="0.05pt solid #000000"/>
    </style:style>
    <style:style style:name="表11.F15" style:family="table-cell">
      <style:table-cell-properties fo:padding="0.097cm" fo:border-left="0.05pt solid #000000" fo:border-right="0.05pt solid #000000" fo:border-top="none" fo:border-bottom="0.05pt solid #000000"/>
    </style:style>
    <style:style style:name="表11.F16" style:family="table-cell">
      <style:table-cell-properties fo:padding="0.097cm" fo:border-left="0.05pt solid #000000" fo:border-right="0.05pt solid #000000" fo:border-top="none" fo:border-bottom="0.05pt solid #000000"/>
    </style:style>
    <style:style style:name="表11.F17" style:family="table-cell">
      <style:table-cell-properties fo:padding="0.097cm" fo:border-left="0.05pt solid #000000" fo:border-right="0.05pt solid #000000" fo:border-top="none" fo:border-bottom="0.05pt solid #000000"/>
    </style:style>
    <style:style style:name="表11.F18" style:family="table-cell">
      <style:table-cell-properties fo:padding="0.097cm" fo:border-left="0.05pt solid #000000" fo:border-right="0.05pt solid #000000" fo:border-top="none" fo:border-bottom="0.05pt solid #000000"/>
    </style:style>
    <style:style style:name="表11.F19" style:family="table-cell">
      <style:table-cell-properties fo:padding="0.097cm" fo:border-left="0.05pt solid #000000" fo:border-right="0.05pt solid #000000" fo:border-top="none" fo:border-bottom="0.05pt solid #000000"/>
    </style:style>
    <style:style style:name="表11.F20" style:family="table-cell">
      <style:table-cell-properties fo:padding="0.097cm" fo:border-left="0.05pt solid #000000" fo:border-right="0.05pt solid #000000" fo:border-top="none" fo:border-bottom="0.05pt solid #000000"/>
    </style:style>
    <style:style style:name="表117" style:family="table">
      <style:table-properties style:width="15.709cm" fo:margin-left="1.311cm" table:align="left" fo:keep-with-next="always"/>
    </style:style>
    <style:style style:name="表117.A" style:family="table-column">
      <style:table-column-properties style:column-width="0.651cm"/>
    </style:style>
    <style:style style:name="表117.B" style:family="table-column">
      <style:table-column-properties style:column-width="5.068cm"/>
    </style:style>
    <style:style style:name="表117.C" style:family="table-column">
      <style:table-column-properties style:column-width="6.877cm"/>
    </style:style>
    <style:style style:name="表117.D" style:family="table-column">
      <style:table-column-properties style:column-width="3.113cm"/>
    </style:style>
    <style:style style:name="表1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17.D1" style:family="table-cell">
      <style:table-cell-properties fo:background-color="#c0c0c0" fo:padding="0.097cm" fo:border="0.05pt solid #000000">
        <style:background-image/>
      </style:table-cell-properties>
    </style:style>
    <style:style style:name="表117.A2" style:family="table-cell">
      <style:table-cell-properties style:vertical-align="middle" fo:padding="0.097cm" fo:border-left="0.05pt solid #000000" fo:border-right="none" fo:border-top="none" fo:border-bottom="0.05pt solid #000000"/>
    </style:style>
    <style:style style:name="表117.C2" style:family="table-cell">
      <style:table-cell-properties fo:padding="0.097cm" fo:border-left="0.05pt solid #000000" fo:border-right="none" fo:border-top="none" fo:border-bottom="0.05pt solid #000000"/>
    </style:style>
    <style:style style:name="表117.D2" style:family="table-cell">
      <style:table-cell-properties style:vertical-align="middle" fo:padding="0.097cm" fo:border-left="0.05pt solid #000000" fo:border-right="0.05pt solid #000000" fo:border-top="none" fo:border-bottom="0.05pt solid #000000"/>
    </style:style>
    <style:style style:name="表117.C3" style:family="table-cell">
      <style:table-cell-properties fo:padding="0.097cm" fo:border-left="0.05pt solid #000000" fo:border-right="none" fo:border-top="none" fo:border-bottom="0.05pt solid #000000"/>
    </style:style>
    <style:style style:name="表117.C4" style:family="table-cell">
      <style:table-cell-properties fo:padding="0.097cm" fo:border-left="0.05pt solid #000000" fo:border-right="none" fo:border-top="none" fo:border-bottom="0.05pt solid #000000"/>
    </style:style>
    <style:style style:name="表117.C5" style:family="table-cell">
      <style:table-cell-properties fo:padding="0.097cm" fo:border-left="0.05pt solid #000000" fo:border-right="none" fo:border-top="none" fo:border-bottom="0.05pt solid #000000"/>
    </style:style>
    <style:style style:name="表117.C6" style:family="table-cell">
      <style:table-cell-properties fo:padding="0.097cm" fo:border-left="0.05pt solid #000000" fo:border-right="none" fo:border-top="none" fo:border-bottom="0.05pt solid #000000"/>
    </style:style>
    <style:style style:name="表117.C7" style:family="table-cell">
      <style:table-cell-properties fo:padding="0.097cm" fo:border-left="0.05pt solid #000000" fo:border-right="none" fo:border-top="none" fo:border-bottom="0.05pt solid #000000"/>
    </style:style>
    <style:style style:name="表117.C8" style:family="table-cell">
      <style:table-cell-properties fo:padding="0.097cm" fo:border-left="0.05pt solid #000000" fo:border-right="none" fo:border-top="none" fo:border-bottom="0.05pt solid #000000"/>
    </style:style>
    <style:style style:name="表117.C10" style:family="table-cell">
      <style:table-cell-properties fo:padding="0.097cm" fo:border-left="0.05pt solid #000000" fo:border-right="none" fo:border-top="none" fo:border-bottom="0.05pt solid #000000"/>
    </style:style>
    <style:style style:name="表117.C11" style:family="table-cell">
      <style:table-cell-properties fo:padding="0.097cm" fo:border-left="0.05pt solid #000000" fo:border-right="none" fo:border-top="none" fo:border-bottom="0.05pt solid #000000"/>
    </style:style>
    <style:style style:name="表117.C12" style:family="table-cell">
      <style:table-cell-properties fo:padding="0.097cm" fo:border-left="0.05pt solid #000000" fo:border-right="none" fo:border-top="none" fo:border-bottom="0.05pt solid #000000"/>
    </style:style>
    <style:style style:name="表13" style:family="table">
      <style:table-properties style:width="15.709cm" fo:margin-left="1.311cm" table:align="left" fo:keep-with-next="always"/>
    </style:style>
    <style:style style:name="表13.A" style:family="table-column">
      <style:table-column-properties style:column-width="1.046cm"/>
    </style:style>
    <style:style style:name="表13.B" style:family="table-column">
      <style:table-column-properties style:column-width="2.618cm"/>
    </style:style>
    <style:style style:name="表13.C" style:family="table-column">
      <style:table-column-properties style:column-width="3.896cm"/>
    </style:style>
    <style:style style:name="表13.D" style:family="table-column">
      <style:table-column-properties style:column-width="3.755cm"/>
    </style:style>
    <style:style style:name="表13.E" style:family="table-column">
      <style:table-column-properties style:column-width="4.394cm"/>
    </style:style>
    <style:style style:name="表13.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表13.C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3.D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3.E1" style:family="table-cell">
      <style:table-cell-properties fo:background-color="#c0c0c0" fo:padding="0.097cm" fo:border="0.05pt solid #000000">
        <style:background-image/>
      </style:table-cell-properties>
    </style:style>
    <style:style style:name="表13.A2" style:family="table-cell">
      <style:table-cell-properties style:vertical-align="middle" fo:padding="0.097cm" fo:border-left="0.05pt solid #000000" fo:border-right="none" fo:border-top="none" fo:border-bottom="0.05pt solid #000000"/>
    </style:style>
    <style:style style:name="表13.B2" style:family="table-cell">
      <style:table-cell-properties style:vertical-align="middle" fo:padding="0.097cm" fo:border-left="0.05pt solid #000000" fo:border-right="none" fo:border-top="none" fo:border-bottom="0.05pt solid #000000"/>
    </style:style>
    <style:style style:name="表13.C2" style:family="table-cell">
      <style:table-cell-properties style:vertical-align="middle" fo:padding="0.097cm" fo:border-left="0.05pt solid #000000" fo:border-right="none" fo:border-top="none" fo:border-bottom="0.05pt solid #000000"/>
    </style:style>
    <style:style style:name="表13.D2" style:family="table-cell">
      <style:table-cell-properties style:vertical-align="middle" fo:padding="0.097cm" fo:border-left="0.05pt solid #000000" fo:border-right="none" fo:border-top="none" fo:border-bottom="0.05pt solid #000000"/>
    </style:style>
    <style:style style:name="表13.E2" style:family="table-cell">
      <style:table-cell-properties style:vertical-align="middle" fo:padding="0.097cm" fo:border-left="0.05pt solid #000000" fo:border-right="0.05pt solid #000000" fo:border-top="none" fo:border-bottom="0.05pt solid #000000"/>
    </style:style>
    <style:style style:name="表13.A3" style:family="table-cell">
      <style:table-cell-properties style:vertical-align="middle" fo:padding="0.097cm" fo:border-left="0.05pt solid #000000" fo:border-right="none" fo:border-top="none" fo:border-bottom="0.05pt solid #000000"/>
    </style:style>
    <style:style style:name="表13.B3" style:family="table-cell">
      <style:table-cell-properties style:vertical-align="middle" fo:padding="0.097cm" fo:border-left="0.05pt solid #000000" fo:border-right="none" fo:border-top="none" fo:border-bottom="0.05pt solid #000000"/>
    </style:style>
    <style:style style:name="表13.C3" style:family="table-cell">
      <style:table-cell-properties style:vertical-align="middle" fo:padding="0.097cm" fo:border-left="0.05pt solid #000000" fo:border-right="none" fo:border-top="none" fo:border-bottom="0.05pt solid #000000"/>
    </style:style>
    <style:style style:name="表13.D3" style:family="table-cell">
      <style:table-cell-properties style:vertical-align="middle" fo:padding="0.097cm" fo:border-left="0.05pt solid #000000" fo:border-right="none" fo:border-top="none" fo:border-bottom="0.05pt solid #000000"/>
    </style:style>
    <style:style style:name="表13.E3" style:family="table-cell">
      <style:table-cell-properties style:vertical-align="middle" fo:padding="0.097cm" fo:border-left="0.05pt solid #000000" fo:border-right="0.05pt solid #000000" fo:border-top="none" fo:border-bottom="0.05pt solid #000000"/>
    </style:style>
    <style:style style:name="表13.4" style:family="table-row">
      <style:table-row-properties style:min-row-height="0.545cm"/>
    </style:style>
    <style:style style:name="表13.A4" style:family="table-cell">
      <style:table-cell-properties style:vertical-align="middle" fo:padding="0.097cm" fo:border-left="0.05pt solid #000000" fo:border-right="none" fo:border-top="none" fo:border-bottom="0.05pt solid #000000"/>
    </style:style>
    <style:style style:name="表13.B4" style:family="table-cell">
      <style:table-cell-properties style:vertical-align="middle" fo:padding="0.097cm" fo:border-left="0.05pt solid #000000" fo:border-right="none" fo:border-top="none" fo:border-bottom="0.05pt solid #000000"/>
    </style:style>
    <style:style style:name="表13.C4" style:family="table-cell">
      <style:table-cell-properties style:vertical-align="middle" fo:padding="0.097cm" fo:border-left="0.05pt solid #000000" fo:border-right="none" fo:border-top="none" fo:border-bottom="0.05pt solid #000000"/>
    </style:style>
    <style:style style:name="表13.D4" style:family="table-cell">
      <style:table-cell-properties style:vertical-align="middle" fo:padding="0.097cm" fo:border-left="0.05pt solid #000000" fo:border-right="none" fo:border-top="none" fo:border-bottom="0.05pt solid #000000"/>
    </style:style>
    <style:style style:name="表13.E4" style:family="table-cell">
      <style:table-cell-properties style:vertical-align="middle" fo:padding="0.097cm" fo:border-left="0.05pt solid #000000" fo:border-right="0.05pt solid #000000" fo:border-top="none" fo:border-bottom="0.05pt solid #000000"/>
    </style:style>
    <style:style style:name="表13.A5" style:family="table-cell">
      <style:table-cell-properties style:vertical-align="middle" fo:padding="0.097cm" fo:border-left="0.05pt solid #000000" fo:border-right="none" fo:border-top="none" fo:border-bottom="0.05pt solid #000000"/>
    </style:style>
    <style:style style:name="表13.B5" style:family="table-cell">
      <style:table-cell-properties style:vertical-align="middle" fo:padding="0.097cm" fo:border-left="0.05pt solid #000000" fo:border-right="none" fo:border-top="none" fo:border-bottom="0.05pt solid #000000"/>
    </style:style>
    <style:style style:name="表13.C5" style:family="table-cell">
      <style:table-cell-properties style:vertical-align="middle" fo:padding="0.097cm" fo:border-left="0.05pt solid #000000" fo:border-right="none" fo:border-top="none" fo:border-bottom="0.05pt solid #000000"/>
    </style:style>
    <style:style style:name="表13.D5" style:family="table-cell">
      <style:table-cell-properties style:vertical-align="middle" fo:padding="0.097cm" fo:border-left="0.05pt solid #000000" fo:border-right="none" fo:border-top="none" fo:border-bottom="0.05pt solid #000000"/>
    </style:style>
    <style:style style:name="表13.E5" style:family="table-cell">
      <style:table-cell-properties style:vertical-align="middle" fo:padding="0.097cm" fo:border-left="0.05pt solid #000000" fo:border-right="0.05pt solid #000000" fo:border-top="none" fo:border-bottom="0.05pt solid #000000"/>
    </style:style>
    <style:style style:name="表13.A6" style:family="table-cell">
      <style:table-cell-properties style:vertical-align="middle" fo:padding="0.097cm" fo:border-left="0.05pt solid #000000" fo:border-right="none" fo:border-top="none" fo:border-bottom="0.05pt solid #000000"/>
    </style:style>
    <style:style style:name="表13.B6" style:family="table-cell">
      <style:table-cell-properties style:vertical-align="middle" fo:padding="0.097cm" fo:border-left="0.05pt solid #000000" fo:border-right="none" fo:border-top="none" fo:border-bottom="0.05pt solid #000000"/>
    </style:style>
    <style:style style:name="表13.C6" style:family="table-cell">
      <style:table-cell-properties style:vertical-align="middle" fo:padding="0.097cm" fo:border-left="0.05pt solid #000000" fo:border-right="none" fo:border-top="none" fo:border-bottom="0.05pt solid #000000"/>
    </style:style>
    <style:style style:name="表13.D6" style:family="table-cell">
      <style:table-cell-properties style:vertical-align="middle" fo:padding="0.097cm" fo:border-left="0.05pt solid #000000" fo:border-right="none" fo:border-top="none" fo:border-bottom="0.05pt solid #000000"/>
    </style:style>
    <style:style style:name="表13.E6" style:family="table-cell">
      <style:table-cell-properties style:vertical-align="middle" fo:padding="0.097cm" fo:border-left="0.05pt solid #000000" fo:border-right="0.05pt solid #000000" fo:border-top="none" fo:border-bottom="0.05pt solid #000000"/>
    </style:style>
    <style:style style:name="表13.A7" style:family="table-cell">
      <style:table-cell-properties style:vertical-align="middle" fo:padding="0.097cm" fo:border-left="0.05pt solid #000000" fo:border-right="none" fo:border-top="none" fo:border-bottom="0.05pt solid #000000"/>
    </style:style>
    <style:style style:name="表13.B7" style:family="table-cell">
      <style:table-cell-properties style:vertical-align="middle" fo:padding="0.097cm" fo:border-left="0.05pt solid #000000" fo:border-right="none" fo:border-top="none" fo:border-bottom="0.05pt solid #000000"/>
    </style:style>
    <style:style style:name="表13.C7" style:family="table-cell">
      <style:table-cell-properties style:vertical-align="middle" fo:padding="0.097cm" fo:border-left="0.05pt solid #000000" fo:border-right="none" fo:border-top="none" fo:border-bottom="0.05pt solid #000000"/>
    </style:style>
    <style:style style:name="表13.D7" style:family="table-cell">
      <style:table-cell-properties style:vertical-align="middle" fo:padding="0.097cm" fo:border-left="0.05pt solid #000000" fo:border-right="none" fo:border-top="none" fo:border-bottom="0.05pt solid #000000"/>
    </style:style>
    <style:style style:name="表13.E7" style:family="table-cell">
      <style:table-cell-properties style:vertical-align="middle" fo:padding="0.097cm" fo:border-left="0.05pt solid #000000" fo:border-right="0.05pt solid #000000" fo:border-top="none" fo:border-bottom="0.05pt solid #000000"/>
    </style:style>
    <style:style style:name="表13.8" style:family="table-row">
      <style:table-row-properties style:min-row-height="0.249cm"/>
    </style:style>
    <style:style style:name="表13.A8" style:family="table-cell">
      <style:table-cell-properties style:vertical-align="middle" fo:padding="0.097cm" fo:border-left="0.05pt solid #000000" fo:border-right="none" fo:border-top="none" fo:border-bottom="0.05pt solid #000000"/>
    </style:style>
    <style:style style:name="表13.B8" style:family="table-cell">
      <style:table-cell-properties style:vertical-align="middle" fo:padding="0.097cm" fo:border-left="0.05pt solid #000000" fo:border-right="none" fo:border-top="none" fo:border-bottom="0.05pt solid #000000"/>
    </style:style>
    <style:style style:name="表13.C8" style:family="table-cell">
      <style:table-cell-properties style:vertical-align="middle" fo:padding="0.097cm" fo:border-left="0.05pt solid #000000" fo:border-right="none" fo:border-top="none" fo:border-bottom="0.05pt solid #000000"/>
    </style:style>
    <style:style style:name="表13.D8" style:family="table-cell">
      <style:table-cell-properties style:vertical-align="middle" fo:padding="0.097cm" fo:border-left="0.05pt solid #000000" fo:border-right="none" fo:border-top="none" fo:border-bottom="0.05pt solid #000000"/>
    </style:style>
    <style:style style:name="表13.E8" style:family="table-cell">
      <style:table-cell-properties style:vertical-align="middle" fo:padding="0.097cm" fo:border-left="0.05pt solid #000000" fo:border-right="0.05pt solid #000000" fo:border-top="none" fo:border-bottom="0.05pt solid #000000"/>
    </style:style>
    <style:style style:name="表13.A9" style:family="table-cell">
      <style:table-cell-properties style:vertical-align="middle" fo:padding="0.097cm" fo:border-left="0.05pt solid #000000" fo:border-right="none" fo:border-top="none" fo:border-bottom="0.05pt solid #000000"/>
    </style:style>
    <style:style style:name="表13.B9" style:family="table-cell">
      <style:table-cell-properties style:vertical-align="middle" fo:padding="0.097cm" fo:border-left="0.05pt solid #000000" fo:border-right="none" fo:border-top="none" fo:border-bottom="0.05pt solid #000000"/>
    </style:style>
    <style:style style:name="表13.C9" style:family="table-cell">
      <style:table-cell-properties style:vertical-align="middle" fo:padding="0.097cm" fo:border-left="0.05pt solid #000000" fo:border-right="none" fo:border-top="none" fo:border-bottom="0.05pt solid #000000"/>
    </style:style>
    <style:style style:name="表13.D9" style:family="table-cell">
      <style:table-cell-properties style:vertical-align="middle" fo:padding="0.097cm" fo:border-left="0.05pt solid #000000" fo:border-right="none" fo:border-top="none" fo:border-bottom="0.05pt solid #000000"/>
    </style:style>
    <style:style style:name="表13.E9" style:family="table-cell">
      <style:table-cell-properties style:vertical-align="middle" fo:padding="0.097cm" fo:border-left="0.05pt solid #000000" fo:border-right="0.05pt solid #000000" fo:border-top="none" fo:border-bottom="0.05pt solid #000000"/>
    </style:style>
    <style:style style:name="表13.A10" style:family="table-cell">
      <style:table-cell-properties style:vertical-align="middle" fo:padding="0.097cm" fo:border-left="0.05pt solid #000000" fo:border-right="none" fo:border-top="none" fo:border-bottom="0.05pt solid #000000"/>
    </style:style>
    <style:style style:name="表13.B10" style:family="table-cell">
      <style:table-cell-properties style:vertical-align="middle" fo:padding="0.097cm" fo:border-left="0.05pt solid #000000" fo:border-right="none" fo:border-top="none" fo:border-bottom="0.05pt solid #000000"/>
    </style:style>
    <style:style style:name="表13.C10" style:family="table-cell">
      <style:table-cell-properties style:vertical-align="middle" fo:padding="0.097cm" fo:border-left="0.05pt solid #000000" fo:border-right="none" fo:border-top="none" fo:border-bottom="0.05pt solid #000000"/>
    </style:style>
    <style:style style:name="表13.D10" style:family="table-cell">
      <style:table-cell-properties style:vertical-align="middle" fo:padding="0.097cm" fo:border-left="0.05pt solid #000000" fo:border-right="none" fo:border-top="none" fo:border-bottom="0.05pt solid #000000"/>
    </style:style>
    <style:style style:name="表13.E10" style:family="table-cell">
      <style:table-cell-properties style:vertical-align="middle" fo:padding="0.097cm" fo:border-left="0.05pt solid #000000" fo:border-right="0.05pt solid #000000" fo:border-top="none" fo:border-bottom="0.05pt solid #000000"/>
    </style:style>
    <style:style style:name="表13.A11" style:family="table-cell">
      <style:table-cell-properties style:vertical-align="middle" fo:padding="0.097cm" fo:border-left="0.05pt solid #000000" fo:border-right="none" fo:border-top="none" fo:border-bottom="0.05pt solid #000000"/>
    </style:style>
    <style:style style:name="表13.B11" style:family="table-cell">
      <style:table-cell-properties style:vertical-align="middle" fo:padding="0.097cm" fo:border-left="0.05pt solid #000000" fo:border-right="none" fo:border-top="none" fo:border-bottom="0.05pt solid #000000"/>
    </style:style>
    <style:style style:name="表13.C11" style:family="table-cell">
      <style:table-cell-properties style:vertical-align="middle" fo:padding="0.097cm" fo:border-left="0.05pt solid #000000" fo:border-right="none" fo:border-top="none" fo:border-bottom="0.05pt solid #000000"/>
    </style:style>
    <style:style style:name="表13.D11" style:family="table-cell">
      <style:table-cell-properties style:vertical-align="middle" fo:padding="0.097cm" fo:border-left="0.05pt solid #000000" fo:border-right="none" fo:border-top="none" fo:border-bottom="0.05pt solid #000000"/>
    </style:style>
    <style:style style:name="表13.E11" style:family="table-cell">
      <style:table-cell-properties style:vertical-align="middle" fo:padding="0.097cm" fo:border-left="0.05pt solid #000000" fo:border-right="0.05pt solid #000000" fo:border-top="none" fo:border-bottom="0.05pt solid #000000"/>
    </style:style>
    <style:style style:name="表13.A12" style:family="table-cell">
      <style:table-cell-properties style:vertical-align="middle" fo:padding="0.097cm" fo:border-left="0.05pt solid #000000" fo:border-right="none" fo:border-top="none" fo:border-bottom="0.05pt solid #000000"/>
    </style:style>
    <style:style style:name="表13.B12" style:family="table-cell">
      <style:table-cell-properties style:vertical-align="middle" fo:padding="0.097cm" fo:border-left="0.05pt solid #000000" fo:border-right="none" fo:border-top="none" fo:border-bottom="0.05pt solid #000000"/>
    </style:style>
    <style:style style:name="表13.C12" style:family="table-cell">
      <style:table-cell-properties style:vertical-align="middle" fo:padding="0.097cm" fo:border-left="0.05pt solid #000000" fo:border-right="none" fo:border-top="none" fo:border-bottom="0.05pt solid #000000"/>
    </style:style>
    <style:style style:name="表13.D12" style:family="table-cell">
      <style:table-cell-properties style:vertical-align="middle" fo:padding="0.097cm" fo:border-left="0.05pt solid #000000" fo:border-right="none" fo:border-top="none" fo:border-bottom="0.05pt solid #000000"/>
    </style:style>
    <style:style style:name="表13.E12" style:family="table-cell">
      <style:table-cell-properties style:vertical-align="middle" fo:padding="0.097cm" fo:border-left="0.05pt solid #000000" fo:border-right="0.05pt solid #000000" fo:border-top="none" fo:border-bottom="0.05pt solid #000000"/>
    </style:style>
    <style:style style:name="表13.A13" style:family="table-cell">
      <style:table-cell-properties style:vertical-align="middle" fo:padding="0.097cm" fo:border-left="0.05pt solid #000000" fo:border-right="none" fo:border-top="none" fo:border-bottom="0.05pt solid #000000"/>
    </style:style>
    <style:style style:name="表13.B13" style:family="table-cell">
      <style:table-cell-properties style:vertical-align="middle" fo:padding="0.097cm" fo:border-left="0.05pt solid #000000" fo:border-right="none" fo:border-top="none" fo:border-bottom="0.05pt solid #000000"/>
    </style:style>
    <style:style style:name="表13.C13" style:family="table-cell">
      <style:table-cell-properties style:vertical-align="middle" fo:padding="0.097cm" fo:border-left="0.05pt solid #000000" fo:border-right="none" fo:border-top="none" fo:border-bottom="0.05pt solid #000000"/>
    </style:style>
    <style:style style:name="表13.D13" style:family="table-cell">
      <style:table-cell-properties style:vertical-align="middle" fo:padding="0.097cm" fo:border-left="0.05pt solid #000000" fo:border-right="none" fo:border-top="none" fo:border-bottom="0.05pt solid #000000"/>
    </style:style>
    <style:style style:name="表13.E13" style:family="table-cell">
      <style:table-cell-properties style:vertical-align="middle" fo:padding="0.097cm" fo:border-left="0.05pt solid #000000" fo:border-right="0.05pt solid #000000" fo:border-top="none" fo:border-bottom="0.05pt solid #000000"/>
    </style:style>
    <style:style style:name="表48" style:family="table">
      <style:table-properties style:width="15.709cm" fo:margin-left="1.311cm" table:align="left" fo:keep-with-next="always"/>
    </style:style>
    <style:style style:name="表48.A" style:family="table-column">
      <style:table-column-properties style:column-width="1.069cm"/>
    </style:style>
    <style:style style:name="表48.B" style:family="table-column">
      <style:table-column-properties style:column-width="7.02cm"/>
    </style:style>
    <style:style style:name="表48.C" style:family="table-column">
      <style:table-column-properties style:column-width="7.62cm"/>
    </style:style>
    <style:style style:name="表48.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8.C1" style:family="table-cell">
      <style:table-cell-properties fo:background-color="#c0c0c0" fo:padding="0.097cm" fo:border="0.05pt solid #000000">
        <style:background-image/>
      </style:table-cell-properties>
    </style:style>
    <style:style style:name="表48.A2" style:family="table-cell">
      <style:table-cell-properties fo:padding="0.097cm" fo:border-left="0.05pt solid #000000" fo:border-right="none" fo:border-top="none" fo:border-bottom="0.05pt solid #000000"/>
    </style:style>
    <style:style style:name="表48.B2" style:family="table-cell">
      <style:table-cell-properties fo:padding="0.097cm" fo:border-left="0.05pt solid #000000" fo:border-right="none" fo:border-top="none" fo:border-bottom="0.05pt solid #000000"/>
    </style:style>
    <style:style style:name="表48.C2" style:family="table-cell">
      <style:table-cell-properties fo:padding="0.097cm" fo:border-left="0.05pt solid #000000" fo:border-right="0.05pt solid #000000" fo:border-top="none" fo:border-bottom="0.05pt solid #000000"/>
    </style:style>
    <style:style style:name="表48.A3" style:family="table-cell">
      <style:table-cell-properties fo:padding="0.097cm" fo:border-left="0.05pt solid #000000" fo:border-right="none" fo:border-top="none" fo:border-bottom="0.05pt solid #000000"/>
    </style:style>
    <style:style style:name="表48.B3" style:family="table-cell">
      <style:table-cell-properties fo:padding="0.097cm" fo:border-left="0.05pt solid #000000" fo:border-right="none" fo:border-top="none" fo:border-bottom="0.05pt solid #000000"/>
    </style:style>
    <style:style style:name="表48.C3" style:family="table-cell">
      <style:table-cell-properties fo:padding="0.097cm" fo:border-left="0.05pt solid #000000" fo:border-right="0.05pt solid #000000" fo:border-top="none" fo:border-bottom="0.05pt solid #000000"/>
    </style:style>
    <style:style style:name="表48.A4" style:family="table-cell">
      <style:table-cell-properties fo:padding="0.097cm" fo:border-left="0.05pt solid #000000" fo:border-right="none" fo:border-top="none" fo:border-bottom="0.05pt solid #000000"/>
    </style:style>
    <style:style style:name="表48.B4" style:family="table-cell">
      <style:table-cell-properties fo:padding="0.097cm" fo:border-left="0.05pt solid #000000" fo:border-right="none" fo:border-top="none" fo:border-bottom="0.05pt solid #000000"/>
    </style:style>
    <style:style style:name="表48.C4" style:family="table-cell">
      <style:table-cell-properties fo:padding="0.097cm" fo:border-left="0.05pt solid #000000" fo:border-right="0.05pt solid #000000" fo:border-top="none" fo:border-bottom="0.05pt solid #000000"/>
    </style:style>
    <style:style style:name="表48.A5" style:family="table-cell">
      <style:table-cell-properties fo:padding="0.097cm" fo:border-left="0.05pt solid #000000" fo:border-right="none" fo:border-top="none" fo:border-bottom="0.05pt solid #000000"/>
    </style:style>
    <style:style style:name="表48.B5" style:family="table-cell">
      <style:table-cell-properties fo:padding="0.097cm" fo:border-left="0.05pt solid #000000" fo:border-right="none" fo:border-top="none" fo:border-bottom="0.05pt solid #000000"/>
    </style:style>
    <style:style style:name="表48.C5" style:family="table-cell">
      <style:table-cell-properties fo:padding="0.097cm" fo:border-left="0.05pt solid #000000" fo:border-right="0.05pt solid #000000" fo:border-top="none" fo:border-bottom="0.05pt solid #000000"/>
    </style:style>
    <style:style style:name="表48.A6" style:family="table-cell">
      <style:table-cell-properties fo:padding="0.097cm" fo:border-left="0.05pt solid #000000" fo:border-right="none" fo:border-top="none" fo:border-bottom="0.05pt solid #000000"/>
    </style:style>
    <style:style style:name="表48.B6" style:family="table-cell">
      <style:table-cell-properties fo:padding="0.097cm" fo:border-left="0.05pt solid #000000" fo:border-right="none" fo:border-top="none" fo:border-bottom="0.05pt solid #000000"/>
    </style:style>
    <style:style style:name="表48.C6" style:family="table-cell">
      <style:table-cell-properties fo:padding="0.097cm" fo:border-left="0.05pt solid #000000" fo:border-right="0.05pt solid #000000" fo:border-top="none" fo:border-bottom="0.05pt solid #000000"/>
    </style:style>
    <style:style style:name="表48.A7" style:family="table-cell">
      <style:table-cell-properties fo:padding="0.097cm" fo:border-left="0.05pt solid #000000" fo:border-right="none" fo:border-top="none" fo:border-bottom="0.05pt solid #000000"/>
    </style:style>
    <style:style style:name="表48.B7" style:family="table-cell">
      <style:table-cell-properties fo:padding="0.097cm" fo:border-left="0.05pt solid #000000" fo:border-right="none" fo:border-top="none" fo:border-bottom="0.05pt solid #000000"/>
    </style:style>
    <style:style style:name="表48.C7" style:family="table-cell">
      <style:table-cell-properties fo:padding="0.097cm" fo:border-left="0.05pt solid #000000" fo:border-right="0.05pt solid #000000" fo:border-top="none" fo:border-bottom="0.05pt solid #000000"/>
    </style:style>
    <style:style style:name="表48.A8" style:family="table-cell">
      <style:table-cell-properties fo:padding="0.097cm" fo:border-left="0.05pt solid #000000" fo:border-right="none" fo:border-top="none" fo:border-bottom="0.05pt solid #000000"/>
    </style:style>
    <style:style style:name="表48.B8" style:family="table-cell">
      <style:table-cell-properties fo:padding="0.097cm" fo:border-left="0.05pt solid #000000" fo:border-right="none" fo:border-top="none" fo:border-bottom="0.05pt solid #000000"/>
    </style:style>
    <style:style style:name="表48.C8" style:family="table-cell">
      <style:table-cell-properties fo:padding="0.097cm" fo:border-left="0.05pt solid #000000" fo:border-right="0.05pt solid #000000" fo:border-top="none" fo:border-bottom="0.05pt solid #000000"/>
    </style:style>
    <style:style style:name="表66" style:family="table">
      <style:table-properties style:width="15.637cm" fo:margin-left="1.33cm" fo:margin-right="0.034cm" table:align="margins" style:writing-mode="lr-tb"/>
    </style:style>
    <style:style style:name="表66.A" style:family="table-column">
      <style:table-column-properties style:column-width="1.035cm" style:rel-column-width="4339*"/>
    </style:style>
    <style:style style:name="表66.B" style:family="table-column">
      <style:table-column-properties style:column-width="5.203cm" style:rel-column-width="21808*"/>
    </style:style>
    <style:style style:name="表66.C" style:family="table-column">
      <style:table-column-properties style:column-width="3.988cm" style:rel-column-width="16714*"/>
    </style:style>
    <style:style style:name="表66.D" style:family="table-column">
      <style:table-column-properties style:column-width="5.41cm" style:rel-column-width="22674*"/>
    </style:style>
    <style:style style:name="表66.1" style:family="table-row">
      <style:table-row-properties fo:keep-together="auto"/>
    </style:style>
    <style:style style:name="表66.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66.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66.2" style:family="table-row">
      <style:table-row-properties style:min-row-height="0.141cm" fo:keep-together="auto"/>
    </style:style>
    <style:style style:name="表66.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6.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6.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6.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 style:family="table">
      <style:table-properties style:width="14.61cm" table:align="right" fo:keep-with-next="always"/>
    </style:style>
    <style:style style:name="表1.A" style:family="table-column">
      <style:table-column-properties style:column-width="1cm"/>
    </style:style>
    <style:style style:name="表1.B" style:family="table-column">
      <style:table-column-properties style:column-width="6.493cm"/>
    </style:style>
    <style:style style:name="表1.C" style:family="table-column">
      <style:table-column-properties style:column-width="7.117cm"/>
    </style:style>
    <style:style style:name="表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表1.C1" style:family="table-cell">
      <style:table-cell-properties style:vertical-align="middle" fo:background-color="#c0c0c0"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style:vertical-align="middle"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style:vertical-align="middle"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style:vertical-align="middle"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style:vertical-align="middle" fo:padding="0.097cm" fo:border-left="0.05pt solid #000000" fo:border-right="0.05pt solid #000000" fo:border-top="none" fo:border-bottom="0.05pt solid #000000"/>
    </style:style>
    <style:style style:name="表2" style:family="table">
      <style:table-properties style:width="14.61cm" table:align="right" fo:keep-with-next="always"/>
    </style:style>
    <style:style style:name="表2.A" style:family="table-column">
      <style:table-column-properties style:column-width="1cm"/>
    </style:style>
    <style:style style:name="表2.B" style:family="table-column">
      <style:table-column-properties style:column-width="6.163cm"/>
    </style:style>
    <style:style style:name="表2.C" style:family="table-column">
      <style:table-column-properties style:column-width="7.447cm"/>
    </style:style>
    <style:style style:name="表2.1" style:family="table-row">
      <style:table-row-properties style:min-row-height="0.22cm"/>
    </style:style>
    <style:style style:name="表2.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表2.C1" style:family="table-cell">
      <style:table-cell-properties style:vertical-align="middle" fo:background-color="#c0c0c0" fo:padding="0.097cm" fo:border="0.05pt solid #000000">
        <style:background-image/>
      </style:table-cell-properties>
    </style:style>
    <style:style style:name="表2.2" style:family="table-row">
      <style:table-row-properties style:min-row-height="0.545cm"/>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none" fo:border-top="none" fo:border-bottom="0.05pt solid #000000"/>
    </style:style>
    <style:style style:name="表2.C2" style:family="table-cell">
      <style:table-cell-properties fo:padding="0.097cm" fo:border-left="0.05pt solid #000000" fo:border-right="0.05pt solid #000000" fo:border-top="none" fo:border-bottom="0.05pt solid #000000"/>
    </style:style>
    <style:style style:name="表2.A3" style:family="table-cell">
      <style:table-cell-properties fo:padding="0.097cm" fo:border-left="0.05pt solid #000000" fo:border-right="none" fo:border-top="none" fo:border-bottom="0.05pt solid #000000"/>
    </style:style>
    <style:style style:name="表2.B3" style:family="table-cell">
      <style:table-cell-properties fo:padding="0.097cm" fo:border-left="0.05pt solid #000000" fo:border-right="none" fo:border-top="none" fo:border-bottom="0.05pt solid #000000"/>
    </style:style>
    <style:style style:name="表2.C3" style:family="table-cell">
      <style:table-cell-properties fo:padding="0.097cm" fo:border-left="0.05pt solid #000000" fo:border-right="0.05pt solid #000000" fo:border-top="none" fo:border-bottom="0.05pt solid #000000"/>
    </style:style>
    <style:style style:name="表2.A4" style:family="table-cell">
      <style:table-cell-properties fo:padding="0.097cm" fo:border-left="0.05pt solid #000000" fo:border-right="none" fo:border-top="none" fo:border-bottom="0.05pt solid #000000"/>
    </style:style>
    <style:style style:name="表2.B4" style:family="table-cell">
      <style:table-cell-properties fo:padding="0.097cm" fo:border-left="0.05pt solid #000000" fo:border-right="none" fo:border-top="none" fo:border-bottom="0.05pt solid #000000"/>
    </style:style>
    <style:style style:name="表2.C4" style:family="table-cell">
      <style:table-cell-properties fo:padding="0.097cm" fo:border-left="0.05pt solid #000000" fo:border-right="0.05pt solid #000000" fo:border-top="none" fo:border-bottom="0.05pt solid #000000"/>
    </style:style>
    <style:style style:name="表3" style:family="table">
      <style:table-properties style:width="14.61cm" fo:margin-left="2.39cm" table:align="left" fo:keep-with-next="always"/>
    </style:style>
    <style:style style:name="表3.A" style:family="table-column">
      <style:table-column-properties style:column-width="1cm"/>
    </style:style>
    <style:style style:name="表3.B" style:family="table-column">
      <style:table-column-properties style:column-width="6.768cm"/>
    </style:style>
    <style:style style:name="表3.C" style:family="table-column">
      <style:table-column-properties style:column-width="6.842cm"/>
    </style:style>
    <style:style style:name="表3.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表3.C1" style:family="table-cell">
      <style:table-cell-properties style:vertical-align="middle" fo:background-color="#c0c0c0" fo:padding="0.097cm" fo:border="0.05pt solid #000000">
        <style:background-image/>
      </style:table-cell-properties>
    </style:style>
    <style:style style:name="表3.A2" style:family="table-cell">
      <style:table-cell-properties style:vertical-align="middle" fo:padding="0.097cm" fo:border-left="0.05pt solid #000000" fo:border-right="none" fo:border-top="none" fo:border-bottom="0.05pt solid #000000"/>
    </style:style>
    <style:style style:name="表3.B2" style:family="table-cell">
      <style:table-cell-properties fo:padding="0.097cm" fo:border-left="0.05pt solid #000000" fo:border-right="none" fo:border-top="none" fo:border-bottom="0.05pt solid #000000"/>
    </style:style>
    <style:style style:name="表3.C2" style:family="table-cell">
      <style:table-cell-properties style:vertical-align="middle" fo:padding="0.097cm" fo:border-left="0.05pt solid #000000" fo:border-right="0.05pt solid #000000" fo:border-top="none" fo:border-bottom="0.05pt solid #000000"/>
    </style:style>
    <style:style style:name="表3.A3" style:family="table-cell">
      <style:table-cell-properties style:vertical-align="middle" fo:padding="0.097cm" fo:border-left="0.05pt solid #000000" fo:border-right="none" fo:border-top="none" fo:border-bottom="0.05pt solid #000000"/>
    </style:style>
    <style:style style:name="表3.B3" style:family="table-cell">
      <style:table-cell-properties fo:padding="0.097cm" fo:border-left="0.05pt solid #000000" fo:border-right="none" fo:border-top="none" fo:border-bottom="0.05pt solid #000000"/>
    </style:style>
    <style:style style:name="表3.C3" style:family="table-cell">
      <style:table-cell-properties style:vertical-align="middle" fo:padding="0.097cm" fo:border-left="0.05pt solid #000000" fo:border-right="0.05pt solid #000000" fo:border-top="none" fo:border-bottom="0.05pt solid #000000"/>
    </style:style>
    <style:style style:name="表3.A4" style:family="table-cell">
      <style:table-cell-properties style:vertical-align="middle" fo:padding="0.097cm" fo:border-left="0.05pt solid #000000" fo:border-right="none" fo:border-top="none" fo:border-bottom="0.05pt solid #000000"/>
    </style:style>
    <style:style style:name="表3.B4" style:family="table-cell">
      <style:table-cell-properties fo:padding="0.097cm" fo:border-left="0.05pt solid #000000" fo:border-right="none" fo:border-top="none" fo:border-bottom="0.05pt solid #000000"/>
    </style:style>
    <style:style style:name="表3.C4" style:family="table-cell">
      <style:table-cell-properties style:vertical-align="middle" fo:padding="0.097cm" fo:border-left="0.05pt solid #000000" fo:border-right="0.05pt solid #000000" fo:border-top="none" fo:border-bottom="0.05pt solid #000000"/>
    </style:style>
    <style:style style:name="表3.A5" style:family="table-cell">
      <style:table-cell-properties style:vertical-align="middle" fo:padding="0.097cm" fo:border-left="0.05pt solid #000000" fo:border-right="none" fo:border-top="none" fo:border-bottom="0.05pt solid #000000"/>
    </style:style>
    <style:style style:name="表3.B5" style:family="table-cell">
      <style:table-cell-properties fo:padding="0.097cm" fo:border-left="0.05pt solid #000000" fo:border-right="none" fo:border-top="none" fo:border-bottom="0.05pt solid #000000"/>
    </style:style>
    <style:style style:name="表3.C5" style:family="table-cell">
      <style:table-cell-properties style:vertical-align="middle" fo:padding="0.097cm" fo:border-left="0.05pt solid #000000" fo:border-right="0.05pt solid #000000" fo:border-top="none" fo:border-bottom="0.05pt solid #000000"/>
    </style:style>
    <style:style style:name="表3.A6" style:family="table-cell">
      <style:table-cell-properties style:vertical-align="middle" fo:padding="0.097cm" fo:border-left="0.05pt solid #000000" fo:border-right="none" fo:border-top="none" fo:border-bottom="0.05pt solid #000000"/>
    </style:style>
    <style:style style:name="表3.B6" style:family="table-cell">
      <style:table-cell-properties fo:padding="0.097cm" fo:border-left="0.05pt solid #000000" fo:border-right="none" fo:border-top="none" fo:border-bottom="0.05pt solid #000000"/>
    </style:style>
    <style:style style:name="表3.C6" style:family="table-cell">
      <style:table-cell-properties style:vertical-align="middle" fo:padding="0.097cm" fo:border-left="0.05pt solid #000000" fo:border-right="0.05pt solid #000000" fo:border-top="none" fo:border-bottom="0.05pt solid #000000"/>
    </style:style>
    <style:style style:name="表70" style:family="table">
      <style:table-properties style:width="14.19cm" fo:margin-left="1.993cm" table:align="left"/>
    </style:style>
    <style:style style:name="表70.A" style:family="table-column">
      <style:table-column-properties style:column-width="14.19cm"/>
    </style:style>
    <style:style style:name="表70.A1" style:family="table-cell">
      <style:table-cell-properties fo:padding="0.097cm" fo:border="0.05pt solid #000000"/>
    </style:style>
    <style:style style:name="表94" style:family="table">
      <style:table-properties style:width="14.19cm" fo:margin-left="1.993cm" table:align="left"/>
    </style:style>
    <style:style style:name="表94.A" style:family="table-column">
      <style:table-column-properties style:column-width="14.19cm"/>
    </style:style>
    <style:style style:name="表94.A1" style:family="table-cell">
      <style:table-cell-properties fo:padding="0.097cm" fo:border="0.05pt solid #000000"/>
    </style:style>
    <style:style style:name="表107" style:family="table">
      <style:table-properties style:width="14.19cm" fo:margin-left="1.993cm" table:align="left"/>
    </style:style>
    <style:style style:name="表107.A" style:family="table-column">
      <style:table-column-properties style:column-width="14.19cm"/>
    </style:style>
    <style:style style:name="表107.A1" style:family="table-cell">
      <style:table-cell-properties fo:padding="0.097cm" fo:border="0.05pt solid #000000"/>
    </style:style>
    <style:style style:name="表123" style:family="table">
      <style:table-properties style:width="14.19cm" fo:margin-left="1.993cm" table:align="left"/>
    </style:style>
    <style:style style:name="表123.A" style:family="table-column">
      <style:table-column-properties style:column-width="14.19cm"/>
    </style:style>
    <style:style style:name="表123.A1" style:family="table-cell">
      <style:table-cell-properties fo:padding="0.097cm" fo:border="0.05pt solid #000000"/>
    </style:style>
    <style:style style:name="表103" style:family="table">
      <style:table-properties style:width="14.19cm" fo:margin-left="1.993cm" table:align="left"/>
    </style:style>
    <style:style style:name="表103.A" style:family="table-column">
      <style:table-column-properties style:column-width="14.19cm"/>
    </style:style>
    <style:style style:name="表103.A1" style:family="table-cell">
      <style:table-cell-properties fo:padding="0.097cm" fo:border="0.05pt solid #000000"/>
    </style:style>
    <style:style style:name="表74" style:family="table">
      <style:table-properties style:width="14.19cm" fo:margin-left="1.993cm" table:align="left"/>
    </style:style>
    <style:style style:name="表74.A" style:family="table-column">
      <style:table-column-properties style:column-width="14.19cm"/>
    </style:style>
    <style:style style:name="表74.A1" style:family="table-cell">
      <style:table-cell-properties fo:padding="0.097cm" fo:border="0.05pt solid #000000"/>
    </style:style>
    <style:style style:name="表105" style:family="table">
      <style:table-properties style:width="14.19cm" fo:margin-left="1.993cm" table:align="left"/>
    </style:style>
    <style:style style:name="表105.A" style:family="table-column">
      <style:table-column-properties style:column-width="14.19cm"/>
    </style:style>
    <style:style style:name="表105.A1" style:family="table-cell">
      <style:table-cell-properties fo:padding="0.097cm" fo:border="0.05pt solid #000000"/>
    </style:style>
    <style:style style:name="表14" style:family="table">
      <style:table-properties style:width="15.709cm" fo:margin-left="1.311cm" table:align="left" style:writing-mode="lr-tb"/>
    </style:style>
    <style:style style:name="表14.A" style:family="table-column">
      <style:table-column-properties style:column-width="1cm"/>
    </style:style>
    <style:style style:name="表14.B" style:family="table-column">
      <style:table-column-properties style:column-width="3.445cm"/>
    </style:style>
    <style:style style:name="表14.C" style:family="table-column">
      <style:table-column-properties style:column-width="11.264cm"/>
    </style:style>
    <style:style style:name="表14.1" style:family="table-row">
      <style:table-row-properties fo:keep-together="auto"/>
    </style:style>
    <style:style style:name="表14.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4.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4.2" style:family="table-row">
      <style:table-row-properties style:min-row-height="0.492cm" fo:keep-together="auto"/>
    </style:style>
    <style:style style:name="表14.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4.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4.C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4.3" style:family="table-row">
      <style:table-row-properties style:min-row-height="0.903cm" fo:keep-together="auto"/>
    </style:style>
    <style:style style:name="表14.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4.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4.C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4.4" style:family="table-row">
      <style:table-row-properties style:min-row-height="0.896cm" fo:keep-together="auto"/>
    </style:style>
    <style:style style:name="表14.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4.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4.C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4.5" style:family="table-row">
      <style:table-row-properties style:min-row-height="0.954cm" fo:keep-together="auto"/>
    </style:style>
    <style:style style:name="表14.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4.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4.C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92" style:family="table">
      <style:table-properties style:width="14.61cm" fo:break-before="auto" fo:break-after="auto" table:align="right" fo:background-color="transparent" fo:keep-with-next="auto" style:may-break-between-rows="true" style:writing-mode="lr-tb">
        <style:background-image/>
      </style:table-properties>
    </style:style>
    <style:style style:name="表92.A" style:family="table-column">
      <style:table-column-properties style:column-width="1cm"/>
    </style:style>
    <style:style style:name="表92.B" style:family="table-column">
      <style:table-column-properties style:column-width="6.957cm"/>
    </style:style>
    <style:style style:name="表92.C" style:family="table-column">
      <style:table-column-properties style:column-width="6.653cm"/>
    </style:style>
    <style:style style:name="表92.1" style:family="table-row">
      <style:table-row-properties fo:background-color="transparent" fo:keep-together="auto">
        <style:background-image/>
      </style:table-row-properties>
    </style:style>
    <style:style style:name="表92.A1" style:family="table-cell">
      <style:table-cell-properties style:vertical-align=""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92.C1" style:family="table-cell">
      <style:table-cell-properties style:vertical-align="" fo:background-color="#c0c0c0" fo:padding-left="0.191cm" fo:padding-right="0.191cm" fo:padding-top="0cm" fo:padding-bottom="0cm" fo:border="0.05pt solid #000000" style:writing-mode="lr-tb">
        <style:background-image/>
      </style:table-cell-properties>
    </style:style>
    <style:style style:name="表92.A2" style:family="table-cell">
      <style:table-cell-properties style:vertical-align=""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表92.C2" style:family="table-cell">
      <style:table-cell-properties style:vertical-align=""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表68" style:family="table">
      <style:table-properties style:width="14.605cm" fo:margin-left="2.392cm" table:align="left" fo:keep-with-next="always"/>
    </style:style>
    <style:style style:name="表68.A" style:family="table-column">
      <style:table-column-properties style:column-width="14.605cm"/>
    </style:style>
    <style:style style:name="表68.A1" style:family="table-cell">
      <style:table-cell-properties fo:padding="0.097cm" fo:border="0.05pt solid #000000"/>
    </style:style>
    <style:style style:name="表15" style:family="table">
      <style:table-properties style:width="14.605cm" fo:margin-left="2.392cm" table:align="left" fo:keep-with-next="always"/>
    </style:style>
    <style:style style:name="表15.A" style:family="table-column">
      <style:table-column-properties style:column-width="14.605cm"/>
    </style:style>
    <style:style style:name="表15.A1" style:family="table-cell">
      <style:table-cell-properties fo:padding="0.097cm" fo:border="0.05pt solid #000000"/>
    </style:style>
    <style:style style:name="表69" style:family="table">
      <style:table-properties style:width="14.605cm" fo:margin-left="2.392cm" table:align="left" fo:keep-with-next="always"/>
    </style:style>
    <style:style style:name="表69.A" style:family="table-column">
      <style:table-column-properties style:column-width="14.605cm"/>
    </style:style>
    <style:style style:name="表69.A1" style:family="table-cell">
      <style:table-cell-properties fo:padding="0.097cm" fo:border="0.05pt solid #000000"/>
    </style:style>
    <style:style style:name="表20" style:family="table">
      <style:table-properties style:width="14.605cm" fo:margin-left="2.392cm" table:align="left" fo:keep-with-next="always"/>
    </style:style>
    <style:style style:name="表20.A" style:family="table-column">
      <style:table-column-properties style:column-width="14.605cm"/>
    </style:style>
    <style:style style:name="表20.A1" style:family="table-cell">
      <style:table-cell-properties fo:padding="0.097cm" fo:border="0.05pt solid #000000"/>
    </style:style>
    <style:style style:name="表32" style:family="table">
      <style:table-properties style:width="14.61cm" fo:margin-left="2.39cm" table:align="left" style:writing-mode="lr-tb"/>
    </style:style>
    <style:style style:name="表32.A" style:family="table-column">
      <style:table-column-properties style:column-width="1.025cm"/>
    </style:style>
    <style:style style:name="表32.B" style:family="table-column">
      <style:table-column-properties style:column-width="2.118cm"/>
    </style:style>
    <style:style style:name="表32.C" style:family="table-column">
      <style:table-column-properties style:column-width="11.467cm"/>
    </style:style>
    <style:style style:name="表32.1" style:family="table-row">
      <style:table-row-properties style:min-row-height="0.132cm" fo:keep-together="auto"/>
    </style:style>
    <style:style style:name="表3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2.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2.2" style:family="table-row">
      <style:table-row-properties style:min-row-height="0.141cm" fo:keep-together="auto"/>
    </style:style>
    <style:style style:name="表3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3" style:family="table-row">
      <style:table-row-properties style:min-row-height="0.123cm" fo:keep-together="auto"/>
    </style:style>
    <style:style style:name="表3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4" style:family="table-row">
      <style:table-row-properties style:min-row-height="0.335cm" fo:keep-together="auto"/>
    </style:style>
    <style:style style:name="表3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10"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11"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1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1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A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B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2.C1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3" style:family="table">
      <style:table-properties style:width="14.61cm" fo:margin-left="2.39cm" table:align="left" style:writing-mode="lr-tb"/>
    </style:style>
    <style:style style:name="表33.A" style:family="table-column">
      <style:table-column-properties style:column-width="1.004cm"/>
    </style:style>
    <style:style style:name="表33.B" style:family="table-column">
      <style:table-column-properties style:column-width="2.709cm"/>
    </style:style>
    <style:style style:name="表33.C" style:family="table-column">
      <style:table-column-properties style:column-width="3.6cm"/>
    </style:style>
    <style:style style:name="表33.D" style:family="table-column">
      <style:table-column-properties style:column-width="2.866cm"/>
    </style:style>
    <style:style style:name="表33.E" style:family="table-column">
      <style:table-column-properties style:column-width="4.431cm"/>
    </style:style>
    <style:style style:name="表33.1" style:family="table-row">
      <style:table-row-properties style:min-row-height="0.132cm" fo:keep-together="auto"/>
    </style:style>
    <style:style style:name="表33.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3.E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3.2" style:family="table-row">
      <style:table-row-properties style:min-row-height="0.141cm" fo:keep-together="auto"/>
    </style:style>
    <style:style style:name="表33.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D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E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3.3" style:family="table-row">
      <style:table-row-properties style:min-row-height="0.123cm" fo:keep-together="auto"/>
    </style:style>
    <style:style style:name="表33.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D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E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3.4" style:family="table-row">
      <style:table-row-properties style:min-row-height="0.335cm" fo:keep-together="auto"/>
    </style:style>
    <style:style style:name="表33.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D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3.E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5" style:family="table">
      <style:table-properties style:width="14.605cm" fo:margin-left="2.392cm" table:align="left" fo:keep-with-next="always"/>
    </style:style>
    <style:style style:name="表25.A" style:family="table-column">
      <style:table-column-properties style:column-width="14.605cm"/>
    </style:style>
    <style:style style:name="表25.A1" style:family="table-cell">
      <style:table-cell-properties fo:padding="0.097cm" fo:border="0.05pt solid #000000"/>
    </style:style>
    <style:style style:name="表30" style:family="table">
      <style:table-properties style:width="14.605cm" fo:margin-left="2.392cm" table:align="left" fo:keep-with-next="always"/>
    </style:style>
    <style:style style:name="表30.A" style:family="table-column">
      <style:table-column-properties style:column-width="14.605cm"/>
    </style:style>
    <style:style style:name="表30.A1" style:family="table-cell">
      <style:table-cell-properties fo:padding="0.097cm" fo:border="0.05pt solid #000000"/>
    </style:style>
    <style:style style:name="表34" style:family="table">
      <style:table-properties style:width="14.928cm" fo:margin-left="2.048cm" fo:margin-right="0.025cm" table:align="margins" style:writing-mode="lr-tb"/>
    </style:style>
    <style:style style:name="表34.A" style:family="table-column">
      <style:table-column-properties style:column-width="0.85cm" style:rel-column-width="3732*"/>
    </style:style>
    <style:style style:name="表34.B" style:family="table-column">
      <style:table-column-properties style:column-width="1.66cm" style:rel-column-width="7286*"/>
    </style:style>
    <style:style style:name="表34.C" style:family="table-column">
      <style:table-column-properties style:column-width="12.418cm" style:rel-column-width="54517*"/>
    </style:style>
    <style:style style:name="表34.1" style:family="table-row">
      <style:table-row-properties fo:keep-together="auto"/>
    </style:style>
    <style:style style:name="表34.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4.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4.2" style:family="table-row">
      <style:table-row-properties style:row-height="1.346cm" fo:keep-together="auto"/>
    </style:style>
    <style:style style:name="表34.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C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4.3" style:family="table-row">
      <style:table-row-properties style:row-height="1.279cm" fo:keep-together="auto"/>
    </style:style>
    <style:style style:name="表34.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C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4.4" style:family="table-row">
      <style:table-row-properties style:row-height="0.859cm" fo:keep-together="auto"/>
    </style:style>
    <style:style style:name="表34.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C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4.5" style:family="table-row">
      <style:table-row-properties style:row-height="1.741cm" fo:keep-together="auto"/>
    </style:style>
    <style:style style:name="表34.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C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4.6" style:family="table-row">
      <style:table-row-properties style:row-height="0.441cm" fo:keep-together="auto"/>
    </style:style>
    <style:style style:name="表34.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C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4.7" style:family="table-row">
      <style:table-row-properties style:min-row-height="0.933cm" fo:keep-together="auto"/>
    </style:style>
    <style:style style:name="表34.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C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4.8" style:family="table-row">
      <style:table-row-properties style:row-height="1.289cm" fo:keep-together="auto"/>
    </style:style>
    <style:style style:name="表34.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C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4.9" style:family="table-row">
      <style:table-row-properties style:row-height="0.529cm" fo:keep-together="auto"/>
    </style:style>
    <style:style style:name="表34.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4.C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5" style:family="table">
      <style:table-properties style:width="14.19cm" fo:margin-left="1.993cm" table:align="left"/>
    </style:style>
    <style:style style:name="表35.A" style:family="table-column">
      <style:table-column-properties style:column-width="14.19cm"/>
    </style:style>
    <style:style style:name="表35.A1" style:family="table-cell">
      <style:table-cell-properties fo:padding="0.097cm" fo:border="0.05pt solid #000000"/>
    </style:style>
    <style:style style:name="表36" style:family="table">
      <style:table-properties style:width="14.937cm" fo:margin-left="2.048cm" fo:margin-right="0.016cm" table:align="margins" style:writing-mode="lr-tb"/>
    </style:style>
    <style:style style:name="表36.A" style:family="table-column">
      <style:table-column-properties style:column-width="1.513cm" style:rel-column-width="6640*"/>
    </style:style>
    <style:style style:name="表36.B" style:family="table-column">
      <style:table-column-properties style:column-width="6.712cm" style:rel-column-width="29447*"/>
    </style:style>
    <style:style style:name="表36.C" style:family="table-column">
      <style:table-column-properties style:column-width="6.712cm" style:rel-column-width="29448*"/>
    </style:style>
    <style:style style:name="表36.1" style:family="table-row">
      <style:table-row-properties style:min-row-height="0.485cm" fo:keep-together="auto"/>
    </style:style>
    <style:style style:name="表36.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6.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6.2" style:family="table-row">
      <style:table-row-properties fo:keep-together="auto"/>
    </style:style>
    <style:style style:name="表36.A2" style:family="table-cell">
      <style:table-cell-properties style:vertical-align="top" fo:background-color="#e6e6ff"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表36.3" style:family="table-row">
      <style:table-row-properties fo:keep-together="auto"/>
    </style:style>
    <style:style style:name="表36.A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4" style:family="table-row">
      <style:table-row-properties fo:keep-together="auto"/>
    </style:style>
    <style:style style:name="表36.A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5" style:family="table-row">
      <style:table-row-properties fo:keep-together="auto"/>
    </style:style>
    <style:style style:name="表36.A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6" style:family="table-row">
      <style:table-row-properties fo:keep-together="auto"/>
    </style:style>
    <style:style style:name="表36.A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7" style:family="table-row">
      <style:table-row-properties fo:keep-together="auto"/>
    </style:style>
    <style:style style:name="表36.A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8" style:family="table-row">
      <style:table-row-properties fo:keep-together="auto"/>
    </style:style>
    <style:style style:name="表36.A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9" style:family="table-row">
      <style:table-row-properties fo:keep-together="auto"/>
    </style:style>
    <style:style style:name="表36.A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10" style:family="table-row">
      <style:table-row-properties fo:keep-together="auto"/>
    </style:style>
    <style:style style:name="表36.A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10"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11" style:family="table-row">
      <style:table-row-properties fo:keep-together="auto"/>
    </style:style>
    <style:style style:name="表36.12" style:family="table-row">
      <style:table-row-properties fo:keep-together="auto"/>
    </style:style>
    <style:style style:name="表36.A1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1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1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13" style:family="table-row">
      <style:table-row-properties fo:keep-together="auto"/>
    </style:style>
    <style:style style:name="表36.A1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1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1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14" style:family="table-row">
      <style:table-row-properties fo:keep-together="auto"/>
    </style:style>
    <style:style style:name="表36.15" style:family="table-row">
      <style:table-row-properties fo:keep-together="auto"/>
    </style:style>
    <style:style style:name="表36.A1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1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1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16" style:family="table-row">
      <style:table-row-properties fo:keep-together="auto"/>
    </style:style>
    <style:style style:name="表36.17" style:family="table-row">
      <style:table-row-properties fo:keep-together="auto"/>
    </style:style>
    <style:style style:name="表36.A1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1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1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18" style:family="table-row">
      <style:table-row-properties fo:keep-together="auto"/>
    </style:style>
    <style:style style:name="表36.A1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1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C1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7" style:family="table">
      <style:table-properties style:width="14.19cm" fo:margin-left="1.993cm" table:align="left"/>
    </style:style>
    <style:style style:name="表37.A" style:family="table-column">
      <style:table-column-properties style:column-width="14.19cm"/>
    </style:style>
    <style:style style:name="表37.A1" style:family="table-cell">
      <style:table-cell-properties fo:padding="0.097cm" fo:border="0.05pt solid #000000"/>
    </style:style>
    <style:style style:name="表39" style:family="table">
      <style:table-properties style:width="14.928cm" fo:margin-left="2.048cm" fo:margin-right="0.025cm" table:align="margins" style:writing-mode="lr-tb"/>
    </style:style>
    <style:style style:name="表39.A" style:family="table-column">
      <style:table-column-properties style:column-width="1.081cm" style:rel-column-width="4746*"/>
    </style:style>
    <style:style style:name="表39.B" style:family="table-column">
      <style:table-column-properties style:column-width="2.778cm" style:rel-column-width="12196*"/>
    </style:style>
    <style:style style:name="表39.C" style:family="table-column">
      <style:table-column-properties style:column-width="3.66cm" style:rel-column-width="16068*"/>
    </style:style>
    <style:style style:name="表39.D" style:family="table-column">
      <style:table-column-properties style:column-width="7.408cm" style:rel-column-width="32525*"/>
    </style:style>
    <style:style style:name="表39.1" style:family="table-row">
      <style:table-row-properties fo:keep-together="auto"/>
    </style:style>
    <style:style style:name="表39.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9.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9.2" style:family="table-row">
      <style:table-row-properties style:row-height="0.499cm" fo:keep-together="auto"/>
    </style:style>
    <style:style style:name="表39.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D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D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D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0"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1"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1"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1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1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2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C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20"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21" style:family="table-row">
      <style:table-row-properties style:row-height="0.923cm" fo:keep-together="auto"/>
    </style:style>
    <style:style style:name="表39.A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B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39.D21"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A2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2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D2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0" style:family="table">
      <style:table-properties style:width="14.19cm" fo:margin-left="1.993cm" table:align="left"/>
    </style:style>
    <style:style style:name="表40.A" style:family="table-column">
      <style:table-column-properties style:column-width="14.19cm"/>
    </style:style>
    <style:style style:name="表40.A1" style:family="table-cell">
      <style:table-cell-properties fo:padding="0.097cm" fo:border="0.05pt solid #000000"/>
    </style:style>
    <style:style style:name="表41" style:family="table">
      <style:table-properties style:width="14.155cm" fo:margin-left="2.021cm" table:align="left"/>
    </style:style>
    <style:style style:name="表41.A" style:family="table-column">
      <style:table-column-properties style:column-width="14.155cm"/>
    </style:style>
    <style:style style:name="表41.A1" style:family="table-cell">
      <style:table-cell-properties fo:padding="0.097cm" fo:border="0.05pt solid #000000"/>
    </style:style>
    <style:style style:name="表42" style:family="table">
      <style:table-properties style:width="14.19cm" fo:margin-left="1.993cm" table:align="left"/>
    </style:style>
    <style:style style:name="表42.A" style:family="table-column">
      <style:table-column-properties style:column-width="14.19cm"/>
    </style:style>
    <style:style style:name="表42.A1" style:family="table-cell">
      <style:table-cell-properties fo:padding="0.097cm" fo:border="0.05pt solid #000000"/>
    </style:style>
    <style:style style:name="表43" style:family="table">
      <style:table-properties style:width="14.19cm" fo:margin-left="1.993cm" table:align="left"/>
    </style:style>
    <style:style style:name="表43.A" style:family="table-column">
      <style:table-column-properties style:column-width="14.19cm"/>
    </style:style>
    <style:style style:name="表43.A1" style:family="table-cell">
      <style:table-cell-properties fo:padding="0.097cm" fo:border="0.05pt solid #000000"/>
    </style:style>
    <style:style style:name="表73" style:family="table">
      <style:table-properties style:width="14.19cm" fo:margin-left="1.993cm" table:align="left"/>
    </style:style>
    <style:style style:name="表73.A" style:family="table-column">
      <style:table-column-properties style:column-width="14.19cm"/>
    </style:style>
    <style:style style:name="表73.A1" style:family="table-cell">
      <style:table-cell-properties fo:padding="0.097cm" fo:border="0.05pt solid #000000"/>
    </style:style>
    <style:style style:name="表75" style:family="table">
      <style:table-properties style:width="14.19cm" fo:margin-left="1.993cm" table:align="left"/>
    </style:style>
    <style:style style:name="表75.A" style:family="table-column">
      <style:table-column-properties style:column-width="14.19cm"/>
    </style:style>
    <style:style style:name="表75.A1" style:family="table-cell">
      <style:table-cell-properties fo:padding="0.097cm" fo:border="0.05pt solid #000000"/>
    </style:style>
    <style:style style:name="表85" style:family="table">
      <style:table-properties style:width="14.19cm" fo:margin-left="1.993cm" table:align="left"/>
    </style:style>
    <style:style style:name="表85.A" style:family="table-column">
      <style:table-column-properties style:column-width="14.19cm"/>
    </style:style>
    <style:style style:name="表85.A1" style:family="table-cell">
      <style:table-cell-properties style:vertical-align="" fo:padding="0.097cm" fo:border="0.05pt solid #000000"/>
    </style:style>
    <style:style style:name="表86" style:family="table">
      <style:table-properties style:width="14.111cm" fo:margin-left="2.036cm" table:align="left" fo:keep-with-next="always"/>
    </style:style>
    <style:style style:name="表86.A" style:family="table-column">
      <style:table-column-properties style:column-width="14.111cm"/>
    </style:style>
    <style:style style:name="表86.A1" style:family="table-cell">
      <style:table-cell-properties fo:padding="0.097cm" fo:border="0.05pt solid #000000"/>
    </style:style>
    <style:style style:name="表124" style:family="table">
      <style:table-properties style:width="14.125cm" fo:margin-left="2.009cm" fo:margin-right="0.866cm" table:align="margins" style:writing-mode="lr-tb"/>
    </style:style>
    <style:style style:name="表124.A" style:family="table-column">
      <style:table-column-properties style:column-width="1.08cm" style:rel-column-width="5008*"/>
    </style:style>
    <style:style style:name="表124.B" style:family="table-column">
      <style:table-column-properties style:column-width="4.62cm" style:rel-column-width="21433*"/>
    </style:style>
    <style:style style:name="表124.C" style:family="table-column">
      <style:table-column-properties style:column-width="8.426cm" style:rel-column-width="39094*"/>
    </style:style>
    <style:style style:name="表124.1" style:family="table-row">
      <style:table-row-properties fo:keep-together="auto"/>
    </style:style>
    <style:style style:name="表124.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24.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24.2" style:family="table-row">
      <style:table-row-properties style:min-row-height="0.141cm" fo:keep-together="auto"/>
    </style:style>
    <style:style style:name="表124.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C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24.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C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24.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C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24.5" style:family="table-row">
      <style:table-row-properties style:min-row-height="0.376cm" fo:keep-together="auto"/>
    </style:style>
    <style:style style:name="表124.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C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24.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4.C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87" style:family="table">
      <style:table-properties style:width="14.118cm" fo:margin-left="2.036cm" table:align="left" fo:keep-with-next="always"/>
    </style:style>
    <style:style style:name="表87.A" style:family="table-column">
      <style:table-column-properties style:column-width="14.118cm"/>
    </style:style>
    <style:style style:name="表87.1" style:family="table-row">
      <style:table-row-properties style:min-row-height="3.815cm"/>
    </style:style>
    <style:style style:name="表87.A1" style:family="table-cell">
      <style:table-cell-properties fo:padding="0.097cm" fo:border="0.05pt solid #000000"/>
    </style:style>
    <style:style style:name="表88" style:family="table">
      <style:table-properties style:width="14.139cm" fo:margin-left="2.036cm" table:align="left" fo:keep-with-next="always"/>
    </style:style>
    <style:style style:name="表88.A" style:family="table-column">
      <style:table-column-properties style:column-width="14.139cm"/>
    </style:style>
    <style:style style:name="表88.A1" style:family="table-cell">
      <style:table-cell-properties fo:padding="0.097cm" fo:border="0.05pt solid #000000"/>
    </style:style>
    <style:style style:name="表89" style:family="table">
      <style:table-properties style:width="14.19cm" fo:margin-left="1.993cm" table:align="left"/>
    </style:style>
    <style:style style:name="表89.A" style:family="table-column">
      <style:table-column-properties style:column-width="14.19cm"/>
    </style:style>
    <style:style style:name="表89.A1" style:family="table-cell">
      <style:table-cell-properties fo:padding="0.097cm" fo:border="0.05pt solid #000000"/>
    </style:style>
    <style:style style:name="表90" style:family="table">
      <style:table-properties style:width="14.19cm" fo:margin-left="1.993cm" table:align="left"/>
    </style:style>
    <style:style style:name="表90.A" style:family="table-column">
      <style:table-column-properties style:column-width="14.19cm"/>
    </style:style>
    <style:style style:name="表90.A1" style:family="table-cell">
      <style:table-cell-properties fo:padding="0.097cm" fo:border="0.05pt solid #000000"/>
    </style:style>
    <style:style style:name="表4" style:family="table">
      <style:table-properties style:width="15.688cm" fo:margin-left="1.326cm" fo:margin-right="-0.014cm" table:align="margins" style:writing-mode="lr-tb"/>
    </style:style>
    <style:style style:name="表4.A" style:family="table-column">
      <style:table-column-properties style:column-width="1.228cm" style:rel-column-width="5128*"/>
    </style:style>
    <style:style style:name="表4.B" style:family="table-column">
      <style:table-column-properties style:column-width="5.159cm" style:rel-column-width="21552*"/>
    </style:style>
    <style:style style:name="表4.C" style:family="table-column">
      <style:table-column-properties style:column-width="9.301cm" style:rel-column-width="38855*"/>
    </style:style>
    <style:style style:name="表4.1" style:family="table-row">
      <style:table-row-properties fo:keep-together="auto"/>
    </style:style>
    <style:style style:name="表4.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4.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4.2" style:family="table-row">
      <style:table-row-properties style:min-row-height="0.141cm" fo:keep-together="auto"/>
    </style:style>
    <style:style style:name="表4.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5" style:family="table-row">
      <style:table-row-properties style:min-row-height="0.376cm" fo:keep-together="auto"/>
    </style:style>
    <style:style style:name="表4.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0"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1"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1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0"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1"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2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2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2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3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3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30"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3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3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31"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3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3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3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3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3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3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3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3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3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3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3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3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A3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B3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C3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5" style:family="table">
      <style:table-properties style:width="15.69cm" fo:margin-left="1.334cm" table:align="left"/>
    </style:style>
    <style:style style:name="表5.A" style:family="table-column">
      <style:table-column-properties style:column-width="15.69cm"/>
    </style:style>
    <style:style style:name="表5.A1" style:family="table-cell">
      <style:table-cell-properties fo:padding="0.097cm" fo:border="0.05pt solid #000000"/>
    </style:style>
    <style:style style:name="表6" style:family="table">
      <style:table-properties style:width="14.73cm" fo:margin-left="2.189cm" fo:margin-right="0.081cm" table:align="margins" style:writing-mode="lr-tb"/>
    </style:style>
    <style:style style:name="表6.A" style:family="table-column">
      <style:table-column-properties style:column-width="1.478cm" style:rel-column-width="6576*"/>
    </style:style>
    <style:style style:name="表6.B" style:family="table-column">
      <style:table-column-properties style:column-width="4.387cm" style:rel-column-width="19516*"/>
    </style:style>
    <style:style style:name="表6.C" style:family="table-column">
      <style:table-column-properties style:column-width="8.865cm" style:rel-column-width="39443*"/>
    </style:style>
    <style:style style:name="表6.1" style:family="table-row">
      <style:table-row-properties fo:keep-together="auto"/>
    </style:style>
    <style:style style:name="表6.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6.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6.2" style:family="table-row">
      <style:table-row-properties style:min-row-height="0.508cm" fo:keep-together="auto"/>
    </style:style>
    <style:style style:name="表6.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C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C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4" style:family="table-row">
      <style:table-row-properties style:min-row-height="0.609cm" fo:keep-together="auto"/>
    </style:style>
    <style:style style:name="表6.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C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C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6" style:family="table">
      <style:table-properties style:width="14.19cm" fo:margin-left="1.993cm" table:align="left"/>
    </style:style>
    <style:style style:name="表16.A" style:family="table-column">
      <style:table-column-properties style:column-width="14.19cm"/>
    </style:style>
    <style:style style:name="表16.A1" style:family="table-cell">
      <style:table-cell-properties style:vertical-align="" fo:padding="0.097cm" fo:border="0.05pt solid #000000"/>
    </style:style>
    <style:style style:name="表17" style:family="table">
      <style:table-properties style:width="14.19cm" fo:margin-left="1.993cm" table:align="left"/>
    </style:style>
    <style:style style:name="表17.A" style:family="table-column">
      <style:table-column-properties style:column-width="14.19cm"/>
    </style:style>
    <style:style style:name="表17.A1" style:family="table-cell">
      <style:table-cell-properties style:vertical-align="" fo:padding="0.097cm" fo:border="0.05pt solid #000000"/>
    </style:style>
    <style:style style:name="表18" style:family="table">
      <style:table-properties style:width="14.19cm" fo:margin-left="1.993cm" table:align="left"/>
    </style:style>
    <style:style style:name="表18.A" style:family="table-column">
      <style:table-column-properties style:column-width="14.19cm"/>
    </style:style>
    <style:style style:name="表18.A1" style:family="table-cell">
      <style:table-cell-properties style:vertical-align="" fo:padding="0.097cm" fo:border="0.05pt solid #000000"/>
    </style:style>
    <style:style style:name="表19" style:family="table">
      <style:table-properties style:width="14.155cm" fo:margin-left="2.021cm" table:align="left"/>
    </style:style>
    <style:style style:name="表19.A" style:family="table-column">
      <style:table-column-properties style:column-width="14.155cm"/>
    </style:style>
    <style:style style:name="表19.A1" style:family="table-cell">
      <style:table-cell-properties style:vertical-align="" fo:padding="0.097cm" fo:border="0.05pt solid #000000"/>
    </style:style>
    <style:style style:name="表22" style:family="table">
      <style:table-properties style:width="15.67cm" fo:margin-left="1.344cm" fo:margin-right="-0.014cm" table:align="margins" style:writing-mode="lr-tb"/>
    </style:style>
    <style:style style:name="表22.A" style:family="table-column">
      <style:table-column-properties style:column-width="0.882cm" style:rel-column-width="3688*"/>
    </style:style>
    <style:style style:name="表22.B" style:family="table-column">
      <style:table-column-properties style:column-width="3.911cm" style:rel-column-width="16354*"/>
    </style:style>
    <style:style style:name="表22.C" style:family="table-column">
      <style:table-column-properties style:column-width="3.884cm" style:rel-column-width="16243*"/>
    </style:style>
    <style:style style:name="表22.D" style:family="table-column">
      <style:table-column-properties style:column-width="6.994cm" style:rel-column-width="29250*"/>
    </style:style>
    <style:style style:name="表22.1" style:family="table-row">
      <style:table-row-properties fo:keep-together="auto"/>
    </style:style>
    <style:style style:name="表2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2.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2.2" style:family="table-row">
      <style:table-row-properties style:min-row-height="0.141cm" fo:keep-together="auto"/>
    </style:style>
    <style:style style:name="表22.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2.B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2.C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2.D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2.A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2.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2.C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2.D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3" style:family="table">
      <style:table-properties style:width="15.61cm" fo:margin-left="1.413cm" table:align="left"/>
    </style:style>
    <style:style style:name="表23.A" style:family="table-column">
      <style:table-column-properties style:column-width="15.61cm"/>
    </style:style>
    <style:style style:name="表23.A1" style:family="table-cell">
      <style:table-cell-properties fo:padding="0.097cm" fo:border="0.05pt solid #000000"/>
    </style:style>
    <style:style style:name="表115" style:family="table">
      <style:table-properties style:width="14.19cm" fo:margin-left="1.993cm" table:align="left"/>
    </style:style>
    <style:style style:name="表115.A" style:family="table-column">
      <style:table-column-properties style:column-width="14.19cm"/>
    </style:style>
    <style:style style:name="表115.A1" style:family="table-cell">
      <style:table-cell-properties style:vertical-align="" fo:padding="0.097cm" fo:border="0.05pt solid #000000"/>
    </style:style>
    <style:style style:name="表24" style:family="table">
      <style:table-properties style:width="14.19cm" fo:margin-left="1.993cm" table:align="left"/>
    </style:style>
    <style:style style:name="表24.A" style:family="table-column">
      <style:table-column-properties style:column-width="14.19cm"/>
    </style:style>
    <style:style style:name="表24.A1" style:family="table-cell">
      <style:table-cell-properties style:vertical-align="" fo:padding="0.097cm" fo:border="0.05pt solid #000000"/>
    </style:style>
    <style:style style:name="表27" style:family="table">
      <style:table-properties style:width="14.949cm" fo:margin-left="2.048cm" fo:margin-right="0.004cm" table:align="margins" style:writing-mode="lr-tb"/>
    </style:style>
    <style:style style:name="表27.A" style:family="table-column">
      <style:table-column-properties style:column-width="0.977cm" style:rel-column-width="4283*"/>
    </style:style>
    <style:style style:name="表27.B" style:family="table-column">
      <style:table-column-properties style:column-width="6.668cm" style:rel-column-width="29229*"/>
    </style:style>
    <style:style style:name="表27.C" style:family="table-column">
      <style:table-column-properties style:column-width="7.304cm" style:rel-column-width="32023*"/>
    </style:style>
    <style:style style:name="表27.1" style:family="table-row">
      <style:table-row-properties fo:keep-together="auto"/>
    </style:style>
    <style:style style:name="表27.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7.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7.2" style:family="table-row">
      <style:table-row-properties style:min-row-height="0.141cm" fo:keep-together="auto"/>
    </style:style>
    <style:style style:name="表27.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B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C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7.3" style:family="table-row">
      <style:table-row-properties style:min-row-height="0.123cm" fo:keep-together="auto"/>
    </style:style>
    <style:style style:name="表27.A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C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7.4" style:family="table-row">
      <style:table-row-properties style:min-row-height="0.335cm" fo:keep-together="auto"/>
    </style:style>
    <style:style style:name="表27.A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C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7.5" style:family="table-row">
      <style:table-row-properties style:min-row-height="0.136cm" fo:keep-together="auto"/>
    </style:style>
    <style:style style:name="表27.A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C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7.6" style:family="table-row">
      <style:table-row-properties style:min-row-height="0.132cm" fo:keep-together="auto"/>
    </style:style>
    <style:style style:name="表27.A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C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8" style:family="table">
      <style:table-properties style:width="14.975cm" fo:margin-left="2.048cm" table:align="left"/>
    </style:style>
    <style:style style:name="表28.A" style:family="table-column">
      <style:table-column-properties style:column-width="14.975cm"/>
    </style:style>
    <style:style style:name="表28.A1" style:family="table-cell">
      <style:table-cell-properties fo:padding="0.097cm" fo:border="0.05pt solid #000000"/>
    </style:style>
    <style:style style:name="表29" style:family="table">
      <style:table-properties style:width="14.975cm" fo:margin-left="2.048cm" table:align="left"/>
    </style:style>
    <style:style style:name="表29.A" style:family="table-column">
      <style:table-column-properties style:column-width="14.975cm"/>
    </style:style>
    <style:style style:name="表29.A1" style:family="table-cell">
      <style:table-cell-properties fo:padding="0.097cm" fo:border="0.05pt solid #000000"/>
    </style:style>
    <style:style style:name="表31" style:family="table">
      <style:table-properties style:width="15.002cm" fo:margin-left="2.021cm" table:align="left"/>
    </style:style>
    <style:style style:name="表31.A" style:family="table-column">
      <style:table-column-properties style:column-width="15.002cm"/>
    </style:style>
    <style:style style:name="表31.A1" style:family="table-cell">
      <style:table-cell-properties fo:padding="0.097cm" fo:border="0.05pt solid #000000"/>
    </style:style>
    <style:style style:name="表38" style:family="table">
      <style:table-properties style:width="14.6cm" fo:margin-left="2.392cm" table:align="left" fo:keep-with-next="always"/>
    </style:style>
    <style:style style:name="表38.A" style:family="table-column">
      <style:table-column-properties style:column-width="14.6cm"/>
    </style:style>
    <style:style style:name="表38.A1" style:family="table-cell">
      <style:table-cell-properties fo:padding="0.097cm" fo:border="0.05pt solid #000000"/>
    </style:style>
    <style:style style:name="表44" style:family="table">
      <style:table-properties style:width="14.6cm" fo:margin-left="2.392cm" table:align="left" fo:keep-with-next="always"/>
    </style:style>
    <style:style style:name="表44.A" style:family="table-column">
      <style:table-column-properties style:column-width="14.6cm"/>
    </style:style>
    <style:style style:name="表44.A1" style:family="table-cell">
      <style:table-cell-properties fo:padding="0.097cm" fo:border="0.05pt solid #000000"/>
    </style:style>
    <style:style style:name="表45" style:family="table">
      <style:table-properties style:width="14.6cm" fo:margin-left="2.392cm" table:align="left" fo:keep-with-next="always"/>
    </style:style>
    <style:style style:name="表45.A" style:family="table-column">
      <style:table-column-properties style:column-width="14.6cm"/>
    </style:style>
    <style:style style:name="表45.A1" style:family="table-cell">
      <style:table-cell-properties fo:padding="0.097cm" fo:border="0.05pt solid #000000"/>
    </style:style>
    <style:style style:name="表49" style:family="table">
      <style:table-properties style:width="14.64cm" fo:margin-left="2.365cm" fo:margin-right="-0.005cm" table:align="margins" style:writing-mode="lr-tb"/>
    </style:style>
    <style:style style:name="表49.A" style:family="table-column">
      <style:table-column-properties style:column-width="1.321cm" style:rel-column-width="5913*"/>
    </style:style>
    <style:style style:name="表49.B" style:family="table-column">
      <style:table-column-properties style:column-width="2.935cm" style:rel-column-width="13138*"/>
    </style:style>
    <style:style style:name="表49.C" style:family="table-column">
      <style:table-column-properties style:column-width="10.384cm" style:rel-column-width="46484*"/>
    </style:style>
    <style:style style:name="表49.1" style:family="table-row">
      <style:table-row-properties style:min-row-height="0.132cm" fo:keep-together="auto"/>
    </style:style>
    <style:style style:name="表49.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49.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49.2" style:family="table-row">
      <style:table-row-properties style:min-row-height="0.141cm" fo:keep-together="auto"/>
    </style:style>
    <style:style style:name="表49.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C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9.3" style:family="table-row">
      <style:table-row-properties style:min-row-height="0.123cm" fo:keep-together="auto"/>
    </style:style>
    <style:style style:name="表49.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C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9.4" style:family="table-row">
      <style:table-row-properties style:min-row-height="0.335cm" fo:keep-together="auto"/>
    </style:style>
    <style:style style:name="表49.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C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9.5" style:family="table-row">
      <style:table-row-properties style:min-row-height="0.136cm" fo:keep-together="auto"/>
    </style:style>
    <style:style style:name="表49.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C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9.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49.C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50" style:family="table">
      <style:table-properties style:width="14.84cm" fo:margin-left="2.189cm" fo:margin-right="-0.028cm" table:align="margins" style:writing-mode="lr-tb"/>
    </style:style>
    <style:style style:name="表50.A" style:family="table-column">
      <style:table-column-properties style:column-width="1.478cm" style:rel-column-width="6527*"/>
    </style:style>
    <style:style style:name="表50.B" style:family="table-column">
      <style:table-column-properties style:column-width="4.366cm" style:rel-column-width="19279*"/>
    </style:style>
    <style:style style:name="表50.C" style:family="table-column">
      <style:table-column-properties style:column-width="8.996cm" style:rel-column-width="39729*"/>
    </style:style>
    <style:style style:name="表50.1" style:family="table-row">
      <style:table-row-properties fo:keep-together="auto"/>
    </style:style>
    <style:style style:name="表50.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50.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50.2" style:family="table-row">
      <style:table-row-properties style:min-row-height="0.141cm" fo:keep-together="auto"/>
    </style:style>
    <style:style style:name="表50.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B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C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50.A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C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50.A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C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50.A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C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50.A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C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50.A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0.C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51" style:family="table">
      <style:table-properties style:width="14.579cm" fo:margin-left="2.392cm" table:align="left" fo:keep-with-next="always"/>
    </style:style>
    <style:style style:name="表51.A" style:family="table-column">
      <style:table-column-properties style:column-width="14.579cm"/>
    </style:style>
    <style:style style:name="表51.A1" style:family="table-cell">
      <style:table-cell-properties fo:padding="0.097cm" fo:border="0.05pt solid #000000"/>
    </style:style>
    <style:style style:name="表55" style:family="table">
      <style:table-properties style:width="14.612cm" fo:margin-left="2.401cm" fo:margin-right="-0.012cm" table:align="margins" style:writing-mode="lr-tb"/>
    </style:style>
    <style:style style:name="表55.A" style:family="table-column">
      <style:table-column-properties style:column-width="14.612cm" style:rel-column-width="65535*"/>
    </style:style>
    <style:style style:name="表55.1" style:family="table-row">
      <style:table-row-properties style:min-row-height="0.141cm" fo:keep-together="auto"/>
    </style:style>
    <style:style style:name="表55.A1" style:family="table-cell">
      <style:table-cell-properties style:vertical-align="top" fo:padding-left="0.191cm" fo:padding-right="0.191cm" fo:padding-top="0cm" fo:padding-bottom="0cm" fo:border="0.05pt solid #000000" style:writing-mode="lr-tb"/>
    </style:style>
    <style:style style:name="表56" style:family="table">
      <style:table-properties style:width="14.579cm" fo:margin-left="2.392cm" table:align="left" fo:keep-with-next="always"/>
    </style:style>
    <style:style style:name="表56.A" style:family="table-column">
      <style:table-column-properties style:column-width="14.579cm"/>
    </style:style>
    <style:style style:name="表56.A1" style:family="table-cell">
      <style:table-cell-properties fo:padding="0.097cm" fo:border="0.05pt solid #000000"/>
    </style:style>
    <style:style style:name="表57" style:family="table">
      <style:table-properties style:width="14.579cm" fo:margin-left="2.392cm" table:align="left" fo:keep-with-next="always"/>
    </style:style>
    <style:style style:name="表57.A" style:family="table-column">
      <style:table-column-properties style:column-width="14.579cm"/>
    </style:style>
    <style:style style:name="表57.A1" style:family="table-cell">
      <style:table-cell-properties fo:padding="0.097cm" fo:border="0.05pt solid #000000"/>
    </style:style>
    <style:style style:name="表58" style:family="table">
      <style:table-properties style:width="14.605cm" fo:margin-left="2.392cm" table:align="left" fo:keep-with-next="always"/>
    </style:style>
    <style:style style:name="表58.A" style:family="table-column">
      <style:table-column-properties style:column-width="14.605cm"/>
    </style:style>
    <style:style style:name="表58.A1" style:family="table-cell">
      <style:table-cell-properties fo:padding="0.097cm" fo:border="0.05pt solid #000000"/>
    </style:style>
    <style:style style:name="表59" style:family="table">
      <style:table-properties style:width="14.605cm" fo:margin-left="2.392cm" table:align="left" fo:keep-with-next="always"/>
    </style:style>
    <style:style style:name="表59.A" style:family="table-column">
      <style:table-column-properties style:column-width="14.605cm"/>
    </style:style>
    <style:style style:name="表59.A1" style:family="table-cell">
      <style:table-cell-properties fo:padding="0.097cm" fo:border="0.05pt solid #000000"/>
    </style:style>
    <style:style style:name="表60" style:family="table">
      <style:table-properties style:width="14.605cm" fo:margin-left="2.392cm" table:align="left" fo:keep-with-next="always"/>
    </style:style>
    <style:style style:name="表60.A" style:family="table-column">
      <style:table-column-properties style:column-width="14.605cm"/>
    </style:style>
    <style:style style:name="表60.A1" style:family="table-cell">
      <style:table-cell-properties fo:padding="0.097cm" fo:border="0.05pt solid #000000"/>
    </style:style>
    <style:style style:name="表61" style:family="table">
      <style:table-properties style:width="10.769cm" fo:margin-left="3.715cm" fo:margin-right="2.517cm" table:align="margins" style:writing-mode="lr-tb"/>
    </style:style>
    <style:style style:name="表61.A" style:family="table-column">
      <style:table-column-properties style:column-width="1.138cm" style:rel-column-width="6923*"/>
    </style:style>
    <style:style style:name="表61.B" style:family="table-column">
      <style:table-column-properties style:column-width="4.498cm" style:rel-column-width="27373*"/>
    </style:style>
    <style:style style:name="表61.C" style:family="table-column">
      <style:table-column-properties style:column-width="5.133cm" style:rel-column-width="31239*"/>
    </style:style>
    <style:style style:name="表61.1" style:family="table-row">
      <style:table-row-properties fo:keep-together="auto"/>
    </style:style>
    <style:style style:name="表61.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61.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61.2" style:family="table-row">
      <style:table-row-properties style:min-row-height="0.141cm" fo:keep-together="auto"/>
    </style:style>
    <style:style style:name="表61.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C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1.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C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1.4" style:family="table-row">
      <style:table-row-properties style:min-row-height="0.238cm" fo:keep-together="auto"/>
    </style:style>
    <style:style style:name="表61.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C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1.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C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1.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C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1.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C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1.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C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1.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C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1.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B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1.C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2" style:family="table">
      <style:table-properties style:width="10.769cm" fo:margin-left="3.715cm" fo:margin-right="2.517cm" table:align="margins" style:writing-mode="lr-tb"/>
    </style:style>
    <style:style style:name="表62.A" style:family="table-column">
      <style:table-column-properties style:column-width="1.138cm" style:rel-column-width="6923*"/>
    </style:style>
    <style:style style:name="表62.B" style:family="table-column">
      <style:table-column-properties style:column-width="4.498cm" style:rel-column-width="27373*"/>
    </style:style>
    <style:style style:name="表62.C" style:family="table-column">
      <style:table-column-properties style:column-width="5.133cm" style:rel-column-width="31239*"/>
    </style:style>
    <style:style style:name="表62.1" style:family="table-row">
      <style:table-row-properties fo:keep-together="auto"/>
    </style:style>
    <style:style style:name="表6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62.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62.2" style:family="table-row">
      <style:table-row-properties style:min-row-height="0.141cm" fo:keep-together="auto"/>
    </style:style>
    <style:style style:name="表6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2.C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2.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2.C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2.4" style:family="table-row">
      <style:table-row-properties style:min-row-height="0.238cm" fo:keep-together="auto"/>
    </style:style>
    <style:style style:name="表6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2.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62.C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63" style:family="table">
      <style:table-properties style:width="14.605cm" fo:margin-left="2.392cm" table:align="left" fo:keep-with-next="always"/>
    </style:style>
    <style:style style:name="表63.A" style:family="table-column">
      <style:table-column-properties style:column-width="14.605cm"/>
    </style:style>
    <style:style style:name="表63.A1" style:family="table-cell">
      <style:table-cell-properties fo:padding="0.097cm" fo:border="0.05pt solid #000000"/>
    </style:style>
    <style:style style:name="表64" style:family="table">
      <style:table-properties style:width="14.605cm" fo:margin-left="2.392cm" table:align="left" fo:keep-with-next="always"/>
    </style:style>
    <style:style style:name="表64.A" style:family="table-column">
      <style:table-column-properties style:column-width="14.605cm"/>
    </style:style>
    <style:style style:name="表64.A1" style:family="table-cell">
      <style:table-cell-properties fo:padding="0.097cm" fo:border="0.05pt solid #000000"/>
    </style:style>
    <style:style style:name="表65" style:family="table">
      <style:table-properties style:width="14.605cm" fo:margin-left="2.392cm" table:align="left" fo:keep-with-next="always"/>
    </style:style>
    <style:style style:name="表65.A" style:family="table-column">
      <style:table-column-properties style:column-width="14.605cm"/>
    </style:style>
    <style:style style:name="表65.A1" style:family="table-cell">
      <style:table-cell-properties fo:padding="0.097cm" fo:border="0.05pt solid #000000"/>
    </style:style>
    <style:style style:name="表46" style:family="table">
      <style:table-properties style:width="15.593cm" fo:margin-left="1.409cm" fo:margin-right="-0.002cm" table:align="margins" fo:keep-with-next="always" style:writing-mode="lr-tb"/>
    </style:style>
    <style:style style:name="表46.A" style:family="table-column">
      <style:table-column-properties style:column-width="15.593cm" style:rel-column-width="65535*"/>
    </style:style>
    <style:style style:name="表46.1" style:family="table-row">
      <style:table-row-properties fo:keep-together="auto"/>
    </style:style>
    <style:style style:name="表46.A1" style:family="table-cell">
      <style:table-cell-properties style:vertical-align="top" fo:padding-left="0.175cm" fo:padding-right="0.175cm" fo:padding-top="0cm" fo:padding-bottom="0cm" fo:border="0.05pt solid #000000" style:writing-mode="lr-tb"/>
    </style:style>
    <style:style style:name="表99" style:family="table">
      <style:table-properties style:width="15.593cm" fo:margin-left="1.409cm" fo:margin-right="-0.002cm" table:align="margins" fo:keep-with-next="always" style:writing-mode="lr-tb"/>
    </style:style>
    <style:style style:name="表99.A" style:family="table-column">
      <style:table-column-properties style:column-width="15.593cm" style:rel-column-width="65535*"/>
    </style:style>
    <style:style style:name="表99.1" style:family="table-row">
      <style:table-row-properties fo:keep-together="auto"/>
    </style:style>
    <style:style style:name="表99.A1" style:family="table-cell">
      <style:table-cell-properties style:vertical-align="top" fo:padding-left="0.175cm" fo:padding-right="0.175cm" fo:padding-top="0cm" fo:padding-bottom="0cm" fo:border="0.05pt solid #000000" style:writing-mode="lr-tb"/>
    </style:style>
    <style:style style:name="表47" style:family="table">
      <style:table-properties style:width="15.637cm" fo:margin-left="1.386cm" table:align="left"/>
    </style:style>
    <style:style style:name="表47.A" style:family="table-column">
      <style:table-column-properties style:column-width="15.637cm"/>
    </style:style>
    <style:style style:name="表47.A1" style:family="table-cell">
      <style:table-cell-properties fo:padding="0.097cm" fo:border="0.05pt solid #000000"/>
    </style:style>
    <style:style style:name="表100" style:family="table">
      <style:table-properties style:width="15.637cm" fo:margin-left="1.386cm" table:align="left"/>
    </style:style>
    <style:style style:name="表100.A" style:family="table-column">
      <style:table-column-properties style:column-width="15.637cm"/>
    </style:style>
    <style:style style:name="表100.A1" style:family="table-cell">
      <style:table-cell-properties fo:padding="0.097cm" fo:border="0.05pt solid #000000"/>
    </style:style>
    <style:style style:name="表52" style:family="table">
      <style:table-properties style:width="15.637cm" fo:margin-left="1.386cm" table:align="left"/>
    </style:style>
    <style:style style:name="表52.A" style:family="table-column">
      <style:table-column-properties style:column-width="15.637cm"/>
    </style:style>
    <style:style style:name="表52.A1" style:family="table-cell">
      <style:table-cell-properties fo:padding="0.097cm" fo:border="0.05pt solid #000000"/>
    </style:style>
    <style:style style:name="表101" style:family="table">
      <style:table-properties style:width="15.637cm" fo:margin-left="1.386cm" table:align="left"/>
    </style:style>
    <style:style style:name="表101.A" style:family="table-column">
      <style:table-column-properties style:column-width="15.637cm"/>
    </style:style>
    <style:style style:name="表101.A1" style:family="table-cell">
      <style:table-cell-properties fo:padding="0.097cm" fo:border="0.05pt solid #000000"/>
    </style:style>
    <style:style style:name="表102" style:family="table">
      <style:table-properties style:width="15.637cm" fo:margin-left="1.386cm" table:align="left"/>
    </style:style>
    <style:style style:name="表102.A" style:family="table-column">
      <style:table-column-properties style:column-width="15.637cm"/>
    </style:style>
    <style:style style:name="表102.A1" style:family="table-cell">
      <style:table-cell-properties fo:padding="0.097cm" fo:border="0.05pt solid #000000"/>
    </style:style>
    <style:style style:name="表109" style:family="table">
      <style:table-properties style:width="15.637cm" fo:margin-left="1.386cm" table:align="left"/>
    </style:style>
    <style:style style:name="表109.A" style:family="table-column">
      <style:table-column-properties style:column-width="15.637cm"/>
    </style:style>
    <style:style style:name="表109.A1" style:family="table-cell">
      <style:table-cell-properties fo:padding="0.097cm" fo:border="0.05pt solid #000000"/>
    </style:style>
    <style:style style:name="表110" style:family="table">
      <style:table-properties style:width="15.61cm" fo:margin-left="1.386cm" table:align="left" fo:keep-with-next="always"/>
    </style:style>
    <style:style style:name="表110.A" style:family="table-column">
      <style:table-column-properties style:column-width="15.61cm"/>
    </style:style>
    <style:style style:name="表110.A1" style:family="table-cell">
      <style:table-cell-properties fo:padding="0.097cm" fo:border="0.05pt solid #000000"/>
    </style:style>
    <style:style style:name="表111" style:family="table">
      <style:table-properties style:width="15.61cm" fo:margin-left="1.386cm" table:align="left" fo:keep-with-next="always"/>
    </style:style>
    <style:style style:name="表111.A" style:family="table-column">
      <style:table-column-properties style:column-width="15.61cm"/>
    </style:style>
    <style:style style:name="表111.A1" style:family="table-cell">
      <style:table-cell-properties fo:padding="0.097cm" fo:border="0.05pt solid #000000"/>
    </style:style>
    <style:style style:name="表112" style:family="table">
      <style:table-properties style:width="15.61cm" fo:margin-left="1.386cm" table:align="left" fo:keep-with-next="always"/>
    </style:style>
    <style:style style:name="表112.A" style:family="table-column">
      <style:table-column-properties style:column-width="15.61cm"/>
    </style:style>
    <style:style style:name="表112.A1" style:family="table-cell">
      <style:table-cell-properties fo:padding="0.097cm" fo:border="0.05pt solid #000000"/>
    </style:style>
    <style:style style:name="表104" style:family="table">
      <style:table-properties style:width="15.591cm" table:align="right"/>
    </style:style>
    <style:style style:name="表104.A" style:family="table-column">
      <style:table-column-properties style:column-width="15.591cm"/>
    </style:style>
    <style:style style:name="表104.A1" style:family="table-cell">
      <style:table-cell-properties fo:padding="0.097cm" fo:border="0.05pt solid #000000"/>
    </style:style>
    <style:style style:name="表108" style:family="table">
      <style:table-properties style:width="15.591cm" table:align="right"/>
    </style:style>
    <style:style style:name="表108.A" style:family="table-column">
      <style:table-column-properties style:column-width="15.591cm"/>
    </style:style>
    <style:style style:name="表108.A1" style:family="table-cell">
      <style:table-cell-properties fo:padding="0.097cm" fo:border="0.05pt solid #000000"/>
    </style:style>
    <style:style style:name="表121" style:family="table">
      <style:table-properties style:width="15.591cm" table:align="right"/>
    </style:style>
    <style:style style:name="表121.A" style:family="table-column">
      <style:table-column-properties style:column-width="15.591cm"/>
    </style:style>
    <style:style style:name="表121.A1" style:family="table-cell">
      <style:table-cell-properties fo:padding="0.097cm" fo:border="0.05pt solid #000000"/>
    </style:style>
    <style:style style:name="表91" style:family="table">
      <style:table-properties style:width="15.614cm" fo:margin-left="1.409cm" table:align="left"/>
    </style:style>
    <style:style style:name="表91.A" style:family="table-column">
      <style:table-column-properties style:column-width="15.614cm"/>
    </style:style>
    <style:style style:name="表91.A1" style:family="table-cell">
      <style:table-cell-properties fo:padding="0.097cm" fo:border="0.05pt solid #000000"/>
    </style:style>
    <style:style style:name="表93" style:family="table">
      <style:table-properties style:width="15.637cm" fo:margin-left="1.386cm" table:align="left"/>
    </style:style>
    <style:style style:name="表93.A" style:family="table-column">
      <style:table-column-properties style:column-width="15.637cm"/>
    </style:style>
    <style:style style:name="表93.A1" style:family="table-cell">
      <style:table-cell-properties fo:padding="0.097cm" fo:border="0.05pt solid #000000"/>
    </style:style>
    <style:style style:name="表53" style:family="table">
      <style:table-properties style:width="15.637cm" fo:margin-left="1.386cm" table:align="left"/>
    </style:style>
    <style:style style:name="表53.A" style:family="table-column">
      <style:table-column-properties style:column-width="15.637cm"/>
    </style:style>
    <style:style style:name="表53.A1" style:family="table-cell">
      <style:table-cell-properties fo:padding="0.097cm" fo:border="0.05pt solid #000000"/>
    </style:style>
    <style:style style:name="表116" style:family="table">
      <style:table-properties style:width="15.609cm" table:align="right"/>
    </style:style>
    <style:style style:name="表116.A" style:family="table-column">
      <style:table-column-properties style:column-width="15.609cm"/>
    </style:style>
    <style:style style:name="表116.A1" style:family="table-cell">
      <style:table-cell-properties fo:padding="0.097cm" fo:border="0.05pt solid #000000"/>
    </style:style>
    <style:style style:name="表95" style:family="table">
      <style:table-properties style:width="15.709cm" fo:margin-left="1.52cm" fo:margin-right="-0.229cm" table:align="margins" style:writing-mode="lr-tb"/>
    </style:style>
    <style:style style:name="表95.A" style:family="table-column">
      <style:table-column-properties style:column-width="1.245cm" style:rel-column-width="5195*"/>
    </style:style>
    <style:style style:name="表95.B" style:family="table-column">
      <style:table-column-properties style:column-width="4.009cm" style:rel-column-width="16725*"/>
    </style:style>
    <style:style style:name="表95.C" style:family="table-column">
      <style:table-column-properties style:column-width="5.239cm" style:rel-column-width="21854*"/>
    </style:style>
    <style:style style:name="表95.D" style:family="table-column">
      <style:table-column-properties style:column-width="5.216cm" style:rel-column-width="21761*"/>
    </style:style>
    <style:style style:name="表95.1" style:family="table-row">
      <style:table-row-properties style:min-row-height="0.362cm" fo:keep-together="auto"/>
    </style:style>
    <style:style style:name="表95.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95.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95.2" style:family="table-row">
      <style:table-row-properties style:min-row-height="0.564cm" fo:keep-together="auto"/>
    </style:style>
    <style:style style:name="表95.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5.3" style:family="table-row">
      <style:table-row-properties fo:keep-together="auto"/>
    </style:style>
    <style:style style:name="表95.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5.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5.4" style:family="table-row">
      <style:table-row-properties fo:keep-together="auto"/>
    </style:style>
    <style:style style:name="表95.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5.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5.5" style:family="table-row">
      <style:table-row-properties fo:keep-together="auto"/>
    </style:style>
    <style:style style:name="表95.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5.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5.6" style:family="table-row">
      <style:table-row-properties fo:keep-together="auto"/>
    </style:style>
    <style:style style:name="表95.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5.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5.7" style:family="table-row">
      <style:table-row-properties fo:keep-together="auto"/>
    </style:style>
    <style:style style:name="表95.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5.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5.8" style:family="table-row">
      <style:table-row-properties fo:keep-together="auto"/>
    </style:style>
    <style:style style:name="表95.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5.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5.9" style:family="table-row">
      <style:table-row-properties fo:keep-together="auto"/>
    </style:style>
    <style:style style:name="表95.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5.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5.10" style:family="table-row">
      <style:table-row-properties fo:keep-together="auto"/>
    </style:style>
    <style:style style:name="表95.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5.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5.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 style:family="table">
      <style:table-properties style:width="15.699cm" fo:margin-left="1.52cm" fo:margin-right="-0.219cm" table:align="margins" style:writing-mode="lr-tb"/>
    </style:style>
    <style:style style:name="表96.A" style:family="table-column">
      <style:table-column-properties style:column-width="1.242cm" style:rel-column-width="5183*"/>
    </style:style>
    <style:style style:name="表96.B" style:family="table-column">
      <style:table-column-properties style:column-width="5.031cm" style:rel-column-width="21000*"/>
    </style:style>
    <style:style style:name="表96.C" style:family="table-column">
      <style:table-column-properties style:column-width="1.709cm" style:rel-column-width="7135*"/>
    </style:style>
    <style:style style:name="表96.D" style:family="table-column">
      <style:table-column-properties style:column-width="7.717cm" style:rel-column-width="32217*"/>
    </style:style>
    <style:style style:name="表96.1" style:family="table-row">
      <style:table-row-properties style:min-row-height="0.362cm" fo:keep-together="auto"/>
    </style:style>
    <style:style style:name="表96.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96.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96.2" style:family="table-row">
      <style:table-row-properties style:min-row-height="0.095cm" fo:keep-together="auto"/>
    </style:style>
    <style:style style:name="表96.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3" style:family="table-row">
      <style:table-row-properties fo:keep-together="auto"/>
    </style:style>
    <style:style style:name="表96.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6.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4" style:family="table-row">
      <style:table-row-properties fo:keep-together="auto"/>
    </style:style>
    <style:style style:name="表96.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6.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5" style:family="table-row">
      <style:table-row-properties fo:keep-together="auto"/>
    </style:style>
    <style:style style:name="表96.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6.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6" style:family="table-row">
      <style:table-row-properties fo:keep-together="auto"/>
    </style:style>
    <style:style style:name="表96.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6.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7" style:family="table-row">
      <style:table-row-properties fo:keep-together="auto"/>
    </style:style>
    <style:style style:name="表96.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6.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8" style:family="table-row">
      <style:table-row-properties fo:keep-together="auto"/>
    </style:style>
    <style:style style:name="表96.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6.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9" style:family="table-row">
      <style:table-row-properties fo:keep-together="auto"/>
    </style:style>
    <style:style style:name="表96.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6.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10" style:family="table-row">
      <style:table-row-properties fo:keep-together="auto"/>
    </style:style>
    <style:style style:name="表96.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6.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6.11" style:family="table-row">
      <style:table-row-properties fo:keep-together="auto"/>
    </style:style>
    <style:style style:name="表96.A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B11"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6.C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6.D11"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6" style:family="table">
      <style:table-properties style:width="15.743cm" fo:margin-left="1.374cm" fo:margin-right="-0.116cm" table:align="margins" style:writing-mode="lr-tb"/>
    </style:style>
    <style:style style:name="表76.A" style:family="table-column">
      <style:table-column-properties style:column-width="1.39cm" style:rel-column-width="5786*"/>
    </style:style>
    <style:style style:name="表76.B" style:family="table-column">
      <style:table-column-properties style:column-width="4.013cm" style:rel-column-width="16705*"/>
    </style:style>
    <style:style style:name="表76.C" style:family="table-column">
      <style:table-column-properties style:column-width="5.248cm" style:rel-column-width="21845*"/>
    </style:style>
    <style:style style:name="表76.D" style:family="table-column">
      <style:table-column-properties style:column-width="5.092cm" style:rel-column-width="21199*"/>
    </style:style>
    <style:style style:name="表76.1" style:family="table-row">
      <style:table-row-properties style:min-row-height="0.362cm" fo:keep-together="auto"/>
    </style:style>
    <style:style style:name="表76.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76.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76.2" style:family="table-row">
      <style:table-row-properties style:min-row-height="0.265cm" fo:keep-together="auto"/>
    </style:style>
    <style:style style:name="表76.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6.3" style:family="table-row">
      <style:table-row-properties fo:keep-together="auto"/>
    </style:style>
    <style:style style:name="表76.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6.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6.4" style:family="table-row">
      <style:table-row-properties fo:keep-together="auto"/>
    </style:style>
    <style:style style:name="表76.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6.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6.5" style:family="table-row">
      <style:table-row-properties fo:keep-together="auto"/>
    </style:style>
    <style:style style:name="表76.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6.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6.6" style:family="table-row">
      <style:table-row-properties fo:keep-together="auto"/>
    </style:style>
    <style:style style:name="表76.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6.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6.7" style:family="table-row">
      <style:table-row-properties fo:keep-together="auto"/>
    </style:style>
    <style:style style:name="表76.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6.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6.8" style:family="table-row">
      <style:table-row-properties fo:keep-together="auto"/>
    </style:style>
    <style:style style:name="表76.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6.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6.9" style:family="table-row">
      <style:table-row-properties fo:keep-together="auto"/>
    </style:style>
    <style:style style:name="表76.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6.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6.10" style:family="table-row">
      <style:table-row-properties fo:keep-together="auto"/>
    </style:style>
    <style:style style:name="表76.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6.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6.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 style:family="table">
      <style:table-properties style:width="15.711cm" fo:margin-left="1.409cm" fo:margin-right="-0.12cm" table:align="margins" style:writing-mode="lr-tb"/>
    </style:style>
    <style:style style:name="表77.A" style:family="table-column">
      <style:table-column-properties style:column-width="1.311cm" style:rel-column-width="5467*"/>
    </style:style>
    <style:style style:name="表77.B" style:family="table-column">
      <style:table-column-properties style:column-width="3.986cm" style:rel-column-width="16630*"/>
    </style:style>
    <style:style style:name="表77.C" style:family="table-column">
      <style:table-column-properties style:column-width="5.218cm" style:rel-column-width="21766*"/>
    </style:style>
    <style:style style:name="表77.D" style:family="table-column">
      <style:table-column-properties style:column-width="5.195cm" style:rel-column-width="21672*"/>
    </style:style>
    <style:style style:name="表77.1" style:family="table-row">
      <style:table-row-properties fo:keep-together="auto"/>
    </style:style>
    <style:style style:name="表77.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77.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77.2" style:family="table-row">
      <style:table-row-properties style:min-row-height="0.183cm" fo:keep-together="auto"/>
    </style:style>
    <style:style style:name="表77.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11"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11"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7.A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B1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7.C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7.D1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 style:family="table">
      <style:table-properties style:width="15.711cm" fo:margin-left="1.409cm" fo:margin-right="-0.12cm" table:align="margins" style:writing-mode="lr-tb"/>
    </style:style>
    <style:style style:name="表78.A" style:family="table-column">
      <style:table-column-properties style:column-width="1.312cm" style:rel-column-width="5474*"/>
    </style:style>
    <style:style style:name="表78.B" style:family="table-column">
      <style:table-column-properties style:column-width="3.986cm" style:rel-column-width="16630*"/>
    </style:style>
    <style:style style:name="表78.C" style:family="table-column">
      <style:table-column-properties style:column-width="5.216cm" style:rel-column-width="21759*"/>
    </style:style>
    <style:style style:name="表78.D" style:family="table-column">
      <style:table-column-properties style:column-width="5.195cm" style:rel-column-width="21672*"/>
    </style:style>
    <style:style style:name="表78.1" style:family="table-row">
      <style:table-row-properties fo:keep-together="auto"/>
    </style:style>
    <style:style style:name="表78.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78.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78.2" style:family="table-row">
      <style:table-row-properties style:min-row-height="0.564cm" fo:keep-together="auto"/>
    </style:style>
    <style:style style:name="表78.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1"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1"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1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1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2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2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21"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21"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8.A2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B2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8.C2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8.D2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9" style:family="table">
      <style:table-properties style:width="15.596cm" fo:margin-left="1.483cm" fo:margin-right="-0.079cm" table:align="margins" style:writing-mode="lr-tb"/>
    </style:style>
    <style:style style:name="表79.A" style:family="table-column">
      <style:table-column-properties style:column-width="1.169cm" style:rel-column-width="4914*"/>
    </style:style>
    <style:style style:name="表79.B" style:family="table-column">
      <style:table-column-properties style:column-width="3.99cm" style:rel-column-width="16765*"/>
    </style:style>
    <style:style style:name="表79.C" style:family="table-column">
      <style:table-column-properties style:column-width="5.226cm" style:rel-column-width="21961*"/>
    </style:style>
    <style:style style:name="表79.D" style:family="table-column">
      <style:table-column-properties style:column-width="5.211cm" style:rel-column-width="21895*"/>
    </style:style>
    <style:style style:name="表79.1" style:family="table-row">
      <style:table-row-properties fo:keep-together="auto"/>
    </style:style>
    <style:style style:name="表79.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79.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79.2" style:family="table-row">
      <style:table-row-properties style:min-row-height="0.291cm" fo:keep-together="auto"/>
    </style:style>
    <style:style style:name="表79.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9.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9.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9.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9.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9.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9.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9.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9.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9.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9.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9.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9.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9.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9.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9.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0" style:family="table">
      <style:table-properties style:width="15.566cm" fo:margin-left="1.499cm" fo:margin-right="-0.065cm" table:align="margins" style:writing-mode="lr-tb"/>
    </style:style>
    <style:style style:name="表80.A" style:family="table-column">
      <style:table-column-properties style:column-width="1.311cm" style:rel-column-width="5517*"/>
    </style:style>
    <style:style style:name="表80.B" style:family="table-column">
      <style:table-column-properties style:column-width="3.988cm" style:rel-column-width="16790*"/>
    </style:style>
    <style:style style:name="表80.C" style:family="table-column">
      <style:table-column-properties style:column-width="5.216cm" style:rel-column-width="21958*"/>
    </style:style>
    <style:style style:name="表80.D" style:family="table-column">
      <style:table-column-properties style:column-width="5.052cm" style:rel-column-width="21270*"/>
    </style:style>
    <style:style style:name="表80.1" style:family="table-row">
      <style:table-row-properties fo:keep-together="auto"/>
    </style:style>
    <style:style style:name="表80.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80.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80.2" style:family="table-row">
      <style:table-row-properties style:min-row-height="0.291cm" fo:keep-together="auto"/>
    </style:style>
    <style:style style:name="表80.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0.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0.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0.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0.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0.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0.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0.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0.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0.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 style:family="table">
      <style:table-properties style:width="15.566cm" fo:margin-left="1.51cm" fo:margin-right="-0.076cm" table:align="margins" style:writing-mode="lr-tb"/>
    </style:style>
    <style:style style:name="表81.A" style:family="table-column">
      <style:table-column-properties style:column-width="1.311cm" style:rel-column-width="5517*"/>
    </style:style>
    <style:style style:name="表81.B" style:family="table-column">
      <style:table-column-properties style:column-width="3.978cm" style:rel-column-width="16745*"/>
    </style:style>
    <style:style style:name="表81.C" style:family="table-column">
      <style:table-column-properties style:column-width="5.209cm" style:rel-column-width="21929*"/>
    </style:style>
    <style:style style:name="表81.D" style:family="table-column">
      <style:table-column-properties style:column-width="5.069cm" style:rel-column-width="21344*"/>
    </style:style>
    <style:style style:name="表81.1" style:family="table-row">
      <style:table-row-properties fo:keep-together="auto"/>
    </style:style>
    <style:style style:name="表81.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81.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81.2" style:family="table-row">
      <style:table-row-properties style:min-row-height="0.212cm" fo:keep-together="auto"/>
    </style:style>
    <style:style style:name="表81.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11"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11"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1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1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1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1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1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1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1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1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1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1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1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1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1.A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B1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1.C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1.D1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2" style:family="table">
      <style:table-properties style:width="15.566cm" fo:margin-left="1.51cm" fo:margin-right="-0.076cm" table:align="margins" style:writing-mode="lr-tb"/>
    </style:style>
    <style:style style:name="表82.A" style:family="table-column">
      <style:table-column-properties style:column-width="1.311cm" style:rel-column-width="5517*"/>
    </style:style>
    <style:style style:name="表82.B" style:family="table-column">
      <style:table-column-properties style:column-width="3.978cm" style:rel-column-width="16745*"/>
    </style:style>
    <style:style style:name="表82.C" style:family="table-column">
      <style:table-column-properties style:column-width="5.209cm" style:rel-column-width="21929*"/>
    </style:style>
    <style:style style:name="表82.D" style:family="table-column">
      <style:table-column-properties style:column-width="5.069cm" style:rel-column-width="21344*"/>
    </style:style>
    <style:style style:name="表82.1" style:family="table-row">
      <style:table-row-properties fo:keep-together="auto"/>
    </style:style>
    <style:style style:name="表8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82.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82.2" style:family="table-row">
      <style:table-row-properties style:min-row-height="0.291cm" fo:keep-together="auto"/>
    </style:style>
    <style:style style:name="表8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2.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2.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2.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2.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2.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2.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3" style:family="table">
      <style:table-properties style:width="15.589cm" fo:margin-left="1.51cm" fo:margin-right="-0.099cm" table:align="margins" style:writing-mode="lr-tb"/>
    </style:style>
    <style:style style:name="表83.A" style:family="table-column">
      <style:table-column-properties style:column-width="1.277cm" style:rel-column-width="5368*"/>
    </style:style>
    <style:style style:name="表83.B" style:family="table-column">
      <style:table-column-properties style:column-width="4.011cm" style:rel-column-width="16862*"/>
    </style:style>
    <style:style style:name="表83.C" style:family="table-column">
      <style:table-column-properties style:column-width="5.209cm" style:rel-column-width="21896*"/>
    </style:style>
    <style:style style:name="表83.D" style:family="table-column">
      <style:table-column-properties style:column-width="5.092cm" style:rel-column-width="21409*"/>
    </style:style>
    <style:style style:name="表83.1" style:family="table-row">
      <style:table-row-properties fo:keep-together="auto"/>
    </style:style>
    <style:style style:name="表83.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83.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83.2" style:family="table-row">
      <style:table-row-properties style:min-row-height="0.159cm" fo:keep-together="auto"/>
    </style:style>
    <style:style style:name="表83.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3.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3.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3.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3.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3.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3.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3.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3.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3.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3.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3.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 style:family="table">
      <style:table-properties style:width="15.589cm" fo:margin-left="1.51cm" fo:margin-right="-0.099cm" table:align="margins" style:writing-mode="lr-tb"/>
    </style:style>
    <style:style style:name="表84.A" style:family="table-column">
      <style:table-column-properties style:column-width="1.277cm" style:rel-column-width="5368*"/>
    </style:style>
    <style:style style:name="表84.B" style:family="table-column">
      <style:table-column-properties style:column-width="4.011cm" style:rel-column-width="16862*"/>
    </style:style>
    <style:style style:name="表84.C" style:family="table-column">
      <style:table-column-properties style:column-width="5.209cm" style:rel-column-width="21896*"/>
    </style:style>
    <style:style style:name="表84.D" style:family="table-column">
      <style:table-column-properties style:column-width="5.092cm" style:rel-column-width="21409*"/>
    </style:style>
    <style:style style:name="表84.1" style:family="table-row">
      <style:table-row-properties fo:keep-together="auto"/>
    </style:style>
    <style:style style:name="表84.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84.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84.2" style:family="table-row">
      <style:table-row-properties style:min-row-height="0.185cm" fo:keep-together="auto"/>
    </style:style>
    <style:style style:name="表84.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4.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4.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4.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4.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4.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4.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4.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4.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84.A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B11"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4.C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84.D11"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8" style:family="table">
      <style:table-properties style:width="15.591cm" fo:margin-left="1.528cm" fo:margin-right="-0.118cm" table:align="margins" style:writing-mode="lr-tb"/>
    </style:style>
    <style:style style:name="表98.A" style:family="table-column">
      <style:table-column-properties style:column-width="1.256cm" style:rel-column-width="5278*"/>
    </style:style>
    <style:style style:name="表98.B" style:family="table-column">
      <style:table-column-properties style:column-width="5.983cm" style:rel-column-width="25149*"/>
    </style:style>
    <style:style style:name="表98.C" style:family="table-column">
      <style:table-column-properties style:column-width="8.352cm" style:rel-column-width="35108*"/>
    </style:style>
    <style:style style:name="表98.1" style:family="table-row">
      <style:table-row-properties fo:keep-together="auto"/>
    </style:style>
    <style:style style:name="表98.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98.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98.2" style:family="table-row">
      <style:table-row-properties style:min-row-height="0.095cm" fo:keep-together="auto"/>
    </style:style>
    <style:style style:name="表98.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C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8.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8.C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8.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8.C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8.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8.C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8.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8.C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8.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8.C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8.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8.C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8.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8.C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8.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8.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8.C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14" style:family="table">
      <style:table-properties style:width="14.19cm" fo:margin-left="1.993cm" table:align="left"/>
    </style:style>
    <style:style style:name="表114.A" style:family="table-column">
      <style:table-column-properties style:column-width="14.19cm"/>
    </style:style>
    <style:style style:name="表114.A1" style:family="table-cell">
      <style:table-cell-properties style:vertical-align="" fo:padding="0.097cm" fo:border="0.05pt solid #000000"/>
    </style:style>
    <style:style style:name="表97" style:family="table">
      <style:table-properties style:width="14.949cm" fo:margin-left="2.013cm" fo:margin-right="0.039cm" table:align="margins" style:writing-mode="lr-tb"/>
    </style:style>
    <style:style style:name="表97.A" style:family="table-column">
      <style:table-column-properties style:column-width="1.037cm" style:rel-column-width="4546*"/>
    </style:style>
    <style:style style:name="表97.B" style:family="table-column">
      <style:table-column-properties style:column-width="5.6cm" style:rel-column-width="24551*"/>
    </style:style>
    <style:style style:name="表97.C" style:family="table-column">
      <style:table-column-properties style:column-width="8.311cm" style:rel-column-width="36438*"/>
    </style:style>
    <style:style style:name="表97.1" style:family="table-row">
      <style:table-row-properties fo:keep-together="auto"/>
    </style:style>
    <style:style style:name="表97.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97.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97.2" style:family="table-row">
      <style:table-row-properties style:min-row-height="0.564cm" fo:keep-together="auto"/>
    </style:style>
    <style:style style:name="表97.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7.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7.C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97.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97.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97.C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54" style:family="table">
      <style:table-properties style:width="14.949cm" fo:margin-left="2.036cm" fo:margin-right="0.016cm" table:align="margins" style:writing-mode="lr-tb"/>
    </style:style>
    <style:style style:name="表54.A" style:family="table-column">
      <style:table-column-properties style:column-width="0.993cm" style:rel-column-width="4353*"/>
    </style:style>
    <style:style style:name="表54.B" style:family="table-column">
      <style:table-column-properties style:column-width="5.622cm" style:rel-column-width="24644*"/>
    </style:style>
    <style:style style:name="表54.C" style:family="table-column">
      <style:table-column-properties style:column-width="8.334cm" style:rel-column-width="36538*"/>
    </style:style>
    <style:style style:name="表54.1" style:family="table-row">
      <style:table-row-properties fo:keep-together="auto"/>
    </style:style>
    <style:style style:name="表54.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54.C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54.2" style:family="table-row">
      <style:table-row-properties style:min-row-height="0.111cm" fo:keep-together="auto"/>
    </style:style>
    <style:style style:name="表54.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54.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54.C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54.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54.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4.C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54.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54.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54.C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 style:family="table">
      <style:table-properties style:width="14.972cm" fo:margin-left="2.021cm" fo:margin-right="0.007cm" table:align="margins" style:writing-mode="lr-tb"/>
    </style:style>
    <style:style style:name="表106.A" style:family="table-column">
      <style:table-column-properties style:column-width="0.975cm" style:rel-column-width="4269*"/>
    </style:style>
    <style:style style:name="表106.B" style:family="table-column">
      <style:table-column-properties style:column-width="2.993cm" style:rel-column-width="13102*"/>
    </style:style>
    <style:style style:name="表106.C" style:family="table-column">
      <style:table-column-properties style:column-width="3.159cm" style:rel-column-width="13828*"/>
    </style:style>
    <style:style style:name="表106.D" style:family="table-column">
      <style:table-column-properties style:column-width="4.168cm" style:rel-column-width="18244*"/>
    </style:style>
    <style:style style:name="表106.E" style:family="table-column">
      <style:table-column-properties style:column-width="3.676cm" style:rel-column-width="16092*"/>
    </style:style>
    <style:style style:name="表106.1" style:family="table-row">
      <style:table-row-properties fo:keep-together="auto"/>
    </style:style>
    <style:style style:name="表106.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06.E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06.2" style:family="table-row">
      <style:table-row-properties style:min-row-height="0.095cm" fo:keep-together="auto"/>
    </style:style>
    <style:style style:name="表106.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D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E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6.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D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E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6.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D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E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6.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D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E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6.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D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E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6.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D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E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6.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D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E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6.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D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E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6.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D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06.E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06.A11" style:family="table-cell">
      <style:table-cell-properties style:vertical-align="middle"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表106.B11"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表106.E11" style:family="table-cell">
      <style:table-cell-properties style:vertical-align="middle"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表122" style:family="table">
      <style:table-properties style:width="14.949cm" fo:margin-left="2.021cm" fo:margin-right="0.03cm" table:align="margins" style:writing-mode="lr-tb"/>
    </style:style>
    <style:style style:name="表122.A" style:family="table-column">
      <style:table-column-properties style:column-width="0.974cm" style:rel-column-width="4268*"/>
    </style:style>
    <style:style style:name="表122.B" style:family="table-column">
      <style:table-column-properties style:column-width="4.574cm" style:rel-column-width="20051*"/>
    </style:style>
    <style:style style:name="表122.C" style:family="table-column">
      <style:table-column-properties style:column-width="5.235cm" style:rel-column-width="22950*"/>
    </style:style>
    <style:style style:name="表122.D" style:family="table-column">
      <style:table-column-properties style:column-width="4.166cm" style:rel-column-width="18266*"/>
    </style:style>
    <style:style style:name="表122.1" style:family="table-row">
      <style:table-row-properties fo:keep-together="auto"/>
    </style:style>
    <style:style style:name="表122.A1" style:family="table-cell">
      <style:table-cell-properties style:vertical-align="middle"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22.D1" style:family="table-cell">
      <style:table-cell-properties style:vertical-align="middle" fo:background-color="#c0c0c0" fo:padding-left="0.191cm" fo:padding-right="0.191cm" fo:padding-top="0cm" fo:padding-bottom="0cm" fo:border="0.05pt solid #000000" style:writing-mode="lr-tb">
        <style:background-image/>
      </style:table-cell-properties>
    </style:style>
    <style:style style:name="表122.2" style:family="table-row">
      <style:table-row-properties style:min-row-height="0.494cm" fo:keep-together="auto"/>
    </style:style>
    <style:style style:name="表12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2.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2.3" style:family="table-row">
      <style:table-row-properties style:min-row-height="0.586cm" fo:keep-together="auto"/>
    </style:style>
    <style:style style:name="表12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2.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2.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2.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2.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0" style:family="table">
      <style:table-properties style:width="14.19cm" fo:margin-left="1.993cm" table:align="left"/>
    </style:style>
    <style:style style:name="表120.A" style:family="table-column">
      <style:table-column-properties style:column-width="14.19cm"/>
    </style:style>
    <style:style style:name="表120.A1" style:family="table-cell">
      <style:table-cell-properties style:vertical-align="" fo:padding="0.097cm" fo:border="0.05pt solid #000000"/>
    </style:style>
    <style:style style:name="表119" style:family="table">
      <style:table-properties style:width="14.19cm" fo:margin-left="1.993cm" table:align="left"/>
    </style:style>
    <style:style style:name="表119.A" style:family="table-column">
      <style:table-column-properties style:column-width="14.19cm"/>
    </style:style>
    <style:style style:name="表119.A1" style:family="table-cell">
      <style:table-cell-properties style:vertical-align="" fo:padding="0.097cm" fo:border="0.05pt solid #000000"/>
    </style:style>
    <style:style style:name="表12" style:family="table">
      <style:table-properties style:width="14.928cm" fo:margin-left="2.021cm" fo:margin-right="0.051cm" table:align="margins" style:writing-mode="lr-tb"/>
    </style:style>
    <style:style style:name="表12.A" style:family="table-column">
      <style:table-column-properties style:column-width="2.327cm" style:rel-column-width="10213*"/>
    </style:style>
    <style:style style:name="表12.B" style:family="table-column">
      <style:table-column-properties style:column-width="3.387cm" style:rel-column-width="14867*"/>
    </style:style>
    <style:style style:name="表12.C" style:family="table-column">
      <style:table-column-properties style:column-width="5.001cm" style:rel-column-width="21953*"/>
    </style:style>
    <style:style style:name="表12.D" style:family="table-column">
      <style:table-column-properties style:column-width="4.214cm" style:rel-column-width="18502*"/>
    </style:style>
    <style:style style:name="表12.1" style:family="table-row">
      <style:table-row-properties fo:keep-together="auto"/>
    </style:style>
    <style:style style:name="表1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2.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2.2" style:family="table-row">
      <style:table-row-properties style:min-row-height="0.095cm" fo:keep-together="auto"/>
    </style:style>
    <style:style style:name="表1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2.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2.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2.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2.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2.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2.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2.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2.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13" style:family="table">
      <style:table-properties style:width="14.949cm" fo:margin-left="2.013cm" fo:margin-right="0.039cm" table:align="margins" style:writing-mode="lr-tb"/>
    </style:style>
    <style:style style:name="表113.A" style:family="table-column">
      <style:table-column-properties style:column-width="2.335cm" style:rel-column-width="10238*"/>
    </style:style>
    <style:style style:name="表113.B" style:family="table-column">
      <style:table-column-properties style:column-width="12.614cm" style:rel-column-width="55297*"/>
    </style:style>
    <style:style style:name="表113.1" style:family="table-row">
      <style:table-row-properties fo:keep-together="auto"/>
    </style:style>
    <style:style style:name="表113.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13.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13.2" style:family="table-row">
      <style:table-row-properties style:min-row-height="0.132cm" fo:keep-together="auto"/>
    </style:style>
    <style:style style:name="表113.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13.B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 style:family="table">
      <style:table-properties style:width="14.949cm" fo:margin-left="2.021cm" fo:margin-right="0.03cm" table:align="margins" style:writing-mode="lr-tb"/>
    </style:style>
    <style:style style:name="表72.A" style:family="table-column">
      <style:table-column-properties style:column-width="2.353cm" style:rel-column-width="10315*"/>
    </style:style>
    <style:style style:name="表72.B" style:family="table-column">
      <style:table-column-properties style:column-width="3.36cm" style:rel-column-width="14730*"/>
    </style:style>
    <style:style style:name="表72.C" style:family="table-column">
      <style:table-column-properties style:column-width="4.974cm" style:rel-column-width="21806*"/>
    </style:style>
    <style:style style:name="表72.D" style:family="table-column">
      <style:table-column-properties style:column-width="4.262cm" style:rel-column-width="18684*"/>
    </style:style>
    <style:style style:name="表72.1" style:family="table-row">
      <style:table-row-properties fo:keep-together="auto"/>
    </style:style>
    <style:style style:name="表7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72.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72.2" style:family="table-row">
      <style:table-row-properties style:min-row-height="0.095cm" fo:keep-together="auto"/>
    </style:style>
    <style:style style:name="表7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1"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1"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1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1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2.A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B2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2.C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72.D2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118" style:family="table">
      <style:table-properties style:width="14.949cm" fo:margin-left="2.013cm" fo:margin-right="0.039cm" table:align="margins" style:writing-mode="lr-tb"/>
    </style:style>
    <style:style style:name="表118.A" style:family="table-column">
      <style:table-column-properties style:column-width="2.335cm" style:rel-column-width="10238*"/>
    </style:style>
    <style:style style:name="表118.B" style:family="table-column">
      <style:table-column-properties style:column-width="12.614cm" style:rel-column-width="55297*"/>
    </style:style>
    <style:style style:name="表118.1" style:family="table-row">
      <style:table-row-properties fo:keep-together="auto"/>
    </style:style>
    <style:style style:name="表118.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18.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18.2" style:family="table-row">
      <style:table-row-properties style:min-row-height="0.132cm" fo:keep-together="auto"/>
    </style:style>
    <style:style style:name="表118.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118.B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26" style:family="table">
      <style:table-properties style:width="14.963cm" fo:margin-left="2.057cm" fo:margin-right="-0.019cm" table:align="margins" style:writing-mode="lr-tb"/>
    </style:style>
    <style:style style:name="表26.A" style:family="table-column">
      <style:table-column-properties style:column-width="0.968cm" style:rel-column-width="4241*"/>
    </style:style>
    <style:style style:name="表26.B" style:family="table-column">
      <style:table-column-properties style:column-width="2.448cm" style:rel-column-width="10722*"/>
    </style:style>
    <style:style style:name="表26.C" style:family="table-column">
      <style:table-column-properties style:column-width="5.138cm" style:rel-column-width="22504*"/>
    </style:style>
    <style:style style:name="表26.D" style:family="table-column">
      <style:table-column-properties style:column-width="6.408cm" style:rel-column-width="28068*"/>
    </style:style>
    <style:style style:name="表26.1" style:family="table-row">
      <style:table-row-properties fo:keep-together="auto"/>
    </style:style>
    <style:style style:name="表26.A1" style:family="table-cell">
      <style:table-cell-properties style:vertical-align="middle"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6.D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6.2" style:family="table-row">
      <style:table-row-properties style:min-row-height="0.095cm" fo:keep-together="auto"/>
    </style:style>
    <style:style style:name="表26.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D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26.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B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6.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D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26.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B4"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6.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D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26.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B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6.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D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26.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B6"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6.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D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26.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B7"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6.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D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26.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B8"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6.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D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26.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B9"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6.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D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26.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B10"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6.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表26.D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表71" style:family="table">
      <style:table-properties style:width="15.67cm" fo:margin-left="1.344cm" fo:margin-right="-0.014cm" table:align="margins" style:writing-mode="lr-tb"/>
    </style:style>
    <style:style style:name="表71.A" style:family="table-column">
      <style:table-column-properties style:column-width="1.002cm" style:rel-column-width="4189*"/>
    </style:style>
    <style:style style:name="表71.B" style:family="table-column">
      <style:table-column-properties style:column-width="5.17cm" style:rel-column-width="21621*"/>
    </style:style>
    <style:style style:name="表71.C" style:family="table-column">
      <style:table-column-properties style:column-width="9.499cm" style:rel-column-width="39725*"/>
    </style:style>
    <style:style style:name="表71.1" style:family="table-row">
      <style:table-row-properties fo:keep-together="auto"/>
    </style:style>
    <style:style style:name="表71.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71.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71.2" style:family="table-row">
      <style:table-row-properties style:min-row-height="0.564cm" fo:keep-together="auto"/>
    </style:style>
    <style:style style:name="表71.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表71.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表71.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71.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表71.B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表7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71.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表71.B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表71.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67" style:family="table">
      <style:table-properties style:width="17cm" table:align="margins" fo:keep-with-next="always"/>
    </style:style>
    <style:style style:name="表67.A" style:family="table-column">
      <style:table-column-properties style:column-width="4.249cm" style:rel-column-width="16383*"/>
    </style:style>
    <style:style style:name="表67.D" style:family="table-column">
      <style:table-column-properties style:column-width="4.251cm" style:rel-column-width="16386*"/>
    </style:style>
    <style:style style:name="表67.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7.D1" style:family="table-cell">
      <style:table-cell-properties fo:background-color="#c0c0c0" fo:padding="0.097cm" fo:border="0.05pt solid #000000">
        <style:background-image/>
      </style:table-cell-properties>
    </style:style>
    <style:style style:name="表67.A2" style:family="table-cell">
      <style:table-cell-properties style:vertical-align="middle" fo:padding="0.097cm" fo:border-left="0.05pt solid #000000" fo:border-right="none" fo:border-top="none" fo:border-bottom="0.05pt solid #000000"/>
    </style:style>
    <style:style style:name="表67.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IPA Pゴシック1" style:font-name-asian="IPA Pゴシック1" style:language-asian="ja" style:country-asian="JP"/>
    </style:style>
    <style:style style:name="P3" style:family="paragraph" style:parent-style-name="Standard">
      <style:text-properties style:font-name="IPA Pゴシック1" fo:font-size="8pt" style:font-name-asian="IPA Pゴシック1" style:font-size-asian="8pt" style:font-size-complex="8pt"/>
    </style:style>
    <style:style style:name="P4" style:family="paragraph" style:parent-style-name="Standard">
      <style:paragraph-properties fo:text-align="start" style:justify-single-word="false"/>
      <style:text-properties style:font-name="IPA Pゴシック1" fo:font-size="8pt" style:font-name-asian="IPA Pゴシック1" style:font-size-asian="8pt" style:font-size-complex="8pt"/>
    </style:style>
    <style:style style:name="P5" style:family="paragraph" style:parent-style-name="Standard">
      <style:text-properties style:font-name="IPA Pゴシック1" fo:font-size="8pt" style:font-name-asian="IPA Pゴシック1" style:font-size-asian="8pt" style:language-asian="ja" style:country-asian="JP" style:font-size-complex="8pt"/>
    </style:style>
    <style:style style:name="P6" style:family="paragraph" style:parent-style-name="Standard">
      <style:text-properties style:language-asian="ja" style:country-asian="JP"/>
    </style:style>
    <style:style style:name="P7" style:family="paragraph" style:parent-style-name="Standard">
      <style:text-properties officeooo:paragraph-rsid="000475bc" style:language-asian="ja" style:country-asian="JP"/>
    </style:style>
    <style:style style:name="P8" style:family="paragraph" style:parent-style-name="Standard">
      <style:text-properties officeooo:paragraph-rsid="0044bb5f" style:language-asian="ja" style:country-asian="JP"/>
    </style:style>
    <style:style style:name="P9" style:family="paragraph" style:parent-style-name="Standard">
      <style:text-properties fo:font-size="9pt" style:font-size-asian="9pt" style:language-asian="ja" style:country-asian="JP" style:font-size-complex="9pt"/>
    </style:style>
    <style:style style:name="P10" style:family="paragraph" style:parent-style-name="Standard">
      <style:text-properties fo:font-variant="normal" fo:text-transform="none" fo:color="#000000" style:font-name="ＭＳ ゴシック2" fo:font-size="9pt" fo:letter-spacing="normal" fo:font-style="normal" fo:font-weight="normal" style:font-name-asian="ＭＳ ゴシック2" style:font-size-asian="9pt" style:language-asian="ja" style:country-asian="JP" style:font-size-complex="9pt"/>
    </style:style>
    <style:style style:name="P11" style:family="paragraph" style:parent-style-name="Standard">
      <style:text-properties fo:font-variant="normal" fo:text-transform="none" fo:color="#000000" style:font-name="IPA Pゴシック2" fo:font-size="9pt" fo:letter-spacing="normal" style:font-name-asian="IPA Pゴシック2" style:font-size-asian="9pt" style:language-asian="ja" style:country-asian="JP" style:font-style-asian="normal" style:font-weight-asian="normal" style:font-size-complex="9pt"/>
    </style:style>
    <style:style style:name="P12" style:family="paragraph" style:parent-style-name="Standard">
      <style:paragraph-properties fo:text-align="center" style:justify-single-word="false"/>
      <style:text-properties fo:font-variant="normal" fo:text-transform="none" fo:color="#000000" style:text-outline="false" style:text-line-through-style="none" style:font-name="IPA Pゴシック1" fo:font-size="8pt" fo:letter-spacing="normal" fo:font-style="normal" fo:text-shadow="none" style:text-underline-style="none" fo:font-weight="normal" fo:background-color="transparent" style:font-name-asian="IPA Pゴシック1" style:font-size-asian="8pt" style:language-asian="ja" style:country-asian="JP" style:font-style-asian="normal" style:font-weight-asian="normal" style:font-name-complex="ＭＳ Ｐゴシック1" style:font-size-complex="8pt" style:font-style-complex="normal" style:font-weight-complex="normal" style:text-emphasize="none" style:text-overline-style="none" style:text-overline-color="font-color"/>
    </style:style>
    <style:style style:name="P13" style:family="paragraph" style:parent-style-name="Standard">
      <style:text-properties fo:color="#000000" style:language-asian="ja" style:country-asian="JP"/>
    </style:style>
    <style:style style:name="P14" style:family="paragraph" style:parent-style-name="Standard">
      <style:text-properties fo:color="#000000" style:font-name="IPA Pゴシック2" style:font-name-asian="IPA Pゴシック2" style:font-size-asian="24pt" style:language-asian="ja" style:country-asian="JP"/>
    </style:style>
    <style:style style:name="P15" style:family="paragraph" style:parent-style-name="Standard">
      <style:text-properties fo:color="#000000" style:font-name="IPA Pゴシック2" fo:font-size="9pt" style:font-name-asian="IPA Pゴシック2" style:font-size-asian="9pt" style:font-weight-asian="bold" style:font-size-complex="9pt"/>
    </style:style>
    <style:style style:name="P16" style:family="paragraph" style:parent-style-name="Standard">
      <style:text-properties fo:color="#000000" style:font-name="IPA Pゴシック1" fo:font-size="8pt" fo:font-style="normal" style:font-name-asian="ＭＳ Ｐゴシック1" style:font-size-asian="8pt" style:font-style-asian="normal" style:font-size-complex="8pt" style:font-style-complex="normal"/>
    </style:style>
    <style:style style:name="P17" style:family="paragraph" style:parent-style-name="Standard">
      <style:paragraph-properties fo:text-align="center" style:justify-single-word="false"/>
      <style:text-properties fo:color="#000000" style:font-name="IPA Pゴシック1" fo:font-size="8pt" fo:font-style="normal" style:font-name-asian="ＭＳ Ｐゴシック1" style:font-size-asian="8pt" style:language-asian="ja" style:country-asian="JP" style:font-style-asian="normal" style:font-size-complex="8pt" style:font-style-complex="normal"/>
    </style:style>
    <style:style style:name="P18" style:family="paragraph" style:parent-style-name="Standard">
      <style:paragraph-properties fo:text-align="center" style:justify-single-word="false"/>
      <style:text-properties fo:color="#000000" style:font-name="IPA Pゴシック1" fo:font-size="8pt" fo:font-style="normal" officeooo:paragraph-rsid="00205a84" style:font-name-asian="ＭＳ Ｐゴシック1" style:font-size-asian="8pt" style:language-asian="ja" style:country-asian="JP" style:font-style-asian="normal" style:font-size-complex="8pt" style:font-style-complex="normal"/>
    </style:style>
    <style:style style:name="P19" style:family="paragraph" style:parent-style-name="Standard">
      <style:paragraph-properties fo:text-align="center" style:justify-single-word="false"/>
      <style:text-properties fo:color="#000000" style:font-name="IPA Pゴシック1" fo:font-size="8pt" fo:font-style="normal" style:text-underline-style="none" style:font-name-asian="ＭＳ Ｐゴシック1" style:font-size-asian="8pt" style:language-asian="ja" style:country-asian="JP" style:font-style-asian="normal" style:font-size-complex="8pt" style:font-style-complex="normal"/>
    </style:style>
    <style:style style:name="P20" style:family="paragraph" style:parent-style-name="Standard">
      <style:text-properties style:font-name="IPA Pゴシック2" style:font-name-asian="IPA Pゴシック2"/>
    </style:style>
    <style:style style:name="P21" style:family="paragraph" style:parent-style-name="Standard">
      <style:text-properties style:font-name="IPA Pゴシック2" style:font-name-asian="IPA Pゴシック2" style:language-asian="ja" style:country-asian="JP"/>
    </style:style>
    <style:style style:name="P22" style:family="paragraph" style:parent-style-name="Standard">
      <style:text-properties style:font-name="IPA Pゴシック2" fo:font-size="9pt" style:font-name-asian="IPA Pゴシック2" style:font-size-asian="9pt" style:language-asian="ja" style:country-asian="JP" style:font-size-complex="9pt"/>
    </style:style>
    <style:style style:name="P23" style:family="paragraph" style:parent-style-name="Standard">
      <style:text-properties style:text-outline="false" style:text-line-through-style="none" style:font-name="IPA Pゴシック1" fo:font-size="8pt" fo:font-style="normal" fo:text-shadow="none" style:text-underline-style="none" fo:font-weight="normal" style:font-name-asian="IPA Pゴシック1" style:font-size-asian="8pt" style:language-asian="ja" style:country-asian="JP" style:font-style-asian="normal" style:font-weight-asian="normal" style:font-name-complex="IPA Pゴシック1" style:font-size-complex="8pt" style:font-style-complex="normal" style:font-weight-complex="normal" style:text-emphasize="none" style:text-overline-style="none" style:text-overline-color="font-color"/>
    </style:style>
    <style:style style:name="P24" style:family="paragraph" style:parent-style-name="Standard">
      <style:text-properties style:text-outline="false" style:text-line-through-style="none" style:font-name="IPA Pゴシック1" fo:font-size="8pt" fo:font-style="normal" fo:text-shadow="none" style:text-underline-style="none" fo:font-weight="normal" style:font-name-asian="IPA Pゴシック1" style:font-size-asian="8pt" style:font-style-asian="normal" style:font-weight-asian="normal" style:font-name-complex="Tahoma" style:font-size-complex="8pt" style:font-style-complex="normal" style:font-weight-complex="normal" style:text-emphasize="none" style:text-overline-style="none" style:text-overline-color="font-color"/>
    </style:style>
    <style:style style:name="P25" style:family="paragraph" style:parent-style-name="Standard">
      <style:paragraph-properties fo:text-align="start" style:justify-single-word="false"/>
      <style:text-properties style:text-outline="false" style:text-line-through-style="none" style:font-name="IPA Pゴシック1" fo:font-size="8pt" fo:font-style="normal" fo:text-shadow="none" style:text-underline-style="none" fo:font-weight="normal" style:font-name-asian="IPA Pゴシック1" style:font-size-asian="8pt" style:font-style-asian="normal" style:font-weight-asian="normal" style:font-name-complex="IPA Pゴシック1" style:font-size-complex="8pt" style:font-style-complex="normal" style:font-weight-complex="normal" style:text-emphasize="none" style:text-overline-style="none" style:text-overline-color="font-color"/>
    </style:style>
    <style:style style:name="P26" style:family="paragraph" style:parent-style-name="Standard">
      <style:text-properties style:text-outline="false" style:text-line-through-style="none" style:font-name="IPA Pゴシック1" fo:font-size="8pt" fo:font-style="normal" fo:text-shadow="none" style:text-underline-style="none" fo:font-weight="normal" officeooo:paragraph-rsid="0031207f" style:font-name-asian="Tahoma" style:font-size-asian="8pt" style:language-asian="ja" style:country-asian="JP" style:font-style-asian="normal" style:font-weight-asian="normal" style:font-name-complex="Tahoma" style:font-size-complex="8pt" style:font-style-complex="normal" style:font-weight-complex="normal" style:text-emphasize="none" style:text-overline-style="none" style:text-overline-color="font-color"/>
    </style:style>
    <style:style style:name="P27" style:family="paragraph" style:parent-style-name="_33_.本文_28_小見出し_29_">
      <style:paragraph-properties fo:margin-left="0cm" fo:margin-right="0cm" fo:text-indent="0cm" style:auto-text-indent="false"/>
    </style:style>
    <style:style style:name="P28" style:family="paragraph" style:parent-style-name="_33_.本文_28_小見出し_29_">
      <style:paragraph-properties fo:margin-left="0cm" fo:margin-right="0cm" fo:text-indent="0cm" style:auto-text-indent="false"/>
      <style:text-properties fo:font-variant="normal" fo:text-transform="none" fo:color="#000000" style:font-name="IPA Pゴシック1" fo:font-size="9pt" fo:letter-spacing="normal" fo:font-style="normal" fo:font-weight="normal" style:font-name-asian="IPA Pゴシック1" style:font-size-asian="9pt" style:language-asian="ja" style:country-asian="JP" style:font-size-complex="9pt"/>
    </style:style>
    <style:style style:name="P29" style:family="paragraph" style:parent-style-name="_33_.本文_28_小見出し_29_">
      <style:paragraph-properties fo:margin-left="0cm" fo:margin-right="0cm" fo:text-indent="0cm" style:auto-text-indent="false"/>
      <style:text-properties fo:font-variant="normal" fo:text-transform="none" fo:color="#000000" style:font-name="IPA Pゴシック1" fo:font-size="9pt" fo:letter-spacing="normal" fo:font-weight="normal" style:font-name-asian="IPA Pゴシック1" style:font-size-asian="9pt" style:language-asian="ja" style:country-asian="JP" style:font-style-asian="normal" style:font-weight-asian="normal" style:font-size-complex="9pt" style:font-weight-complex="normal"/>
    </style:style>
    <style:style style:name="P30" style:family="paragraph" style:parent-style-name="_33_.本文_28_小見出し_29_">
      <style:paragraph-properties fo:margin-left="0cm" fo:margin-right="0cm" fo:text-indent="0cm" style:auto-text-indent="false"/>
      <style:text-properties style:language-asian="ja" style:country-asian="JP"/>
    </style:style>
    <style:style style:name="P31" style:family="paragraph" style:parent-style-name="_33_.本文_28_小見出し_29_">
      <style:paragraph-properties fo:margin-left="0cm" fo:margin-right="0cm" fo:text-indent="0cm" style:auto-text-indent="false"/>
      <style:text-properties style:font-name="IPA Pゴシック1" style:font-name-asian="IPA Pゴシック1" style:language-asian="ja" style:country-asian="JP"/>
    </style:style>
    <style:style style:name="P32" style:family="paragraph" style:parent-style-name="_33_.本文_28_小見出し_29_">
      <style:paragraph-properties fo:margin-left="0cm" fo:margin-right="0cm" fo:text-indent="0cm" style:auto-text-indent="false"/>
      <style:text-properties style:font-name="IPA Pゴシック2" style:font-name-asian="IPA Pゴシック2"/>
    </style:style>
    <style:style style:name="P33" style:family="paragraph" style:parent-style-name="_33_.本文_28_小見出し_29_">
      <style:paragraph-properties fo:margin-left="0cm" fo:margin-right="0cm" fo:text-indent="0cm" style:auto-text-indent="false"/>
      <style:text-properties style:font-name="IPA Pゴシック2" style:font-name-asian="IPA Pゴシック2" style:language-asian="ja" style:country-asian="JP"/>
    </style:style>
    <style:style style:name="P34" style:family="paragraph" style:parent-style-name="_33_.本文_28_小見出し_29_">
      <style:paragraph-properties fo:margin-left="0cm" fo:margin-right="0cm" fo:text-indent="0cm" style:auto-text-indent="false"/>
      <style:text-properties fo:color="#000000" style:font-name="IPA Pゴシック2" fo:font-size="8pt" style:font-name-asian="IPA Pゴシック2" style:language-asian="ja" style:country-asian="JP" style:font-size-complex="8pt"/>
    </style:style>
    <style:style style:name="P35" style:family="paragraph" style:parent-style-name="_33_.本文_28_小見出し_29_">
      <style:paragraph-properties fo:margin-left="0cm" fo:margin-right="0cm" fo:text-indent="0cm" style:auto-text-indent="false"/>
      <style:text-properties fo:font-size="8pt" style:font-size-asian="8pt" style:font-size-complex="8pt"/>
    </style:style>
    <style:style style:name="P36" style:family="paragraph" style:parent-style-name="_32_.本文_ff08_中見出し_ff09_">
      <style:paragraph-properties fo:margin-left="0cm" fo:margin-right="0cm" fo:text-indent="0cm" style:auto-text-indent="false"/>
    </style:style>
    <style:style style:name="P37" style:family="paragraph" style:parent-style-name="_32_.本文_ff08_中見出し_ff09_">
      <style:paragraph-properties fo:margin-left="0cm" fo:margin-right="0cm" fo:text-indent="0cm" style:auto-text-indent="false"/>
      <style:text-properties style:font-name="IPA Pゴシック2" style:font-name-asian="IPA Pゴシック2"/>
    </style:style>
    <style:style style:name="P38" style:family="paragraph" style:parent-style-name="_32_.本文_ff08_中見出し_ff09_">
      <style:paragraph-properties fo:margin-left="0cm" fo:margin-right="0cm" fo:text-indent="0cm" style:auto-text-indent="false"/>
      <style:text-properties style:font-name="IPA Pゴシック2" style:font-name-asian="IPA Pゴシック2" style:language-asian="ja" style:country-asian="JP"/>
    </style:style>
    <style:style style:name="P39" style:family="paragraph" style:parent-style-name="_32_.本文_ff08_中見出し_ff09_">
      <style:paragraph-properties fo:margin-left="0cm" fo:margin-right="0cm" fo:text-indent="0cm" style:auto-text-indent="false"/>
      <style:text-properties style:language-asian="ja" style:country-asian="JP"/>
    </style:style>
    <style:style style:name="P40" style:family="paragraph" style:parent-style-name="_32_.本文_ff08_中見出し_ff09_">
      <style:paragraph-properties fo:margin-left="0cm" fo:margin-right="0cm" fo:text-align="center" style:justify-single-word="false" fo:text-indent="0cm" style:auto-text-indent="false"/>
      <style:text-properties fo:font-style="italic" style:language-asian="ja" style:country-asian="JP" style:font-style-asian="italic" style:font-style-complex="italic"/>
    </style:style>
    <style:style style:name="P41" style:family="paragraph" style:parent-style-name="_31_.本文_28_大見出し_29_">
      <style:paragraph-properties fo:margin-left="0cm" fo:margin-right="0cm" fo:text-indent="0cm" style:auto-text-indent="false"/>
      <style:text-properties style:font-name-asian="IPA Pゴシック1" style:language-asian="ja" style:country-asian="JP"/>
    </style:style>
    <style:style style:name="P42" style:family="paragraph" style:parent-style-name="_31_.本文_28_大見出し_29_">
      <style:paragraph-properties fo:margin-left="0cm" fo:margin-right="0cm" fo:text-indent="0cm" style:auto-text-indent="false"/>
      <style:text-properties style:font-name="IPA Pゴシック1" fo:font-size="8pt" style:font-name-asian="IPA Pゴシック1" style:font-size-asian="8pt" style:language-asian="ja" style:country-asian="JP" style:font-size-complex="8pt"/>
    </style:style>
    <style:style style:name="P43" style:family="paragraph" style:parent-style-name="Table">
      <style:paragraph-properties fo:margin-left="0cm" fo:margin-right="0cm" fo:text-indent="0cm" style:auto-text-indent="false"/>
      <style:text-properties style:font-name="IPA Pゴシック2" style:font-name-asian="IPA Pゴシック2" style:language-asian="ja" style:country-asian="JP"/>
    </style:style>
    <style:style style:name="P44" style:family="paragraph" style:parent-style-name="_39_6.注意_28_中見出し_29_">
      <style:paragraph-properties fo:margin-left="0cm" fo:margin-right="0cm" fo:text-indent="0cm" style:auto-text-indent="false"/>
      <style:text-properties style:font-name="IPA Pゴシック2" style:font-name-asian="IPA Pゴシック2" style:language-asian="ja" style:country-asian="JP"/>
    </style:style>
    <style:style style:name="P45" style:family="paragraph" style:parent-style-name="Standard">
      <style:paragraph-properties fo:margin-left="0cm" fo:margin-right="0cm" fo:text-indent="0cm" style:auto-text-indent="false"/>
      <style:text-properties style:font-name="IPA Pゴシック2" style:font-name-asian="IPA Pゴシック2" style:language-asian="ja" style:country-asian="JP"/>
    </style:style>
    <style:style style:name="P4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IPA Pゴシック2" fo:font-size="9pt" fo:letter-spacing="normal" fo:font-style="normal" fo:font-weight="normal" style:font-name-asian="IPA Pゴシック2" style:font-size-asian="9pt" style:language-asian="ja" style:country-asian="JP" style:font-size-complex="9pt"/>
    </style:style>
    <style:style style:name="P47" style:family="paragraph" style:parent-style-name="Standard">
      <style:paragraph-properties fo:margin-left="0cm" fo:margin-right="0cm" fo:text-indent="0cm" style:auto-text-indent="false" fo:break-before="page"/>
      <style:text-properties style:font-name="IPA Pゴシック2" style:font-name-asian="IPA Pゴシック2" style:language-asian="ja" style:country-asian="JP"/>
    </style:style>
    <style:style style:name="P48" style:family="paragraph" style:parent-style-name="Footnote">
      <style:paragraph-properties fo:margin-left="0cm" fo:margin-right="0cm" fo:text-indent="0cm" style:auto-text-indent="false"/>
      <style:text-properties fo:font-size="8pt" officeooo:rsid="00431fab" officeooo:paragraph-rsid="00455780" style:font-size-asian="8pt" style:font-size-complex="8pt"/>
    </style:style>
    <style:style style:name="P49" style:family="paragraph" style:parent-style-name="_39_94.見出し中_28_その他_29_">
      <style:paragraph-properties fo:margin-left="0.667cm" fo:margin-right="0cm" fo:text-indent="0cm" style:auto-text-indent="false"/>
    </style:style>
    <style:style style:name="P50" style:family="paragraph" style:parent-style-name="_31_.本文_28_大見出し_29_">
      <style:paragraph-properties fo:margin-left="0.667cm" fo:margin-right="0cm" fo:text-indent="0cm" style:auto-text-indent="false"/>
    </style:style>
    <style:style style:name="P51" style:family="paragraph" style:parent-style-name="_31_.本文_28_大見出し_29_">
      <style:paragraph-properties fo:margin-left="0.667cm" fo:margin-right="0cm" fo:text-indent="0cm" style:auto-text-indent="false"/>
      <style:text-properties style:font-name="IPA Pゴシック2" style:font-name-asian="IPA Pゴシック2"/>
    </style:style>
    <style:style style:name="P52" style:family="paragraph" style:parent-style-name="_31_.本文_28_大見出し_29_">
      <style:paragraph-properties fo:margin-left="0.667cm" fo:margin-right="0cm" fo:text-align="center" style:justify-single-word="false" fo:text-indent="0cm" style:auto-text-indent="false"/>
      <style:text-properties style:font-name="IPA Pゴシック2" style:font-name-asian="IPA Pゴシック2"/>
    </style:style>
    <style:style style:name="P53" style:family="paragraph" style:parent-style-name="_32_.本文_ff08_中見出し_ff09_">
      <style:paragraph-properties fo:margin-left="1.334cm" fo:margin-right="0cm" fo:text-indent="0cm" style:auto-text-indent="false"/>
    </style:style>
    <style:style style:name="P54" style:family="paragraph" style:parent-style-name="_32_.本文_ff08_中見出し_ff09_">
      <style:paragraph-properties fo:margin-left="1.334cm" fo:margin-right="0cm" fo:text-indent="0cm" style:auto-text-indent="false"/>
      <style:text-properties style:language-asian="ja" style:country-asian="JP"/>
    </style:style>
    <style:style style:name="P55" style:family="paragraph" style:parent-style-name="_32_.本文_ff08_中見出し_ff09_">
      <style:paragraph-properties fo:margin-left="1.334cm" fo:margin-right="0cm" fo:text-indent="0cm" style:auto-text-indent="false"/>
      <style:text-properties style:font-name="IPA Pゴシック2" style:font-name-asian="IPA Pゴシック2" style:language-asian="ja" style:country-asian="JP"/>
    </style:style>
    <style:style style:name="P56" style:family="paragraph" style:parent-style-name="_32_.本文_ff08_中見出し_ff09_">
      <style:paragraph-properties fo:margin-left="1.334cm" fo:margin-right="0cm" fo:text-indent="0cm" style:auto-text-indent="false"/>
      <style:text-properties style:text-underline-style="solid" style:text-underline-width="auto" style:text-underline-color="font-color" style:language-asian="ja" style:country-asian="JP"/>
    </style:style>
    <style:style style:name="P57" style:family="paragraph" style:parent-style-name="Table">
      <style:paragraph-properties fo:margin-left="1.334cm" fo:margin-right="0cm" fo:text-indent="0cm" style:auto-text-indent="false" fo:keep-with-next="always"/>
    </style:style>
    <style:style style:name="P58" style:family="paragraph" style:parent-style-name="Table">
      <style:paragraph-properties fo:margin-left="1.334cm" fo:margin-right="0cm" fo:text-indent="0cm" style:auto-text-indent="false" fo:keep-with-next="always"/>
      <style:text-properties style:font-name="IPA Pゴシック2" style:font-name-asian="IPA Pゴシック2"/>
    </style:style>
    <style:style style:name="P59" style:family="paragraph" style:parent-style-name="Table">
      <style:paragraph-properties fo:margin-left="1.334cm" fo:margin-right="0cm" fo:text-indent="0cm" style:auto-text-indent="false" fo:keep-with-next="always"/>
      <style:text-properties style:font-name="IPA Pゴシック2" fo:font-size="9pt" fo:font-weight="normal" style:font-name-asian="IPA Pゴシック2" style:font-size-asian="9pt" style:language-asian="ja" style:country-asian="JP" style:font-weight-asian="normal" style:font-size-complex="9pt" style:font-weight-complex="normal"/>
    </style:style>
    <style:style style:name="P60" style:family="paragraph" style:parent-style-name="Standard">
      <style:paragraph-properties fo:margin-left="1.334cm" fo:margin-right="0cm" fo:text-indent="0cm" style:auto-text-indent="false"/>
      <style:text-properties style:language-asian="ja" style:country-asian="JP"/>
    </style:style>
    <style:style style:name="P61" style:family="paragraph" style:parent-style-name="Table">
      <style:paragraph-properties fo:margin-left="1.334cm" fo:margin-right="0cm" fo:text-indent="0cm" style:auto-text-indent="false" fo:break-before="page"/>
      <style:text-properties style:font-name="IPA Pゴシック2" style:font-name-asian="IPA Pゴシック2"/>
    </style:style>
    <style:style style:name="P62" style:family="paragraph" style:parent-style-name="_32_.本文_ff08_中見出し_ff09_">
      <style:paragraph-properties fo:margin-left="1.334cm" fo:margin-right="0cm" fo:text-indent="0cm" style:auto-text-indent="false" fo:break-before="page"/>
      <style:text-properties style:text-underline-style="solid" style:text-underline-width="auto" style:text-underline-color="font-color" style:language-asian="ja" style:country-asian="JP"/>
    </style:style>
    <style:style style:name="P63" style:family="paragraph" style:parent-style-name="_39_4.表内">
      <style:paragraph-properties fo:margin-left="1.334cm" fo:margin-right="0cm" fo:text-align="start" style:justify-single-word="false" fo:text-indent="0cm" style:auto-text-indent="false"/>
      <style:text-properties fo:font-variant="normal" fo:text-transform="none" fo:color="#000000" style:font-name="IPA Pゴシック2" fo:font-size="9pt" fo:letter-spacing="normal" fo:font-style="normal" fo:font-weight="normal" style:font-name-asian="IPA Pゴシック2" style:font-size-asian="9pt" style:language-asian="ja" style:country-asian="JP" style:font-style-asian="normal" style:font-weight-asian="normal" style:font-size-complex="9pt"/>
    </style:style>
    <style:style style:name="P64" style:family="paragraph" style:parent-style-name="_39_93.見出し大_28_その他_29_">
      <style:paragraph-properties fo:break-before="page"/>
    </style:style>
    <style:style style:name="P65" style:family="paragraph" style:parent-style-name="_39_93.見出し大_28_その他_29_">
      <style:paragraph-properties fo:break-before="page"/>
      <style:text-properties style:font-name="IPA Pゴシック2" style:font-name-asian="IPA Pゴシック2"/>
    </style:style>
    <style:style style:name="P66" style:family="paragraph" style:parent-style-name="_39_93.見出し大_28_その他_29_">
      <style:paragraph-properties fo:break-before="page"/>
      <style:text-properties style:font-name="IPA Pゴシック2" style:font-name-asian="IPA Pゴシック2" style:language-asian="ja" style:country-asian="JP"/>
    </style:style>
    <style:style style:name="P67" style:family="paragraph" style:parent-style-name="Table">
      <style:paragraph-properties fo:break-before="page"/>
    </style:style>
    <style:style style:name="P68" style:family="paragraph" style:parent-style-name="Table">
      <style:paragraph-properties fo:text-align="center" style:justify-single-word="false" fo:break-before="page"/>
    </style:style>
    <style:style style:name="P69" style:family="paragraph" style:parent-style-name="_33_.本文_28_小見出し_29_">
      <style:paragraph-properties fo:break-before="page"/>
      <style:text-properties style:language-asian="ja" style:country-asian="JP"/>
    </style:style>
    <style:style style:name="P70" style:family="paragraph" style:parent-style-name="_32_.本文_ff08_中見出し_ff09_">
      <style:paragraph-properties fo:break-before="page"/>
      <style:text-properties style:language-asian="ja" style:country-asian="JP"/>
    </style:style>
    <style:style style:name="P71" style:family="paragraph" style:parent-style-name="_39_4.表内">
      <style:paragraph-properties fo:text-align="center" style:justify-single-word="false" fo:break-before="page"/>
      <style:text-properties style:font-name="IPA Pゴシック2" fo:font-size="8pt" fo:font-weight="bold" style:font-name-asian="IPA Pゴシック2" style:font-size-asian="8pt" style:font-weight-asian="bold" style:font-size-complex="8pt" style:font-weight-complex="bold"/>
    </style:style>
    <style:style style:name="P72" style:family="paragraph" style:parent-style-name="_39_4.表内">
      <style:paragraph-properties fo:text-align="center" style:justify-single-word="false" fo:break-before="page"/>
      <style:text-properties style:font-name="IPA Pゴシック2" fo:font-size="8pt" fo:font-weight="bold" style:font-name-asian="IPA Pゴシック2" style:font-size-asian="8pt" style:language-asian="ja" style:country-asian="JP" style:font-weight-asian="bold" style:font-size-complex="8pt" style:font-weight-complex="bold"/>
    </style:style>
    <style:style style:name="P73" style:family="paragraph" style:parent-style-name="Table">
      <style:paragraph-properties fo:text-align="center" style:justify-single-word="false" fo:break-before="page" fo:keep-with-next="always"/>
      <style:text-properties style:font-name="IPA Pゴシック2" style:font-name-asian="IPA Pゴシック2"/>
    </style:style>
    <style:style style:name="P74" style:family="paragraph" style:parent-style-name="Heading_20_1">
      <style:paragraph-properties fo:break-before="page"/>
    </style:style>
    <style:style style:name="P75" style:family="paragraph" style:parent-style-name="Contents_20_Heading">
      <style:paragraph-properties fo:break-before="page"/>
    </style:style>
    <style:style style:name="P76" style:family="paragraph" style:parent-style-name="_39_6.注意_28_中見出し_29_">
      <style:text-properties style:font-name="IPA Pゴシック2" style:font-name-asian="IPA Pゴシック2" style:language-asian="ja" style:country-asian="JP"/>
    </style:style>
    <style:style style:name="P77" style:family="paragraph" style:parent-style-name="_39_6.注意_28_中見出し_29_">
      <style:text-properties style:font-name="IPA Pゴシック2" officeooo:paragraph-rsid="004db061" style:font-name-asian="IPA Pゴシック2" style:language-asian="ja" style:country-asian="JP"/>
    </style:style>
    <style:style style:name="P78" style:family="paragraph" style:parent-style-name="_39_6.注意_28_中見出し_29_">
      <style:text-properties fo:font-size="9pt" style:font-size-asian="9pt" style:font-size-complex="9pt"/>
    </style:style>
    <style:style style:name="P79" style:family="paragraph" style:parent-style-name="_39_6.注意_28_中見出し_29_">
      <style:text-properties officeooo:paragraph-rsid="00422893"/>
    </style:style>
    <style:style style:name="P80" style:family="paragraph" style:parent-style-name="_39_6.注意_28_中見出し_29_">
      <style:text-properties officeooo:paragraph-rsid="004db061"/>
    </style:style>
    <style:style style:name="P81" style:family="paragraph" style:parent-style-name="_39_6.注意_28_中見出し_29_">
      <style:text-properties officeooo:paragraph-rsid="004db061" style:language-asian="ja" style:country-asian="JP"/>
    </style:style>
    <style:style style:name="P82" style:family="paragraph" style:parent-style-name="_39_2.操作例">
      <style:text-properties style:language-asian="ja" style:country-asian="JP"/>
    </style:style>
    <style:style style:name="P83" style:family="paragraph" style:parent-style-name="_39_2.操作例">
      <style:text-properties style:font-name="IPA Pゴシック1" style:font-name-asian="IPA Pゴシック1"/>
    </style:style>
    <style:style style:name="P84" style:family="paragraph" style:parent-style-name="_39_2.操作例">
      <style:text-properties style:font-name="IPA Pゴシック1" style:font-name-asian="IPA Pゴシック1" style:language-asian="ja" style:country-asian="JP"/>
    </style:style>
    <style:style style:name="P85" style:family="paragraph" style:parent-style-name="_39_2.操作例">
      <style:text-properties style:font-name="IPA Pゴシック1" fo:font-size="8pt" style:font-size-asian="8pt" style:font-size-complex="8pt"/>
    </style:style>
    <style:style style:name="P86" style:family="paragraph" style:parent-style-name="_39_2.操作例">
      <style:text-properties style:font-name="IPA Pゴシック1" fo:font-size="8pt" fo:font-style="normal" style:font-name-asian="IPA Pゴシック1" style:font-size-asian="8pt" style:font-style-asian="normal" style:font-size-complex="8pt" style:font-style-complex="normal"/>
    </style:style>
    <style:style style:name="P87" style:family="paragraph" style:parent-style-name="_39_2.操作例">
      <style:text-properties style:font-name="IPA Pゴシック1" fo:font-size="8pt" style:font-name-asian="IPA Pゴシック1" style:font-size-asian="8pt" style:font-size-complex="8pt"/>
    </style:style>
    <style:style style:name="P88" style:family="paragraph" style:parent-style-name="_39_2.操作例">
      <style:text-properties fo:font-size="8pt" style:font-size-asian="8pt" style:font-size-complex="8pt"/>
    </style:style>
    <style:style style:name="P89" style:family="paragraph" style:parent-style-name="_39_2.操作例">
      <style:text-properties fo:color="#000000"/>
    </style:style>
    <style:style style:name="P90" style:family="paragraph" style:parent-style-name="_39_2.操作例">
      <style:text-properties fo:color="#000000" style:font-name="IPA Pゴシック1" style:font-name-asian="IPA Pゴシック1"/>
    </style:style>
    <style:style style:name="P91" style:family="paragraph" style:parent-style-name="_39_2.操作例">
      <style:text-properties style:font-name="IPA Pゴシック2" style:font-name-asian="IPA Pゴシック2"/>
    </style:style>
    <style:style style:name="P92" style:family="paragraph" style:parent-style-name="_39_2.操作例">
      <style:text-properties style:font-name="IPA Pゴシック2" style:font-name-asian="IPA Pゴシック2" style:language-asian="ja" style:country-asian="JP"/>
    </style:style>
    <style:style style:name="P93" style:family="paragraph" style:parent-style-name="_39_2.操作例">
      <style:text-properties style:font-name="IPA Pゴシック2" fo:font-size="8pt" style:font-name-asian="IPA Pゴシック2" style:font-size-asian="8pt" style:font-size-complex="8pt"/>
    </style:style>
    <style:style style:name="P94" style:family="paragraph" style:parent-style-name="_39_2.操作例">
      <style:text-properties style:font-name="IPA Pゴシック2" fo:font-size="8pt" fo:font-style="normal" style:font-name-asian="IPA Pゴシック2" style:font-size-asian="8pt" style:font-style-asian="normal" style:font-size-complex="8pt" style:font-style-complex="normal"/>
    </style:style>
    <style:style style:name="P95" style:family="paragraph" style:parent-style-name="_39_2.操作例">
      <style:text-properties fo:font-variant="normal" fo:text-transform="none" fo:color="#000000" style:font-name="IPA Pゴシック2" fo:font-size="8pt" fo:letter-spacing="normal" fo:font-style="normal" fo:font-weight="normal" style:font-name-asian="IPA Pゴシック2" style:font-size-asian="8pt" style:language-asian="ja" style:country-asian="JP" style:font-style-asian="normal" style:font-weight-asian="normal" style:font-size-complex="8pt" style:font-style-complex="normal" style:font-weight-complex="normal"/>
    </style:style>
    <style:style style:name="P96" style:family="paragraph" style:parent-style-name="_39_2.操作例">
      <style:text-properties fo:font-variant="normal" fo:text-transform="none" fo:color="#000000" style:font-name="IPA Pゴシック1" fo:font-size="8pt" fo:letter-spacing="normal" fo:font-style="normal" fo:font-weight="normal" style:font-name-asian="IPA Pゴシック1" style:font-size-asian="8pt" style:language-asian="ja" style:country-asian="JP" style:font-style-asian="normal" style:font-weight-asian="normal" style:font-size-complex="8pt" style:font-style-complex="normal" style:font-weight-complex="normal"/>
    </style:style>
    <style:style style:name="P97" style:family="paragraph" style:parent-style-name="_39_2.操作例">
      <style:paragraph-properties fo:text-align="center" style:justify-single-word="false"/>
    </style:style>
    <style:style style:name="P98" style:family="paragraph" style:parent-style-name="_39_2.操作例">
      <style:text-properties fo:font-style="normal" fo:font-weight="normal" style:language-asian="ja" style:country-asian="JP" style:font-style-asian="normal" style:font-weight-asian="normal" style:font-style-complex="normal" style:font-weight-complex="normal"/>
    </style:style>
    <style:style style:name="P99" style:family="paragraph" style:parent-style-name="_39_2.操作例">
      <style:text-properties style:text-outline="false" style:text-line-through-style="none" style:font-name="IPA Pゴシック1" fo:font-size="8pt" fo:font-style="normal" fo:text-shadow="none" style:text-underline-style="none" fo:font-weight="normal" style:font-name-asian="IPA Pゴシック1" style:font-size-asian="8pt" style:font-style-asian="normal" style:font-weight-asian="normal" style:font-name-complex="IPA Pゴシック1" style:font-size-complex="8pt" style:font-style-complex="normal" style:font-weight-complex="normal" style:text-emphasize="none" style:text-overline-style="none" style:text-overline-color="font-color"/>
    </style:style>
    <style:style style:name="P100" style:family="paragraph" style:parent-style-name="_39_2.操作例">
      <style:text-properties officeooo:paragraph-rsid="003d2e36"/>
    </style:style>
    <style:style style:name="P101" style:family="paragraph" style:parent-style-name="_39_2.操作例">
      <style:text-properties officeooo:paragraph-rsid="003e5c68"/>
    </style:style>
    <style:style style:name="P102" style:family="paragraph" style:parent-style-name="_39_2.操作例">
      <style:text-properties officeooo:paragraph-rsid="005bc657"/>
    </style:style>
    <style:style style:name="P103" style:family="paragraph" style:parent-style-name="_39_2.操作例">
      <style:text-properties officeooo:paragraph-rsid="005eac18"/>
    </style:style>
    <style:style style:name="P104" style:family="paragraph" style:parent-style-name="_39_2.操作例">
      <style:text-properties officeooo:paragraph-rsid="00659179"/>
    </style:style>
    <style:style style:name="P105" style:family="paragraph" style:parent-style-name="_33_.本文_28_小見出し_29_">
      <style:text-properties style:text-underline-style="solid" style:text-underline-width="auto" style:text-underline-color="font-color"/>
    </style:style>
    <style:style style:name="P106" style:family="paragraph" style:parent-style-name="_33_.本文_28_小見出し_29_">
      <style:text-properties style:text-underline-style="solid" style:text-underline-width="auto" style:text-underline-color="font-color" style:language-asian="ja" style:country-asian="JP"/>
    </style:style>
    <style:style style:name="P107" style:family="paragraph" style:parent-style-name="_33_.本文_28_小見出し_29_">
      <style:text-properties style:language-asian="ja" style:country-asian="JP"/>
    </style:style>
    <style:style style:name="P108" style:family="paragraph" style:parent-style-name="_33_.本文_28_小見出し_29_">
      <style:text-properties officeooo:rsid="001155f0" officeooo:paragraph-rsid="001155f0" style:language-asian="ja" style:country-asian="JP"/>
    </style:style>
    <style:style style:name="P109" style:family="paragraph" style:parent-style-name="_33_.本文_28_小見出し_29_">
      <style:text-properties officeooo:rsid="000ba785" style:language-asian="ja" style:country-asian="JP"/>
    </style:style>
    <style:style style:name="P110" style:family="paragraph" style:parent-style-name="_33_.本文_28_小見出し_29_">
      <style:text-properties officeooo:paragraph-rsid="002627f7" style:language-asian="ja" style:country-asian="JP"/>
    </style:style>
    <style:style style:name="P111" style:family="paragraph" style:parent-style-name="_33_.本文_28_小見出し_29_">
      <style:text-properties officeooo:paragraph-rsid="002a8c94" style:language-asian="ja" style:country-asian="JP"/>
    </style:style>
    <style:style style:name="P112" style:family="paragraph" style:parent-style-name="_33_.本文_28_小見出し_29_">
      <style:text-properties officeooo:paragraph-rsid="002e13b9" style:language-asian="ja" style:country-asian="JP"/>
    </style:style>
    <style:style style:name="P113" style:family="paragraph" style:parent-style-name="_33_.本文_28_小見出し_29_">
      <style:text-properties fo:font-variant="normal" fo:text-transform="none" fo:color="#000000" style:font-name="ＭＳ ゴシック2" fo:font-size="12pt" fo:letter-spacing="normal" fo:font-weight="bold" style:font-name-asian="ＭＳ ゴシック2" style:font-size-asian="12pt" style:language-asian="ja" style:country-asian="JP" style:font-style-asian="normal" style:font-weight-asian="bold" style:font-size-complex="12pt" style:font-weight-complex="bold"/>
    </style:style>
    <style:style style:name="P114" style:family="paragraph" style:parent-style-name="_33_.本文_28_小見出し_29_">
      <style:text-properties fo:font-variant="normal" fo:text-transform="none" fo:color="#000000" style:font-name="IPA Pゴシック1" fo:font-size="9pt" fo:letter-spacing="normal" fo:font-style="normal" fo:font-weight="normal" style:font-name-asian="IPA Pゴシック1" style:font-size-asian="9pt" style:language-asian="ja" style:country-asian="JP" style:font-size-complex="9pt"/>
    </style:style>
    <style:style style:name="P115" style:family="paragraph" style:parent-style-name="_33_.本文_28_小見出し_29_">
      <style:text-properties fo:font-variant="normal" fo:text-transform="none" fo:color="#000000" style:font-name="IPA Pゴシック1" fo:font-size="9pt" fo:letter-spacing="normal" fo:font-weight="normal" style:font-name-asian="IPA Pゴシック1" style:font-size-asian="9pt" style:language-asian="ja" style:country-asian="JP" style:font-style-asian="normal" style:font-weight-asian="normal" style:font-size-complex="9pt" style:font-weight-complex="normal"/>
    </style:style>
    <style:style style:name="P116" style:family="paragraph" style:parent-style-name="_33_.本文_28_小見出し_29_">
      <style:text-properties fo:font-variant="normal" fo:text-transform="none" fo:color="#000000" style:font-name="IPA Pゴシック2" fo:font-size="9pt" fo:letter-spacing="normal" style:font-name-asian="IPA Pゴシック2" style:font-size-asian="9pt" style:language-asian="ja" style:country-asian="JP" style:font-style-asian="normal" style:font-weight-asian="normal" style:font-size-complex="9pt"/>
    </style:style>
    <style:style style:name="P117" style:family="paragraph" style:parent-style-name="_33_.本文_28_小見出し_29_">
      <style:text-properties fo:font-variant="normal" fo:text-transform="none" fo:color="#000000" style:font-name="IPA Pゴシック2" fo:font-size="9pt" fo:letter-spacing="normal" fo:font-style="normal" fo:font-weight="normal" style:font-name-asian="IPA Pゴシック2" style:font-size-asian="9pt" style:language-asian="ja" style:country-asian="JP" style:font-size-complex="9pt"/>
    </style:style>
    <style:style style:name="P118" style:family="paragraph" style:parent-style-name="_33_.本文_28_小見出し_29_">
      <style:text-properties fo:font-variant="normal" fo:text-transform="none" fo:letter-spacing="normal" fo:font-style="normal" fo:font-weight="normal" style:font-style-asian="normal" style:font-weight-asian="normal"/>
    </style:style>
    <style:style style:name="P119" style:family="paragraph" style:parent-style-name="_33_.本文_28_小見出し_29_">
      <style:text-properties fo:font-variant="normal" fo:text-transform="none" style:font-name="IPA Pゴシック2" fo:letter-spacing="normal" fo:font-style="normal" fo:font-weight="normal" style:font-name-asian="IPA Pゴシック2" style:font-style-asian="normal" style:font-weight-asian="normal"/>
    </style:style>
    <style:style style:name="P120" style:family="paragraph" style:parent-style-name="_33_.本文_28_小見出し_29_">
      <style:text-properties fo:color="#000000" fo:font-size="9pt" fo:language="en" fo:country="US" style:text-underline-style="none" style:font-size-asian="9pt" style:language-asian="ja" style:country-asian="JP" style:font-size-complex="9pt"/>
    </style:style>
    <style:style style:name="P121" style:family="paragraph" style:parent-style-name="_33_.本文_28_小見出し_29_">
      <style:text-properties fo:color="#000000" fo:font-size="9pt" fo:language="en" fo:country="US" style:text-underline-style="none" fo:font-weight="normal" style:font-size-asian="9pt" style:language-asian="ja" style:country-asian="JP" style:font-weight-asian="normal" style:font-size-complex="9pt" style:font-weight-complex="normal"/>
    </style:style>
    <style:style style:name="P122" style:family="paragraph" style:parent-style-name="_33_.本文_28_小見出し_29_">
      <style:text-properties fo:color="#000000" fo:font-size="9pt" style:font-size-asian="9pt" style:language-asian="ja" style:country-asian="JP" style:font-size-complex="9pt"/>
    </style:style>
    <style:style style:name="P123" style:family="paragraph" style:parent-style-name="_33_.本文_28_小見出し_29_">
      <style:text-properties fo:color="#000000" style:font-name="IPA Pゴシック2" fo:font-size="9pt" fo:language="en" fo:country="US" style:text-underline-style="none" style:font-name-asian="IPA Pゴシック2" style:font-size-asian="9pt" style:language-asian="ja" style:country-asian="JP" style:font-size-complex="9pt"/>
    </style:style>
    <style:style style:name="P124" style:family="paragraph" style:parent-style-name="_33_.本文_28_小見出し_29_">
      <style:text-properties fo:color="#000000" style:font-name="IPA Pゴシック2" fo:font-size="10pt" fo:language="en" fo:country="US" style:text-underline-style="none" style:font-name-asian="IPA Pゴシック2" style:font-size-asian="10pt" style:language-asian="ja" style:country-asian="JP" style:font-size-complex="10pt"/>
    </style:style>
    <style:style style:name="P125" style:family="paragraph" style:parent-style-name="_33_.本文_28_小見出し_29_">
      <style:text-properties fo:color="#000000" style:font-name="IPA Pゴシック2" fo:font-size="8pt" style:font-name-asian="IPA Pゴシック2" style:language-asian="ja" style:country-asian="JP" style:font-size-complex="8pt"/>
    </style:style>
    <style:style style:name="P126" style:family="paragraph" style:parent-style-name="_33_.本文_28_小見出し_29_">
      <style:text-properties fo:color="#000000" style:text-outline="false" style:text-line-through-style="none" style:font-name="IPA Pゴシック2" fo:font-size="9.5pt" fo:font-style="normal" fo:text-shadow="none" style:text-underline-style="none" fo:font-weight="normal" style:font-name-asian="IPA Pゴシック2" style:font-size-asian="9.5pt" style:font-style-asian="normal" style:font-weight-asian="normal" style:font-name-complex="IPA Pゴシック2" style:font-size-complex="9.5pt" style:font-style-complex="normal" style:font-weight-complex="normal" style:text-emphasize="none" style:text-overline-style="none" style:text-overline-color="font-color"/>
    </style:style>
    <style:style style:name="P127" style:family="paragraph" style:parent-style-name="_33_.本文_28_小見出し_29_">
      <style:text-properties style:font-name="IPA Pゴシック1" style:font-name-asian="IPA Pゴシック1" style:language-asian="ja" style:country-asian="JP"/>
    </style:style>
    <style:style style:name="P128" style:family="paragraph" style:parent-style-name="_33_.本文_28_小見出し_29_">
      <style:text-properties style:font-name="IPA Pゴシック1" style:text-underline-style="solid" style:text-underline-width="auto" style:text-underline-color="font-color" style:font-name-asian="IPA Pゴシック1" style:language-asian="ja" style:country-asian="JP"/>
    </style:style>
    <style:style style:name="P129" style:family="paragraph" style:parent-style-name="_33_.本文_28_小見出し_29_">
      <style:text-properties style:font-name="IPA Pゴシック1" fo:font-size="9pt" style:font-name-asian="IPA Pゴシック1" style:font-size-asian="9pt" style:language-asian="ja" style:country-asian="JP" style:font-size-complex="9pt"/>
    </style:style>
    <style:style style:name="P130" style:family="paragraph" style:parent-style-name="_33_.本文_28_小見出し_29_">
      <style:text-properties style:font-name="IPA Pゴシック2" style:font-name-asian="IPA Pゴシック2"/>
    </style:style>
    <style:style style:name="P131" style:family="paragraph" style:parent-style-name="_33_.本文_28_小見出し_29_">
      <style:text-properties style:font-name="IPA Pゴシック2" style:font-name-asian="IPA Pゴシック2" style:language-asian="ja" style:country-asian="JP"/>
    </style:style>
    <style:style style:name="P132" style:family="paragraph" style:parent-style-name="_33_.本文_28_小見出し_29_">
      <style:paragraph-properties fo:text-align="start" style:justify-single-word="false"/>
      <style:text-properties style:font-name="IPA Pゴシック2" style:font-name-asian="IPA Pゴシック2" style:language-asian="ja" style:country-asian="JP"/>
    </style:style>
    <style:style style:name="P133" style:family="paragraph" style:parent-style-name="_33_.本文_28_小見出し_29_">
      <style:text-properties style:font-name="IPA Pゴシック2" officeooo:paragraph-rsid="00636136" style:font-name-asian="IPA Pゴシック2" style:language-asian="ja" style:country-asian="JP"/>
    </style:style>
    <style:style style:name="P134" style:family="paragraph" style:parent-style-name="_33_.本文_28_小見出し_29_">
      <style:text-properties style:font-name="IPA Pゴシック2" style:font-name-asian="IPA Pゴシック2" style:font-style-asian="normal" style:font-weight-asian="normal"/>
    </style:style>
    <style:style style:name="P135" style:family="paragraph" style:parent-style-name="_33_.本文_28_小見出し_29_">
      <style:text-properties style:font-name="IPA Pゴシック2" officeooo:paragraph-rsid="00636136" style:font-name-asian="IPA Pゴシック2"/>
    </style:style>
    <style:style style:name="P136" style:family="paragraph" style:parent-style-name="_33_.本文_28_小見出し_29_">
      <style:text-properties style:font-name="IPA Pゴシック2" style:text-underline-style="solid" style:text-underline-width="auto" style:text-underline-color="font-color" style:font-name-asian="IPA Pゴシック2"/>
    </style:style>
    <style:style style:name="P137" style:family="paragraph" style:parent-style-name="_33_.本文_28_小見出し_29_">
      <style:text-properties style:font-name="IPA Pゴシック2" style:text-underline-style="solid" style:text-underline-width="auto" style:text-underline-color="font-color" style:font-name-asian="IPA Pゴシック2" style:language-asian="ja" style:country-asian="JP"/>
    </style:style>
    <style:style style:name="P138" style:family="paragraph" style:parent-style-name="_33_.本文_28_小見出し_29_">
      <style:text-properties style:font-name="IPA Pゴシック2" fo:font-size="9pt" style:font-name-asian="IPA Pゴシック2" style:font-size-asian="9pt" style:font-size-complex="9pt"/>
    </style:style>
    <style:style style:name="P139" style:family="paragraph" style:parent-style-name="_33_.本文_28_小見出し_29_">
      <style:text-properties style:text-underline-style="none" style:language-asian="ja" style:country-asian="JP"/>
    </style:style>
    <style:style style:name="P140" style:family="paragraph" style:parent-style-name="_33_.本文_28_小見出し_29_">
      <style:text-properties officeooo:paragraph-rsid="000775a4"/>
    </style:style>
    <style:style style:name="P141" style:family="paragraph" style:parent-style-name="_33_.本文_28_小見出し_29_">
      <style:text-properties officeooo:paragraph-rsid="002e13b9"/>
    </style:style>
    <style:style style:name="P142" style:family="paragraph" style:parent-style-name="_33_.本文_28_小見出し_29_">
      <style:text-properties officeooo:paragraph-rsid="005bc657"/>
    </style:style>
    <style:style style:name="P143" style:family="paragraph" style:parent-style-name="_33_.本文_28_小見出し_29_">
      <style:text-properties officeooo:paragraph-rsid="0060a877"/>
    </style:style>
    <style:style style:name="P144" style:family="paragraph" style:parent-style-name="_33_.本文_28_小見出し_29_">
      <style:text-properties officeooo:paragraph-rsid="0065f15a"/>
    </style:style>
    <style:style style:name="P145" style:family="paragraph" style:parent-style-name="_33_.本文_28_小見出し_29_">
      <style:text-properties officeooo:paragraph-rsid="00636136"/>
    </style:style>
    <style:style style:name="P146" style:family="paragraph" style:parent-style-name="_33_.本文_28_小見出し_29_">
      <style:paragraph-properties fo:margin-left="2cm" fo:margin-right="0cm" fo:text-indent="0cm" style:auto-text-indent="false"/>
    </style:style>
    <style:style style:name="P147" style:family="paragraph" style:parent-style-name="_33_.本文_28_小見出し_29_">
      <style:paragraph-properties fo:margin-left="2cm" fo:margin-right="0cm" fo:text-indent="0cm" style:auto-text-indent="false"/>
      <style:text-properties style:language-asian="ja" style:country-asian="JP"/>
    </style:style>
    <style:style style:name="P148" style:family="paragraph" style:parent-style-name="_33_.本文_28_小見出し_29_">
      <style:paragraph-properties fo:margin-left="2cm" fo:margin-right="0cm" fo:text-indent="0cm" style:auto-text-indent="false"/>
      <style:text-properties officeooo:paragraph-rsid="00398e8d" style:language-asian="ja" style:country-asian="JP"/>
    </style:style>
    <style:style style:name="P149" style:family="paragraph" style:parent-style-name="_33_.本文_28_小見出し_29_">
      <style:paragraph-properties fo:margin-left="2cm" fo:margin-right="0cm" fo:text-indent="0cm" style:auto-text-indent="false"/>
      <style:text-properties fo:font-variant="normal" fo:text-transform="none" fo:color="#000000" style:font-name="IPA Pゴシック1" fo:font-size="9pt" fo:letter-spacing="normal" fo:font-style="normal" fo:font-weight="normal" style:font-name-asian="IPA Pゴシック1" style:font-size-asian="9pt" style:language-asian="ja" style:country-asian="JP" style:font-size-complex="9pt"/>
    </style:style>
    <style:style style:name="P150" style:family="paragraph" style:parent-style-name="_33_.本文_28_小見出し_29_">
      <style:paragraph-properties fo:margin-left="2cm" fo:margin-right="0cm" fo:text-indent="0cm" style:auto-text-indent="false"/>
      <style:text-properties fo:font-variant="normal" fo:text-transform="none" fo:color="#000000" style:font-name="IPA Pゴシック2" fo:font-size="9pt" fo:letter-spacing="normal" fo:font-style="normal" fo:font-weight="normal" style:font-name-asian="IPA Pゴシック2" style:font-size-asian="9pt" style:language-asian="ja" style:country-asian="JP" style:font-size-complex="9pt"/>
    </style:style>
    <style:style style:name="P151" style:family="paragraph" style:parent-style-name="_33_.本文_28_小見出し_29_">
      <style:paragraph-properties fo:margin-left="2cm" fo:margin-right="0cm" fo:text-align="start" style:justify-single-word="false" fo:text-indent="0cm" style:auto-text-indent="false"/>
      <style:text-properties fo:font-variant="normal" fo:text-transform="none" fo:color="#000000" style:font-name="IPA Pゴシック2" fo:font-size="9pt" fo:letter-spacing="normal" fo:font-style="normal" fo:font-weight="normal" style:font-name-asian="IPA Pゴシック2" style:font-size-asian="9pt" style:language-asian="ja" style:country-asian="JP" style:font-size-complex="9pt"/>
    </style:style>
    <style:style style:name="P152" style:family="paragraph" style:parent-style-name="_33_.本文_28_小見出し_29_">
      <style:paragraph-properties fo:margin-left="2cm" fo:margin-right="0cm" fo:text-indent="0cm" style:auto-text-indent="false"/>
      <style:text-properties fo:font-variant="normal" fo:text-transform="none" fo:color="#000000" style:font-name="IPA Pゴシック2" fo:font-size="9pt" fo:letter-spacing="normal" fo:font-style="normal" fo:font-weight="normal" style:font-name-asian="IPA Pゴシック2" style:font-size-asian="9pt" style:language-asian="ja" style:country-asian="JP" style:font-style-asian="normal" style:font-weight-asian="normal" style:font-size-complex="9pt"/>
    </style:style>
    <style:style style:name="P153" style:family="paragraph" style:parent-style-name="_33_.本文_28_小見出し_29_">
      <style:paragraph-properties fo:margin-left="2cm" fo:margin-right="0cm" fo:text-indent="0cm" style:auto-text-indent="false"/>
      <style:text-properties style:font-name="IPA Pゴシック1" style:font-name-asian="IPA Pゴシック1" style:language-asian="ja" style:country-asian="JP"/>
    </style:style>
    <style:style style:name="P154" style:family="paragraph" style:parent-style-name="_33_.本文_28_小見出し_29_">
      <style:paragraph-properties fo:margin-left="2cm" fo:margin-right="0cm" fo:text-indent="0cm" style:auto-text-indent="false"/>
      <style:text-properties style:font-name="IPA Pゴシック1" fo:font-size="9pt" style:text-underline-style="solid" style:text-underline-width="auto" style:text-underline-color="font-color" style:font-name-asian="IPA Pゴシック1" style:font-size-asian="9pt" style:language-asian="ja" style:country-asian="JP" style:font-size-complex="9pt"/>
    </style:style>
    <style:style style:name="P155" style:family="paragraph" style:parent-style-name="_33_.本文_28_小見出し_29_">
      <style:paragraph-properties fo:margin-left="2cm" fo:margin-right="0cm" fo:text-indent="0cm" style:auto-text-indent="false"/>
      <style:text-properties style:font-name="IPA Pゴシック2" style:font-name-asian="IPA Pゴシック2"/>
    </style:style>
    <style:style style:name="P156" style:family="paragraph" style:parent-style-name="_33_.本文_28_小見出し_29_">
      <style:paragraph-properties fo:margin-left="2cm" fo:margin-right="0cm" fo:text-indent="0cm" style:auto-text-indent="false"/>
      <style:text-properties style:font-name="IPA Pゴシック2" style:font-name-asian="IPA Pゴシック2" style:language-asian="ja" style:country-asian="JP"/>
    </style:style>
    <style:style style:name="P157" style:family="paragraph" style:parent-style-name="_33_.本文_28_小見出し_29_">
      <style:paragraph-properties fo:margin-left="2cm" fo:margin-right="0cm" fo:text-indent="0cm" style:auto-text-indent="false"/>
      <style:text-properties style:font-name="IPA Pゴシック2" style:text-underline-style="none" style:font-name-asian="IPA Pゴシック2" style:language-asian="ja" style:country-asian="JP"/>
    </style:style>
    <style:style style:name="P158" style:family="paragraph" style:parent-style-name="_33_.本文_28_小見出し_29_">
      <style:paragraph-properties fo:margin-left="2cm" fo:margin-right="0cm" fo:text-indent="0cm" style:auto-text-indent="false"/>
      <style:text-properties style:font-name="IPA Pゴシック2" style:text-underline-style="solid" style:text-underline-width="auto" style:text-underline-color="font-color" style:font-name-asian="IPA Pゴシック2"/>
    </style:style>
    <style:style style:name="P159" style:family="paragraph" style:parent-style-name="_33_.本文_28_小見出し_29_">
      <style:paragraph-properties fo:margin-left="2cm" fo:margin-right="0cm" fo:text-indent="0cm" style:auto-text-indent="false"/>
      <style:text-properties style:font-name="IPA Pゴシック2" style:text-underline-style="solid" style:text-underline-width="auto" style:text-underline-color="font-color" style:font-name-asian="IPA Pゴシック2" style:language-asian="ja" style:country-asian="JP"/>
    </style:style>
    <style:style style:name="P160" style:family="paragraph" style:parent-style-name="_33_.本文_28_小見出し_29_">
      <style:paragraph-properties fo:margin-left="2cm" fo:margin-right="0cm" fo:text-indent="0cm" style:auto-text-indent="false"/>
      <style:text-properties style:font-name="IPA Pゴシック2" fo:font-size="9pt" style:font-name-asian="IPA Pゴシック2" style:font-size-asian="9pt" style:language-asian="ja" style:country-asian="JP" style:font-size-complex="9pt"/>
    </style:style>
    <style:style style:name="P161" style:family="paragraph" style:parent-style-name="_33_.本文_28_小見出し_29_">
      <style:paragraph-properties fo:margin-left="2cm" fo:margin-right="0cm" fo:text-indent="0cm" style:auto-text-indent="false"/>
      <style:text-properties style:text-underline-style="solid" style:text-underline-width="auto" style:text-underline-color="font-color"/>
    </style:style>
    <style:style style:name="P162" style:family="paragraph" style:parent-style-name="_33_.本文_28_小見出し_29_">
      <style:paragraph-properties fo:margin-left="2cm" fo:margin-right="0cm" fo:text-indent="0cm" style:auto-text-indent="false"/>
      <style:text-properties style:text-underline-style="solid" style:text-underline-width="auto" style:text-underline-color="font-color" style:language-asian="ja" style:country-asian="JP"/>
    </style:style>
    <style:style style:name="P163" style:family="paragraph" style:parent-style-name="_33_.本文_28_小見出し_29_">
      <style:paragraph-properties fo:margin-left="2cm" fo:margin-right="0cm" fo:text-indent="0cm" style:auto-text-indent="false"/>
      <style:text-properties fo:font-size="9pt" style:font-size-asian="9pt" style:font-size-complex="9pt"/>
    </style:style>
    <style:style style:name="P164" style:family="paragraph" style:parent-style-name="_33_.本文_28_小見出し_29_">
      <style:paragraph-properties fo:margin-left="2cm" fo:margin-right="0cm" fo:text-indent="0cm" style:auto-text-indent="false"/>
      <style:text-properties officeooo:paragraph-rsid="0067f24f"/>
    </style:style>
    <style:style style:name="P165" style:family="paragraph" style:parent-style-name="Table">
      <style:paragraph-properties fo:margin-left="2cm" fo:margin-right="0cm" fo:text-indent="0cm" style:auto-text-indent="false" fo:keep-with-next="always"/>
      <style:text-properties style:font-name="IPA Pゴシック1" fo:font-size="9pt" style:font-name-asian="IPA Pゴシック1" style:font-size-asian="9pt" style:font-size-complex="9pt"/>
    </style:style>
    <style:style style:name="P166" style:family="paragraph" style:parent-style-name="Table">
      <style:paragraph-properties fo:margin-left="2cm" fo:margin-right="0cm" fo:text-indent="0cm" style:auto-text-indent="false" fo:keep-with-next="always"/>
      <style:text-properties style:font-name="IPA Pゴシック2" fo:font-size="9pt" style:font-name-asian="IPA Pゴシック2" style:font-size-asian="9pt" style:font-size-complex="9pt"/>
    </style:style>
    <style:style style:name="P167" style:family="paragraph" style:parent-style-name="Standard">
      <style:paragraph-properties fo:margin-left="2cm" fo:margin-right="0cm" fo:text-indent="0cm" style:auto-text-indent="false"/>
      <style:text-properties style:language-asian="ja" style:country-asian="JP"/>
    </style:style>
    <style:style style:name="P168" style:family="paragraph" style:parent-style-name="Standard">
      <style:paragraph-properties fo:margin-left="2cm" fo:margin-right="0cm" fo:text-align="start" style:justify-single-word="false" fo:text-indent="0cm" style:auto-text-indent="false"/>
      <style:text-properties fo:font-variant="normal" fo:text-transform="none" fo:color="#000000" style:font-name="IPA Pゴシック2" fo:font-size="9pt" fo:letter-spacing="normal" fo:font-style="normal" fo:font-weight="normal" style:font-name-asian="IPA Pゴシック2" style:font-size-asian="9pt" style:language-asian="ja" style:country-asian="JP" style:font-size-complex="9pt"/>
    </style:style>
    <style:style style:name="P169" style:family="paragraph" style:parent-style-name="_33_.本文_28_小見出し_29_">
      <style:paragraph-properties fo:margin-left="2cm" fo:margin-right="0cm" fo:text-indent="0cm" style:auto-text-indent="false" fo:break-before="page"/>
    </style:style>
    <style:style style:name="P170" style:family="paragraph" style:parent-style-name="_33_.本文_28_小見出し_29_">
      <style:paragraph-properties fo:margin-left="2cm" fo:margin-right="0cm" fo:text-indent="0cm" style:auto-text-indent="false" fo:break-before="page"/>
      <style:text-properties fo:font-variant="normal" fo:text-transform="none" fo:color="#000000" style:font-name="IPA Pゴシック2" fo:font-size="9pt" fo:letter-spacing="normal" fo:font-style="normal" fo:font-weight="normal" style:font-name-asian="IPA Pゴシック2" style:font-size-asian="9pt" style:language-asian="ja" style:country-asian="JP" style:font-size-complex="9pt"/>
    </style:style>
    <style:style style:name="P171" style:family="paragraph" style:parent-style-name="_33_.本文_28_小見出し_29_">
      <style:paragraph-properties fo:margin-left="2cm" fo:margin-right="0cm" fo:text-indent="0cm" style:auto-text-indent="false" fo:break-before="page"/>
      <style:text-properties style:font-name="IPA Pゴシック2" style:text-underline-style="solid" style:text-underline-width="auto" style:text-underline-color="font-color" style:font-name-asian="IPA Pゴシック2" style:language-asian="ja" style:country-asian="JP"/>
    </style:style>
    <style:style style:name="P172" style:family="paragraph" style:parent-style-name="_33_.本文_28_小見出し_29_">
      <style:paragraph-properties fo:margin-left="2cm" fo:margin-right="0cm" fo:text-align="start" style:justify-single-word="false" fo:text-indent="0cm" style:auto-text-indent="false" fo:break-before="page"/>
      <style:text-properties style:font-name="IPA Pゴシック2" style:font-name-asian="IPA Pゴシック2"/>
    </style:style>
    <style:style style:name="P173" style:family="paragraph" style:parent-style-name="_33_.本文_28_小見出し_29_">
      <style:paragraph-properties fo:margin-left="2cm" fo:margin-right="0cm" fo:text-indent="0cm" style:auto-text-indent="false" fo:break-before="page"/>
      <style:text-properties style:text-underline-style="solid" style:text-underline-width="auto" style:text-underline-color="font-color"/>
    </style:style>
    <style:style style:name="P174" style:family="paragraph" style:parent-style-name="_33_.本文_28_小見出し_29_">
      <style:paragraph-properties fo:margin-left="2.044cm" fo:margin-right="0cm" fo:text-indent="0.025cm" style:auto-text-indent="false"/>
      <style:text-properties style:language-asian="ja" style:country-asian="JP"/>
    </style:style>
    <style:style style:name="P175" style:family="paragraph" style:parent-style-name="_33_.本文_28_小見出し_29_">
      <style:paragraph-properties fo:margin-left="2.044cm" fo:margin-right="0cm" fo:text-indent="0.025cm" style:auto-text-indent="false"/>
      <style:text-properties officeooo:paragraph-rsid="003b6f34" style:language-asian="ja" style:country-asian="JP"/>
    </style:style>
    <style:style style:name="P176" style:family="paragraph" style:parent-style-name="_33_.本文_28_小見出し_29_">
      <style:paragraph-properties fo:margin-left="2cm" fo:margin-right="0cm" fo:text-indent="0.168cm" style:auto-text-indent="false"/>
      <style:text-properties fo:font-variant="normal" fo:text-transform="none" fo:color="#000000" style:font-name="IPA Pゴシック1" fo:font-size="9pt" fo:letter-spacing="normal" fo:font-style="normal" fo:font-weight="normal" style:font-name-asian="IPA Pゴシック1" style:font-size-asian="9pt" style:language-asian="ja" style:country-asian="JP" style:font-size-complex="9pt"/>
    </style:style>
    <style:style style:name="P177" style:family="paragraph" style:parent-style-name="Table">
      <style:paragraph-properties fo:text-align="center" style:justify-single-word="false"/>
      <style:text-properties fo:font-size="9pt" style:font-size-asian="9pt" style:font-size-complex="9pt"/>
    </style:style>
    <style:style style:name="P178" style:family="paragraph" style:parent-style-name="Table">
      <style:text-properties style:font-name="IPA Pゴシック2" style:font-name-asian="IPA Pゴシック2"/>
    </style:style>
    <style:style style:name="P179" style:family="paragraph" style:parent-style-name="Table">
      <style:text-properties fo:font-weight="normal" style:language-asian="ja" style:country-asian="JP" style:font-weight-asian="normal" style:font-weight-complex="normal"/>
    </style:style>
    <style:style style:name="P180" style:family="paragraph" style:parent-style-name="Table">
      <style:text-properties officeooo:paragraph-rsid="0058118b"/>
    </style:style>
    <style:style style:name="P181" style:family="paragraph" style:parent-style-name="Table">
      <style:paragraph-properties fo:keep-with-next="always"/>
    </style:style>
    <style:style style:name="P182" style:family="paragraph" style:parent-style-name="Table">
      <style:paragraph-properties fo:keep-with-next="always"/>
      <style:text-properties style:font-name="IPA Pゴシック2" style:font-name-asian="IPA Pゴシック2"/>
    </style:style>
    <style:style style:name="P183" style:family="paragraph" style:parent-style-name="Table">
      <style:paragraph-properties fo:text-align="center" style:justify-single-word="false" fo:keep-with-next="always"/>
      <style:text-properties style:font-name="IPA Pゴシック2" fo:font-size="9pt" style:font-name-asian="IPA Pゴシック2" style:font-size-asian="9pt" style:font-size-complex="9pt"/>
    </style:style>
    <style:style style:name="P184" style:family="paragraph" style:parent-style-name="Table">
      <style:paragraph-properties fo:keep-with-next="always"/>
      <style:text-properties fo:font-variant="normal" fo:text-transform="none" fo:color="#000000" style:font-name="IPA Pゴシック2" fo:font-size="9pt" fo:letter-spacing="normal" style:font-name-asian="IPA Pゴシック2" style:font-size-asian="9pt" style:language-asian="ja" style:country-asian="JP" style:font-style-asian="normal" style:font-weight-asian="normal" style:font-size-complex="9pt"/>
    </style:style>
    <style:style style:name="P185" style:family="paragraph" style:parent-style-name="Table">
      <style:paragraph-properties fo:keep-with-next="always"/>
      <style:text-properties style:language-asian="ja" style:country-asian="JP"/>
    </style:style>
    <style:style style:name="P186" style:family="paragraph" style:parent-style-name="Table">
      <style:paragraph-properties fo:keep-with-next="always"/>
      <style:text-properties officeooo:paragraph-rsid="0044bb5f"/>
    </style:style>
    <style:style style:name="P187" style:family="paragraph" style:parent-style-name="_32_.本文_ff08_中見出し_ff09_">
      <style:paragraph-properties fo:text-align="center" style:justify-single-word="false" fo:keep-with-next="always"/>
      <style:text-properties fo:font-size="9pt" style:font-size-asian="9pt" style:language-asian="ja" style:country-asian="JP" style:font-size-complex="9pt"/>
    </style:style>
    <style:style style:name="P188" style:family="paragraph" style:parent-style-name="Standard">
      <style:paragraph-properties fo:keep-with-next="always"/>
      <style:text-properties style:font-name="IPA Pゴシック1" fo:font-size="9pt" style:font-name-asian="IPA Pゴシック1" style:font-size-asian="9pt" style:language-asian="ja" style:country-asian="JP" style:font-size-complex="9pt"/>
    </style:style>
    <style:style style:name="P189" style:family="paragraph" style:parent-style-name="Standard">
      <style:paragraph-properties fo:keep-with-next="always"/>
      <style:text-properties style:font-name="IPA Pゴシック2" style:font-name-asian="IPA Pゴシック2" style:language-asian="ja" style:country-asian="JP"/>
    </style:style>
    <style:style style:name="P190" style:family="paragraph" style:parent-style-name="Text_20_body">
      <style:text-properties style:font-name="IPA Pゴシック2" style:font-name-asian="IPA Pゴシック2" style:language-asian="ja" style:country-asian="JP"/>
    </style:style>
    <style:style style:name="P191" style:family="paragraph" style:parent-style-name="_32_.本文_ff08_中見出し_ff09_">
      <style:text-properties style:language-asian="ja" style:country-asian="JP"/>
    </style:style>
    <style:style style:name="P192" style:family="paragraph" style:parent-style-name="_32_.本文_ff08_中見出し_ff09_">
      <style:text-properties officeooo:paragraph-rsid="0060a877" style:language-asian="ja" style:country-asian="JP"/>
    </style:style>
    <style:style style:name="P193" style:family="paragraph" style:parent-style-name="_32_.本文_ff08_中見出し_ff09_">
      <style:text-properties officeooo:paragraph-rsid="00621433" style:language-asian="ja" style:country-asian="JP"/>
    </style:style>
    <style:style style:name="P194" style:family="paragraph" style:parent-style-name="_32_.本文_ff08_中見出し_ff09_">
      <style:text-properties fo:color="#000000" style:language-asian="ja" style:country-asian="JP"/>
    </style:style>
    <style:style style:name="P195" style:family="paragraph" style:parent-style-name="_32_.本文_ff08_中見出し_ff09_">
      <style:text-properties fo:color="#000000" fo:font-size="9pt" style:font-size-asian="9pt" style:language-asian="ja" style:country-asian="JP" style:font-size-complex="9pt"/>
    </style:style>
    <style:style style:name="P196" style:family="paragraph" style:parent-style-name="_32_.本文_ff08_中見出し_ff09_">
      <style:text-properties style:font-name="IPA Pゴシック2" style:font-name-asian="IPA Pゴシック2"/>
    </style:style>
    <style:style style:name="P197" style:family="paragraph" style:parent-style-name="_32_.本文_ff08_中見出し_ff09_">
      <style:text-properties style:font-name="IPA Pゴシック2" style:font-name-asian="IPA Pゴシック2" style:language-asian="ja" style:country-asian="JP"/>
    </style:style>
    <style:style style:name="P198" style:family="paragraph" style:parent-style-name="_32_.本文_ff08_中見出し_ff09_">
      <style:text-properties style:font-name="IPA Pゴシック2" officeooo:paragraph-rsid="0060a877" style:font-name-asian="IPA Pゴシック2" style:language-asian="ja" style:country-asian="JP"/>
    </style:style>
    <style:style style:name="P199" style:family="paragraph" style:parent-style-name="_32_.本文_ff08_中見出し_ff09_">
      <style:text-properties style:font-name="IPA Pゴシック2" officeooo:paragraph-rsid="004cabea" style:font-name-asian="IPA Pゴシック2"/>
    </style:style>
    <style:style style:name="P200" style:family="paragraph" style:parent-style-name="_32_.本文_ff08_中見出し_ff09_">
      <style:text-properties style:font-name="IPA Pゴシック2" fo:font-size="9pt" style:font-name-asian="IPA Pゴシック2" style:font-size-asian="9pt" style:font-size-complex="9pt"/>
    </style:style>
    <style:style style:name="P201" style:family="paragraph" style:parent-style-name="_32_.本文_ff08_中見出し_ff09_">
      <style:text-properties style:text-underline-style="solid" style:text-underline-width="auto" style:text-underline-color="font-color" style:language-asian="ja" style:country-asian="JP"/>
    </style:style>
    <style:style style:name="P202" style:family="paragraph" style:parent-style-name="_32_.本文_ff08_中見出し_ff09_">
      <style:text-properties officeooo:paragraph-rsid="000775a4"/>
    </style:style>
    <style:style style:name="P203" style:family="paragraph" style:parent-style-name="_32_.本文_ff08_中見出し_ff09_">
      <style:text-properties officeooo:paragraph-rsid="001fedc8"/>
    </style:style>
    <style:style style:name="P204" style:family="paragraph" style:parent-style-name="_32_.本文_ff08_中見出し_ff09_">
      <style:text-properties officeooo:paragraph-rsid="003363dd"/>
    </style:style>
    <style:style style:name="P205" style:family="paragraph" style:parent-style-name="_32_.本文_ff08_中見出し_ff09_">
      <style:text-properties officeooo:paragraph-rsid="00398e8d"/>
    </style:style>
    <style:style style:name="P206" style:family="paragraph" style:parent-style-name="_32_.本文_ff08_中見出し_ff09_">
      <style:text-properties officeooo:paragraph-rsid="005bc657"/>
    </style:style>
    <style:style style:name="P207" style:family="paragraph" style:parent-style-name="_31_.本文_28_大見出し_29_">
      <style:paragraph-properties fo:text-align="center" style:justify-single-word="false"/>
    </style:style>
    <style:style style:name="P208" style:family="paragraph" style:parent-style-name="_31_.本文_28_大見出し_29_">
      <style:text-properties style:font-name="IPA Pゴシック2" style:font-name-asian="IPA Pゴシック2"/>
    </style:style>
    <style:style style:name="P209" style:family="paragraph" style:parent-style-name="_31_.本文_28_大見出し_29_">
      <style:text-properties style:font-name="IPA Pゴシック2" style:font-name-asian="IPA Pゴシック2" style:language-asian="ja" style:country-asian="JP"/>
    </style:style>
    <style:style style:name="P210" style:family="paragraph" style:parent-style-name="_31_.本文_28_大見出し_29_">
      <style:text-properties style:language-asian="ja" style:country-asian="JP"/>
    </style:style>
    <style:style style:name="P211" style:family="paragraph" style:parent-style-name="Footnote">
      <style:text-properties fo:font-size="8pt" style:font-size-asian="8pt" style:language-asian="ja" style:country-asian="JP" style:font-size-complex="8pt"/>
    </style:style>
    <style:style style:name="P212" style:family="paragraph" style:parent-style-name="Footnote">
      <style:text-properties fo:font-size="8pt" officeooo:paragraph-rsid="00431fab" style:font-size-asian="8pt" style:language-asian="ja" style:country-asian="JP" style:font-size-complex="8pt"/>
    </style:style>
    <style:style style:name="P213" style:family="paragraph" style:parent-style-name="Footnote">
      <style:text-properties fo:font-size="8pt" style:font-size-asian="8pt" style:font-size-complex="8pt"/>
    </style:style>
    <style:style style:name="P214" style:family="paragraph" style:parent-style-name="Footnote">
      <style:text-properties fo:font-size="8pt" style:text-underline-style="none" officeooo:paragraph-rsid="00431fab" style:font-size-asian="8pt" style:font-size-complex="8pt"/>
    </style:style>
    <style:style style:name="P215" style:family="paragraph" style:parent-style-name="Table_20_Contents">
      <style:text-properties style:font-name="IPA Pゴシック2" style:font-name-asian="IPA Pゴシック2"/>
    </style:style>
    <style:style style:name="P216" style:family="paragraph" style:parent-style-name="Table_20_Contents">
      <style:paragraph-properties fo:text-align="center" style:justify-single-word="false"/>
      <style:text-properties style:font-name="IPA Pゴシック2" style:font-name-asian="IPA Pゴシック2"/>
    </style:style>
    <style:style style:name="P217" style:family="paragraph" style:parent-style-name="Table_20_Contents">
      <style:paragraph-properties fo:text-align="center" style:justify-single-word="false"/>
      <style:text-properties style:font-name="IPA Pゴシック2" officeooo:paragraph-rsid="0044bb5f" style:font-name-asian="IPA Pゴシック2"/>
    </style:style>
    <style:style style:name="P218" style:family="paragraph" style:parent-style-name="Table_20_Contents">
      <style:text-properties style:font-name="IPA Pゴシック2" style:font-name-asian="IPA Pゴシック2" style:language-asian="ja" style:country-asian="JP"/>
    </style:style>
    <style:style style:name="P219" style:family="paragraph" style:parent-style-name="Table_20_Contents">
      <style:paragraph-properties fo:text-align="start" style:justify-single-word="false"/>
      <style:text-properties style:font-name="IPA Pゴシック2" style:font-name-asian="IPA Pゴシック2" style:language-asian="ja" style:country-asian="JP"/>
    </style:style>
    <style:style style:name="P220" style:family="paragraph" style:parent-style-name="Table_20_Contents">
      <style:paragraph-properties fo:text-align="center" style:justify-single-word="false"/>
      <style:text-properties style:font-name="IPA Pゴシック2" style:font-name-asian="IPA Pゴシック2" style:language-asian="ja" style:country-asian="JP"/>
    </style:style>
    <style:style style:name="P221" style:family="paragraph" style:parent-style-name="Table_20_Contents">
      <style:paragraph-properties fo:text-align="center" style:justify-single-word="false"/>
      <style:text-properties style:font-name="IPA Pゴシック2" officeooo:paragraph-rsid="0044bb5f" style:font-name-asian="IPA Pゴシック2" style:language-asian="ja" style:country-asian="JP"/>
    </style:style>
    <style:style style:name="P222" style:family="paragraph" style:parent-style-name="Table_20_Contents">
      <style:text-properties style:font-name="IPA Pゴシック2" officeooo:paragraph-rsid="0044bb5f" style:font-name-asian="IPA Pゴシック2" style:language-asian="ja" style:country-asian="JP"/>
    </style:style>
    <style:style style:name="P223" style:family="paragraph" style:parent-style-name="Table_20_Contents">
      <style:paragraph-properties fo:text-align="start" style:justify-single-word="false"/>
      <style:text-properties style:font-name="IPA Pゴシック2" style:font-name-asian="IPA Pゴシック2"/>
    </style:style>
    <style:style style:name="P224" style:family="paragraph" style:parent-style-name="Table_20_Contents">
      <style:text-properties style:font-name="IPA Pゴシック2" officeooo:rsid="0044bb5f" officeooo:paragraph-rsid="0044bb5f" style:font-name-asian="IPA Pゴシック2"/>
    </style:style>
    <style:style style:name="P225" style:family="paragraph" style:parent-style-name="Table_20_Contents">
      <style:text-properties style:font-name="IPA Pゴシック2" officeooo:paragraph-rsid="00455780" style:font-name-asian="IPA Pゴシック2"/>
    </style:style>
    <style:style style:name="P226" style:family="paragraph" style:parent-style-name="Table_20_Contents">
      <style:paragraph-properties fo:text-align="center" style:justify-single-word="false"/>
      <style:text-properties style:font-name="IPA Pゴシック2" officeooo:rsid="005bc657" officeooo:paragraph-rsid="005bc657" style:font-name-asian="IPA Pゴシック2"/>
    </style:style>
    <style:style style:name="P227" style:family="paragraph" style:parent-style-name="Table_20_Contents">
      <style:text-properties style:font-name="IPA Pゴシック2" fo:font-size="8pt" style:font-name-asian="IPA Pゴシック2" style:font-size-asian="8pt" style:font-size-complex="8pt"/>
    </style:style>
    <style:style style:name="P228" style:family="paragraph" style:parent-style-name="Table_20_Contents">
      <style:paragraph-properties fo:text-align="center" style:justify-single-word="false"/>
      <style:text-properties style:font-name="IPA Pゴシック2" fo:font-size="8pt" style:font-name-asian="IPA Pゴシック2" style:font-size-asian="8pt" style:font-size-complex="8pt"/>
    </style:style>
    <style:style style:name="P229" style:family="paragraph" style:parent-style-name="Table_20_Contents">
      <style:paragraph-properties fo:text-align="start" style:justify-single-word="false"/>
      <style:text-properties style:font-name="IPA Pゴシック2" fo:font-size="8pt" style:font-name-asian="IPA Pゴシック2" style:font-size-asian="8pt" style:font-size-complex="8pt"/>
    </style:style>
    <style:style style:name="P230" style:family="paragraph" style:parent-style-name="Table_20_Contents">
      <style:text-properties style:font-name="IPA Pゴシック2" fo:font-size="8pt" style:font-name-asian="IPA Pゴシック2" style:font-size-asian="8pt" style:language-asian="ja" style:country-asian="JP" style:font-size-complex="8pt"/>
    </style:style>
    <style:style style:name="P231" style:family="paragraph" style:parent-style-name="Table_20_Contents">
      <style:paragraph-properties fo:text-align="center" style:justify-single-word="false"/>
      <style:text-properties style:font-name="IPA Pゴシック2" fo:font-size="8pt" style:font-name-asian="IPA Pゴシック2" style:font-size-asian="8pt" style:language-asian="ja" style:country-asian="JP" style:font-size-complex="8pt"/>
    </style:style>
    <style:style style:name="P232" style:family="paragraph" style:parent-style-name="Table_20_Contents">
      <style:text-properties style:font-name="IPA Pゴシック2" fo:font-style="normal" fo:font-weight="normal" officeooo:rsid="0044bb5f" officeooo:paragraph-rsid="0044bb5f" style:font-name-asian="IPA Pゴシック2" style:font-style-asian="normal" style:font-weight-asian="normal" style:font-style-complex="normal" style:font-weight-complex="normal"/>
    </style:style>
    <style:style style:name="P233" style:family="paragraph" style:parent-style-name="Table_20_Contents">
      <style:text-properties style:font-name="IPA Pゴシック2" fo:font-style="normal" fo:font-weight="normal" officeooo:rsid="0044bb5f" officeooo:paragraph-rsid="0044bb5f" style:font-name-asian="IPA Pゴシック2" style:font-style-complex="normal" style:font-weight-complex="normal"/>
    </style:style>
    <style:style style:name="P234" style:family="paragraph" style:parent-style-name="Table_20_Contents">
      <style:paragraph-properties fo:text-align="center" style:justify-single-word="false"/>
    </style:style>
    <style:style style:name="P235" style:family="paragraph" style:parent-style-name="Table_20_Contents">
      <style:text-properties fo:font-size="8pt" style:font-size-asian="8pt" style:font-size-complex="8pt"/>
    </style:style>
    <style:style style:name="P236" style:family="paragraph" style:parent-style-name="Table_20_Contents">
      <style:paragraph-properties fo:text-align="center" style:justify-single-word="false"/>
      <style:text-properties fo:font-size="8pt" style:font-size-asian="8pt" style:font-size-complex="8pt"/>
    </style:style>
    <style:style style:name="P237" style:family="paragraph" style:parent-style-name="Table_20_Contents">
      <style:text-properties fo:font-size="8pt" style:font-size-asian="8pt" style:language-asian="ja" style:country-asian="JP" style:font-size-complex="8pt"/>
    </style:style>
    <style:style style:name="P238" style:family="paragraph" style:parent-style-name="Table_20_Contents">
      <style:text-properties fo:color="#000000"/>
    </style:style>
    <style:style style:name="P239" style:family="paragraph" style:parent-style-name="Table_20_Contents">
      <style:paragraph-properties fo:text-align="center" style:justify-single-word="false"/>
      <style:text-properties fo:color="#000000" style:font-name="IPA Pゴシック2" style:text-underline-style="none" officeooo:rsid="000ba785" officeooo:paragraph-rsid="000ba785" style:font-name-asian="IPA Pゴシック2" style:language-asian="ja" style:country-asian="JP"/>
    </style:style>
    <style:style style:name="P240" style:family="paragraph" style:parent-style-name="Table_20_Contents">
      <style:paragraph-properties fo:text-align="center" style:justify-single-word="false"/>
      <style:text-properties fo:color="#000000"/>
    </style:style>
    <style:style style:name="P241" style:family="paragraph" style:parent-style-name="Table_20_Contents">
      <style:text-properties style:font-name="IPA Pゴシック1" fo:font-size="8pt" style:font-name-asian="IPA Pゴシック1" style:font-size-asian="8pt" style:language-asian="ja" style:country-asian="JP" style:font-size-complex="8pt"/>
    </style:style>
    <style:style style:name="P242" style:family="paragraph" style:parent-style-name="Table_20_Contents">
      <style:text-properties style:font-name="IPA Pゴシック1" fo:font-size="8pt" style:font-name-asian="IPA Pゴシック2" style:font-size-asian="8pt" style:font-size-complex="8pt"/>
    </style:style>
    <style:style style:name="P243" style:family="paragraph" style:parent-style-name="Table_20_Contents">
      <style:paragraph-properties fo:text-align="center" style:justify-single-word="false"/>
      <style:text-properties style:font-name="IPA Pゴシック1" fo:font-size="8pt" style:font-name-asian="IPA Pゴシック2" style:font-size-asian="8pt" style:font-size-complex="8pt"/>
    </style:style>
    <style:style style:name="P244" style:family="paragraph" style:parent-style-name="Table_20_Contents">
      <style:paragraph-properties fo:text-align="start" style:justify-single-word="false"/>
      <style:text-properties style:font-name="IPA Pゴシック1" fo:font-size="8pt" style:font-name-asian="IPA Pゴシック2" style:font-size-asian="8pt" style:font-size-complex="8pt"/>
    </style:style>
    <style:style style:name="P245" style:family="paragraph" style:parent-style-name="Table_20_Contents">
      <style:text-properties style:language-asian="ja" style:country-asian="JP"/>
    </style:style>
    <style:style style:name="P246" style:family="paragraph" style:parent-style-name="Table_20_Contents">
      <style:paragraph-properties fo:text-align="start" style:justify-single-word="false"/>
      <style:text-properties style:use-window-font-color="true" style:font-name="IPA Pゴシック2" fo:font-size="8pt" style:font-name-asian="IPA Pゴシック2" style:font-size-asian="8pt" style:language-asian="ja" style:country-asian="JP" style:font-size-complex="8pt"/>
    </style:style>
    <style:style style:name="P247" style:family="paragraph" style:parent-style-name="Table_20_Contents">
      <style:paragraph-properties fo:text-align="center" style:justify-single-word="false"/>
      <style:text-properties style:use-window-font-color="true" style:font-name="IPA Pゴシック2" fo:font-size="8pt" style:font-name-asian="IPA Pゴシック2" style:font-size-asian="8pt" style:language-asian="ja" style:country-asian="JP" style:font-size-complex="8pt"/>
    </style:style>
    <style:style style:name="P248" style:family="paragraph" style:parent-style-name="Table_20_Contents">
      <style:paragraph-properties fo:text-align="center" style:justify-single-word="false"/>
      <style:text-properties style:use-window-font-color="true" style:font-name="IPA Pゴシック2" fo:font-size="8pt" fo:font-weight="bold" style:font-name-asian="IPA Pゴシック2"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style:use-window-font-color="true" style:font-name="IPA Pゴシック2" fo:font-size="8pt" fo:font-weight="bold" style:font-name-asian="IPA Pゴシック2" style:font-size-asian="8pt" style:font-weight-asian="bold" style:font-size-complex="8pt" style:font-weight-complex="bold"/>
    </style:style>
    <style:style style:name="P250" style:family="paragraph" style:parent-style-name="Table_20_Contents">
      <style:text-properties officeooo:paragraph-rsid="00368806"/>
    </style:style>
    <style:style style:name="P251" style:family="paragraph" style:parent-style-name="Table_20_Contents">
      <style:text-properties fo:font-variant="normal" fo:text-transform="none" fo:color="#000000" style:font-name="IPA Pゴシック2" fo:letter-spacing="normal" fo:font-style="normal" fo:font-weight="normal" officeooo:rsid="0044bb5f" officeooo:paragraph-rsid="0044bb5f" style:font-name-asian="IPA Pゴシック2" style:font-style-asian="normal" style:font-weight-asian="normal" style:font-style-complex="normal" style:font-weight-complex="normal"/>
    </style:style>
    <style:style style:name="P252" style:family="paragraph" style:parent-style-name="Table_20_Contents">
      <style:text-properties officeooo:paragraph-rsid="005eac18"/>
    </style:style>
    <style:style style:name="P253" style:family="paragraph" style:parent-style-name="_39_92.サブタイトル">
      <style:text-properties style:font-name="IPA Pゴシック2" style:font-name-asian="IPA Pゴシック2"/>
    </style:style>
    <style:style style:name="P254" style:family="paragraph" style:parent-style-name="_39_92.サブタイトル">
      <style:text-properties style:font-name="IPA Pゴシック2" style:font-name-asian="IPA Pゴシック2" style:language-asian="ja" style:country-asian="JP"/>
    </style:style>
    <style:style style:name="P255" style:family="paragraph" style:parent-style-name="_39_93.見出し大_28_その他_29_">
      <style:text-properties style:font-name="IPA Pゴシック2" style:font-name-asian="IPA Pゴシック2"/>
    </style:style>
    <style:style style:name="P256" style:family="paragraph" style:parent-style-name="_39_93.見出し大_28_その他_29_">
      <style:text-properties style:font-name="IPA Pゴシック2" style:font-name-asian="IPA Pゴシック2" style:language-asian="ja" style:country-asian="JP"/>
    </style:style>
    <style:style style:name="P257" style:family="paragraph" style:parent-style-name="Table_20_Heading">
      <style:text-properties style:font-name="IPA Pゴシック2" style:font-name-asian="IPA Pゴシック2"/>
    </style:style>
    <style:style style:name="P258" style:family="paragraph" style:parent-style-name="Table_20_Heading">
      <style:paragraph-properties fo:text-align="center" style:justify-single-word="false"/>
      <style:text-properties style:font-name="IPA Pゴシック2" style:font-name-asian="IPA Pゴシック2"/>
    </style:style>
    <style:style style:name="P259" style:family="paragraph" style:parent-style-name="Table_20_Heading">
      <style:paragraph-properties fo:text-align="center" style:justify-single-word="false"/>
      <style:text-properties style:font-name="IPA Pゴシック2" officeooo:paragraph-rsid="0044bb5f" style:font-name-asian="IPA Pゴシック2"/>
    </style:style>
    <style:style style:name="P260" style:family="paragraph" style:parent-style-name="Table_20_Heading">
      <style:text-properties style:font-name="IPA Pゴシック2" style:font-name-asian="IPA Pゴシック2" style:language-asian="ja" style:country-asian="JP"/>
    </style:style>
    <style:style style:name="P261" style:family="paragraph" style:parent-style-name="Table_20_Heading">
      <style:text-properties style:font-name="IPA Pゴシック2" officeooo:paragraph-rsid="0044bb5f" style:font-name-asian="IPA Pゴシック2" style:language-asian="ja" style:country-asian="JP"/>
    </style:style>
    <style:style style:name="P262" style:family="paragraph" style:parent-style-name="Table_20_Heading">
      <style:text-properties style:font-name="IPA Pゴシック2" officeooo:rsid="005bc657" style:font-name-asian="IPA Pゴシック2" style:language-asian="ja" style:country-asian="JP"/>
    </style:style>
    <style:style style:name="P263" style:family="paragraph" style:parent-style-name="Table_20_Heading">
      <style:paragraph-properties fo:text-align="center" style:justify-single-word="false"/>
    </style:style>
    <style:style style:name="P264" style:family="paragraph" style:parent-style-name="Table_20_Heading">
      <style:text-properties fo:font-size="8pt" style:font-size-asian="8pt" style:font-size-complex="8pt"/>
    </style:style>
    <style:style style:name="P265" style:family="paragraph" style:parent-style-name="Heading_20_1">
      <style:text-properties style:font-name="IPA Pゴシック2" style:font-name-asian="IPA Pゴシック2"/>
    </style:style>
    <style:style style:name="P266" style:family="paragraph" style:parent-style-name="Caption">
      <style:paragraph-properties fo:text-align="center" style:justify-single-word="false"/>
      <style:text-properties fo:font-size="9pt" style:font-size-asian="9pt" style:font-size-complex="9pt"/>
    </style:style>
    <style:style style:name="P267" style:family="paragraph" style:parent-style-name="Caption">
      <style:paragraph-properties fo:text-align="center" style:justify-single-word="false"/>
      <style:text-properties fo:font-size="9pt" fo:font-style="italic" officeooo:paragraph-rsid="000475bc" style:font-size-asian="9pt" style:font-style-asian="italic" style:font-size-complex="9pt" style:font-style-complex="italic"/>
    </style:style>
    <style:style style:name="P268" style:family="paragraph" style:parent-style-name="_39_4.表内">
      <style:paragraph-properties fo:text-align="start" style:justify-single-word="false"/>
      <style:text-properties fo:font-size="8pt" style:font-size-asian="8pt" style:language-asian="ja" style:country-asian="JP" style:font-size-complex="8pt"/>
    </style:style>
    <style:style style:name="P269" style:family="paragraph" style:parent-style-name="_39_4.表内">
      <style:paragraph-properties fo:text-align="start" style:justify-single-word="false"/>
      <style:text-properties fo:font-size="8pt" style:font-size-asian="8pt" style:font-size-complex="8pt"/>
    </style:style>
    <style:style style:name="P270" style:family="paragraph" style:parent-style-name="_39_4.表内">
      <style:paragraph-properties fo:text-align="start" style:justify-single-word="false" style:snap-to-layout-grid="false"/>
      <style:text-properties style:language-asian="ja" style:country-asian="JP"/>
    </style:style>
    <style:style style:name="P271" style:family="paragraph" style:parent-style-name="_39_4.表内">
      <style:paragraph-properties fo:text-align="start" style:justify-single-word="false" style:snap-to-layout-grid="false"/>
    </style:style>
    <style:style style:name="P272" style:family="paragraph" style:parent-style-name="_39_4.表内">
      <style:paragraph-properties fo:text-align="center" style:justify-single-word="false"/>
      <style:text-properties style:font-name="IPA Pゴシック2" fo:font-size="8pt" fo:font-weight="bold" style:font-name-asian="IPA Pゴシック2" style:font-size-asian="8pt" style:font-weight-asian="bold" style:font-size-complex="8pt" style:font-weight-complex="bold"/>
    </style:style>
    <style:style style:name="P273" style:family="paragraph" style:parent-style-name="_39_4.表内">
      <style:text-properties style:font-name="IPA Pゴシック2" fo:font-size="8pt" style:font-name-asian="IPA Pゴシック2" style:font-size-asian="8pt" style:font-size-complex="8pt"/>
    </style:style>
    <style:style style:name="P274" style:family="paragraph" style:parent-style-name="_39_4.表内">
      <style:paragraph-properties fo:text-align="center" style:justify-single-word="false"/>
      <style:text-properties style:text-outline="false" style:text-line-through-style="none" style:font-name="IPA Pゴシック2" fo:font-size="8pt" fo:font-style="normal" fo:text-shadow="none" style:text-underline-style="none" fo:font-weight="normal" style:font-name-asian="IPA Pゴシック2" style:font-size-asian="8pt" style:font-style-asian="normal" style:font-weight-asian="normal" style:font-name-complex="Tahoma" style:font-size-complex="8pt" style:font-style-complex="normal" style:font-weight-complex="normal" style:text-emphasize="none" style:text-overline-style="none" style:text-overline-color="font-color"/>
    </style:style>
    <style:style style:name="P275" style:family="paragraph" style:parent-style-name="_39_91.メインタイトル">
      <style:text-properties style:font-name="IPA Pゴシック2" style:font-name-asian="IPAゴシック" style:language-asian="ja" style:country-asian="JP"/>
    </style:style>
    <style:style style:name="P276" style:family="paragraph" style:parent-style-name="Standard">
      <style:paragraph-properties fo:text-align="start" style:justify-single-word="false" style:text-autospace="none" style:writing-mode="lr-tb"/>
      <style:text-properties fo:color="#000000" style:font-name="IPA Pゴシック1" fo:font-size="8pt" fo:font-style="normal" style:font-name-asian="IPA Pゴシック1" style:font-size-asian="8pt" style:font-style-asian="normal" style:font-size-complex="8pt" style:font-style-complex="normal"/>
    </style:style>
    <style:style style:name="P277" style:family="paragraph" style:parent-style-name="Standard">
      <style:paragraph-properties fo:text-align="start" style:justify-single-word="false" style:text-autospace="none" style:writing-mode="lr-tb"/>
      <style:text-properties style:text-outline="false" style:text-line-through-style="none" style:font-name="IPA Pゴシック1" fo:font-size="8pt" fo:font-style="normal" fo:text-shadow="none" style:text-underline-style="none" fo:font-weight="normal" officeooo:paragraph-rsid="0031207f" style:font-name-asian="ＭＳ Ｐゴシック1" style:font-size-asian="8pt" style:font-style-asian="normal" style:font-weight-asian="normal" style:font-name-complex="ＭＳ Ｐゴシック1" style:font-size-complex="8pt" style:font-style-complex="normal" style:font-weight-complex="normal" style:text-emphasize="none" style:text-overline-style="none" style:text-overline-color="font-color"/>
    </style:style>
    <style:style style:name="P278" style:family="paragraph" style:parent-style-name="_39_6.注意_28_中見出し_29_">
      <style:paragraph-properties fo:margin-left="1.33cm" fo:margin-right="0cm" fo:text-indent="0cm" style:auto-text-indent="false"/>
      <style:text-properties style:font-name="IPA Pゴシック2" style:font-name-asian="IPA Pゴシック2" style:language-asian="ja" style:country-asian="JP"/>
    </style:style>
    <style:style style:name="P279" style:family="paragraph" style:parent-style-name="Preformatted_20_Text">
      <style:text-properties style:font-name="IPA Pゴシック1" fo:font-size="8pt" style:font-name-asian="IPA Pゴシック1" style:font-size-asian="8pt" style:language-asian="ja" style:country-asian="JP" style:font-size-complex="8pt"/>
    </style:style>
    <style:style style:name="P280" style:family="paragraph" style:parent-style-name="_33_.本文_28_小見出し_29_">
      <style:paragraph-properties fo:margin-left="1.367cm" fo:margin-right="0cm" fo:text-indent="0.199cm" style:auto-text-indent="false"/>
    </style:style>
    <style:style style:name="P281" style:family="paragraph" style:parent-style-name="_33_.本文_28_小見出し_29_">
      <style:paragraph-properties fo:margin-left="1.367cm" fo:margin-right="0cm" fo:text-indent="0.199cm" style:auto-text-indent="false"/>
      <style:text-properties style:font-name="IPA Pゴシック2" style:font-name-asian="IPA Pゴシック2" style:language-asian="ja" style:country-asian="JP"/>
    </style:style>
    <style:style style:name="P282" style:family="paragraph" style:parent-style-name="Contents_20_2">
      <style:paragraph-properties>
        <style:tab-stops>
          <style:tab-stop style:position="16.683cm" style:type="right" style:leader-style="dotted" style:leader-text="."/>
        </style:tab-stops>
      </style:paragraph-properties>
    </style:style>
    <style:style style:name="P283" style:family="paragraph" style:parent-style-name="Contents_20_1">
      <style:paragraph-properties>
        <style:tab-stops>
          <style:tab-stop style:position="17cm" style:type="right" style:leader-style="dotted" style:leader-text="."/>
        </style:tab-stops>
      </style:paragraph-properties>
    </style:style>
    <style:style style:name="P284" style:family="paragraph" style:parent-style-name="_39_93.見出し大_28_その他_29_" style:master-page-name="First_20_Page">
      <style:paragraph-properties style:page-number="auto"/>
      <style:text-properties style:font-name="IPA Pゴシック2" style:font-name-asian="IPA Pゴシック2"/>
    </style:style>
    <style:style style:name="P285" style:family="paragraph" style:parent-style-name="_31_.大見出し">
      <style:text-properties style:language-asian="ja" style:country-asian="JP"/>
    </style:style>
    <style:style style:name="P286" style:family="paragraph" style:parent-style-name="_31_.大見出し">
      <style:text-properties style:font-name="IPA Pゴシック2" style:font-name-asian="IPA Pゴシック2"/>
    </style:style>
    <style:style style:name="P287" style:family="paragraph" style:parent-style-name="_31_.大見出し">
      <style:text-properties style:font-name="IPA Pゴシック2" style:font-name-asian="IPA Pゴシック2" style:language-asian="ja" style:country-asian="JP"/>
    </style:style>
    <style:style style:name="P288" style:family="paragraph" style:parent-style-name="_31_.大見出し">
      <style:paragraph-properties fo:break-before="page"/>
      <style:text-properties style:language-asian="ja" style:country-asian="JP"/>
    </style:style>
    <style:style style:name="P289" style:family="paragraph" style:parent-style-name="_31_.大見出し">
      <style:paragraph-properties fo:break-before="page"/>
      <style:text-properties style:font-name="IPA Pゴシック2" style:font-name-asian="IPA Pゴシック2" style:language-asian="ja" style:country-asian="JP"/>
    </style:style>
    <style:style style:name="P290" style:family="paragraph" style:parent-style-name="_32_.中見出し">
      <style:text-properties officeooo:paragraph-rsid="004803a4"/>
    </style:style>
    <style:style style:name="P291" style:family="paragraph" style:parent-style-name="_32_.中見出し">
      <style:text-properties style:font-name="IPA Pゴシック2" style:font-name-asian="IPA Pゴシック2"/>
    </style:style>
    <style:style style:name="P292" style:family="paragraph" style:parent-style-name="_32_.中見出し">
      <style:text-properties style:font-name="IPA Pゴシック2" style:font-name-asian="IPA Pゴシック2" style:language-asian="ja" style:country-asian="JP"/>
    </style:style>
    <style:style style:name="P293" style:family="paragraph" style:parent-style-name="_32_.中見出し" style:list-style-name="">
      <style:text-properties style:font-name="IPA Pゴシック2" style:font-name-asian="IPA Pゴシック2" style:language-asian="ja" style:country-asian="JP"/>
    </style:style>
    <style:style style:name="P294" style:family="paragraph" style:parent-style-name="_32_.中見出し" style:list-style-name="">
      <style:text-properties style:font-name="IPA Pゴシック2" style:font-name-asian="IPA Pゴシック2"/>
    </style:style>
    <style:style style:name="P295" style:family="paragraph" style:parent-style-name="_32_.中見出し" style:list-style-name=""/>
    <style:style style:name="P296" style:family="paragraph" style:parent-style-name="_32_.中見出し">
      <style:text-properties style:language-asian="ja" style:country-asian="JP"/>
    </style:style>
    <style:style style:name="P297" style:family="paragraph" style:parent-style-name="_32_.中見出し" style:list-style-name="">
      <style:text-properties style:language-asian="ja" style:country-asian="JP"/>
    </style:style>
    <style:style style:name="P298" style:family="paragraph" style:parent-style-name="_32_.中見出し" style:list-style-name="">
      <style:text-properties fo:font-variant="normal" fo:text-transform="none" fo:color="#000000" style:font-name="IPA Pゴシック1" fo:font-size="12pt" fo:letter-spacing="normal" fo:font-weight="bold" style:font-name-asian="IPA Pゴシック1" style:font-size-asian="12pt" style:language-asian="ja" style:country-asian="JP" style:font-style-asian="normal" style:font-weight-asian="bold" style:font-size-complex="12pt" style:font-weight-complex="bold"/>
    </style:style>
    <style:style style:name="P299" style:family="paragraph" style:parent-style-name="_32_.中見出し">
      <style:paragraph-properties fo:break-before="page"/>
    </style:style>
    <style:style style:name="P300" style:family="paragraph" style:parent-style-name="_32_.中見出し">
      <style:paragraph-properties fo:break-before="page"/>
      <style:text-properties style:language-asian="ja" style:country-asian="JP"/>
    </style:style>
    <style:style style:name="P301" style:family="paragraph" style:parent-style-name="_32_.中見出し">
      <style:paragraph-properties fo:break-before="page"/>
      <style:text-properties style:font-name="IPA Pゴシック2" style:font-name-asian="IPA Pゴシック2"/>
    </style:style>
    <style:style style:name="P302" style:family="paragraph" style:parent-style-name="_32_.中見出し">
      <style:paragraph-properties fo:break-before="page"/>
      <style:text-properties style:font-name="IPA Pゴシック2" style:font-name-asian="IPA Pゴシック2" style:language-asian="ja" style:country-asian="JP"/>
    </style:style>
    <style:style style:name="P303" style:family="paragraph" style:parent-style-name="_32_.中見出し">
      <style:paragraph-properties fo:break-before="page"/>
      <style:text-properties fo:font-variant="normal" fo:text-transform="none" fo:color="#000000" style:font-name="IPA Pゴシック2" fo:font-size="12pt" fo:letter-spacing="normal" fo:font-weight="bold" style:font-name-asian="IPA Pゴシック2" style:font-size-asian="12pt" style:language-asian="ja" style:country-asian="JP" style:font-style-asian="normal" style:font-weight-asian="bold" style:font-size-complex="12pt" style:font-weight-complex="bold"/>
    </style:style>
    <style:style style:name="P304" style:family="paragraph" style:parent-style-name="_32_.中見出し">
      <style:paragraph-properties fo:margin-left="0cm" fo:margin-right="0cm" fo:text-indent="0cm" style:auto-text-indent="false"/>
      <style:text-properties style:font-name="IPA Pゴシック2" style:font-name-asian="IPA Pゴシック2" style:language-asian="ja" style:country-asian="JP"/>
    </style:style>
    <style:style style:name="P305" style:family="paragraph" style:parent-style-name="_33_.小見出し">
      <style:text-properties style:font-name="IPA Pゴシック2" style:font-name-asian="IPA Pゴシック2"/>
    </style:style>
    <style:style style:name="P306" style:family="paragraph" style:parent-style-name="_33_.小見出し">
      <style:text-properties style:font-name="IPA Pゴシック2" style:font-name-asian="IPA Pゴシック2" style:language-asian="ja" style:country-asian="JP"/>
    </style:style>
    <style:style style:name="P307" style:family="paragraph" style:parent-style-name="_33_.小見出し" style:list-style-name="">
      <style:text-properties style:font-name="IPA Pゴシック2" style:font-name-asian="IPA Pゴシック2" style:language-asian="ja" style:country-asian="JP"/>
    </style:style>
    <style:style style:name="P308" style:family="paragraph" style:parent-style-name="_33_.小見出し">
      <style:text-properties style:font-name="IPA Pゴシック2" style:font-name-asian="IPA Pゴシック2" style:font-style-asian="normal" style:font-weight-asian="normal"/>
    </style:style>
    <style:style style:name="P309" style:family="paragraph" style:parent-style-name="_33_.小見出し" style:list-style-name=""/>
    <style:style style:name="P310" style:family="paragraph" style:parent-style-name="_33_.小見出し">
      <style:text-properties fo:font-weight="bold"/>
    </style:style>
    <style:style style:name="P311" style:family="paragraph" style:parent-style-name="_33_.小見出し">
      <style:text-properties fo:color="#000000" style:font-name="IPA Pゴシック2" fo:font-size="12pt" fo:language="en" fo:country="US" style:text-underline-style="none" style:font-name-asian="IPA Pゴシック2" style:font-size-asian="12pt" style:language-asian="ja" style:country-asian="JP" style:font-size-complex="12pt"/>
    </style:style>
    <style:style style:name="P312" style:family="paragraph" style:parent-style-name="_33_.小見出し">
      <style:text-properties fo:font-variant="normal" fo:text-transform="none" fo:color="#000000" style:font-name="IPA Pゴシック1" fo:font-size="9pt" fo:letter-spacing="normal" fo:font-style="normal" fo:font-weight="normal" style:font-name-asian="IPA Pゴシック1" style:font-size-asian="9pt" style:language-asian="ja" style:country-asian="JP" style:font-size-complex="9pt"/>
    </style:style>
    <style:style style:name="P313" style:family="paragraph" style:parent-style-name="_33_.小見出し">
      <style:text-properties style:font-name="IPA Pゴシック1" style:font-name-asian="IPA Pゴシック1"/>
    </style:style>
    <style:style style:name="P314" style:family="paragraph" style:parent-style-name="_33_.小見出し">
      <style:text-properties style:font-name="ＭＳ ゴシック2" fo:font-size="9pt" style:font-name-asian="ＭＳ ゴシック2" style:font-size-asian="9pt" style:language-asian="ja" style:country-asian="JP" style:font-size-complex="9pt"/>
    </style:style>
    <style:style style:name="P315" style:family="paragraph" style:parent-style-name="_33_.小見出し">
      <style:text-properties style:language-asian="ja" style:country-asian="JP"/>
    </style:style>
    <style:style style:name="P316" style:family="paragraph" style:parent-style-name="_33_.小見出し" style:list-style-name="">
      <style:paragraph-properties>
        <style:tab-stops/>
      </style:paragraph-properties>
      <style:text-properties style:language-asian="ja" style:country-asian="JP"/>
    </style:style>
    <style:style style:name="P317" style:family="paragraph" style:parent-style-name="_33_.小見出し">
      <style:paragraph-properties fo:break-before="page"/>
    </style:style>
    <style:style style:name="P318" style:family="paragraph" style:parent-style-name="_33_.小見出し">
      <style:paragraph-properties fo:break-before="page"/>
      <style:text-properties style:font-name="IPA Pゴシック2" style:font-name-asian="IPA Pゴシック2"/>
    </style:style>
    <style:style style:name="P319" style:family="paragraph" style:parent-style-name="_33_.小見出し">
      <style:paragraph-properties fo:break-before="page"/>
      <style:text-properties style:font-name="IPA Pゴシック2" style:font-name-asian="IPA Pゴシック2" style:language-asian="ja" style:country-asian="JP"/>
    </style:style>
    <style:style style:name="P320" style:family="paragraph" style:parent-style-name="_33_.小見出し">
      <style:paragraph-properties fo:margin-left="0cm" fo:margin-right="0cm" fo:text-indent="0cm" style:auto-text-indent="false"/>
      <style:text-properties style:font-name="IPA Pゴシック2" style:font-name-asian="IPA Pゴシック2" style:language-asian="ja" style:country-asian="JP"/>
    </style:style>
    <style:style style:name="P321" style:family="paragraph" style:parent-style-name="_33_.小見出し">
      <style:paragraph-properties fo:margin-left="1.367cm" fo:margin-right="0cm" fo:text-indent="0.199cm" style:auto-text-indent="false"/>
      <style:text-properties style:font-name="IPA Pゴシック2" style:font-name-asian="IPA Pゴシック2" style:language-asian="ja" style:country-asian="JP"/>
    </style:style>
    <style:style style:name="P322" style:family="paragraph" style:parent-style-name="_33_.小見出し" style:list-style-name="">
      <style:paragraph-properties fo:margin-left="1.367cm" fo:margin-right="0cm" fo:text-indent="0.199cm" style:auto-text-indent="false"/>
      <style:text-properties style:font-name="IPA Pゴシック2" style:font-name-asian="IPA Pゴシック2" style:language-asian="ja" style:country-asian="JP"/>
    </style:style>
    <style:style style:name="P323" style:family="paragraph" style:parent-style-name="_33_.小見出し">
      <style:paragraph-properties fo:margin-left="1.367cm" fo:margin-right="0cm" fo:text-indent="0.199cm" style:auto-text-indent="false" fo:break-before="page"/>
      <style:text-properties style:font-name="IPA Pゴシック2" style:font-name-asian="IPA Pゴシック2" style:language-asian="ja" style:country-asian="JP"/>
    </style:style>
    <style:style style:name="P324" style:family="paragraph" style:parent-style-name="_33_.本文_28_小見出し_29_">
      <style:text-properties fo:color="#000000" fo:font-size="9pt" style:font-size-asian="9pt" style:language-asian="ja" style:country-asian="JP" style:font-size-complex="9pt"/>
    </style:style>
    <style:style style:name="P325" style:family="paragraph" style:parent-style-name="_33_.本文_28_小見出し_29_" style:list-style-name="L1">
      <style:paragraph-properties fo:margin-left="2cm" fo:margin-right="0cm" fo:text-indent="0cm" style:auto-text-indent="false"/>
    </style:style>
    <style:style style:name="P326" style:family="paragraph" style:parent-style-name="_33_.本文_28_小見出し_29_" style:list-style-name="L1">
      <style:paragraph-properties fo:margin-left="2cm" fo:margin-right="0cm" fo:text-indent="0cm" style:auto-text-indent="false"/>
      <style:text-properties officeooo:paragraph-rsid="00431fab"/>
    </style:style>
    <style:style style:name="P327" style:family="paragraph">
      <style:paragraph-properties fo:text-align="start"/>
      <style:text-properties fo:font-size="10pt" style:font-name-asian="IPA Pゴシック1" style:font-size-asian="10pt" style:font-size-complex="10pt"/>
    </style:style>
    <style:style style:name="P328" style:family="paragraph">
      <style:paragraph-properties fo:text-align="center"/>
    </style:style>
    <style:style style:name="P329" style:family="paragraph">
      <style:paragraph-properties fo:text-align="end"/>
    </style:style>
    <style:style style:name="P330" style:family="paragraph">
      <style:text-properties style:font-name="IPA Pゴシック1" fo:font-size="6pt" style:font-size-asian="6pt" style:font-size-complex="6pt"/>
    </style:style>
    <style:style style:name="P331" style:family="paragraph">
      <style:text-properties style:font-name="ＭＳ ゴシック2" fo:font-size="6pt" style:font-size-asian="6pt" style:font-size-complex="6pt"/>
    </style:style>
    <style:style style:name="P332" style:family="paragraph">
      <style:paragraph-properties fo:margin-left="0cm" fo:margin-right="0cm" fo:margin-top="0.42cm" fo:margin-bottom="0.349cm" fo:line-height="100%" fo:text-align="start" fo:text-indent="0cm"/>
    </style:style>
    <style:style style:name="P333" style:family="paragraph">
      <style:paragraph-properties fo:margin-left="0cm" fo:margin-right="0cm" fo:margin-top="0.42cm" fo:margin-bottom="0.349cm" fo:line-height="100%" fo:text-align="start" fo:text-indent="0cm"/>
      <style:text-properties style:use-window-font-color="true" style:text-outline="false" style:text-line-through-style="none" style:font-name="Arial1" fo:font-size="10pt" fo:font-style="normal" fo:text-shadow="none" style:text-underline-style="none" fo:font-weight="normal" style:letter-kerning="true" style:font-name-asian="ＭＳ Ｐゴシック"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P334" style:family="paragraph">
      <style:paragraph-properties fo:margin-left="0cm" fo:margin-right="0cm" fo:margin-top="0cm" fo:margin-bottom="0cm" fo:line-height="100%" fo:text-align="center" fo:text-indent="0cm"/>
    </style:style>
    <style:style style:name="P335"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0pt" fo:font-style="normal" fo:text-shadow="none" style:text-underline-style="none" fo:font-weight="normal" style:letter-kerning="true" style:font-name-asian="IPA Pゴシック1"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2pt" fo:font-style="normal" fo:text-shadow="none" style:text-underline-style="none" fo:font-weight="normal" style:letter-kerning="true" style:font-name-asian="ＭＳ Ｐゴシック"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ＭＳ Ｐゴシック"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ＭＳ Ｐゴシック"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ＭＳ Ｐゴシック"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IPA Pゴシック1"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cm" fo:margin-bottom="0cm" fo:line-height="100%" fo:text-indent="0cm"/>
    </style:style>
    <style:style style:name="P342"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14pt" fo:font-style="normal" fo:text-shadow="none" style:text-underline-style="none" fo:font-weight="normal" style:letter-kerning="true" style:font-name-asian="IPA Pゴシック1"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4pt" fo:font-style="normal" fo:text-shadow="none" style:text-underline-style="none" fo:font-weight="normal" style:letter-kerning="true" style:font-name-asian="IPA Pゴシック1"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4pt" fo:font-style="normal" fo:text-shadow="none" style:text-underline-style="none" fo:font-weight="normal" style:letter-kerning="true" style:font-name-asian="ＭＳ Ｐゴシック"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9pt" fo:font-style="normal" fo:text-shadow="none" style:text-underline-style="none" fo:font-weight="normal" style:letter-kerning="true" style:font-name-asian="IPA Pゴシック3" style:font-size-asian="9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12pt" fo:font-style="normal" fo:text-shadow="none" style:text-underline-style="none" fo:font-weight="normal" style:letter-kerning="true" style:font-name-asian="ＭＳ Ｐゴシック"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9pt" fo:font-style="normal" fo:text-shadow="none" style:text-underline-style="none" fo:font-weight="normal" style:letter-kerning="true" style:font-name-asian="IPA Pゴシック1"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9pt" fo:font-style="normal" fo:text-shadow="none" style:text-underline-style="none" fo:font-weight="normal" style:letter-kerning="true" style:font-name-asian="IPA Pゴシック3"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42cm" fo:margin-bottom="0.349cm" fo:line-height="100%" fo:text-align="center" fo:text-indent="0cm"/>
    </style:style>
    <style:style style:name="P350" style:family="paragraph">
      <style:paragraph-properties fo:margin-left="0cm" fo:margin-right="0cm" fo:margin-top="0.42cm" fo:margin-bottom="0.349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ＭＳ Ｐゴシック"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style:language-asian="ja" style:country-asian="JP" style:font-style-asian="normal" style:font-weight-asian="normal"/>
    </style:style>
    <style:style style:name="T3" style:family="text">
      <style:text-properties officeooo:rsid="000775a4" style:language-asian="ja" style:country-asian="JP"/>
    </style:style>
    <style:style style:name="T4" style:family="text">
      <style:text-properties officeooo:rsid="001155f0" style:language-asian="ja" style:country-asian="JP"/>
    </style:style>
    <style:style style:name="T5" style:family="text">
      <style:text-properties officeooo:rsid="0014685d" style:language-asian="ja" style:country-asian="JP"/>
    </style:style>
    <style:style style:name="T6" style:family="text">
      <style:text-properties officeooo:rsid="001f32a3" style:language-asian="ja" style:country-asian="JP"/>
    </style:style>
    <style:style style:name="T7" style:family="text">
      <style:text-properties officeooo:rsid="00205a84" style:language-asian="ja" style:country-asian="JP"/>
    </style:style>
    <style:style style:name="T8" style:family="text">
      <style:text-properties officeooo:rsid="00398e8d" style:language-asian="ja" style:country-asian="JP"/>
    </style:style>
    <style:style style:name="T9" style:family="text">
      <style:text-properties officeooo:rsid="003b3912" style:language-asian="ja" style:country-asian="JP"/>
    </style:style>
    <style:style style:name="T10" style:family="text">
      <style:text-properties officeooo:rsid="003b6f34" style:language-asian="ja" style:country-asian="JP"/>
    </style:style>
    <style:style style:name="T11" style:family="text">
      <style:text-properties officeooo:rsid="0040a8bc" style:language-asian="ja" style:country-asian="JP"/>
    </style:style>
    <style:style style:name="T12" style:family="text">
      <style:text-properties officeooo:rsid="00422893" style:language-asian="ja" style:country-asian="JP"/>
    </style:style>
    <style:style style:name="T13" style:family="text">
      <style:text-properties officeooo:rsid="00431fab" style:language-asian="ja" style:country-asian="JP"/>
    </style:style>
    <style:style style:name="T14" style:family="text">
      <style:text-properties officeooo:rsid="0044bb5f" style:language-asian="ja" style:country-asian="JP"/>
    </style:style>
    <style:style style:name="T15" style:family="text">
      <style:text-properties officeooo:rsid="004803a4" style:language-asian="ja" style:country-asian="JP"/>
    </style:style>
    <style:style style:name="T16" style:family="text">
      <style:text-properties officeooo:rsid="004be782" style:language-asian="ja" style:country-asian="JP"/>
    </style:style>
    <style:style style:name="T17" style:family="text">
      <style:text-properties officeooo:rsid="004cabea" style:language-asian="ja" style:country-asian="JP"/>
    </style:style>
    <style:style style:name="T18" style:family="text">
      <style:text-properties officeooo:rsid="005ddda0" style:language-asian="ja" style:country-asian="JP"/>
    </style:style>
    <style:style style:name="T19" style:family="text">
      <style:text-properties officeooo:rsid="0060a877" style:language-asian="ja" style:country-asian="JP"/>
    </style:style>
    <style:style style:name="T20" style:family="text">
      <style:text-properties officeooo:rsid="00636136" style:language-asian="ja" style:country-asian="JP"/>
    </style:style>
    <style:style style:name="T21" style:family="text">
      <style:text-properties officeooo:rsid="00659179" style:language-asian="ja" style:country-asian="JP"/>
    </style:style>
    <style:style style:name="T22" style:family="text">
      <style:text-properties officeooo:rsid="0065f15a" style:language-asian="ja" style:country-asian="JP"/>
    </style:style>
    <style:style style:name="T23" style:family="text">
      <style:text-properties officeooo:rsid="0067f24f" style:language-asian="ja" style:country-asian="JP"/>
    </style:style>
    <style:style style:name="T24" style:family="text">
      <style:text-properties officeooo:rsid="006b0cd6" style:language-asian="ja" style:country-asian="JP"/>
    </style:style>
    <style:style style:name="T25" style:family="text">
      <style:text-properties officeooo:rsid="0070a090" style:language-asian="ja" style:country-asian="JP"/>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normal" style:language-asian="ja" style:country-asian="JP"/>
    </style:style>
    <style:style style:name="T28" style:family="text">
      <style:text-properties fo:font-variant="normal" fo:text-transform="none" fo:color="#000000" fo:letter-spacing="normal" fo:font-style="normal" fo:font-weight="normal" style:font-name-asian="IPA Pゴシック1" style:language-asian="ja" style:country-asian="JP" style:font-style-asian="normal" style:font-weight-asian="normal" style:font-style-complex="normal" style:font-weight-complex="normal"/>
    </style:style>
    <style:style style:name="T29" style:family="text">
      <style:text-properties fo:font-variant="normal" fo:text-transform="none" fo:color="#000000" fo:letter-spacing="normal" fo:font-style="normal" fo:font-weight="normal" style:font-style-asian="normal" style:font-weight-asian="normal"/>
    </style:style>
    <style:style style:name="T30" style:family="text">
      <style:text-properties fo:font-variant="normal" fo:text-transform="none" fo:color="#000000" fo:letter-spacing="normal" fo:font-style="normal" fo:font-weight="normal" style:font-name-asian="IPA Pゴシック2" style:language-asian="ja" style:country-asian="JP" style:font-style-asian="normal" style:font-weight-asian="normal" style:font-style-complex="normal" style:font-weight-complex="normal"/>
    </style:style>
    <style:style style:name="T31" style:family="text">
      <style:text-properties fo:font-variant="normal" fo:text-transform="none" fo:color="#000000" fo:letter-spacing="normal" style:font-style-asian="normal" style:font-weight-asian="normal"/>
    </style:style>
    <style:style style:name="T32" style:family="text">
      <style:text-properties fo:font-variant="normal" fo:text-transform="none" fo:color="#000000" fo:letter-spacing="normal" style:language-asian="ja" style:country-asian="JP" style:font-style-asian="normal" style:font-weight-asian="normal"/>
    </style:style>
    <style:style style:name="T33" style:family="text">
      <style:text-properties fo:font-variant="normal" fo:text-transform="none" fo:color="#000000" fo:letter-spacing="normal" fo:font-style="italic" fo:font-weight="normal" style:font-name-asian="IPA Pゴシック1" style:language-asian="ja" style:country-asian="JP" style:font-style-asian="italic" style:font-weight-asian="normal" style:font-style-complex="italic" style:font-weight-complex="normal"/>
    </style:style>
    <style:style style:name="T34" style:family="text">
      <style:text-properties fo:font-variant="normal" fo:text-transform="none" fo:color="#000000" fo:letter-spacing="normal" fo:font-style="italic" fo:font-weight="normal" style:language-asian="ja" style:country-asian="JP" style:font-style-asian="italic" style:font-weight-asian="normal" style:font-style-complex="italic" style:font-weight-complex="normal"/>
    </style:style>
    <style:style style:name="T35" style:family="text">
      <style:text-properties fo:font-variant="normal" fo:text-transform="none" fo:color="#000000" fo:letter-spacing="normal" fo:font-style="italic" fo:font-weight="normal" fo:background-color="transparent" style:font-style-asian="normal" style:font-weight-asian="normal"/>
    </style:style>
    <style:style style:name="T36" style:family="text">
      <style:text-properties fo:font-variant="normal" fo:text-transform="none" fo:color="#000000" fo:letter-spacing="normal" fo:font-weight="normal" style:language-asian="ja" style:country-asian="JP" style:font-weight-asian="normal" style:font-weight-complex="normal"/>
    </style:style>
    <style:style style:name="T37" style:family="text">
      <style:text-properties fo:font-variant="normal" fo:text-transform="none" fo:color="#000000" fo:letter-spacing="normal" style:font-size-asian="9pt" style:language-asian="ja" style:country-asian="JP" style:font-style-asian="normal" style:font-weight-asian="normal"/>
    </style:style>
    <style:style style:name="T38" style:family="text">
      <style:text-properties fo:font-variant="normal" fo:text-transform="none" fo:color="#000000" fo:font-size="12pt" fo:letter-spacing="normal" fo:font-weight="bold" style:font-size-asian="12pt" style:language-asian="ja" style:country-asian="JP" style:font-style-asian="normal" style:font-weight-asian="bold" style:font-size-complex="12pt" style:font-weight-complex="bold"/>
    </style:style>
    <style:style style:name="T39" style:family="text">
      <style:text-properties fo:font-variant="normal" fo:text-transform="none" fo:color="#000000" fo:font-size="9pt" fo:letter-spacing="normal" fo:font-style="normal" fo:font-weight="normal" style:font-size-asian="9pt" style:language-asian="ja" style:country-asian="JP" style:font-style-asian="normal" style:font-weight-asian="normal" style:font-size-complex="9pt"/>
    </style:style>
    <style:style style:name="T40" style:family="text">
      <style:text-properties fo:font-variant="normal" fo:text-transform="none" fo:color="#000000" fo:font-size="9pt" fo:letter-spacing="normal" fo:font-style="normal" fo:font-weight="normal" style:font-size-asian="9pt" style:language-asian="ja" style:country-asian="JP" style:font-size-complex="9pt"/>
    </style:style>
    <style:style style:name="T41" style:family="text">
      <style:text-properties fo:font-variant="normal" fo:text-transform="none" fo:color="#000000" fo:font-size="9pt" fo:letter-spacing="normal" fo:font-style="normal" fo:font-weight="normal" style:font-size-asian="9pt" style:font-style-asian="normal" style:font-weight-asian="normal" style:font-size-complex="9pt"/>
    </style:style>
    <style:style style:name="T42" style:family="text">
      <style:text-properties fo:font-variant="normal" fo:text-transform="none" fo:color="#000000" fo:font-size="9pt" fo:letter-spacing="normal" fo:font-style="normal" fo:font-weight="normal" style:font-size-asian="9pt" style:font-size-complex="9pt"/>
    </style:style>
    <style:style style:name="T43" style:family="text">
      <style:text-properties fo:font-variant="normal" fo:text-transform="none" fo:color="#000000" fo:font-size="9pt" fo:letter-spacing="normal" fo:font-style="normal" fo:font-weight="normal" style:language-asian="ja" style:country-asian="JP"/>
    </style:style>
    <style:style style:name="T44" style:family="text">
      <style:text-properties fo:font-variant="normal" fo:text-transform="none" fo:color="#000000" fo:font-size="9pt" fo:letter-spacing="normal" style:font-size-asian="9pt" style:font-style-asian="normal" style:font-weight-asian="normal" style:font-size-complex="9pt"/>
    </style:style>
    <style:style style:name="T45" style:family="text">
      <style:text-properties fo:font-variant="normal" fo:text-transform="none" fo:color="#000000" fo:font-size="9pt" fo:letter-spacing="normal" style:font-size-asian="9pt" style:language-asian="ja" style:country-asian="JP" style:font-style-asian="normal" style:font-weight-asian="normal" style:font-size-complex="9pt"/>
    </style:style>
    <style:style style:name="T46" style:family="text">
      <style:text-properties fo:font-variant="normal" fo:text-transform="none" fo:color="#000000" fo:font-size="9pt" fo:letter-spacing="normal" fo:font-weight="bold" style:font-size-asian="9pt" style:language-asian="ja" style:country-asian="JP" style:font-style-asian="normal" style:font-weight-asian="bold" style:font-size-complex="9pt" style:font-weight-complex="bold"/>
    </style:style>
    <style:style style:name="T47" style:family="text">
      <style:text-properties fo:font-variant="normal" fo:text-transform="none" fo:color="#000000" style:font-name="IPA Pゴシック2" fo:letter-spacing="normal" fo:font-style="normal" fo:font-weight="normal" style:font-name-asian="IPA Pゴシック2" style:font-style-asian="normal" style:font-weight-asian="normal" style:font-style-complex="normal" style:font-weight-complex="normal"/>
    </style:style>
    <style:style style:name="T48" style:family="text">
      <style:text-properties fo:font-variant="normal" fo:text-transform="none" fo:color="#000000" style:font-name="IPA Pゴシック2" fo:font-size="8pt" fo:letter-spacing="normal" fo:font-style="normal" fo:font-weight="normal" style:font-name-asian="IPA Pゴシック2" style:font-size-asian="8pt" style:font-size-complex="8pt"/>
    </style:style>
    <style:style style:name="T49" style:family="text">
      <style:text-properties fo:font-variant="normal" fo:text-transform="none" fo:color="#000000" style:font-name="IPA Pゴシック2" fo:font-size="8pt" fo:letter-spacing="normal" fo:font-style="normal" fo:font-weight="normal" style:font-name-asian="IPA Pゴシック2" style:font-size-asian="8pt" style:font-style-asian="normal" style:font-weight-asian="normal" style:font-size-complex="8pt"/>
    </style:style>
    <style:style style:name="T50" style:family="text">
      <style:text-properties fo:font-variant="normal" fo:text-transform="none" fo:color="#000000" style:font-name="IPA Pゴシック2" fo:font-size="9pt" fo:letter-spacing="normal" fo:font-style="normal" fo:font-weight="normal" style:font-name-asian="IPA Pゴシック2" style:font-size-asian="9pt" style:language-asian="ja" style:country-asian="JP" style:font-style-asian="normal" style:font-weight-asian="normal" style:font-size-complex="9pt"/>
    </style:style>
    <style:style style:name="T51" style:family="text">
      <style:text-properties fo:font-variant="normal" fo:text-transform="none" fo:color="#202020" fo:font-size="9pt" fo:letter-spacing="normal" fo:font-style="normal" fo:font-weight="normal" style:font-size-asian="9pt" style:language-asian="ja" style:country-asian="JP" style:font-style-asian="normal" style:font-weight-asian="normal" style:font-size-complex="9pt"/>
    </style:style>
    <style:style style:name="T52" style:family="text">
      <style:text-properties fo:font-variant="normal" fo:text-transform="none" fo:color="#202020" fo:font-size="9pt" fo:letter-spacing="normal" fo:font-style="normal" fo:font-weight="normal" style:font-size-asian="9pt" style:font-style-asian="normal" style:font-weight-asian="normal" style:font-size-complex="9pt"/>
    </style:style>
    <style:style style:name="T53" style:family="text">
      <style:text-properties fo:font-variant="normal" fo:text-transform="none" fo:color="#202020" fo:font-size="9pt" fo:letter-spacing="normal" style:font-size-asian="9pt" style:font-style-asian="normal" style:font-weight-asian="normal" style:font-size-complex="9pt"/>
    </style:style>
    <style:style style:name="T54" style:family="text">
      <style:text-properties fo:font-variant="normal" fo:text-transform="none" fo:color="#202020" fo:font-size="9pt" fo:letter-spacing="normal" style:font-size-asian="9pt" style:language-asian="ja" style:country-asian="JP" style:font-style-asian="normal" style:font-weight-asian="normal" style:font-size-complex="9pt"/>
    </style:style>
    <style:style style:name="T55" style:family="text">
      <style:text-properties fo:font-variant="normal" fo:text-transform="none" style:font-name="Arial2" fo:letter-spacing="normal" fo:font-style="normal" fo:font-weight="normal" style:font-style-asian="normal" style:font-weight-asian="normal"/>
    </style:style>
    <style:style style:name="T56" style:family="text">
      <style:text-properties fo:font-variant="normal" fo:text-transform="none" style:font-name="IPA Pゴシック2" fo:letter-spacing="normal" fo:font-style="normal" fo:font-weight="normal" style:font-name-asian="IPA Pゴシック2" style:font-style-asian="normal" style:font-weight-asian="normal"/>
    </style:style>
    <style:style style:name="T57" style:family="text">
      <style:text-properties fo:font-variant="normal" fo:text-transform="none" style:font-name="IPA Pゴシック2" fo:letter-spacing="normal" fo:font-style="normal" fo:font-weight="normal" style:font-name-asian="IPA Pゴシック2" style:language-asian="ja" style:country-asian="JP" style:font-style-asian="normal" style:font-weight-asian="normal"/>
    </style:style>
    <style:style style:name="T58" style:family="text">
      <style:text-properties fo:font-variant="normal" fo:text-transform="none" style:font-name="IPA Pゴシック2" fo:letter-spacing="normal" fo:font-style="normal" style:font-name-asian="IPA Pゴシック2" style:font-style-asian="normal" style:font-weight-asian="bold" style:font-weight-complex="bold"/>
    </style:style>
    <style:style style:name="T59" style:family="text">
      <style:text-properties fo:font-variant="normal" fo:text-transform="none" style:font-name="IPA Pゴシック2" fo:letter-spacing="normal" fo:font-style="normal" style:font-name-asian="IPA Pゴシック2" style:language-asian="ja" style:country-asian="JP" style:font-style-asian="normal" style:font-weight-asian="bold" style:font-weight-complex="bold"/>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style>
    <style:style style:name="T62" style:family="text">
      <style:text-properties fo:font-variant="normal" fo:text-transform="none" fo:letter-spacing="normal" fo:font-style="normal" fo:font-weight="normal" style:language-asian="ja" style:country-asian="JP" style:font-style-asian="normal" style:font-weight-asian="normal"/>
    </style:style>
    <style:style style:name="T63" style:family="text">
      <style:text-properties fo:font-variant="normal" fo:text-transform="none" fo:letter-spacing="normal" style:font-style-asian="normal" style:font-weight-asian="normal"/>
    </style:style>
    <style:style style:name="T64" style:family="text">
      <style:text-properties fo:font-variant="normal" fo:text-transform="none" fo:letter-spacing="normal" style:language-asian="ja" style:country-asian="JP" style:font-style-asian="normal" style:font-weight-asian="normal"/>
    </style:style>
    <style:style style:name="T65" style:family="text">
      <style:text-properties fo:font-variant="normal" fo:text-transform="none" style:text-outline="false" style:text-line-through-style="none" fo:letter-spacing="normal" fo:text-shadow="none" style:text-underline-style="none" fo:font-weight="normal" style:language-asian="ja" style:country-asian="JP" style:font-weight-asian="normal" style:font-name-complex="IPA Pゴシック1" style:font-weight-complex="normal" style:text-emphasize="none" style:text-overline-style="none" style:text-overline-color="font-color"/>
    </style:style>
    <style:style style:name="T66" style:family="text">
      <style:text-properties fo:font-variant="normal" fo:text-transform="none" style:text-outline="false" style:text-line-through-style="none" fo:letter-spacing="normal" fo:text-shadow="none" style:text-underline-style="none" fo:font-weight="normal" style:language-asian="ja" style:country-asian="JP" style:font-weight-asian="normal" style:font-name-complex="Tahoma" style:font-weight-complex="normal" style:text-emphasize="none" style:text-overline-style="none" style:text-overline-color="font-color"/>
    </style:style>
    <style:style style:name="T67" style:family="text">
      <style:text-properties fo:font-variant="normal" fo:text-transform="none" style:text-outline="false" style:text-line-through-style="none" fo:letter-spacing="normal" fo:text-shadow="none" style:text-underline-style="none" fo:font-weight="normal" style:language-asian="ja" style:country-asian="JP" style:font-weight-asian="normal" style:font-name-complex="IPA Pゴシック2" style:font-weight-complex="normal" style:text-emphasize="none" style:text-overline-style="none" style:text-overline-color="font-color"/>
    </style:style>
    <style:style style:name="T68" style:family="text">
      <style:text-properties fo:font-variant="normal" fo:text-transform="none" style:text-outline="false" style:text-line-through-style="none" fo:letter-spacing="normal" fo:text-shadow="none" style:text-underline-style="none" fo:font-weight="normal" style:font-name-asian="IPA Pゴシック1" style:language-asian="ja" style:country-asian="JP" style:font-weight-asian="normal" style:font-name-complex="ＭＳ Ｐゴシック1" style:font-weight-complex="normal" style:text-emphasize="none" style:text-overline-style="none" style:text-overline-color="font-color"/>
    </style:style>
    <style:style style:name="T69" style:family="text">
      <style:text-properties fo:font-variant="normal" fo:text-transform="none" style:text-outline="false" style:text-line-through-style="none" fo:letter-spacing="normal" fo:text-shadow="none" style:text-underline-style="none" fo:font-weight="normal" fo:background-color="transparent" style:font-name-asian="IPA Pゴシック1" style:font-weight-asian="normal" style:font-name-complex="ＭＳ Ｐゴシック1" style:font-weight-complex="normal" style:text-emphasize="none" style:text-overline-style="none" style:text-overline-color="font-color"/>
    </style:style>
    <style:style style:name="T70" style:family="text">
      <style:text-properties fo:font-variant="normal" fo:text-transform="none" style:text-outline="false" style:text-line-through-style="none" fo:letter-spacing="normal" fo:text-shadow="none" style:text-underline-style="none" fo:font-weight="normal" officeooo:rsid="00205a84" fo:background-color="transparent" style:font-name-asian="IPA Pゴシック1" style:font-weight-asian="normal" style:font-name-complex="ＭＳ Ｐゴシック1" style:font-weight-complex="normal" style:text-emphasize="none" style:text-overline-style="none" style:text-overline-color="font-color"/>
    </style:style>
    <style:style style:name="T71" style:family="text">
      <style:text-properties fo:font-variant="normal" fo:text-transform="none" style:text-outline="false" style:text-line-through-style="none" fo:letter-spacing="normal" fo:text-shadow="none" style:text-underline-style="none" fo:font-weight="normal" fo:background-color="transparent" style:font-name-asian="IPA Pゴシック1" style:language-asian="ja" style:country-asian="JP" style:font-weight-asian="normal" style:font-name-complex="ＭＳ Ｐゴシック1" style:font-weight-complex="normal" style:text-emphasize="none" style:text-overline-style="none" style:text-overline-color="font-color"/>
    </style:style>
    <style:style style:name="T72" style:family="text">
      <style:text-properties fo:font-variant="normal" fo:text-transform="none" style:text-outline="false" style:text-line-through-style="none" fo:letter-spacing="normal" fo:text-shadow="none" style:text-underline-style="solid" style:text-underline-width="auto" style:text-underline-color="font-color" fo:font-weight="normal" fo:background-color="transparent" style:font-name-asian="IPA Pゴシック1" style:font-weight-asian="normal" style:font-name-complex="ＭＳ Ｐゴシック1" style:font-weight-complex="normal" style:text-emphasize="none" style:text-overline-style="none" style:text-overline-color="font-color"/>
    </style:style>
    <style:style style:name="T73" style:family="text">
      <style:text-properties fo:font-variant="normal" fo:text-transform="none" style:text-outline="false" style:text-line-through-style="none" fo:letter-spacing="normal" fo:text-shadow="none" style:text-underline-style="solid" style:text-underline-width="auto" style:text-underline-color="font-color" fo:font-weight="normal" fo:background-color="transparent" style:font-name-asian="IPA Pゴシック1" style:language-asian="ja" style:country-asian="JP" style:font-weight-asian="normal" style:font-name-complex="ＭＳ Ｐゴシック1" style:font-weight-complex="normal" style:text-emphasize="none" style:text-overline-style="none" style:text-overline-color="font-color"/>
    </style:style>
    <style:style style:name="T74" style:family="text">
      <style:text-properties fo:font-variant="normal" fo:text-transform="none" style:text-outline="false" style:text-line-through-style="none" fo:letter-spacing="normal" fo:text-shadow="none" style:text-underline-style="solid" style:text-underline-width="auto" style:text-underline-color="font-color" fo:font-weight="normal" style:font-name-asian="IPA Pゴシック1" style:font-weight-asian="normal" style:font-name-complex="ＭＳ Ｐゴシック1" style:font-weight-complex="normal" style:text-emphasize="none" style:text-overline-style="none" style:text-overline-color="font-color"/>
    </style:style>
    <style:style style:name="T75" style:family="text">
      <style:text-properties fo:font-variant="normal" fo:text-transform="none" style:text-outline="false" style:text-line-through-style="none" fo:letter-spacing="normal" fo:text-shadow="none" style:text-underline-style="solid" style:text-underline-width="auto" style:text-underline-color="font-color" fo:font-weight="normal" style:font-name-asian="IPA Pゴシック1" style:language-asian="ja" style:country-asian="JP" style:font-weight-asian="normal" style:font-name-complex="ＭＳ Ｐゴシック1" style:font-weight-complex="normal" style:text-emphasize="none" style:text-overline-style="none" style:text-overline-color="font-color"/>
    </style:style>
    <style:style style:name="T76" style:family="text">
      <style:text-properties fo:font-variant="normal" fo:text-transform="none" style:text-outline="false" style:text-line-through-style="none" fo:letter-spacing="normal" fo:text-shadow="none" fo:font-weight="normal" fo:background-color="transparent" style:font-name-asian="IPA Pゴシック1" style:font-weight-asian="normal" style:font-name-complex="ＭＳ Ｐゴシック1" style:font-weight-complex="normal" style:text-emphasize="none" style:text-overline-style="none" style:text-overline-color="font-color"/>
    </style:style>
    <style:style style:name="T77" style:family="text">
      <style:text-properties fo:font-variant="normal" fo:text-transform="none" style:text-outline="false" style:text-line-through-style="none" fo:letter-spacing="normal" fo:text-shadow="none" fo:font-weight="normal" style:font-name-asian="IPA Pゴシック1" style:font-weight-asian="normal" style:font-name-complex="ＭＳ Ｐゴシック1" style:font-weight-complex="normal" style:text-emphasize="none" style:text-overline-style="none" style:text-overline-color="font-color"/>
    </style:style>
    <style:style style:name="T78" style:family="text">
      <style:text-properties fo:color="#000000"/>
    </style:style>
    <style:style style:name="T79" style:family="text">
      <style:text-properties fo:color="#000000" style:language-asian="ja" style:country-asian="JP"/>
    </style:style>
    <style:style style:name="T80" style:family="text">
      <style:text-properties fo:color="#000000" style:language-asian="ja" style:country-asian="JP" style:font-name-complex="IPA Pゴシック2"/>
    </style:style>
    <style:style style:name="T81" style:family="text">
      <style:text-properties fo:color="#000000" fo:font-size="9pt" fo:language="en" fo:country="US" style:text-underline-style="none" style:font-size-asian="9pt" style:font-size-complex="9pt"/>
    </style:style>
    <style:style style:name="T82" style:family="text">
      <style:text-properties fo:color="#000000" fo:font-size="9pt" fo:language="en" fo:country="US" style:text-underline-style="none" style:font-size-asian="9pt" style:language-asian="ja" style:country-asian="JP" style:font-size-complex="9pt"/>
    </style:style>
    <style:style style:name="T83" style:family="text">
      <style:text-properties fo:color="#000000" fo:font-size="9pt" fo:language="en" fo:country="US" style:font-size-asian="9pt" style:language-asian="ja" style:country-asian="JP" style:font-size-complex="9pt"/>
    </style:style>
    <style:style style:name="T84" style:family="text">
      <style:text-properties fo:color="#000000" fo:font-size="9pt" fo:font-weight="normal" style:font-size-asian="9pt" style:language-asian="ja" style:country-asian="JP" style:font-weight-asian="normal" style:font-size-complex="9pt" style:font-weight-complex="normal"/>
    </style:style>
    <style:style style:name="T85" style:family="text">
      <style:text-properties fo:color="#000000" fo:font-size="9pt" style:font-size-asian="9pt" style:language-asian="ja" style:country-asian="JP" style:font-size-complex="9pt"/>
    </style:style>
    <style:style style:name="T86" style:family="text">
      <style:text-properties fo:color="#000000" fo:font-size="9pt" style:font-size-asian="9pt" style:font-size-complex="9pt"/>
    </style:style>
    <style:style style:name="T87" style:family="text">
      <style:text-properties fo:color="#000000" fo:font-size="8pt" style:font-size-asian="8pt" style:font-size-complex="8pt"/>
    </style:style>
    <style:style style:name="T88" style:family="text">
      <style:text-properties fo:color="#000000" fo:language="en" fo:country="US" style:text-underline-style="none" fo:font-weight="normal" style:language-asian="ja" style:country-asian="JP" style:font-weight-asian="normal" style:font-weight-complex="normal"/>
    </style:style>
    <style:style style:name="T89" style:family="text">
      <style:text-properties fo:color="#000000" fo:language="en" fo:country="US" style:text-underline-style="none" fo:font-weight="normal" officeooo:rsid="004cabea" style:language-asian="ja" style:country-asian="JP" style:font-weight-asian="normal" style:font-weight-complex="normal"/>
    </style:style>
    <style:style style:name="T90" style:family="text">
      <style:text-properties fo:color="#000000" fo:language="en" fo:country="US" style:text-underline-style="none" style:language-asian="ja" style:country-asian="JP"/>
    </style:style>
    <style:style style:name="T91" style:family="text">
      <style:text-properties fo:color="#000000" fo:language="en" fo:country="US" style:text-underline-style="solid" style:text-underline-width="auto" style:text-underline-color="font-color" fo:font-weight="normal" style:language-asian="ja" style:country-asian="JP" style:font-weight-asian="normal" style:font-weight-complex="normal"/>
    </style:style>
    <style:style style:name="T92" style:family="text">
      <style:text-properties fo:color="#000000" style:font-name="IPA Pゴシック2" style:font-name-asian="IPA Pゴシック2"/>
    </style:style>
    <style:style style:name="T93" style:family="text">
      <style:text-properties fo:color="#000000" style:font-name="IPA Pゴシック2" style:font-name-asian="IPA Pゴシック2" style:font-style-asian="normal" style:font-weight-asian="normal"/>
    </style:style>
    <style:style style:name="T94" style:family="text">
      <style:text-properties fo:color="#000000" style:font-name="IPA Pゴシック2" style:font-name-asian="IPA Pゴシック2" style:language-asian="ja" style:country-asian="JP"/>
    </style:style>
    <style:style style:name="T95" style:family="text">
      <style:text-properties fo:color="#000000" style:font-name="IPA Pゴシック2" fo:font-size="9pt" style:font-name-asian="IPA Pゴシック2" style:font-size-asian="9pt" style:font-size-complex="9pt"/>
    </style:style>
    <style:style style:name="T96" style:family="text">
      <style:text-properties fo:color="#000000" style:font-name="IPA Pゴシック2" fo:font-size="9pt" style:font-name-asian="IPA Pゴシック2" style:font-size-asian="9pt" style:language-asian="ja" style:country-asian="JP" style:font-size-complex="9pt"/>
    </style:style>
    <style:style style:name="T97" style:family="text">
      <style:text-properties fo:color="#000000" style:font-name="IPA Pゴシック2" fo:language="en" fo:country="US" style:text-underline-style="none" style:font-name-asian="IPA Pゴシック2"/>
    </style:style>
    <style:style style:name="T98" style:family="text">
      <style:text-properties fo:color="#000000" style:text-outline="false" style:text-line-through-style="none" fo:font-style="normal" fo:text-shadow="none" style:text-underline-style="none" fo:font-weight="normal" style:font-style-asian="normal" style:font-weight-asian="normal" style:font-name-complex="IPA Pゴシック1" style:font-style-complex="normal" style:font-weight-complex="normal" style:text-emphasize="none" style:text-overline-style="none" style:text-overline-color="font-color"/>
    </style:style>
    <style:style style:name="T99" style:family="text">
      <style:text-properties fo:color="#000000" style:text-outline="false" style:text-line-through-style="none" fo:font-style="normal" fo:text-shadow="none" style:text-underline-style="none" fo:font-weight="normal" style:font-style-asian="normal" style:font-weight-asian="normal" style:font-name-complex="IPA Pゴシック2" style:font-style-complex="normal" style:font-weight-complex="normal" style:text-emphasize="none" style:text-overline-style="none" style:text-overline-color="font-color"/>
    </style:style>
    <style:style style:name="T100" style:family="text">
      <style:text-properties fo:color="#000000" style:font-name="IPA Pゴシック1" fo:font-size="8pt" style:font-name-asian="IPA Pゴシック1" style:font-size-asian="9pt" style:font-size-complex="8pt"/>
    </style:style>
    <style:style style:name="T101" style:family="text">
      <style:text-properties fo:color="#000000" style:font-name-complex="IPA Pゴシック1"/>
    </style:style>
    <style:style style:name="T102" style:family="text">
      <style:text-properties fo:color="#000000" style:font-name-complex="IPA Pゴシック2"/>
    </style:style>
    <style:style style:name="T103" style:family="text">
      <style:text-properties fo:background-color="transparent"/>
    </style:style>
    <style:style style:name="T104" style:family="text">
      <style:text-properties fo:background-color="transparent" style:language-asian="ja" style:country-asian="JP"/>
    </style:style>
    <style:style style:name="T105" style:family="text">
      <style:text-properties fo:font-size="8pt" style:font-size-asian="8pt" style:font-size-complex="8pt"/>
    </style:style>
    <style:style style:name="T106" style:family="text">
      <style:text-properties fo:font-size="9pt" style:font-size-asian="9pt" style:font-size-complex="9pt"/>
    </style:style>
    <style:style style:name="T107" style:family="text">
      <style:text-properties fo:font-size="9pt" style:font-size-asian="9pt" style:language-asian="ja" style:country-asian="JP" style:font-size-complex="9pt"/>
    </style:style>
    <style:style style:name="T108" style:family="text">
      <style:text-properties fo:font-size="9pt" fo:font-weight="normal" style:font-size-asian="9pt" style:language-asian="ja" style:country-asian="JP" style:font-weight-asian="normal" style:font-size-complex="9pt" style:font-weight-complex="normal"/>
    </style:style>
    <style:style style:name="T109" style:family="text">
      <style:text-properties fo:font-size="9pt" fo:background-color="transparent" style:font-size-asian="9pt" style:font-size-complex="9pt"/>
    </style:style>
    <style:style style:name="T110" style:family="text">
      <style:text-properties fo:font-weight="normal" style:language-asian="ja" style:country-asian="JP" style:font-weight-asian="normal" style:font-weight-complex="normal"/>
    </style:style>
    <style:style style:name="T111" style:family="text">
      <style:text-properties fo:font-weight="normal" style:font-weight-asian="normal" style:font-weight-complex="normal"/>
    </style:style>
    <style:style style:name="T112" style:family="text">
      <style:text-properties fo:font-style="normal" style:text-underline-style="none" style:language-asian="ja" style:country-asian="JP" style:font-style-asian="normal" style:font-style-complex="normal"/>
    </style:style>
    <style:style style:name="T113" style:family="text">
      <style:text-properties fo:font-style="normal" style:font-style-asian="normal" style:font-style-complex="normal"/>
    </style:style>
    <style:style style:name="T114" style:family="text">
      <style:text-properties fo:font-style="normal" fo:font-weight="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style:language-asian="ja" style:country-asian="JP" style:font-style-asian="normal" style:font-style-complex="normal"/>
    </style:style>
    <style:style style:name="T117" style:family="text">
      <style:text-properties fo:font-style="normal" officeooo:rsid="00422893" style:language-asian="ja" style:country-asian="JP" style:font-style-asian="normal" style:font-style-complex="normal"/>
    </style:style>
    <style:style style:name="T118" style:family="text">
      <style:text-properties fo:font-style="normal" style:text-underline-style="solid" style:text-underline-width="auto" style:text-underline-color="font-color" style:font-style-asian="normal" style:font-style-complex="normal"/>
    </style:style>
    <style:style style:name="T119" style:family="text">
      <style:text-properties fo:font-style="italic" style:font-style-asian="italic" style:font-style-complex="italic"/>
    </style:style>
    <style:style style:name="T120" style:family="text">
      <style:text-properties fo:font-style="italic" officeooo:rsid="003e5c68" style:font-style-asian="italic" style:font-style-complex="italic"/>
    </style:style>
    <style:style style:name="T121" style:family="text">
      <style:text-properties fo:font-style="italic" style:font-style-asian="italic" style:font-name-complex="Mangal2" style:font-style-complex="italic"/>
    </style:style>
    <style:style style:name="T122" style:family="text">
      <style:text-properties fo:font-style="italic" style:language-asian="ja" style:country-asian="JP" style:font-style-asian="italic" style:font-style-complex="italic"/>
    </style:style>
    <style:style style:name="T123" style:family="text">
      <style:text-properties fo:font-style="italic" officeooo:rsid="003d2e36" style:language-asian="ja" style:country-asian="JP" style:font-style-asian="italic" style:font-style-complex="italic"/>
    </style:style>
    <style:style style:name="T124" style:family="text">
      <style:text-properties fo:font-style="italic" officeooo:rsid="003e5c68" style:language-asian="ja" style:country-asian="JP" style:font-style-asian="italic" style:font-style-complex="italic"/>
    </style:style>
    <style:style style:name="T125" style:family="text">
      <style:text-properties fo:font-style="italic" officeooo:rsid="00422893" style:language-asian="ja" style:country-asian="JP" style:font-style-asian="italic" style:font-style-complex="italic"/>
    </style:style>
    <style:style style:name="T126" style:family="text">
      <style:text-properties fo:font-style="italic" officeooo:rsid="0044bb5f" style:language-asian="ja" style:country-asian="JP"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fo:background-color="transparent"/>
    </style:style>
    <style:style style:name="T129" style:family="text">
      <style:text-properties fo:language="en" fo:country="US"/>
    </style:style>
    <style:style style:name="T130" style:family="text">
      <style:text-properties fo:language="en" fo:country="US" style:language-asian="ja" style:country-asian="JP"/>
    </style:style>
    <style:style style:name="T131" style:family="text">
      <style:text-properties fo:language="en" fo:country="US" style:text-underline-style="solid" style:text-underline-width="auto" style:text-underline-color="font-color" style:language-asian="ja" style:country-asian="JP"/>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style:language-asian="ja" style:country-asian="JP"/>
    </style:style>
    <style:style style:name="T134" style:family="text">
      <style:text-properties style:text-outline="false" style:text-line-through-style="none" fo:font-style="normal" fo:text-shadow="none" style:text-underline-style="none" fo:font-weight="normal" style:language-asian="ja" style:country-asian="JP" style:font-style-asian="normal" style:font-weight-asian="normal" style:font-name-complex="ＭＳ Ｐゴシック1" style:font-style-complex="normal" style:font-weight-complex="normal" style:text-emphasize="none" style:text-overline-style="none" style:text-overline-color="font-color"/>
    </style:style>
    <style:style style:name="T135" style:family="text">
      <style:text-properties style:text-outline="false" style:text-line-through-style="none" fo:font-style="normal" fo:text-shadow="none" style:text-underline-style="none" fo:font-weight="normal" style:language-asian="ja" style:country-asian="JP" style:font-style-asian="normal" style:font-weight-asian="normal" style:font-name-complex="IPA Pゴシック1" style:font-style-complex="normal" style:font-weight-complex="normal" style:text-emphasize="none" style:text-overline-style="none" style:text-overline-color="font-color"/>
    </style:style>
    <style:style style:name="T136" style:family="text">
      <style:text-properties style:text-outline="false" style:text-line-through-style="none" fo:font-style="normal" fo:text-shadow="none" style:text-underline-style="none" fo:font-weight="normal" style:font-style-asian="normal" style:font-weight-asian="normal" style:font-name-complex="ＭＳ Ｐゴシック1" style:font-style-complex="normal" style:font-weight-complex="normal" style:text-emphasize="none" style:text-overline-style="none" style:text-overline-color="font-color"/>
    </style:style>
    <style:style style:name="T137" style:family="text">
      <style:text-properties style:text-outline="false" style:text-line-through-style="none" fo:font-style="normal" fo:text-shadow="none" style:text-underline-style="none" fo:font-weight="normal" style:font-style-asian="normal" style:font-weight-asian="normal" style:font-name-complex="IPA Pゴシック1" style:font-style-complex="normal" style:font-weight-complex="normal" style:text-emphasize="none" style:text-overline-style="none" style:text-overline-color="font-color"/>
    </style:style>
    <style:style style:name="T138" style:family="text">
      <style:text-properties style:font-style-asian="normal" style:font-weight-asian="normal"/>
    </style:style>
    <style:style style:name="T139" style:family="text">
      <style:text-properties style:font-name="IPA Pゴシック2" style:font-name-asian="IPA Pゴシック2"/>
    </style:style>
    <style:style style:name="T140" style:family="text">
      <style:text-properties style:font-name="IPA Pゴシック2" style:font-name-asian="IPA Pゴシック2" style:font-style-asian="normal" style:font-weight-asian="normal"/>
    </style:style>
    <style:style style:name="T141" style:family="text">
      <style:text-properties style:font-name="IPA Pゴシック2" style:font-name-asian="IPA Pゴシック2" style:language-asian="ja" style:country-asian="JP"/>
    </style:style>
    <style:style style:name="T142" style:family="text">
      <style:text-properties style:font-name="IPA Pゴシック2" style:font-name-asian="IPA Pゴシック2" style:language-asian="ja" style:country-asian="JP" style:font-style-asian="normal" style:font-weight-asian="normal"/>
    </style:style>
    <style:style style:name="T143" style:family="text">
      <style:text-properties style:font-name="IPA Pゴシック2" fo:font-style="normal" fo:font-weight="normal" style:font-name-asian="IPA Pゴシック2" style:font-style-complex="normal" style:font-weight-complex="normal"/>
    </style:style>
    <style:style style:name="T144" style:family="text">
      <style:text-properties style:font-name="IPA Pゴシック2" fo:font-style="normal" fo:font-weight="normal" style:font-name-asian="IPA Pゴシック2" style:font-style-asian="normal" style:font-weight-asian="normal" style:font-style-complex="normal" style:font-weight-complex="normal"/>
    </style:style>
    <style:style style:name="T145" style:family="text">
      <style:text-properties style:font-name="IPA Pゴシック2" fo:font-size="9pt" fo:font-style="italic" style:font-name-asian="IPA Pゴシック2" style:font-size-asian="9pt" style:font-style-asian="italic" style:font-size-complex="9pt" style:font-style-complex="italic"/>
    </style:style>
    <style:style style:name="T146" style:family="text">
      <style:text-properties style:font-name="IPA Pゴシック2" fo:font-size="9pt" fo:font-style="italic" style:font-name-asian="IPA Pゴシック2" style:font-size-asian="9pt" style:language-asian="ja" style:country-asian="JP" style:font-style-asian="italic" style:font-size-complex="9pt" style:font-style-complex="italic"/>
    </style:style>
    <style:style style:name="T147" style:family="text">
      <style:text-properties style:font-name="IPA Pゴシック2" fo:font-size="9pt" fo:font-style="italic" fo:font-weight="normal" style:font-name-asian="IPA Pゴシック2" style:font-size-asian="9pt" style:font-style-asian="italic" style:font-weight-asian="normal" style:font-size-complex="9pt" style:font-style-complex="italic" style:font-weight-complex="normal"/>
    </style:style>
    <style:style style:name="T148" style:family="text">
      <style:text-properties style:font-name="IPA Pゴシック2" fo:font-weight="normal" style:font-name-asian="IPA Pゴシック2" style:font-weight-asian="normal" style:font-weight-complex="normal"/>
    </style:style>
    <style:style style:name="T149" style:family="text">
      <style:text-properties style:text-underline-style="none"/>
    </style:style>
    <style:style style:name="T150" style:family="text">
      <style:text-properties style:text-underline-style="none" style:language-asian="ja" style:country-asian="JP"/>
    </style:style>
    <style:style style:name="T151" style:family="text">
      <style:text-properties officeooo:rsid="001155f0"/>
    </style:style>
    <style:style style:name="T152" style:family="text">
      <style:text-properties officeooo:rsid="0011e52d"/>
    </style:style>
    <style:style style:name="T153" style:family="text">
      <style:text-properties officeooo:rsid="00205a84"/>
    </style:style>
    <style:style style:name="T154" style:family="text">
      <style:text-properties officeooo:rsid="0033cc89"/>
    </style:style>
    <style:style style:name="T155" style:family="text">
      <style:text-properties officeooo:rsid="00368806"/>
    </style:style>
    <style:style style:name="T156" style:family="text">
      <style:text-properties officeooo:rsid="003b6f34"/>
    </style:style>
    <style:style style:name="T157" style:family="text">
      <style:text-properties officeooo:rsid="003e5c68"/>
    </style:style>
    <style:style style:name="T158" style:family="text">
      <style:text-properties officeooo:rsid="00406225"/>
    </style:style>
    <style:style style:name="T159" style:family="text">
      <style:text-properties officeooo:rsid="00431fab"/>
    </style:style>
    <style:style style:name="T160" style:family="text">
      <style:text-properties officeooo:rsid="0044bb5f"/>
    </style:style>
    <style:style style:name="T161" style:family="text">
      <style:text-properties officeooo:rsid="00455780"/>
    </style:style>
    <style:style style:name="T162" style:family="text">
      <style:text-properties officeooo:rsid="004673c1"/>
    </style:style>
    <style:style style:name="T163" style:family="text">
      <style:text-properties style:font-name-asian="ＭＳ Ｐゴシック1" style:font-name-complex="ＭＳ Ｐゴシック1"/>
    </style:style>
    <style:style style:name="T164" style:family="text">
      <style:text-properties style:font-name-asian="IPA Pゴシック1" style:font-name-complex="IPA Pゴシック1"/>
    </style:style>
    <style:style style:name="T165" style:family="text">
      <style:text-properties officeooo:rsid="005d3244"/>
    </style:style>
    <style:style style:name="T166" style:family="text">
      <style:text-properties officeooo:rsid="005eac18"/>
    </style:style>
    <style:style style:name="T167" style:family="text">
      <style:text-properties officeooo:rsid="0060a877"/>
    </style:style>
    <style:style style:name="T168" style:family="text">
      <style:text-properties officeooo:rsid="00621433"/>
    </style:style>
    <style:style style:name="T169" style:family="text">
      <style:text-properties officeooo:rsid="00636136"/>
    </style:style>
    <style:style style:name="T170" style:family="text">
      <style:text-properties officeooo:rsid="00721a2c"/>
    </style:style>
    <style:style style:name="T171" style:family="text">
      <style:text-properties fo:font-size="10pt" style:font-name-asian="IPA Pゴシック1" style:font-size-asian="10pt" style:font-size-complex="10pt"/>
    </style:style>
    <style:style style:name="T172" style:family="text">
      <style:text-properties style:font-name="IPA Pゴシック1" fo:font-size="10pt" style:font-name-asian="IPA Pゴシック1" style:font-size-asian="10pt" style:font-size-complex="10pt"/>
    </style:style>
    <style:style style:name="T173" style:family="text">
      <style:text-properties style:font-name="IPA Pゴシック1" fo:font-size="12pt" style:font-name-asian="IPA Pゴシック1"/>
    </style:style>
    <style:style style:name="T174" style:family="text">
      <style:text-properties fo:font-size="6pt" style:font-name-asian="IPA Pゴシック1" style:font-size-asian="6pt" style:font-size-complex="6pt"/>
    </style:style>
    <style:style style:name="T175" style:family="text">
      <style:text-properties style:font-name="IPA Pゴシック1" fo:font-size="6pt" style:font-name-asian="IPA Pゴシック1" style:font-size-asian="6pt" style:font-size-complex="6pt"/>
    </style:style>
    <style:style style:name="T176" style:family="text">
      <style:text-properties style:font-name="IPA Pゴシック1" fo:font-size="6pt" style:font-size-asian="6pt" style:font-size-complex="6pt"/>
    </style:style>
    <style:style style:name="T177" style:family="text">
      <style:text-properties style:font-name="ＭＳ ゴシック2" fo:font-size="6pt" style:font-size-asian="6pt" style:font-size-complex="6pt"/>
    </style:style>
    <style:style style:name="T178" style:family="text">
      <style:text-properties style:use-window-font-color="true" style:text-outline="false" style:text-line-through-style="none" style:font-name="Arial1" fo:font-size="10pt" fo:font-style="normal" fo:text-shadow="none" style:text-underline-style="none" fo:font-weight="normal" style:letter-kerning="true" style:font-name-asian="ＭＳ Ｐゴシック"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179" style:family="text">
      <style:text-properties style:use-window-font-color="true" style:text-outline="false" style:text-line-through-style="none" style:font-name="IPA Pゴシック1" fo:font-size="10pt" fo:font-style="normal" fo:text-shadow="none" style:text-underline-style="none" fo:font-weight="normal" style:letter-kerning="true" style:font-name-asian="IPA Pゴシック1"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180" style:family="text">
      <style:text-properties style:use-window-font-color="true" style:text-outline="false" style:text-line-through-style="none" style:font-name="IPA Pゴシック1" fo:font-size="12pt" fo:font-style="normal" fo:text-shadow="none" style:text-underline-style="none" fo:font-weight="normal" style:letter-kerning="true" style:font-name-asian="ＭＳ Ｐゴシック"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81" style:family="text">
      <style:text-properties fo:color="#000000" style:text-outline="false" style:text-line-through-style="none" style:font-name="IPA Pゴシック1" fo:font-size="12pt" fo:font-style="normal" fo:text-shadow="none" style:text-underline-style="none" fo:font-weight="normal" style:letter-kerning="true" style:font-name-asian="ＭＳ Ｐゴシック"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82" style:family="text">
      <style:text-properties fo:color="#000000" style:text-outline="false" style:text-line-through-style="none" style:font-name="IPA Pゴシック1" fo:font-size="10pt" fo:font-style="normal" fo:text-shadow="none" style:text-underline-style="none" fo:font-weight="normal" style:letter-kerning="true" style:font-name-asian="IPA Pゴシック1"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183" style:family="text">
      <style:text-properties style:use-window-font-color="true" style:text-outline="false" style:text-line-through-style="none" style:font-name="Arial1" fo:font-size="10pt" fo:font-style="normal" fo:text-shadow="none" style:text-underline-style="none" fo:font-weight="normal" style:letter-kerning="true" style:font-name-asian="IPA Pゴシック1"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184" style:family="text">
      <style:text-properties style:use-window-font-color="true" style:text-outline="false" style:text-line-through-style="none" style:font-name="IPA Pゴシック1" fo:font-size="14pt" fo:font-style="normal" fo:text-shadow="none" style:text-underline-style="none" fo:font-weight="normal" style:letter-kerning="true" style:font-name-asian="IPA Pゴシック1"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185" style:family="text">
      <style:text-properties style:use-window-font-color="true" style:text-outline="false" style:text-line-through-style="none" style:font-name="IPA Pゴシック1" fo:font-size="14pt" fo:font-style="normal" fo:text-shadow="none" style:text-underline-style="none" fo:font-weight="normal" style:letter-kerning="true" style:font-name-asian="ＭＳ Ｐゴシック"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186" style:family="text">
      <style:text-properties style:use-window-font-color="true" style:text-outline="false" style:text-line-through-style="none" style:font-name="IPA Pゴシック1" fo:font-size="9pt" fo:font-style="normal" fo:text-shadow="none" style:text-underline-style="none" fo:font-weight="normal" style:letter-kerning="true" style:font-name-asian="IPA Pゴシック3" style:font-size-asian="9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87" style:family="text">
      <style:text-properties fo:color="#000000" style:text-outline="false" style:text-line-through-style="none" style:font-name="IPA Pゴシック1" fo:font-size="9pt" fo:font-style="normal" fo:text-shadow="none" style:text-underline-style="none" fo:font-weight="normal" style:letter-kerning="true" style:font-name-asian="IPA Pゴシック1"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T188" style:family="text">
      <style:text-properties fo:color="#000000" style:text-outline="false" style:text-line-through-style="none" style:font-name="IPA Pゴシック1" fo:font-size="9pt" fo:font-style="normal" fo:text-shadow="none" style:text-underline-style="none" fo:font-weight="normal" style:letter-kerning="true" style:font-name-asian="ＭＳ Ｐゴシック1"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T189" style:family="text">
      <style:text-properties fo:color="#000000" style:text-outline="false" style:text-line-through-style="none" style:font-name="IPA Pゴシック1" fo:font-size="8pt" fo:font-style="normal" fo:text-shadow="none" style:text-underline-style="none" fo:font-weight="normal" style:letter-kerning="true" style:font-name-asian="ＭＳ Ｐゴシック1"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90" style:family="text">
      <style:text-properties fo:color="#000000" style:text-outline="false" style:text-line-through-style="none" style:font-name="IPA Pゴシック1" fo:font-size="8pt" fo:font-style="normal" fo:text-shadow="none" style:text-underline-style="none" fo:font-weight="normal" style:letter-kerning="true" style:font-name-asian="IPA Pゴシック1"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91" style:family="text">
      <style:text-properties style:use-window-font-color="true" style:text-outline="false" style:text-line-through-style="none" style:font-name="IPA Pゴシック1" fo:font-size="9pt" fo:font-style="normal" fo:text-shadow="none" style:text-underline-style="none" fo:font-weight="normal" style:letter-kerning="true" style:font-name-asian="IPA Pゴシック1"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T192" style:family="text">
      <style:text-properties fo:color="#000000" style:text-outline="false" style:text-line-through-style="none" style:font-name="IPA Pゴシック1" fo:font-size="14pt" fo:font-style="normal" fo:text-shadow="none" style:text-underline-style="none" fo:font-weight="normal" style:letter-kerning="true" style:font-name-asian="IPA Pゴシック1"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193" style:family="text">
      <style:text-properties style:use-window-font-color="true" style:text-outline="false" style:text-line-through-style="none" style:font-name="IPA Pゴシック3" fo:font-size="10pt" fo:font-style="italic" fo:text-shadow="none" style:text-underline-style="none" fo:font-weight="normal" style:letter-kerning="true" style:font-name-asian="IPA Pゴシック3" style:font-size-asian="10pt" style:font-style-asian="italic" style:font-weight-asian="normal" style:font-name-complex="Mang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none"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style:style style:name="gr1"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min-height="1.89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49cm" svg:stroke-color="#4c4c4c" draw:marker-start="Arrow_20_concave" draw:marker-start-width="0.33cm" draw:marker-start-center="false" draw:marker-end="" draw:marker-end-width="0.3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49cm" svg:stroke-color="#4c4c4c" draw:marker-start="" draw:marker-start-width="0.289cm" draw:marker-start-center="false" draw:marker-end="Arrow_20_concave" draw:marker-end-width="0.3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cm" svg:stroke-color="#808080" draw:marker-start="" draw:marker-start-width="0.259cm" draw:marker-start-center="false" draw:marker-end="" draw:marker-end-width="0.259cm" draw:marker-end-center="false" draw:fill="solid" draw:fill-color="#ffffff" draw:textarea-horizontal-align="justify" draw:textarea-vertical-align="middle" draw:auto-grow-height="false" fo:min-height="0cm" fo:min-width="0cm" fo:padding-top="0.139cm" fo:padding-bottom="0.139cm" fo:padding-left="0.265cm" fo:padding-right="0.265cm" fo:wrap-option="no-wrap"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cm" svg:stroke-color="#80808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39cm" fo:padding-bottom="0.139cm" fo:padding-left="0.265cm" fo:padding-right="0.265cm" fo:wrap-option="no-wrap"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svg:stroke-color="#666666" draw:marker-start="" draw:marker-start-width="0.28cm" draw:marker-start-center="false" draw:marker-end="" draw:marker-end-width="0.28cm" draw:marker-end-center="false" draw:fill="solid" draw:fill-color="#ffff99"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5cm" svg:stroke-color="#666666" draw:marker-start="" draw:marker-start-width="0.229cm" draw:marker-start-center="false" draw:marker-end="" draw:marker-end-width="0.229cm" draw:marker-end-center="false" draw:fill="solid" draw:fill-color="#ffff99" draw:textarea-horizontal-align="justify" draw:textarea-vertical-align="middle" draw:auto-grow-height="false" fo:padding-top="0.138cm" fo:padding-bottom="0.138cm" fo:padding-left="0.263cm" fo:padding-right="0.263cm" draw:shadow="hidden" draw:shadow-offset-x="0.199cm" draw:shadow-offset-y="0.199cm" draw:shadow-color="#808080" style:run-through="foreground"/>
    </style:style>
    <style:style style:name="gr14" style:family="graphic">
      <style:graphic-properties draw:stroke="solid" svg:stroke-width="0.025cm" svg:stroke-color="#666666" draw:marker-start="" draw:marker-start-width="0.229cm" draw:marker-start-center="false" draw:marker-end="" draw:marker-end-width="0.229cm" draw:marker-end-center="false" draw:fill="solid" draw:fill-color="#ffff99"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15" style:family="graphic">
      <style:graphic-properties style:run-through="foreground"/>
    </style:style>
    <style:style style:name="gr16" style:family="graphic">
      <style:graphic-properties draw:stroke="solid" svg:stroke-width="0.011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padding-top="0.131cm" fo:padding-bottom="0.131cm" fo:padding-left="0.256cm" fo:padding-right="0.256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5cm" svg:stroke-color="#666666" draw:marker-start="" draw:marker-start-width="0.229cm" draw:marker-start-center="false" draw:marker-end="" draw:marker-end-width="0.229cm" draw:marker-end-center="false" draw:fill="solid" draw:fill-color="#cfe7f5" draw:textarea-horizontal-align="justify" draw:textarea-vertical-align="middle" draw:auto-grow-height="false" fo:padding-top="0.138cm" fo:padding-bottom="0.138cm" fo:padding-left="0.263cm" fo:padding-right="0.263cm" draw:shadow="hidden" draw:shadow-offset-x="0.199cm" draw:shadow-offset-y="0.199cm" draw:shadow-color="#808080" style:run-through="foreground"/>
    </style:style>
    <style:style style:name="gr18" style:family="graphic">
      <style:graphic-properties draw:stroke="solid" svg:stroke-width="0.025cm" svg:stroke-color="#666666" draw:marker-start="" draw:marker-start-width="0.229cm" draw:marker-start-center="false" draw:marker-end="" draw:marker-end-width="0.22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19" style:family="graphic">
      <style:graphic-properties draw:stroke="solid" svg:stroke-width="0.049cm" svg:stroke-color="#666666" draw:marker-start="" draw:marker-start-width="0.28cm" draw:marker-start-center="false" draw:marker-end="" draw:marker-end-width="0.28cm" draw:marker-end-center="false" draw:fill="solid"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01cm" svg:stroke-color="#4c4c4c" draw:marker-start="" draw:marker-start-width="0.349cm" draw:marker-start-center="false" draw:marker-end="" draw:marker-end-width="0.34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9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49cm" svg:stroke-color="#808080" draw:marker-start="" draw:marker-start-width="0.873cm" draw:marker-start-center="false" draw:marker-end="" draw:marker-end-width="0.873cm" draw:marker-end-center="false" draw:fill="solid"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8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cm" svg:stroke-color="#808080" draw:marker-start="" draw:marker-start-width="0.25cm" draw:marker-start-center="false" draw:marker-end="" draw:marker-end-width="0.25cm" draw:marker-end-center="false" draw:fill="solid" draw:fill-color="#cfe7f5"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8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cm" svg:stroke-color="#808080" draw:marker-start="" draw:marker-start-width="0.243cm" draw:marker-start-center="false" draw:marker-end="" draw:marker-end-width="0.243cm" draw:marker-end-center="false" draw:fill="solid" draw:fill-color="#cfe7f5"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cm" svg:stroke-color="#808080" draw:marker-start="" draw:marker-start-width="0.243cm" draw:marker-start-center="false" draw:marker-end="" draw:marker-end-width="0.243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49cm" svg:stroke-color="#666666" draw:marker-start="" draw:marker-start-width="0.266cm" draw:marker-start-center="false" draw:marker-end="" draw:marker-end-width="0.266cm" draw:marker-end-center="false" draw:fill="solid"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49cm" svg:stroke-color="#4c4c4c" draw:marker-start="" draw:marker-start-width="0.33cm" draw:marker-start-center="false" draw:marker-end="Arrow_20_concave" draw:marker-end-width="0.3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min-height="0.549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2"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3">
        <draw:text-box>
          <text:p text:style-name="P41">製作者</text:p>
          <text:p text:style-name="P41"><text:bookmark-start text:name="__RefHeading__802_178903962"/>担当企業名：<text:bookmark-end text:name="__RefHeading__802_178903962"/></text:p>
          <text:p text:style-name="P41">株式会社アシスト</text:p>
          <text:p text:style-name="P41">株式会社富士通ソーシアルサイエンスラボラトリ</text:p>
        </draw:text-box>
      </draw:frame>
      <draw:frame draw:style-name="fr3" draw:name="グラフィックス7" text:anchor-type="page" text:anchor-page-number="2" svg:x="2.141cm" svg:y="18.018cm" svg:width="2.268cm" style:rel-width="13%" svg:height="0.771cm" style:rel-height="3%" draw:z-index="1">
        <draw:image xlink:href="Pictures/10000201000000580000001FED1EC38A.png" xlink:type="simple" xlink:show="embed" xlink:actuate="onLoad"/>
      </draw:frame>
      <draw:rect text:anchor-type="page" text:anchor-page-number="2" draw:z-index="0" draw:style-name="gr1" draw:text-style-name="P327" svg:width="17.022cm" svg:height="9.203cm" svg:x="2.03cm" svg:y="17.44cm">
        <text:p><text:span text:style-name="T171">ライセンス</text:span></text:p>
        <text:p><text:span text:style-name="T171"/></text:p>
        <text:p><text:span text:style-name="T171"/></text:p>
        <text:p><text:span text:style-name="T172">本作品は</text:span><text:span text:style-name="T172">CC-BY</text:span><text:span text:style-name="T172">ライセンスによって許諾されています。</text:span></text:p>
        <text:p><text:span text:style-name="T171">ライセンスの内容を知りたい</text:span><text:span text:style-name="T172">方は</text:span><text:span text:style-name="T172">http://creativecommons.org/licenses/by/2.1/jp/</text:span><text:span text:style-name="T172">でご</text:span><text:span text:style-name="T171">確認ください。</text:span></text:p>
        <text:p><text:span text:style-name="T171">文書の内容、表記に関する誤り、ご要望、感想等につきまして</text:span><text:span text:style-name="T172">は、</text:span><text:span text:style-name="T172">PGECons</text:span><text:span text:style-name="T172">のサイ</text:span><text:span text:style-name="T171">トを通じてお寄せいただきます</text:span></text:p>
        <text:p><text:span text:style-name="T171">ようお願いいたします。</text:span></text:p>
        <text:p><text:span text:style-name="T172">サイト</text:span><text:span text:style-name="T172">URL <text:s/></text:span><text:span text:style-name="T173"><text:a xlink:href="https://www.pgecons.org/contact/" xlink:type="simple">https://www.pgecons.org/contact/</text:a></text:span></text:p>
        <text:p><text:span text:style-name="T174"/></text:p>
        <text:p><text:span text:style-name="T175">Intel</text:span><text:span text:style-name="T175">、インテルおよび</text:span><text:span text:style-name="T175">Xeon</text:span><text:span text:style-name="T175">は、米国およびその他の国における </text:span><text:span text:style-name="T175">Intel Corporation </text:span><text:span text:style-name="T175">の商標です。</text:span></text:p>
        <text:p><text:span text:style-name="T175">Java</text:span><text:span text:style-name="T175">は、</text:span><text:span text:style-name="T175">Oracle Corporation </text:span><text:span text:style-name="T175">及びその子会社、関連会社の米国及びその他の国における登録商標です。文中の社名、商品名等は各社の商標または登録商標である場合があります。</text:span></text:p>
        <text:p><text:span text:style-name="T175">Linux </text:span><text:span text:style-name="T175">は、</text:span><text:span text:style-name="T175">Linus Torvalds </text:span><text:span text:style-name="T175">氏の日本およびその他の国における登録商標または商標です。</text:span></text:p>
        <text:p><text:span text:style-name="T175">Microsoft</text:span><text:span text:style-name="T175">、</text:span><text:span text:style-name="T175">Windows Server</text:span><text:span text:style-name="T175">、</text:span><text:span text:style-name="T175">SQL Server</text:span><text:span text:style-name="T175">、米国 </text:span><text:span text:style-name="T175">Microsoft Corporation</text:span><text:span text:style-name="T175">の米国及びその他の国における登録商標または商標です。</text:span></text:p>
        <text:p><text:span text:style-name="T175">MySQL</text:span><text:span text:style-name="T175">は、</text:span><text:span text:style-name="T175">Oracle Corporation </text:span><text:span text:style-name="T175">及びその子会社、関連会社の米国及びその他の国における登録商標です。文中の社名、商品名等は各社の商標または登録商標である場合があります。</text:span></text:p>
        <text:p><text:span text:style-name="T175">Oracle</text:span><text:span text:style-name="T175">は、</text:span><text:span text:style-name="T175">Oracle Corporation </text:span><text:span text:style-name="T175">及びその子会社、関連会社の米国及びその他の国における登録商標です。文中の社名、商品名等は各社の商標または登録商標である場合があります。</text:span></text:p>
        <text:p><text:span text:style-name="T175">PostgreSQL</text:span><text:span text:style-name="T175">は、</text:span><text:span text:style-name="T175">PostgreSQL Community Association of Canada</text:span><text:span text:style-name="T175">のカナダにおける登録商標およびその他の国における商標です。</text:span></text:p>
        <text:p><text:span text:style-name="T175">Windows </text:span><text:span text:style-name="T175">は米国 </text:span><text:span text:style-name="T175">Microsoft Corporation </text:span><text:span text:style-name="T175">の米国およびその他の国における登録商標です。</text:span></text:p>
        <text:p><text:span text:style-name="T175">VMware</text:span><text:span text:style-name="T175">、</text:span><text:span text:style-name="T175">VMware vSphere </text:span><text:span text:style-name="T175">は</text:span><text:span text:style-name="T175">VMware,Inc.</text:span><text:span text:style-name="T175">の米国および各国での商標または登録商標です。</text:span></text:p>
        <text:p><text:span text:style-name="T175">TPC, TPC Benchmark,TPC-C, TPC-E, tpmC, TPC-H, QphH</text:span><text:span text:style-name="T175">は米国</text:span><text:span text:style-name="T175">Transaction Processing Performance Council</text:span><text:span text:style-name="T175">の商標です。</text:span></text:p>
        <text:p><text:span text:style-name="T174">その他、本資料に記載されている社名及び商品名はそれぞれ各社が商標または登録商標として使用している場合があります 。</text:span></text:p>
      </draw:rect>
      <text:p text:style-name="P284"/>
      <text:p text:style-name="P255"><text:s text:c="3"/><text:span text:style-name="T1">PostgreSQLエンタープライズ・コンソーシアム 技術部会 WG#2</text:span></text:p>
      <text:p text:style-name="P256"/>
      <text:p text:style-name="P22"/>
      <text:p text:style-name="P256"/>
      <text:p text:style-name="P22"/>
      <text:p text:style-name="P22"/>
      <text:p text:style-name="P22"/>
      <text:p text:style-name="P22"/>
      <text:p text:style-name="P22"/>
      <text:p text:style-name="P22"/>
      <text:p text:style-name="P22"/>
      <text:p text:style-name="P22"/>
      <text:p text:style-name="P22"/>
      <text:p text:style-name="P275">データ移行調査および実践編</text:p>
      <text:p text:style-name="P254"/>
      <text:p text:style-name="P21"/>
      <text:p text:style-name="P253"/>
      <text:p text:style-name="P64">改訂履歴</text:p>
      <table:table table:name="表7" table:style-name="表7">
        <table:table-column table:style-name="表7.A"/>
        <table:table-column table:style-name="表7.B"/>
        <table:table-column table:style-name="表7.C"/>
        <table:table-row table:style-name="表7.1">
          <table:table-cell table:style-name="表7.A1" office:value-type="string">
            <text:p text:style-name="P269">版</text:p>
          </table:table-cell>
          <table:table-cell table:style-name="表7.A1" office:value-type="string">
            <text:p text:style-name="P269">改訂日</text:p>
          </table:table-cell>
          <table:table-cell table:style-name="表7.C1" office:value-type="string">
            <text:p text:style-name="P268">変更内容</text:p>
          </table:table-cell>
        </table:table-row>
        <table:table-row table:style-name="表7.1">
          <table:table-cell table:style-name="表7.A4" office:value-type="string">
            <text:p text:style-name="P268">1.0</text:p>
          </table:table-cell>
          <table:table-cell table:style-name="表7.B4" office:value-type="string">
            <text:p text:style-name="P270">2013/04/22</text:p>
          </table:table-cell>
          <table:table-cell table:style-name="表7.C4" office:value-type="string">
            <text:p text:style-name="P271">新規作成</text:p>
          </table:table-cell>
        </table:table-row>
        <table:table-row table:style-name="表7.1">
          <table:table-cell table:style-name="表7.A4" office:value-type="string">
            <text:p text:style-name="P268"/>
          </table:table-cell>
          <table:table-cell table:style-name="表7.B4" office:value-type="string">
            <text:p text:style-name="P270"/>
          </table:table-cell>
          <table:table-cell table:style-name="表7.C4" office:value-type="string">
            <text:p text:style-name="P271"/>
          </table:table-cell>
        </table:table-row>
        <table:table-row table:style-name="表7.1">
          <table:table-cell table:style-name="表7.A4" office:value-type="string">
            <text:p text:style-name="P268"/>
          </table:table-cell>
          <table:table-cell table:style-name="表7.B4" office:value-type="string">
            <text:p text:style-name="P270"/>
          </table:table-cell>
          <table:table-cell table:style-name="表7.C4" office:value-type="string">
            <text:p text:style-name="P27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4">はじめに</text:p>
      <text:p text:style-name="_39_94.見出し中_28_その他_29_">■本資料の概要と目的</text:p>
      <text:p text:style-name="P54"><text:bookmark-start text:name="__RefHeading__808_1789039621"/><text:s/>本資料では、既存の異種DBMS（PostgreSQL以外のDBMS）からのデータ移行に関しての、手順や留意事項を記載しています。<text:bookmark-end text:name="__RefHeading__808_1789039621"/></text:p>
      <text:p text:style-name="P49">■資料内の記述について</text:p>
      <text:p text:style-name="P53"><draw:frame text:anchor-type="paragraph" draw:z-index="125" draw:style-name="gr4" draw:text-style-name="P333" svg:width="0.502cm" svg:height="2.31cm" svg:x="7.825cm" svg:y="4.083cm"><draw:text-box><text:p text:style-name="P332"><text:span text:style-name="T178"/></text:p><text:p text:style-name="P332"><text:span text:style-name="T178"/></text:p><text:p text:style-name="P332"><text:span text:style-name="T178"/></text:p></draw:text-box></draw:frame><text:bookmark-start text:name="__RefHeading__810_1789039621"/><text:span text:style-name="T1"> 本資料では、ETLに従い、次のようなフローによるデータ移行を記載していきます。「</text:span><text:span text:style-name="T1">はじめに」</text:span><text:span text:style-name="T1">以降の各章に関しては、次のフローの項番名称に従い、記述されます。なお、本資料では有償製品のETLツール利用による自動移行に関しての記載はせず、各工程における検討事項や基本的なツールによるコマンド例示の記載を行います。</text:span><text:bookmark-end text:name="__RefHeading__810_1789039621"/></text:p>
      <text:p text:style-name="P53"><draw:custom-shape text:anchor-type="paragraph" draw:z-index="129" draw:style-name="gr5" draw:text-style-name="P335" svg:width="5.402cm" svg:height="0.902cm" svg:x="5.727cm" svg:y="0.381cm"><text:p text:style-name="P334"><text:span text:style-name="T179">1. </text:span><text:span text:style-name="T179">事前検討</text:span></text:p><draw:enhanced-geometry svg:viewBox="0 0 21600 21600" draw:mirror-horizontal="false" draw:mirror-vertical="false" draw:glue-points="10800 0 0 10800 10800 21600 21600 10800" draw:type="flowchart-process" draw:enhanced-path="M 0 0 L 21600 0 21600 21600 0 21600 0 0 Z N"/></draw:custom-shape><draw:line text:anchor-type="paragraph" draw:z-index="2" draw:style-name="gr2" draw:text-style-name="P328" svg:x1="8.59cm" svg:y1="0.381cm" svg:x2="8.59cm" svg:y2="7.629cm"><text:p/></draw:line></text:p>
      <text:p text:style-name="P36"/>
      <text:p text:style-name="P53"/>
      <text:p text:style-name="P53"><draw:custom-shape text:anchor-type="paragraph" draw:z-index="126" draw:style-name="gr5" draw:text-style-name="P335" svg:width="5.402cm" svg:height="0.937cm" svg:x="5.727cm" svg:y="0.254cm"><text:p text:style-name="P334"><text:span text:style-name="T179">2. </text:span><text:span text:style-name="T179">データ抽出</text:span></text:p><text:p text:style-name="P334"><text:span text:style-name="T179">（</text:span><text:span text:style-name="T179">Extract</text:span><text:span text:style-name="T179">）</text:span></text:p><draw:enhanced-geometry svg:viewBox="0 0 21600 21600" draw:mirror-horizontal="false" draw:mirror-vertical="false" draw:glue-points="10800 0 0 10800 10800 21600 21600 10800" draw:type="flowchart-process" draw:enhanced-path="M 0 0 L 21600 0 21600 21600 0 21600 0 0 Z N"/></draw:custom-shape></text:p>
      <text:p text:style-name="P53"/>
      <text:p text:style-name="P53"/>
      <text:p text:style-name="P53"><draw:custom-shape text:anchor-type="paragraph" draw:z-index="127" draw:style-name="gr5" draw:text-style-name="P335" svg:width="5.402cm" svg:height="0.932cm" svg:x="5.727cm" svg:y="0.25cm"><text:p text:style-name="P334"><text:span text:style-name="T179">3. </text:span><text:span text:style-name="T179">データの変換</text:span></text:p><text:p text:style-name="P334"><text:span text:style-name="T179">（</text:span><text:span text:style-name="T179">Transform</text:span><text:span text:style-name="T179">）</text:span></text:p><draw:enhanced-geometry svg:viewBox="0 0 21600 21600" draw:mirror-horizontal="false" draw:mirror-vertical="false" draw:glue-points="10800 0 0 10800 10800 21600 21600 10800" draw:type="flowchart-process" draw:enhanced-path="M 0 0 L 21600 0 21600 21600 0 21600 0 0 Z N"/></draw:custom-shape></text:p>
      <text:p text:style-name="P53"/>
      <text:p text:style-name="P53"/>
      <text:p text:style-name="P53"><draw:custom-shape text:anchor-type="paragraph" draw:z-index="128" draw:style-name="gr5" draw:text-style-name="P335" svg:width="5.402cm" svg:height="0.98cm" svg:x="5.727cm" svg:y="0.242cm"><text:p text:style-name="P334"><text:span text:style-name="T179">4. </text:span><text:span text:style-name="T179">データの投入</text:span></text:p><text:p text:style-name="P334"><text:span text:style-name="T179">（</text:span><text:span text:style-name="T179">Load</text:span><text:span text:style-name="T179">）</text:span></text:p><draw:enhanced-geometry svg:viewBox="0 0 21600 21600" draw:mirror-horizontal="false" draw:mirror-vertical="false" draw:type="rectangle" draw:enhanced-path="M 0 0 L 21600 0 21600 21600 0 21600 0 0 Z N"/></draw:custom-shape></text:p>
      <text:p text:style-name="P53"/>
      <text:p text:style-name="P53"/>
      <text:p text:style-name="P53"><draw:custom-shape text:anchor-type="paragraph" draw:z-index="131" draw:style-name="gr5" draw:text-style-name="P335" svg:width="5.402cm" svg:height="0.981cm" svg:x="5.727cm" svg:y="0.238cm"><text:p text:style-name="P334"><text:span text:style-name="T179">5.</text:span><text:span text:style-name="T179">データ移行後の作業</text:span></text:p><draw:enhanced-geometry svg:viewBox="0 0 21600 21600" draw:mirror-horizontal="false" draw:mirror-vertical="false" draw:type="rectangle" draw:enhanced-path="M 0 0 L 21600 0 21600 21600 0 21600 0 0 Z N"/></draw:custom-shape></text:p>
      <text:p text:style-name="P53"/>
      <text:p text:style-name="P53"/>
      <text:p text:style-name="P53"><draw:custom-shape text:anchor-type="paragraph" draw:z-index="130" draw:style-name="gr5" draw:text-style-name="P335" svg:width="5.402cm" svg:height="0.981cm" svg:x="5.727cm" svg:y="0.3cm"><text:p text:style-name="P334"><text:span text:style-name="T179">6.</text:span><text:span text:style-name="T179">実際の試行</text:span></text:p><draw:enhanced-geometry svg:viewBox="0 0 21600 21600" draw:mirror-horizontal="false" draw:mirror-vertical="false" draw:type="rectangle" draw:enhanced-path="M 0 0 L 21600 0 21600 21600 0 21600 0 0 Z N"/></draw:custom-shape></text:p>
      <text:p text:style-name="P53"/>
      <text:p text:style-name="P53"/>
      <text:p text:style-name="P40"><draw:custom-shape text:anchor-type="paragraph" draw:z-index="143" draw:style-name="gr10" draw:text-style-name="P335" svg:width="3.102cm" svg:height="1.879cm" svg:x="13.545cm" svg:y="2.383cm"><text:p text:style-name="P334"><text:span text:style-name="T179">1.</text:span><text:span text:style-name="T179">事前検討</text:span></text:p><draw:enhanced-geometry svg:viewBox="0 0 21600 21600" draw:mirror-horizontal="false" draw:mirror-vertical="false" draw:text-areas="3000 3320 17110 17330" draw:type="cloud-callout" draw:modifiers="-233.314383172257 24558.34896810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rect text:anchor-type="paragraph" draw:z-index="132" draw:style-name="gr6" draw:text-style-name="P336" svg:width="2.431cm" svg:height="0.687cm" svg:x="1.515cm" svg:y="7.161cm"><text:p text:style-name="P334"><text:span text:style-name="T180">Transform</text:span></text:p></draw:rect>　　　　　　　　　　　　</text:p>
      <text:p text:style-name="P40">図1: 本資料の流れ</text:p>
      <text:p text:style-name="P54"/>
      <text:p text:style-name="P54">ETLについては下図のような概念となります。</text:p>
      <text:p text:style-name="P54"><draw:g text:anchor-type="paragraph" draw:z-index="142" draw:style-name="gr12"><draw:custom-shape draw:style-name="gr13" draw:text-style-name="P337" svg:width="1.401cm" svg:height="2.502cm" svg:x="11.845cm" svg:y="0.219cm"><text:p/><draw:enhanced-geometry svg:viewBox="0 0 21600 21600" draw:mirror-horizontal="false" draw:mirror-vertical="false" draw:glue-points="?f7 0 ?f6 ?f1 0 ?f10 ?f6 21600 ?f4 ?f10 21600 ?f9" draw:path-stretchpoint-x="10800" draw:path-stretchpoint-y="10800" draw:text-areas="0 ?f1 ?f4 ?f12" draw:type="cube" draw:modifiers="5856.895403064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rect draw:style-name="gr14" draw:text-style-name="P338" svg:width="0.814cm" svg:height="0.078cm" svg:x="11.954cm" svg:y="0.919cm"><text:p/></draw:rect><draw:custom-shape draw:style-name="gr13" draw:text-style-name="P339" svg:width="1.022cm" svg:height="0.701cm" svg:x="11.845cm" svg:y="1.519cm"><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ellipse draw:style-name="gr14" draw:text-style-name="P338" svg:width="0.138cm" svg:height="0.133cm" svg:x="11.963cm" svg:y="1.12cm"><text:p/></draw:ellipse><draw:custom-shape draw:style-name="gr13" draw:text-style-name="P339" svg:width="1.001cm" svg:height="0.6cm" svg:x="12.646cm" svg:y="2.12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g draw:style-name="gr15"><draw:ellipse draw:style-name="gr14" draw:text-style-name="P338" svg:width="0.063cm" svg:height="0.055cm" draw:transform="rotate (-3.14159265358979) translate (11.9785694444444cm 2.64583333333333cm)"><text:p/></draw:ellipse><draw:ellipse draw:style-name="gr14" draw:text-style-name="P338" svg:width="0.063cm" svg:height="0.057cm" draw:transform="rotate (-3.14159265358979) translate (11.9785694444444cm 2.57704166666667cm)"><text:p/></draw:ellipse><draw:ellipse draw:style-name="gr14" draw:text-style-name="P338" svg:width="0.063cm" svg:height="0.055cm" draw:transform="rotate (-3.14159265358979) translate (12.0685277777778cm 2.64583333333333cm)"><text:p/></draw:ellipse></draw:g></draw:g></text:p>
      <text:p text:style-name="P54"><draw:custom-shape text:anchor-type="paragraph" draw:z-index="138" draw:style-name="gr11" draw:text-style-name="P335" svg:width="3.2cm" svg:height="1.301cm" svg:x="2.245cm" svg:y="0.051cm"><text:p text:style-name="P334"><text:span text:style-name="T179">CSV</text:span><text:span text:style-name="T179">ファイルなど</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54"><draw:line text:anchor-type="paragraph" draw:z-index="135" draw:style-name="gr8" draw:text-style-name="P337" svg:x1="11.845cm" svg:y1="0.249cm" svg:x2="5.545cm" svg:y2="0.249cm"><text:p/></draw:line><draw:rect text:anchor-type="paragraph" draw:z-index="139" draw:style-name="gr6" draw:text-style-name="P336" svg:width="2.431cm" svg:height="0.689cm" svg:x="7.377cm" svg:y="0.437cm"><text:p text:style-name="P334"><text:span text:style-name="T180">Extract</text:span></text:p></draw:rect></text:p>
      <text:p text:style-name="P54"><draw:line text:anchor-type="paragraph" draw:z-index="134" draw:style-name="gr8" draw:text-style-name="P337" svg:x1="3.946cm" svg:y1="0.145cm" svg:x2="3.946cm" svg:y2="5.423cm"><text:p/></draw:line></text:p>
      <text:p text:style-name="P54"/>
      <text:p text:style-name="P54"><draw:custom-shape text:anchor-type="paragraph" draw:z-index="136" draw:style-name="gr9" draw:text-style-name="P335" svg:width="3.25cm" svg:height="1.758cm" svg:x="0.445cm" svg:y="0.152cm"><text:p text:style-name="P334"><text:span text:style-name="T179">3. </text:span><text:span text:style-name="T179">データの変換</text:span></text:p><draw:enhanced-geometry svg:viewBox="0 0 21600 21600" draw:mirror-horizontal="false" draw:mirror-vertical="false" draw:glue-points="10800 0 3160 3160 0 10800 3160 18440 10800 21600 18440 18440 21600 10800 18440 3160 ?f14 ?f15" draw:text-areas="3200 3200 18400 18400" draw:type="round-callout" draw:modifiers="15435.2685838307 27882.848545636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37" draw:style-name="gr10" draw:text-style-name="P335" svg:width="3.252cm" svg:height="1.759cm" svg:x="7.781cm" svg:y="0.31cm"><text:p text:style-name="P334"><text:span text:style-name="T179">2. </text:span><text:span text:style-name="T179">データ抽出</text:span></text:p><draw:enhanced-geometry svg:viewBox="0 0 21600 21600" draw:mirror-horizontal="false" draw:mirror-vertical="false" draw:glue-points="10800 0 3160 3160 0 10800 3160 18440 10800 21600 18440 18440 21600 10800 18440 3160 ?f14 ?f15" draw:text-areas="3200 3200 18400 18400" draw:type="round-callout" draw:modifiers="4357.48373101952 -5908.6172344689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54"><draw:custom-shape text:anchor-type="paragraph" draw:z-index="179" draw:style-name="gr16" draw:text-style-name="P335" svg:width="3.01cm" svg:height="0.724cm" svg:x="11.786cm" svg:y="0.243cm"><text:p text:style-name="P334"><text:span text:style-name="T179">異種</text:span><text:span text:style-name="T179">DBMS</text:span></text:p><draw:enhanced-geometry svg:viewBox="0 0 21600 21600" draw:mirror-horizontal="false" draw:mirror-vertical="false" draw:type="rectangle" draw:enhanced-path="M 0 0 L 21600 0 21600 21600 0 21600 0 0 Z N"/></draw:custom-shape></text:p>
      <text:p text:style-name="P54"/>
      <text:p text:style-name="P54"><draw:custom-shape text:anchor-type="paragraph" draw:z-index="141" draw:style-name="gr10" draw:text-style-name="P335" svg:width="3.248cm" svg:height="1.759cm" svg:x="5.246cm" svg:y="1.392cm"><text:p text:style-name="P334"><text:span text:style-name="T179">4.</text:span><text:span text:style-name="T179">データの投入</text:span></text:p><draw:enhanced-geometry svg:viewBox="0 0 21600 21600" draw:mirror-horizontal="false" draw:mirror-vertical="false" draw:glue-points="10800 0 3160 3160 0 10800 3160 18440 10800 21600 18440 18440 21600 10800 18440 3160 ?f14 ?f15" draw:text-areas="3200 3200 18400 18400" draw:type="round-callout" draw:modifiers="20181.1074918567 25560.721442885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54"/>
      <text:p text:style-name="P54"><draw:g text:anchor-type="paragraph" draw:z-index="145" draw:style-name="gr12"><draw:custom-shape draw:style-name="gr17" draw:text-style-name="P337" svg:width="1.401cm" svg:height="2.502cm" svg:x="11.845cm" svg:y="0.148cm"><text:p/><draw:enhanced-geometry svg:viewBox="0 0 21600 21600" draw:mirror-horizontal="false" draw:mirror-vertical="false" draw:glue-points="?f7 0 ?f6 ?f1 0 ?f10 ?f6 21600 ?f4 ?f10 21600 ?f9" draw:path-stretchpoint-x="10800" draw:path-stretchpoint-y="10800" draw:text-areas="0 ?f1 ?f4 ?f12" draw:type="cube" draw:modifiers="5856.895403064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rect draw:style-name="gr18" draw:text-style-name="P338" svg:width="0.814cm" svg:height="0.078cm" svg:x="11.954cm" svg:y="0.848cm"><text:p/></draw:rect><draw:custom-shape draw:style-name="gr17" draw:text-style-name="P339" svg:width="1.022cm" svg:height="0.701cm" svg:x="11.845cm" svg:y="1.448cm"><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ellipse draw:style-name="gr18" draw:text-style-name="P338" svg:width="0.138cm" svg:height="0.133cm" svg:x="11.963cm" svg:y="1.049cm"><text:p/></draw:ellipse><draw:custom-shape draw:style-name="gr17" draw:text-style-name="P339" svg:width="1.001cm" svg:height="0.6cm" svg:x="12.646cm" svg:y="2.049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g draw:style-name="gr15"><draw:ellipse draw:style-name="gr18" draw:text-style-name="P338" svg:width="0.063cm" svg:height="0.057cm" draw:transform="rotate (-3.14159265358979) translate (11.9785694444444cm 2.57880555555556cm)"><text:p/></draw:ellipse><draw:ellipse draw:style-name="gr18" draw:text-style-name="P338" svg:width="0.063cm" svg:height="0.055cm" draw:transform="rotate (-3.14159265358979) translate (11.9785694444444cm 2.50648611111111cm)"><text:p/></draw:ellipse><draw:ellipse draw:style-name="gr18" draw:text-style-name="P338" svg:width="0.063cm" svg:height="0.057cm" draw:transform="rotate (-3.14159265358979) translate (12.0685277777778cm 2.57880555555556cm)"><text:p/></draw:ellipse></draw:g></draw:g></text:p>
      <text:p text:style-name="P54"><draw:custom-shape text:anchor-type="paragraph" draw:z-index="147" draw:style-name="gr10" draw:text-style-name="P340" svg:width="3.25cm" svg:height="1.759cm" svg:x="13.446cm" svg:y="0.011cm"><text:p text:style-name="P334"><text:span text:style-name="T179">5.</text:span><text:span text:style-name="T183">データ移行後</text:span></text:p><text:p text:style-name="P334"><text:span text:style-name="T183">の作業</text:span></text:p><draw:enhanced-geometry svg:viewBox="0 0 21600 21600" draw:mirror-horizontal="false" draw:mirror-vertical="false" draw:glue-points="10800 0 3160 3160 0 10800 3160 18440 10800 21600 18440 18440 21600 10800 18440 3160 ?f14 ?f15" draw:text-areas="3200 3200 18400 18400" draw:type="round-callout" draw:modifiers="246.120455778622 26664.529058116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54"/>
      <text:p text:style-name="P54"/>
      <text:p text:style-name="P54"><draw:rect text:anchor-type="paragraph" draw:z-index="140" draw:style-name="gr6" draw:text-style-name="P336" svg:width="2.431cm" svg:height="0.687cm" svg:x="7.795cm" svg:y="0.307cm"><text:p text:style-name="P334"><text:span text:style-name="T180">Load</text:span></text:p></draw:rect></text:p>
      <text:p text:style-name="P54"><draw:custom-shape text:anchor-type="paragraph" draw:z-index="146" draw:style-name="gr19" draw:text-style-name="P335" svg:width="3.2cm" svg:height="1.292cm" svg:x="2.245cm" svg:y="0.088cm"><text:p text:style-name="P334"><text:span text:style-name="T182">PostgreSQL</text:span></text:p><text:p text:style-name="P334"><text:span text:style-name="T182">投入可能形式</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54"><draw:custom-shape text:anchor-type="paragraph" draw:z-index="144" draw:style-name="gr16" draw:text-style-name="P335" svg:width="3.01cm" svg:height="0.724cm" svg:x="11.725cm" svg:y="0.109cm"><text:p text:style-name="P334"><text:span text:style-name="T181">PostgreSQL</text:span></text:p><draw:enhanced-geometry svg:viewBox="0 0 21600 21600" draw:mirror-horizontal="false" draw:mirror-vertical="false" draw:type="rectangle" draw:enhanced-path="M 0 0 L 21600 0 21600 21600 0 21600 0 0 Z N"/></draw:custom-shape><draw:line text:anchor-type="paragraph" draw:z-index="133" draw:style-name="gr7" draw:text-style-name="P337" svg:x1="11.725cm" svg:y1="0.24cm" svg:x2="4.685cm" svg:y2="0.24cm"><text:p/></draw:line></text:p>
      <text:p text:style-name="P54"/>
      <text:p text:style-name="P267">図2: ETLの概念と各章のマッピング</text:p>
      <text:p text:style-name="P74"><text:span text:style-name="T139">■</text:span><text:span text:style-name="T141">本資料で扱う用語の定義</text:span></text:p>
      <text:p text:style-name="P208"><text:s/><text:span text:style-name="T1">本資料</text:span>では、曖昧な意味としてとらえることができる用語を用いますが、次のような意味で記載<text:span text:style-name="T1">し</text:span>ています。</text:p>
      <text:p text:style-name="P178"><text:span text:style-name="T106">表 </text:span><text:span text:style-name="T106"><text:sequence text:ref-name="refTable0" text:name="Table" text:formula="ooow:Table+1" style:num-format="1">1</text:sequence></text:span><text:span text:style-name="T106">: </text:span><text:span text:style-name="T107">用語定義</text:span></text:p>
      <table:table table:name="表10" table:style-name="表10">
        <table:table-column table:style-name="表10.A"/>
        <table:table-column table:style-name="表10.B"/>
        <table:table-column table:style-name="表10.C"/>
        <table:table-row>
          <table:table-cell table:style-name="表10.A1" office:value-type="string">
            <text:p text:style-name="P263">No.</text:p>
          </table:table-cell>
          <table:table-cell table:style-name="表10.A1" office:value-type="string">
            <text:p text:style-name="Table_20_Heading">用語</text:p>
          </table:table-cell>
          <table:table-cell table:style-name="表10.C1" office:value-type="string">
            <text:p text:style-name="Table_20_Heading">意味</text:p>
          </table:table-cell>
        </table:table-row>
        <table:table-row>
          <table:table-cell table:style-name="表10.A2" office:value-type="string">
            <text:p text:style-name="P234">1</text:p>
          </table:table-cell>
          <table:table-cell table:style-name="表10.A2" office:value-type="string">
            <text:p text:style-name="Table_20_Contents">DBMS</text:p>
            <text:p text:style-name="Table_20_Contents">（でーびーえむえす）</text:p>
          </table:table-cell>
          <table:table-cell table:style-name="表10.C8" office:value-type="string">
            <text:p text:style-name="Table_20_Contents">データベース管理システムを指します。ここでは、PostgreSQLおよび異種DBMSの総称として利用します。</text:p>
          </table:table-cell>
        </table:table-row>
        <table:table-row>
          <table:table-cell table:style-name="表10.A2" office:value-type="string">
            <text:p text:style-name="P234">2</text:p>
          </table:table-cell>
          <table:table-cell table:style-name="表10.A2" office:value-type="string">
            <text:p text:style-name="Table_20_Contents">異種DBMS</text:p>
          </table:table-cell>
          <table:table-cell table:style-name="表10.C8" office:value-type="string">
            <text:p text:style-name="Table_20_Contents">PostgreSQLではない、データベース管理システムを指します。</text:p>
            <text:p text:style-name="Table_20_Contents">本資料では、Oracle DatabaseとMicrosoft SQL Serverが該当します。</text:p>
          </table:table-cell>
        </table:table-row>
        <table:table-row>
          <table:table-cell table:style-name="表10.A2" office:value-type="string">
            <text:p text:style-name="P234">3</text:p>
          </table:table-cell>
          <table:table-cell table:style-name="表10.A2" office:value-type="string">
            <text:p text:style-name="Table_20_Contents">ETL</text:p>
            <text:p text:style-name="Table_20_Contents">（いーてぃーえる）</text:p>
          </table:table-cell>
          <table:table-cell table:style-name="表10.C8" office:value-type="string">
            <text:p text:style-name="Table_20_Contents">移行元から、データを抽出（Extract）、投入可能な形式に変換（Transform）、移行対象のデータベースに投入（Load）することの接頭文字を合わせて呼称する、一連の移行処理を指します。</text:p>
          </table:table-cell>
        </table:table-row>
        <table:table-row>
          <table:table-cell table:style-name="表10.A2" office:value-type="string">
            <text:p text:style-name="P234">4</text:p>
          </table:table-cell>
          <table:table-cell table:style-name="表10.A2" office:value-type="string">
            <text:p text:style-name="Table_20_Contents">文字コード</text:p>
          </table:table-cell>
          <table:table-cell table:style-name="表10.C8" office:value-type="string">
            <text:p text:style-name="Table_20_Contents">本資料では、任意の文字を定義するために用いられる16進数を指します。</text:p>
          </table:table-cell>
        </table:table-row>
        <table:table-row>
          <table:table-cell table:style-name="表10.A2" office:value-type="string">
            <text:p text:style-name="P234">5</text:p>
          </table:table-cell>
          <table:table-cell table:style-name="表10.A2" office:value-type="string">
            <text:p text:style-name="Table_20_Contents">文字セット</text:p>
          </table:table-cell>
          <table:table-cell table:style-name="表10.C8" office:value-type="string">
            <text:p text:style-name="Table_20_Contents">本資料では、DBMSが利用できる文字集合として呼称します。</text:p>
          </table:table-cell>
        </table:table-row>
        <table:table-row>
          <table:table-cell table:style-name="表10.A2" office:value-type="string">
            <text:p text:style-name="P234">6</text:p>
          </table:table-cell>
          <table:table-cell table:style-name="表10.A2" office:value-type="string">
            <text:p text:style-name="Table_20_Contents">文字エンコーディング</text:p>
          </table:table-cell>
          <table:table-cell table:style-name="表10.C8" office:value-type="string">
            <text:p text:style-name="Table_20_Contents">本資料では、DBMSが解釈できる文字集合をコンピュータ上の符号（文字コード）に対応させる文字符号化方式<text:span text:style-name="T1">と</text:span>定義します。</text:p>
          </table:table-cell>
        </table:table-row>
        <table:table-row>
          <table:table-cell table:style-name="表10.A2" office:value-type="string">
            <text:p text:style-name="P234">7</text:p>
          </table:table-cell>
          <table:table-cell table:style-name="表10.A2" office:value-type="string">
            <text:p text:style-name="Table_20_Contents">オブジェクト</text:p>
          </table:table-cell>
          <table:table-cell table:style-name="表10.C8" office:value-type="string">
            <text:p text:style-name="Table_20_Contents">PostgreSQLが取り扱うデータ型やDBMS変数等の総称として用います。</text:p>
          </table:table-cell>
        </table:table-row>
      </table:table>
      <text:p text:style-name="P265"><text:span text:style-name="T1">■本資料で扱う</text:span><text:span text:style-name="T1">ソフトウェア</text:span></text:p>
      <text:p text:style-name="P208"><text:span text:style-name="T1">本資料</text:span>では、次の<text:span text:style-name="T1">ソフトウェア</text:span>を用いて<text:span text:style-name="T1">コマンド例証等を挙げています。以下ソフトウェアバージョンと異なるソフトウェアを用いる場合や、特別な設定等を入れて実行する場合は、実行結果を記載する章で利用するソフトウェアや設定について紹介します。</text:span></text:p>
      <text:p text:style-name="P183">表 <text:sequence text:ref-name="refTable1" text:name="Table" text:formula="ooow:Table+1" style:num-format="1">2</text:sequence>: <text:span text:style-name="T1">動作環境</text:span></text:p>
      <table:table table:name="表8" table:style-name="表8">
        <table:table-column table:style-name="表8.A"/>
        <table:table-column table:style-name="表8.B"/>
        <table:table-column table:style-name="表8.C"/>
        <table:table-column table:style-name="表8.D"/>
        <table:table-row>
          <table:table-cell table:style-name="表8.A1" office:value-type="string">
            <text:p text:style-name="P263">No.</text:p>
          </table:table-cell>
          <table:table-cell table:style-name="表8.A1" office:value-type="string">
            <text:p text:style-name="Table_20_Heading">環境名</text:p>
          </table:table-cell>
          <table:table-cell table:style-name="表8.A1" office:value-type="string">
            <text:p text:style-name="Table_20_Heading">実装</text:p>
          </table:table-cell>
          <table:table-cell table:style-name="表8.D1" office:value-type="string">
            <text:p text:style-name="Table_20_Heading">バージョン</text:p>
          </table:table-cell>
        </table:table-row>
        <table:table-row>
          <table:table-cell table:style-name="表8.A2" office:value-type="string">
            <text:p text:style-name="P234">1</text:p>
          </table:table-cell>
          <table:table-cell table:style-name="表8.B2" office:value-type="string">
            <text:p text:style-name="Table_20_Contents">検証対象DBMS</text:p>
          </table:table-cell>
          <table:table-cell table:style-name="表8.B2" office:value-type="string">
            <text:p text:style-name="Table_20_Contents">PostgreSQL</text:p>
          </table:table-cell>
          <table:table-cell table:style-name="表8.D4" office:value-type="string">
            <text:p text:style-name="Table_20_Contents">9.2.2</text:p>
          </table:table-cell>
        </table:table-row>
        <table:table-row>
          <table:table-cell table:style-name="表8.B2" office:value-type="string">
            <text:p text:style-name="P234">2</text:p>
          </table:table-cell>
          <table:table-cell table:style-name="表8.B2" office:value-type="string">
            <text:p text:style-name="Table_20_Contents">検証対象オペレーティングシステム</text:p>
          </table:table-cell>
          <table:table-cell table:style-name="表8.B2" office:value-type="string">
            <text:p text:style-name="Table_20_Contents">CentOS</text:p>
          </table:table-cell>
          <table:table-cell table:style-name="表8.D4" office:value-type="string">
            <text:p text:style-name="Table_20_Contents">intel CPU</text:p>
            <text:p text:style-name="Table_20_Contents">6.2 FINAL 64bit</text:p>
          </table:table-cell>
        </table:table-row>
        <table:table-row>
          <table:table-cell table:style-name="表8.B2" office:value-type="string">
            <text:p text:style-name="P234">3</text:p>
          </table:table-cell>
          <table:table-cell table:style-name="表8.B2" office:value-type="string">
            <text:p text:style-name="Table_20_Contents">異種DBMS動作オペレーティングシステム</text:p>
            <text:p text:style-name="Table_20_Contents">（Microsoft SQL Server）</text:p>
          </table:table-cell>
          <table:table-cell table:style-name="表8.B2" office:value-type="string">
            <text:p text:style-name="Table_20_Contents">Windows</text:p>
          </table:table-cell>
          <table:table-cell table:style-name="表8.D4" office:value-type="string">
            <text:p text:style-name="Table_20_Contents">intel CPU</text:p>
            <text:p text:style-name="Table_20_Contents">7 SP1 32bit</text:p>
          </table:table-cell>
        </table:table-row>
      </table:table>
      <text:p text:style-name="P177">表 <text:sequence text:ref-name="refTable2" text:name="Table" text:formula="ooow:Table+1" style:num-format="1">3</text:sequence>: <text:span text:style-name="T1">異種DBMS一覧</text:span></text:p>
      <table:table table:name="表9" table:style-name="表9">
        <table:table-column table:style-name="表9.A"/>
        <table:table-column table:style-name="表9.B"/>
        <table:table-column table:style-name="表9.C"/>
        <table:table-row>
          <table:table-cell table:style-name="表9.A1" office:value-type="string">
            <text:p text:style-name="P263">No.</text:p>
          </table:table-cell>
          <table:table-cell table:style-name="表9.A1" office:value-type="string">
            <text:p text:style-name="Table_20_Heading">DBMS</text:p>
          </table:table-cell>
          <table:table-cell table:style-name="表9.C1" office:value-type="string">
            <text:p text:style-name="Table_20_Heading">バージョン</text:p>
          </table:table-cell>
        </table:table-row>
        <table:table-row>
          <table:table-cell table:style-name="表9.A3" office:value-type="string">
            <text:p text:style-name="P234">1</text:p>
          </table:table-cell>
          <table:table-cell table:style-name="表9.B3" office:value-type="string">
            <text:p text:style-name="Table_20_Contents">Oracle Database</text:p>
          </table:table-cell>
          <table:table-cell table:style-name="表9.C3" office:value-type="string">
            <text:p text:style-name="Table_20_Contents">11g R2</text:p>
          </table:table-cell>
        </table:table-row>
        <table:table-row>
          <table:table-cell table:style-name="表9.A3" office:value-type="string">
            <text:p text:style-name="P234">2</text:p>
          </table:table-cell>
          <table:table-cell table:style-name="表9.B3" office:value-type="string">
            <text:p text:style-name="Table_20_Contents">Microsoft SQL Server</text:p>
          </table:table-cell>
          <table:table-cell table:style-name="表9.C3" office:value-type="string">
            <text:p text:style-name="Table_20_Contents">2008 R2<text:span text:style-name="T1"> </text:span><text:span text:style-name="T1">Express</text:span></text:p>
          </table:table-cell>
        </table:table-row>
      </table:table>
      <text:p text:style-name="P68"><text:span text:style-name="T106">表 </text:span><text:span text:style-name="T106"><text:sequence text:ref-name="refTable3" text:name="Table" text:formula="ooow:Table+1" style:num-format="1">4</text:sequence></text:span><text:span text:style-name="T106">: </text:span><text:span text:style-name="T107">コマンド・</text:span><text:span text:style-name="T106">ツール</text:span><text:span text:style-name="T107">一覧</text:span></text:p>
      <table:table table:name="表11" table:style-name="表11">
        <table:table-column table:style-name="表11.A"/>
        <table:table-column table:style-name="表11.B"/>
        <table:table-column table:style-name="表11.C"/>
        <table:table-column table:style-name="表11.D"/>
        <table:table-column table:style-name="表11.E"/>
        <table:table-column table:style-name="表11.F"/>
        <table:table-row>
          <table:table-cell table:style-name="表11.A1" office:value-type="string">
            <text:p text:style-name="P264">No.</text:p>
          </table:table-cell>
          <table:table-cell table:style-name="表11.A1" office:value-type="string">
            <text:p text:style-name="P264">コマンド・ツール</text:p>
          </table:table-cell>
          <table:table-cell table:style-name="表11.A1" office:value-type="string">
            <text:p text:style-name="P264">バージョン</text:p>
          </table:table-cell>
          <table:table-cell table:style-name="表11.A1" office:value-type="string">
            <text:p text:style-name="P264">ライセンス</text:p>
          </table:table-cell>
          <table:table-cell table:style-name="表11.A1" office:value-type="string">
            <text:p text:style-name="P264">入手元（URI）</text:p>
          </table:table-cell>
          <table:table-cell table:style-name="表11.F1" office:value-type="string">
            <text:p text:style-name="P264">概要</text:p>
          </table:table-cell>
        </table:table-row>
        <table:table-row>
          <table:table-cell table:style-name="表11.A2" office:value-type="string">
            <text:p text:style-name="P236">1</text:p>
          </table:table-cell>
          <table:table-cell table:style-name="表11.A2" office:value-type="string">
            <text:p text:style-name="P235">COPY</text:p>
            <text:p text:style-name="P237">（こぴー）</text:p>
          </table:table-cell>
          <table:table-cell table:style-name="表11.A2" office:value-type="string">
            <text:p text:style-name="P235">- </text:p>
            <text:p text:style-name="P235">(PostgreSQL</text:p>
            <text:p text:style-name="P235">標準SQL</text:p>
            <text:p text:style-name="P235"><text:span text:style-name="T1">コマンド</text:span>)</text:p>
          </table:table-cell>
          <table:table-cell table:style-name="表11.A2" office:value-type="string">
            <text:p text:style-name="P235">The PostgreSQL</text:p>
            <text:p text:style-name="P235">Lincense</text:p>
          </table:table-cell>
          <table:table-cell table:style-name="表11.A2" office:value-type="string">
            <text:p text:style-name="P235">（PostgreSQL同梱）</text:p>
          </table:table-cell>
          <table:table-cell table:style-name="表11.F20" office:value-type="string">
            <text:p text:style-name="P235">PostgreSQL<text:span text:style-name="T1">において</text:span>ファイルとテーブル間のデータ<text:span text:style-name="T1">を</text:span>コピー<text:span text:style-name="T1">するた</text:span>めのコマンド。</text:p>
            <text:p text:style-name="P235">本資料では、データが列挙されているファイルからテーブルへデータを挿入する際に利用する。</text:p>
          </table:table-cell>
        </table:table-row>
        <table:table-row>
          <table:table-cell table:style-name="表11.A2" office:value-type="string">
            <text:p text:style-name="P236">2</text:p>
          </table:table-cell>
          <table:table-cell table:style-name="表11.A2" office:value-type="string">
            <text:p text:style-name="P235">psql</text:p>
            <text:p text:style-name="P237">（ぴー・えす・きゅー・える）</text:p>
          </table:table-cell>
          <table:table-cell table:style-name="表11.A2" office:value-type="string">
            <text:p text:style-name="P235">9.2.2</text:p>
          </table:table-cell>
          <table:table-cell table:style-name="表11.A2" office:value-type="string">
            <text:p text:style-name="P235">The PostgreSQL</text:p>
            <text:p text:style-name="P235">Lincense</text:p>
          </table:table-cell>
          <table:table-cell table:style-name="表11.A2" office:value-type="string">
            <text:p text:style-name="P235">（PostgreSQL同梱）</text:p>
          </table:table-cell>
          <table:table-cell table:style-name="表11.F20" office:value-type="string">
            <text:p text:style-name="P235">PostgreSQL<text:span text:style-name="T1">に同梱されている、ターミナル型フロントエンド。ファイルから入力を読み込むことも可能である。</text:span></text:p>
          </table:table-cell>
        </table:table-row>
        <table:table-row>
          <table:table-cell table:style-name="表11.A2" office:value-type="string">
            <text:p text:style-name="P236">3</text:p>
          </table:table-cell>
          <table:table-cell table:style-name="表11.A2" office:value-type="string">
            <text:p text:style-name="P235">pg_bulkload</text:p>
            <text:p text:style-name="P235">（ぴーじー・ばるくろーど）</text:p>
          </table:table-cell>
          <table:table-cell table:style-name="表11.A2" office:value-type="string">
            <text:p text:style-name="P235">3.1</text:p>
          </table:table-cell>
          <table:table-cell table:style-name="表11.A2" office:value-type="string">
            <text:p text:style-name="P235">The BSD 3-Clause License</text:p>
          </table:table-cell>
          <table:table-cell table:style-name="表11.A2" office:value-type="string">
            <text:p text:style-name="P235">http://pgbulkload.projects.pgfoundry.org/</text:p>
          </table:table-cell>
          <table:table-cell table:style-name="表11.F20" office:value-type="string">
            <text:p text:style-name="P235">PostgreSQL向けの高速データ投入ツール。一般的にCOPYより高速に動作する。</text:p>
          </table:table-cell>
        </table:table-row>
        <table:table-row>
          <table:table-cell table:style-name="表11.A2" office:value-type="string">
            <text:p text:style-name="P236">4</text:p>
          </table:table-cell>
          <table:table-cell table:style-name="表11.A2" office:value-type="string">
            <text:p text:style-name="P235">Ora2Pg</text:p>
            <text:p text:style-name="P235">（おら・つー・ぴーじー）</text:p>
          </table:table-cell>
          <table:table-cell table:style-name="表11.A2" office:value-type="string">
            <text:p text:style-name="P235">10.1</text:p>
          </table:table-cell>
          <table:table-cell table:style-name="表11.A2" office:value-type="string">
            <text:p text:style-name="P235">GNU General Public License, version3</text:p>
          </table:table-cell>
          <table:table-cell table:style-name="表11.A2" office:value-type="string">
            <text:p text:style-name="P235">http://ora2pg.darold.net/</text:p>
          </table:table-cell>
          <table:table-cell table:style-name="表11.F20" office:value-type="string">
            <text:p text:style-name="P235">Oracle Databaseから、PostgreSQLへDBのデータスキーマやデータ情報を移行するツール。Oracle DatabaseからPostgreSQLへ互換性の<text:span text:style-name="T1">ある</text:span>スキーマのみであれば<text:span text:style-name="T1">直接</text:span>移行ができる。</text:p>
            <text:p text:style-name="P235">本資料ではOra2Pgで対応できないようなデータ型に関して手動での変換も考慮するため、中間ファイル抽出ツールとして利用する。</text:p>
          </table:table-cell>
        </table:table-row>
        <table:table-row>
          <table:table-cell table:style-name="表11.A2" office:value-type="string">
            <text:p text:style-name="P236">5</text:p>
          </table:table-cell>
          <table:table-cell table:style-name="表11.A2" office:value-type="string">
            <text:p text:style-name="P235">Oracle Instant Client</text:p>
            <text:p text:style-name="P235">Basic</text:p>
          </table:table-cell>
          <table:table-cell table:style-name="表11.A2" table:number-rows-spanned="4" office:value-type="string">
            <text:p text:style-name="P235">11.20.3.0 x86_64</text:p>
            <text:p text:style-name="P235">(RPM利用）</text:p>
          </table:table-cell>
          <table:table-cell table:style-name="表11.A2" table:number-rows-spanned="4" office:value-type="string">
            <text:p text:style-name="P235">Oracle Technology Network Development and Distibution License</text:p>
          </table:table-cell>
          <table:table-cell table:style-name="表11.A2" table:number-rows-spanned="4" office:value-type="string">
            <text:p text:style-name="P235">http://www.oracle.com/technetwork/topics/linuxx86-64soft-092277.html</text:p>
          </table:table-cell>
          <table:table-cell table:style-name="表11.F20" office:value-type="string">
            <text:p text:style-name="P235">OCI等クライアント基礎パッケージ。DBD:<text:span text:style-name="T1">:</text:span>Oracle依存プログラム。</text:p>
          </table:table-cell>
        </table:table-row>
        <table:table-row>
          <table:table-cell table:style-name="表11.A2" office:value-type="string">
            <text:p text:style-name="P236">6</text:p>
          </table:table-cell>
          <table:table-cell table:style-name="表11.A2" office:value-type="string">
            <text:p text:style-name="P235">Oracle Instant Client</text:p>
            <text:p text:style-name="P235">SQL*Plus</text:p>
          </table:table-cell>
          <table:covered-table-cell/>
          <table:covered-table-cell/>
          <table:covered-table-cell/>
          <table:table-cell table:style-name="表11.F20" office:value-type="string">
            <text:p text:style-name="P235">SQL*Plusの実行をするためのパッケージ。DBD::Oracle依存プログラム。</text:p>
          </table:table-cell>
        </table:table-row>
        <table:table-row>
          <table:table-cell table:style-name="表11.A2" office:value-type="string">
            <text:p text:style-name="P236">7</text:p>
          </table:table-cell>
          <table:table-cell table:style-name="表11.A2" office:value-type="string">
            <text:p text:style-name="P235">Oracle Instant Client</text:p>
            <text:p text:style-name="P235">SDK (devel)</text:p>
          </table:table-cell>
          <table:covered-table-cell/>
          <table:covered-table-cell/>
          <table:covered-table-cell/>
          <table:table-cell table:style-name="表11.F20" office:value-type="string">
            <text:p text:style-name="P235">ドライバをビルドするためのパッケージ。DBD::Oracle依存プログラム。</text:p>
          </table:table-cell>
        </table:table-row>
        <table:table-row>
          <table:table-cell table:style-name="表11.A2" office:value-type="string">
            <text:p text:style-name="P236">8</text:p>
          </table:table-cell>
          <table:table-cell table:style-name="表11.A2" office:value-type="string">
            <text:p text:style-name="P235">Oracle Instant Client</text:p>
            <text:p text:style-name="P235">JDBC</text:p>
          </table:table-cell>
          <table:covered-table-cell/>
          <table:covered-table-cell/>
          <table:covered-table-cell/>
          <table:table-cell table:style-name="表11.F20" office:value-type="string">
            <text:p text:style-name="P235">JavaプログラムがOracle Databaseに接続するためのドライバ。JdbcRunnerがOracle Databaseに接続す<text:span text:style-name="T1">る</text:span>ために必要。</text:p>
          </table:table-cell>
        </table:table-row>
        <table:table-row>
          <table:table-cell table:style-name="表11.A2" office:value-type="string">
            <text:p text:style-name="P236">9</text:p>
          </table:table-cell>
          <table:table-cell table:style-name="表11.A2" office:value-type="string">
            <text:p text:style-name="P235">perl</text:p>
            <text:p text:style-name="P235">（ぱーる）</text:p>
          </table:table-cell>
          <table:table-cell table:style-name="表11.A2" office:value-type="string">
            <text:p text:style-name="P235">5.10</text:p>
            <text:p text:style-name="P235">(CentOS RPMを利用）</text:p>
          </table:table-cell>
          <table:table-cell table:style-name="表11.A2" table:number-rows-spanned="6" office:value-type="string">
            <text:p text:style-name="P235">Artistic License 2.0</text:p>
            <text:p text:style-name="P237">または、</text:p>
            <text:p text:style-name="P237">GNU General Public License, version 1</text:p>
            <text:p text:style-name="P237">以上</text:p>
          </table:table-cell>
          <table:table-cell table:style-name="表11.A2" office:value-type="string">
            <text:p text:style-name="P235">http://www.perl.org/</text:p>
          </table:table-cell>
          <table:table-cell table:style-name="表11.F20" office:value-type="string">
            <text:p text:style-name="P235">DBD::Oracle実装言語。</text:p>
          </table:table-cell>
        </table:table-row>
        <table:table-row>
          <table:table-cell table:style-name="表11.A2" office:value-type="string">
            <text:p text:style-name="P236">10</text:p>
          </table:table-cell>
          <table:table-cell table:style-name="表11.A2" office:value-type="string">
            <text:p text:style-name="P235">ExtUtils-MakeMaker</text:p>
          </table:table-cell>
          <table:table-cell table:style-name="表11.A2" office:value-type="string">
            <text:p text:style-name="P235">6.55</text:p>
            <text:p text:style-name="P235">(CentOS RPMを利用）</text:p>
          </table:table-cell>
          <table:covered-table-cell/>
          <table:table-cell table:style-name="表11.A2" office:value-type="string">
            <text:p text:style-name="P235">http://search.cpan.org/dist/ExtUtils-MakeMaker/</text:p>
          </table:table-cell>
          <table:table-cell table:style-name="表11.F20" office:value-type="string">
            <text:p text:style-name="P235">perlモジュールのビルドに利用。</text:p>
            <text:p text:style-name="P235">DBD::Oracle依存プログラム。</text:p>
          </table:table-cell>
        </table:table-row>
        <table:table-row>
          <table:table-cell table:style-name="表11.A2" office:value-type="string">
            <text:p text:style-name="P236">11</text:p>
          </table:table-cell>
          <table:table-cell table:style-name="表11.A2" office:value-type="string">
            <text:p text:style-name="P235">perl DBI</text:p>
            <text:p text:style-name="P235">（でーびーあい）</text:p>
          </table:table-cell>
          <table:table-cell table:style-name="表11.A2" office:value-type="string">
            <text:p text:style-name="P235">1.609</text:p>
            <text:p text:style-name="P235">(CentOS RPMを利用)</text:p>
          </table:table-cell>
          <table:covered-table-cell/>
          <table:table-cell table:style-name="表11.A2" office:value-type="string">
            <text:p text:style-name="P235">http://search.cpan.org/~timb/DBI/</text:p>
          </table:table-cell>
          <table:table-cell table:style-name="表11.F20" office:value-type="string">
            <text:p text:style-name="P235">perl共通データベース操作インタフェース。DBD::Oracle依存プログラム。</text:p>
          </table:table-cell>
        </table:table-row>
        <table:table-row>
          <table:table-cell table:style-name="表11.A2" office:value-type="string">
            <text:p text:style-name="P236">12</text:p>
          </table:table-cell>
          <table:table-cell table:style-name="表11.A2" office:value-type="string">
            <text:p text:style-name="P235">Compress::Zlib</text:p>
            <text:p text:style-name="P235">（こんぷれす・じーりぶ）</text:p>
          </table:table-cell>
          <table:table-cell table:style-name="表11.A2" office:value-type="string">
            <text:p text:style-name="P235">2.020</text:p>
            <text:p text:style-name="P235">(CentOS RPMを利用)</text:p>
          </table:table-cell>
          <table:covered-table-cell/>
          <table:table-cell table:style-name="表11.A2" office:value-type="string">
            <text:p text:style-name="P235">http://search.cpan.org/~pmqs/IO-Compress-<text:soft-page-break/>2.060/lib/Compress/Zlib.pm</text:p>
          </table:table-cell>
          <table:table-cell table:style-name="表11.F20" office:value-type="string">
            <text:p text:style-name="P235">zlib圧縮のためのperlモジュール。Ora2Pg依存プログラム。</text:p>
          </table:table-cell>
        </table:table-row>
        <table:table-row>
          <table:table-cell table:style-name="表11.A2" office:value-type="string">
            <text:p text:style-name="P236">13</text:p>
          </table:table-cell>
          <table:table-cell table:style-name="表11.A2" office:value-type="string">
            <text:p text:style-name="P235">DBD::Oracle</text:p>
            <text:p text:style-name="P235">（でーびーでー・おらくる）</text:p>
          </table:table-cell>
          <table:table-cell table:style-name="表11.A2" office:value-type="string">
            <text:p text:style-name="P235">1.56</text:p>
          </table:table-cell>
          <table:covered-table-cell/>
          <table:table-cell table:style-name="表11.A2" office:value-type="string">
            <text:p text:style-name="P235">http://search.cpan.org/dist/DBD-Oracle/</text:p>
          </table:table-cell>
          <table:table-cell table:style-name="表11.F20" office:value-type="string">
            <text:p text:style-name="P235">OracleDatabaseへPerlプログラムが接続するためのドライバモジュール。Ora2Pg依存プログラム。</text:p>
          </table:table-cell>
        </table:table-row>
        <table:table-row>
          <table:table-cell table:style-name="表11.A2" office:value-type="string">
            <text:p text:style-name="P236">14</text:p>
          </table:table-cell>
          <table:table-cell table:style-name="表11.A2" office:value-type="string">
            <text:p text:style-name="P235">DBD::Pg</text:p>
            <text:p text:style-name="P235">（でーびーでー・ぴーじー）</text:p>
          </table:table-cell>
          <table:table-cell table:style-name="表11.A2" office:value-type="string">
            <text:p text:style-name="P235">2.19.3</text:p>
          </table:table-cell>
          <table:covered-table-cell/>
          <table:table-cell table:style-name="表11.A2" office:value-type="string">
            <text:p text:style-name="P235">http://search.cpan.org/dist/DBD-Pg/</text:p>
          </table:table-cell>
          <table:table-cell table:style-name="表11.F20" office:value-type="string">
            <text:p text:style-name="P235">PostgreSQLへPerlプログラムが接続するためのドライバモジュール。Ora2Pg依存プログラム。</text:p>
          </table:table-cell>
        </table:table-row>
        <table:table-row>
          <table:table-cell table:style-name="表11.A2" office:value-type="string">
            <text:p text:style-name="P236">15</text:p>
          </table:table-cell>
          <table:table-cell table:style-name="表11.A2" office:value-type="string">
            <text:p text:style-name="P235">nkf</text:p>
            <text:p text:style-name="P235">（えぬけーえふ）</text:p>
          </table:table-cell>
          <table:table-cell table:style-name="表11.A2" office:value-type="string">
            <text:p text:style-name="P235">2.0.8 </text:p>
            <text:p text:style-name="P235">(CentOS RPMを利用）</text:p>
          </table:table-cell>
          <table:table-cell table:style-name="表11.A2" office:value-type="string">
            <text:p text:style-name="P237">The zlib/libpng License</text:p>
          </table:table-cell>
          <table:table-cell table:style-name="表11.A2" office:value-type="string">
            <text:p text:style-name="P235">http://sourceforge.jp/projects/nkf/</text:p>
          </table:table-cell>
          <table:table-cell table:style-name="表11.F20" office:value-type="string">
            <text:p text:style-name="P235">ネットワーク漢字コードフィルタ。本資料では巨大なファイルの文字コード<text:span text:style-name="T1">変換</text:span>等に用いる。</text:p>
          </table:table-cell>
        </table:table-row>
        <table:table-row>
          <table:table-cell table:style-name="表11.A2" office:value-type="string">
            <text:p text:style-name="P236">16</text:p>
          </table:table-cell>
          <table:table-cell table:style-name="表11.A2" office:value-type="string">
            <text:p text:style-name="P235"><text:span text:style-name="T1">i</text:span>conv</text:p>
            <text:p text:style-name="P235">（あいこんぶ）</text:p>
          </table:table-cell>
          <table:table-cell table:style-name="表11.A2" office:value-type="string">
            <text:p text:style-name="P235">2.12</text:p>
            <text:p text:style-name="P235">(CentOS glibc同梱版を利用）</text:p>
          </table:table-cell>
          <table:table-cell table:style-name="表11.A2" office:value-type="string">
            <text:p text:style-name="P235">GNU General Public License, version 3</text:p>
          </table:table-cell>
          <table:table-cell table:style-name="表11.A2" office:value-type="string">
            <text:p text:style-name="P235">http://www.gnu.org/software/libiconv/</text:p>
          </table:table-cell>
          <table:table-cell table:style-name="表11.F20" office:value-type="string">
            <text:p text:style-name="P235">International Codeset Conversion Library。異なる文字コード間の相互変換を行う。</text:p>
            <text:p text:style-name="P235">本資料では、iconvコマンドを用いて、巨大なファイルの文字コード変換等を行う際に利用する。</text:p>
          </table:table-cell>
        </table:table-row>
        <table:table-row>
          <table:table-cell table:style-name="表11.A2" office:value-type="string">
            <text:p text:style-name="P236">17</text:p>
          </table:table-cell>
          <table:table-cell table:style-name="表11.A2" office:value-type="string">
            <text:p text:style-name="P235">dos2unix</text:p>
            <text:p text:style-name="P235">（どす・つー・ゆにっくす）</text:p>
          </table:table-cell>
          <table:table-cell table:style-name="表11.A2" office:value-type="string">
            <text:p text:style-name="P235">3.1</text:p>
            <text:p text:style-name="P235">(CentOS RPMを利用）</text:p>
          </table:table-cell>
          <table:table-cell table:style-name="表11.A2" table:number-rows-spanned="2" office:value-type="string">
            <text:p text:style-name="P235">The BSD 2-Clause License</text:p>
          </table:table-cell>
          <table:table-cell table:style-name="表11.A2" table:number-rows-spanned="2" office:value-type="string">
            <text:p text:style-name="P235">http://sourceforge.jp/projects/sfnet_dos2unix/</text:p>
          </table:table-cell>
          <table:table-cell table:style-name="表11.F20" table:number-rows-spanned="2" office:value-type="string">
            <text:p text:style-name="P235">改行コードを変換するためのユーティリィプログラム。</text:p>
            <text:p text:style-name="P235">本資料では、iconvコマンドと併用<text:span text:style-name="T1">す</text:span>る。</text:p>
          </table:table-cell>
        </table:table-row>
        <table:table-row>
          <table:table-cell table:style-name="表11.A2" office:value-type="string">
            <text:p text:style-name="P236">18</text:p>
          </table:table-cell>
          <table:table-cell table:style-name="表11.A2" office:value-type="string">
            <text:p text:style-name="P235">unix2dos</text:p>
            <text:p text:style-name="P235">（ゆにっくす・つー・どす）</text:p>
          </table:table-cell>
          <table:table-cell table:style-name="表11.A2" office:value-type="string">
            <text:p text:style-name="P235">2.2</text:p>
            <text:p text:style-name="P235">(CentOS RPMを利用）</text:p>
          </table:table-cell>
          <table:covered-table-cell/>
          <table:covered-table-cell/>
          <table:covered-table-cell/>
        </table:table-row>
        <table:table-row>
          <table:table-cell table:style-name="表11.A2" office:value-type="string">
            <text:p text:style-name="P236">19</text:p>
          </table:table-cell>
          <table:table-cell table:style-name="表11.A2" office:value-type="string">
            <text:p text:style-name="P235">JdbcRunner</text:p>
            <text:p text:style-name="P235">（じぇいでーびーしー・らんなー）</text:p>
          </table:table-cell>
          <table:table-cell table:style-name="表11.A2" office:value-type="string">
            <text:p text:style-name="P235">1.2</text:p>
          </table:table-cell>
          <table:table-cell table:style-name="表11.A2" office:value-type="string">
            <text:p text:style-name="P235">The BSD 3-Clause License</text:p>
          </table:table-cell>
          <table:table-cell table:style-name="表11.A2" office:value-type="string">
            <text:p text:style-name="P235">http://hp.vector.co.jp/authors/VA052413/jdbcrunner/</text:p>
          </table:table-cell>
          <table:table-cell table:style-name="表11.F20" office:value-type="string">
            <text:p text:style-name="P235"><text:span text:style-name="T1">複数の</text:span>RDBMSのベンチマークが可能なプログラム。本資料では、移行対象データベースのサンプルとして本ツールが作成するデータベースを用いる。</text:p>
          </table:table-cell>
        </table:table-row>
      </table:table>
      <text:p text:style-name="P187"/>
      <text:table-of-content text:style-name="Sect1" text:protected="true" text:name="目次2">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75">目次</text:p>
          </text:index-title>
          <text:p text:style-name="P283"><text:a xlink:type="simple" xlink:href="#__RefHeading__4282_1098475285" text:style-name="Index_20_Link" text:visited-style-name="Index_20_Link">1.事前検討<text:tab/>8</text:a></text:p>
          <text:p text:style-name="P282"><text:a xlink:type="simple" xlink:href="#__RefHeading__43126_121377955" text:style-name="Index_20_Link" text:visited-style-name="Index_20_Link">1.1.DBMSの動作環境と移行手順の確認<text:tab/>8</text:a></text:p>
          <text:p text:style-name="P282"><text:a xlink:type="simple" xlink:href="#__RefHeading__4288_1098475285" text:style-name="Index_20_Link" text:visited-style-name="Index_20_Link">1.2.DBMS定量制限<text:tab/>9</text:a></text:p>
          <text:p text:style-name="P282"><text:a xlink:type="simple" xlink:href="#__RefHeading__4290_1098475285" text:style-name="Index_20_Link" text:visited-style-name="Index_20_Link">1.3.DBMS固有の実装<text:tab/>10</text:a></text:p>
          <text:p text:style-name="P282"><text:a xlink:type="simple" xlink:href="#__RefHeading__31843_302437520" text:style-name="Index_20_Link" text:visited-style-name="Index_20_Link">1.4.利用中のデータ型の互換性<text:tab/>10</text:a></text:p>
          <text:p text:style-name="P282"><text:a xlink:type="simple" xlink:href="#__RefHeading__29675_397988153" text:style-name="Index_20_Link" text:visited-style-name="Index_20_Link">1.5.操作ユーザの確認<text:tab/>13</text:a></text:p>
          <text:p text:style-name="P282"><text:a xlink:type="simple" xlink:href="#__RefHeading__29677_397988153" text:style-name="Index_20_Link" text:visited-style-name="Index_20_Link">1.6.移行対象のオブジェクトの確認<text:tab/>14</text:a></text:p>
          <text:p text:style-name="P282"><text:a xlink:type="simple" xlink:href="#__RefHeading__10041_7829320573" text:style-name="Index_20_Link" text:visited-style-name="Index_20_Link">1.7.移行対象のテーブル定義時の制約および索引の定義<text:tab/>15</text:a></text:p>
          <text:p text:style-name="P283"><text:a xlink:type="simple" xlink:href="#__RefHeading__29679_397988153" text:style-name="Index_20_Link" text:visited-style-name="Index_20_Link">2.データの抽出(Extract)<text:tab/>16</text:a></text:p>
          <text:p text:style-name="P282"><text:a xlink:type="simple" xlink:href="#__RefHeading__2985_358891473" text:style-name="Index_20_Link" text:visited-style-name="Index_20_Link">2.1.データ抽出時のフォーマット<text:tab/>16</text:a></text:p>
          <text:p text:style-name="P282"><text:a xlink:type="simple" xlink:href="#__RefHeading__2987_358891473" text:style-name="Index_20_Link" text:visited-style-name="Index_20_Link">2.2.データ型と出力時の表現<text:tab/>16</text:a></text:p>
          <text:p text:style-name="P282"><text:a xlink:type="simple" xlink:href="#__RefHeading__2989_358891473" text:style-name="Index_20_Link" text:visited-style-name="Index_20_Link">2.3.各DBMSのCSVファイル出力方法<text:tab/>19</text:a></text:p>
          <text:p text:style-name="P283"><text:a xlink:type="simple" xlink:href="#__RefHeading__29681_397988153" text:style-name="Index_20_Link" text:visited-style-name="Index_20_Link">3.データの整形(Transform)<text:tab/>28</text:a></text:p>
          <text:p text:style-name="P282"><text:a xlink:type="simple" xlink:href="#__RefHeading__29683_397988153" text:style-name="Index_20_Link" text:visited-style-name="Index_20_Link">3.1.PostgreSQLで利用できる文字エンコーディング（文字セット）サポート<text:tab/>28</text:a></text:p>
          <text:p text:style-name="P282"><text:a xlink:type="simple" xlink:href="#__RefHeading__2997_358891473" text:style-name="Index_20_Link" text:visited-style-name="Index_20_Link">3.2.自動エンコーディング変換<text:tab/>30</text:a></text:p>
          <text:p text:style-name="P282"><text:a xlink:type="simple" xlink:href="#__RefHeading__6278_468987931" text:style-name="Index_20_Link" text:visited-style-name="Index_20_Link">3.3.PostgreSQLにおける文字エンコーディングの確認・指定方法<text:tab/>31</text:a></text:p>
          <text:p text:style-name="P282"><text:a xlink:type="simple" xlink:href="#__RefHeading__11855_226595905" text:style-name="Index_20_Link" text:visited-style-name="Index_20_Link">3.4.PostgreSQLの自動エンコーディング変換を行う関数<text:tab/>32</text:a></text:p>
          <text:p text:style-name="P282"><text:a xlink:type="simple" xlink:href="#__RefHeading__3001_358891473" text:style-name="Index_20_Link" text:visited-style-name="Index_20_Link">3.5.外字の扱い <text:tab/>34</text:a></text:p>
          <text:p text:style-name="P282"><text:a xlink:type="simple" xlink:href="#__RefHeading__3035_1396661092" text:style-name="Index_20_Link" text:visited-style-name="Index_20_Link">3.6.ロケールの指定<text:tab/>37</text:a></text:p>
          <text:p text:style-name="P282"><text:a xlink:type="simple" xlink:href="#__RefHeading__8105_462068237" text:style-name="Index_20_Link" text:visited-style-name="Index_20_Link">3.7.ファイルの文字コードの変換<text:tab/>38</text:a></text:p>
          <text:p text:style-name="P283"><text:a xlink:type="simple" xlink:href="#__RefHeading__3005_358891473" text:style-name="Index_20_Link" text:visited-style-name="Index_20_Link">4.データの投入(Load)<text:tab/>41</text:a></text:p>
          <text:p text:style-name="P282"><text:a xlink:type="simple" xlink:href="#__RefHeading__3007_358891473" text:style-name="Index_20_Link" text:visited-style-name="Index_20_Link">4.1.COPY<text:tab/>41</text:a></text:p>
          <text:p text:style-name="P282"><text:a xlink:type="simple" xlink:href="#__RefHeading__21860_886347689" text:style-name="Index_20_Link" text:visited-style-name="Index_20_Link">4.2.psqlからファイル指定で実行<text:tab/>41</text:a></text:p>
          <text:p text:style-name="P282"><text:a xlink:type="simple" xlink:href="#__RefHeading__73796_368745997" text:style-name="Index_20_Link" text:visited-style-name="Index_20_Link">4.3.pg_bulkload<text:tab/>42</text:a></text:p>
          <text:p text:style-name="P283"><text:a xlink:type="simple" xlink:href="#__RefHeading__3015_358891473" text:style-name="Index_20_Link" text:visited-style-name="Index_20_Link">5.データ移行後の作業<text:tab/>45</text:a></text:p>
          <text:p text:style-name="P282"><text:a xlink:type="simple" xlink:href="#__RefHeading__3017_358891473" text:style-name="Index_20_Link" text:visited-style-name="Index_20_Link">5.1.データロード時のエラー等の確認<text:tab/>45</text:a></text:p>
          <text:p text:style-name="P282"><text:a xlink:type="simple" xlink:href="#__RefHeading__41643_505578024" text:style-name="Index_20_Link" text:visited-style-name="Index_20_Link">5.2.制約・索引の作成<text:tab/>45</text:a></text:p>
          <text:p text:style-name="P282"><text:a xlink:type="simple" xlink:href="#__RefHeading__29687_397988153" text:style-name="Index_20_Link" text:visited-style-name="Index_20_Link">5.3.移行対象オブジェクト数および各オブジェクトの行数の確認<text:tab/>46</text:a></text:p>
          <text:p text:style-name="P282"><text:a xlink:type="simple" xlink:href="#__RefHeading__2570_11384875791" text:style-name="Index_20_Link" text:visited-style-name="Index_20_Link">5.4.ユーザのシステム権限およびオブジェクト権限の確認<text:tab/>46</text:a></text:p>
          <text:p text:style-name="P282"><text:a xlink:type="simple" xlink:href="#__RefHeading__73798_368745997" text:style-name="Index_20_Link" text:visited-style-name="Index_20_Link">5.5.VACUUMとANALYZEの実行<text:tab/>47</text:a></text:p>
          <text:p text:style-name="P282"><text:a xlink:type="simple" xlink:href="#__RefHeading__140411_1422913751" text:style-name="Index_20_Link" text:visited-style-name="Index_20_Link">5.6.テーブルサイズの確認<text:tab/>47</text:a></text:p>
          <text:p text:style-name="P282"><text:a xlink:type="simple" xlink:href="#__RefHeading__2572_1138487579" text:style-name="Index_20_Link" text:visited-style-name="Index_20_Link">5.7.アプリケーションテスト<text:tab/>47</text:a></text:p>
          <text:p text:style-name="P283"><text:a xlink:type="simple" xlink:href="#__RefHeading__3023_358891473" text:style-name="Index_20_Link" text:visited-style-name="Index_20_Link">6.実際の試行<text:tab/>48</text:a></text:p>
          <text:p text:style-name="P282"><text:a xlink:type="simple" xlink:href="#__RefHeading__3025_358891473" text:style-name="Index_20_Link" text:visited-style-name="Index_20_Link">6.1.試行環境と試行データ<text:tab/>48</text:a></text:p>
          <text:p text:style-name="P282"><text:a xlink:type="simple" xlink:href="#__RefHeading__3027_358891473" text:style-name="Index_20_Link" text:visited-style-name="Index_20_Link">6.2.データ抽出時の結果<text:tab/>54</text:a></text:p>
          <text:p text:style-name="P282"><text:a xlink:type="simple" xlink:href="#__RefHeading__3031_358891473" text:style-name="Index_20_Link" text:visited-style-name="Index_20_Link">6.3.データ投入時の結果<text:tab/>54</text:a></text:p>
          <text:p text:style-name="P282"><text:a xlink:type="simple" xlink:href="#__RefHeading__11661_1161062645" text:style-name="Index_20_Link" text:visited-style-name="Index_20_Link">6.4.移行後の作業<text:tab/>55</text:a></text:p>
          <text:p text:style-name="P282"><text:a xlink:type="simple" xlink:href="#__RefHeading__3072_358891473" text:style-name="Index_20_Link" text:visited-style-name="Index_20_Link">6.5.まとめ<text:tab/>58</text:a></text:p>
          <text:p text:style-name="P283"><text:a xlink:type="simple" xlink:href="#__RefHeading__7182_1707104095" text:style-name="Index_20_Link" text:visited-style-name="Index_20_Link">7.別紙一覧<text:tab/>58</text:a></text:p>
        </text:index-body>
      </text:table-of-content>
      <text:p text:style-name="Standard"/>
      <text:p text:style-name="P207"/>
      <text:h text:style-name="P288" text:outline-level="1"><text:bookmark-start text:name="__RefHeading__4282_1098475285"/>事前検討<text:bookmark-end text:name="__RefHeading__4282_1098475285"/></text:h>
      <text:p text:style-name="P210">データ移行の実施に際して、DBMSの仕様や動作環境など、事前に検討すべき項目を記載します。</text:p>
      <text:h text:style-name="P290" text:outline-level="2"><text:bookmark-start text:name="__RefHeading__43126_121377955"/>DBMSの動作環境<text:span text:style-name="T15">と移行手順の</text:span><text:span text:style-name="T1">確認</text:span><text:bookmark-end text:name="__RefHeading__43126_121377955"/></text:h>
      <text:p text:style-name="_32_.本文_ff08_中見出し_ff09_"><text:span text:style-name="T1">本資料のデータ移行手順を踏むために、移行元の異種DBMSや移行先のPostgreSQLから次のような情報を</text:span><text:span text:style-name="T150">確認</text:span><text:span text:style-name="T1">する必要があります</text:span>。</text:p>
      <text:p text:style-name="P180"><text:span text:style-name="T106">表 </text:span><text:span text:style-name="T106"><text:sequence text:ref-name="refTable4" text:name="Table" text:formula="ooow:Table+1" style:num-format="1">1.1.1</text:sequence></text:span><text:span text:style-name="T106">: </text:span><text:span text:style-name="T107">動作環境と移行手順の確認</text:span></text:p>
      <table:table table:name="表117" table:style-name="表117">
        <table:table-column table:style-name="表117.A"/>
        <table:table-column table:style-name="表117.B"/>
        <table:table-column table:style-name="表117.C"/>
        <table:table-column table:style-name="表117.D"/>
        <table:table-row>
          <table:table-cell table:style-name="表117.A1" office:value-type="string">
            <text:p text:style-name="Table_20_Heading">No.</text:p>
          </table:table-cell>
          <table:table-cell table:style-name="表117.A1" office:value-type="string">
            <text:p text:style-name="Table_20_Heading">確認項目</text:p>
          </table:table-cell>
          <table:table-cell table:style-name="表117.A1" office:value-type="string">
            <text:p text:style-name="Table_20_Heading">確認観点</text:p>
          </table:table-cell>
          <table:table-cell table:style-name="表117.D1" office:value-type="string">
            <text:p text:style-name="Table_20_Heading">関連章</text:p>
          </table:table-cell>
        </table:table-row>
        <table:table-row>
          <table:table-cell table:style-name="表117.A2" office:value-type="string">
            <text:p text:style-name="P234">1</text:p>
          </table:table-cell>
          <table:table-cell table:style-name="表117.A2" office:value-type="string">
            <text:p text:style-name="P250">DBMS<text:span text:style-name="T155">定量制限</text:span></text:p>
          </table:table-cell>
          <table:table-cell table:style-name="表117.C12" office:value-type="string">
            <text:p text:style-name="P250"><text:span text:style-name="T1">各</text:span>DBMS実装のDBMS<text:span text:style-name="T155">定量制限</text:span>を事前に確認する必要があります。</text:p>
            <text:p text:style-name="Table_20_Contents">本資料では、<text:span text:style-name="T1">PostgreSQL、</text:span>Oracle DatabaseおよびMicrosoft SQL Serverについて記述します。</text:p>
          </table:table-cell>
          <table:table-cell table:style-name="表117.D2" office:value-type="string">
            <text:p text:style-name="Table_20_Contents">1章</text:p>
          </table:table-cell>
        </table:table-row>
        <table:table-row>
          <table:table-cell table:style-name="表117.A2" office:value-type="string">
            <text:p text:style-name="P234">2</text:p>
          </table:table-cell>
          <table:table-cell table:style-name="表117.A2" office:value-type="string">
            <text:p text:style-name="P245">データ型の互換性</text:p>
          </table:table-cell>
          <table:table-cell table:style-name="表117.C12" office:value-type="string">
            <text:p text:style-name="P245">移行元と移行先のデータ型が、双方に存在するか、格納範囲は同様か等確認する必要があります。</text:p>
            <text:p text:style-name="P245">本資料では、PostgreSQL、Oracle DatabaseおよびMicrosoft SQL Serverについて記述します。</text:p>
          </table:table-cell>
          <table:table-cell table:style-name="表117.D2" office:value-type="string">
            <text:p text:style-name="Table_20_Contents">1章</text:p>
          </table:table-cell>
        </table:table-row>
        <table:table-row>
          <table:table-cell table:style-name="表117.A2" office:value-type="string">
            <text:p text:style-name="P234">3</text:p>
          </table:table-cell>
          <table:table-cell table:style-name="表117.A2" office:value-type="string">
            <text:p text:style-name="P245">移行対象オブジェクトの確認</text:p>
          </table:table-cell>
          <table:table-cell table:style-name="表117.C12" office:value-type="string">
            <text:p text:style-name="P245">移行対象オブジェクトについて確認する手段を例示します。</text:p>
            <text:p text:style-name="P245">本資料では、Oracle Databaseについて記載します。</text:p>
          </table:table-cell>
          <table:table-cell table:style-name="表117.D2" office:value-type="string">
            <text:p text:style-name="Table_20_Contents">1章</text:p>
          </table:table-cell>
        </table:table-row>
        <table:table-row>
          <table:table-cell table:style-name="表117.A2" office:value-type="string">
            <text:p text:style-name="P234">4</text:p>
          </table:table-cell>
          <table:table-cell table:style-name="表117.A2" office:value-type="string">
            <text:p text:style-name="P245">移行対象テーブルの制約と索引について</text:p>
          </table:table-cell>
          <table:table-cell table:style-name="表117.C12" office:value-type="string">
            <text:p text:style-name="P245">制約や索引を定義したまま投入すると、速度が劣化する可能性があります。</text:p>
            <text:p text:style-name="P245">本資料では、事前に制約を確認し、後に定義する方法を検討します。</text:p>
          </table:table-cell>
          <table:table-cell table:style-name="表117.D2" office:value-type="string">
            <text:p text:style-name="P245">1章</text:p>
          </table:table-cell>
        </table:table-row>
        <table:table-row>
          <table:table-cell table:style-name="表117.A2" office:value-type="string">
            <text:p text:style-name="P234">5</text:p>
          </table:table-cell>
          <table:table-cell table:style-name="表117.A2" office:value-type="string">
            <text:p text:style-name="Table_20_Contents">DBMSのデータ抽出方法</text:p>
          </table:table-cell>
          <table:table-cell table:style-name="表117.C12" office:value-type="string">
            <text:p text:style-name="Table_20_Contents">移行元の異種DBMS実装のデータ抽出方法を事前に確認する必要があります。</text:p>
            <text:p text:style-name="Table_20_Contents">本資料では、Oracle DatabaseおよびMicrosoft SQL Serverについて記述します。</text:p>
          </table:table-cell>
          <table:table-cell table:style-name="表117.D2" office:value-type="string">
            <text:p text:style-name="Table_20_Contents">2章</text:p>
          </table:table-cell>
        </table:table-row>
        <table:table-row>
          <table:table-cell table:style-name="表117.A2" office:value-type="string">
            <text:p text:style-name="P234">6</text:p>
          </table:table-cell>
          <table:table-cell table:style-name="表117.A2" office:value-type="string">
            <text:p text:style-name="Table_20_Contents">エンコーディング</text:p>
          </table:table-cell>
          <table:table-cell table:style-name="表117.C12" office:value-type="string">
            <text:p text:style-name="Table_20_Contents">変換や投入を行うクライアント<text:span text:style-name="T1">およびサーバ</text:span>の文字エンコーディングにより、投入時の自動変換挙動が異なる場合があります。<text:span text:style-name="T1">PostgreSQLの文字エンコーディングについて記載します。</text:span></text:p>
          </table:table-cell>
          <table:table-cell table:style-name="表117.D2" office:value-type="string">
            <text:p text:style-name="Table_20_Contents">3章</text:p>
          </table:table-cell>
        </table:table-row>
        <table:table-row>
          <table:table-cell table:style-name="表117.A2" office:value-type="string">
            <text:p text:style-name="P234">7</text:p>
          </table:table-cell>
          <table:table-cell table:style-name="表117.A2" office:value-type="string">
            <text:p text:style-name="Table_20_Contents">テキストファイルの文字コード変換</text:p>
          </table:table-cell>
          <table:table-cell table:style-name="表117.C12" office:value-type="string">
            <text:p text:style-name="Table_20_Contents">中間ファイルをテキストデータとして出力する際に文字<text:span text:style-name="T1">コード</text:span>を確認します。投入先のPostgreSQLと異なる場合は適切に文字コードを変換する必要があります。</text:p>
          </table:table-cell>
          <table:table-cell table:style-name="表117.D2" office:value-type="string">
            <text:p text:style-name="Table_20_Contents">3章</text:p>
          </table:table-cell>
        </table:table-row>
        <table:table-row>
          <table:table-cell table:style-name="表117.A2" office:value-type="string">
            <text:p text:style-name="P234">8</text:p>
          </table:table-cell>
          <table:table-cell table:style-name="表117.A2" office:value-type="string">
            <text:p text:style-name="Table_20_Contents">外字の利用の有無</text:p>
          </table:table-cell>
          <table:table-cell table:style-name="表117.A2" office:value-type="string">
            <text:p text:style-name="Table_20_Contents">外字として設定している文字が、移行元の異種DBMSに存在する場合は、移行先のPostgreSQLで正しく利用できる方法を検討する必要があります。</text:p>
          </table:table-cell>
          <table:table-cell table:style-name="表117.D2" office:value-type="string">
            <text:p text:style-name="Table_20_Contents">3章</text:p>
          </table:table-cell>
        </table:table-row>
        <table:table-row>
          <table:table-cell table:style-name="表117.A2" office:value-type="string">
            <text:p text:style-name="P234">9</text:p>
          </table:table-cell>
          <table:table-cell table:style-name="表117.A2" office:value-type="string">
            <text:p text:style-name="Table_20_Contents">PostgreSQLのデータ投入方法</text:p>
          </table:table-cell>
          <table:table-cell table:style-name="表117.C12" office:value-type="string">
            <text:p text:style-name="Table_20_Contents">PostgreSQLが利用できる投入ファイルの形式や、投入方法について事前に確認し決定する必要があります。</text:p>
            <text:p text:style-name="Table_20_Contents">※本資料では触れませんが、抽出したデータのサイズが大き<text:span text:style-name="T1">い</text:span>場合は<text:span text:style-name="T1">、</text:span>データの一次格納方法や、搬送方法なども重要になります<text:span text:style-name="T1">。</text:span></text:p>
          </table:table-cell>
          <table:table-cell table:style-name="表117.D2" office:value-type="string">
            <text:p text:style-name="Table_20_Contents">3章</text:p>
            <text:p text:style-name="Table_20_Contents">4章</text:p>
          </table:table-cell>
        </table:table-row>
        <table:table-row>
          <table:table-cell table:style-name="表117.A2" office:value-type="string">
            <text:p text:style-name="P234">10</text:p>
          </table:table-cell>
          <table:table-cell table:style-name="表117.A2" office:value-type="string">
            <text:p text:style-name="Table_20_Contents">データ移行後のデータ確認方法</text:p>
          </table:table-cell>
          <table:table-cell table:style-name="表117.C12" office:value-type="string">
            <text:p text:style-name="Table_20_Contents">データ移行完了後に、移行元DBより適切に移行ができたか、確認する必要があります。</text:p>
          </table:table-cell>
          <table:table-cell table:style-name="表117.D2" office:value-type="string">
            <text:p text:style-name="Table_20_Contents">5章</text:p>
          </table:table-cell>
        </table:table-row>
        <table:table-row>
          <table:table-cell table:style-name="表117.A2" office:value-type="string">
            <text:p text:style-name="P234">11</text:p>
          </table:table-cell>
          <table:table-cell table:style-name="表117.A2" office:value-type="string">
            <text:p text:style-name="Table_20_Contents">データ移行後に<text:span text:style-name="T1">実施すべき</text:span>処理</text:p>
          </table:table-cell>
          <table:table-cell table:style-name="表117.C12" office:value-type="string">
            <text:p text:style-name="Table_20_Contents">PostgreSQL利用時に、データ<text:span text:style-name="T1">移行</text:span>後に実施すべき保守コマンド等<text:span text:style-name="T1">を</text:span>記載します。</text:p>
          </table:table-cell>
          <table:table-cell table:style-name="表117.D2" office:value-type="string">
            <text:p text:style-name="Table_20_Contents">5章</text:p>
          </table:table-cell>
        </table:table-row>
        <table:table-row>
          <table:table-cell table:style-name="表117.A2" office:value-type="string">
            <text:p text:style-name="P234">12</text:p>
          </table:table-cell>
          <table:table-cell table:style-name="表117.A2" office:value-type="string">
            <text:p text:style-name="Table_20_Contents">移行手順の確立</text:p>
          </table:table-cell>
          <table:table-cell table:style-name="表117.A2" office:value-type="string">
            <text:p text:style-name="Table_20_Contents">実際にコマンド等実行<text:span text:style-name="T1">し、</text:span>手順<text:span text:style-name="T1">の確認を</text:span>します。</text:p>
            <text:p text:style-name="Table_20_Contents">本資料の1～5章の<text:span text:style-name="T1">手順を任意のDBへ適用し、結果を記載します</text:span>。</text:p>
          </table:table-cell>
          <table:table-cell table:style-name="表117.D2" office:value-type="string">
            <text:p text:style-name="Table_20_Contents">6章</text:p>
          </table:table-cell>
        </table:table-row>
      </table:table>
      <text:p text:style-name="P7"/>
      <text:h text:style-name="P300" text:outline-level="2"><text:bookmark-start text:name="__RefHeading__4288_1098475285"/>DBMS定量制限<text:bookmark-end text:name="__RefHeading__4288_1098475285"/></text:h>
      <text:p text:style-name="P204"><text:span text:style-name="T1">PostgreSQLおよびOracle Database、Microsoft SQL Serverの</text:span>定量制限に<text:span text:style-name="T1">は次のような違いがあります。このため、各DBMSの最大値に近いサイズにて運用をしているようなDBを持つ場合は、DBの分割配備が必要になる等、システム仕様に影響を与える可能性があります。</text:span></text:p>
      <text:p text:style-name="Table"><text:span text:style-name="T106">表 </text:span><text:span text:style-name="T106"><text:sequence text:ref-name="refTable5" text:name="Table" text:formula="ooow:Table+1" style:num-format="1">1.2.1</text:sequence></text:span><text:span text:style-name="T106">: D</text:span><text:span text:style-name="T107">BMS定量制限</text:span></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258">No.</text:p>
          </table:table-cell>
          <table:table-cell table:style-name="表13.A1" office:value-type="string">
            <text:p text:style-name="P257">諸元</text:p>
          </table:table-cell>
          <table:table-cell table:style-name="表13.C1" office:value-type="string">
            <text:p text:style-name="P257">PostgreSQL</text:p>
          </table:table-cell>
          <table:table-cell table:style-name="表13.D1" office:value-type="string">
            <text:p text:style-name="P257">Oracle Database</text:p>
          </table:table-cell>
          <table:table-cell table:style-name="表13.E1" office:value-type="string">
            <text:p text:style-name="P257">Microsoft SQL Server</text:p>
          </table:table-cell>
        </table:table-row>
        <table:table-row>
          <table:table-cell table:style-name="表13.A13" office:value-type="string">
            <text:p text:style-name="P216">1</text:p>
          </table:table-cell>
          <table:table-cell table:style-name="表13.B13" office:value-type="string">
            <text:p text:style-name="P215">DBサイズ</text:p>
          </table:table-cell>
          <table:table-cell table:style-name="表13.C13" office:value-type="string">
            <text:p text:style-name="P215">記憶域に依る</text:p>
          </table:table-cell>
          <table:table-cell table:style-name="表13.D13" office:value-type="string">
            <text:p text:style-name="P215">不明</text:p>
          </table:table-cell>
          <table:table-cell table:style-name="表13.E13" office:value-type="string">
            <text:p text:style-name="P215">524,272TB</text:p>
          </table:table-cell>
        </table:table-row>
        <table:table-row>
          <table:table-cell table:style-name="表13.A13" office:value-type="string">
            <text:p text:style-name="P216">2</text:p>
          </table:table-cell>
          <table:table-cell table:style-name="表13.B13" office:value-type="string">
            <text:p text:style-name="P215">1インスタンス</text:p>
            <text:p text:style-name="P215">あたりのDB数</text:p>
          </table:table-cell>
          <table:table-cell table:style-name="表13.C13" office:value-type="string">
            <text:p text:style-name="P215">-</text:p>
          </table:table-cell>
          <table:table-cell table:style-name="表13.D13" office:value-type="string">
            <text:p text:style-name="P215">OS依存</text:p>
          </table:table-cell>
          <table:table-cell table:style-name="表13.E13" office:value-type="string">
            <text:p text:style-name="P215">32,767</text:p>
          </table:table-cell>
        </table:table-row>
        <table:table-row table:style-name="表13.4">
          <table:table-cell table:style-name="表13.A13" office:value-type="string">
            <text:p text:style-name="P216">3</text:p>
          </table:table-cell>
          <table:table-cell table:style-name="表13.B13" office:value-type="string">
            <text:p text:style-name="P215">DBあたりの</text:p>
            <text:p text:style-name="P215">ファイル数</text:p>
          </table:table-cell>
          <table:table-cell table:style-name="表13.C13" office:value-type="string">
            <text:p text:style-name="P215">OS依存</text:p>
          </table:table-cell>
          <table:table-cell table:style-name="表13.D13" office:value-type="string">
            <text:p text:style-name="P215">65,533</text:p>
          </table:table-cell>
          <table:table-cell table:style-name="表13.E13" office:value-type="string">
            <text:p text:style-name="P215">32,767</text:p>
          </table:table-cell>
        </table:table-row>
        <table:table-row table:style-name="表13.4">
          <table:table-cell table:style-name="表13.A13" office:value-type="string">
            <text:p text:style-name="P216">4</text:p>
          </table:table-cell>
          <table:table-cell table:style-name="表13.B13" office:value-type="string">
            <text:p text:style-name="P215">データファイル</text:p>
            <text:p text:style-name="P215">最大サイズ</text:p>
          </table:table-cell>
          <table:table-cell table:style-name="表13.C13" office:value-type="string">
            <text:p text:style-name="P215">1GB <text:span text:style-name="T1">（</text:span>標準<text:span text:style-name="T1">）</text:span></text:p>
          </table:table-cell>
          <table:table-cell table:style-name="表13.D13" office:value-type="string">
            <text:p text:style-name="Table_20_Contents"><text:span text:style-name="T48">4,194,303 *</text:span><text:span text:style-name="T49"> </text:span><text:span text:style-name="Source_20_Text"><text:span text:style-name="T48">DB_BLOCK_SIZE</text:span></text:span></text:p>
            <text:p text:style-name="P215"><text:span text:style-name="T1">(</text:span><text:span text:style-name="T26">DB_BLOCK_SIZE</text:span><text:span text:style-name="T27">デフォルト値</text:span> :<text:span text:style-name="T27">819</text:span><text:span text:style-name="T27">2</text:span><text:span text:style-name="T27">バイト</text:span><text:span text:style-name="T1">)</text:span></text:p>
          </table:table-cell>
          <table:table-cell table:style-name="表13.E13" office:value-type="string">
            <text:p text:style-name="P215">16TB</text:p>
          </table:table-cell>
        </table:table-row>
        <table:table-row table:style-name="表13.4">
          <table:table-cell table:style-name="表13.A13" office:value-type="string">
            <text:p text:style-name="P216">5</text:p>
          </table:table-cell>
          <table:table-cell table:style-name="表13.B13" office:value-type="string">
            <text:p text:style-name="P215">データベースごとのテーブル数</text:p>
          </table:table-cell>
          <table:table-cell table:style-name="表13.C13" office:value-type="string">
            <text:p text:style-name="P215">OS依存</text:p>
          </table:table-cell>
          <table:table-cell table:style-name="表13.D13" office:value-type="string">
            <text:p text:style-name="P225">1<text:span text:style-name="T1">,</text:span>000<text:span text:style-name="T1">（OS依存）</text:span></text:p>
          </table:table-cell>
          <table:table-cell table:style-name="表13.E13" office:value-type="string">
            <text:p text:style-name="P215">記憶域に依る</text:p>
          </table:table-cell>
        </table:table-row>
        <table:table-row table:style-name="表13.4">
          <table:table-cell table:style-name="表13.A13" office:value-type="string">
            <text:p text:style-name="P216">6</text:p>
          </table:table-cell>
          <table:table-cell table:style-name="表13.B13" office:value-type="string">
            <text:p text:style-name="P215">テーブルごとの</text:p>
            <text:p text:style-name="P215">行数</text:p>
          </table:table-cell>
          <table:table-cell table:style-name="表13.C13" office:value-type="string">
            <text:p text:style-name="P215">記憶域に依る（32TB）</text:p>
          </table:table-cell>
          <table:table-cell table:style-name="表13.D13" office:value-type="string">
            <text:p text:style-name="P215">記憶域に依る</text:p>
          </table:table-cell>
          <table:table-cell table:style-name="表13.E13" office:value-type="string">
            <text:p text:style-name="P215">記憶域に依る</text:p>
          </table:table-cell>
        </table:table-row>
        <table:table-row table:style-name="表13.8">
          <table:table-cell table:style-name="表13.A13" office:value-type="string">
            <text:p text:style-name="P216">7</text:p>
          </table:table-cell>
          <table:table-cell table:style-name="表13.B13" office:value-type="string">
            <text:p text:style-name="P215"><text:bookmark text:name="mt29"/>行ごとの</text:p>
            <text:p text:style-name="P215">制限サイズ</text:p>
          </table:table-cell>
          <table:table-cell table:style-name="表13.C13" office:value-type="string">
            <text:p text:style-name="P215">記憶域に依る</text:p>
          </table:table-cell>
          <table:table-cell table:style-name="表13.D13" office:value-type="string">
            <text:p text:style-name="P215">不明</text:p>
          </table:table-cell>
          <table:table-cell table:style-name="表13.E13" office:value-type="string">
            <text:p text:style-name="P215">記憶域に依る</text:p>
          </table:table-cell>
        </table:table-row>
        <table:table-row table:style-name="表13.4">
          <table:table-cell table:style-name="表13.A13" office:value-type="string">
            <text:p text:style-name="P216">8</text:p>
          </table:table-cell>
          <table:table-cell table:style-name="表13.B13" office:value-type="string">
            <text:p text:style-name="P215">SQL命令文字列</text:p>
            <text:p text:style-name="P215">最大長</text:p>
          </table:table-cell>
          <table:table-cell table:style-name="表13.C13" office:value-type="string">
            <text:p text:style-name="P215">文字列長：1GB</text:p>
            <text:p text:style-name="P215">スタック：2MB（標準）</text:p>
          </table:table-cell>
          <table:table-cell table:style-name="表13.D13" office:value-type="string">
            <text:p text:style-name="P215">制限なし</text:p>
          </table:table-cell>
          <table:table-cell table:style-name="表13.E13" office:value-type="string">
            <text:p text:style-name="P215">65,536 * パケットサイズ</text:p>
            <text:p text:style-name="P215">（標準パケットサイズは4KB）</text:p>
          </table:table-cell>
        </table:table-row>
        <table:table-row table:style-name="表13.4">
          <table:table-cell table:style-name="表13.A13" office:value-type="string">
            <text:p text:style-name="P216">9</text:p>
          </table:table-cell>
          <table:table-cell table:style-name="表13.B13" office:value-type="string">
            <text:p text:style-name="P215">データベース名</text:p>
            <text:p text:style-name="P215">最大長</text:p>
          </table:table-cell>
          <table:table-cell table:style-name="表13.C13" office:value-type="string">
            <text:p text:style-name="P215">63<text:span text:style-name="T1">バイト</text:span>（超過分切り捨て）</text:p>
          </table:table-cell>
          <table:table-cell table:style-name="表13.D13" office:value-type="string">
            <text:p text:style-name="P215">8<text:span text:style-name="T1">バイト</text:span></text:p>
          </table:table-cell>
          <table:table-cell table:style-name="表13.E13" office:value-type="string">
            <text:p text:style-name="P215">128文字</text:p>
            <text:p text:style-name="P215">（ログファイル名なしの場合は123文字）</text:p>
          </table:table-cell>
        </table:table-row>
        <table:table-row table:style-name="表13.4">
          <table:table-cell table:style-name="表13.A13" office:value-type="string">
            <text:p text:style-name="P216">10</text:p>
          </table:table-cell>
          <table:table-cell table:style-name="表13.B13" office:value-type="string">
            <text:p text:style-name="P215">テーブル名</text:p>
            <text:p text:style-name="P215">最大長</text:p>
          </table:table-cell>
          <table:table-cell table:style-name="表13.C13" office:value-type="string">
            <text:p text:style-name="P215">63<text:span text:style-name="T1">バイト</text:span>（超過分切り捨て）</text:p>
          </table:table-cell>
          <table:table-cell table:style-name="表13.D13" office:value-type="string">
            <text:p text:style-name="P215">30<text:span text:style-name="T1">バイト</text:span></text:p>
          </table:table-cell>
          <table:table-cell table:style-name="表13.E13" office:value-type="string">
            <text:p text:style-name="P215">128文字</text:p>
          </table:table-cell>
        </table:table-row>
        <table:table-row table:style-name="表13.4">
          <table:table-cell table:style-name="表13.A13" office:value-type="string">
            <text:p text:style-name="P216">11</text:p>
          </table:table-cell>
          <table:table-cell table:style-name="表13.B13" office:value-type="string">
            <text:p text:style-name="P215">カラム名</text:p>
            <text:p text:style-name="P215">最大長</text:p>
          </table:table-cell>
          <table:table-cell table:style-name="表13.C13" office:value-type="string">
            <text:p text:style-name="P215">63<text:span text:style-name="T1">バイト</text:span>（超過分切り捨て）</text:p>
          </table:table-cell>
          <table:table-cell table:style-name="表13.D13" office:value-type="string">
            <text:p text:style-name="P215">30<text:span text:style-name="T1">バイト</text:span></text:p>
          </table:table-cell>
          <table:table-cell table:style-name="表13.E13" office:value-type="string">
            <text:p text:style-name="P215">128文字</text:p>
          </table:table-cell>
        </table:table-row>
        <table:table-row table:style-name="表13.4">
          <table:table-cell table:style-name="表13.A13" office:value-type="string">
            <text:p text:style-name="P216">12</text:p>
          </table:table-cell>
          <table:table-cell table:style-name="表13.B13" office:value-type="string">
            <text:p text:style-name="P215">その他</text:p>
            <text:p text:style-name="P215">オブジェクト名</text:p>
            <text:p text:style-name="P215">最大長</text:p>
          </table:table-cell>
          <table:table-cell table:style-name="表13.C13" office:value-type="string">
            <text:p text:style-name="P215">SQLの引数: 63<text:span text:style-name="T1">バイト</text:span></text:p>
            <text:p text:style-name="P215"><text:span text:style-name="T1">（</text:span>/src/include/ pg_config_manual.hに定義<text:span text:style-name="T1">）</text:span></text:p>
          </table:table-cell>
          <table:table-cell table:style-name="表13.D13" office:value-type="string">
            <text:p text:style-name="P215">dblink名:128<text:span text:style-name="T1">バイト</text:span></text:p>
          </table:table-cell>
          <table:table-cell table:style-name="表13.E13" office:value-type="string">
            <text:p text:style-name="P215">ユーザ名:128文字</text:p>
          </table:table-cell>
        </table:table-row>
      </table:table>
      <text:h text:style-name="P285" text:outline-level="1" text:is-list-header="true"/>
      <text:h text:style-name="P300" text:outline-level="2"><text:bookmark-start text:name="__RefHeading__4290_1098475285"/>DBMS固有の実装<text:bookmark-end text:name="__RefHeading__4290_1098475285"/></text:h>
      <text:p text:style-name="P192">PostgreSQLおよびOracle Database、Microsoft SQL Serverにはそれぞれ固有の実装があります。本資料ではレコード<text:span text:style-name="T167">の</text:span>移行手順を主題としています。SQLや実装された関数等の各実装の違いについてはWG2の関連文書をご参照ください。</text:p>
      <text:p text:style-name="Table"><text:span text:style-name="T107">表 </text:span><text:span text:style-name="T107"><text:sequence text:ref-name="refTable6" text:name="Table" text:formula="ooow:Table+1" style:num-format="1">1.3.1</text:sequence></text:span><text:span text:style-name="T107">: 各実装の調査とWG2関連文書</text:span></text:p>
      <table:table table:name="表48" table:style-name="表48">
        <table:table-column table:style-name="表48.A"/>
        <table:table-column table:style-name="表48.B"/>
        <table:table-column table:style-name="表48.C"/>
        <table:table-row>
          <table:table-cell table:style-name="表48.A1" office:value-type="string">
            <text:p text:style-name="P263">No.</text:p>
          </table:table-cell>
          <table:table-cell table:style-name="表48.A1" office:value-type="string">
            <text:p text:style-name="Table_20_Heading">調査観点</text:p>
          </table:table-cell>
          <table:table-cell table:style-name="表48.C1" office:value-type="string">
            <text:p text:style-name="Table_20_Heading">文書名</text:p>
          </table:table-cell>
        </table:table-row>
        <table:table-row>
          <table:table-cell table:style-name="表48.A8" office:value-type="string">
            <text:p text:style-name="P234">1</text:p>
          </table:table-cell>
          <table:table-cell table:style-name="表48.B8" office:value-type="string">
            <text:p text:style-name="Table_20_Contents">アプリケーション接続方法の違い</text:p>
          </table:table-cell>
          <table:table-cell table:style-name="表48.C8" office:value-type="string">
            <text:p text:style-name="Table_20_Contents"><text:span text:style-name="T1">アプリケーション移行</text:span>調査<text:span text:style-name="T1">編</text:span></text:p>
          </table:table-cell>
        </table:table-row>
        <table:table-row>
          <table:table-cell table:style-name="表48.A8" office:value-type="string">
            <text:p text:style-name="P234">2</text:p>
          </table:table-cell>
          <table:table-cell table:style-name="表48.B8" office:value-type="string">
            <text:p text:style-name="Table_20_Contents">アプリケーション改修アプローチ<text:span text:style-name="T1">と試行</text:span></text:p>
          </table:table-cell>
          <table:table-cell table:style-name="表48.C8" office:value-type="string">
            <text:p text:style-name="Table_20_Contents"><text:span text:style-name="T1">アプリケーション</text:span>移行<text:span text:style-name="T1">実践</text:span>作業</text:p>
          </table:table-cell>
        </table:table-row>
        <table:table-row>
          <table:table-cell table:style-name="表48.A8" office:value-type="string">
            <text:p text:style-name="P234">3</text:p>
          </table:table-cell>
          <table:table-cell table:style-name="表48.B8" office:value-type="string">
            <text:p text:style-name="Table_20_Contents">SQL実装の違い</text:p>
          </table:table-cell>
          <table:table-cell table:style-name="表48.C8" office:value-type="string">
            <text:p text:style-name="Table_20_Contents">SQL<text:span text:style-name="T1">移行</text:span>調査<text:span text:style-name="T1">編</text:span></text:p>
          </table:table-cell>
        </table:table-row>
        <table:table-row>
          <table:table-cell table:style-name="表48.A8" office:value-type="string">
            <text:p text:style-name="P234">4</text:p>
          </table:table-cell>
          <table:table-cell table:style-name="表48.B8" office:value-type="string">
            <text:p text:style-name="Table_20_Contents">ストアドプロシージャの違い</text:p>
          </table:table-cell>
          <table:table-cell table:style-name="表48.C8" office:value-type="string">
            <text:p text:style-name="Table_20_Contents">ストアドプロシージャ<text:span text:style-name="T1">移行</text:span>調査<text:span text:style-name="T1">編</text:span></text:p>
          </table:table-cell>
        </table:table-row>
        <table:table-row>
          <table:table-cell table:style-name="表48.A8" office:value-type="string">
            <text:p text:style-name="P234">5</text:p>
          </table:table-cell>
          <table:table-cell table:style-name="表48.B8" office:value-type="string">
            <text:p text:style-name="Table_20_Contents">組み込み関数の違い</text:p>
          </table:table-cell>
          <table:table-cell table:style-name="表48.C8" office:value-type="string">
            <text:p text:style-name="Table_20_Contents">組み込み関数<text:span text:style-name="T1">移行</text:span>調査<text:span text:style-name="T1">編</text:span></text:p>
          </table:table-cell>
        </table:table-row>
        <table:table-row>
          <table:table-cell table:style-name="表48.A8" office:value-type="string">
            <text:p text:style-name="P234">6</text:p>
          </table:table-cell>
          <table:table-cell table:style-name="表48.B8" office:value-type="string">
            <text:p text:style-name="Table_20_Contents">スキーマ<text:span text:style-name="T1">の違い</text:span></text:p>
          </table:table-cell>
          <table:table-cell table:style-name="表48.C8" office:value-type="string">
            <text:p text:style-name="Table_20_Contents">スキーマ<text:span text:style-name="T1">移行</text:span>調査<text:span text:style-name="T1">編</text:span></text:p>
          </table:table-cell>
        </table:table-row>
        <table:table-row>
          <table:table-cell table:style-name="表48.A8" office:value-type="string">
            <text:p text:style-name="P234">7</text:p>
          </table:table-cell>
          <table:table-cell table:style-name="表48.B8" office:value-type="string">
            <text:p text:style-name="Table_20_Contents">取りうる構成の違い</text:p>
          </table:table-cell>
          <table:table-cell table:style-name="表48.C8" office:value-type="string">
            <text:p text:style-name="Table_20_Contents">システム構成調査<text:span text:style-name="T1">編</text:span></text:p>
          </table:table-cell>
        </table:table-row>
      </table:table>
      <text:p text:style-name="P9"/>
      <text:h text:style-name="P292" text:outline-level="2"><text:bookmark-start text:name="__RefHeading__31843_302437520"/>利用中のデータ型の互換性<text:bookmark-end text:name="__RefHeading__31843_302437520"/></text:h>
      <text:p text:style-name="P197">PostgreSQLには多くのデータ型が定義されており、おおよそ移行元のDBMSで利用していたデータ型の代替となるデータ型が存在しています。しかし、一部代替対象の無いデータ型や、同名でも移行元と同様の利用ができないデータ型も存在します。このため、移行先のPostgreSQLへテーブルを新規に定義する際に、単純な型名の変更以外に検討すべき事項が存在する場合があります。</text:p>
      <text:p text:style-name="P198">本節では、Oracle DatabaseおよびMicrosoft SQL Serverの実装<text:span text:style-name="T167">が</text:span>異なるデータ型をPostgreSQL側で定義する際の、一部の制限や留意点について記述します。</text:p>
      <text:h text:style-name="_33_.小見出し" text:outline-level="3"><text:span text:style-name="T1">空</text:span>文字の扱い</text:h>
      <text:p text:style-name="_33_.本文_28_小見出し_29_"><text:span text:style-name="T43">PostgreSQLと</text:span><text:span text:style-name="T37">異種</text:span><text:span text:style-name="T37">DBMSでは、「</text:span><text:span text:style-name="T52">''(</text:span><text:span text:style-name="T53">空文字</text:span><text:span text:style-name="T52">)</text:span><text:span text:style-name="T44"> 」</text:span><text:span text:style-name="T45">の扱いが異なる場合があります。下記表に、「</text:span><text:span text:style-name="T51">''(</text:span><text:span text:style-name="T54">空文字</text:span><text:span text:style-name="T51">)</text:span><text:span text:style-name="T45"> 」の扱いの違いをまとめます。</text:span></text:p>
      <text:p text:style-name="P178"><text:span text:style-name="T107">表 </text:span><text:span text:style-name="T107"><text:sequence text:ref-name="refTable7" text:name="Table" text:formula="ooow:Table+1" style:num-format="1">1.4.1</text:sequence></text:span><text:span text:style-name="T107">: </text:span><text:span text:style-name="T107">空文字の扱い</text:span></text:p>
      <table:table table:name="表66" table:style-name="表66">
        <table:table-column table:style-name="表66.A"/>
        <table:table-column table:style-name="表66.B"/>
        <table:table-column table:style-name="表66.C"/>
        <table:table-column table:style-name="表66.D"/>
        <table:table-row table:style-name="表66.1">
          <table:table-cell table:style-name="表66.A1" office:value-type="string">
            <text:p text:style-name="P263">No.</text:p>
          </table:table-cell>
          <table:table-cell table:style-name="表66.A1" office:value-type="string">
            <text:p text:style-name="Table_20_Heading">PostgreSQL</text:p>
          </table:table-cell>
          <table:table-cell table:style-name="表66.A1" office:value-type="string">
            <text:p text:style-name="Table_20_Heading">Oracle Database</text:p>
          </table:table-cell>
          <table:table-cell table:style-name="表66.D1" office:value-type="string">
            <text:p text:style-name="Table_20_Heading">Microsoft SQL Server</text:p>
          </table:table-cell>
        </table:table-row>
        <table:table-row table:style-name="表66.2">
          <table:table-cell table:style-name="表66.A2" office:value-type="string">
            <text:p text:style-name="P240">1</text:p>
          </table:table-cell>
          <table:table-cell table:style-name="表66.B2" office:value-type="string">
            <text:p text:style-name="P238"><text:span text:style-name="T60">''(</text:span><text:span text:style-name="T63">空文字</text:span><text:span text:style-name="T60">)</text:span><text:span text:style-name="T63">は長さ</text:span><text:span text:style-name="T61">0</text:span><text:span text:style-name="T63">の文字列として</text:span><text:span text:style-name="T64">処理</text:span> </text:p>
          </table:table-cell>
          <table:table-cell table:style-name="表66.C2" office:value-type="string">
            <text:p text:style-name="P238"><text:span text:style-name="T61">''(空文字)</text:span><text:span text:style-name="T63">は</text:span><text:span text:style-name="T60">NULL</text:span><text:span text:style-name="T62">として処理</text:span></text:p>
          </table:table-cell>
          <table:table-cell table:style-name="表66.D2" office:value-type="string">
            <text:p text:style-name="P238"><text:span text:style-name="T60">''(</text:span><text:span text:style-name="T63">空文字</text:span><text:span text:style-name="T60">)</text:span><text:span text:style-name="T63">は長さ</text:span><text:span text:style-name="T61">0</text:span><text:span text:style-name="T63">の文字列として</text:span><text:span text:style-name="T64">処理</text:span></text:p>
          </table:table-cell>
        </table:table-row>
      </table:table>
      <text:p text:style-name="P55"/>
      <text:p text:style-name="_33_.本文_28_小見出し_29_"><text:span text:style-name="T55">P</text:span><text:span text:style-name="T61">ostgreSQLはNULLと「''(空文字)」は別物として扱います。しかし、Oracle Databaseでは同じものとして扱いますので、データ</text:span><text:span text:style-name="T62">を</text:span><text:span text:style-name="T61">抽出する際には、注意が必要です。</text:span></text:p>
      <text:p text:style-name="P118"/>
      <text:h text:style-name="P305" text:outline-level="3">Oracle Database</text:h>
      <text:p text:style-name="P131">Oracle Databaseについては、WG2関連文書「スキーマ差分調査」をご確認ください。</text:p>
      <text:p text:style-name="P197"/>
      <text:h text:style-name="P318" text:outline-level="3">Microsoft SQL Server</text:h>
      <text:p text:style-name="P156"><text:s/>Microsoft SQL Serverのデータ型の<text:span text:style-name="T167">多く</text:span>は、PostgreSQLにも同等のデータ型が存在していますが、次のデータ型については、注意が必要です（PostgreSQLとMicrosoft <text:span text:style-name="T167">SQL Server</text:span>の各データ型の対比は別紙「組み込みデータ型対応表（SQLServer-PostgreSQL）」を参照してください）。</text:p>
      <text:p text:style-name="P131"/>
      <text:p text:style-name="P159">a. 数値型</text:p>
      <text:p text:style-name="P157"><text:span text:style-name="T170"><text:s/></text:span>数値型はPostgreSQL側にほぼ同等の数値型が存在します（1バイトの数値表現のみありません）。ただし、Microsoft SQL Serverでは、自動採番は「IDENTITY属性」を数値型で付与することで定義しますが、PostgreSQLでは自動採番のためのデータ型を定義する必要があります。以下の表のように数値のバイトレンジを合わせて、適切な自動採番のデータ型に変更してください。</text:p>
      <text:p text:style-name="P266">表 1.4.<text:span text:style-name="T1">3</text:span>-a: <text:span text:style-name="T121">自動採番のデータ型の定義変更（Microsoft SQL ServerからPostgreSQL）</text:span> </text:p>
      <table:table table:name="表1" table:style-name="表1">
        <table:table-column table:style-name="表1.A"/>
        <table:table-column table:style-name="表1.B"/>
        <table:table-column table:style-name="表1.C"/>
        <table:table-row>
          <table:table-cell table:style-name="表1.A1" office:value-type="string">
            <text:p text:style-name="P264">No.</text:p>
          </table:table-cell>
          <table:table-cell table:style-name="表1.A1" office:value-type="string">
            <text:p text:style-name="P264">IDENTITY属性が付与された</text:p>
            <text:p text:style-name="P264">Microsoft SQL Serverの数値型</text:p>
          </table:table-cell>
          <table:table-cell table:style-name="表1.C1" office:value-type="string">
            <text:p text:style-name="P264">PostgreSQLの自動採番型</text:p>
          </table:table-cell>
        </table:table-row>
        <table:table-row>
          <table:table-cell table:style-name="表1.A5" office:value-type="string">
            <text:p text:style-name="P236">1</text:p>
          </table:table-cell>
          <table:table-cell table:style-name="表1.B5" office:value-type="string">
            <text:p text:style-name="P235">tinyint</text:p>
          </table:table-cell>
          <table:table-cell table:style-name="表1.C5" table:number-rows-spanned="2" office:value-type="string">
            <text:p text:style-name="P235">small/serial2</text:p>
          </table:table-cell>
        </table:table-row>
        <table:table-row>
          <table:table-cell table:style-name="表1.A5" office:value-type="string">
            <text:p text:style-name="P236">2</text:p>
          </table:table-cell>
          <table:table-cell table:style-name="表1.B5" office:value-type="string">
            <text:p text:style-name="P235">smallint</text:p>
          </table:table-cell>
          <table:covered-table-cell/>
        </table:table-row>
        <table:table-row>
          <table:table-cell table:style-name="表1.A5" office:value-type="string">
            <text:p text:style-name="P236">3</text:p>
          </table:table-cell>
          <table:table-cell table:style-name="表1.B5" office:value-type="string">
            <text:p text:style-name="P235">int (integer)</text:p>
          </table:table-cell>
          <table:table-cell table:style-name="表1.C5" office:value-type="string">
            <text:p text:style-name="P235">searial</text:p>
          </table:table-cell>
        </table:table-row>
        <table:table-row>
          <table:table-cell table:style-name="表1.A5" office:value-type="string">
            <text:p text:style-name="P236">4</text:p>
          </table:table-cell>
          <table:table-cell table:style-name="表1.B5" office:value-type="string">
            <text:p text:style-name="P235">bigint</text:p>
          </table:table-cell>
          <table:table-cell table:style-name="表1.C5" office:value-type="string">
            <text:p text:style-name="P235">bigserial/serial8</text:p>
          </table:table-cell>
        </table:table-row>
      </table:table>
      <text:p text:style-name="_33_.本文_28_小見出し_29_"/>
      <text:p text:style-name="P107"/>
      <text:p text:style-name="P162"><text:bookmark-start text:name="__RefHeading__3011_1396661092"/>b. 文字列型<text:bookmark-end text:name="__RefHeading__3011_1396661092"/></text:p>
      <text:p text:style-name="P143"><text:bookmark-start text:name="__RefHeading__3013_1396661092"/>文字列型はPostgreSQL側にほぼ同じ型が存在します。<text:span text:style-name="T19">ただし</text:span>、Microsoft SQL Serverでは、UNICODE文字列（UCS2）を格納するデータ型である、「nchar(n)/nvarchar(n)/ntext」が定義されていますがPostgreSQLでは特に文字エンコーディングを明示的に指定する文字列型<text:span text:style-name="T1">がないため注意が必要です</text:span>。このため、これらの文字列型を定義している場合は、移行先のPostgreSQL<text:span text:style-name="T24">データベース</text:span><text:span text:style-name="T1">を作成する際に、</text:span>明示的に文字エンコーディング<text:span text:style-name="T1">を</text:span>UNICODE(UTF-16)<text:span text:style-name="T1">と</text:span>指定し作成する必要があります。<text:bookmark-end text:name="__RefHeading__3013_1396661092"/></text:p>
      <text:p text:style-name="P130">また、UNICODEとは異なる文字エンコーディングで「char(n)/varcahar(n)/text」型を定義、混在利用している場合は、PostgreSQLにはバイナリデータ「bytea(n)」として文字列を格納する、DBクラスタを分割して別のDBとして管理する（文字エンコーディングがDB毎に付与されるため）、など工夫をする必要があります。</text:p>
      <text:p text:style-name="P136"/>
      <text:p text:style-name="P155"><text:span text:style-name="T132">c. </text:span><text:span text:style-name="T132">バイナリデータ型</text:span></text:p>
      <text:p text:style-name="P131">バイナリデータはPostgreSQL側にほぼ同等の型が存在します。ただし「image」型に関しては、PostgreSQLに相当の型が無い（2ギガバイトまで許容するバイナリデータ型が無い）ため、bytea型を超える大容量のバイナリデータの場合は、「ラージオブジェクト」で定義して格納を行います。「ラージオブジェクト」を定義して利用する場合、アプリケーションはPostgreSQLAPIを用いて制御するように修正する必要があります（libpqやJDBCドライバでAPIは提供されています）。</text:p>
      <text:p text:style-name="P131"/>
      <text:p text:style-name="P146"><text:span text:style-name="T132">d. </text:span><text:span text:style-name="T132">日付・時刻型</text:span></text:p>
      <text:p text:style-name="P110">日付や時刻を取り扱う型はPostgreSQL側にほぼ同等の型が存在しますが、PostgreSQLでは残念ながら100ナノ秒が扱えません。このため、100ナノ秒を必要とするアプリケーションは別のデータ型（文字列型やバイナリデータ型など）で定義し、データベース<text:span text:style-name="T154">から</text:span>値をロードする際に、時刻の形式に変換してやるなどアプリケーションの実装を改造する必要が出てきてしまいます。</text:p>
      <text:p text:style-name="P178">表 1.4.<text:span text:style-name="T1">3</text:span>-d: <text:span text:style-name="T1">精度が落ちる時刻型</text:span></text:p>
      <table:table table:name="表2" table:style-name="表2">
        <table:table-column table:style-name="表2.A"/>
        <table:table-column table:style-name="表2.B"/>
        <table:table-column table:style-name="表2.C"/>
        <table:table-row table:style-name="表2.1">
          <table:table-cell table:style-name="表2.A1" office:value-type="string">
            <text:p text:style-name="P263">No.</text:p>
          </table:table-cell>
          <table:table-cell table:style-name="表2.A1" office:value-type="string">
            <text:p text:style-name="Table_20_Heading">Microsoft SQL Server日付・時刻型</text:p>
          </table:table-cell>
          <table:table-cell table:style-name="表2.C1" office:value-type="string">
            <text:p text:style-name="Table_20_Heading">PostgreSQL日付・時刻型（100ナノ秒は落ちる）</text:p>
          </table:table-cell>
        </table:table-row>
        <table:table-row table:style-name="表2.2">
          <table:table-cell table:style-name="表2.A4" office:value-type="string">
            <text:p text:style-name="P234">1</text:p>
          </table:table-cell>
          <table:table-cell table:style-name="表2.B4" office:value-type="string">
            <text:p text:style-name="Table_20_Contents">datetime2/datetime2(7)</text:p>
          </table:table-cell>
          <table:table-cell table:style-name="表2.C4" office:value-type="string">
            <text:p text:style-name="Table_20_Contents">timestamp(p) without time zone</text:p>
          </table:table-cell>
        </table:table-row>
        <table:table-row table:style-name="表2.2">
          <table:table-cell table:style-name="表2.A4" office:value-type="string">
            <text:p text:style-name="P234">2</text:p>
          </table:table-cell>
          <table:table-cell table:style-name="表2.B4" office:value-type="string">
            <text:p text:style-name="Table_20_Contents">datetimeoffset/datetimeoffset(7)</text:p>
          </table:table-cell>
          <table:table-cell table:style-name="表2.C4" office:value-type="string">
            <text:p text:style-name="Table_20_Contents">timestamp(p) with time zone</text:p>
          </table:table-cell>
        </table:table-row>
        <table:table-row table:style-name="表2.2">
          <table:table-cell table:style-name="表2.A4" office:value-type="string">
            <text:p text:style-name="P234">3</text:p>
          </table:table-cell>
          <table:table-cell table:style-name="表2.B4" office:value-type="string">
            <text:p text:style-name="Table_20_Contents">time/time(7)</text:p>
          </table:table-cell>
          <table:table-cell table:style-name="表2.C4" office:value-type="string">
            <text:p text:style-name="Table_20_Contents">time(p) without time zone</text:p>
          </table:table-cell>
        </table:table-row>
      </table:table>
      <text:p text:style-name="P107"/>
      <text:p text:style-name="P107"/>
      <text:p text:style-name="P169"><text:span text:style-name="T132">e</text:span><text:span text:style-name="T132">. その他</text:span></text:p>
      <text:p text:style-name="P146"><text:bookmark-start text:name="__RefHeading__3027_1396661092"/><text:span text:style-name="T1"><text:s/></text:span>「xml」型は同名の型がPostgreSQLに存在しますが、XML操作APIとしてMicrosoft SQL Serverが提供している「Transact-SQL」はPostgreSQLには存在しないため、PostgreSQLが提供しているXML操作関数を用いるなど、アプリケーションの実装を改造する必要があります。<text:bookmark-end text:name="__RefHeading__3027_1396661092"/></text:p>
      <text:p text:style-name="P107">「uniqueidentifier」型は、同義に定義されている「UUID」型が存在するため問題ありません。</text:p>
      <text:p text:style-name="P107"/>
      <text:p text:style-name="P162"><text:span text:style-name="T139">f</text:span><text:span text:style-name="T139">. Microsoft SQL Server固有のデータ型</text:span></text:p>
      <text:p text:style-name="_33_.本文_28_小見出し_29_"><text:bookmark-start text:name="__RefHeading__3033_1396661092"/>Microsoft SQL Serverの内部アドレス等を保有するデータ型や、Microsoft SQL Server上でのユーザ定義のデータ型等はそのまま移行することはできません。別途アプリケーション実装の見直しや、PostgreSQLの作成規約に従った、ユーザ定義型を作成する必要があります。<text:bookmark-end text:name="__RefHeading__3033_1396661092"/></text:p>
      <text:p text:style-name="P178">表 1.4.<text:span text:style-name="T1">3</text:span>-f: <text:span text:style-name="T1">Microsft SQL Server 固有のデータ型</text:span></text:p>
      <table:table table:name="表3" table:style-name="表3">
        <table:table-column table:style-name="表3.A"/>
        <table:table-column table:style-name="表3.B"/>
        <table:table-column table:style-name="表3.C"/>
        <table:table-row>
          <table:table-cell table:style-name="表3.A1" office:value-type="string">
            <text:p text:style-name="P263">No.</text:p>
          </table:table-cell>
          <table:table-cell table:style-name="表3.A1" office:value-type="string">
            <text:p text:style-name="Table_20_Heading">固有のデータ型</text:p>
          </table:table-cell>
          <table:table-cell table:style-name="表3.C1" office:value-type="string">
            <text:p text:style-name="Table_20_Heading">型名</text:p>
          </table:table-cell>
        </table:table-row>
        <table:table-row>
          <table:table-cell table:style-name="表3.A6" office:value-type="string">
            <text:p text:style-name="P234">1</text:p>
          </table:table-cell>
          <table:table-cell table:style-name="表3.B6" office:value-type="string">
            <text:p text:style-name="Table_20_Contents">ストアドプロシージャ用の結果等保持用</text:p>
          </table:table-cell>
          <table:table-cell table:style-name="表3.C6" office:value-type="string">
            <text:p text:style-name="Table_20_Contents">cursor</text:p>
          </table:table-cell>
        </table:table-row>
        <table:table-row>
          <table:table-cell table:style-name="表3.A6" office:value-type="string">
            <text:p text:style-name="P234">2</text:p>
          </table:table-cell>
          <table:table-cell table:style-name="表3.B6" office:value-type="string">
            <text:p text:style-name="Table_20_Contents">階層内の位置</text:p>
            <text:p text:style-name="Table_20_Contents">テーブル階層構造走査時の保持用</text:p>
          </table:table-cell>
          <table:table-cell table:style-name="表3.C6" office:value-type="string">
            <text:p text:style-name="Table_20_Contents">hierarchyid</text:p>
          </table:table-cell>
        </table:table-row>
        <table:table-row>
          <table:table-cell table:style-name="表3.A6" office:value-type="string">
            <text:p text:style-name="P234">3</text:p>
          </table:table-cell>
          <table:table-cell table:style-name="表3.B6" office:value-type="string">
            <text:p text:style-name="Table_20_Contents"><text:span text:style-name="T134">ユーザ定義 </text:span><text:span text:style-name="T136">（共通言語ランタイム）</text:span></text:p>
          </table:table-cell>
          <table:table-cell table:style-name="表3.C6" office:value-type="string">
            <text:p text:style-name="Table_20_Contents">CLR</text:p>
          </table:table-cell>
        </table:table-row>
        <table:table-row>
          <table:table-cell table:style-name="表3.A6" office:value-type="string">
            <text:p text:style-name="P234">4</text:p>
          </table:table-cell>
          <table:table-cell table:style-name="表3.B6" office:value-type="string">
            <text:p text:style-name="Table_20_Contents">ユーザー定義関数の列、</text:p>
            <text:p text:style-name="Table_20_Contents">パラメータ、変数、および戻り値</text:p>
          </table:table-cell>
          <table:table-cell table:style-name="表3.C6" office:value-type="string">
            <text:p text:style-name="Table_20_Contents">sql_variant</text:p>
          </table:table-cell>
        </table:table-row>
        <table:table-row>
          <table:table-cell table:style-name="表3.A6" office:value-type="string">
            <text:p text:style-name="P234">5</text:p>
          </table:table-cell>
          <table:table-cell table:style-name="表3.B6" office:value-type="string">
            <text:p text:style-name="Table_20_Contents">行のセットの一時的な格納場所</text:p>
          </table:table-cell>
          <table:table-cell table:style-name="表3.C6" office:value-type="string">
            <text:p text:style-name="Table_20_Contents">table</text:p>
          </table:table-cell>
        </table:table-row>
      </table:table>
      <text:p text:style-name="P191"/>
      <text:h text:style-name="P302" text:outline-level="2"><text:bookmark-start text:name="__RefHeading__29675_397988153"/>操作ユーザの確認<text:bookmark-end text:name="__RefHeading__29675_397988153"/></text:h>
      <text:p text:style-name="P197">データベースを操作するユーザ定義は、複数のシステムによる操作やオペレータ操作のために、利用スコープに合わせて複数定義されている場合があります。データベースおよび連携するシステムの仕様書を確認し、移行先システムにおいても適切にユーザを定義してください。</text:p>
      <text:p text:style-name="P197">また、データベース移行を契機に不要なユーザ定義が無いか、見直しを行うことも有効です。</text:p>
      <text:p text:style-name="P197"/>
      <text:h text:style-name="P306" text:outline-level="3">Oracle Databaseの操作ユーザの確認</text:h>
      <text:p text:style-name="P130"><text:span text:style-name="T1">移行対象ユーザの権限情報は、システムの仕様書に明記されていることが望ましいですが、仕様書の入手が難しい場合や不明な場合には、稼働中の移行元DBMSから操作ユーザの諸情報を取得することを検討します。以下にOracle Databaseにおける操作</text:span>ユーザ「SCOTT」に関しての各情報出力の例を<text:span text:style-name="T1">示します。</text:span></text:p>
      <text:p text:style-name="P131">PostgreSQLでは、ユーザに相当するものはロールと呼ばれますが、本資料では、Oracle Databaseに合わせてPostgreSQLにおいてもユーザと記載します。なお、PostgreSQLのユーザ権限は、CREATEDB（データベース作成）、CREATEROLE（ロールの作成）、LOGIN（データベースへ接続）、REPLICATION（レプリケーションで使用）、および最高位のSUPERUSERのみですので、Oracle Databaseにおけるユーザのシステム権限とのマッピングが難しいですが、仕様書や設計書等を参照し定義を行ってください。</text:p>
      <text:p text:style-name="P32"/>
      <text:p text:style-name="P156"><text:s/>実行例: システム権限の出力</text:p>
      <table:table table:name="表70" table:style-name="表70">
        <table:table-column table:style-name="表70.A"/>
        <table:table-row>
          <table:table-cell table:style-name="表70.A1" office:value-type="string">
            <text:p text:style-name="_39_2.操作例">SQL&gt; select PRIVILEGE from DBA_SYS_PRIVS where GRANTEE='SCOTT';</text:p>
            <text:p text:style-name="_39_2.操作例"/>
            <text:p text:style-name="_39_2.操作例">PRIVILEGE</text:p>
            <text:p text:style-name="_39_2.操作例">--------------------------------------------------------------------------------</text:p>
            <text:p text:style-name="_39_2.操作例">CREATE VIEW</text:p>
            <text:p text:style-name="_39_2.操作例">UNLIMITED TABLESPACE</text:p>
          </table:table-cell>
        </table:table-row>
      </table:table>
      <text:p text:style-name="P6"/>
      <text:p text:style-name="P147"><text:s/>実行例: ロールの出力</text:p>
      <table:table table:name="表94" table:style-name="表94">
        <table:table-column table:style-name="表94.A"/>
        <table:table-row>
          <table:table-cell table:style-name="表94.A1" office:value-type="string">
            <text:p text:style-name="_39_2.操作例">SQL&gt; select GRANTED_ROLE from DBA_ROLE_PRIVS where GRANTEE='SCOTT';</text:p>
            <text:p text:style-name="_39_2.操作例"/>
            <text:p text:style-name="_39_2.操作例">GRANTED_ROLE</text:p>
            <text:p text:style-name="_39_2.操作例">--------------------</text:p>
            <text:p text:style-name="_39_2.操作例">RESOURCE</text:p>
            <text:p text:style-name="_39_2.操作例">CONNECT</text:p>
          </table:table-cell>
        </table:table-row>
      </table:table>
      <text:p text:style-name="P6"/>
      <text:p text:style-name="P147"><text:s/>実行例: ロールに割り当てられているシステム権限の出力</text:p>
      <table:table table:name="表107" table:style-name="表107">
        <table:table-column table:style-name="表107.A"/>
        <table:table-row>
          <table:table-cell table:style-name="表107.A1" office:value-type="string">
            <text:p text:style-name="_39_2.操作例">SQL&gt; select privilege from DBA_SYS_PRIVS where GRANTEE='RESOURCE';</text:p>
            <text:p text:style-name="_39_2.操作例"/>
            <text:p text:style-name="_39_2.操作例">PRIVILEGE</text:p>
            <text:p text:style-name="_39_2.操作例">--------------------</text:p>
            <text:p text:style-name="_39_2.操作例">CREATE TRIGGER</text:p>
            <text:p text:style-name="_39_2.操作例">CREATE SEQUENCE</text:p>
            <text:p text:style-name="_39_2.操作例">CREATE TYPE</text:p>
            <text:p text:style-name="_39_2.操作例">CREATE PROCEDURE</text:p>
            <text:p text:style-name="_39_2.操作例">CREATE CLUSTER</text:p>
            <text:p text:style-name="_39_2.操作例">CREATE OPERATOR</text:p>
            <text:p text:style-name="_39_2.操作例">CREATE INDEXTYPE</text:p>
            <text:p text:style-name="_39_2.操作例">CREATE TABLE</text:p>
          </table:table-cell>
        </table:table-row>
      </table:table>
      <text:p text:style-name="P6"/>
      <text:p text:style-name="P107">なお、Oracle Databaseではユーザを作成することで、ユーザ名と同じスキーマ名が自動的に割り当てられますが、PostgreSQLではユーザを作成してもスキーマは作成されません。必要に応じてスキーマを作成してください。スキーマを作成しないままオブジェクトを作成することも可能ですが、その場合デフォルトで存在する「public」スキーマのオブジェクトとして作成されます。</text:p>
      <text:p text:style-name="P107">本資料では「SCOTT」スキーマを作成し、Oracle Databaseのオブジェクトは「SCOTT」スキーマのオブジェクトとして移行します。</text:p>
      <text:p text:style-name="P107"/>
      <text:p text:style-name="P148"><text:s/>実行例: PostgreSQLにおけるユーザとスキーマの作成</text:p>
      <table:table table:name="表123" table:style-name="表123">
        <table:table-column table:style-name="表123.A"/>
        <table:table-row>
          <table:table-cell table:style-name="表123.A1" office:value-type="string">
            <text:p text:style-name="P26"><text:span text:style-name="T163">$ psql </text:span><text:span text:style-name="T164">-U postgres</text:span></text:p>
            <text:p text:style-name="P277">postgres=# create role scott with login password 'tiger';</text:p>
            <text:p text:style-name="P277">$ psql -U postgres -d tpcc</text:p>
            <text:p text:style-name="P277">postgres=# create schema AUTHORIZATION scott;</text:p>
          </table:table-cell>
        </table:table-row>
      </table:table>
      <text:h text:style-name="_32_.中見出し" text:outline-level="2"><text:bookmark-start text:name="__RefHeading__29677_397988153"/><text:soft-page-break/>移行対象のオブジェクトの確認<text:bookmark-end text:name="__RefHeading__29677_397988153"/></text:h>
      <text:p text:style-name="P197">移行対象のオブジェクト情報を確認します。移行対象のオブジェクト情報を移行先のオブジェクト情報と比較し、移行が正しく行われたかを判断します。</text:p>
      <text:p text:style-name="P197"/>
      <text:h text:style-name="P306" text:outline-level="3">Oracle Databaseのオブジェクト情報の確認</text:h>
      <text:p text:style-name="P197">Oracle Databaseでは、以下の実行例のようにユーザ毎にオブジェクトを確認することができます。</text:p>
      <text:p text:style-name="P191"/>
      <text:p text:style-name="P147"><text:s/>実行例: 移行対象のテーブル行数を確認</text:p>
      <table:table table:name="表103" table:style-name="表103">
        <table:table-column table:style-name="表103.A"/>
        <table:table-row>
          <table:table-cell table:style-name="表103.A1" office:value-type="string">
            <text:p text:style-name="P83">SQL&gt; select table_name,num_rows from user_tables;</text:p>
            <text:p text:style-name="P83"/>
            <text:p text:style-name="P83">TABLE_NAME <text:s text:c="22"/>NUM_ROWS</text:p>
            <text:p text:style-name="P83">------------------------------ ----------</text:p>
            <text:p text:style-name="P83">HISTORY <text:s text:c="27"/>120000</text:p>
            <text:p text:style-name="P83">ITEM <text:s text:c="30"/>100000</text:p>
            <text:p text:style-name="P83">STOCK <text:s text:c="29"/>400000</text:p>
            <text:p text:style-name="P83">ORDERS <text:s text:c="28"/>120000</text:p>
            <text:p text:style-name="P83"/>
            <text:p text:style-name="P83"><text:span text:style-name="T98">(</text:span><text:span text:style-name="T99">省略</text:span><text:span text:style-name="T98">)</text:span></text:p>
          </table:table-cell>
        </table:table-row>
      </table:table>
      <text:p text:style-name="P107"/>
      <text:p text:style-name="P126"/>
      <text:p text:style-name="P21"/>
      <text:p text:style-name="P191"/>
      <text:h text:style-name="P297" text:outline-level="2"/>
      <text:h text:style-name="P300" text:outline-level="2"><text:bookmark-start text:name="__RefHeading__10041_7829320573"/>移行対象のテーブル定義時の制約および索引の定義<text:bookmark-end text:name="__RefHeading__10041_7829320573"/></text:h>
      <text:p text:style-name="P193">PostgreSQLへデータ投入する際に<text:span text:style-name="T168">、</text:span>索引属性が定義されていると、データ投入時の挿入速度が劣化してしまいます。また、制約条件（外部キー等）が定義されていると、単純なデータ投入でも成功しません。本資料では、独自の移行プログラムを実装せずにデータ移行を検討していくため、制約および索引についてはデータ投入完了後に定義することにし、記述しています。</text:p>
      <text:p text:style-name="P191"/>
      <text:h text:style-name="_33_.小見出し" text:outline-level="3"><text:span text:style-name="T141">Oracle </text:span><text:span text:style-name="T141">Database</text:span>の<text:span text:style-name="T1">テーブル</text:span><text:span text:style-name="T1">制約</text:span><text:span text:style-name="T1">確認</text:span></text:h>
      <text:p text:style-name="P197">Oracle Databaseでは、以下の例のようにテーブルの制約を確認することができます。</text:p>
      <text:p text:style-name="P197"/>
      <text:p text:style-name="P147"><text:s/>実行例: 移行対象のテーブルの制約を確認</text:p>
      <table:table table:name="表74" table:style-name="表74">
        <table:table-column table:style-name="表74.A"/>
        <table:table-row>
          <table:table-cell table:style-name="表74.A1" office:value-type="string">
            <text:p text:style-name="_39_2.操作例">SQL&gt; select table_name,constraint_name from user_constraints;</text:p>
            <text:p text:style-name="_39_2.操作例"/>
            <text:p text:style-name="_39_2.操作例">TABLE_NAME <text:s text:c="20"/>CONSTRAINT_NAME</text:p>
            <text:p text:style-name="_39_2.操作例">------------------------------ ------------------------------</text:p>
            <text:p text:style-name="_39_2.操作例">NEW_ORDERS <text:s text:c="20"/>NEW_ORDERS_FK1</text:p>
            <text:p text:style-name="_39_2.操作例">ORDER_LINE <text:s text:c="20"/>ORDER_LINE_FK1</text:p>
            <text:p text:style-name="_39_2.操作例">ORDER_LINE <text:s text:c="20"/>ORDER_LINE_FK2</text:p>
            <text:p text:style-name="_39_2.操作例">STOCK <text:s text:c="25"/>STOCK_FK2</text:p>
            <text:p text:style-name="_39_2.操作例">HISTORY <text:s text:c="23"/>HISTORY_FK2</text:p>
            <text:p text:style-name="_39_2.操作例">ORDERS <text:s text:c="24"/>ORDERS_FK1</text:p>
            <text:p text:style-name="_39_2.操作例">CUSTOMER <text:s text:c="22"/>CUSTOMER_FK1</text:p>
            <text:p text:style-name="_39_2.操作例">HISTORY <text:s text:c="23"/>HISTORY_FK1</text:p>
            <text:p text:style-name="_39_2.操作例">DISTRICT <text:s text:c="22"/>DISTRICT_FK1</text:p>
            <text:p text:style-name="_39_2.操作例">STOCK <text:s text:c="25"/>STOCK_FK1</text:p>
            <text:p text:style-name="_39_2.操作例">EMP <text:s text:c="27"/>FK_DEPTNO</text:p>
            <text:p text:style-name="P82">(省略)</text:p>
          </table:table-cell>
        </table:table-row>
      </table:table>
      <text:p text:style-name="P21"/>
      <text:h text:style-name="_33_.小見出し" text:outline-level="3"><text:span text:style-name="T141">Oracle </text:span><text:span text:style-name="T141">Database</text:span>のテーブル索引<text:span text:style-name="T1">確認</text:span></text:h>
      <text:p text:style-name="P197">Oracle Databaseでは、以下の例のように索引を確認することができます。</text:p>
      <text:p text:style-name="P197"/>
      <text:p text:style-name="P147"><text:span text:style-name="T167"><text:s/></text:span>実行例: 移行対象のテーブルの索引を確認</text:p>
      <table:table table:name="表105" table:style-name="表105">
        <table:table-column table:style-name="表105.A"/>
        <table:table-row>
          <table:table-cell table:style-name="表105.A1" office:value-type="string">
            <text:p text:style-name="_39_2.操作例">SQL&gt; select TABLE_NAME,INDEX_NAME from user_indexes;</text:p>
            <text:p text:style-name="_39_2.操作例"/>
            <text:p text:style-name="_39_2.操作例">TABLE_NAME <text:s text:c="20"/>INDEX_NAME</text:p>
            <text:p text:style-name="_39_2.操作例">------------------------------ ------------------------------</text:p>
            <text:p text:style-name="_39_2.操作例">WAREHOUSE <text:s text:c="21"/>WAREHOUSE_PK</text:p>
            <text:p text:style-name="_39_2.操作例">STOCK <text:s text:c="25"/>STOCK_PK</text:p>
            <text:p text:style-name="_39_2.操作例">ORDER_LINE <text:s text:c="20"/>ORDER_LINE_PK</text:p>
            <text:p text:style-name="_39_2.操作例">ORDERS <text:s text:c="24"/>ORDERS_PK</text:p>
            <text:p text:style-name="_39_2.操作例">ORDERS <text:s text:c="24"/>ORDERS_IX1</text:p>
            <text:p text:style-name="_39_2.操作例">NEW_ORDERS <text:s text:c="20"/>NEW_ORDERS_PK</text:p>
            <text:p text:style-name="_39_2.操作例">ITEM <text:s text:c="26"/>ITEM_PK</text:p>
            <text:p text:style-name="_39_2.操作例">EMP <text:s text:c="27"/>PK_EMP</text:p>
            <text:p text:style-name="_39_2.操作例">DISTRICT <text:s text:c="22"/>DISTRICT_PK</text:p>
            <text:p text:style-name="_39_2.操作例">DEPT <text:s text:c="26"/>PK_DEPT</text:p>
            <text:p text:style-name="_39_2.操作例">DATA_ELT_TEST2 <text:s text:c="16"/>SYS_IL0000074908C00003$$</text:p>
            <text:p text:style-name="_39_2.操作例"/>
            <text:p text:style-name="_39_2.操作例">TABLE_NAME <text:s text:c="20"/>INDEX_NAME</text:p>
            <text:p text:style-name="_39_2.操作例">------------------------------ ------------------------------</text:p>
            <text:p text:style-name="_39_2.操作例">DATA_ELT_TEST1 <text:s text:c="16"/>SYS_IL0000074912C00007$$</text:p>
            <text:p text:style-name="_39_2.操作例">DATA_ELT_TEST1 <text:s text:c="16"/>SYS_IL0000074912C00006$$</text:p>
            <text:p text:style-name="_39_2.操作例">CUSTOMER <text:s text:c="22"/>CUSTOMER_PK</text:p>
            <text:p text:style-name="_39_2.操作例">CUSTOMER <text:s text:c="22"/>CUSTOMER_IX1</text:p>
            <text:p text:style-name="P82">(省略)</text:p>
          </table:table-cell>
        </table:table-row>
      </table:table>
      <text:p text:style-name="P21"/>
      <text:h text:style-name="P320" text:outline-level="3" text:is-list-header="true"/>
      <text:h text:style-name="P288" text:outline-level="1"><text:bookmark-start text:name="__RefHeading__29679_397988153"/>データの抽出(Extract)<text:bookmark-end text:name="__RefHeading__29679_397988153"/></text:h>
      <text:p text:style-name="_31_.本文_28_大見出し_29_">本章では、データ抽出（Extract）に関しての注意事項や、具体的な異種DBMSからのデータ抽出方法を示します。また<text:span text:style-name="T1">、</text:span>抽出時に異種DBMSの型情報の差分を吸収する必要があ<text:span text:style-name="T1">るため</text:span>、DBMSの関数等を用いて出力表現<text:span text:style-name="T1">の</text:span>変換（Transform）<text:span text:style-name="T1">が</text:span>必要<text:span text:style-name="T1">な</text:span>場合があります。</text:p>
      <text:p text:style-name="P50"/>
      <text:h text:style-name="_32_.中見出し" text:outline-level="2"><text:bookmark-start text:name="__RefHeading__2985_358891473"/>データ抽出時のフォーマット<text:bookmark-end text:name="__RefHeading__2985_358891473"/></text:h>
      <text:p text:style-name="_32_.本文_ff08_中見出し_ff09_">PostgreSQLと異種DBMSでは、そのデータを収めた型の情報が異なる場合があり<text:span text:style-name="T1">、</text:span>異種DBMSからPostgreSQLへ直接のデータ移行が難しい場合があります。この場合<text:span text:style-name="T1">はデータの変換</text:span>、広く知られるフォーマットとしてCSV(カンマ・セパレー<text:span text:style-name="T1">テッド</text:span>・バリュー）等の中間フォーマットが必要な場合があります。</text:p>
      <text:p text:style-name="P205">注意点として、出力する際のセパレータ識別子（カンマ）や文字列の開始・終了文字（多くはダブル<text:span text:style-name="T8">クォーテーション</text:span> 「<text:span text:style-name="T1">"</text:span>」 やシングル<text:span text:style-name="T8">クォーテーション</text:span>「<text:span text:style-name="T1">'</text:span>」）<text:span text:style-name="T20">を</text:span>データと混在<text:span text:style-name="T1">しないように、</text:span>取り扱<text:span text:style-name="T1">う必要があります</text:span>。</text:p>
      <text:p text:style-name="_32_.本文_ff08_中見出し_ff09_">また、次章にて詳細に述べますが、抽出元の異種DBMSと投入先のPostgreSQLの抽出・投入コマンドの仕様および取扱い文字コードを意識して、CSVファイルの文字コードに注意を払う必要があります。</text:p>
      <text:p text:style-name="P53"/>
      <text:h text:style-name="_32_.中見出し" text:outline-level="2"><text:bookmark-start text:name="__RefHeading__2987_358891473"/><text:span text:style-name="T1">データ</text:span>型と出力<text:span text:style-name="T1">時の表現</text:span><text:bookmark-end text:name="__RefHeading__2987_358891473"/></text:h>
      <text:p text:style-name="_32_.本文_ff08_中見出し_ff09_">異種DBMSとの型の不整合を吸収するため、いくつか表現を修正して出力すべき項目があります。具体的に示すと下表にあるような型情報となります。</text:p>
      <text:p text:style-name="P181">表 <text:sequence text:ref-name="refTable8" text:name="Table" text:formula="ooow:Table+1" style:num-format="1">2.2.1</text:sequence>: データ<text:span text:style-name="T1">型別の出力時の注意点</text:span></text:p>
      <table:table table:name="表14" table:style-name="表14">
        <table:table-column table:style-name="表14.A"/>
        <table:table-column table:style-name="表14.B"/>
        <table:table-column table:style-name="表14.C"/>
        <table:table-row table:style-name="表14.1">
          <table:table-cell table:style-name="表14.A1" office:value-type="string">
            <text:p text:style-name="Table_20_Heading">No.</text:p>
          </table:table-cell>
          <table:table-cell table:style-name="表14.A1" office:value-type="string">
            <text:p text:style-name="Table_20_Heading">型名</text:p>
          </table:table-cell>
          <table:table-cell table:style-name="表14.C1" office:value-type="string">
            <text:p text:style-name="Table_20_Heading">注意点</text:p>
          </table:table-cell>
        </table:table-row>
        <table:table-row table:style-name="表14.2">
          <table:table-cell table:style-name="表14.A5" office:value-type="string">
            <text:p text:style-name="P234">1</text:p>
          </table:table-cell>
          <table:table-cell table:style-name="表14.B5" office:value-type="string">
            <text:p text:style-name="Table_20_Contents"><text:bookmark-start text:name="__RefHeading__6264_468987931"/>数値型<text:bookmark-end text:name="__RefHeading__6264_468987931"/></text:p>
          </table:table-cell>
          <table:table-cell table:style-name="表14.C5" office:value-type="string">
            <text:p text:style-name="Table_20_Contents"><text:bookmark-start text:name="__RefHeading__3092_1396661092"/>基本的<text:span text:style-name="T1">に</text:span>そのまま出力して問題ありま<text:span text:style-name="T1">せ</text:span>ん<text:span text:style-name="T1">。</text:span><text:bookmark-end text:name="__RefHeading__3092_1396661092"/></text:p>
          </table:table-cell>
        </table:table-row>
        <table:table-row table:style-name="表14.3">
          <table:table-cell table:style-name="表14.A5" office:value-type="string">
            <text:p text:style-name="P234">2</text:p>
          </table:table-cell>
          <table:table-cell table:style-name="表14.B5" office:value-type="string">
            <text:p text:style-name="Table_20_Contents"><text:bookmark-start text:name="__RefHeading__6266_468987931"/>文字列型<text:bookmark-end text:name="__RefHeading__6266_468987931"/></text:p>
          </table:table-cell>
          <table:table-cell table:style-name="表14.C5" office:value-type="string">
            <text:p text:style-name="Table_20_Contents"><text:bookmark-start text:name="__RefHeading__3094_1396661092"/>「"」（ダブルクォーテーション）で囲う必要がある場合があります。<text:bookmark-end text:name="__RefHeading__3094_1396661092"/></text:p>
            <text:p text:style-name="Table_20_Contents"><text:bookmark-start text:name="__RefHeading__3096_1396661092"/>文字列中にCSV区切り文字「,」（カンマ）が含まれている<text:span text:style-name="T1">際に</text:span>必要になります。 <text:bookmark-end text:name="__RefHeading__3096_1396661092"/></text:p>
          </table:table-cell>
        </table:table-row>
        <table:table-row table:style-name="表14.4">
          <table:table-cell table:style-name="表14.A5" office:value-type="string">
            <text:p text:style-name="P234">3</text:p>
          </table:table-cell>
          <table:table-cell table:style-name="表14.B5" office:value-type="string">
            <text:p text:style-name="Table_20_Contents"><text:bookmark-start text:name="__RefHeading__6268_468987931"/>日付・時刻型<text:bookmark-end text:name="__RefHeading__6268_468987931"/></text:p>
          </table:table-cell>
          <table:table-cell table:style-name="表14.C5" office:value-type="string">
            <text:p text:style-name="Table_20_Contents"><text:bookmark-start text:name="__RefHeading__3098_1396661092"/>年月日時分秒の出力形式<text:span text:style-name="T1">はDBMSによって文字列表現が異なります。例えば、Oracle Dat</text:span><text:span text:style-name="T6">a</text:span><text:span text:style-name="T1">baseの場合は、</text:span>TO_CH<text:span text:style-name="T158">A</text:span>R<text:span text:style-name="T11">関数</text:span>等を用いて、整形する必要があります。<text:bookmark-end text:name="__RefHeading__3098_1396661092"/></text:p>
          </table:table-cell>
        </table:table-row>
        <table:table-row table:style-name="表14.5">
          <table:table-cell table:style-name="表14.A5" office:value-type="string">
            <text:p text:style-name="P234">4</text:p>
          </table:table-cell>
          <table:table-cell table:style-name="表14.B5" office:value-type="string">
            <text:p text:style-name="Table_20_Contents"><text:bookmark-start text:name="__RefHeading__6270_468987931"/>バイナリデータ型<text:bookmark-end text:name="__RefHeading__6270_468987931"/></text:p>
          </table:table-cell>
          <table:table-cell table:style-name="表14.C5" office:value-type="string">
            <text:p text:style-name="Table_20_Contents"><text:bookmark-start text:name="__RefHeading__3100_1396661092"/><text:span text:style-name="T1">CSV出力は、テキストコードで出力するため、</text:span>文字として出力できない制御コードなどは出力でき<text:span text:style-name="T1">ません。</text:span><text:bookmark-end text:name="__RefHeading__3100_1396661092"/></text:p>
          </table:table-cell>
        </table:table-row>
      </table:table>
      <text:h text:style-name="P308" text:outline-level="3" text:is-list-header="true"/>
      <text:h text:style-name="_33_.小見出し" text:outline-level="3"><text:span text:style-name="T140">PostgreSQLのtimestamp</text:span><text:span text:style-name="T140">型への有効な入力</text:span></text:h>
      <text:p text:style-name="P146"><text:span text:style-name="T2"><text:s/>日付時刻情報を保持するためによく使用されるtimestamp型について、入力可能な日付時刻を下記表に記載します。</text:span><text:span text:style-name="T140">日付と時刻</text:span><text:span text:style-name="T142">の後に</text:span><text:span text:style-name="T140">、オプションで</text:span><text:span text:style-name="T142">タイムゾーン</text:span><text:span text:style-name="T140">、</text:span><text:span text:style-name="Teletype"><text:span text:style-name="T92">AD</text:span></text:span><text:span text:style-name="Teletype"><text:span text:style-name="T94">（西暦）</text:span></text:span><text:span text:style-name="T93">もしくは</text:span><text:span text:style-name="Teletype"><text:span text:style-name="T92">BC</text:span></text:span><text:span text:style-name="Teletype"><text:span text:style-name="T94">（紀元前）</text:span></text:span><text:span text:style-name="Teletype"><text:span text:style-name="T92">を入力</text:span></text:span><text:span text:style-name="Teletype"><text:span text:style-name="T94">することができます。</text:span></text:span><text:span text:style-name="Teletype"><text:span text:style-name="T92">AD</text:span></text:span><text:span text:style-name="T92">/</text:span><text:span text:style-name="Teletype"><text:span text:style-name="T92">BC</text:span></text:span><text:span text:style-name="T93">を時間帯の前に付ける方法もありますが、これは推奨される順序ではありません。</text:span></text:p>
      <text:p text:style-name="P178">表 <text:sequence text:ref-name="refTable9" text:name="Table" text:formula="ooow:Table+1" style:num-format="1">2.2.2</text:sequence>: timestamp<text:span text:style-name="T1">型に入力可能な書式</text:span></text:p>
      <table:table table:name="表92" table:style-name="表92">
        <table:table-column table:style-name="表92.A"/>
        <table:table-column table:style-name="表92.B"/>
        <table:table-column table:style-name="表92.C"/>
        <table:table-row table:style-name="表92.1">
          <table:table-cell table:style-name="表92.A1" office:value-type="string">
            <text:p text:style-name="P263">No.</text:p>
          </table:table-cell>
          <table:table-cell table:style-name="表92.A1" office:value-type="string">
            <text:p text:style-name="Table_20_Heading">有効な入力書式</text:p>
          </table:table-cell>
          <table:table-cell table:style-name="表92.C1" office:value-type="string">
            <text:p text:style-name="Table_20_Heading">入力例</text:p>
          </table:table-cell>
        </table:table-row>
        <table:table-row table:style-name="表92.1">
          <table:table-cell table:style-name="表92.A2" office:value-type="string">
            <text:p text:style-name="P234">1</text:p>
          </table:table-cell>
          <table:table-cell table:style-name="表92.A2" office:value-type="string">
            <text:p text:style-name="Table_20_Contents">YYYY-MM-DD HH:MM:SS </text:p>
          </table:table-cell>
          <table:table-cell table:style-name="表92.C2" office:value-type="string">
            <text:p text:style-name="Table_20_Contents">1999-01-08 04:05:06</text:p>
          </table:table-cell>
        </table:table-row>
        <table:table-row table:style-name="表92.1">
          <table:table-cell table:style-name="表92.A2" office:value-type="string">
            <text:p text:style-name="P234">2</text:p>
          </table:table-cell>
          <table:table-cell table:style-name="表92.A2" office:value-type="string">
            <text:p text:style-name="Table_20_Contents">YYYY-MM-DD HH:MM:SS タイムゾーン（時刻）</text:p>
          </table:table-cell>
          <table:table-cell table:style-name="表92.C2" office:value-type="string">
            <text:p text:style-name="Table_20_Contents">1999-01-08 04:05:06 -8:00</text:p>
          </table:table-cell>
        </table:table-row>
        <table:table-row table:style-name="表92.1">
          <table:table-cell table:style-name="表92.A2" office:value-type="string">
            <text:p text:style-name="P234">3</text:p>
          </table:table-cell>
          <table:table-cell table:style-name="表92.A2" office:value-type="string">
            <text:p text:style-name="Table_20_Contents">MONTH DAY HH:MM:SS YYYY <text:s/>タイムゾーン（略称）</text:p>
          </table:table-cell>
          <table:table-cell table:style-name="表92.C2" office:value-type="string">
            <text:p text:style-name="Table_20_Contents">January 8 04:05:06 1999 PST</text:p>
          </table:table-cell>
        </table:table-row>
      </table:table>
      <text:p text:style-name="P167"/>
      <text:h text:style-name="P307" text:outline-level="3"/>
      <text:h text:style-name="P319" text:outline-level="3">Oracle Databaseで日付・時刻型の出力形式を変換する関数</text:h>
      <text:p text:style-name="P158"><text:span text:style-name="T42">a. </text:span><text:span text:style-name="T42">TO_CHAR関数（日付型）</text:span></text:p>
      <text:p text:style-name="P46"/>
      <table:table table:name="表68" table:style-name="表68">
        <table:table-column table:style-name="表68.A"/>
        <table:table-row>
          <table:table-cell table:style-name="表68.A1" office:value-type="string">
            <text:p text:style-name="P91">TO_CHAR（日付[,書式][,NLSパラメータ]）</text:p>
          </table:table-cell>
        </table:table-row>
      </table:table>
      <text:p text:style-name="P20"/>
      <text:p text:style-name="P164"><text:s/>日付を書式で指定した文字型に変換して戻します。書式は日付書式を参照します（省略可）<text:span text:style-name="T1">。</text:span>NLSパラメータ<text:span text:style-name="T23">で</text:span>月と日の名前など<text:span text:style-name="T1">、</text:span>戻される言語を指定します。省略すると、現在のセッションのデフォルトパラメータを使用します。</text:p>
      <text:p text:style-name="P149"/>
      <table:table table:name="表15" table:style-name="表15">
        <table:table-column table:style-name="表15.A"/>
        <table:table-row>
          <table:table-cell table:style-name="表15.A1" office:value-type="string">
            <text:p text:style-name="P98">SQL&gt; SELECT TO_CHAR(SYSDATE, 'YYYY-MM-DD DAY HH24:MI:SS') FROM DUAL;</text:p>
            <text:p text:style-name="P98"/>
            <text:p text:style-name="P98">TO_CHAR(SYSDATE,'YYYY-MM-DDDAYHH24:MI:SS')</text:p>
            <text:p text:style-name="P98">--------------------------------------------------------</text:p>
            <text:p text:style-name="P98">2013-03-18 MONDAY <text:s text:c="3"/>12:30:48</text:p>
          </table:table-cell>
        </table:table-row>
      </table:table>
      <text:p text:style-name="P151"/>
      <text:p text:style-name="P151"><text:span text:style-name="T132">b. </text:span><text:span text:style-name="T132">TO_</text:span><text:span text:style-name="T132">DATE</text:span><text:span text:style-name="T132">関数</text:span></text:p>
      <text:p text:style-name="P168"/>
      <table:table table:name="表69" table:style-name="表69">
        <table:table-column table:style-name="表69.A"/>
        <table:table-row>
          <table:table-cell table:style-name="表69.A1" office:value-type="string">
            <text:p text:style-name="P91">TO_DATE（文字列[,書式][,NLSパラメータ]）</text:p>
          </table:table-cell>
        </table:table-row>
      </table:table>
      <text:p text:style-name="P168"/>
      <text:p text:style-name="_33_.本文_28_小見出し_29_">書式で指定した文字列を日付型に変換して戻します。書式は日付書式を参照します（省略可）<text:span text:style-name="T1">。</text:span>NLSパラメータ<text:span text:style-name="T1">で</text:span>月と日の名前など<text:span text:style-name="T1">、</text:span>戻される言語を指定します。省略すると、現在のセッションのデフォルトパラメータを使用します。</text:p>
      <text:p text:style-name="P151"/>
      <table:table table:name="表20" table:style-name="表20">
        <table:table-column table:style-name="表20.A"/>
        <table:table-row>
          <table:table-cell table:style-name="表20.A1" office:value-type="string">
            <text:p text:style-name="P98">SQL&gt; SELECT TO_DATE('20041022115640', 'YYYYMMDDHH24MISS') FROM DUAL;</text:p>
            <text:p text:style-name="P98"/>
            <text:p text:style-name="P98">TO_DATE('</text:p>
            <text:p text:style-name="P98">---------</text:p>
            <text:p text:style-name="P98">22-OCT-04</text:p>
          </table:table-cell>
        </table:table-row>
      </table:table>
      <text:p text:style-name="P79"><text:span text:style-name="T1"><text:s text:c="4"/></text:span><text:span text:style-name="T12"><text:s text:c="9"/></text:span><text:span text:style-name="T1">(*1) 上記の出力例の「</text:span><text:span text:style-name="T125">TO_DATE('</text:span><text:span text:style-name="T117">」は実際にこのように出力されます。</text:span></text:p>
      <text:p text:style-name="P107"/>
      <text:p text:style-name="_33_.本文_28_小見出し_29_"><text:span text:style-name="T1">日付</text:span>書式は、日付を文字列に変換するTO_CHAR関数や、文字列を日付に変換するTO_DATE関数で<text:span text:style-name="T1">利用します。以下の日付</text:span>書式を指定することができます。</text:p>
      <text:p text:style-name="Table">表 <text:sequence text:ref-name="refTable10" text:name="Table" text:formula="ooow:Table+1" style:num-format="1">2.2.3</text:sequence>:日付書式</text:p>
      <table:table table:name="表32" table:style-name="表32">
        <table:table-column table:style-name="表32.A"/>
        <table:table-column table:style-name="表32.B"/>
        <table:table-column table:style-name="表32.C"/>
        <table:table-row table:style-name="表32.1">
          <table:table-cell table:style-name="表32.A1" office:value-type="string">
            <text:p text:style-name="P263">No.</text:p>
          </table:table-cell>
          <table:table-cell table:style-name="表32.A1" office:value-type="string">
            <text:p text:style-name="Table_20_Heading">要素</text:p>
          </table:table-cell>
          <table:table-cell table:style-name="表32.C1" office:value-type="string">
            <text:p text:style-name="Table_20_Heading">意味</text:p>
          </table:table-cell>
        </table:table-row>
        <table:table-row table:style-name="表32.2">
          <table:table-cell table:style-name="表32.A14" office:value-type="string">
            <text:p text:style-name="P234">1</text:p>
          </table:table-cell>
          <table:table-cell table:style-name="表32.B14" office:value-type="string">
            <text:p text:style-name="Table_20_Contents">YYYY</text:p>
          </table:table-cell>
          <table:table-cell table:style-name="表32.C14" office:value-type="string">
            <text:p text:style-name="Table_20_Contents">4桁で表した西暦</text:p>
          </table:table-cell>
        </table:table-row>
        <table:table-row table:style-name="表32.3">
          <table:table-cell table:style-name="表32.A14" office:value-type="string">
            <text:p text:style-name="P234">2</text:p>
          </table:table-cell>
          <table:table-cell table:style-name="表32.B14" office:value-type="string">
            <text:p text:style-name="Table_20_Contents">YYY,YY,Y</text:p>
          </table:table-cell>
          <table:table-cell table:style-name="表32.C14" office:value-type="string">
            <text:p text:style-name="Table_20_Contents">それぞれ年の下3桁、2桁、1桁　(西暦)</text:p>
          </table:table-cell>
        </table:table-row>
        <table:table-row table:style-name="表32.4">
          <table:table-cell table:style-name="表32.A14" office:value-type="string">
            <text:p text:style-name="P234">3</text:p>
          </table:table-cell>
          <table:table-cell table:style-name="表32.B14" office:value-type="string">
            <text:p text:style-name="Table_20_Contents">MM</text:p>
          </table:table-cell>
          <table:table-cell table:style-name="表32.C14" office:value-type="string">
            <text:p text:style-name="Table_20_Contents">月 （01～12）</text:p>
          </table:table-cell>
        </table:table-row>
        <table:table-row table:style-name="表32.4">
          <table:table-cell table:style-name="表32.A14" office:value-type="string">
            <text:p text:style-name="P234">4</text:p>
          </table:table-cell>
          <table:table-cell table:style-name="表32.B14" office:value-type="string">
            <text:p text:style-name="Table_20_Contents">MONTH</text:p>
          </table:table-cell>
          <table:table-cell table:style-name="表32.C14" office:value-type="string">
            <text:p text:style-name="P238">月の名前</text:p>
          </table:table-cell>
        </table:table-row>
        <table:table-row table:style-name="表32.4">
          <table:table-cell table:style-name="表32.A14" office:value-type="string">
            <text:p text:style-name="P234">5</text:p>
          </table:table-cell>
          <table:table-cell table:style-name="表32.B14" office:value-type="string">
            <text:p text:style-name="Table_20_Contents">MON</text:p>
          </table:table-cell>
          <table:table-cell table:style-name="表32.C14" office:value-type="string">
            <text:p text:style-name="Table_20_Contents">月の省略英語表記 （JAN～DEC）</text:p>
          </table:table-cell>
        </table:table-row>
        <table:table-row table:style-name="表32.4">
          <table:table-cell table:style-name="表32.A14" office:value-type="string">
            <text:p text:style-name="P234">6</text:p>
          </table:table-cell>
          <table:table-cell table:style-name="表32.B14" office:value-type="string">
            <text:p text:style-name="Table_20_Contents">DD</text:p>
          </table:table-cell>
          <table:table-cell table:style-name="表32.C14" office:value-type="string">
            <text:p text:style-name="Table_20_Contents">日 (1～31)</text:p>
          </table:table-cell>
        </table:table-row>
        <table:table-row table:style-name="表32.4">
          <table:table-cell table:style-name="表32.A14" office:value-type="string">
            <text:p text:style-name="P234">7</text:p>
          </table:table-cell>
          <table:table-cell table:style-name="表32.B14" office:value-type="string">
            <text:p text:style-name="Table_20_Contents">DAY</text:p>
          </table:table-cell>
          <table:table-cell table:style-name="表32.C14" office:value-type="string">
            <text:p text:style-name="Table_20_Contents">曜日 (日曜日～土曜日)</text:p>
          </table:table-cell>
        </table:table-row>
        <table:table-row table:style-name="表32.4">
          <table:table-cell table:style-name="表32.A14" office:value-type="string">
            <text:p text:style-name="P234">8</text:p>
          </table:table-cell>
          <table:table-cell table:style-name="表32.B14" office:value-type="string">
            <text:p text:style-name="Table_20_Contents">DY</text:p>
          </table:table-cell>
          <table:table-cell table:style-name="表32.C14" office:value-type="string">
            <text:p text:style-name="Table_20_Contents">省略した曜日 (日、月、火、水、木、金、土)</text:p>
          </table:table-cell>
        </table:table-row>
        <table:table-row table:style-name="表32.4">
          <table:table-cell table:style-name="表32.A14" office:value-type="string">
            <text:p text:style-name="P234">9</text:p>
          </table:table-cell>
          <table:table-cell table:style-name="表32.B14" office:value-type="string">
            <text:p text:style-name="Table_20_Contents">D</text:p>
          </table:table-cell>
          <table:table-cell table:style-name="表32.C14" office:value-type="string">
            <text:p text:style-name="Table_20_Contents">週における曜日 (日=1、月=2、火=3、水=4、木=5、金=6、土=7)</text:p>
          </table:table-cell>
        </table:table-row>
        <table:table-row table:style-name="表32.4">
          <table:table-cell table:style-name="表32.A14" office:value-type="string">
            <text:p text:style-name="P234">10</text:p>
          </table:table-cell>
          <table:table-cell table:style-name="表32.B14" office:value-type="string">
            <text:p text:style-name="Table_20_Contents">HH,HH12</text:p>
          </table:table-cell>
          <table:table-cell table:style-name="表32.C14" office:value-type="string">
            <text:p text:style-name="Table_20_Contents">時間 (12時間制表記)</text:p>
          </table:table-cell>
        </table:table-row>
        <table:table-row table:style-name="表32.4">
          <table:table-cell table:style-name="表32.A14" office:value-type="string">
            <text:p text:style-name="P234">11</text:p>
          </table:table-cell>
          <table:table-cell table:style-name="表32.B14" office:value-type="string">
            <text:p text:style-name="Table_20_Contents">HH24</text:p>
          </table:table-cell>
          <table:table-cell table:style-name="表32.C14" office:value-type="string">
            <text:p text:style-name="Table_20_Contents">時間 (24時間制表記)</text:p>
          </table:table-cell>
        </table:table-row>
        <table:table-row table:style-name="表32.4">
          <table:table-cell table:style-name="表32.A14" office:value-type="string">
            <text:p text:style-name="P234">12</text:p>
          </table:table-cell>
          <table:table-cell table:style-name="表32.B14" office:value-type="string">
            <text:p text:style-name="Table_20_Contents">MI</text:p>
          </table:table-cell>
          <table:table-cell table:style-name="表32.C14" office:value-type="string">
            <text:p text:style-name="Table_20_Contents">分 (0～59)</text:p>
          </table:table-cell>
        </table:table-row>
        <table:table-row table:style-name="表32.4">
          <table:table-cell table:style-name="表32.A14" office:value-type="string">
            <text:p text:style-name="P234">13</text:p>
          </table:table-cell>
          <table:table-cell table:style-name="表32.B14" office:value-type="string">
            <text:p text:style-name="Table_20_Contents">SS</text:p>
          </table:table-cell>
          <table:table-cell table:style-name="表32.C14" office:value-type="string">
            <text:p text:style-name="Table_20_Contents">秒 (0～59<text:span text:style-name="T1">)</text:span></text:p>
          </table:table-cell>
        </table:table-row>
      </table:table>
      <text:p text:style-name="Table"/>
      <text:p text:style-name="P67">表 <text:sequence text:ref-name="refTable11" text:name="Table" text:formula="ooow:Table+1" style:num-format="1">2.2.4</text:sequence>:日付書式要素の接尾語</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Table_20_Heading">No.</text:p>
          </table:table-cell>
          <table:table-cell table:style-name="表33.A1" office:value-type="string">
            <text:p text:style-name="Table_20_Heading">要素</text:p>
          </table:table-cell>
          <table:table-cell table:style-name="表33.A1" office:value-type="string">
            <text:p text:style-name="Table_20_Heading">意味</text:p>
          </table:table-cell>
          <table:table-cell table:style-name="表33.A1" office:value-type="string">
            <text:p text:style-name="Table_20_Heading">要素の説明</text:p>
          </table:table-cell>
          <table:table-cell table:style-name="表33.E1" office:value-type="string">
            <text:p text:style-name="Table_20_Heading">例の結果</text:p>
          </table:table-cell>
        </table:table-row>
        <table:table-row table:style-name="表33.2">
          <table:table-cell table:style-name="表33.A4" office:value-type="string">
            <text:p text:style-name="P97">1</text:p>
          </table:table-cell>
          <table:table-cell table:style-name="表33.B4" office:value-type="string">
            <text:p text:style-name="_39_2.操作例">TH</text:p>
          </table:table-cell>
          <table:table-cell table:style-name="表33.C4" office:value-type="string">
            <text:p text:style-name="_39_2.操作例">序数</text:p>
          </table:table-cell>
          <table:table-cell table:style-name="表33.D4" office:value-type="string">
            <text:p text:style-name="_39_2.操作例">DDTH</text:p>
          </table:table-cell>
          <table:table-cell table:style-name="表33.E4" office:value-type="string">
            <text:p text:style-name="_39_2.操作例">12TH</text:p>
          </table:table-cell>
        </table:table-row>
        <table:table-row table:style-name="表33.3">
          <table:table-cell table:style-name="表33.A4" office:value-type="string">
            <text:p text:style-name="P97">2</text:p>
          </table:table-cell>
          <table:table-cell table:style-name="表33.B4" office:value-type="string">
            <text:p text:style-name="_39_2.操作例">SP</text:p>
          </table:table-cell>
          <table:table-cell table:style-name="表33.C4" office:value-type="string">
            <text:p text:style-name="_39_2.操作例">フルスペルで表した数</text:p>
          </table:table-cell>
          <table:table-cell table:style-name="表33.D4" office:value-type="string">
            <text:p text:style-name="_39_2.操作例">DDSP</text:p>
          </table:table-cell>
          <table:table-cell table:style-name="表33.E4" office:value-type="string">
            <text:p text:style-name="_39_2.操作例">TWELVE</text:p>
          </table:table-cell>
        </table:table-row>
        <table:table-row table:style-name="表33.4">
          <table:table-cell table:style-name="表33.A4" office:value-type="string">
            <text:p text:style-name="P97">3</text:p>
          </table:table-cell>
          <table:table-cell table:style-name="表33.B4" office:value-type="string">
            <text:p text:style-name="_39_2.操作例">SPTHまたはTHSP</text:p>
          </table:table-cell>
          <table:table-cell table:style-name="表33.C4" office:value-type="string">
            <text:p text:style-name="_39_2.操作例">フルスペルで表した序数</text:p>
          </table:table-cell>
          <table:table-cell table:style-name="表33.D4" office:value-type="string">
            <text:p text:style-name="_39_2.操作例">DDSPTH</text:p>
          </table:table-cell>
          <table:table-cell table:style-name="表33.E4" office:value-type="string">
            <text:p text:style-name="_39_2.操作例">TWELVETH</text:p>
          </table:table-cell>
        </table:table-row>
      </table:table>
      <text:p text:style-name="P149"/>
      <text:h text:style-name="P310" text:outline-level="3"><text:span text:style-name="T58">Oracle</text:span><text:span text:style-name="T59">のNULLを含む列を抽出する関数</text:span></text:h>
      <text:p text:style-name="P63"><text:s/></text:p>
      <text:p text:style-name="_33_.本文_28_小見出し_29_"><text:span text:style-name="T50">Oracle Database</text:span><text:span text:style-name="T56">かNULL</text:span><text:span text:style-name="T57">を含む</text:span><text:span text:style-name="T56">データ</text:span><text:span text:style-name="T57">を</text:span><text:span text:style-name="T56">抽出する際に、以下の関数をよく使用します。</text:span></text:p>
      <text:p text:style-name="P119"/>
      <text:p text:style-name="P105">a. NVL関数</text:p>
      <text:p text:style-name="_33_.本文_28_小見出し_29_"/>
      <table:table table:name="表25" table:style-name="表25">
        <table:table-column table:style-name="表25.A"/>
        <table:table-row>
          <table:table-cell table:style-name="表25.A1" office:value-type="string">
            <text:p text:style-name="P35">NVL(式,値)</text:p>
          </table:table-cell>
        </table:table-row>
      </table:table>
      <text:p text:style-name="_33_.本文_28_小見出し_29_"/>
      <text:p text:style-name="_33_.本文_28_小見出し_29_">式がNULLの場合、値を戻します。式がNULL以外であれば、式を戻します。</text:p>
      <text:p text:style-name="_33_.本文_28_小見出し_29_"/>
      <text:p text:style-name="P105">b. NVL2関数</text:p>
      <text:p text:style-name="_33_.本文_28_小見出し_29_"/>
      <table:table table:name="表30" table:style-name="表30">
        <table:table-column table:style-name="表30.A"/>
        <table:table-row>
          <table:table-cell table:style-name="表30.A1" office:value-type="string">
            <text:p text:style-name="P35">NVL2(式,値1,値2)</text:p>
          </table:table-cell>
        </table:table-row>
      </table:table>
      <text:p text:style-name="_33_.本文_28_小見出し_29_"/>
      <text:p text:style-name="P134">式がNULL以外であれば、値1を戻します。式がNULLの場合、値2を戻します。</text:p>
      <text:h text:style-name="P302" text:outline-level="2"><text:bookmark-start text:name="__RefHeading__2989_358891473"/>各DBMSのCSVファイル出力方法<text:bookmark-end text:name="__RefHeading__2989_358891473"/></text:h>
      <text:p text:style-name="P197">Oracle Database、Microsoft SQL Server およびPostgreSQLの各実装から、CSVファイルとしてデータを抽出する方法を記載します。</text:p>
      <text:p text:style-name="P197"/>
      <text:h text:style-name="P305" text:outline-level="3"><text:bookmark-start text:name="__RefHeading__6272_468987931"/>Oracle Database<text:bookmark-end text:name="__RefHeading__6272_468987931"/></text:h>
      <text:p text:style-name="P136"><text:bookmark-start text:name="__RefHeading__3102_1396661092"/>1. SPOOL<text:span text:style-name="T1">コマンド</text:span>を使用し<text:span text:style-name="T1">、</text:span>データを抽出<text:span text:style-name="T1">する方法</text:span><text:bookmark-end text:name="__RefHeading__3102_1396661092"/></text:p>
      <text:p text:style-name="P130"><text:span text:style-name="T42"><text:s/>SPOOL</text:span><text:span text:style-name="T40">コマンド</text:span><text:span text:style-name="T40">は</text:span><text:span text:style-name="T44">、</text:span><text:span text:style-name="T41">SQL*Plus</text:span><text:span text:style-name="T39">で実行した問い合わせの</text:span><text:span text:style-name="T44">結果をファイルに</text:span><text:span text:style-name="T45">格納することができます。</text:span></text:p>
      <text:p text:style-name="P116">また、SPOOLコマンドを実行する前に、SETコマンドで以下の項目を設定することをお勧めします。</text:p>
      <text:p text:style-name="P184">表 <text:sequence text:ref-name="refTable12" text:name="Table" text:formula="ooow:Table+1" style:num-format="1">2.3.1</text:sequence>: SETコマンド</text:p>
      <table:table table:name="表34" table:style-name="表34">
        <table:table-column table:style-name="表34.A"/>
        <table:table-column table:style-name="表34.B"/>
        <table:table-column table:style-name="表34.C"/>
        <table:table-header-rows>
          <table:table-row table:style-name="表34.1">
            <table:table-cell table:style-name="表34.A1" office:value-type="string">
              <text:p text:style-name="P258">N<text:span text:style-name="T1">o</text:span>.</text:p>
            </table:table-cell>
            <table:table-cell table:style-name="表34.A1" office:value-type="string">
              <text:p text:style-name="P257">設定項目</text:p>
            </table:table-cell>
            <table:table-cell table:style-name="表34.C1" office:value-type="string">
              <text:p text:style-name="P257">概要</text:p>
            </table:table-cell>
          </table:table-row>
        </table:table-header-rows>
        <table:table-row table:style-name="表34.2">
          <table:table-cell table:style-name="表34.A9" office:value-type="string">
            <text:p text:style-name="P216">1</text:p>
          </table:table-cell>
          <table:table-cell table:style-name="表34.B2" office:value-type="string">
            <text:p text:style-name="P215">heading </text:p>
          </table:table-cell>
          <table:table-cell table:style-name="表34.C2" office:value-type="string">
            <text:p text:style-name="P215">レポートへの列ヘッダの出力を制御します。<text:bookmark text:name="sthref2086"/><text:bookmark text:name="sthref2085"/><text:bookmark text:name="sthref2084"/></text:p>
            <text:p text:style-name="P215"><text:bookmark text:name="sthref2087"/><text:span text:style-name="T26">ON</text:span><text:span text:style-name="T31">を指定すると、列ヘッダがレポートに出力されます。</text:span><text:span text:style-name="T26">OFF</text:span><text:span text:style-name="T31">を指定すると、列ヘッダが出力されなくなります。</text:span></text:p>
          </table:table-cell>
        </table:table-row>
        <table:table-row table:style-name="表34.3">
          <table:table-cell table:style-name="表34.A9" office:value-type="string">
            <text:p text:style-name="P216">2</text:p>
          </table:table-cell>
          <table:table-cell table:style-name="表34.B3" office:value-type="string">
            <text:p text:style-name="P215">feedback </text:p>
          </table:table-cell>
          <table:table-cell table:style-name="表34.C3" office:value-type="string">
            <text:p text:style-name="P215"><text:span text:style-name="T31">問合せによって</text:span><text:span text:style-name="T35">n</text:span><text:span text:style-name="T31">個以上のレコードを選択した場合に、問合せから戻されるレコード数を表示します。</text:span><text:span text:style-name="T114">ON</text:span><text:span text:style-name="T138">または</text:span><text:span text:style-name="T114">OFF</text:span><text:span text:style-name="T138">によって、この表示をオンまたはオフにできます。 フィードバックを</text:span><text:span text:style-name="T114">ON</text:span><text:span text:style-name="T138">に設定すると、</text:span><text:span text:style-name="T128">n</text:span><text:span text:style-name="T138">が</text:span><text:span text:style-name="T114">1</text:span><text:span text:style-name="T138">に設定されます。フィードバックを</text:span><text:span text:style-name="T114">0</text:span><text:span text:style-name="T138">に設定することは、</text:span><text:span text:style-name="T114">OFF</text:span><text:span text:style-name="T138">に設定するのと同じです。</text:span></text:p>
          </table:table-cell>
        </table:table-row>
        <table:table-row table:style-name="表34.4">
          <table:table-cell table:style-name="表34.A9" office:value-type="string">
            <text:p text:style-name="P216">3</text:p>
          </table:table-cell>
          <table:table-cell table:style-name="表34.B4" office:value-type="string">
            <text:p text:style-name="P215">echo</text:p>
          </table:table-cell>
          <table:table-cell table:style-name="表34.C4" office:value-type="string">
            <text:p text:style-name="P215"><text:span text:style-name="T29">コマンドが実行されるときに、STARTコマンドによりスクリプト内の各コマンドを表示するかどうかを制御します。 </text:span><text:bookmark text:name="sthref2054"/><text:span text:style-name="T26">ON</text:span><text:span text:style-name="T31">を指定すると、画面にコマンドが表示されます。 </text:span><text:span text:style-name="T26">OFF</text:span><text:span text:style-name="T31">を指定すると、非表示になります。 </text:span></text:p>
            <text:p text:style-name="P215"/>
          </table:table-cell>
        </table:table-row>
        <table:table-row table:style-name="表34.5">
          <table:table-cell table:style-name="表34.A9" office:value-type="string">
            <text:p text:style-name="P216">4</text:p>
          </table:table-cell>
          <table:table-cell table:style-name="表34.B5" office:value-type="string">
            <text:p text:style-name="P215">termout</text:p>
          </table:table-cell>
          <table:table-cell table:style-name="表34.C5" office:value-type="string">
            <text:p text:style-name="P215"><text:span text:style-name="T31">スクリプトから実行するコマンド出力の表示を制御します。 </text:span><text:span text:style-name="T26">OFF</text:span><text:span text:style-name="T31">を指定すると非表示になるため、出力を画面に表示せずにファイル</text:span><text:span text:style-name="T32">へ</text:span><text:span text:style-name="T31">スプールできます。 </text:span><text:span text:style-name="T26">ON</text:span><text:span text:style-name="T31">を指定すると、画面に出力が表示されます。 </text:span><text:span text:style-name="T26">TERMOUT OFF</text:span><text:span text:style-name="T31">は、対話方式で入力するコマンド、またはオペレーティング・システムから</text:span><text:span text:style-name="T26">SQL*Plus</text:span><text:span text:style-name="T31">にリダイレクトするコマンドによる出力には影響しません。</text:span> </text:p>
          </table:table-cell>
        </table:table-row>
        <table:table-row table:style-name="表34.6">
          <table:table-cell table:style-name="表34.A9" office:value-type="string">
            <text:p text:style-name="P216">5</text:p>
          </table:table-cell>
          <table:table-cell table:style-name="表34.B6" office:value-type="string">
            <text:p text:style-name="P215">linesize</text:p>
          </table:table-cell>
          <table:table-cell table:style-name="表34.C6" office:value-type="string">
            <text:p text:style-name="P215"><text:span text:style-name="T26">SQL*Plus</text:span><text:span text:style-name="T31">が新しい行を開始する前に、</text:span><text:span text:style-name="T26">1</text:span><text:span text:style-name="T31">行に表示する文字の合計数を設定します。</text:span> </text:p>
          </table:table-cell>
        </table:table-row>
        <table:table-row table:style-name="表34.7">
          <table:table-cell table:style-name="表34.A9" office:value-type="string">
            <text:p text:style-name="P216">6</text:p>
          </table:table-cell>
          <table:table-cell table:style-name="表34.B7" office:value-type="string">
            <text:p text:style-name="P215">pagesize</text:p>
          </table:table-cell>
          <table:table-cell table:style-name="表34.C7" office:value-type="string">
            <text:p text:style-name="P215"><text:span text:style-name="T31">各ページの行数を設定します。 </text:span><text:span text:style-name="T26">PAGESIZE</text:span><text:span text:style-name="T31">を</text:span><text:span text:style-name="T26">0</text:span><text:span text:style-name="T31">に設定すると、ヘッダ、ページ・ブレーク、タイトル、初期空白行およびその他の書式設定情報をすべて非表示にできます。</text:span> </text:p>
          </table:table-cell>
        </table:table-row>
        <table:table-row table:style-name="表34.8">
          <table:table-cell table:style-name="表34.A9" office:value-type="string">
            <text:p text:style-name="P216">7</text:p>
          </table:table-cell>
          <table:table-cell table:style-name="表34.B8" office:value-type="string">
            <text:p text:style-name="P215">trimspool</text:p>
          </table:table-cell>
          <table:table-cell table:style-name="表34.C8" office:value-type="string">
            <text:p text:style-name="P215"><text:span text:style-name="T26">SQL*Plus</text:span><text:span text:style-name="T31">で、それぞれのスプール行の終わりに後続の空白を入れるかどうかを指定します。 </text:span><text:span text:style-name="T26">ON</text:span><text:span text:style-name="T31">を指定すると、各行の終わりの空白が削除されます。 </text:span><text:span text:style-name="T26">OFF</text:span><text:span text:style-name="T31">を指定すると、</text:span><text:span text:style-name="T26">SQL*Plus</text:span><text:span text:style-name="T31">で後続空白を表示できます。 </text:span><text:span text:style-name="T26">TRIMSPOOL ON</text:span><text:span text:style-name="T31">は、端末出力には影響を与えません。</text:span> </text:p>
          </table:table-cell>
        </table:table-row>
        <table:table-row table:style-name="表34.9">
          <table:table-cell table:style-name="表34.A9" office:value-type="string">
            <text:p text:style-name="P216">8</text:p>
          </table:table-cell>
          <table:table-cell table:style-name="表34.B9" office:value-type="string">
            <text:p text:style-name="P215">colsep</text:p>
          </table:table-cell>
          <table:table-cell table:style-name="表34.C9" office:value-type="string">
            <text:p text:style-name="P215"><text:span text:style-name="T31">選択された列の間に出力するテキストを設定します。</text:span> </text:p>
          </table:table-cell>
        </table:table-row>
      </table:table>
      <text:p text:style-name="P11"/>
      <text:p text:style-name="P147">実行例: <text:span text:style-name="T149">SPOOLコマンドを用いて、 itemテーブルのデータを抽出</text:span></text:p>
      <table:table table:name="表35" table:style-name="表35">
        <table:table-column table:style-name="表35.A"/>
        <table:table-row>
          <table:table-cell table:style-name="表35.A1" office:value-type="string">
            <text:p text:style-name="_39_2.操作例">SQL&gt;<text:span text:style-name="T1"> </text:span>set heading off<text:line-break/>SQL&gt;<text:span text:style-name="T1"> </text:span>set feedback off<text:line-break/>SQL&gt; set echo off<text:line-break/>SQL&gt;<text:span text:style-name="T1"> </text:span>set termout off<text:line-break/>SQL&gt; set linesize 1000<text:line-break/>SQL&gt; set pagesize 0<text:line-break/>SQL&gt; set trimspool on<text:line-break/>SQL&gt; set colsep ','<text:line-break/>SQL&gt; spool /tmp/item.csv<text:line-break/>SQL&gt; select <text:s/>i_id,<text:line-break/>SQL&gt; i_im_id,<text:line-break/>SQL&gt; '"' || i_name ||'",'||<text:line-break/>SQL&gt; i_price,<text:line-break/>SQL&gt; '"' || i_data || '"'<text:line-break/>SQL&gt; from item;</text:p>
            <text:p text:style-name="_39_2.操作例">(<text:span text:style-name="T1">省略</text:span>)<text:line-break/>SQL&gt; spool off</text:p>
          </table:table-cell>
        </table:table-row>
      </table:table>
      <text:p text:style-name="P171"><text:bookmark-start text:name="__RefHeading__3104_1396661092"/>2. Ora2Pgを使用し、データを抽出する方法<text:bookmark-end text:name="__RefHeading__3104_1396661092"/></text:p>
      <text:p text:style-name="P146"><text:s/>Ora2Pg<text:span text:style-name="T1">は</text:span>Perl<text:span text:style-name="T1">で記述されたデータ</text:span>移行ツールです。Ora2Pgは、Oracle Databaseからのデータのエクスポートと、PostgreSQLに合わせたデータ型<text:span text:style-name="T1">へ</text:span>変更<text:span text:style-name="T1">が可能です</text:span>。具体的には、 Oracle Databaseからテーブルの定義とデータを読み取り、PostgreSQLのデータ型に変更した後、テキスト形式で出力します。Ora2Pgによるデータ型の変換内容は、下表を参照してください。テキスト形式は、<text:span text:style-name="T1">PostgreSQLの</text:span>pg_dumpと同じように、<text:span text:style-name="T78">CREATE TABLE文やINSERT文を使ってデータを投入する形</text:span><text:span text:style-name="T79">となります</text:span><text:span text:style-name="T78">。</text:span></text:p>
      <text:p text:style-name="_33_.本文_28_小見出し_29_">また、同時に両方のデータベースに接続して、データ型を変換しつつ投入を行うモードもありますが、意図した通りに動作しない場合もありますので、一度テキストファイルに出力する方法をお勧めします。</text:p>
      <text:p text:style-name="P182">表 <text:sequence text:ref-name="refTable13" text:name="Table" text:formula="ooow:Table+1" style:num-format="1">2.3.2</text:sequence><text:span text:style-name="T1">:</text:span> Ora2Pg<text:span text:style-name="T1">の型変換</text:span></text:p>
      <table:table table:name="表36" table:style-name="表36">
        <table:table-column table:style-name="表36.A"/>
        <table:table-column table:style-name="表36.B"/>
        <table:table-column table:style-name="表36.C"/>
        <table:table-header-rows>
          <table:table-row table:style-name="表36.1">
            <table:table-cell table:style-name="表36.A1" office:value-type="string">
              <text:p text:style-name="P263">N<text:span text:style-name="T1">o</text:span>.</text:p>
            </table:table-cell>
            <table:table-cell table:style-name="表36.A1" office:value-type="string">
              <text:p text:style-name="Table_20_Heading">Oracle Databaseデータ型</text:p>
            </table:table-cell>
            <table:table-cell table:style-name="表36.C1" office:value-type="string">
              <text:p text:style-name="Table_20_Heading">Ora2Pgによる変換<text:span text:style-name="T1">（</text:span><text:span text:style-name="T1">PostgreSQL</text:span><text:span text:style-name="T1">）</text:span></text:p>
            </table:table-cell>
          </table:table-row>
        </table:table-header-rows>
        <table:table-row table:style-name="表36.2">
          <table:table-cell table:style-name="表36.A2" table:number-columns-spanned="3" office:value-type="string">
            <text:p text:style-name="P234">文字型</text:p>
          </table:table-cell>
          <table:covered-table-cell/>
          <table:covered-table-cell/>
        </table:table-row>
        <table:table-row table:style-name="表36.3">
          <table:table-cell table:style-name="表36.A18" office:value-type="string">
            <text:p text:style-name="P234">1</text:p>
          </table:table-cell>
          <table:table-cell table:style-name="表36.B18" office:value-type="string">
            <text:p text:style-name="Table_20_Contents">char(n)</text:p>
          </table:table-cell>
          <table:table-cell table:style-name="表36.C18" office:value-type="string">
            <text:p text:style-name="Table_20_Contents">char(n)</text:p>
          </table:table-cell>
        </table:table-row>
        <table:table-row table:style-name="表36.4">
          <table:table-cell table:style-name="表36.A18" office:value-type="string">
            <text:p text:style-name="P234">2</text:p>
          </table:table-cell>
          <table:table-cell table:style-name="表36.B18" office:value-type="string">
            <text:p text:style-name="Table_20_Contents">nchar(n)</text:p>
          </table:table-cell>
          <table:table-cell table:style-name="表36.C18" office:value-type="string">
            <text:p text:style-name="Table_20_Contents">char(n)</text:p>
          </table:table-cell>
        </table:table-row>
        <table:table-row table:style-name="表36.5">
          <table:table-cell table:style-name="表36.A18" office:value-type="string">
            <text:p text:style-name="P234">3</text:p>
          </table:table-cell>
          <table:table-cell table:style-name="表36.B18" office:value-type="string">
            <text:p text:style-name="Table_20_Contents">varchar(n)</text:p>
          </table:table-cell>
          <table:table-cell table:style-name="表36.C18" office:value-type="string">
            <text:p text:style-name="Table_20_Contents">varchar(n)</text:p>
          </table:table-cell>
        </table:table-row>
        <table:table-row table:style-name="表36.6">
          <table:table-cell table:style-name="表36.A18" office:value-type="string">
            <text:p text:style-name="P234">4</text:p>
          </table:table-cell>
          <table:table-cell table:style-name="表36.B18" office:value-type="string">
            <text:p text:style-name="Table_20_Contents">nvarchar(n) </text:p>
          </table:table-cell>
          <table:table-cell table:style-name="表36.C18" office:value-type="string">
            <text:p text:style-name="Table_20_Contents"><text:span text:style-name="T110">varchar</text:span><text:span text:style-name="T110">(n)</text:span><text:span text:style-name="T1"> </text:span></text:p>
          </table:table-cell>
        </table:table-row>
        <table:table-row table:style-name="表36.7">
          <table:table-cell table:style-name="表36.A18" office:value-type="string">
            <text:p text:style-name="P234">5</text:p>
          </table:table-cell>
          <table:table-cell table:style-name="表36.B18" office:value-type="string">
            <text:p text:style-name="Table_20_Contents">varchar2(n) </text:p>
          </table:table-cell>
          <table:table-cell table:style-name="表36.C18" office:value-type="string">
            <text:p text:style-name="Table_20_Contents">varchar(n)</text:p>
          </table:table-cell>
        </table:table-row>
        <table:table-row table:style-name="表36.8">
          <table:table-cell table:style-name="表36.A18" office:value-type="string">
            <text:p text:style-name="P234">6</text:p>
          </table:table-cell>
          <table:table-cell table:style-name="表36.B18" office:value-type="string">
            <text:p text:style-name="Table_20_Contents">nvarchar2(n) </text:p>
          </table:table-cell>
          <table:table-cell table:style-name="表36.C18" office:value-type="string">
            <text:p text:style-name="Table_20_Contents">varchar(n)</text:p>
          </table:table-cell>
        </table:table-row>
        <table:table-row table:style-name="表36.9">
          <table:table-cell table:style-name="表36.A18" office:value-type="string">
            <text:p text:style-name="P234">7</text:p>
          </table:table-cell>
          <table:table-cell table:style-name="表36.B18" office:value-type="string">
            <text:p text:style-name="Table_20_Contents">long</text:p>
          </table:table-cell>
          <table:table-cell table:style-name="表36.C18" office:value-type="string">
            <text:p text:style-name="Table_20_Contents">text</text:p>
          </table:table-cell>
        </table:table-row>
        <table:table-row table:style-name="表36.10">
          <table:table-cell table:style-name="表36.A18" office:value-type="string">
            <text:p text:style-name="P234">8</text:p>
          </table:table-cell>
          <table:table-cell table:style-name="表36.B18" office:value-type="string">
            <text:p text:style-name="Table_20_Contents">clob</text:p>
          </table:table-cell>
          <table:table-cell table:style-name="表36.C18" office:value-type="string">
            <text:p text:style-name="Table_20_Contents">text</text:p>
          </table:table-cell>
        </table:table-row>
        <table:table-row table:style-name="表36.11">
          <table:table-cell table:style-name="表36.A2" table:number-columns-spanned="3" office:value-type="string">
            <text:p text:style-name="P234">数値型</text:p>
          </table:table-cell>
          <table:covered-table-cell/>
          <table:covered-table-cell/>
        </table:table-row>
        <table:table-row table:style-name="表36.12">
          <table:table-cell table:style-name="表36.A18" office:value-type="string">
            <text:p text:style-name="P234">9</text:p>
          </table:table-cell>
          <table:table-cell table:style-name="表36.B18" office:value-type="string">
            <text:p text:style-name="Table_20_Contents">number</text:p>
          </table:table-cell>
          <table:table-cell table:style-name="表36.C18" office:value-type="string">
            <text:p text:style-name="Table_20_Contents">numeric </text:p>
          </table:table-cell>
        </table:table-row>
        <table:table-row table:style-name="表36.13">
          <table:table-cell table:style-name="表36.A18" office:value-type="string">
            <text:p text:style-name="P234">10</text:p>
          </table:table-cell>
          <table:table-cell table:style-name="表36.B18" office:value-type="string">
            <text:p text:style-name="Table_20_Contents">float</text:p>
          </table:table-cell>
          <table:table-cell table:style-name="表36.C18" office:value-type="string">
            <text:p text:style-name="Table_20_Contents">float8 </text:p>
          </table:table-cell>
        </table:table-row>
        <table:table-row table:style-name="表36.14">
          <table:table-cell table:style-name="表36.A2" table:number-columns-spanned="3" office:value-type="string">
            <text:p text:style-name="P234">日付型</text:p>
          </table:table-cell>
          <table:covered-table-cell/>
          <table:covered-table-cell/>
        </table:table-row>
        <table:table-row table:style-name="表36.15">
          <table:table-cell table:style-name="表36.A18" office:value-type="string">
            <text:p text:style-name="P234">11</text:p>
          </table:table-cell>
          <table:table-cell table:style-name="表36.B18" office:value-type="string">
            <text:p text:style-name="Table_20_Contents">date</text:p>
          </table:table-cell>
          <table:table-cell table:style-name="表36.C18" office:value-type="string">
            <text:p text:style-name="Table_20_Contents">timestamp</text:p>
          </table:table-cell>
        </table:table-row>
        <table:table-row table:style-name="表36.16">
          <table:table-cell table:style-name="表36.A2" table:number-columns-spanned="3" office:value-type="string">
            <text:p text:style-name="P234">バイナリ型</text:p>
          </table:table-cell>
          <table:covered-table-cell/>
          <table:covered-table-cell/>
        </table:table-row>
        <table:table-row table:style-name="表36.17">
          <table:table-cell table:style-name="表36.A18" office:value-type="string">
            <text:p text:style-name="P234">12</text:p>
          </table:table-cell>
          <table:table-cell table:style-name="表36.B18" office:value-type="string">
            <text:p text:style-name="Table_20_Contents">long raw</text:p>
          </table:table-cell>
          <table:table-cell table:style-name="表36.C18" office:value-type="string">
            <text:p text:style-name="Table_20_Contents">bytea</text:p>
          </table:table-cell>
        </table:table-row>
        <table:table-row table:style-name="表36.18">
          <table:table-cell table:style-name="表36.A18" office:value-type="string">
            <text:p text:style-name="P234">13</text:p>
          </table:table-cell>
          <table:table-cell table:style-name="表36.B18" office:value-type="string">
            <text:p text:style-name="Table_20_Contents">blob</text:p>
          </table:table-cell>
          <table:table-cell table:style-name="表36.C18" office:value-type="string">
            <text:p text:style-name="Table_20_Contents">bytea</text:p>
          </table:table-cell>
        </table:table-row>
      </table:table>
      <text:p text:style-name="P190"/>
      <text:p text:style-name="P132"/>
      <text:p text:style-name="P172"><text:span text:style-name="T1">（</text:span>1<text:span text:style-name="T1">）</text:span> <text:span text:style-name="T1">インストール</text:span></text:p>
      <text:p text:style-name="P131"><text:s/>Ora2Pgをインストールする前に以下の環境を整備する必要があります。</text:p>
      <text:p text:style-name="P130"><text:span text:style-name="T1">　</text:span><text:span text:style-name="T1">a. </text:span>Oracle <text:span text:style-name="T1">Instant </text:span><text:span text:style-name="T1">Client</text:span><text:span text:style-name="T1">をインストール （</text:span><text:span text:style-name="T1">Perl5からの接続に利用</text:span><text:span text:style-name="T1">）</text:span></text:p>
      <text:p text:style-name="P131">　b. Perl 5 の実行環境</text:p>
      <text:p text:style-name="P131">　c. Ora2Pgが依存するPerlモジュールのインストール</text:p>
      <text:p text:style-name="P130">環境の整備完了後にインストールを実施します。Ora2Pgプロジェクトのサイト<text:note text:id="ftn1" text:note-class="footnote"><text:note-citation>1</text:note-citation><text:note-body><text:p text:style-name="P213">Ora2Pg : http://ora2pg.darold.net/</text:p></text:note-body></text:note><text:span text:style-name="T1">から</text:span><text:span text:style-name="T9">Perlモジュールを</text:span>ダウンロードします。</text:p>
      <text:p text:style-name="P130"/>
      <text:p text:style-name="P131">実行例:</text:p>
      <table:table table:name="表37" table:style-name="表37">
        <table:table-column table:style-name="表37.A"/>
        <table:table-row>
          <table:table-cell table:style-name="表37.A1" office:value-type="string">
            <text:p text:style-name="_39_2.操作例">$ bzip2 -dc ora2pg-10.1.tar.bz2 | tar xvf -</text:p>
            <text:p text:style-name="_39_2.操作例">$ cd ora2pg-10.1</text:p>
            <text:p text:style-name="_39_2.操作例">$ perl Makefile.PL</text:p>
            <text:p text:style-name="_39_2.操作例">$ make</text:p>
            <text:p text:style-name="_39_2.操作例">$ su</text:p>
            <text:p text:style-name="_39_2.操作例">パスワード:</text:p>
            <text:p text:style-name="_39_2.操作例"># make install</text:p>
          </table:table-cell>
        </table:table-row>
      </table:table>
      <text:p text:style-name="P107"/>
      <text:p text:style-name="P107">Ora2Pgの詳細なインストールについての詳細は、別紙「付帯ツールのインストール手順」を参考にしてください。</text:p>
      <text:p text:style-name="P107"/>
      <text:p text:style-name="P155">（2） Ora2Pgの実行方法</text:p>
      <text:p text:style-name="P130"><text:span text:style-name="T1"><text:s/>Ora</text:span>2Pgには、<text:span text:style-name="T1">幾つかの実行</text:span>方法があります。</text:p>
      <text:p text:style-name="P131"/>
      <text:p text:style-name="P159">a. /etc/ora2pg/ora2pg.confによる実行</text:p>
      <text:p text:style-name="P133">Ora2Pgの設定ファイルである「/etc/ora2pg/ora2pg.conf」を作成します。</text:p>
      <text:p text:style-name="P135">インストール直後には/etc/ora2pg/ディレクトリに<text:span text:style-name="T1">「</text:span>ora2pg.conf.dist<text:span text:style-name="T1">」</text:span>ファイルが存在します。これをコピーし、ora2pg.confを作成します。各種の設定ファイルを事前に用意して、実行前にファイルを置き換える運用になります。</text:p>
      <text:p text:style-name="P130">この方式のメリット<text:span text:style-name="T1">は、</text:span></text:p>
      <text:p text:style-name="P130"><text:span text:style-name="T1"><text:s text:c="2"/></text:span>・実行コマンドがシンプル</text:p>
      <text:p text:style-name="P130"><text:span text:style-name="T1"><text:s text:c="2"/></text:span>・Perlを意識する必要が無い</text:p>
      <text:p text:style-name="P131">となります。</text:p>
      <text:p text:style-name="P130"><text:span text:style-name="T1">o</text:span>ra2pg.conf<text:span text:style-name="T1">では、次に示す</text:span>項目の設定<text:span text:style-name="T1">が可能です</text:span>。<text:span text:style-name="T1">詳細は、Ora2Pgのプロジェクトサイト、もしくは、サンプルファイルであるora2pg.conf.distのコメントをご確認ください。</text:span></text:p>
      <text:p text:style-name="P73">表 <text:sequence text:ref-name="refTable14" text:name="Table" text:formula="ooow:Table+1" style:num-format="1">2.3.3</text:sequence><text:span text:style-name="T1">:</text:span> ora2pg.conf<text:span text:style-name="T1">の主な設定項目</text:span></text:p>
      <table:table table:name="表39" table:style-name="表39">
        <table:table-column table:style-name="表39.A"/>
        <table:table-column table:style-name="表39.B"/>
        <table:table-column table:style-name="表39.C"/>
        <table:table-column table:style-name="表39.D"/>
        <table:table-header-rows>
          <table:table-row table:style-name="表39.1">
            <table:table-cell table:style-name="表39.A1" office:value-type="string">
              <text:p text:style-name="P264">No.</text:p>
            </table:table-cell>
            <table:table-cell table:style-name="表39.A1" table:number-columns-spanned="2" office:value-type="string">
              <text:p text:style-name="P264">設定項目</text:p>
            </table:table-cell>
            <table:covered-table-cell/>
            <table:table-cell table:style-name="表39.D1" office:value-type="string">
              <text:p text:style-name="P264">説明</text:p>
            </table:table-cell>
          </table:table-row>
        </table:table-header-rows>
        <table:table-row table:style-name="表39.2">
          <table:table-cell table:style-name="表39.A22" office:value-type="string">
            <text:p text:style-name="P236">1</text:p>
          </table:table-cell>
          <table:table-cell table:style-name="表39.B22" table:number-columns-spanned="2" office:value-type="string">
            <text:p text:style-name="P235">ORACLE_DSN</text:p>
          </table:table-cell>
          <table:covered-table-cell/>
          <table:table-cell table:style-name="表39.D22" office:value-type="string">
            <text:p text:style-name="P235">接続先Oracle Databaseのホスト名とSID</text:p>
          </table:table-cell>
        </table:table-row>
        <table:table-row table:style-name="表39.2">
          <table:table-cell table:style-name="表39.A22" office:value-type="string">
            <text:p text:style-name="P236">2</text:p>
          </table:table-cell>
          <table:table-cell table:style-name="表39.B22" table:number-columns-spanned="2" office:value-type="string">
            <text:p text:style-name="P235">ORACLE_USER</text:p>
          </table:table-cell>
          <table:covered-table-cell/>
          <table:table-cell table:style-name="表39.D22" office:value-type="string">
            <text:p text:style-name="P235">接続先Oracle Databaseのユーザ名</text:p>
          </table:table-cell>
        </table:table-row>
        <table:table-row table:style-name="表39.2">
          <table:table-cell table:style-name="表39.A22" office:value-type="string">
            <text:p text:style-name="P236">3</text:p>
          </table:table-cell>
          <table:table-cell table:style-name="表39.B22" table:number-columns-spanned="2" office:value-type="string">
            <text:p text:style-name="P235">ORACLE_PWD</text:p>
          </table:table-cell>
          <table:covered-table-cell/>
          <table:table-cell table:style-name="表39.D22" office:value-type="string">
            <text:p text:style-name="P235">接続先Oracle Databaseのパスワード</text:p>
          </table:table-cell>
        </table:table-row>
        <table:table-row table:style-name="表39.2">
          <table:table-cell table:style-name="表39.A22" office:value-type="string">
            <text:p text:style-name="P236">4</text:p>
          </table:table-cell>
          <table:table-cell table:style-name="表39.B20" table:number-rows-spanned="16" office:value-type="string">
            <text:p text:style-name="P235">TYPE</text:p>
            <text:p text:style-name="P235"/>
            <text:p text:style-name="P235">出力対象</text:p>
            <text:p text:style-name="P235">オブジェクト設定</text:p>
          </table:table-cell>
          <table:table-cell table:style-name="表39.C20" table:number-rows-spanned="10" office:value-type="string">
            <text:p text:style-name="P235">オブジェクト定義抽出</text:p>
          </table:table-cell>
          <table:table-cell table:style-name="表39.D22" office:value-type="string">
            <text:p text:style-name="P235">TABLE</text:p>
          </table:table-cell>
        </table:table-row>
        <table:table-row table:style-name="表39.2">
          <table:table-cell table:style-name="表39.A22" office:value-type="string">
            <text:p text:style-name="P236">5</text:p>
          </table:table-cell>
          <table:covered-table-cell/>
          <table:covered-table-cell/>
          <table:table-cell table:style-name="表39.D22" office:value-type="string">
            <text:p text:style-name="P235">PACKAGE</text:p>
          </table:table-cell>
        </table:table-row>
        <table:table-row table:style-name="表39.2">
          <table:table-cell table:style-name="表39.A22" office:value-type="string">
            <text:p text:style-name="P236">6</text:p>
          </table:table-cell>
          <table:covered-table-cell/>
          <table:covered-table-cell/>
          <table:table-cell table:style-name="表39.D22" office:value-type="string">
            <text:p text:style-name="P235">VIEW</text:p>
          </table:table-cell>
        </table:table-row>
        <table:table-row table:style-name="表39.2">
          <table:table-cell table:style-name="表39.A22" office:value-type="string">
            <text:p text:style-name="P236">7</text:p>
          </table:table-cell>
          <table:covered-table-cell/>
          <table:covered-table-cell/>
          <table:table-cell table:style-name="表39.D22" office:value-type="string">
            <text:p text:style-name="P235">GRANT</text:p>
          </table:table-cell>
        </table:table-row>
        <table:table-row table:style-name="表39.2">
          <table:table-cell table:style-name="表39.A22" office:value-type="string">
            <text:p text:style-name="P236">8</text:p>
          </table:table-cell>
          <table:covered-table-cell/>
          <table:covered-table-cell/>
          <table:table-cell table:style-name="表39.D22" office:value-type="string">
            <text:p text:style-name="P235">SEQUENCE</text:p>
          </table:table-cell>
        </table:table-row>
        <table:table-row table:style-name="表39.2">
          <table:table-cell table:style-name="表39.A22" office:value-type="string">
            <text:p text:style-name="P236">9</text:p>
          </table:table-cell>
          <table:covered-table-cell/>
          <table:covered-table-cell/>
          <table:table-cell table:style-name="表39.D22" office:value-type="string">
            <text:p text:style-name="P235">TRIGGER<text:tab/></text:p>
          </table:table-cell>
        </table:table-row>
        <table:table-row table:style-name="表39.2">
          <table:table-cell table:style-name="表39.A22" office:value-type="string">
            <text:p text:style-name="P236">10</text:p>
          </table:table-cell>
          <table:covered-table-cell/>
          <table:covered-table-cell/>
          <table:table-cell table:style-name="表39.D22" office:value-type="string">
            <text:p text:style-name="P235">FUNCTION</text:p>
          </table:table-cell>
        </table:table-row>
        <table:table-row table:style-name="表39.2">
          <table:table-cell table:style-name="表39.A22" office:value-type="string">
            <text:p text:style-name="P236">11</text:p>
          </table:table-cell>
          <table:covered-table-cell/>
          <table:covered-table-cell/>
          <table:table-cell table:style-name="表39.D22" office:value-type="string">
            <text:p text:style-name="P235">PROCEDURE</text:p>
          </table:table-cell>
        </table:table-row>
        <table:table-row table:style-name="表39.2">
          <table:table-cell table:style-name="表39.A22" office:value-type="string">
            <text:p text:style-name="P236">12</text:p>
          </table:table-cell>
          <table:covered-table-cell/>
          <table:covered-table-cell/>
          <table:table-cell table:style-name="表39.D22" office:value-type="string">
            <text:p text:style-name="P235">TABLESPACE</text:p>
          </table:table-cell>
        </table:table-row>
        <table:table-row table:style-name="表39.2">
          <table:table-cell table:style-name="表39.A22" office:value-type="string">
            <text:p text:style-name="P236">13</text:p>
          </table:table-cell>
          <table:covered-table-cell/>
          <table:covered-table-cell/>
          <table:table-cell table:style-name="表39.D22" office:value-type="string">
            <text:p text:style-name="P235">TYPE</text:p>
          </table:table-cell>
        </table:table-row>
        <table:table-row table:style-name="表39.2">
          <table:table-cell table:style-name="表39.A22" office:value-type="string">
            <text:p text:style-name="P236">14</text:p>
          </table:table-cell>
          <table:covered-table-cell/>
          <table:table-cell table:style-name="表39.C20" table:number-rows-spanned="2" office:value-type="string">
            <text:p text:style-name="P235">データ抽出</text:p>
          </table:table-cell>
          <table:table-cell table:style-name="表39.D22" office:value-type="string">
            <text:p text:style-name="P235">DATA <text:s/><text:span text:style-name="T1">（INSERT文を生成）</text:span></text:p>
          </table:table-cell>
        </table:table-row>
        <table:table-row table:style-name="表39.2">
          <table:table-cell table:style-name="表39.A22" office:value-type="string">
            <text:p text:style-name="P236">15</text:p>
          </table:table-cell>
          <table:covered-table-cell/>
          <table:covered-table-cell/>
          <table:table-cell table:style-name="表39.D22" office:value-type="string">
            <text:p text:style-name="P235">COPY <text:s/>（COPY文を生成）</text:p>
          </table:table-cell>
        </table:table-row>
        <table:table-row table:style-name="表39.2">
          <table:table-cell table:style-name="表39.A22" office:value-type="string">
            <text:p text:style-name="P236">16</text:p>
          </table:table-cell>
          <table:covered-table-cell/>
          <table:table-cell table:style-name="表39.C20" table:number-rows-spanned="4" office:value-type="string">
            <text:p text:style-name="P235">表示動作</text:p>
          </table:table-cell>
          <table:table-cell table:style-name="表39.D22" office:value-type="string">
            <text:p text:style-name="P235">SHOW_SCHEMA<text:span text:style-name="T1">（利用可能なスキーマをリスト表示）</text:span></text:p>
          </table:table-cell>
        </table:table-row>
        <table:table-row table:style-name="表39.2">
          <table:table-cell table:style-name="表39.A22" office:value-type="string">
            <text:p text:style-name="P236">17</text:p>
          </table:table-cell>
          <table:covered-table-cell/>
          <table:covered-table-cell/>
          <table:table-cell table:style-name="表39.D22" office:value-type="string">
            <text:p text:style-name="P235">SHOW_TABLE<text:span text:style-name="T1">（利用可能なテーブルをリスト表示）</text:span></text:p>
          </table:table-cell>
        </table:table-row>
        <table:table-row table:style-name="表39.2">
          <table:table-cell table:style-name="表39.A22" office:value-type="string">
            <text:p text:style-name="P236">18</text:p>
          </table:table-cell>
          <table:covered-table-cell/>
          <table:covered-table-cell/>
          <table:table-cell table:style-name="表39.D22" office:value-type="string">
            <text:p text:style-name="P235">SHOW_COLUMN <text:span text:style-name="T1">（利用可能な表列をリスト表示）</text:span></text:p>
          </table:table-cell>
        </table:table-row>
        <table:table-row table:style-name="表39.2">
          <table:table-cell table:style-name="表39.A22" office:value-type="string">
            <text:p text:style-name="P236">19</text:p>
          </table:table-cell>
          <table:covered-table-cell/>
          <table:covered-table-cell/>
          <table:table-cell table:style-name="表39.D22" office:value-type="string">
            <text:p text:style-name="P235">SHOW_ENCODING <text:span text:style-name="T1">（ENCODINGを表示）</text:span></text:p>
          </table:table-cell>
        </table:table-row>
        <table:table-row table:style-name="表39.21">
          <table:table-cell table:style-name="表39.A21" office:value-type="string">
            <text:p text:style-name="P236">20</text:p>
          </table:table-cell>
          <table:table-cell table:style-name="表39.B21" table:number-columns-spanned="2" office:value-type="string">
            <text:p text:style-name="P235">ALLOW</text:p>
          </table:table-cell>
          <table:covered-table-cell/>
          <table:table-cell table:style-name="表39.D22" office:value-type="string">
            <text:p text:style-name="P235">抽出対象のテーブルを半角空白セパレータで列挙</text:p>
            <text:p text:style-name="P235">（デフォルト動作はすべてのテーブルが抽出対象）</text:p>
          </table:table-cell>
        </table:table-row>
        <table:table-row table:style-name="表39.2">
          <table:table-cell table:style-name="表39.A22" office:value-type="string">
            <text:p text:style-name="P236">21</text:p>
          </table:table-cell>
          <table:table-cell table:style-name="表39.B22" table:number-columns-spanned="2" office:value-type="string">
            <text:p text:style-name="P235">SCHEMA</text:p>
          </table:table-cell>
          <table:covered-table-cell/>
          <table:table-cell table:style-name="表39.D22" office:value-type="string">
            <text:p text:style-name="P235">抽出対象のスキーマ名を指定</text:p>
          </table:table-cell>
        </table:table-row>
      </table:table>
      <text:p text:style-name="P21"/>
      <text:p text:style-name="P130"><text:span text:style-name="T1">以下の実行例では、「</text:span>TYPE<text:span text:style-name="T1">」</text:span>に<text:span text:style-name="T1">「</text:span>SHOW_SCHEMA<text:span text:style-name="T1">」</text:span>を指定して、ユーザの一覧を表示し<text:span text:style-name="T1">ています。</text:span></text:p>
      <text:p text:style-name="P131"/>
      <text:p text:style-name="P156"><text:s/>設定例: 変更箇所抜粋</text:p>
      <table:table table:name="表40" table:style-name="表40">
        <table:table-column table:style-name="表40.A"/>
        <table:table-row>
          <table:table-cell table:style-name="表40.A1" office:value-type="string">
            <text:p text:style-name="_39_2.操作例">ORACLE_DSN<text:tab/>dbi:Oracle:host=<text:span text:style-name="T122">接続ホスト</text:span>;sid=<text:span text:style-name="T122">接続SID</text:span>　　</text:p>
            <text:p text:style-name="_39_2.操作例">ORACLE_USER<text:tab/>system　　　　　　　　　　　　　　　　　　　</text:p>
            <text:p text:style-name="_39_2.操作例">RACLE_PWD<text:tab/>oracle <text:s text:c="37"/></text:p>
            <text:p text:style-name="_39_2.操作例">TYPE <text:s text:c="11"/><text:span text:style-name="T1">　　　</text:span><text:span text:style-name="T16"> </text:span>SHOW_SCHEMA <text:s text:c="32"/></text:p>
          </table:table-cell>
        </table:table-row>
      </table:table>
      <text:p text:style-name="P107"/>
      <text:p text:style-name="P107"/>
      <text:p text:style-name="P69">ora2pgコマンドを実行します。この時、Ora2Pgは/etc/ora2pg/ora2pg.confを参照します。</text:p>
      <text:p text:style-name="P107"/>
      <text:p text:style-name="P147"><text:s/>実行例: スキーマ一覧の出力</text:p>
      <table:table table:name="表41" table:style-name="表41">
        <table:table-column table:style-name="表41.A"/>
        <table:table-row>
          <table:table-cell table:style-name="表41.A1" office:value-type="string">
            <text:p text:style-name="P88">$ ora2pg</text:p>
            <text:p text:style-name="P88">Trying to connect to database: dbi:Oracle:host=<text:span text:style-name="T122">接続ホスト</text:span>;sid=<text:span text:style-name="T122">接続SID</text:span></text:p>
            <text:p text:style-name="P88">Isolation level: SET TRANSACTION ISOLATION LEVEL SERIALIZABLE</text:p>
            <text:p text:style-name="P88">Auto detecting Oracle character set and the corresponding PostgreSQL client encoding to use.</text:p>
            <text:p text:style-name="P88"><text:s text:c="8"/>Using Oracle character set: AMERICAN_AMERICA.JA16SJISTILDE.</text:p>
            <text:p text:style-name="P88"><text:s text:c="8"/>Using PostgreSQL client encoding: EUC_JIS_2004.</text:p>
            <text:p text:style-name="P88">Force Oracle to compile schema before code extraction</text:p>
            <text:p text:style-name="P88">Showing all schema...</text:p>
            <text:p text:style-name="P88">SCHEMA APPQOSSYS</text:p>
            <text:p text:style-name="P88">SCHEMA SCOTT <text:s text:c="29"/></text:p>
          </table:table-cell>
        </table:table-row>
      </table:table>
      <text:p text:style-name="_33_.本文_28_小見出し_29_">Oracle<text:span text:style-name="T162"> Database</text:span>のスキーマ一覧が表示されれば成功です。</text:p>
      <text:p text:style-name="_33_.本文_28_小見出し_29_"/>
      <text:p text:style-name="P161">b. 任意パスの設定ファイルによる<text:span text:style-name="T1">実行</text:span></text:p>
      <text:p text:style-name="P145">a. と同様<text:span text:style-name="T20">の</text:span>書式（ora2pg.conf）のファイルをora2pgコマンドに引数として与え、処理を行います。</text:p>
      <text:p text:style-name="_33_.本文_28_小見出し_29_">設定ファイルは任意のディレクトリに配置可能です。またファイル名も任意<text:span text:style-name="T1">の名称が付与できます</text:span>。実行するには、ora2pg<text:span text:style-name="T1">コマンド</text:span>に-cオプションで設定ファイルを指定します。</text:p>
      <text:p text:style-name="P107"/>
      <text:p text:style-name="P147"><text:s/>実行例 : カレントディレクトリにora2pg_show_schema.confを作成し、"-c"パラメータでパスを指定</text:p>
      <table:table table:name="表42" table:style-name="表42">
        <table:table-column table:style-name="表42.A"/>
        <table:table-row>
          <table:table-cell table:style-name="表42.A1" office:value-type="string">
            <text:p text:style-name="_39_2.操作例">$ cp /etc/ora2pg/ora2pg.conf<text:span text:style-name="T1"> </text:span>ora2pg_show_schema.conf</text:p>
            <text:p text:style-name="_39_2.操作例">$ ora2pg -c ora2pg_show_schema.conf</text:p>
          </table:table-cell>
        </table:table-row>
      </table:table>
      <text:p text:style-name="P147"/>
      <text:p text:style-name="_33_.本文_28_小見出し_29_">この方式のメリット<text:span text:style-name="T1">は、</text:span></text:p>
      <text:p text:style-name="P107"><text:s text:c="2"/>・設定ファイルの置き換え替えが不要</text:p>
      <text:p text:style-name="_33_.本文_28_小見出し_29_"><text:s text:c="2"/>・任意のディレクトリに配置可能（/etc配下に配置する必要が無い）</text:p>
      <text:p text:style-name="_33_.本文_28_小見出し_29_"><text:s text:c="2"/>・Perlを意識する必要が無い</text:p>
      <text:p text:style-name="_33_.本文_28_小見出し_29_">となります。</text:p>
      <text:p text:style-name="P105"/>
      <text:p text:style-name="P169"><text:span text:style-name="T132">c</text:span><text:span text:style-name="T132">. 設定ファイルとコマンドオプションの併用</text:span></text:p>
      <text:p text:style-name="P146"><text:s/>Ora2Pgには以下のようなコマンドオプションがあります。コマンドオプションは”-h”オプションで出力させることができます。これらは設定ファイルの内容に優先し<text:span text:style-name="T1">て適用され、設定ファイルの値を一部上書きして利用することができます。</text:span></text:p>
      <text:p text:style-name="_33_.本文_28_小見出し_29_"/>
      <text:p text:style-name="P147"><text:s/>実行例 : コマンドラインオプションの出力</text:p>
      <table:table table:name="表43" table:style-name="表43">
        <table:table-column table:style-name="表43.A"/>
        <table:table-row>
          <table:table-cell table:style-name="表43.A1" office:value-type="string">
            <text:p text:style-name="P84">$ ora2pg -h</text:p>
            <text:p text:style-name="P84"/>
            <text:p text:style-name="P84">Usage: ora2pg [-dhpqsv] [--option value]</text:p>
            <text:p text:style-name="P84"/>
            <text:p text:style-name="P84"><text:s text:c="4"/>-a | --allow str <text:s/>: coma separated list of objects to allow from export.</text:p>
            <text:p text:style-name="P84"><text:s text:c="24"/>Can be used with SHOW_COLUMN too.</text:p>
            <text:p text:style-name="P84"><text:s text:c="4"/>-b | --basedir dir: Used to set the default output directory, where files</text:p>
            <text:p text:style-name="P84"><text:s text:c="24"/>resulting from exports will be stored.</text:p>
            <text:p text:style-name="P84"><text:s text:c="4"/>-c | --conf file <text:s/>: Used to set an alternate configuration file than the</text:p>
            <text:p text:style-name="P84"><text:s text:c="24"/>default /etc/ora2pg/ora2pg.conf.</text:p>
            <text:p text:style-name="P84"><text:s text:c="4"/>-d | --debug <text:s text:c="5"/>: Enable verbose output.</text:p>
            <text:p text:style-name="P84"><text:s text:c="4"/>-e | --exclude str: coma separated list of objects to exclude from export.</text:p>
            <text:p text:style-name="P84"><text:s text:c="24"/>Can be used with SHOW_COLUMN too.</text:p>
            <text:p text:style-name="P84"><text:s text:c="4"/>-h | --help <text:s text:c="6"/>: Print this short help.</text:p>
            <text:p text:style-name="P84"><text:s text:c="4"/>-i | --input file : File containing Oracle PL/SQL code to convert with</text:p>
            <text:p text:style-name="P84"><text:s text:c="24"/>no Oracle database connection initiated.</text:p>
            <text:p text:style-name="P84"><text:s text:c="4"/>-l | --log file <text:s text:c="2"/>: Used to set a log file. Default is stdout.</text:p>
            <text:p text:style-name="P84"><text:s text:c="4"/>-n | --namespace schema : Used to set the Oracle schema to extract from.</text:p>
            <text:p text:style-name="P84"><text:s text:c="4"/>-o | --out file <text:s text:c="2"/>: Used to set the path to the output file where SQL will</text:p>
            <text:p text:style-name="P84"><text:s text:c="24"/>be written. Default: output.sql in running directory.</text:p>
            <text:p text:style-name="P84">（省略）</text:p>
            <text:p text:style-name="P84"/>
            <text:p text:style-name="P84">See full documentation at http://ora2pg.darold.net/ for more help or see</text:p>
            <text:p text:style-name="P84">manpage with 'man ora2pg'</text:p>
          </table:table-cell>
        </table:table-row>
      </table:table>
      <text:p text:style-name="P107"/>
      <text:p text:style-name="P111">実行例 : 対象ユーザをSCOTTに指定（その他のパラメータは設定ファイルに指定）</text:p>
      <table:table table:name="表73" table:style-name="表73">
        <table:table-column table:style-name="表73.A"/>
        <table:table-row>
          <table:table-cell table:style-name="表73.A1" office:value-type="string">
            <text:p text:style-name="P91">$ ora2pg -n SCOTT</text:p>
          </table:table-cell>
        </table:table-row>
      </table:table>
      <text:p text:style-name="P21"/>
      <text:p text:style-name="P130">この方式のメリット<text:span text:style-name="T1">は</text:span><text:span text:style-name="T1">a.やb.と併用することにより</text:span><text:span text:style-name="T1">、</text:span></text:p>
      <text:p text:style-name="P131"><text:s text:c="2"/>・設定ファイルの一部を流用することができる</text:p>
      <text:p text:style-name="P131">となります。</text:p>
      <text:p text:style-name="P131"/>
      <text:p text:style-name="P106"/>
      <text:p text:style-name="P173"><text:span text:style-name="T1">d. </text:span>Perlスクリプト（設定ファイルを使用しない）</text:p>
      <text:p text:style-name="P139">Ora2PgはPerlモジュールのため、Perlによる独自の抽出・移行のためのスクリプトを実装することができます。抽出したスキーマやデータによる、独自の中間ファイル作成や、DBD::Pgを用いたPostgreSQLへの自動投入などの実装が可能です。この方式では、/etc/ora2pg/ora2pg.confを参照しません。そのため必要なパラメータを全てスクリプト中に指定する必要があります。</text:p>
      <text:p text:style-name="P107">以下は、Ora2Pgのexport_schema関数を利用したスクリプト例です。</text:p>
      <text:p text:style-name="P107"/>
      <text:p text:style-name="P147"><text:s/>スクリプト例: export_schemaの利用</text:p>
      <table:table table:name="表75" table:style-name="表75">
        <table:table-column table:style-name="表75.A"/>
        <table:table-row>
          <table:table-cell table:style-name="表75.A1" office:value-type="string">
            <text:p text:style-name="_39_2.操作例">#!/usr/bin/perl</text:p>
            <text:p text:style-name="_39_2.操作例">BEGIN {</text:p>
            <text:p text:style-name="_39_2.操作例"><text:s text:c="2"/>$ENV{ORACLE_HOME}='/opt/app/oracle/product/11.2.0/dbhome_1';</text:p>
            <text:p text:style-name="_39_2.操作例"><text:s text:c="2"/>$ENV{NLS_LANG} = 'JAPANESE_JAPAN.JA16SJIS';</text:p>
            <text:p text:style-name="_39_2.操作例">}</text:p>
            <text:p text:style-name="_39_2.操作例"/>
            <text:p text:style-name="_39_2.操作例">use strict;</text:p>
            <text:p text:style-name="_39_2.操作例">use ora2pg;</text:p>
            <text:p text:style-name="_39_2.操作例"/>
            <text:p text:style-name="_39_2.操作例">my $user= 'SCOTT;</text:p>
            <text:p text:style-name="_39_2.操作例">my $schema=new Ora2Pg (</text:p>
            <text:p text:style-name="_39_2.操作例"><text:s text:c="4"/>datasource=&gt;'dbi:Oracle:host=<text:span text:style-name="T122">接続ホスト</text:span>;sid=base;port=<text:span text:style-name="T122">接続ポート</text:span>',</text:p>
            <text:p text:style-name="_39_2.操作例"><text:s text:c="4"/>user=&gt;'system',</text:p>
            <text:p text:style-name="_39_2.操作例"><text:s text:c="4"/>password=&gt;'oracle',</text:p>
            <text:p text:style-name="_39_2.操作例"><text:s text:c="4"/>schema=&gt;$user,</text:p>
            <text:p text:style-name="_39_2.操作例"><text:s text:c="4"/>type=&gt;'TABLE',</text:p>
            <text:p text:style-name="_39_2.操作例"><text:s text:c="4"/>pg_numeric_type=&gt;1,</text:p>
            <text:p text:style-name="_39_2.操作例"><text:s text:c="4"/>debug=&gt;0</text:p>
            <text:p text:style-name="_39_2.操作例">);</text:p>
            <text:p text:style-name="_39_2.操作例"/>
            <text:p text:style-name="_39_2.操作例">$schema-&gt;export_schema('/home/postgres/mig/sql/schema_'.$user.'.sql');</text:p>
            <text:p text:style-name="_39_2.操作例">exit(0);</text:p>
          </table:table-cell>
        </table:table-row>
      </table:table>
      <text:p text:style-name="_33_.本文_28_小見出し_29_"/>
      <text:p text:style-name="P146"><text:s/>実行例 : <text:span text:style-name="T165">P</text:span>erlスクリプト<text:span text:style-name="T1">の実行（上記のスクリプトは</text:span>exprot_schema_scott.pl<text:span text:style-name="T1">としている）</text:span></text:p>
      <table:table table:name="表85" table:style-name="表85">
        <table:table-column table:style-name="表85.A"/>
        <table:table-row>
          <table:table-cell table:style-name="表85.A1" office:value-type="string">
            <text:p text:style-name="_39_2.操作例">$ perl export_schema_scott.pl</text:p>
          </table:table-cell>
        </table:table-row>
      </table:table>
      <text:p text:style-name="P30"/>
      <text:p text:style-name="_33_.本文_28_小見出し_29_">この方式のメリット<text:span text:style-name="T1">は</text:span><text:span text:style-name="T1">、</text:span></text:p>
      <text:p text:style-name="_33_.本文_28_小見出し_29_"><text:span text:style-name="T1">　</text:span>・環境変数も設定可能</text:p>
      <text:p text:style-name="P107">　・必要なパラメータがコンパクトにまとまっており理解しやすい</text:p>
      <text:p text:style-name="P107">　・Perlスクリプトに機能を組み込むことが可能</text:p>
      <text:p text:style-name="P139">となります。</text:p>
      <text:h text:style-name="P318" text:outline-level="3"><text:bookmark-start text:name="__RefHeading__6274_468987931"/>Microsoft SQL Server<text:span text:style-name="T1">（</text:span><text:span text:style-name="T1">bcpユーティリティ</text:span><text:span text:style-name="T1">）</text:span><text:bookmark-end text:name="__RefHeading__6274_468987931"/></text:h>
      <text:p text:style-name="_33_.本文_28_小見出し_29_"><text:bookmark-start text:name="__RefHeading__3108_1396661092"/>Microsoft SQL Server<text:span text:style-name="T1">には「bcpユーティリティ</text:span><text:span text:style-name="T1"><text:note text:id="ftn2" text:note-class="footnote"><text:note-citation>2</text:note-citation><text:note-body><text:p text:style-name="P211">bcpユーティリティ（SQL Server 2008 R2) : http://msdn.microsoft.com/ja-jp/library/ms162802%28v=sql.105%29.aspx</text:p></text:note-body></text:note></text:span><text:span text:style-name="T1">」という名称の、レコードを一括エクスポート/インポートするための便利なコマンドが存在します。bcpユーティリティはコマンドラインで利用します。以下のように、bcpユーティリティのout命令を用いることで、指定のデータベース中のテーブルからレコードを文字列</text:span><text:span text:style-name="T18">型</text:span><text:span text:style-name="T1">（-cオプション）として表現することができます。CSV形式（以下の区切り文字は「,」を-tオプションで明示。デフォルトはタブ）でレコードを出力することができます。</text:span><text:bookmark-end text:name="__RefHeading__3108_1396661092"/></text:p>
      <text:p text:style-name="P131"/>
      <table:table table:name="表86" table:style-name="表86">
        <table:table-column table:style-name="表86.A"/>
        <table:table-row>
          <table:table-cell table:style-name="表86.A1" office:value-type="string">
            <text:p text:style-name="_39_2.操作例"><text:bookmark-start text:name="__RefHeading__3110_1396661092"/><text:span text:style-name="T112">C:\&gt; </text:span>bcp <text:span text:style-name="T119">データーベース.スキーマ.テーブル</text:span> out<text:span text:style-name="T119">ファイル名</text:span> -c -t "," -S <text:span text:style-name="T119">サーバ名</text:span> -T <text:bookmark-end text:name="__RefHeading__3110_1396661092"/></text:p>
          </table:table-cell>
        </table:table-row>
      </table:table>
      <text:p text:style-name="_33_.本文_28_小見出し_29_"/>
      <text:p text:style-name="P147"><text:bookmark-start text:name="__RefHeading__3112_1396661092"/><text:s/>上記コマンドによる出力は以下の<text:span text:style-name="T169">通りです</text:span>。コピーされた行数が出力されるため、抽出が正しく実行されたか、確認する項目の1つとなります。<text:span text:style-name="T160">次のコマンド例では、以下のテーブルのレコードを出力しています。</text:span><text:bookmark-end text:name="__RefHeading__3112_1396661092"/></text:p>
      <text:p text:style-name="P186">表 <text:sequence text:ref-name="refTable15" text:name="Table" text:formula="ooow:Table+1" style:num-format="1">2.3.4</text:sequence><text:span text:style-name="T1">: </text:span><text:span text:style-name="T14">bcpコマンドによるCSVファイル出力で用いたテーブル"</text:span><text:span text:style-name="T124">NUMBERS_TEST</text:span><text:span text:style-name="T126">"</text:span></text:p>
      <table:table table:name="表124" table:style-name="表124">
        <table:table-column table:style-name="表124.A"/>
        <table:table-column table:style-name="表124.B"/>
        <table:table-column table:style-name="表124.C"/>
        <table:table-row table:style-name="表124.1">
          <table:table-cell table:style-name="表124.A1" office:value-type="string">
            <text:p text:style-name="P259">No.</text:p>
          </table:table-cell>
          <table:table-cell table:style-name="表124.A1" office:value-type="string">
            <text:p text:style-name="P261">データ型</text:p>
          </table:table-cell>
          <table:table-cell table:style-name="表124.C1" office:value-type="string">
            <text:p text:style-name="P261">カラム名</text:p>
          </table:table-cell>
        </table:table-row>
        <table:table-row table:style-name="表124.2">
          <table:table-cell table:style-name="表124.A4" office:value-type="string">
            <text:p text:style-name="P217">1</text:p>
          </table:table-cell>
          <table:table-cell table:style-name="表124.B2" office:value-type="string">
            <text:p text:style-name="P232">tinyint</text:p>
          </table:table-cell>
          <table:table-cell table:style-name="表124.C2" office:value-type="string">
            <text:p text:style-name="P224">A</text:p>
          </table:table-cell>
        </table:table-row>
        <table:table-row table:style-name="表124.1">
          <table:table-cell table:style-name="表124.A4" office:value-type="string">
            <text:p text:style-name="P217">2</text:p>
          </table:table-cell>
          <table:table-cell table:style-name="表124.B3" office:value-type="string">
            <text:p text:style-name="P251">smallint</text:p>
          </table:table-cell>
          <table:table-cell table:style-name="表124.C3" office:value-type="string">
            <text:p text:style-name="P233">B</text:p>
          </table:table-cell>
        </table:table-row>
        <table:table-row table:style-name="表124.1">
          <table:table-cell table:style-name="表124.A4" office:value-type="string">
            <text:p text:style-name="P217">3</text:p>
          </table:table-cell>
          <table:table-cell table:style-name="表124.B4" office:value-type="string">
            <text:p text:style-name="P224">int</text:p>
          </table:table-cell>
          <table:table-cell table:style-name="表124.C4" office:value-type="string">
            <text:p text:style-name="P224">C</text:p>
          </table:table-cell>
        </table:table-row>
        <table:table-row table:style-name="表124.5">
          <table:table-cell table:style-name="表124.A5" office:value-type="string">
            <text:p text:style-name="P217">4</text:p>
          </table:table-cell>
          <table:table-cell table:style-name="表124.B5" office:value-type="string">
            <text:p text:style-name="P224">bigint</text:p>
          </table:table-cell>
          <table:table-cell table:style-name="表124.C5" office:value-type="string">
            <text:p text:style-name="P224">D </text:p>
          </table:table-cell>
        </table:table-row>
        <table:table-row table:style-name="表124.5">
          <table:table-cell table:style-name="表124.A6" office:value-type="string">
            <text:p text:style-name="P221">５</text:p>
          </table:table-cell>
          <table:table-cell table:style-name="表124.B6" office:value-type="string">
            <text:p text:style-name="P224">decimal(38,10)</text:p>
          </table:table-cell>
          <table:table-cell table:style-name="表124.C6" office:value-type="string">
            <text:p text:style-name="P222">E</text:p>
          </table:table-cell>
        </table:table-row>
      </table:table>
      <text:p text:style-name="P8"/>
      <text:p text:style-name="P107">実行例: bcpコマンドによるCSVファイル出力</text:p>
      <table:table table:name="表87" table:style-name="表87">
        <table:table-column table:style-name="表87.A"/>
        <table:table-row table:style-name="表87.1">
          <table:table-cell table:style-name="表87.A1" office:value-type="string">
            <text:p text:style-name="P101"><text:bookmark-start text:name="__RefHeading__3114_1396661092"/><text:span text:style-name="T112">C:\&gt; </text:span>bcp <text:span text:style-name="T157">ETL_TEST</text:span><text:span text:style-name="T119">.</text:span><text:span text:style-name="T120">dbo.NUMBERS_TEST </text:span>out<text:span text:style-name="T1"> </text:span><text:span text:style-name="T124">data.csv</text:span><text:span text:style-name="T123"> </text:span>-c -t "," -S <text:span text:style-name="T119">localhost\SQLEXPRESS</text:span> -T <text:bookmark-end text:name="__RefHeading__3114_1396661092"/></text:p>
            <text:p text:style-name="_39_2.操作例"/>
            <text:p text:style-name="_39_2.操作例"><text:bookmark-start text:name="__RefHeading__3116_1396661092"/>コピーを開始しています...<text:bookmark-end text:name="__RefHeading__3116_1396661092"/></text:p>
            <text:p text:style-name="_39_2.操作例"/>
            <text:p text:style-name="_39_2.操作例"><text:bookmark-start text:name="__RefHeading__3118_1396661092"/>2 行コピーされました。<text:bookmark-end text:name="__RefHeading__3118_1396661092"/></text:p>
            <text:p text:style-name="_39_2.操作例"><text:bookmark-start text:name="__RefHeading__3120_1396661092"/>ネットワーク パケット サイズ (バイト): 4096<text:bookmark-end text:name="__RefHeading__3120_1396661092"/></text:p>
            <text:p text:style-name="_39_2.操作例"><text:bookmark-start text:name="__RefHeading__3122_1396661092"/>クロック タイム (ミリ秒) 合計 <text:s text:c="4"/>: 1 <text:s text:c="5"/>平均 : (2000.00 行/秒)<text:bookmark-end text:name="__RefHeading__3122_1396661092"/></text:p>
            <text:p text:style-name="_39_2.操作例"/>
            <text:p text:style-name="P100"><text:bookmark-start text:name="__RefHeading__3124_1396661092"/>C:\&gt; type <text:span text:style-name="T124">data.csv</text:span><text:bookmark-end text:name="__RefHeading__3124_1396661092"/></text:p>
            <text:p text:style-name="_39_2.操作例"><text:bookmark-start text:name="__RefHeading__3126_1396661092"/>0,-32768,-2147483648,-9223372036854775808,-99999999999999999999.9999999999<text:bookmark-end text:name="__RefHeading__3126_1396661092"/></text:p>
            <text:p text:style-name="_39_2.操作例"><text:bookmark-start text:name="__RefHeading__3128_1396661092"/>255,32767,2147483647,9223372036854775807,99999999999999999999.9999999998<text:bookmark-end text:name="__RefHeading__3128_1396661092"/></text:p>
          </table:table-cell>
        </table:table-row>
      </table:table>
      <text:p text:style-name="P130"/>
      <text:p text:style-name="P131"><text:bookmark-start text:name="__RefHeading__3130_1396661092"/>また、bcpユーティリティは、任意のクエリを実行し、その結果を出力することもできます。以下は、参照の結果を出力する例です。特定のカラムのみを移行対象とする場合に利用すると便利です。<text:bookmark-end text:name="__RefHeading__3130_1396661092"/></text:p>
      <text:p text:style-name="P21"/>
      <table:table table:name="表88" table:style-name="表88">
        <table:table-column table:style-name="表88.A"/>
        <table:table-row>
          <table:table-cell table:style-name="表88.A1" office:value-type="string">
            <text:p text:style-name="P102"><text:bookmark-start text:name="__RefHeading__3132_1396661092"/><text:span text:style-name="T112">C:\&gt; </text:span>bcp "<text:span text:style-name="T1">SELECT </text:span><text:span text:style-name="T122">カラム名</text:span><text:span text:style-name="T1">... FROM [</text:span><text:span text:style-name="T122">データーベース.スキーマ.テーブル</text:span><text:span text:style-name="T1">]" queryout </text:span><text:bookmark-end text:name="__RefHeading__3132_1396661092"/></text:p>
            <text:p text:style-name="_39_2.操作例"><text:bookmark-start text:name="__RefHeading__3134_1396661092"/><text:span text:style-name="T1"><text:s text:c="5"/></text:span><text:span text:style-name="T1">（改行せずに実際は記述します）</text:span><text:span text:style-name="T122">ファイル名</text:span><text:span text:style-name="T1"> -c -t ',' -S </text:span><text:span text:style-name="T122">サーバ名</text:span><text:span text:style-name="T1"> -T</text:span><text:bookmark-end text:name="__RefHeading__3134_1396661092"/></text:p>
          </table:table-cell>
        </table:table-row>
      </table:table>
      <text:p text:style-name="P106"/>
      <text:h text:style-name="P309" text:outline-level="3"/>
      <text:h text:style-name="P318" text:outline-level="3"><text:bookmark-start text:name="__RefHeading__6276_468987931"/>PostgreSQL<text:span text:style-name="T1">（COPY）</text:span><text:bookmark-end text:name="__RefHeading__6276_468987931"/></text:h>
      <text:p text:style-name="P155"><text:span text:style-name="T1"><text:s/></text:span>PostgreSQLでは<text:span text:style-name="T1">レコードのエクスポート方法として、COPYコマンドが存在します。</text:span></text:p>
      <text:p text:style-name="P156"><text:s/>また、本資料では異種DBMS間のデータ移行を想定していますが、インポート対象もPostgreSQLの場合は、スキーマ情報の出力やデータ圧縮も可能なpg_dumpの利用を検討してください。</text:p>
      <text:p text:style-name="P156"><text:s/>COPYコマンドの凡例は以下の通りです。ファイルが出力された場合は行数が表示されるので、簡単な確認項目として用いることができます。</text:p>
      <text:p text:style-name="P147"/>
      <table:table table:name="表89" table:style-name="表89">
        <table:table-column table:style-name="表89.A"/>
        <table:table-row>
          <table:table-cell table:style-name="表89.A1" office:value-type="string">
            <text:p text:style-name="_39_2.操作例">=# COPY (SQL command) TO 'target file' WITH (options);</text:p>
            <text:p text:style-name="_39_2.操作例">COPY lines</text:p>
          </table:table-cell>
        </table:table-row>
      </table:table>
      <text:p text:style-name="P174">　</text:p>
      <text:p text:style-name="P174">上記コマンドの実行例を以下に記載します。</text:p>
      <text:p text:style-name="P174"/>
      <text:p text:style-name="P174">実行例: COPYコマンドによるCSVファイル出力</text:p>
      <table:table table:name="表90" table:style-name="表90">
        <table:table-column table:style-name="表90.A"/>
        <table:table-row>
          <table:table-cell table:style-name="表90.A1" office:value-type="string">
            <text:p text:style-name="_39_2.操作例">=# COPY (SELECT * FROM test_tbl) TO '/tmp/test.csv' WITH (FORMAT csv, ENCODING 'UTF8');</text:p>
            <text:p text:style-name="_39_2.操作例">COPY 100</text:p>
          </table:table-cell>
        </table:table-row>
      </table:table>
      <text:p text:style-name="P174"/>
      <text:p text:style-name="P175"><text:span text:style-name="T1">WITH句の後に指定可能なオプションについては</text:span><text:span text:style-name="T156">オンラインマニュアル</text:span><text:span text:style-name="T1">を参照して下さい。</text:span><text:span text:style-name="T1"><text:note text:id="ftn3" text:note-class="footnote"><text:note-citation>3</text:note-citation><text:note-body><text:p text:style-name="P211">COPYコマンド：http://www.postgresql.jp/document/9.2/html/sql-copy.html</text:p></text:note-body></text:note></text:span></text:p>
      <text:h text:style-name="P289" text:outline-level="1"><text:bookmark-start text:name="__RefHeading__29681_397988153"/>データの整形(Transform)<text:bookmark-end text:name="__RefHeading__29681_397988153"/></text:h>
      <text:p text:style-name="P50"><text:s/>本章では、抽出した中間情報の文字エン<text:span text:style-name="T1">コーディング</text:span>とPostgreSQLの文字エン<text:span text:style-name="T1">コーディング</text:span>が<text:span text:style-name="T1">異なる</text:span>場合の注意事項と、PostgreSQLにお<text:span text:style-name="T1">ける</text:span>文字<text:span text:style-name="T1">エンコーディング</text:span>変換<text:span text:style-name="T1">の</text:span>方法について示します。文字<text:span text:style-name="T1">エンコーディング</text:span>の変換はETLにおいて、変換（Transform）にあたります<text:span text:style-name="T1">。本章では、データベースに格納する文字コードを「データベースエンコーディング」クライアント</text:span><text:span text:style-name="T107">環境の文字コードを「クライアントエンコーディング」と呼びます。</text:span><text:span text:style-name="T46"> </text:span></text:p>
      <text:p text:style-name="P209"/>
      <text:h text:style-name="P291" text:outline-level="2"><text:bookmark-start text:name="__RefHeading__29683_397988153"/>PostgreSQLで利用できる<text:span text:style-name="T1">文字</text:span><text:span text:style-name="T38">エンコーディング（文字セット）</text:span><text:span text:style-name="T38">サポート</text:span><text:bookmark-end text:name="__RefHeading__29683_397988153"/></text:h>
      <text:p text:style-name="_32_.本文_ff08_中見出し_ff09_">PostgreSQLで<text:span text:style-name="T1">利用できる主な文字エンコーディングを下記の表に記載します。</text:span></text:p>
      <text:p text:style-name="_32_.本文_ff08_中見出し_ff09_">データベースエンコーディングとクライアントエンコーディングが異なる場合は、自動エンコーディング変換を行うことで、文字化けを回避しています。自動エンコーディング変換については、次の節に記載します。</text:p>
      <text:p text:style-name="P67">表 <text:sequence text:ref-name="refTable16" text:name="Table" text:formula="ooow:Table+1" style:num-format="1">3.1.1</text:sequence>: 定義できる文字<text:span text:style-name="T1">エンコーディングの組み合わせ</text:span></text:p>
      <table:table table:name="表4" table:style-name="表4">
        <table:table-column table:style-name="表4.A"/>
        <table:table-column table:style-name="表4.B"/>
        <table:table-column table:style-name="表4.C"/>
        <table:table-row table:style-name="表4.1">
          <table:table-cell table:style-name="表4.A1" office:value-type="string">
            <text:p text:style-name="P258">No.</text:p>
          </table:table-cell>
          <table:table-cell table:style-name="表4.A1" office:value-type="string">
            <text:p text:style-name="P257">データベースエンコーディング</text:p>
          </table:table-cell>
          <table:table-cell table:style-name="表4.C1" office:value-type="string">
            <text:p text:style-name="P257">クライアントエンコーディング</text:p>
          </table:table-cell>
        </table:table-row>
        <table:table-row table:style-name="表4.2">
          <table:table-cell table:style-name="表4.A36" office:value-type="string">
            <text:p text:style-name="P216">1</text:p>
          </table:table-cell>
          <table:table-cell table:style-name="表4.B36" office:value-type="string">
            <text:p text:style-name="Table_20_Contents"><text:span text:style-name="Teletype"><text:span text:style-name="T144">UTF8</text:span></text:span><text:span text:style-name="T144"> </text:span></text:p>
          </table:table-cell>
          <table:table-cell table:style-name="表4.C36" office:value-type="string">
            <text:p text:style-name="P215">すべてのエンコーディング</text:p>
          </table:table-cell>
        </table:table-row>
        <table:table-row table:style-name="表4.1">
          <table:table-cell table:style-name="表4.A36" office:value-type="string">
            <text:p text:style-name="P216">2</text:p>
          </table:table-cell>
          <table:table-cell table:style-name="表4.B36" office:value-type="string">
            <text:p text:style-name="Table_20_Contents"><text:span text:style-name="Teletype"><text:span text:style-name="T47">EUC_JP</text:span></text:span><text:span text:style-name="T47"> </text:span></text:p>
          </table:table-cell>
          <table:table-cell table:style-name="表4.C36" office:value-type="string">
            <text:p text:style-name="Table_20_Contents"><text:span text:style-name="T143">EUC_JP、 </text:span><text:span text:style-name="Teletype"><text:span text:style-name="T143">MULE_INTERNAL</text:span></text:span><text:span text:style-name="T143">、 </text:span><text:span text:style-name="Teletype"><text:span text:style-name="T143">SJIS</text:span></text:span><text:span text:style-name="T143">、 </text:span><text:span text:style-name="Teletype"><text:span text:style-name="T143">UTF8</text:span></text:span><text:span text:style-name="T143"> </text:span></text:p>
          </table:table-cell>
        </table:table-row>
        <table:table-row table:style-name="表4.1">
          <table:table-cell table:style-name="表4.A36" office:value-type="string">
            <text:p text:style-name="P216">3</text:p>
          </table:table-cell>
          <table:table-cell table:style-name="表4.B36" office:value-type="string">
            <text:p text:style-name="P215">EUC_CN</text:p>
          </table:table-cell>
          <table:table-cell table:style-name="表4.C36" office:value-type="string">
            <text:p text:style-name="P215">EUC_CN、MULE_INTERNAL、UTF8</text:p>
          </table:table-cell>
        </table:table-row>
        <table:table-row table:style-name="表4.5">
          <table:table-cell table:style-name="表4.A36" office:value-type="string">
            <text:p text:style-name="P216">4</text:p>
          </table:table-cell>
          <table:table-cell table:style-name="表4.B36" office:value-type="string">
            <text:p text:style-name="P215">EUC_KR</text:p>
          </table:table-cell>
          <table:table-cell table:style-name="表4.C36" office:value-type="string">
            <text:p text:style-name="P215">EUC_KR、MULE_INTERNAL、UTF8</text:p>
          </table:table-cell>
        </table:table-row>
        <table:table-row table:style-name="表4.1">
          <table:table-cell table:style-name="表4.A36" office:value-type="string">
            <text:p text:style-name="P216">5</text:p>
          </table:table-cell>
          <table:table-cell table:style-name="表4.B36" office:value-type="string">
            <text:p text:style-name="P215">EUC_TW</text:p>
          </table:table-cell>
          <table:table-cell table:style-name="表4.C36" office:value-type="string">
            <text:p text:style-name="P215">EUC_TW、BIG5、MULE_INTERNAL、UTF8</text:p>
          </table:table-cell>
        </table:table-row>
        <table:table-row table:style-name="表4.1">
          <table:table-cell table:style-name="表4.A36" office:value-type="string">
            <text:p text:style-name="P216">6</text:p>
          </table:table-cell>
          <table:table-cell table:style-name="表4.B36" office:value-type="string">
            <text:p text:style-name="P215">ISO_8859_5</text:p>
          </table:table-cell>
          <table:table-cell table:style-name="表4.C36" office:value-type="string">
            <text:p text:style-name="P215">ISO_8859_5、KOI8、MULE_INTERNAL、UTF8、WIN866、WIN1251</text:p>
          </table:table-cell>
        </table:table-row>
        <table:table-row table:style-name="表4.1">
          <table:table-cell table:style-name="表4.A36" office:value-type="string">
            <text:p text:style-name="P216">7</text:p>
          </table:table-cell>
          <table:table-cell table:style-name="表4.B36" office:value-type="string">
            <text:p text:style-name="P215">ISO_8859_6</text:p>
          </table:table-cell>
          <table:table-cell table:style-name="表4.C36" office:value-type="string">
            <text:p text:style-name="P215">ISO_8859_6、UTF8</text:p>
          </table:table-cell>
        </table:table-row>
        <table:table-row table:style-name="表4.1">
          <table:table-cell table:style-name="表4.A36" office:value-type="string">
            <text:p text:style-name="P216">8</text:p>
          </table:table-cell>
          <table:table-cell table:style-name="表4.B36" office:value-type="string">
            <text:p text:style-name="P215">ISO_8859_7</text:p>
          </table:table-cell>
          <table:table-cell table:style-name="表4.C36" office:value-type="string">
            <text:p text:style-name="P215">ISO_8859_7、UTF8</text:p>
          </table:table-cell>
        </table:table-row>
        <table:table-row table:style-name="表4.1">
          <table:table-cell table:style-name="表4.A36" office:value-type="string">
            <text:p text:style-name="P216">9</text:p>
          </table:table-cell>
          <table:table-cell table:style-name="表4.B36" office:value-type="string">
            <text:p text:style-name="P215">ISO_8859_8</text:p>
          </table:table-cell>
          <table:table-cell table:style-name="表4.C36" office:value-type="string">
            <text:p text:style-name="P215">ISO_8859_8、UTF8</text:p>
          </table:table-cell>
        </table:table-row>
        <table:table-row table:style-name="表4.1">
          <table:table-cell table:style-name="表4.A36" office:value-type="string">
            <text:p text:style-name="P216">10</text:p>
          </table:table-cell>
          <table:table-cell table:style-name="表4.B36" office:value-type="string">
            <text:p text:style-name="P215">JOHAB</text:p>
          </table:table-cell>
          <table:table-cell table:style-name="表4.C36" office:value-type="string">
            <text:p text:style-name="P215">JOHAB、UTF8</text:p>
          </table:table-cell>
        </table:table-row>
        <table:table-row table:style-name="表4.1">
          <table:table-cell table:style-name="表4.A36" office:value-type="string">
            <text:p text:style-name="P216">11</text:p>
          </table:table-cell>
          <table:table-cell table:style-name="表4.B36" office:value-type="string">
            <text:p text:style-name="P215">KOI8</text:p>
          </table:table-cell>
          <table:table-cell table:style-name="表4.C36" office:value-type="string">
            <text:p text:style-name="P215">KOI8、ISO_8859_5、MULE_INTERNAL、UTF8、WIN866、WIN1251</text:p>
          </table:table-cell>
        </table:table-row>
        <table:table-row table:style-name="表4.1">
          <table:table-cell table:style-name="表4.A36" office:value-type="string">
            <text:p text:style-name="P216">12</text:p>
          </table:table-cell>
          <table:table-cell table:style-name="表4.B36" office:value-type="string">
            <text:p text:style-name="P215">LATIN1</text:p>
          </table:table-cell>
          <table:table-cell table:style-name="表4.C36" office:value-type="string">
            <text:p text:style-name="P215">LATIN1、MULE_INTERNAL、UTF8</text:p>
          </table:table-cell>
        </table:table-row>
        <table:table-row table:style-name="表4.1">
          <table:table-cell table:style-name="表4.A36" office:value-type="string">
            <text:p text:style-name="P216">13</text:p>
          </table:table-cell>
          <table:table-cell table:style-name="表4.B36" office:value-type="string">
            <text:p text:style-name="P215">LATIN2</text:p>
          </table:table-cell>
          <table:table-cell table:style-name="表4.C36" office:value-type="string">
            <text:p text:style-name="P215">LATIN2、MULE_INTERNAL、UTF8、WIN1250</text:p>
          </table:table-cell>
        </table:table-row>
        <table:table-row table:style-name="表4.1">
          <table:table-cell table:style-name="表4.A36" office:value-type="string">
            <text:p text:style-name="P216">14</text:p>
          </table:table-cell>
          <table:table-cell table:style-name="表4.B36" office:value-type="string">
            <text:p text:style-name="P215">LATIN3</text:p>
          </table:table-cell>
          <table:table-cell table:style-name="表4.C36" office:value-type="string">
            <text:p text:style-name="P215">LATIN3、MULE_INTERNAL、UTF8</text:p>
          </table:table-cell>
        </table:table-row>
        <table:table-row table:style-name="表4.1">
          <table:table-cell table:style-name="表4.A36" office:value-type="string">
            <text:p text:style-name="P216">15</text:p>
          </table:table-cell>
          <table:table-cell table:style-name="表4.B36" office:value-type="string">
            <text:p text:style-name="P215">LATIN4</text:p>
          </table:table-cell>
          <table:table-cell table:style-name="表4.C36" office:value-type="string">
            <text:p text:style-name="P215">LATIN4、MULE_INTERNAL、UTF8</text:p>
          </table:table-cell>
        </table:table-row>
        <table:table-row table:style-name="表4.1">
          <table:table-cell table:style-name="表4.A36" office:value-type="string">
            <text:p text:style-name="P216">16</text:p>
          </table:table-cell>
          <table:table-cell table:style-name="表4.B36" office:value-type="string">
            <text:p text:style-name="P215">LATIN5</text:p>
          </table:table-cell>
          <table:table-cell table:style-name="表4.C36" office:value-type="string">
            <text:p text:style-name="P215">LATIN5、UTF8</text:p>
          </table:table-cell>
        </table:table-row>
        <table:table-row table:style-name="表4.1">
          <table:table-cell table:style-name="表4.A36" office:value-type="string">
            <text:p text:style-name="P216">17</text:p>
          </table:table-cell>
          <table:table-cell table:style-name="表4.B36" office:value-type="string">
            <text:p text:style-name="P215">LATIN6</text:p>
          </table:table-cell>
          <table:table-cell table:style-name="表4.C36" office:value-type="string">
            <text:p text:style-name="P215">LATIN6、UTF8</text:p>
          </table:table-cell>
        </table:table-row>
        <table:table-row table:style-name="表4.1">
          <table:table-cell table:style-name="表4.A36" office:value-type="string">
            <text:p text:style-name="P216">18</text:p>
          </table:table-cell>
          <table:table-cell table:style-name="表4.B36" office:value-type="string">
            <text:p text:style-name="P215">LATIN7</text:p>
          </table:table-cell>
          <table:table-cell table:style-name="表4.C36" office:value-type="string">
            <text:p text:style-name="P215">LATIN7、UTF8</text:p>
          </table:table-cell>
        </table:table-row>
        <table:table-row table:style-name="表4.1">
          <table:table-cell table:style-name="表4.A36" office:value-type="string">
            <text:p text:style-name="P216">19</text:p>
          </table:table-cell>
          <table:table-cell table:style-name="表4.B36" office:value-type="string">
            <text:p text:style-name="P215">LATIN8</text:p>
          </table:table-cell>
          <table:table-cell table:style-name="表4.C36" office:value-type="string">
            <text:p text:style-name="P215">LATIN8、UTF8</text:p>
          </table:table-cell>
        </table:table-row>
        <table:table-row table:style-name="表4.1">
          <table:table-cell table:style-name="表4.A36" office:value-type="string">
            <text:p text:style-name="P216">20</text:p>
          </table:table-cell>
          <table:table-cell table:style-name="表4.B36" office:value-type="string">
            <text:p text:style-name="P215">LATIN9</text:p>
          </table:table-cell>
          <table:table-cell table:style-name="表4.C36" office:value-type="string">
            <text:p text:style-name="P215">LATIN9、UTF8</text:p>
          </table:table-cell>
        </table:table-row>
        <table:table-row table:style-name="表4.1">
          <table:table-cell table:style-name="表4.A36" office:value-type="string">
            <text:p text:style-name="P216">21</text:p>
          </table:table-cell>
          <table:table-cell table:style-name="表4.B36" office:value-type="string">
            <text:p text:style-name="P215">LATIN10</text:p>
          </table:table-cell>
          <table:table-cell table:style-name="表4.C36" office:value-type="string">
            <text:p text:style-name="P215">LATIN10、UTF8</text:p>
          </table:table-cell>
        </table:table-row>
        <table:table-row table:style-name="表4.1">
          <table:table-cell table:style-name="表4.A36" office:value-type="string">
            <text:p text:style-name="P216">22</text:p>
          </table:table-cell>
          <table:table-cell table:style-name="表4.B36" office:value-type="string">
            <text:p text:style-name="P215">MULE_INTERNAL</text:p>
          </table:table-cell>
          <table:table-cell table:style-name="表4.C36" office:value-type="string">
            <text:p text:style-name="P215">MULE_INTERNAL、BIG5、EUC_CN、EUC_JP、EUC_KR、EUC_TW、ISO_8859_5、KOI8、LATIN1toLATIN4、SJIS、WIN866、WIN1250、WIN1251</text:p>
          </table:table-cell>
        </table:table-row>
        <table:table-row table:style-name="表4.1">
          <table:table-cell table:style-name="表4.A36" office:value-type="string">
            <text:p text:style-name="P216">23</text:p>
          </table:table-cell>
          <table:table-cell table:style-name="表4.B36" office:value-type="string">
            <text:p text:style-name="P215">SQL_ASCII</text:p>
          </table:table-cell>
          <table:table-cell table:style-name="表4.C36" office:value-type="string">
            <text:p text:style-name="P215">すべて(自動エンコーディングされません)</text:p>
          </table:table-cell>
        </table:table-row>
        <table:table-row table:style-name="表4.1">
          <table:table-cell table:style-name="表4.A36" office:value-type="string">
            <text:p text:style-name="P226">24</text:p>
          </table:table-cell>
          <table:table-cell table:style-name="表4.B36" office:value-type="string">
            <text:p text:style-name="P215">UTF8</text:p>
          </table:table-cell>
          <table:table-cell table:style-name="表4.C36" office:value-type="string">
            <text:p text:style-name="P215">すべて</text:p>
          </table:table-cell>
        </table:table-row>
        <table:table-row table:style-name="表4.1">
          <table:table-cell table:style-name="表4.A36" office:value-type="string">
            <text:p text:style-name="P226">25</text:p>
          </table:table-cell>
          <table:table-cell table:style-name="表4.B36" office:value-type="string">
            <text:p text:style-name="P215">WIN866</text:p>
          </table:table-cell>
          <table:table-cell table:style-name="表4.C36" office:value-type="string">
            <text:p text:style-name="P215">WIN866、ISO_8859_5、KOI8、MULE_INTERNAL、UTF8、WIN1251</text:p>
          </table:table-cell>
        </table:table-row>
        <table:table-row table:style-name="表4.1">
          <table:table-cell table:style-name="表4.A36" office:value-type="string">
            <text:p text:style-name="P216">26</text:p>
          </table:table-cell>
          <table:table-cell table:style-name="表4.B36" office:value-type="string">
            <text:p text:style-name="P215">WIN874</text:p>
          </table:table-cell>
          <table:table-cell table:style-name="表4.C36" office:value-type="string">
            <text:p text:style-name="P215">WIN874、UTF8</text:p>
          </table:table-cell>
        </table:table-row>
        <table:table-row table:style-name="表4.1">
          <table:table-cell table:style-name="表4.A36" office:value-type="string">
            <text:p text:style-name="P216">27</text:p>
          </table:table-cell>
          <table:table-cell table:style-name="表4.B36" office:value-type="string">
            <text:p text:style-name="P215">WIN1250</text:p>
          </table:table-cell>
          <table:table-cell table:style-name="表4.C36" office:value-type="string">
            <text:p text:style-name="P215">WIN1250、LATIN2、MULE_INTERNAL、UTF8</text:p>
          </table:table-cell>
        </table:table-row>
        <table:table-row table:style-name="表4.1">
          <table:table-cell table:style-name="表4.A36" office:value-type="string">
            <text:p text:style-name="P216">28</text:p>
          </table:table-cell>
          <table:table-cell table:style-name="表4.B36" office:value-type="string">
            <text:p text:style-name="P215">WIN1251</text:p>
          </table:table-cell>
          <table:table-cell table:style-name="表4.C36" office:value-type="string">
            <text:p text:style-name="P215">WIN1251、ISO_8859_5、KOI8、MULE_INTERNAL、UTF8、WIN866</text:p>
          </table:table-cell>
        </table:table-row>
        <table:table-row table:style-name="表4.1">
          <table:table-cell table:style-name="表4.A36" office:value-type="string">
            <text:p text:style-name="P216">29</text:p>
          </table:table-cell>
          <table:table-cell table:style-name="表4.B36" office:value-type="string">
            <text:p text:style-name="P215">WIN1252</text:p>
          </table:table-cell>
          <table:table-cell table:style-name="表4.C36" office:value-type="string">
            <text:p text:style-name="P215">WIN1252、UTF8</text:p>
          </table:table-cell>
        </table:table-row>
        <table:table-row table:style-name="表4.1">
          <table:table-cell table:style-name="表4.A36" office:value-type="string">
            <text:p text:style-name="P216">30</text:p>
          </table:table-cell>
          <table:table-cell table:style-name="表4.B36" office:value-type="string">
            <text:p text:style-name="P215">WIN1253</text:p>
          </table:table-cell>
          <table:table-cell table:style-name="表4.C36" office:value-type="string">
            <text:p text:style-name="P215">WIN1253<text:span text:style-name="T1">、</text:span>UTF8</text:p>
          </table:table-cell>
        </table:table-row>
        <table:table-row table:style-name="表4.1">
          <table:table-cell table:style-name="表4.A36" office:value-type="string">
            <text:p text:style-name="P216">31</text:p>
          </table:table-cell>
          <table:table-cell table:style-name="表4.B36" office:value-type="string">
            <text:p text:style-name="P215">WIN1254</text:p>
          </table:table-cell>
          <table:table-cell table:style-name="表4.C36" office:value-type="string">
            <text:p text:style-name="P215">WIN1254<text:span text:style-name="T1">、</text:span>UTF8</text:p>
          </table:table-cell>
        </table:table-row>
        <table:table-row table:style-name="表4.1">
          <table:table-cell table:style-name="表4.A36" office:value-type="string">
            <text:p text:style-name="P216">32</text:p>
          </table:table-cell>
          <table:table-cell table:style-name="表4.B36" office:value-type="string">
            <text:p text:style-name="P215">WIN1255</text:p>
          </table:table-cell>
          <table:table-cell table:style-name="表4.C36" office:value-type="string">
            <text:p text:style-name="P215">WIN1255<text:span text:style-name="T1">、</text:span>UTF8</text:p>
          </table:table-cell>
        </table:table-row>
        <table:table-row table:style-name="表4.1">
          <table:table-cell table:style-name="表4.A36" office:value-type="string">
            <text:p text:style-name="P216">33</text:p>
          </table:table-cell>
          <table:table-cell table:style-name="表4.B36" office:value-type="string">
            <text:p text:style-name="P215">WIN1256</text:p>
          </table:table-cell>
          <table:table-cell table:style-name="表4.C36" office:value-type="string">
            <text:p text:style-name="P215">WIN1256、UTF8</text:p>
          </table:table-cell>
        </table:table-row>
        <table:table-row table:style-name="表4.1">
          <table:table-cell table:style-name="表4.A36" office:value-type="string">
            <text:p text:style-name="P216">34</text:p>
          </table:table-cell>
          <table:table-cell table:style-name="表4.B36" office:value-type="string">
            <text:p text:style-name="P215">WIN1257</text:p>
          </table:table-cell>
          <table:table-cell table:style-name="表4.C36" office:value-type="string">
            <text:p text:style-name="P215">WIN1257<text:span text:style-name="T1">、</text:span>UTF8</text:p>
          </table:table-cell>
        </table:table-row>
        <table:table-row table:style-name="表4.1">
          <table:table-cell table:style-name="表4.A36" office:value-type="string">
            <text:p text:style-name="P216">35</text:p>
          </table:table-cell>
          <table:table-cell table:style-name="表4.B36" office:value-type="string">
            <text:p text:style-name="P215">WIN1258</text:p>
          </table:table-cell>
          <table:table-cell table:style-name="表4.C36" office:value-type="string">
            <text:p text:style-name="P215">WIN1258、UTF8</text:p>
          </table:table-cell>
        </table:table-row>
      </table:table>
      <text:p text:style-name="P191"/>
      <text:p text:style-name="P191">SJISのようにデータベースエンコーディングとして設定することができないエンコーディングも存在するため、注意が必要です。設定可能な文字エンコーディング方式一覧はPostgreSQLのオンラインマニュアルに記載されていますので、各バージョンに合わせてご確認下さい。</text:p>
      <text:p text:style-name="P191"/>
      <text:p text:style-name="P191">参考として、下記にSJISをデータベースエンコーディングに指定して使用しようとした際のエラーを記載します。</text:p>
      <text:p text:style-name="P191"/>
      <table:table table:name="表5" table:style-name="表5">
        <table:table-column table:style-name="表5.A"/>
        <table:table-row>
          <table:table-cell table:style-name="表5.A1" office:value-type="string">
            <text:p text:style-name="_39_2.操作例">$ createdb -E SJIS -T template0 sjis</text:p>
            <text:p text:style-name="_39_2.操作例">createdb: database creation failed: ERROR: <text:s/>SJIS is not a valid encoding name</text:p>
          </table:table-cell>
        </table:table-row>
      </table:table>
      <text:h text:style-name="P296" text:outline-level="2" text:is-list-header="true"/>
      <text:h text:style-name="P298" text:outline-level="2"/>
      <text:h text:style-name="P303" text:outline-level="2"><text:bookmark-start text:name="__RefHeading__2997_358891473"/>自動エンコーディング変換<text:bookmark-end text:name="__RefHeading__2997_358891473"/></text:h>
      <text:p text:style-name="P196">PostgreSQLでは「データベースエンコーディング」と「クライアントエンコーディング」が異なる場合<text:span text:style-name="T1">、</text:span>自動的にエンコーディング方式の変換を行なうことでエンコーディング・ミスマッチを回避しています。「データベースエンコーディング」と「クライアントエンコーディング」<text:span text:style-name="T1">が同一の場合は、自動エンコーディング変換を行いません。</text:span></text:p>
      <text:p text:style-name="P196"><draw:frame text:anchor-type="paragraph" draw:z-index="177" draw:style-name="gr21" draw:text-style-name="P342" svg:width="5.682cm" svg:height="1.632cm" svg:x="3.016cm" svg:y="12.95cm"><draw:text-box><text:p text:style-name="P341"><text:span text:style-name="T192">②</text:span><text:span text:style-name="T192">値の入力依頼</text:span></text:p><text:p text:style-name="P341"><text:span text:style-name="T192">（例</text:span><text:span text:style-name="T192">:CSV</text:span><text:span text:style-name="T192">インポート）</text:span></text:p></draw:text-box></draw:frame><draw:line text:anchor-type="paragraph" draw:z-index="176" draw:style-name="gr31" draw:text-style-name="P337" svg:x1="10.615cm" svg:y1="19.739cm" svg:x2="2.562cm" svg:y2="19.739cm"><text:p/></draw:line><draw:line text:anchor-type="paragraph" draw:z-index="175" draw:style-name="gr7" draw:text-style-name="P337" svg:x1="10.569cm" svg:y1="12.583cm" svg:x2="2.516cm" svg:y2="12.583cm"><text:p/></draw:line><draw:line text:anchor-type="paragraph" draw:z-index="174" draw:style-name="gr7" draw:text-style-name="P337" svg:x1="10.615cm" svg:y1="5.634cm" svg:x2="2.562cm" svg:y2="5.634cm"><text:p/></draw:line><draw:frame text:anchor-type="paragraph" draw:z-index="173" draw:style-name="gr25" draw:text-style-name="P345" svg:width="6cm" svg:height="1.138cm" svg:x="11.217cm" svg:y="17.819cm"><draw:text-box><text:p text:style-name="P341"><text:span text:style-name="T187">D to C</text:span></text:p><text:p text:style-name="P341"><text:span text:style-name="T187">（インポート結果のエンコーディング変換）</text:span></text:p></draw:text-box></draw:frame><draw:frame text:anchor-type="paragraph" draw:z-index="172" draw:style-name="gr27" draw:text-style-name="P347" svg:width="3.92cm" svg:height="0.835cm" svg:x="12.517cm" svg:y="16.173cm"><draw:text-box><text:p text:style-name="P341"><text:span text:style-name="T191">データベースへインポート</text:span></text:p></draw:text-box></draw:frame><draw:frame text:anchor-type="paragraph" draw:z-index="171" draw:style-name="gr25" draw:text-style-name="P348" svg:width="5.296cm" svg:height="1.043cm" svg:x="11.217cm" svg:y="14.392cm"><draw:text-box><text:p text:style-name="P341"><text:span text:style-name="T189">C to D</text:span></text:p><text:p text:style-name="P341"><text:span text:style-name="T189">（</text:span><text:span text:style-name="T189">CSV</text:span><text:span text:style-name="T190">ファイルのエンコーディング変換）</text:span></text:p></draw:text-box></draw:frame><draw:rect text:anchor-type="paragraph" draw:z-index="170" draw:style-name="gr29" draw:text-style-name="P338" svg:width="0.556cm" svg:height="1.112cm" svg:x="10.56cm" svg:y="17.739cm"><text:p/></draw:rect><draw:rect text:anchor-type="paragraph" draw:z-index="169" draw:style-name="gr29" draw:text-style-name="P338" svg:width="0.556cm" svg:height="1.11cm" svg:x="10.56cm" svg:y="14.392cm"><text:p/></draw:rect><draw:rect text:anchor-type="paragraph" draw:z-index="168" draw:style-name="gr29" draw:text-style-name="P338" svg:width="0.556cm" svg:height="1.112cm" svg:x="10.56cm" svg:y="12.98cm"><text:p/></draw:rect><draw:rect text:anchor-type="paragraph" draw:z-index="167" draw:style-name="gr29" draw:text-style-name="P338" svg:width="0.447cm" svg:height="7.155cm" svg:x="10.569cm" svg:y="12.584cm"><text:p/></draw:rect><draw:frame text:anchor-type="paragraph" draw:z-index="166" draw:style-name="gr25" draw:text-style-name="P345" svg:width="5.495cm" svg:height="1.138cm" svg:x="11.217cm" svg:y="13.06cm"><draw:text-box><text:p text:style-name="P341"><text:span text:style-name="T186">C to D</text:span></text:p><text:p text:style-name="P341"><text:span text:style-name="T186">（受信</text:span><text:span text:style-name="T186">SQL</text:span><text:span text:style-name="T186">のエンコーディング変換）</text:span></text:p></draw:text-box></draw:frame><draw:frame text:anchor-type="paragraph" draw:z-index="165" draw:style-name="gr25" draw:text-style-name="P345" svg:width="6cm" svg:height="1.138cm" svg:x="11.217cm" svg:y="7.44cm"><draw:text-box><text:p text:style-name="P341"><text:span text:style-name="T188">D to C</text:span></text:p><text:p text:style-name="P341"><text:span text:style-name="T188">(SELECT</text:span><text:span text:style-name="T188">結果のエンコーディング変換）</text:span></text:p></draw:text-box></draw:frame><draw:custom-shape text:anchor-type="paragraph" draw:z-index="164" draw:style-name="gr28" draw:text-style-name="P338" svg:width="1.43cm" svg:height="1.684cm" svg:x="10.887cm" svg:y="15.64cm"><text:p/><draw:enhanced-geometry svg:viewBox="0 0 21600 21600" draw:mirror-horizontal="false" draw:mirror-vertical="false" draw:text-areas="0 0 21600 21600" draw:type="circular-arrow" draw:modifiers="-91.8466646861154 83.6465083622521 6206.2046940039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63" draw:style-name="gr26" draw:text-style-name="P346" svg:width="1.398cm" svg:height="0.743cm" svg:x="8.819cm" svg:y="14.64cm"><text:p text:style-name="P341"><text:span text:style-name="T180">CSV</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rect text:anchor-type="paragraph" draw:z-index="162" draw:style-name="gr29" draw:text-style-name="P338" svg:width="0.556cm" svg:height="1.11cm" svg:x="10.56cm" svg:y="7.44cm"><text:p/></draw:rect><draw:rect text:anchor-type="paragraph" draw:z-index="161" draw:style-name="gr29" draw:text-style-name="P338" svg:width="0.556cm" svg:height="1.11cm" svg:x="10.56cm" svg:y="6.031cm"><text:p/></draw:rect><draw:custom-shape text:anchor-type="paragraph" draw:z-index="160" draw:style-name="gr30" draw:text-style-name="P339" svg:width="2.962cm" svg:height="1.775cm" svg:x="9.216cm" svg:y="2.95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rect text:anchor-type="paragraph" draw:z-index="159" draw:style-name="gr29" draw:text-style-name="P338" svg:width="0.447cm" svg:height="3.407cm" svg:x="10.569cm" svg:y="5.634cm"><text:p/></draw:rect><draw:custom-shape text:anchor-type="paragraph" draw:z-index="158" draw:style-name="gr28" draw:text-style-name="P338" svg:width="1.43cm" svg:height="1.685cm" svg:x="10.887cm" svg:y="8.64cm"><text:p/><draw:enhanced-geometry svg:viewBox="0 0 21600 21600" draw:mirror-horizontal="false" draw:mirror-vertical="false" draw:text-areas="0 0 21600 21600" draw:type="circular-arrow" draw:modifiers="-91.8466646861154 83.6465083622521 6206.2046940039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57" draw:style-name="gr27" draw:text-style-name="P347" svg:width="2.407cm" svg:height="0.835cm" svg:x="12.517cm" svg:y="9.206cm"><draw:text-box><text:p text:style-name="P341"><text:span text:style-name="T187">CSV</text:span><text:span text:style-name="T187">出力</text:span></text:p></draw:text-box></draw:frame><draw:custom-shape text:anchor-type="paragraph" draw:z-index="156" draw:style-name="gr26" draw:text-style-name="P346" svg:width="1.398cm" svg:height="0.743cm" svg:x="8.819cm" svg:y="9.841cm"><text:p text:style-name="P341"><text:span text:style-name="T180">CSV</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frame text:anchor-type="paragraph" draw:z-index="155" draw:style-name="gr25" draw:text-style-name="P345" svg:width="5.525cm" svg:height="1.138cm" svg:x="11.217cm" svg:y="6.14cm"><draw:text-box><text:p text:style-name="P341"><text:span text:style-name="T186">C to D</text:span></text:p><text:p text:style-name="P341"><text:span text:style-name="T186">（受信</text:span><text:span text:style-name="T186">SQL</text:span><text:span text:style-name="T186">のエンコーディング変換）</text:span></text:p></draw:text-box></draw:frame><draw:frame text:anchor-type="paragraph" draw:z-index="154" draw:style-name="gr24" draw:text-style-name="P344" svg:width="4.693cm" svg:height="0.943cm" svg:x="8.416cm" svg:y="1.993cm"><draw:text-box><text:p text:style-name="P334"><text:span text:style-name="T185">PostgreSQL</text:span></text:p></draw:text-box></draw:frame><draw:custom-shape text:anchor-type="paragraph" draw:z-index="153" draw:style-name="gr23" draw:text-style-name="P339" svg:width="1.909cm" svg:height="1.8cm" svg:x="1.607cm" svg:y="2.9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text:anchor-type="paragraph" draw:z-index="152" draw:style-name="gr22" draw:text-style-name="P343" svg:width="3.301cm" svg:height="0.943cm" svg:x="1.016cm" svg:y="2.081cm"><draw:text-box><text:p text:style-name="P334"><text:span text:style-name="T184">クライアント</text:span></text:p></draw:text-box></draw:frame><draw:frame text:anchor-type="paragraph" draw:z-index="151" draw:style-name="gr21" draw:text-style-name="P342" svg:width="5.682cm" svg:height="1.632cm" svg:x="3.016cm" svg:y="6.017cm"><draw:text-box><text:p text:style-name="P341"><text:span text:style-name="T184">①</text:span><text:span text:style-name="T184">値の取得依頼</text:span></text:p><text:p text:style-name="P341"><text:span text:style-name="T184">（例</text:span><text:span text:style-name="T184">:CSV</text:span><text:span text:style-name="T184">エクスポート）</text:span></text:p></draw:text-box></draw:frame><draw:line text:anchor-type="paragraph" draw:z-index="150" draw:style-name="gr20" draw:text-style-name="P337" svg:x1="10.717cm" svg:y1="4.24cm" svg:x2="10.717cm" svg:y2="20.565cm"><text:p/></draw:line><draw:line text:anchor-type="paragraph" draw:z-index="149" draw:style-name="gr20" draw:text-style-name="P337" svg:x1="2.561cm" svg:y1="4.24cm" svg:x2="2.561cm" svg:y2="20.531cm"><text:p/></draw:line><draw:frame text:anchor-type="paragraph" draw:z-index="178" draw:style-name="gr32" draw:text-style-name="P350" svg:width="8.556cm" svg:height="0.8cm" svg:x="4.687cm" svg:y="20.839cm"><draw:text-box><text:p text:style-name="P349"><text:span text:style-name="T193">図 </text:span><text:span text:style-name="T193">3.2.1: </text:span><text:span text:style-name="T193">自動エンコーディング変換概要</text:span></text:p></draw:text-box></draw:frame>上記を「①値の取得」と「②値の入力」に分けて以下に図示し、注意すべき点を整理します。以下図で、記載している「CtoD」とは、クライアントエンコーディングをデータベースエンコーディングに変換する処理として用いています。「DtoC」はその逆の処理を指します。</text:p>
      <text:h text:style-name="P299" text:outline-level="2"><text:bookmark-start text:name="__RefHeading__6278_468987931"/>PostgreSQLにおける文字エンコーディングの確認・指定方法<text:bookmark-end text:name="__RefHeading__6278_468987931"/></text:h>
      <text:h text:style-name="_33_.小見出し" text:outline-level="3"><text:bookmark-start text:name="__RefHeading__3138_1396661092"/>クライアントエンコーディング設定方法<text:bookmark-end text:name="__RefHeading__3138_1396661092"/></text:h>
      <text:p text:style-name="P131">PostgreSQLのクライアントエンコーディング設定は下表の4つの設定方法があります。複数の設定により指定がなされていた場合は、「No.」が小さいものが優先されます。</text:p>
      <text:p text:style-name="P182">表 <text:sequence text:ref-name="refTable17" text:name="Table" text:formula="ooow:Table+1" style:num-format="1">3.3.1</text:sequence>:<text:span text:style-name="T1"> クライアントエンコーディングの指定方法（上位No.が優先される）</text:span></text:p>
      <table:table table:name="表6" table:style-name="表6">
        <table:table-column table:style-name="表6.A"/>
        <table:table-column table:style-name="表6.B"/>
        <table:table-column table:style-name="表6.C"/>
        <table:table-row table:style-name="表6.1">
          <table:table-cell table:style-name="表6.A1" office:value-type="string">
            <text:p text:style-name="P263">No.</text:p>
          </table:table-cell>
          <table:table-cell table:style-name="表6.A1" office:value-type="string">
            <text:p text:style-name="Table_20_Heading">方法</text:p>
          </table:table-cell>
          <table:table-cell table:style-name="表6.C1" office:value-type="string">
            <text:p text:style-name="Table_20_Heading">設定例（コマンドオペレーション、psqlでの例）</text:p>
          </table:table-cell>
        </table:table-row>
        <table:table-row table:style-name="表6.2">
          <table:table-cell table:style-name="表6.A5" office:value-type="string">
            <text:p text:style-name="P234">1</text:p>
          </table:table-cell>
          <table:table-cell table:style-name="表6.B5" office:value-type="string">
            <text:p text:style-name="Table_20_Contents">SETコマンドによる設定</text:p>
          </table:table-cell>
          <table:table-cell table:style-name="表6.C5" office:value-type="string">
            <text:p text:style-name="Table_20_Contents"><text:span text:style-name="T113">=# </text:span><text:span text:style-name="T113">SET </text:span><text:span text:style-name="T113">client_encoding</text:span><text:span text:style-name="T113"> </text:span><text:span text:style-name="T113">TO </text:span><text:span text:style-name="T115">'</text:span><text:span text:style-name="T127">文字エンコーディング</text:span><text:span text:style-name="T115">';</text:span></text:p>
          </table:table-cell>
        </table:table-row>
        <table:table-row table:style-name="表6.1">
          <table:table-cell table:style-name="表6.A5" office:value-type="string">
            <text:p text:style-name="P234">2</text:p>
          </table:table-cell>
          <table:table-cell table:style-name="表6.B5" office:value-type="string">
            <text:p text:style-name="Table_20_Contents">クライアント環境変数</text:p>
            <text:p text:style-name="Table_20_Contents">PGCLIENTENCODING</text:p>
          </table:table-cell>
          <table:table-cell table:style-name="表6.C5" office:value-type="string">
            <text:p text:style-name="Table_20_Contents">$ export PGCLIENTENCODING=<text:span text:style-name="T119">文字エンコーディング</text:span></text:p>
          </table:table-cell>
        </table:table-row>
        <table:table-row table:style-name="表6.4">
          <table:table-cell table:style-name="表6.A5" office:value-type="string">
            <text:p text:style-name="P234">3</text:p>
          </table:table-cell>
          <table:table-cell table:style-name="表6.B5" office:value-type="string">
            <text:p text:style-name="Table_20_Contents">クライアント環境変数 LANG</text:p>
          </table:table-cell>
          <table:table-cell table:style-name="表6.C5" office:value-type="string">
            <text:p text:style-name="Table_20_Contents">$ export LANG=<text:span text:style-name="T122">文字エンコーディング</text:span></text:p>
          </table:table-cell>
        </table:table-row>
        <table:table-row table:style-name="表6.1">
          <table:table-cell table:style-name="表6.A5" office:value-type="string">
            <text:p text:style-name="P234">4</text:p>
          </table:table-cell>
          <table:table-cell table:style-name="表6.B5" office:value-type="string">
            <text:p text:style-name="Table_20_Contents">postgresql.conf</text:p>
            <text:p text:style-name="P252"><text:span text:style-name="T166">"</text:span>client_encoding"</text:p>
          </table:table-cell>
          <table:table-cell table:style-name="表6.C5" office:value-type="string">
            <text:p text:style-name="Table_20_Contents"><text:span text:style-name="T116">=# </text:span><text:span text:style-name="T1">client_encoding =</text:span><text:span text:style-name="T122">文字エンコーディング</text:span></text:p>
          </table:table-cell>
        </table:table-row>
      </table:table>
      <text:p text:style-name="P2"/>
      <text:p text:style-name="P127">Javaなどのプログラムからアクセスする場合は、別途接続ドライバの設定ファイルによる指定方法やAPIリファレンスを確認してください。</text:p>
      <text:p text:style-name="P147"/>
      <text:h text:style-name="_33_.小見出し" text:outline-level="3"><text:bookmark-start text:name="__RefHeading__3152_1396661092"/>クライアントエンコーディング確認方法<text:bookmark-end text:name="__RefHeading__3152_1396661092"/></text:h>
      <text:p text:style-name="P127">接続セッションのクライアントエンコーディングは、SHOWコマンドで確認できます。</text:p>
      <text:p text:style-name="P153"/>
      <text:p text:style-name="P107">実行例: クライアントエンコーディングの確認</text:p>
      <table:table table:name="表16" table:style-name="表16">
        <table:table-column table:style-name="表16.A"/>
        <table:table-row>
          <table:table-cell table:style-name="表16.A1" office:value-type="string">
            <text:p text:style-name="P93">=# SHOW client_encoding ;</text:p>
            <text:p text:style-name="P93"><text:s/>client_encoding</text:p>
            <text:p text:style-name="P93">-----------------</text:p>
            <text:p text:style-name="P93"><text:s/><text:span text:style-name="T119">UTF8</text:span></text:p>
            <text:p text:style-name="P95">(1 row)</text:p>
          </table:table-cell>
        </table:table-row>
      </table:table>
      <text:p text:style-name="P31"/>
      <text:h text:style-name="_33_.小見出し" text:outline-level="3"><text:bookmark-start text:name="__RefHeading__3156_1396661092"/>データベースエンコーディング設定方法<text:bookmark-end text:name="__RefHeading__3156_1396661092"/></text:h>
      <text:p text:style-name="P115"><text:bookmark-start text:name="__RefHeading__3158_1396661092"/>PostgreSQLのデータベースエンコーディングはデータベースクラスタ初期化時（initdb実行時）に指定した文字エンコーディングが利用されます。<text:bookmark-end text:name="__RefHeading__3158_1396661092"/></text:p>
      <text:p text:style-name="P115"/>
      <text:p text:style-name="P115">実行例: UTF8指定によるデータベースクラスタ初期化</text:p>
      <table:table table:name="表17" table:style-name="表17">
        <table:table-column table:style-name="表17.A"/>
        <table:table-row>
          <table:table-cell table:style-name="表17.A1" office:value-type="string">
            <text:p text:style-name="P85">$ <text:span text:style-name="T113"><text:s/></text:span><text:span text:style-name="T28">i</text:span><text:span text:style-name="T28">nitdb –</text:span><text:span text:style-name="T28">-</text:span><text:span text:style-name="T28">encoding=</text:span><text:span text:style-name="T33">UTF8</text:span></text:p>
          </table:table-cell>
        </table:table-row>
      </table:table>
      <text:p text:style-name="P29"/>
      <text:p text:style-name="P115"><text:bookmark-start text:name="__RefHeading__3162_1396661092"/>initdb で指定した文字エンコーディングは、initdbで作成される 「template0」および「template1」のデータベースエンコーディングとして登録されます。データベース作成時に別途指定しない限りは「template1」のデータベースエンコーディングがデフォルトとして利用されます。<text:bookmark-end text:name="__RefHeading__3162_1396661092"/></text:p>
      <text:p text:style-name="P115"><text:bookmark-start text:name="__RefHeading__3164_1396661092"/>このデフォルトのデータベースエンコーディングを変更するには、データベース作成時にテンプレートとして「template0」を指定し、任意の文字エンコーディングを指定します。<text:bookmark-end text:name="__RefHeading__3164_1396661092"/></text:p>
      <text:p text:style-name="P107"/>
      <text:p text:style-name="P107">実行例: データベースエンコーディングのEUC_JPへの変更</text:p>
      <table:table table:name="表18" table:style-name="表18">
        <table:table-column table:style-name="表18.A"/>
        <table:table-row>
          <table:table-cell table:style-name="表18.A1" office:value-type="string">
            <text:p text:style-name="P85"><text:span text:style-name="T30">postgres</text:span><text:span text:style-name="T28">=# </text:span><text:span text:style-name="T28">CREATE DATABASE testDB </text:span><text:span text:style-name="T28">TEMPLATE</text:span><text:span text:style-name="T28"> template0 </text:span><text:span text:style-name="T28">ENCODING</text:span><text:span text:style-name="T33"> 'EUC_JP'</text:span><text:span text:style-name="T33">;</text:span></text:p>
          </table:table-cell>
        </table:table-row>
      </table:table>
      <text:p text:style-name="P29"/>
      <text:p text:style-name="P128"/>
      <text:h text:style-name="P317" text:outline-level="3"><text:bookmark-start text:name="__RefHeading__3168_1396661092"/>データベースエンコーディング確認方法<text:bookmark-end text:name="__RefHeading__3168_1396661092"/></text:h>
      <text:p text:style-name="P127"><text:bookmark-start text:name="__RefHeading__3170_1396661092"/>以下の実行例では、psqlを用いて全てのデータベースのエンコーディングを出力しています。<text:bookmark-end text:name="__RefHeading__3170_1396661092"/></text:p>
      <text:p text:style-name="P127"/>
      <text:p text:style-name="P107">実行例: データベースエンコーディングの確認</text:p>
      <table:table table:name="表19" table:style-name="表19">
        <table:table-column table:style-name="表19.A"/>
        <table:table-row>
          <table:table-cell table:style-name="表19.A1" office:value-type="string">
            <text:p text:style-name="P94"><text:span text:style-name="T36">$</text:span><text:span text:style-name="T36"> </text:span><text:span text:style-name="T36">psql -l</text:span></text:p>
            <text:p text:style-name="P95"><text:s text:c="29"/>List of databases</text:p>
            <text:p text:style-name="P95"><text:s text:c="3"/>Name <text:s text:c="3"/>| <text:s/>Owner <text:s text:c="2"/>| Encoding | Collate | Ctype | <text:s text:c="2"/>Access privileges</text:p>
            <text:p text:style-name="P95">-----------+----------+----------+---------+-------+-----------------------</text:p>
            <text:p text:style-name="P94"><text:span text:style-name="T36"><text:s/>template0 | postgres | </text:span><text:span text:style-name="T34">UTF8 </text:span><text:span text:style-name="T36"><text:s text:c="4"/>| C <text:s text:c="6"/>| C <text:s text:c="4"/>| =c/postgres <text:s/>postgres=CTc/postgres</text:span></text:p>
            <text:p text:style-name="P94"><text:span text:style-name="T36"><text:s/>template1 | postgres | </text:span><text:span text:style-name="T34">UTF8</text:span><text:span text:style-name="T36"> <text:s text:c="4"/>| C <text:s text:c="6"/>| C <text:s text:c="4"/>| =c/postgres <text:s/>postgres=CTc/postgres</text:span></text:p>
            <text:p text:style-name="P94"><text:span text:style-name="T36"><text:s/>test <text:s text:c="8"/>| postgres | </text:span><text:span text:style-name="T34">EUC_JP <text:s/></text:span><text:span text:style-name="T36">| C <text:s text:c="5"/>| C <text:s text:c="5"/>|</text:span></text:p>
          </table:table-cell>
        </table:table-row>
      </table:table>
      <text:p text:style-name="P33"/>
      <text:h text:style-name="P292" text:outline-level="2"><text:bookmark-start text:name="__RefHeading__11855_226595905"/>PostgreSQLの自動エンコーディング変換を行う関数<text:bookmark-end text:name="__RefHeading__11855_226595905"/></text:h>
      <text:p text:style-name="P14"/>
      <text:p text:style-name="P196"><text:span text:style-name="T86">デフォルトで定義されている関数が文字コードマッピングファイルを参照し、自動エンコーディング変換を行っています。自動エンコーディング変換を行う関数はinitdbを実行した際に登録され</text:span><text:span text:style-name="T85">ています。</text:span></text:p>
      <text:p text:style-name="P182">表 <text:sequence text:ref-name="refTable18" text:name="Table" text:formula="ooow:Table+1" style:num-format="1">3.4.1</text:sequence>: <text:span text:style-name="T1">文字エンコーディング関数名</text:span></text:p>
      <table:table table:name="表22" table:style-name="表22">
        <table:table-column table:style-name="表22.A"/>
        <table:table-column table:style-name="表22.B"/>
        <table:table-column table:style-name="表22.C"/>
        <table:table-column table:style-name="表22.D"/>
        <table:table-row table:style-name="表22.1">
          <table:table-cell table:style-name="表22.A1" office:value-type="string">
            <text:p text:style-name="Table_20_Heading">No.</text:p>
          </table:table-cell>
          <table:table-cell table:style-name="表22.A1" office:value-type="string">
            <text:p text:style-name="Table_20_Heading">変換元エンコーディング</text:p>
          </table:table-cell>
          <table:table-cell table:style-name="表22.A1" office:value-type="string">
            <text:p text:style-name="Table_20_Heading">変換先エンコーディング</text:p>
          </table:table-cell>
          <table:table-cell table:style-name="表22.D1" office:value-type="string">
            <text:p text:style-name="Table_20_Heading">関数名</text:p>
          </table:table-cell>
        </table:table-row>
        <table:table-row table:style-name="表22.2">
          <table:table-cell table:style-name="表22.A3" office:value-type="string">
            <text:p text:style-name="P234">1</text:p>
          </table:table-cell>
          <table:table-cell table:style-name="表22.B3" office:value-type="string">
            <text:p text:style-name="Table_20_Contents">sjis</text:p>
          </table:table-cell>
          <table:table-cell table:style-name="表22.C3" office:value-type="string">
            <text:p text:style-name="Table_20_Contents">utf8</text:p>
          </table:table-cell>
          <table:table-cell table:style-name="表22.D3" office:value-type="string">
            <text:p text:style-name="Table_20_Contents">sjis_to_utf8</text:p>
          </table:table-cell>
        </table:table-row>
        <table:table-row table:style-name="表22.1">
          <table:table-cell table:style-name="表22.A3" office:value-type="string">
            <text:p text:style-name="P234">2</text:p>
          </table:table-cell>
          <table:table-cell table:style-name="表22.B3" office:value-type="string">
            <text:p text:style-name="Table_20_Contents">utf8</text:p>
          </table:table-cell>
          <table:table-cell table:style-name="表22.C3" office:value-type="string">
            <text:p text:style-name="Table_20_Contents">sjis</text:p>
          </table:table-cell>
          <table:table-cell table:style-name="表22.D3" office:value-type="string">
            <text:p text:style-name="Table_20_Contents">utf8_to_sjis</text:p>
          </table:table-cell>
        </table:table-row>
      </table:table>
      <text:p text:style-name="P13"/>
      <text:p text:style-name="P194">自動エンコーディング変換に使用されている関数名は、システムカタログのpg_conversionで確認することができます。</text:p>
      <text:p text:style-name="P194"/>
      <text:p text:style-name="P194">実行例: pg_conversion参照による確認</text:p>
      <table:table table:name="表23" table:style-name="表23">
        <table:table-column table:style-name="表23.A"/>
        <table:table-row>
          <table:table-cell table:style-name="表23.A1" office:value-type="string">
            <text:p text:style-name="P90">=# SELECT conname,pg_encoding_to_char(conforencoding) AS for_encording,pg_encoding_to_char(contoencoding) AS to_encording ,conproc FROM pg_conversion;</text:p>
            <text:p text:style-name="P90"/>
            <text:p text:style-name="P90">(一部抜粋)</text:p>
            <text:p text:style-name="P90"/>
            <text:p text:style-name="P83">-[ RECORD 1 ]-+-------------------------------</text:p>
            <text:p text:style-name="P83"><text:span text:style-name="T78">connam </text:span><text:span text:style-name="T79">　</text:span><text:span text:style-name="T78"> </text:span><text:span text:style-name="T79">　 <text:s text:c="5"/></text:span><text:span text:style-name="T78">| sjis_to_utf8 <text:s text:c="3"/>①エンコーディング変換名</text:span></text:p>
            <text:p text:style-name="P90">for_encording <text:s text:c="4"/>| SJIS　 <text:s text:c="9"/>②変換元エンコーディング</text:p>
            <text:p text:style-name="P90">to_encording <text:s text:c="5"/>| UTF8　　 <text:s text:c="6"/>③変換先エンコーディング</text:p>
            <text:p text:style-name="P83"><text:span text:style-name="T78">conpro</text:span><text:span text:style-name="T78">c <text:s text:c="8"/></text:span><text:span text:style-name="T79"><text:s text:c="5"/></text:span><text:span text:style-name="T78">| sjis_to_utf8 <text:s text:c="3"/>④変換を行う関数名</text:span></text:p>
          </table:table-cell>
        </table:table-row>
      </table:table>
      <text:p text:style-name="P15"/>
      <text:p text:style-name="P200"><text:bookmark-start text:name="__RefHeading__11857_226595905"/><text:span text:style-name="T78">initdbで登録される関数のソースファイルは、postgresql-9.</text:span><text:span text:style-name="T78">2</text:span><text:span text:style-name="T78">.</text:span><text:span text:style-name="T78">2</text:span><text:span text:style-name="T78">/src/backend/utils/mb/conversion_procsのサブディレクトリ内に存在します。例えば、SJIS</text:span><text:span text:style-name="T79">から</text:span><text:span text:style-name="T78">UTF8、UTF8</text:span><text:span text:style-name="T79">から</text:span><text:span text:style-name="T78">SJISの自動エンコーディング変換を行う関数は、 utf8_and_sjisサブディレクトリ内の、utf8_and_sjis.cに定義されています。</text:span><text:bookmark-end text:name="__RefHeading__11857_226595905"/></text:p>
      <text:h text:style-name="P317" text:outline-level="3"><text:bookmark-start text:name="__RefHeading__11859_226595905"/>文字コードマッピングファイル<text:bookmark-end text:name="__RefHeading__11859_226595905"/></text:h>
      <text:p text:style-name="_33_.本文_28_小見出し_29_">自動エンコーディング変換を行う関数は、文字コードマッピングファイルを元に変換を行っています。<text:line-break/>例としてSJISからUTF8に変換するための文字コードマッピングファイル「sjis_to_utf8.map」を<text:span text:style-name="T1">以下</text:span>に記載します。</text:p>
      <text:p text:style-name="P122">下記のように、配列で変換のルールを定義しています。 </text:p>
      <text:p text:style-name="P122"/>
      <text:p text:style-name="P107"><text:span text:style-name="T95">文字エンコーディングファイル（抜粋）</text:span><text:span text:style-name="T95">:</text:span></text:p>
      <table:table table:name="表115" table:style-name="表115">
        <table:table-column table:style-name="表115.A"/>
        <table:table-row>
          <table:table-cell table:style-name="表115.A1" office:value-type="string">
            <text:p text:style-name="P83">static pg_local_to_utf LUmapSJIS[ 7787 ] = { </text:p>
            <text:p text:style-name="P90">(省略)</text:p>
            <text:p text:style-name="P90">{0x82a0, 0xe38182}, 　//SJISの「あ」をUTF8の「あ」に変換</text:p>
            <text:p text:style-name="P83"><text:span text:style-name="T78">{0x82a1, 0xe38183}, 　//SJISの「</text:span><text:span text:style-name="T79">ぁ</text:span><text:span text:style-name="T78">」をUTF8の「</text:span><text:span text:style-name="T79">ぁ</text:span><text:span text:style-name="T78">」に変換</text:span></text:p>
            <text:p text:style-name="P83"><text:span text:style-name="T78">{0x82a2, 0xe38184}, 　//SJISの「</text:span><text:span text:style-name="T79">い</text:span><text:span text:style-name="T78">」をUTF8の「</text:span><text:span text:style-name="T79">い</text:span><text:span text:style-name="T78">」に変換</text:span></text:p>
            <text:p text:style-name="P83"><text:span text:style-name="T78">{0x82a3, 0xe38185}, 　//SJISの「</text:span><text:span text:style-name="T79">ぃ</text:span><text:span text:style-name="T78">」をUTF8の「</text:span><text:span text:style-name="T79">ぃ</text:span><text:span text:style-name="T78">」に変換</text:span></text:p>
            <text:p text:style-name="P83"><text:span text:style-name="T78">{0x82a4, 0xe38186}, 　//SJISの「</text:span><text:span text:style-name="T79">う</text:span><text:span text:style-name="T78">」をUTF8の「</text:span><text:span text:style-name="T79">う</text:span><text:span text:style-name="T78">」に変換</text:span></text:p>
            <text:p text:style-name="P90">(省略)</text:p>
            <text:p text:style-name="P96">};</text:p>
          </table:table-cell>
        </table:table-row>
      </table:table>
      <text:p text:style-name="P34"/>
      <text:p text:style-name="_33_.本文_28_小見出し_29_">文字コードマッピングファイルは「postgresql-9.2.2/src/backend/utils/mb」配下に存在します。</text:p>
      <text:p text:style-name="P122"/>
      <text:p text:style-name="P107"><text:span text:style-name="T100">例 Unicodeの場合</text:span><text:span text:style-name="T95">:</text:span></text:p>
      <table:table table:name="表24" table:style-name="表24">
        <table:table-column table:style-name="表24.A"/>
        <table:table-row>
          <table:table-cell table:style-name="表24.A1" office:value-type="string">
            <text:p text:style-name="P86"><text:span text:style-name="T36">postgresql-9.</text:span><text:span text:style-name="T36">2</text:span><text:span text:style-name="T36">.</text:span><text:span text:style-name="T36">2</text:span><text:span text:style-name="T36">/src/backend/utils/mb/Unicode</text:span></text:p>
          </table:table-cell>
        </table:table-row>
      </table:table>
      <text:p text:style-name="P34"/>
      <text:p text:style-name="P146"><text:span text:style-name="T79"><text:s/></text:span><text:span text:style-name="T78">SJIS</text:span><text:span text:style-name="T79">から</text:span><text:span text:style-name="T78">UTF8の文字コードマッピングファイルは、</text:span><text:span text:style-name="T79">「</text:span><text:span text:style-name="T78">sjis_to_utf8.map</text:span><text:span text:style-name="T79">」、</text:span><text:span text:style-name="T78">UTF8</text:span><text:span text:style-name="T79">から</text:span><text:span text:style-name="T78">SJISの文字コードマッピングファイルは、</text:span><text:span text:style-name="T79">「</text:span><text:span text:style-name="T78">utf8_to_sjis.map</text:span><text:span text:style-name="T79">」</text:span><text:span text:style-name="T78">となります。</text:span></text:p>
      <text:p text:style-name="_33_.本文_28_小見出し_29_">その他のエンコーディング変換に関しても、同様に文字コードマッピングファイルが存在します。</text:p>
      <text:p text:style-name="_33_.本文_28_小見出し_29_">例えば、UTF8からEUC_JPに変換する場合は、utf8_to_euc_jp.mapを確認してください。</text:p>
      <text:h text:style-name="P302" text:outline-level="2"><text:bookmark-start text:name="__RefHeading__3001_358891473"/>外字の扱い <text:bookmark-end text:name="__RefHeading__3001_358891473"/></text:h>
      <text:p text:style-name="P196"><text:span text:style-name="T1">PostgreSQL</text:span><text:span text:style-name="T21">において、</text:span><text:span text:style-name="T1">クライアントエンコーディングとデータベースエンコーディングが異なる環境で外字を使用する場合、外字のマッピングを定義し、マッピングを再登録する必要があります。</text:span><text:span text:style-name="T107">クライアントエンコーディングとデータベースエンコーディングが同一の場合は、自動エンコーディング変換を行わないため、外字のマッピング定義、再登録は不要です。</text:span></text:p>
      <text:p text:style-name="P196"><text:span text:style-name="T1">外字を使用し、自動エンコーディング変換を利用する場合は、PostgreSQLのモジュールの再コンパイル行い、再登録をする必要があります。このため、</text:span>使用する外字を洗い出し<text:span text:style-name="T1">て</text:span>おく必要があります。<text:span text:style-name="T1">エンドユーザが自由に外字を追加する運用はできないため注意が必要です。</text:span></text:p>
      <text:p text:style-name="P197"/>
      <text:h text:style-name="P306" text:outline-level="3"><text:bookmark-start text:name="__RefHeading__10043_782932057"/>外字<text:bookmark-end text:name="__RefHeading__10043_782932057"/></text:h>
      <text:p text:style-name="_33_.本文_28_小見出し_29_"><text:span text:style-name="T130">ここでは、</text:span><text:span text:style-name="T129">PostgreSQL</text:span>の文字セットにあらかじめ登録されていない文字を、外字と呼びます。<text:span text:style-name="T1">Windowsの外字エディタなどを用いてユーザが独自に字形を作成した文字に、文字コードを割り当て利用します。どんな字形であっても登録できますが、その外字を登録したコンピュータでしか正しく扱うことができない、という点に注意してください。</text:span></text:p>
      <text:p text:style-name="P131"/>
      <text:h text:style-name="P319" text:outline-level="3"><text:bookmark-start text:name="__RefHeading__11861_226595905"/>文字コードマッピングファイルへの外字登録<text:bookmark-end text:name="__RefHeading__11861_226595905"/></text:h>
      <text:p text:style-name="P130"><text:span text:style-name="T1"><text:s/>PostgreSQLに外字を登録する手順概要は</text:span>下記の<text:span text:style-name="T1">通りです。</text:span></text:p>
      <text:p text:style-name="P130"><text:span text:style-name="T130">(1) </text:span>文字コードマッピングファイルに文字コードの定義を追加</text:p>
      <text:p text:style-name="P130"><text:span text:style-name="T129">(2) </text:span>マッピングファイルを使用している関数を再コンパイル<text:span text:style-name="T1">・</text:span>インストール</text:p>
      <text:p text:style-name="P130"><text:span text:style-name="T130">(3) </text:span><text:span text:style-name="T1">自動エンコーディング変換を行う関数として登録</text:span></text:p>
      <text:p text:style-name="P130"/>
      <text:p text:style-name="P130"><text:span text:style-name="T1">本節では、以下の</text:span>外字の登録例を記載します。</text:p>
      <text:p text:style-name="P181">表 <text:sequence text:ref-name="refTable19" text:name="Table" text:formula="ooow:Table+1" style:num-format="1">3.5.1</text:sequence><text:span text:style-name="T1">:</text:span> 外字<text:span text:style-name="T1">登録例</text:span></text:p>
      <table:table table:name="表27" table:style-name="表27">
        <table:table-column table:style-name="表27.A"/>
        <table:table-column table:style-name="表27.B"/>
        <table:table-column table:style-name="表27.C"/>
        <table:table-row table:style-name="表27.1">
          <table:table-cell table:style-name="表27.A1" office:value-type="string">
            <text:p text:style-name="Table_20_Heading">No.</text:p>
          </table:table-cell>
          <table:table-cell table:style-name="表27.A1" office:value-type="string">
            <text:p text:style-name="Table_20_Heading">エンコーディング項目</text:p>
          </table:table-cell>
          <table:table-cell table:style-name="表27.C1" office:value-type="string">
            <text:p text:style-name="Table_20_Heading">値</text:p>
          </table:table-cell>
        </table:table-row>
        <table:table-row table:style-name="表27.2">
          <table:table-cell table:style-name="表27.A6" office:value-type="string">
            <text:p text:style-name="P234">1</text:p>
          </table:table-cell>
          <table:table-cell table:style-name="表27.B6" office:value-type="string">
            <text:p text:style-name="Table_20_Contents">データベースエンコーディング</text:p>
          </table:table-cell>
          <table:table-cell table:style-name="表27.C6" office:value-type="string">
            <text:p text:style-name="Table_20_Contents">UTF8</text:p>
          </table:table-cell>
        </table:table-row>
        <table:table-row table:style-name="表27.3">
          <table:table-cell table:style-name="表27.A6" office:value-type="string">
            <text:p text:style-name="P234">2</text:p>
          </table:table-cell>
          <table:table-cell table:style-name="表27.B6" office:value-type="string">
            <text:p text:style-name="Table_20_Contents">クライアントエンコーディング</text:p>
          </table:table-cell>
          <table:table-cell table:style-name="表27.C6" office:value-type="string">
            <text:p text:style-name="Table_20_Contents">SJIS</text:p>
          </table:table-cell>
        </table:table-row>
        <table:table-row table:style-name="表27.4">
          <table:table-cell table:style-name="表27.A6" office:value-type="string">
            <text:p text:style-name="P234">3</text:p>
          </table:table-cell>
          <table:table-cell table:style-name="表27.B6" office:value-type="string">
            <text:p text:style-name="Table_20_Contents">登録したい外字</text:p>
          </table:table-cell>
          <table:table-cell table:style-name="表27.C6" office:value-type="string">
            <text:p text:style-name="Table_20_Contents"><draw:frame draw:style-name="fr2" draw:name="グラフィックス15" text:anchor-type="paragraph" svg:x="0.028cm" svg:y="0.079cm" svg:width="0.339cm" svg:height="0.323cm" draw:z-index="148"><draw:image xlink:href="Pictures/100002010000034800000362A8568EF9.png" xlink:type="simple" xlink:show="embed" xlink:actuate="onLoad"/></draw:frame></text:p>
          </table:table-cell>
        </table:table-row>
        <table:table-row table:style-name="表27.5">
          <table:table-cell table:style-name="表27.A6" office:value-type="string">
            <text:p text:style-name="P234">4</text:p>
          </table:table-cell>
          <table:table-cell table:style-name="表27.B6" office:value-type="string">
            <text:p text:style-name="Table_20_Contents"><text:span text:style-name="T129">UTF8</text:span>で外字に割り当てる外字コード</text:p>
          </table:table-cell>
          <table:table-cell table:style-name="表27.C6" office:value-type="string">
            <text:p text:style-name="Table_20_Contents">0xee8080</text:p>
          </table:table-cell>
        </table:table-row>
        <table:table-row table:style-name="表27.6">
          <table:table-cell table:style-name="表27.A6" office:value-type="string">
            <text:p text:style-name="P234">5</text:p>
          </table:table-cell>
          <table:table-cell table:style-name="表27.B6" office:value-type="string">
            <text:p text:style-name="Table_20_Contents"><text:span text:style-name="T129">SJIS</text:span>で外字に割り当てる文字コード</text:p>
          </table:table-cell>
          <table:table-cell table:style-name="表27.C6" office:value-type="string">
            <text:p text:style-name="Table_20_Contents">0xf040</text:p>
          </table:table-cell>
        </table:table-row>
      </table:table>
      <text:p text:style-name="P2"/>
      <text:p text:style-name="P161"><text:bookmark-start text:name="__RefHeading__11865_226595905"/><text:span text:style-name="T1">（1） </text:span>文字コードマッピングファイルに文字コードの定義を追加<text:bookmark-end text:name="__RefHeading__11865_226595905"/></text:p>
      <text:p text:style-name="P146"><text:span text:style-name="T130"><text:s text:c="2"/>「</text:span><text:span text:style-name="T129">postgresql-9.</text:span><text:span text:style-name="T129">2</text:span><text:span text:style-name="T129">.</text:span><text:span text:style-name="T129">2</text:span><text:span text:style-name="T129">/src/backend/utils/mb/Unicode</text:span><text:span text:style-name="T130">」</text:span>配下に存在する<text:span text:style-name="T129">SJIS</text:span><text:span text:style-name="T130">から</text:span><text:span text:style-name="T129">UTF8</text:span><text:span text:style-name="T130">へ</text:span>の文字コードマッピングファイル<text:span text:style-name="T1">「</text:span><text:span text:style-name="T129">sjis_to_utf8.map」</text:span><text:span text:style-name="T130">とUTF8からSJISへ</text:span><text:span text:style-name="T1">の文字コードマッピングファイル「</text:span><text:span text:style-name="T130">utf8_to_sjis.map」を</text:span><text:span text:style-name="T1">編集</text:span><text:span text:style-name="T1">します。</text:span></text:p>
      <text:p text:style-name="P107"/>
      <text:p text:style-name="P161"><text:span text:style-name="T130">a. </text:span><text:span text:style-name="T130">sjis_to_utf8.map</text:span><text:span text:style-name="T130">の修正</text:span></text:p>
      <text:p text:style-name="_33_.本文_28_小見出し_29_"><text:span text:style-name="T130">1. </text:span><text:span text:style-name="T81">追加す</text:span><text:span text:style-name="T82">る外字</text:span><text:span text:style-name="T81">の数に応じて、配列数を</text:span><text:span text:style-name="T82">増やします。</text:span></text:p>
      <text:p text:style-name="_33_.本文_28_小見出し_29_"><text:span text:style-name="T82">2. SJISの文字コード「0xf040」を、UTF8の文字コード「0xee8080」にマッピング</text:span><text:span text:style-name="T82">します</text:span><text:span text:style-name="T82">。追加する際に、</text:span><text:span text:style-name="T83">変換元のエンコーディングを必ず16進数の昇順に記載しなければなりません。</text:span></text:p>
      <table:table table:name="表28" table:style-name="表28">
        <table:table-column table:style-name="表28.A"/>
        <table:table-row>
          <table:table-cell table:style-name="表28.A1" office:value-type="string">
            <text:p text:style-name="P89">static pg_local_to_utf LUmapSJIS[ 778<text:span text:style-name="T132">8</text:span> ] = {</text:p>
            <text:p text:style-name="P89">(省略)</text:p>
            <text:p text:style-name="P89">{0xeefc, 0xefbc82},</text:p>
            <text:p text:style-name="P89"><text:span text:style-name="T132">{0xf040, 0xee8080}</text:span>, </text:p>
            <text:p text:style-name="P89">{0xfa40, 0xe285b0},</text:p>
            <text:p text:style-name="P89">{0xfa41, 0xe285b1},</text:p>
            <text:p text:style-name="P89">{0xfa42, 0xe285b2}, 　　　　　　　　　　　　　　</text:p>
            <text:p text:style-name="_39_2.操作例"><text:span text:style-name="T87">(省略) </text:span><text:span text:style-name="T78">　</text:span></text:p>
            <text:p text:style-name="_39_2.操作例">:</text:p>
          </table:table-cell>
        </table:table-row>
      </table:table>
      <text:p text:style-name="P107"/>
      <text:p text:style-name="P146"><text:span text:style-name="T133">b.</text:span><text:span text:style-name="T133"> </text:span><text:span text:style-name="T131">utf8_to_sjis.map</text:span><text:span text:style-name="T131">の修正</text:span></text:p>
      <text:p text:style-name="P142"><text:span text:style-name="T130">1. </text:span><text:span text:style-name="T81">追加す</text:span><text:span text:style-name="T82">る外字</text:span><text:span text:style-name="T81">の数に応じて、配列数を</text:span><text:span text:style-name="T82">増やします。</text:span></text:p>
      <text:p text:style-name="P120">2. UTF8の文字コード「0xee8080」を、SJISの文字コード「0xf040」にマッピングします。追加する際に、変換元のエンコーディングを必ず16進数の昇順に記載しなければなりません。</text:p>
      <table:table table:name="表29" table:style-name="表29">
        <table:table-column table:style-name="表29.A"/>
        <table:table-row>
          <table:table-cell table:style-name="表29.A1" office:value-type="string">
            <text:p text:style-name="P89">static pg_utf_to_local ULmapSJIS[ 739<text:span text:style-name="T118">9</text:span><text:span text:style-name="T118"> </text:span>] = {</text:p>
            <text:p text:style-name="P89">(省略)</text:p>
            <text:p text:style-name="P89">{0xe9bea0, 0xea9e},</text:p>
            <text:p text:style-name="P89"><text:span text:style-name="T132">{0xee8080, 0xf040},</text:span> </text:p>
            <text:p text:style-name="P89">{0xefa4a9, 0xfae0}, </text:p>
            <text:p text:style-name="P89">{0xefa79c, 0xfbe9}, </text:p>
            <text:p text:style-name="P89">{0xefa88e, 0xfa90},</text:p>
            <text:p text:style-name="P89">(省略)</text:p>
          </table:table-cell>
        </table:table-row>
      </table:table>
      <text:p text:style-name="P20"/>
      <text:h text:style-name="P318" text:outline-level="3"><text:bookmark-start text:name="__RefHeading__11867_226595905"/>文字コードマッピングファイルを使用している関数を<text:span text:style-name="T1">再</text:span>コンパイル<text:bookmark-end text:name="__RefHeading__11867_226595905"/></text:h>
      <text:p text:style-name="P130"><text:span text:style-name="T82">initdb時に登録された関数utf8_to_sjisと、sjis_to_utf8を再コンパイルし、文字コードマッピングファイルの定義の再読み込みを行います。関数utf8_to_sjisとsjis_to_utf8は、同一ファイルの中で定義されています</text:span><text:span text:style-name="T82"><text:note text:id="ftn4" text:note-class="footnote"><text:note-citation>4</text:note-citation><text:note-body><text:p text:style-name="P211"><text:span text:style-name="T97">マッピングファイルを使用している関数: postgresql-9.2.</text:span><text:span text:style-name="T97">2</text:span><text:span text:style-name="T97">/src/backend/utils/mb/conversion_procs/utf8_and_sjis/utf8_and_sjis.c</text:span></text:p></text:note-body></text:note></text:span><text:span text:style-name="T82">。</text:span></text:p>
      <table:table table:name="表31" table:style-name="表31">
        <table:table-column table:style-name="表31.A"/>
        <table:table-row>
          <table:table-cell table:style-name="表31.A1" office:value-type="string">
            <text:p text:style-name="_39_2.操作例">$ cd postgresql-9.2.2/src/backend/utils/mb/conversion_procs/utf8_and_sjis/ </text:p>
            <text:p text:style-name="_39_2.操作例">$ make clean　</text:p>
            <text:p text:style-name="_39_2.操作例">$ make</text:p>
            <text:p text:style-name="_39_2.操作例">$ su</text:p>
            <text:p text:style-name="_39_2.操作例"># make install</text:p>
          </table:table-cell>
        </table:table-row>
      </table:table>
      <text:p text:style-name="P124"/>
      <text:p text:style-name="P123">コンパイルし、インストールすると、/usr/local/pgsql/lib/utf8_and_sjis.soが入れ替わります。</text:p>
      <text:p text:style-name="P123"/>
      <text:h text:style-name="P311" text:outline-level="3"><text:bookmark-start text:name="__RefHeading__11869_226595905"/>自動エンコーディング変換を行う関数として登録<text:bookmark-end text:name="__RefHeading__11869_226595905"/></text:h>
      <text:p text:style-name="_33_.本文_28_小見出し_29_"><text:span text:style-name="T1">自動エンコーディング変換を行う関数として、</text:span><text:span text:style-name="T84">CREATE CONVERSIONで</text:span><text:span text:style-name="T108">登</text:span><text:span text:style-name="T1">録をします。</text:span></text:p>
      <text:p text:style-name="_33_.本文_28_小見出し_29_"><text:span text:style-name="T82">まずは、デフォルトで作成されているエンコーディング変換の定義を削除し</text:span><text:span text:style-name="T82">ます。</text:span></text:p>
      <table:table table:name="表38" table:style-name="表38">
        <table:table-column table:style-name="表38.A"/>
        <table:table-row>
          <table:table-cell table:style-name="表38.A1" office:value-type="string">
            <text:p text:style-name="_39_2.操作例">=# DROP CONVERSION sjis_to_utf8;</text:p>
            <text:p text:style-name="_39_2.操作例">=# DROP CONVERSION utf8_to_sjis;</text:p>
          </table:table-cell>
        </table:table-row>
      </table:table>
      <text:p text:style-name="P120"/>
      <text:p text:style-name="P120">次に再コンパイルして作成した関数を、エンコーディング変換を行う関数として登録します。</text:p>
      <table:table table:name="表44" table:style-name="表44">
        <table:table-column table:style-name="表44.A"/>
        <table:table-row>
          <table:table-cell table:style-name="表44.A1" office:value-type="string">
            <text:p text:style-name="_39_2.操作例">=<text:span text:style-name="T105"># CREATE DEFAULT CONVERSION sjis_to_utf8 FOR 'SJIS' TO 'UTF8' from sjis_to_utf8;</text:span></text:p>
            <text:p text:style-name="_39_2.操作例">=# CREATE DEFAULT CONVERSION utf8_to_sjis FOR 'UTF8' TO 'SJIS' from utf8_to_sjis;</text:p>
          </table:table-cell>
        </table:table-row>
      </table:table>
      <text:p text:style-name="P121"/>
      <text:p text:style-name="P163"><text:span text:style-name="T89"><text:s/></text:span><text:span text:style-name="T91">CREATE CONVERSIONコマンド</text:span><text:span text:style-name="T90"><text:line-break/> </text:span><text:span text:style-name="T88">エンコーディング変換を設定するためのSQLコマンドです。書式は以下の通りです。</text:span></text:p>
      <table:table table:name="表45" table:style-name="表45">
        <table:table-column table:style-name="表45.A"/>
        <table:table-row>
          <table:table-cell table:style-name="表45.A1" office:value-type="string">
            <text:p text:style-name="_39_2.操作例"><text:span text:style-name="T87">=# CREATE [ </text:span><text:span text:style-name="T78">=</text:span><text:span text:style-name="T87">DEFAULT ] CONVERSION name FOR source_encoding TO dest_encoding FROM function_name</text:span></text:p>
          </table:table-cell>
        </table:table-row>
      </table:table>
      <text:p text:style-name="P121"/>
      <text:p text:style-name="P121">下記に自動エンコーディング変換定義の各パラメータの概要を記載します。</text:p>
      <text:p text:style-name="P181">表 <text:sequence text:ref-name="refTable20" text:name="Table" text:formula="ooow:Table+1" style:num-format="1">3.5.2</text:sequence><text:span text:style-name="T1">:自動エンコーディング変換</text:span><text:span text:style-name="T1">定義</text:span><text:span text:style-name="T1">のパラメータ</text:span></text:p>
      <table:table table:name="表49" table:style-name="表49">
        <table:table-column table:style-name="表49.A"/>
        <table:table-column table:style-name="表49.B"/>
        <table:table-column table:style-name="表49.C"/>
        <table:table-row table:style-name="表49.1">
          <table:table-cell table:style-name="表49.A1" office:value-type="string">
            <text:p text:style-name="P263">No.</text:p>
          </table:table-cell>
          <table:table-cell table:style-name="表49.A1" office:value-type="string">
            <text:p text:style-name="Table_20_Heading">パラメータ</text:p>
          </table:table-cell>
          <table:table-cell table:style-name="表49.C1" office:value-type="string">
            <text:p text:style-name="Table_20_Heading">概要</text:p>
          </table:table-cell>
        </table:table-row>
        <table:table-row table:style-name="表49.2">
          <table:table-cell table:style-name="表49.A6" office:value-type="string">
            <text:p text:style-name="P234">1</text:p>
          </table:table-cell>
          <table:table-cell table:style-name="表49.B6" office:value-type="string">
            <text:p text:style-name="Table_20_Contents">DEFAULT</text:p>
          </table:table-cell>
          <table:table-cell table:style-name="表49.C6" office:value-type="string">
            <text:p text:style-name="Table_20_Contents">定義したエンコーディング変換をデフォルトに指定します。1つのスキーマ内で、エンコーディングの組み合わせ１つにつき、１つの変換をデフォルトとして指定できます。</text:p>
          </table:table-cell>
        </table:table-row>
        <table:table-row table:style-name="表49.3">
          <table:table-cell table:style-name="表49.A6" office:value-type="string">
            <text:p text:style-name="P234">2</text:p>
          </table:table-cell>
          <table:table-cell table:style-name="表49.B6" office:value-type="string">
            <text:p text:style-name="Table_20_Contents">name</text:p>
          </table:table-cell>
          <table:table-cell table:style-name="表49.C6" office:value-type="string">
            <text:p text:style-name="Table_20_Contents">エンコーディング変換の名前を示します。</text:p>
          </table:table-cell>
        </table:table-row>
        <table:table-row table:style-name="表49.4">
          <table:table-cell table:style-name="表49.A6" office:value-type="string">
            <text:p text:style-name="P234">3</text:p>
          </table:table-cell>
          <table:table-cell table:style-name="表49.B6" office:value-type="string">
            <text:p text:style-name="Table_20_Contents">source_encoding</text:p>
          </table:table-cell>
          <table:table-cell table:style-name="表49.C6" office:value-type="string">
            <text:p text:style-name="Table_20_Contents">変換元のエンコーディング名です。</text:p>
          </table:table-cell>
        </table:table-row>
        <table:table-row table:style-name="表49.5">
          <table:table-cell table:style-name="表49.A6" office:value-type="string">
            <text:p text:style-name="P234">4</text:p>
          </table:table-cell>
          <table:table-cell table:style-name="表49.B6" office:value-type="string">
            <text:p text:style-name="Table_20_Contents">dest_encoding</text:p>
          </table:table-cell>
          <table:table-cell table:style-name="表49.C6" office:value-type="string">
            <text:p text:style-name="Table_20_Contents">変換先のエンコーディング名です。</text:p>
          </table:table-cell>
        </table:table-row>
        <table:table-row table:style-name="表49.1">
          <table:table-cell table:style-name="表49.A6" office:value-type="string">
            <text:p text:style-name="P234">5</text:p>
          </table:table-cell>
          <table:table-cell table:style-name="表49.B6" office:value-type="string">
            <text:p text:style-name="Table_20_Contents">function_name</text:p>
          </table:table-cell>
          <table:table-cell table:style-name="表49.C6" office:value-type="string">
            <text:p text:style-name="Table_20_Contents">この関数は、エンコーディング変換実行の際に使用されます。</text:p>
          </table:table-cell>
        </table:table-row>
      </table:table>
      <text:p text:style-name="P113"/>
      <text:h text:style-name="P303" text:outline-level="2"><text:bookmark-start text:name="__RefHeading__3035_1396661092"/>ロケールの指定<text:bookmark-end text:name="__RefHeading__3035_1396661092"/></text:h>
      <text:p text:style-name="P196"><text:span text:style-name="T1">PostgreSQLでロケールの設定を行うと、</text:span><text:span text:style-name="T31">データベース内での文字列処理、日付や通貨の表示、メッセージの言語などを変更することができます。</text:span> </text:p>
      <text:p text:style-name="P138"/>
      <text:h text:style-name="P305" text:outline-level="3"><text:bookmark-start text:name="__RefHeading__3744_884357473"/>ロケール指定<text:span text:style-name="T1">の種類</text:span><text:bookmark-end text:name="__RefHeading__3744_884357473"/></text:h>
      <text:p text:style-name="_33_.本文_28_小見出し_29_"><text:span text:style-name="T1">ロケール関連項目は</text:span><text:span text:style-name="T1">下表</text:span><text:span text:style-name="T1">の通り複数ありますが、</text:span><text:span text:style-name="T1">基本的に</text:span><text:span text:style-name="T1">データベース・クラスタ作成時に指定したロケール（</text:span><text:span text:style-name="T1">initdbの-</text:span><text:span text:style-name="T1">-</text:span><text:span text:style-name="T1">localeオプション）</text:span><text:span text:style-name="T1">が</text:span><text:span text:style-name="T1">すべてに適用されます。</text:span></text:p>
      <text:p text:style-name="_33_.本文_28_小見出し_29_"><text:span text:style-name="T1">ロケール関連項目のうち、「</text:span><text:span text:style-name="T27">LC_COLLATE」と「LC_CTYPE」はデータベース・クラスタまたはデータベース作成時しか設定できません。データベース作成後は変更できないので注意してください。</text:span></text:p>
      <text:p text:style-name="P166"><text:span text:style-name="T1">表 </text:span><text:span text:style-name="T1"><text:sequence text:ref-name="refTable21" text:name="Table" text:formula="ooow:Table+1" style:num-format="1">3.6.1</text:sequence></text:span><text:span text:style-name="T1">: ロケールの種類</text:span></text:p>
      <table:table table:name="表50" table:style-name="表50">
        <table:table-column table:style-name="表50.A"/>
        <table:table-column table:style-name="表50.B"/>
        <table:table-column table:style-name="表50.C"/>
        <table:table-row table:style-name="表50.1">
          <table:table-cell table:style-name="表50.A1" office:value-type="string">
            <text:p text:style-name="P263">No.</text:p>
          </table:table-cell>
          <table:table-cell table:style-name="表50.A1" office:value-type="string">
            <text:p text:style-name="Table_20_Heading">ロケール関連<text:span text:style-name="T1">項目</text:span></text:p>
          </table:table-cell>
          <table:table-cell table:style-name="表50.C1" office:value-type="string">
            <text:p text:style-name="Table_20_Heading">概要</text:p>
          </table:table-cell>
        </table:table-row>
        <table:table-row table:style-name="表50.2">
          <table:table-cell table:style-name="表50.A7" office:value-type="string">
            <text:p text:style-name="P234">1</text:p>
          </table:table-cell>
          <table:table-cell table:style-name="表50.B7" office:value-type="string">
            <text:p text:style-name="Table_20_Contents"><text:span text:style-name="T26">LC_COLLATE</text:span> </text:p>
          </table:table-cell>
          <table:table-cell table:style-name="表50.C7" office:value-type="string">
            <text:p text:style-name="Table_20_Contents">文字列の並び換え順の設定</text:p>
          </table:table-cell>
        </table:table-row>
        <table:table-row table:style-name="表50.1">
          <table:table-cell table:style-name="表50.A7" office:value-type="string">
            <text:p text:style-name="P234">2</text:p>
          </table:table-cell>
          <table:table-cell table:style-name="表50.B7" office:value-type="string">
            <text:p text:style-name="Table_20_Contents"><text:span text:style-name="T26">LC_CTYPE</text:span> </text:p>
          </table:table-cell>
          <table:table-cell table:style-name="表50.C7" office:value-type="string">
            <text:p text:style-name="Table_20_Contents">文字の分類の設定</text:p>
          </table:table-cell>
        </table:table-row>
        <table:table-row table:style-name="表50.1">
          <table:table-cell table:style-name="表50.A7" office:value-type="string">
            <text:p text:style-name="P234">3</text:p>
          </table:table-cell>
          <table:table-cell table:style-name="表50.B7" office:value-type="string">
            <text:p text:style-name="Table_20_Contents"><text:span text:style-name="T26">LC_MESSAGES</text:span> </text:p>
          </table:table-cell>
          <table:table-cell table:style-name="表50.C7" office:value-type="string">
            <text:p text:style-name="Table_20_Contents"><text:span text:style-name="T31">メッセージの言語</text:span><text:span text:style-name="T32">の設定</text:span></text:p>
          </table:table-cell>
        </table:table-row>
        <table:table-row table:style-name="表50.1">
          <table:table-cell table:style-name="表50.A7" office:value-type="string">
            <text:p text:style-name="P234">4</text:p>
          </table:table-cell>
          <table:table-cell table:style-name="表50.B7" office:value-type="string">
            <text:p text:style-name="Table_20_Contents"><text:span text:style-name="T26">LC_MONETARY</text:span> </text:p>
          </table:table-cell>
          <table:table-cell table:style-name="表50.C7" office:value-type="string">
            <text:p text:style-name="Table_20_Contents">通貨の書式</text:p>
          </table:table-cell>
        </table:table-row>
        <table:table-row table:style-name="表50.1">
          <table:table-cell table:style-name="表50.A7" office:value-type="string">
            <text:p text:style-name="P234">5</text:p>
          </table:table-cell>
          <table:table-cell table:style-name="表50.B7" office:value-type="string">
            <text:p text:style-name="Table_20_Contents"><text:span text:style-name="T26">LC_NUMERIC</text:span> </text:p>
          </table:table-cell>
          <table:table-cell table:style-name="表50.C7" office:value-type="string">
            <text:p text:style-name="Table_20_Contents">数字の書式</text:p>
          </table:table-cell>
        </table:table-row>
        <table:table-row table:style-name="表50.1">
          <table:table-cell table:style-name="表50.A7" office:value-type="string">
            <text:p text:style-name="P234">6</text:p>
          </table:table-cell>
          <table:table-cell table:style-name="表50.B7" office:value-type="string">
            <text:p text:style-name="Table_20_Contents"><text:span text:style-name="T26">LC_TIME</text:span> </text:p>
          </table:table-cell>
          <table:table-cell table:style-name="表50.C7" office:value-type="string">
            <text:p text:style-name="Table_20_Contents">日付と時刻の書式</text:p>
          </table:table-cell>
        </table:table-row>
      </table:table>
      <text:h text:style-name="P312" text:outline-level="3" text:is-list-header="true"/>
      <text:p text:style-name="P160"><text:span text:style-name="T26"><text:s/>ロケールは指定しないことも可能です。明示的にロケールを指定すること（</text:span><text:span text:style-name="T26">ja_JP.UTF8など</text:span><text:span text:style-name="T26">）で、辞書順でのソート処理が可能になるなど利点もありますが、実行速度が遅くなるなどの問題点もある</text:span><text:span text:style-name="T26"><text:note text:id="ftn5" text:note-class="footnote"><text:note-citation>5</text:note-citation><text:note-body><text:p text:style-name="P211">ロケールのサポート：http://www.postgresql.jp/document/9.2/html/locale.html</text:p></text:note-body></text:note></text:span><text:span text:style-name="T26">ため、ロケールはシステムの仕様上、特別に求めない限り設定しないでください。</text:span></text:p>
      <text:p text:style-name="P117"/>
      <text:h text:style-name="P306" text:outline-level="3"><text:bookmark-start text:name="__RefHeading__3746_884357473"/>ロケール指定方法<text:bookmark-end text:name="__RefHeading__3746_884357473"/></text:h>
      <text:p text:style-name="P158"><text:span text:style-name="T39">a</text:span><text:span text:style-name="T39">. </text:span><text:span text:style-name="T41">データベース・クラスタ</text:span><text:span text:style-name="T39">作成時</text:span><text:span text:style-name="T41"> </text:span><text:span text:style-name="T42">(initdb)</text:span></text:p>
      <text:p text:style-name="_33_.本文_28_小見出し_29_"><text:span text:style-name="T40">ロケールを指定する場合は、以下のように</text:span><text:span text:style-name="T40">initdbを実行します。</text:span><text:span text:style-name="T41">日本語の場合は </text:span><text:span text:style-name="T42">[</text:span><text:span text:style-name="T41">言語</text:span><text:span text:style-name="T42">] = ja</text:span><text:span text:style-name="T40">、</text:span><text:span text:style-name="T42">[</text:span><text:span text:style-name="T41">地域</text:span><text:span text:style-name="T42">] = JP </text:span><text:span text:style-name="T40">と設定します</text:span><text:span text:style-name="T41">。</text:span><text:span text:style-name="T42"> </text:span></text:p>
      <table:table table:name="表51" table:style-name="表51">
        <table:table-column table:style-name="表51.A"/>
        <table:table-row>
          <table:table-cell table:style-name="表51.A1" office:value-type="string">
            <text:p text:style-name="_39_2.操作例">$ initdb --encoding=UTF8 --locale=ja_JP.UTF8</text:p>
          </table:table-cell>
        </table:table-row>
      </table:table>
      <text:p text:style-name="P176"/>
      <text:p text:style-name="P149">ロケールを指定しない場合は、以下のように実行します（基本的にこちらのロケールなしでの構築になります）。</text:p>
      <table:table table:name="表55" table:style-name="表55">
        <table:table-column table:style-name="表55.A"/>
        <table:table-row table:style-name="表55.1">
          <table:table-cell table:style-name="表55.A1" office:value-type="string">
            <text:p text:style-name="_39_2.操作例">$ initdb --no-locale</text:p>
            <text:p text:style-name="_39_2.操作例">または、</text:p>
            <text:p text:style-name="_39_2.操作例">$ initdb --locale=C</text:p>
          </table:table-cell>
        </table:table-row>
      </table:table>
      <text:p text:style-name="P28"/>
      <text:p text:style-name="P154"><text:span text:style-name="T26">b</text:span><text:span text:style-name="T26">. </text:span><text:span text:style-name="T26">データベース作成時（CREATE DATABASE）</text:span></text:p>
      <text:p text:style-name="P129"><text:span text:style-name="T26">データベース作成時に</text:span><text:span text:style-name="T26">initdbで指定したロケール以外を指定したい場合は以下のようにデータベースを作成します。</text:span></text:p>
      <table:table table:name="表56" table:style-name="表56">
        <table:table-column table:style-name="表56.A"/>
        <table:table-row>
          <table:table-cell table:style-name="表56.A1" office:value-type="string">
            <text:p text:style-name="P83">=# CREATE DATABASE データベース LC_COLLATE 'ロケール' LC_CTYPE 'ロケール' TEMPLATE</text:p>
            <text:p text:style-name="P83">template0;</text:p>
          </table:table-cell>
        </table:table-row>
      </table:table>
      <text:p text:style-name="P114">※LC_COLLATEとLC_CTYPE以外はpostgresql.confの修正と再読み込みで設定可能です。</text:p>
      <text:p text:style-name="P114"/>
      <text:h text:style-name="P313" text:outline-level="3"><text:bookmark-start text:name="__RefHeading__10045_782932057"/>ロケールの確認方法<text:bookmark-end text:name="__RefHeading__10045_782932057"/></text:h>
      <text:p text:style-name="P114">ロケールの確認方法は以下の通りです。</text:p>
      <table:table table:name="表57" table:style-name="表57">
        <table:table-column table:style-name="表57.A"/>
        <table:table-row>
          <table:table-cell table:style-name="表57.A1" office:value-type="string">
            <text:p text:style-name="P82">=# SELECT name,setting,context,sourcefile FROM pg_settings WHERE name LIKE 'lc%';</text:p>
          </table:table-cell>
        </table:table-row>
      </table:table>
      <text:p text:style-name="Standard"/>
      <text:p text:style-name="P10"/>
      <text:h text:style-name="P303" text:outline-level="2"><text:bookmark-start text:name="__RefHeading__8105_462068237"/>ファイルの文字コードの変換<text:bookmark-end text:name="__RefHeading__8105_462068237"/></text:h>
      <text:p text:style-name="P199">PostgreSQLへ投入するテキストファイルがPostgreSQLに対応していない場合<text:span text:style-name="T1">や、pg_bulkload</text:span><text:span text:style-name="T1"><text:note text:id="ftn6" text:note-class="footnote"><text:note-citation>6</text:note-citation><text:note-body><text:p text:style-name="P211">pg_bulkload は処理高速化のため、ロード中に文字エンコーディングの自動変換を行いません</text:p></text:note-body></text:note></text:span><text:span text:style-name="T1">を用いてデータ投入を行う場合</text:span>、文字<text:span text:style-name="T1">エンコーディング</text:span>の変換を行う必要があります。 本資料では、文字<text:span text:style-name="T1">エンコーディング</text:span>の変換は「nkf」<text:span text:style-name="T1">および「iconv」と</text:span><text:span text:style-name="T17">「</text:span><text:span text:style-name="T1">dos2unix」</text:span>を用います。<text:span text:style-name="T1">なお、</text:span>ファイルサイズが小さい場合などは<text:span text:style-name="T1">任意のエディタを用い変換しても</text:span>問題ありません。</text:p>
      <text:p text:style-name="P37"/>
      <text:h text:style-name="P305" text:outline-level="3"><text:bookmark-start text:name="__RefHeading__8107_4620682371"/>nkf<text:span text:style-name="T1">の利用</text:span><text:bookmark-end text:name="__RefHeading__8107_4620682371"/></text:h>
      <text:p text:style-name="P150">nkfは日本製ソフトウェアのため、文字エンコーディング変換や確認がある程度柔軟に実行できます。</text:p>
      <text:p text:style-name="P131"/>
      <text:p text:style-name="P158"><text:span text:style-name="T1">a. </text:span>ファイルの文字<text:span text:style-name="T1">エンコーディング</text:span>確認（-g）</text:p>
      <text:p text:style-name="P150"><text:s/>テキストファイルの文字エンコーディングが不明な場合やnkfによる変換が正しく成功しているか確認する場合、次のように実行します。</text:p>
      <table:table table:name="表58" table:style-name="表58">
        <table:table-column table:style-name="表58.A"/>
        <table:table-row>
          <table:table-cell table:style-name="表58.A1" office:value-type="string">
            <text:p text:style-name="_39_2.操作例">$ nkf -g <text:span text:style-name="T119">確認したいテキストファイル</text:span></text:p>
            <text:p text:style-name="_39_2.操作例">Shift_JIS (CR)</text:p>
          </table:table-cell>
        </table:table-row>
      </table:table>
      <text:p text:style-name="P21"/>
      <text:p text:style-name="P158"><text:bookmark-start text:name="__RefHeading__8109_4620682371"/>b. ファイルの文字<text:span text:style-name="T1">エンコーディング</text:span>変換（UTF-8/LF）<text:bookmark-end text:name="__RefHeading__8109_4620682371"/></text:p>
      <text:p text:style-name="P117">テキストファイルの文字エンコーディングを「UTF-8」、改行コードを「LF」に変換する際は、次のように実行します。他の文字コードおよび改行コードについては下表を参考に記載してください。</text:p>
      <table:table table:name="表59" table:style-name="表59">
        <table:table-column table:style-name="表59.A"/>
        <table:table-row>
          <table:table-cell table:style-name="表59.A1" office:value-type="string">
            <text:p text:style-name="_39_2.操作例">$ nkf -w -Lu <text:span text:style-name="T119">変換したいテキストファイル</text:span> &gt; <text:span text:style-name="T119">新規</text:span><text:span text:style-name="T119">テキストファイル名</text:span></text:p>
            <text:p text:style-name="_39_2.操作例">$ nkf -g <text:span text:style-name="T119">新規</text:span><text:span text:style-name="T119">テキストファイル名</text:span></text:p>
            <text:p text:style-name="_39_2.操作例">UTF-8 (LF)</text:p>
          </table:table-cell>
        </table:table-row>
      </table:table>
      <text:p text:style-name="P150"/>
      <text:p text:style-name="P150">ファイルを上書きして変換する場合は次のように「--overwrite」オプションを付与して、実行してください。</text:p>
      <table:table table:name="表60" table:style-name="表60">
        <table:table-column table:style-name="表60.A"/>
        <table:table-row>
          <table:table-cell table:style-name="表60.A1" office:value-type="string">
            <text:p text:style-name="_39_2.操作例">$ nkf -w -Lu –overwrite <text:span text:style-name="T119">変換したいテキストファイル</text:span></text:p>
            <text:p text:style-name="_39_2.操作例">$ nkf -g <text:span text:style-name="T119">変換したいテキストファイル</text:span></text:p>
            <text:p text:style-name="_39_2.操作例">UTF-8 (LF)</text:p>
          </table:table-cell>
        </table:table-row>
      </table:table>
      <text:p text:style-name="P150"/>
      <text:p text:style-name="P150">上記以外のコマンドオプションについては、man等で確認してください。</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70"/>
      <text:p text:style-name="P165"><text:span text:style-name="T1">表 </text:span><text:span text:style-name="T1"><text:sequence text:ref-name="refTable22" text:name="Table" text:formula="ooow:Table+1" style:num-format="1">3.7.1</text:sequence></text:span><text:span text:style-name="T1">: 文字エンコーディングと付与する変換時のオプション</text:span></text:p>
      <table:table table:name="表61" table:style-name="表61">
        <table:table-column table:style-name="表61.A"/>
        <table:table-column table:style-name="表61.B"/>
        <table:table-column table:style-name="表61.C"/>
        <table:table-row table:style-name="表61.1">
          <table:table-cell table:style-name="表61.A1" office:value-type="string">
            <text:p text:style-name="P263">No.</text:p>
          </table:table-cell>
          <table:table-cell table:style-name="表61.A1" office:value-type="string">
            <text:p text:style-name="Table_20_Heading">文字<text:span text:style-name="T1">エンコーディング</text:span></text:p>
          </table:table-cell>
          <table:table-cell table:style-name="表61.C1" office:value-type="string">
            <text:p text:style-name="Table_20_Heading">オプション</text:p>
          </table:table-cell>
        </table:table-row>
        <table:table-row table:style-name="表61.2">
          <table:table-cell table:style-name="表61.A10" office:value-type="string">
            <text:p text:style-name="P234">1</text:p>
          </table:table-cell>
          <table:table-cell table:style-name="表61.B10" office:value-type="string">
            <text:p text:style-name="Table_20_Contents">UTF-8 (BOMなし）</text:p>
          </table:table-cell>
          <table:table-cell table:style-name="表61.C10" office:value-type="string">
            <text:p text:style-name="Table_20_Contents">-w/-w80</text:p>
          </table:table-cell>
        </table:table-row>
        <table:table-row table:style-name="表61.2">
          <table:table-cell table:style-name="表61.A10" office:value-type="string">
            <text:p text:style-name="P234">2</text:p>
          </table:table-cell>
          <table:table-cell table:style-name="表61.B10" office:value-type="string">
            <text:p text:style-name="Table_20_Contents">UTF-8 (BOM有）</text:p>
          </table:table-cell>
          <table:table-cell table:style-name="表61.C10" office:value-type="string">
            <text:p text:style-name="Table_20_Contents">-w8</text:p>
          </table:table-cell>
        </table:table-row>
        <table:table-row table:style-name="表61.4">
          <table:table-cell table:style-name="表61.A10" office:value-type="string">
            <text:p text:style-name="P234">3</text:p>
          </table:table-cell>
          <table:table-cell table:style-name="表61.B10" office:value-type="string">
            <text:p text:style-name="Table_20_Contents">UTF-16</text:p>
            <text:p text:style-name="Table_20_Contents"><text:s/>(big endian BOMなし）</text:p>
          </table:table-cell>
          <table:table-cell table:style-name="表61.C10" office:value-type="string">
            <text:p text:style-name="Table_20_Contents">-w16/-16B0</text:p>
          </table:table-cell>
        </table:table-row>
        <table:table-row table:style-name="表61.4">
          <table:table-cell table:style-name="表61.A10" office:value-type="string">
            <text:p text:style-name="P234">4</text:p>
          </table:table-cell>
          <table:table-cell table:style-name="表61.B10" office:value-type="string">
            <text:p text:style-name="Table_20_Contents">UTF-16</text:p>
            <text:p text:style-name="Table_20_Contents"><text:s/>(big endian BOM有）</text:p>
          </table:table-cell>
          <table:table-cell table:style-name="表61.C10" office:value-type="string">
            <text:p text:style-name="Table_20_Contents">-w16B</text:p>
          </table:table-cell>
        </table:table-row>
        <table:table-row table:style-name="表61.4">
          <table:table-cell table:style-name="表61.A10" office:value-type="string">
            <text:p text:style-name="P234">5</text:p>
          </table:table-cell>
          <table:table-cell table:style-name="表61.B10" office:value-type="string">
            <text:p text:style-name="Table_20_Contents">UTF-16</text:p>
            <text:p text:style-name="Table_20_Contents"><text:s/>(little endian BOMなし）</text:p>
          </table:table-cell>
          <table:table-cell table:style-name="表61.C10" office:value-type="string">
            <text:p text:style-name="Table_20_Contents">-w16L0</text:p>
          </table:table-cell>
        </table:table-row>
        <table:table-row table:style-name="表61.4">
          <table:table-cell table:style-name="表61.A10" office:value-type="string">
            <text:p text:style-name="P234">6</text:p>
          </table:table-cell>
          <table:table-cell table:style-name="表61.B10" office:value-type="string">
            <text:p text:style-name="Table_20_Contents">UTF-16</text:p>
            <text:p text:style-name="Table_20_Contents"><text:s/>(little endian BOM有）</text:p>
          </table:table-cell>
          <table:table-cell table:style-name="表61.C10" office:value-type="string">
            <text:p text:style-name="Table_20_Contents">-w16L</text:p>
          </table:table-cell>
        </table:table-row>
        <table:table-row table:style-name="表61.1">
          <table:table-cell table:style-name="表61.A10" office:value-type="string">
            <text:p text:style-name="P234">7</text:p>
          </table:table-cell>
          <table:table-cell table:style-name="表61.B10" office:value-type="string">
            <text:p text:style-name="Table_20_Contents">EUC-JP</text:p>
          </table:table-cell>
          <table:table-cell table:style-name="表61.C10" office:value-type="string">
            <text:p text:style-name="Table_20_Contents">-e</text:p>
          </table:table-cell>
        </table:table-row>
        <table:table-row table:style-name="表61.1">
          <table:table-cell table:style-name="表61.A10" office:value-type="string">
            <text:p text:style-name="P234">8</text:p>
          </table:table-cell>
          <table:table-cell table:style-name="表61.B10" office:value-type="string">
            <text:p text:style-name="Table_20_Contents">Shift-JIS</text:p>
            <text:p text:style-name="Table_20_Contents">(CP932)</text:p>
          </table:table-cell>
          <table:table-cell table:style-name="表61.C10" office:value-type="string">
            <text:p text:style-name="Table_20_Contents">-s</text:p>
          </table:table-cell>
        </table:table-row>
        <table:table-row table:style-name="表61.1">
          <table:table-cell table:style-name="表61.A10" office:value-type="string">
            <text:p text:style-name="P234">9</text:p>
          </table:table-cell>
          <table:table-cell table:style-name="表61.B10" office:value-type="string">
            <text:p text:style-name="Table_20_Contents">JIS</text:p>
            <text:p text:style-name="Table_20_Contents">(ISO-2022-JP)</text:p>
          </table:table-cell>
          <table:table-cell table:style-name="表61.C10" office:value-type="string">
            <text:p text:style-name="Table_20_Contents">-j</text:p>
          </table:table-cell>
        </table:table-row>
      </table:table>
      <text:h text:style-name="P314" text:outline-level="3" text:is-list-header="true"/>
      <text:p text:style-name="P165"><text:span text:style-name="T1">表 </text:span><text:span text:style-name="T1"><text:sequence text:ref-name="refTable23" text:name="Table" text:formula="ooow:Table+1" style:num-format="1">3.7.2</text:sequence></text:span><text:span text:style-name="T1">: 改行コードと付与する変換時のオプション</text:span></text:p>
      <table:table table:name="表62" table:style-name="表62">
        <table:table-column table:style-name="表62.A"/>
        <table:table-column table:style-name="表62.B"/>
        <table:table-column table:style-name="表62.C"/>
        <table:table-row table:style-name="表62.1">
          <table:table-cell table:style-name="表62.A1" office:value-type="string">
            <text:p text:style-name="P263">No.</text:p>
          </table:table-cell>
          <table:table-cell table:style-name="表62.A1" office:value-type="string">
            <text:p text:style-name="Table_20_Heading">改行コード (主なOS)</text:p>
          </table:table-cell>
          <table:table-cell table:style-name="表62.C1" office:value-type="string">
            <text:p text:style-name="Table_20_Heading">オプション</text:p>
          </table:table-cell>
        </table:table-row>
        <table:table-row table:style-name="表62.2">
          <table:table-cell table:style-name="表62.A4" office:value-type="string">
            <text:p text:style-name="P234">1</text:p>
          </table:table-cell>
          <table:table-cell table:style-name="表62.B4" office:value-type="string">
            <text:p text:style-name="Table_20_Contents">LF (UNIX)</text:p>
          </table:table-cell>
          <table:table-cell table:style-name="表62.C4" office:value-type="string">
            <text:p text:style-name="Table_20_Contents">-Lu/-d</text:p>
          </table:table-cell>
        </table:table-row>
        <table:table-row table:style-name="表62.2">
          <table:table-cell table:style-name="表62.A4" office:value-type="string">
            <text:p text:style-name="P234">2</text:p>
          </table:table-cell>
          <table:table-cell table:style-name="表62.B4" office:value-type="string">
            <text:p text:style-name="Table_20_Contents">CRLF (Windows)</text:p>
          </table:table-cell>
          <table:table-cell table:style-name="表62.C4" office:value-type="string">
            <text:p text:style-name="Table_20_Contents">-Lw/-c</text:p>
          </table:table-cell>
        </table:table-row>
        <table:table-row table:style-name="表62.4">
          <table:table-cell table:style-name="表62.A4" office:value-type="string">
            <text:p text:style-name="P234">3</text:p>
          </table:table-cell>
          <table:table-cell table:style-name="表62.B4" office:value-type="string">
            <text:p text:style-name="Table_20_Contents">CR (Mac)</text:p>
          </table:table-cell>
          <table:table-cell table:style-name="表62.C4" office:value-type="string">
            <text:p text:style-name="Table_20_Contents">-Lm</text:p>
          </table:table-cell>
        </table:table-row>
      </table:table>
      <text:p text:style-name="P36"/>
      <text:h text:style-name="P316" text:outline-level="3"/>
      <text:h text:style-name="P318" text:outline-level="3"><text:bookmark-start text:name="__RefHeading__8107_46206823711"/><text:span text:style-name="T1">i</text:span><text:span text:style-name="T1">convの利用</text:span><text:bookmark-end text:name="__RefHeading__8107_46206823711"/></text:h>
      <text:p text:style-name="P117">iconvは文字エンコーディングを変換するコマンドです。利用できる文字エンコーディングは日本語に限りません。ここではiconvコマンドを利用した例を以下に示します。</text:p>
      <text:p text:style-name="P156"/>
      <text:p text:style-name="P137">a. 利用可能な文字エンコーディングの確認</text:p>
      <text:p text:style-name="P117"><text:s/>変換したい文字エンコーディング（変換元、変換先）が存在するか確認する場合、次のように入力します。</text:p>
      <table:table table:name="表63" table:style-name="表63">
        <table:table-column table:style-name="表63.A"/>
        <table:table-row>
          <table:table-cell table:style-name="表63.A1" office:value-type="string">
            <text:p text:style-name="_39_2.操作例">$ iconv --list</text:p>
            <text:p text:style-name="_39_2.操作例">437, 500, 500V1, 850, 851, 852, 855, 856, 857, 860, 861, 862, 863, 864, 865,</text:p>
            <text:p text:style-name="_39_2.操作例">:</text:p>
            <text:p text:style-name="_39_2.操作例">（<text:span text:style-name="T1">省略</text:span>）</text:p>
          </table:table-cell>
        </table:table-row>
      </table:table>
      <text:p text:style-name="P6"/>
      <text:p text:style-name="P114">grepコマンドと併用すると便利です。</text:p>
      <table:table table:name="表64" table:style-name="表64">
        <table:table-column table:style-name="表64.A"/>
        <table:table-row>
          <table:table-cell table:style-name="表64.A1" office:value-type="string">
            <text:p text:style-name="_39_2.操作例">$ iconv --list | grep UTF-8</text:p>
            <text:p text:style-name="_39_2.操作例">ISO-10646/UTF-8/</text:p>
            <text:p text:style-name="_39_2.操作例">UTF-8//</text:p>
          </table:table-cell>
        </table:table-row>
      </table:table>
      <text:p text:style-name="P6"/>
      <text:p text:style-name="P130"><text:bookmark-start text:name="__RefHeading__8109_46206823711"/><text:span text:style-name="T132">b. </text:span><text:span text:style-name="T132">ファイルの文字</text:span><text:span text:style-name="T133">エンコーディング</text:span><text:span text:style-name="T132">変換（</text:span><text:span text:style-name="T132">Shift_JIS/CRLF</text:span><text:span text:style-name="T133">から</text:span><text:span text:style-name="T132">UTF-8/</text:span><text:span text:style-name="T132">LF</text:span><text:span text:style-name="T132">）</text:span><text:bookmark-end text:name="__RefHeading__8109_46206823711"/></text:p>
      <text:p text:style-name="P117"><text:s/>文字エンコーディングが「Shift_JIS」、改行コードが「CRLF」のテキストファイルから、「UTF-8」、改行コードを「LF」のテキストファイルに変換する際は、次のように実行します。改行コードを「CRLF」にしたい場合は、unix2dosを利用してください。</text:p>
      <table:table table:name="表65" table:style-name="表65">
        <table:table-column table:style-name="表65.A"/>
        <table:table-row>
          <table:table-cell table:style-name="表65.A1" office:value-type="string">
            <text:p text:style-name="_39_2.操作例"><text:span text:style-name="T1">$ </text:span><text:span text:style-name="T113">iconv -f </text:span><text:span text:style-name="T113">Shift_JIS</text:span><text:span text:style-name="T113"> -t </text:span><text:span text:style-name="T113">UTF-8</text:span><text:span text:style-name="T113"> </text:span><text:span text:style-name="T116">変換したいファイル </text:span><text:span text:style-name="T116">| dos2unix</text:span><text:span text:style-name="T113"> &gt; </text:span><text:span text:style-name="T122">新規</text:span><text:span text:style-name="T122">テキストファイル名</text:span></text:p>
            <text:p text:style-name="_39_2.操作例">$ nkf -g <text:span text:style-name="T119">新規</text:span><text:span text:style-name="T119">テキストファイル名</text:span></text:p>
            <text:p text:style-name="_39_2.操作例">UTF-8 (LF)</text:p>
          </table:table-cell>
        </table:table-row>
      </table:table>
      <text:p text:style-name="P152"/>
      <text:h text:style-name="P289" text:outline-level="1"><text:bookmark-start text:name="__RefHeading__3005_358891473"/>データの投入(Load)<text:bookmark-end text:name="__RefHeading__3005_358891473"/></text:h>
      <text:p text:style-name="P208">本章では、抽出<text:span text:style-name="T1">（Extract）</text:span>し、任意の整形<text:span text:style-name="T1">（Transform）</text:span>を行った中間データを利用してPostgreSQLへデータを投入する方法（<text:span text:style-name="T1">Load</text:span>）<text:span text:style-name="T1">について記載します。</text:span></text:p>
      <text:h text:style-name="P291" text:outline-level="2" text:is-list-header="true"/>
      <text:h text:style-name="P291" text:outline-level="2"><text:bookmark-start text:name="__RefHeading__3007_358891473"/>COPY<text:bookmark-end text:name="__RefHeading__3007_358891473"/></text:h>
      <text:p text:style-name="P196">PostgreSQLでサポートされるSQLコマンドの<text:span text:style-name="T1">COPY文を使用して、次のようにCSVファイルからテーブルへデータを投入します。</text:span></text:p>
      <table:table table:name="表46" table:style-name="表46">
        <table:table-column table:style-name="表46.A"/>
        <table:table-row table:style-name="表46.1">
          <table:table-cell table:style-name="表46.A1" office:value-type="string">
            <text:p text:style-name="P91">$ <text:span text:style-name="T103">psql -U postgres testdb</text:span></text:p>
            <text:p text:style-name="P91">testdb=# COPY test_table FROM '/tmp/test1.csv' WITH DELIMITER ',';</text:p>
            <text:p text:style-name="P91">COPY 10</text:p>
          </table:table-cell>
        </table:table-row>
      </table:table>
      <text:p text:style-name="P76"/>
      <text:p text:style-name="P77">(*1)既にデータが存在する場合は追加で投入します。データ投入の重複を防ぐため、投入前にはTRUNCATEを実行す</text:p>
      <text:p text:style-name="P77"><text:s text:c="6"/>るなどの対応をお勧めします。</text:p>
      <text:p text:style-name="P278">(*2)COPY FROM文は、PostgreSQLスーパユーザで実行する必要があります。</text:p>
      <text:p text:style-name="P278"/>
      <text:p text:style-name="P278">CSVファイル内の任意の文字列をNULL値として格納する場合の例を以下に記載します。</text:p>
      <table:table table:name="表99" table:style-name="表99">
        <table:table-column table:style-name="表99.A"/>
        <table:table-row table:style-name="表99.1">
          <table:table-cell table:style-name="表99.A1" office:value-type="string">
            <text:p text:style-name="P91">$ <text:span text:style-name="T103">psql -U </text:span><text:span text:style-name="T104">postgres</text:span><text:span text:style-name="T103"> testdb</text:span></text:p>
            <text:p text:style-name="P91"><text:span text:style-name="T103">testdb</text:span>=# COPY test_table FROM '/tmp/test1.csv' with (NULL 'null_string', format CSV);</text:p>
            <text:p text:style-name="P91">COPY 10</text:p>
          </table:table-cell>
        </table:table-row>
      </table:table>
      <text:p text:style-name="P44"/>
      <text:h text:style-name="P291" text:outline-level="2"><text:bookmark-start text:name="__RefHeading__21860_886347689"/>psql<text:span text:style-name="T1">からファイル指定で実行</text:span><text:bookmark-end text:name="__RefHeading__21860_886347689"/></text:h>
      <text:p text:style-name="P197">Ora2Pgを用いてINSERT文などの形式でデータの抽出を行った場合は、psqlユーティリティにてファイル指定で実行します。</text:p>
      <table:table table:name="表47" table:style-name="表47">
        <table:table-column table:style-name="表47.A"/>
        <table:table-row>
          <table:table-cell table:style-name="表47.A1" office:value-type="string">
            <text:p text:style-name="_39_2.操作例">$ <text:span text:style-name="T103">psql -U postgres testdb </text:span><text:span text:style-name="T103">-f test1.sql</text:span></text:p>
          </table:table-cell>
        </table:table-row>
      </table:table>
      <text:p text:style-name="_32_.本文_ff08_中見出し_ff09_"/>
      <text:p text:style-name="_32_.本文_ff08_中見出し_ff09_">(*1)<text:span text:style-name="T1">既に</text:span>データが存在する場合は追加で投入します。データ投入の重複を防ぐため、投入前にはTRUNCATE</text:p>
      <text:p text:style-name="P191"><text:s text:c="5"/>を実行するなどの対応をお勧めします。</text:p>
      <text:p text:style-name="P6"/>
      <text:h text:style-name="P295" text:outline-level="2"/>
      <text:h text:style-name="P299" text:outline-level="2"><text:bookmark-start text:name="__RefHeading__73796_368745997"/>pg_bulkload<text:bookmark-end text:name="__RefHeading__73796_368745997"/></text:h>
      <text:p text:style-name="P191">pg_bulkload は、大量のデータを高速に投入するためのツールです。 データベース制約のチェックの有無や、エラーデータをスキップして投入を継続するか否かを制御でき、入力データに応じた柔軟なデータ移行が可能です。 たとえば、あるデータベースに格納されている情報を別のデータベースへ移送するような状況では、データの整合性は既に確認済みですので、細かなチェックは省き、高速にデータをロードできます。 一方、別ツールで出力したデータの整合性が疑わしい場合には、制約をチェックしながら投入できます。 </text:p>
      <text:p text:style-name="P191"/>
      <text:p text:style-name="P191">pgFoundryのサイト<text:note text:id="ftn7" text:note-class="footnote"><text:note-citation>7</text:note-citation><text:note-body><text:p text:style-name="P213">pg_bulkload :<text:span text:style-name="T1"> </text:span><text:span text:style-name="T1">http://pgbulkload.projects.pgfoundry.org/</text:span></text:p></text:note-body></text:note>から、ダウンロードしてインストールする必要があります。インストールはPostgreSQLをビルド可能な環境で行う必要があります。</text:p>
      <table:table table:name="表100" table:style-name="表100">
        <table:table-column table:style-name="表100.A"/>
        <table:table-row>
          <table:table-cell table:style-name="表100.A1" office:value-type="string">
            <text:p text:style-name="P88">$ cd pg_bulkload</text:p>
            <text:p text:style-name="P88">$ make USE_PGXS=1</text:p>
            <text:p text:style-name="P88">$ su</text:p>
            <text:p text:style-name="P88">$ make USE_PGXS=1 install</text:p>
          </table:table-cell>
        </table:table-row>
      </table:table>
      <text:p text:style-name="P191"/>
      <text:p text:style-name="P191">また、PostgreSQLのバージョンによって、DBへの登録方法が異なります。</text:p>
      <text:p text:style-name="P191">実行例: PostgreSQL 9.1以下の場合</text:p>
      <table:table table:name="表52" table:style-name="表52">
        <table:table-column table:style-name="表52.A"/>
        <table:table-row>
          <table:table-cell table:style-name="表52.A1" office:value-type="string">
            <text:p text:style-name="P88">$ postgresql start</text:p>
            <text:p text:style-name="P88">$ psql -f $PGSHARE/contrib/pg_bulkload.sql database_name</text:p>
          </table:table-cell>
        </table:table-row>
      </table:table>
      <text:p text:style-name="P39"/>
      <text:p text:style-name="P191">実行例: PostgreSQL 9.2以上の場合</text:p>
      <table:table table:name="表101" table:style-name="表101">
        <table:table-column table:style-name="表101.A"/>
        <table:table-row>
          <table:table-cell table:style-name="表101.A1" office:value-type="string">
            <text:p text:style-name="P88">$ psql database_name</text:p>
            <text:p text:style-name="P88">database_name=# CREATE EXTENSION pg_bulkload;</text:p>
          </table:table-cell>
        </table:table-row>
      </table:table>
      <text:p text:style-name="P39"/>
      <text:p text:style-name="P56">1．制御ファイルを作成</text:p>
      <text:p text:style-name="P191"><text:s/>ロード対象のテーブル名、入力ファイルのパスなどを指定します。</text:p>
      <text:p text:style-name="P191"/>
      <text:p text:style-name="P191">制御ファイルサンプル</text:p>
      <table:table table:name="表102" table:style-name="表102">
        <table:table-column table:style-name="表102.A"/>
        <table:table-row>
          <table:table-cell table:style-name="表102.A1" office:value-type="string">
            <text:p text:style-name="P88">#</text:p>
            <text:p text:style-name="P88"># sample_csv.ctl -- Control file to load CSV input data</text:p>
            <text:p text:style-name="P88">#</text:p>
            <text:p text:style-name="P88"># <text:s text:c="3"/>Copyright (c) 2007-2011, NIPPON TELEGRAPH AND TELEPHONE CORPORATION</text:p>
            <text:p text:style-name="P88">#</text:p>
            <text:p text:style-name="P88"><text:span text:style-name="T103">TABLE</text:span><text:span text:style-name="T103"> = </text:span><text:span text:style-name="T103">test</text:span><text:span text:style-name="T103"> <text:s text:c="25"/># [&lt;schema_name&gt;.]table_name</text:span></text:p>
            <text:p text:style-name="P88"><text:span text:style-name="T103">INPUT = /</text:span><text:span text:style-name="T103">home</text:span><text:span text:style-name="T103">/</text:span><text:span text:style-name="T103">postgres</text:span><text:span text:style-name="T103">/input_data_file.csv <text:s/># Input data location (absolute path)</text:span></text:p>
            <text:p text:style-name="P88"><text:span text:style-name="T103">TYPE = CSV <text:s text:c="27"/># Input file type(</text:span><text:span text:style-name="T103">CSV | BINARY | FIXED | FUNCTION </text:span><text:span text:style-name="T103">)</text:span></text:p>
            <text:p text:style-name="P88"><text:span text:style-name="T104">WRITER = DIRECT <text:s text:c="22"/># Road (</text:span><text:span text:style-name="T103">DIRECT | BUFFERED | BINARY | PARALLEL </text:span><text:span text:style-name="T104">)</text:span></text:p>
            <text:p text:style-name="P88">QUOTE = "\"" <text:s text:c="25"/># Quoting character</text:p>
            <text:p text:style-name="P88">ESCAPE = \ <text:s text:c="27"/># Escape character for Quoting</text:p>
            <text:p text:style-name="P88">DELIMITER = "," <text:s text:c="22"/># Delimiter</text:p>
            <text:p text:style-name="P88"><text:span text:style-name="T103">ENCODING = </text:span><text:span text:style-name="T103">UTF8</text:span><text:span text:style-name="T103"> <text:s text:c="3"/></text:span><text:span text:style-name="T103"><text:s text:c="19"/># DB Encode</text:span></text:p>
            <text:p text:style-name="P88">CHECK_CONSTRAINTS = YES <text:s text:c="17"/># Constraintcheck(YES | NO)</text:p>
          </table:table-cell>
        </table:table-row>
      </table:table>
      <text:p text:style-name="_32_.本文_ff08_中見出し_ff09_"/>
      <text:p text:style-name="P56">2．$PGDATA/pg_bulkload ディレクトリの存在を確認</text:p>
      <text:p text:style-name="P191">$PGDATA/pg_bulkload ディレクトリにはロードステータスファイルが作成されます。本ディレクトリが存在しない場合は、作成する必要があります。</text:p>
      <text:p text:style-name="P191"/>
      <text:p text:style-name="P201"/>
      <text:p text:style-name="P62">3．制御ファイルを引数としてコマンドを実行</text:p>
      <text:p text:style-name="P191"/>
      <text:p text:style-name="P191">実行例</text:p>
      <table:table table:name="表109" table:style-name="表109">
        <table:table-column table:style-name="表109.A"/>
        <table:table-row>
          <table:table-cell table:style-name="表109.A1" office:value-type="string">
            <text:p text:style-name="_39_2.操作例">$ pg_bulkload sample_csv.ctl</text:p>
            <text:p text:style-name="_39_2.操作例">NOTICE: BULK LOAD START</text:p>
            <text:p text:style-name="_39_2.操作例">NOTICE: BULK LOAD END</text:p>
            <text:p text:style-name="_39_2.操作例"><text:tab/>0 Rows skipped.</text:p>
            <text:p text:style-name="_39_2.操作例"><text:tab/>8 Rows successfully loaded.</text:p>
            <text:p text:style-name="_39_2.操作例"><text:tab/>0 Rows not loaded due to parse errors.</text:p>
            <text:p text:style-name="_39_2.操作例"><text:tab/>0 Rows not loaded due to duplicate errors.</text:p>
            <text:p text:style-name="_39_2.操作例"><text:tab/>0 Rows replaced with new rows.</text:p>
          </table:table-cell>
        </table:table-row>
      </table:table>
      <text:p text:style-name="P81">(*1)すでにデータが存在する場合は追加で投入します。データ投入の重複を防ぐため、投入前にはTRUNCATEを実行</text:p>
      <text:p text:style-name="P81"><text:s text:c="6"/>するなどの対応をお勧めします。</text:p>
      <text:p text:style-name="P78">(*2)pg_bulkloadは、PostgreSQLのスーパユーザで実行する必要があります。</text:p>
      <text:p text:style-name="P80"><text:span text:style-name="T1">(*3)</text:span>pg_bulkload は高速化のためにロード中に文字コードの変換を行いません。pg_bulkload を利用するユーザは、</text:p>
      <text:p text:style-name="P80"><text:s text:c="6"/>ロード対象のデータベースの文字コードに合わせて、事前に入力ファイルを作成しておく必要があります。例えば、エ</text:p>
      <text:p text:style-name="P80"><text:s text:c="6"/>ンコーディングをEUC_JP としてデータベースを作成した場合、入力ファイルのエンコーディングもEUC_JP で作成し</text:p>
      <text:p text:style-name="P80"><text:s text:c="6"/>てください。</text:p>
      <text:p text:style-name="_39_6.注意_28_中見出し_29_"/>
      <text:p text:style-name="P191">また、pg_bulkload では、下記のコマンドライン引数を指定できます。</text:p>
      <text:p text:style-name="P191"/>
      <text:p text:style-name="P191">a) ロードオプション</text:p>
      <table:table table:name="表110" table:style-name="表110">
        <table:table-column table:style-name="表110.A"/>
        <table:table-row>
          <table:table-cell table:style-name="表110.A1" office:value-type="string">
            <text:p text:style-name="_39_2.操作例">-i INPUT</text:p>
            <text:p text:style-name="_39_2.操作例">--input=INPUT</text:p>
            <text:p text:style-name="_39_2.操作例">--infile=INPUT</text:p>
            <text:p text:style-name="_39_2.操作例"><text:s text:c="4"/>入力データソースを指定<text:span text:style-name="T1">します。</text:span></text:p>
            <text:p text:style-name="_39_2.操作例">-O OUTPUT</text:p>
            <text:p text:style-name="_39_2.操作例">--output=OUTPUT</text:p>
            <text:p text:style-name="_39_2.操作例"><text:s text:c="4"/>データの出力先を指定<text:span text:style-name="T1">します。</text:span></text:p>
            <text:p text:style-name="_39_2.操作例">-l LOGFILE</text:p>
            <text:p text:style-name="_39_2.操作例">--logfile=LOGFILE</text:p>
            <text:p text:style-name="_39_2.操作例"><text:s text:c="4"/>ロード処理の結果を記録するログファイルのパスを指定<text:span text:style-name="T1">します。</text:span></text:p>
            <text:p text:style-name="_39_2.操作例">-P PARSE_BADFILE</text:p>
            <text:p text:style-name="_39_2.操作例">--parse-badfile=PARSE_BADFILE</text:p>
            <text:p text:style-name="_39_2.操作例"><text:s text:c="4"/>入力データのパース時に見つかった不良レコードを記録するBADファイルのパスを指定<text:span text:style-name="T1">します。</text:span></text:p>
            <text:p text:style-name="_39_2.操作例">-u DUPLICATE_BADFILE</text:p>
            <text:p text:style-name="_39_2.操作例">--duplicate-badfile=DUPLICATE_BADFILE</text:p>
            <text:p text:style-name="_39_2.操作例"><text:s text:c="4"/>インデックスメンテナンス処理で見つかった一意制約違反の不良レコードを記録するBADファイルのパスを指定<text:span text:style-name="T1">します。</text:span></text:p>
            <text:p text:style-name="_39_2.操作例">-o "key=val"</text:p>
            <text:p text:style-name="_39_2.操作例">--option="key=val"</text:p>
            <text:p text:style-name="_39_2.操作例"><text:s text:c="4"/>制御ファイルで指定可能な設定項目を指定<text:span text:style-name="T1">します。</text:span></text:p>
          </table:table-cell>
        </table:table-row>
      </table:table>
      <text:p text:style-name="P60"/>
      <text:p text:style-name="P60"/>
      <text:p text:style-name="P70">b) 接続オプション</text:p>
      <table:table table:name="表111" table:style-name="表111">
        <table:table-column table:style-name="表111.A"/>
        <table:table-row>
          <table:table-cell table:style-name="表111.A1" office:value-type="string">
            <text:p text:style-name="_39_2.操作例">-d DBNAME<text:line-break/>--dbname=DBNAME </text:p>
            <text:p text:style-name="P104"><text:s text:c="4"/>接続するデータベース名を指定します。データベース名が指定されていない場合、PGDATABASE環境変数から<text:span text:style-name="T21">データベース名を <text:s text:c="2"/></text:span></text:p>
            <text:p text:style-name="P104"><text:span text:style-name="T21"><text:s text:c="4"/></text:span>読み取<text:span text:style-name="T21">り</text:span>ます。この変数も設定されていない場合は、接続時に指定したユーザ名が使用されます。 </text:p>
            <text:p text:style-name="_39_2.操作例">-h HOSTNAME<text:line-break/>--host=HOSTNAME </text:p>
            <text:p text:style-name="_39_2.操作例"><text:s text:c="4"/>サーバが稼働しているマシンのホスト名を指定します。ホスト名がスラッシュから始まる場合、Unix ドメインソケット用の<text:line-break/><text:span text:style-name="T1">　</text:span>ディレクトリとして使用されます。 </text:p>
            <text:p text:style-name="_39_2.操作例">-p PORT<text:line-break/>--port=PORT </text:p>
            <text:p text:style-name="_39_2.操作例"><text:s text:c="4"/>サーバが接続を監視する TCP ポートもしくは Unix ドメインソケットファイルの拡張子を指定します。 </text:p>
            <text:p text:style-name="_39_2.操作例">-U USERNAME<text:line-break/>--username=USERNAME </text:p>
            <text:p text:style-name="_39_2.操作例"><text:s text:c="4"/>接続するユーザ名を指定します。 </text:p>
            <text:p text:style-name="_39_2.操作例">-W<text:line-break/>--password </text:p>
            <text:p text:style-name="_39_2.操作例"><text:s text:c="4"/>データベースに接続する前に、pg_bulkload は強制的にパスワード入力を促します。サーバがパスワード認証を</text:p>
            <text:p text:style-name="_39_2.操作例"><text:s text:c="4"/>要求する場合 pg_bulkload は自動的にパスワード入力を促しますので、これが重要になることはありません。</text:p>
            <text:p text:style-name="_39_2.操作例"><text:s text:c="4"/>しかし、pg_bulkload は、サーバにパスワードが必要かどうかを判断するための接続試行を無駄に行います。</text:p>
            <text:p text:style-name="_39_2.操作例"><text:s text:c="4"/>こうした余計な接続試行を防ぐために -W の入力が有意となる場合もあります。</text:p>
          </table:table-cell>
        </table:table-row>
      </table:table>
      <text:p text:style-name="P60"/>
      <text:p text:style-name="P191">c) 一般オプション</text:p>
      <table:table table:name="表112" table:style-name="表112">
        <table:table-column table:style-name="表112.A"/>
        <table:table-row>
          <table:table-cell table:style-name="表112.A1" office:value-type="string">
            <text:p text:style-name="_39_2.操作例">-e<text:line-break/>--echo </text:p>
            <text:p text:style-name="_39_2.操作例"><text:span text:style-name="T1"><text:s text:c="4"/></text:span>サーバに送信するSQLを表示します </text:p>
            <text:p text:style-name="P103">-E LEVEL <text:line-break/>--elevel = LEVEL </text:p>
            <text:p text:style-name="_39_2.操作例"><text:s text:c="4"/>ログ出力レベルを設定します。 DEBUG, INFO, NOTICE, WARNING, ERROR, LOG, FATAL, PANIC から選択します。</text:p>
            <text:p text:style-name="_39_2.操作例"><text:s text:c="4"/>デフォルトは INFO です</text:p>
            <text:p text:style-name="_39_2.操作例">--help </text:p>
            <text:p text:style-name="_39_2.操作例"><text:s text:c="4"/>ヘルプを表示し、終了します </text:p>
            <text:p text:style-name="_39_2.操作例">--version </text:p>
            <text:p text:style-name="_39_2.操作例"><text:s text:c="4"/>バージョン情報を出力し、終了します</text:p>
          </table:table-cell>
        </table:table-row>
      </table:table>
      <text:p text:style-name="P60"/>
      <text:p text:style-name="_32_.本文_ff08_中見出し_ff09_"/>
      <text:h text:style-name="P289" text:outline-level="1"><text:bookmark-start text:name="__RefHeading__3015_358891473"/>データ移行後の作業<text:bookmark-end text:name="__RefHeading__3015_358891473"/></text:h>
      <text:p text:style-name="P209">データ移行後に確認すべき項目や、作業すべき手順について記載します。</text:p>
      <text:p text:style-name="P209"/>
      <text:h text:style-name="P292" text:outline-level="2"><text:bookmark-start text:name="__RefHeading__3017_358891473"/>データロード時のエラー等の確認<text:bookmark-end text:name="__RefHeading__3017_358891473"/></text:h>
      <text:p text:style-name="P197">COPYコマンド、pg_bulkloadでPostgreSQLデータベースにデータのロードを実行した場合は、エラーメッセージの有無を確認します。エラーが表示された場合は、その問題点を確認し、対処してから再度データのロードを実行します。</text:p>
      <text:p text:style-name="P197">COPYコマンドによるロード時にエラーが発生した場合は、その処理が全てロールバックされますが、pg_bulkloadは直接ファイルへ書き込みを行うため、ロードが完了している行についてはロールバックは実行されません。このため、<text:span text:style-name="T109">pg_bulkloadによるデータのロードを再実行する際は、一旦テーブルをTRUNCATEしてから実行するよう注意が必要です。</text:span></text:p>
      <text:p text:style-name="P38"/>
      <text:h text:style-name="P296" text:outline-level="2"><text:bookmark-start text:name="__RefHeading__41643_505578024"/>制約・索引の作成<text:bookmark-end text:name="__RefHeading__41643_505578024"/></text:h>
      <text:p text:style-name="P202"><text:span text:style-name="T1">P</text:span>ostgreSQLへデータ<text:span text:style-name="T1">を</text:span>投入する際<text:span text:style-name="T1">、</text:span>索引<text:span text:style-name="T1">や</text:span>制約が定義されていると、データ<text:span text:style-name="T1">の</text:span>挿入速度が劣化してしまいます。また、制約条件（外部キー等）が定義されていると、<text:span text:style-name="T1">単純なデータの投入でも失敗する可能性があります。このため、</text:span><text:span text:style-name="T3">データ投入完了後、索引および制約を作成します。</text:span></text:p>
      <text:p text:style-name="P191"/>
      <text:p text:style-name="P191">実行例：制約の作成（主キー）</text:p>
      <table:table table:name="表104" table:style-name="表104">
        <table:table-column table:style-name="表104.A"/>
        <table:table-row>
          <table:table-cell table:style-name="表104.A1" office:value-type="string">
            <text:p text:style-name="_39_2.操作例">=# ALTER TABLE warehouse ADD CONSTRAINT warehouse_pk PRIMARY KEY (w_id);</text:p>
          </table:table-cell>
        </table:table-row>
      </table:table>
      <text:p text:style-name="P191"/>
      <text:p text:style-name="P191">実行例：制約の作成（外部キー）</text:p>
      <table:table table:name="表108" table:style-name="表108">
        <table:table-column table:style-name="表108.A"/>
        <table:table-row>
          <table:table-cell table:style-name="表108.A1" office:value-type="string">
            <text:p text:style-name="_39_2.操作例">=# ALTER TABLE district ADD CONSTRAINT district_fk1 FOREIGN KEY (d_w_id) REFERENCES warehouse (w_id);</text:p>
          </table:table-cell>
        </table:table-row>
      </table:table>
      <text:p text:style-name="P191"/>
      <text:p text:style-name="P191">実行例：索引の作成</text:p>
      <table:table table:name="表121" table:style-name="表121">
        <table:table-column table:style-name="表121.A"/>
        <table:table-row>
          <table:table-cell table:style-name="表121.A1" office:value-type="string">
            <text:p text:style-name="_39_2.操作例">=# CREATE INDEX customer_ix1 ON customer (c_w_id, c_d_id, c_last);</text:p>
          </table:table-cell>
        </table:table-row>
      </table:table>
      <text:p text:style-name="P38"/>
      <text:h text:style-name="P293" text:outline-level="2"/>
      <text:h text:style-name="P302" text:outline-level="2"><text:bookmark-start text:name="__RefHeading__29687_397988153"/>移行対象オブジェクト数および各オブジェクトの行数の確認<text:bookmark-end text:name="__RefHeading__29687_397988153"/></text:h>
      <text:p text:style-name="P197">データロード後のPostgreSQLデータベースのオブジェクト数と各オブジェクトの行数が、移行元データベースの状態と一致するかどうか確認します。</text:p>
      <text:p text:style-name="P197"/>
      <text:p text:style-name="P197">実行例: ロード結果の確認</text:p>
      <table:table table:name="表91" table:style-name="表91">
        <table:table-column table:style-name="表91.A"/>
        <table:table-row>
          <table:table-cell table:style-name="表91.A1" office:value-type="string">
            <text:p text:style-name="P91">/* ユーザ毎に所有するテーブルの確認 */</text:p>
            <text:p text:style-name="P91">=# \d</text:p>
            <text:p text:style-name="P91"/>
            <text:p text:style-name="P91">List of relations</text:p>
            <text:p text:style-name="P91"><text:s/>Schema | <text:s text:c="7"/>Name <text:s text:c="8"/>| <text:s text:c="2"/>Type <text:s text:c="2"/>| Owner</text:p>
            <text:p text:style-name="P91">--------+---------------------+----------+--------</text:p>
            <text:p text:style-name="P91"><text:s/>scott <text:s text:c="3"/>| emp <text:s text:c="16"/><text:span text:style-name="T1"><text:s/></text:span>| table <text:s text:c="5"/>| scott</text:p>
            <text:p text:style-name="P91"><text:s/>scott <text:s text:c="3"/>| dept <text:s text:c="17"/>| table <text:s text:c="5"/>| scott</text:p>
            <text:p text:style-name="P91"/>
            <text:p text:style-name="P91">/* 各テーブルの行数を確認 */</text:p>
            <text:p text:style-name="P91">=#select count(*) from emp;</text:p>
            <text:p text:style-name="P91"/>
            <text:p text:style-name="P91"><text:s text:c="2"/>COUNT(*)</text:p>
            <text:p text:style-name="P91">----------</text:p>
            <text:p text:style-name="P91"><text:s text:c="4"/>602000</text:p>
            <text:p text:style-name="P91"/>
            <text:p text:style-name="P91">/* インデックスを確認 */</text:p>
            <text:p text:style-name="P91">=# select schemaname,relname,indexrelname from pg_stat_user_indexes;</text:p>
            <text:p text:style-name="P91"><text:s/>schemaname | relname | <text:s/>indexrelname</text:p>
            <text:p text:style-name="P91">------------+---------+-----------------</text:p>
            <text:p text:style-name="P91"><text:s/>scott <text:s text:c="10"/>| emp <text:s text:c="6"/>| empno_pkey</text:p>
            <text:p text:style-name="P91"><text:s/>scott <text:s text:c="10"/>| dept <text:s text:c="6"/>| dept_no</text:p>
            <text:p text:style-name="P91"/>
            <text:p text:style-name="P91">/* <text:span text:style-name="T1">外部キーを確認*/</text:span></text:p>
            <text:p text:style-name="P92">=# \d+ scott.history;</text:p>
            <text:p text:style-name="P92"/>
            <text:p text:style-name="P92">(省略)</text:p>
            <text:p text:style-name="P92">Foreign-key constraints:</text:p>
            <text:p text:style-name="P92"><text:s text:c="4"/>"history_fk1" FOREIGN KEY (h_w_id, h_d_id) REFERENCES scott.district(d_w_id, d_id)</text:p>
            <text:p text:style-name="P92"><text:s text:c="4"/>"history_fk2" FOREIGN KEY (h_c_w_id, h_c_d_id, h_c_id) REFERENCES scott.customer(c_w_i</text:p>
            <text:p text:style-name="P92">d, c_d_id, c_id)</text:p>
            <text:p text:style-name="P92">Has OIDs: no</text:p>
          </table:table-cell>
        </table:table-row>
      </table:table>
      <text:h text:style-name="P304" text:outline-level="2" text:is-list-header="true"/>
      <text:h text:style-name="P292" text:outline-level="2"><text:bookmark-start text:name="__RefHeading__2570_11384875791"/>ユーザのシステム権限およびオブジェクト権限の確認<text:bookmark-end text:name="__RefHeading__2570_11384875791"/></text:h>
      <text:p text:style-name="P197">データロード後のPostgreSQLデータベースユーザのシステム権限やオブジェクト権限が、移行元データベースの状態と一致するかどうか確認します。</text:p>
      <text:p text:style-name="P197"/>
      <text:p text:style-name="P197">実行例: システム権限、オブジェクト権限の確認</text:p>
      <table:table table:name="表93" table:style-name="表93">
        <table:table-column table:style-name="表93.A"/>
        <table:table-row>
          <table:table-cell table:style-name="表93.A1" office:value-type="string">
            <text:p text:style-name="P91">/* SCOTTユーザに付与されているロールの確認 */</text:p>
            <text:p text:style-name="P91"/>
            <text:p text:style-name="P91">=# select rolsuper,rolinherit,rolcreaterole,rolcreatedb,rolcatupdate,rolcanlogin from pg_roles where rolname='scott';</text:p>
            <text:p text:style-name="P91"><text:s/>rolsuper | rolinherit | rolcreaterole | rolcreatedb | rolcatupdate | rolcanlogin</text:p>
            <text:p text:style-name="P91">----------+------------+---------------+-------------+--------------+-------------</text:p>
            <text:p text:style-name="P91"><text:s/>f <text:s text:c="7"/>| t <text:s text:c="9"/>| f <text:s text:c="12"/>| f <text:s text:c="10"/>| f <text:s text:c="11"/>| t</text:p>
            <text:p text:style-name="P91">(1 row)</text:p>
            <text:p text:style-name="P91"/>
            <text:p text:style-name="P91">/* オブジェクト権限の確認 */</text:p>
            <text:p text:style-name="P91"/>
            <text:p text:style-name="P91">=# \z</text:p>
            <text:p text:style-name="P91"><text:s text:c="37"/>Access privileges</text:p>
            <text:p text:style-name="P91"><text:s/>Schema | <text:s text:c="7"/>Name <text:s text:c="8"/>| <text:s text:c="2"/>Type <text:s text:c="2"/>| <text:s text:c="2"/>Access privileges <text:s/>| Column access privileges</text:p>
            <text:p text:style-name="P91">--------+---------------------+----------+----------------------+------------------------</text:p>
            <text:p text:style-name="P91"><text:s/>scott <text:s/>| emp <text:s text:c="16"/>| table <text:s text:c="3"/>| scott=arwdDxt/scott+ |</text:p>
            <text:p text:style-name="P91"><text:s text:c="12"/>| <text:s text:c="24"/>| <text:s text:c="13"/>| test=r/scott <text:s text:c="8"/>|</text:p>
          </table:table-cell>
        </table:table-row>
      </table:table>
      <text:p text:style-name="P38"/>
      <text:h text:style-name="P293" text:outline-level="2"/>
      <text:h text:style-name="P302" text:outline-level="2"><text:bookmark-start text:name="__RefHeading__73798_368745997"/>VACUUMとANALYZEの実行<text:bookmark-end text:name="__RefHeading__73798_368745997"/></text:h>
      <text:p text:style-name="_32_.本文_ff08_中見出し_ff09_"><text:span text:style-name="T141">不要タプルが使用する領域の回収および統計情報の更新を行います。VACUUMについてはFULLを指定し、</text:span>未使用領域を解放します。</text:p>
      <text:p text:style-name="P197"/>
      <text:p text:style-name="P197">実行例: VACUUMとANALYZEの実行</text:p>
      <table:table table:name="表53" table:style-name="表53">
        <table:table-column table:style-name="表53.A"/>
        <table:table-row>
          <table:table-cell table:style-name="表53.A1" office:value-type="string">
            <text:p text:style-name="_39_2.操作例"><text:span text:style-name="T139">=# </text:span><text:span text:style-name="T141">VACUUM</text:span>(<text:span text:style-name="T1">FULL</text:span>, ANALYZE);</text:p>
            <text:p text:style-name="P91">VACUUM</text:p>
          </table:table-cell>
        </table:table-row>
      </table:table>
      <text:p text:style-name="P38"/>
      <text:h text:style-name="P292" text:outline-level="2"><text:bookmark-start text:name="__RefHeading__140411_1422913751"/>テーブルサイズの確認<text:bookmark-end text:name="__RefHeading__140411_1422913751"/></text:h>
      <text:p text:style-name="P197">データロード後、初期状態のテーブルサイズを取得します。以下の実行例を、投入した全てのテーブルに対して実行します。</text:p>
      <text:p text:style-name="P191"><text:span text:style-name="T139">異種DBMSとPostgreSQLは同じデータでも格納方式やデータ長の違いなどから異なるサイズとなる場合があるため、事前に異種DBMSのサイズを取得していたとしても、本項で</text:span><text:span text:style-name="T148">取得したPostgreSQLデータベースサイズとの比較による移行成功確認はできません。</text:span><text:span text:style-name="T139">しかし、本項の作業は、PostgreSQLの初期状態のサイズ確認として有益です。</text:span></text:p>
      <text:p text:style-name="P191"/>
      <text:p text:style-name="P197">実行例：scottスキーマのwarehouseテーブルサイズを取得</text:p>
      <table:table table:name="表116" table:style-name="表116">
        <table:table-column table:style-name="表116.A"/>
        <table:table-row>
          <table:table-cell table:style-name="表116.A1" office:value-type="string">
            <text:p text:style-name="P87">=# select pg_relation_size('scott.warehouse');</text:p>
            <text:p text:style-name="P87"><text:s/>pg_relation_size </text:p>
            <text:p text:style-name="P87">------------------</text:p>
            <text:p text:style-name="P99"><text:s text:c="13"/>8192</text:p>
          </table:table-cell>
        </table:table-row>
      </table:table>
      <text:p text:style-name="P38"/>
      <text:h text:style-name="P292" text:outline-level="2"><text:bookmark-start text:name="__RefHeading__2572_1138487579"/>アプリケーションテスト<text:bookmark-end text:name="__RefHeading__2572_1138487579"/></text:h>
      <text:p text:style-name="P197">実際にアプリケーションから接続して一連の処理を行い、想定通りの動きをするかどうか、文字化けが発生していないか等を確認します。</text:p>
      <text:h text:style-name="P292" text:outline-level="2" text:is-list-header="true"/>
      <text:h text:style-name="P292" text:outline-level="2" text:is-list-header="true"/>
      <text:h text:style-name="P289" text:outline-level="1"><text:bookmark-start text:name="__RefHeading__3023_358891473"/>実際の試行<text:bookmark-end text:name="__RefHeading__3023_358891473"/></text:h>
      <text:p text:style-name="P208">本章では、これまで記載したデータ移行フローに従い、ある試験データの移行を実際に行った結果を示します。<text:span text:style-name="T1">なお、本章で実施した試行コマンドについては別紙「6章移行手順」をご確認ください。</text:span></text:p>
      <text:p text:style-name="P209"/>
      <text:h text:style-name="P291" text:outline-level="2"><text:bookmark-start text:name="__RefHeading__3025_358891473"/><text:span text:style-name="T1">試行</text:span>環境と<text:span text:style-name="T1">試行</text:span>データ<text:bookmark-end text:name="__RefHeading__3025_358891473"/></text:h>
      <text:p text:style-name="P196"><text:span text:style-name="T1">異種DBMS</text:span>(Oracle Database)を準備し、PostgreSQLへ<text:span text:style-name="T1">データの</text:span>移行を実施<text:span text:style-name="T1">します</text:span>。</text:p>
      <text:p text:style-name="P196"/>
      <text:h text:style-name="P315" text:outline-level="3">試行環境 （プラットフォーム等）</text:h>
      <text:p text:style-name="P146">本試行は、次の環境で実施しました。</text:p>
      <text:p text:style-name="P181">表 <text:sequence text:ref-name="refTable24" text:name="Table" text:formula="ooow:Table+1" style:num-format="1">6.1.1</text:sequence>: 試行<text:span text:style-name="T1">環境</text:span></text:p>
      <table:table table:name="表95" table:style-name="表95">
        <table:table-column table:style-name="表95.A"/>
        <table:table-column table:style-name="表95.B"/>
        <table:table-column table:style-name="表95.C"/>
        <table:table-column table:style-name="表95.D"/>
        <table:table-row table:style-name="表95.1">
          <table:table-cell table:style-name="表95.A1" office:value-type="string">
            <text:p text:style-name="P257">No.</text:p>
          </table:table-cell>
          <table:table-cell table:style-name="表95.A1" office:value-type="string">
            <text:p text:style-name="P260">環境名</text:p>
          </table:table-cell>
          <table:table-cell table:style-name="表95.A1" office:value-type="string">
            <text:p text:style-name="P260">実装</text:p>
          </table:table-cell>
          <table:table-cell table:style-name="表95.D1" office:value-type="string">
            <text:p text:style-name="P260">バージョン情報</text:p>
          </table:table-cell>
        </table:table-row>
        <table:table-row table:style-name="表95.2">
          <table:table-cell table:style-name="表95.A10" office:value-type="string">
            <text:p text:style-name="P228">1</text:p>
          </table:table-cell>
          <table:table-cell table:style-name="表95.B2" office:value-type="string">
            <text:p text:style-name="P230">プラットフォーム</text:p>
          </table:table-cell>
          <table:table-cell table:style-name="表95.C10" office:value-type="string">
            <text:p text:style-name="P227">VMware vSphere</text:p>
          </table:table-cell>
          <table:table-cell table:style-name="表95.D10" office:value-type="string">
            <text:p text:style-name="P227">4.1</text:p>
          </table:table-cell>
        </table:table-row>
        <table:table-row table:style-name="表95.3">
          <table:table-cell table:style-name="表95.A10" office:value-type="string">
            <text:p text:style-name="P228">2</text:p>
          </table:table-cell>
          <table:table-cell table:style-name="表95.B10" office:value-type="string">
            <text:p text:style-name="P230">OS</text:p>
          </table:table-cell>
          <table:table-cell table:style-name="表95.C10" office:value-type="string">
            <text:p text:style-name="P230">CentOS</text:p>
          </table:table-cell>
          <table:table-cell table:style-name="表95.D10" office:value-type="string">
            <text:p text:style-name="P230">6.2 final x86_64</text:p>
          </table:table-cell>
        </table:table-row>
        <table:table-row table:style-name="表95.4">
          <table:table-cell table:style-name="表95.A10" office:value-type="string">
            <text:p text:style-name="P228">3</text:p>
          </table:table-cell>
          <table:table-cell table:style-name="表95.B10" office:value-type="string">
            <text:p text:style-name="P227">CPU</text:p>
          </table:table-cell>
          <table:table-cell table:style-name="表95.C10" office:value-type="string">
            <text:p text:style-name="P230">2個</text:p>
          </table:table-cell>
          <table:table-cell table:style-name="表95.D10" office:value-type="string">
            <text:p text:style-name="P227">intel Xeon(R) CPU<text:span text:style-name="T1">　E5-2650相当</text:span></text:p>
          </table:table-cell>
        </table:table-row>
        <table:table-row table:style-name="表95.5">
          <table:table-cell table:style-name="表95.A10" office:value-type="string">
            <text:p text:style-name="P228">4</text:p>
          </table:table-cell>
          <table:table-cell table:style-name="表95.B10" office:value-type="string">
            <text:p text:style-name="P227">RAM</text:p>
          </table:table-cell>
          <table:table-cell table:style-name="表95.C10" office:value-type="string">
            <text:p text:style-name="P227">2GB</text:p>
          </table:table-cell>
          <table:table-cell table:style-name="表95.D10" office:value-type="string">
            <text:p text:style-name="P227"/>
          </table:table-cell>
        </table:table-row>
        <table:table-row table:style-name="表95.6">
          <table:table-cell table:style-name="表95.A10" office:value-type="string">
            <text:p text:style-name="P228">5</text:p>
          </table:table-cell>
          <table:table-cell table:style-name="表95.B10" office:value-type="string">
            <text:p text:style-name="P230">移行元DBMS</text:p>
          </table:table-cell>
          <table:table-cell table:style-name="表95.C10" office:value-type="string">
            <text:p text:style-name="P230">Oracle Database </text:p>
          </table:table-cell>
          <table:table-cell table:style-name="表95.D10" office:value-type="string">
            <text:p text:style-name="P227">11gR2</text:p>
          </table:table-cell>
        </table:table-row>
        <table:table-row table:style-name="表95.7">
          <table:table-cell table:style-name="表95.A10" office:value-type="string">
            <text:p text:style-name="P228">6</text:p>
          </table:table-cell>
          <table:table-cell table:style-name="表95.B10" office:value-type="string">
            <text:p text:style-name="P230">移行先DBMS</text:p>
          </table:table-cell>
          <table:table-cell table:style-name="表95.C10" office:value-type="string">
            <text:p text:style-name="P230">PostgreSQL</text:p>
          </table:table-cell>
          <table:table-cell table:style-name="表95.D10" office:value-type="string">
            <text:p text:style-name="P230">9.2.2</text:p>
          </table:table-cell>
        </table:table-row>
        <table:table-row table:style-name="表95.8">
          <table:table-cell table:style-name="表95.A10" office:value-type="string">
            <text:p text:style-name="P228">7</text:p>
          </table:table-cell>
          <table:table-cell table:style-name="表95.B10" office:value-type="string">
            <text:p text:style-name="P230">利用抽出ツール</text:p>
          </table:table-cell>
          <table:table-cell table:style-name="表95.C10" office:value-type="string">
            <text:p text:style-name="P227">Ora2Pg</text:p>
          </table:table-cell>
          <table:table-cell table:style-name="表95.D10" office:value-type="string">
            <text:p text:style-name="P227">10.1</text:p>
          </table:table-cell>
        </table:table-row>
        <table:table-row table:style-name="表95.9">
          <table:table-cell table:style-name="表95.A10" office:value-type="string">
            <text:p text:style-name="P228">8</text:p>
          </table:table-cell>
          <table:table-cell table:style-name="表95.B10" office:value-type="string">
            <text:p text:style-name="P230">利用登録ツール</text:p>
          </table:table-cell>
          <table:table-cell table:style-name="表95.C10" office:value-type="string">
            <text:p text:style-name="P227">pg_bulkload</text:p>
          </table:table-cell>
          <table:table-cell table:style-name="表95.D10" office:value-type="string">
            <text:p text:style-name="P227">3.1.2</text:p>
          </table:table-cell>
        </table:table-row>
        <table:table-row table:style-name="表95.10">
          <table:table-cell table:style-name="表95.A10" office:value-type="string">
            <text:p text:style-name="P228">9</text:p>
          </table:table-cell>
          <table:table-cell table:style-name="表95.B10" office:value-type="string">
            <text:p text:style-name="P230">利用アプリケーション</text:p>
          </table:table-cell>
          <table:table-cell table:style-name="表95.C10" office:value-type="string">
            <text:p text:style-name="P227">JdbcRunner</text:p>
          </table:table-cell>
          <table:table-cell table:style-name="表95.D10" office:value-type="string">
            <text:p text:style-name="P227">1.2</text:p>
          </table:table-cell>
        </table:table-row>
      </table:table>
      <text:p text:style-name="P21"/>
      <text:h text:style-name="P306" text:outline-level="3">移行元、移行先DBMSの環境設定値</text:h>
      <text:p text:style-name="P147">移行元DBMS、移行先DBMSの環境設定値は次のように定義されています。</text:p>
      <text:p text:style-name="P181">表 <text:sequence text:ref-name="refTable25" text:name="Table" text:formula="ooow:Table+1" style:num-format="1">6.1.2</text:sequence>: 移行先、移行元<text:span text:style-name="T1">データベース情報</text:span></text:p>
      <table:table table:name="表96" table:style-name="表96">
        <table:table-column table:style-name="表96.A"/>
        <table:table-column table:style-name="表96.B"/>
        <table:table-column table:style-name="表96.C"/>
        <table:table-column table:style-name="表96.D"/>
        <table:table-row table:style-name="表96.1">
          <table:table-cell table:style-name="表96.A1" office:value-type="string">
            <text:p text:style-name="P257">No.</text:p>
          </table:table-cell>
          <table:table-cell table:style-name="表96.A1" office:value-type="string">
            <text:p text:style-name="P260">環境名</text:p>
          </table:table-cell>
          <table:table-cell table:style-name="表96.A1" office:value-type="string">
            <text:p text:style-name="P260">値</text:p>
          </table:table-cell>
          <table:table-cell table:style-name="表96.D1" office:value-type="string">
            <text:p text:style-name="P260">備考</text:p>
          </table:table-cell>
        </table:table-row>
        <table:table-row table:style-name="表96.2">
          <table:table-cell table:style-name="表96.A11" office:value-type="string">
            <text:p text:style-name="P216">1</text:p>
          </table:table-cell>
          <table:table-cell table:style-name="表96.B2" office:value-type="string">
            <text:p text:style-name="P218">Oracle Database SID</text:p>
          </table:table-cell>
          <table:table-cell table:style-name="表96.C11" office:value-type="string">
            <text:p text:style-name="P215">orcl</text:p>
          </table:table-cell>
          <table:table-cell table:style-name="表96.D11" office:value-type="string">
            <text:p text:style-name="P215"/>
          </table:table-cell>
        </table:table-row>
        <table:table-row table:style-name="表96.3">
          <table:table-cell table:style-name="表96.A11" office:value-type="string">
            <text:p text:style-name="P216">2</text:p>
          </table:table-cell>
          <table:table-cell table:style-name="表96.B11" office:value-type="string">
            <text:p text:style-name="P3"><text:span text:style-name="T137">Oracle Database </text:span><text:span text:style-name="T135">移行対象</text:span><text:span text:style-name="T137">ユーザ名</text:span></text:p>
          </table:table-cell>
          <table:table-cell table:style-name="表96.C11" office:value-type="string">
            <text:p text:style-name="P218">scott</text:p>
          </table:table-cell>
          <table:table-cell table:style-name="表96.D11" office:value-type="string">
            <text:p text:style-name="P218"/>
          </table:table-cell>
        </table:table-row>
        <table:table-row table:style-name="表96.4">
          <table:table-cell table:style-name="表96.A11" office:value-type="string">
            <text:p text:style-name="P216">3</text:p>
          </table:table-cell>
          <table:table-cell table:style-name="表96.B11" office:value-type="string">
            <text:p text:style-name="P3"><text:span text:style-name="T137">Oracle Database</text:span><text:span text:style-name="T135">移行対象</text:span></text:p>
            <text:p text:style-name="P23">ユーザパスワード</text:p>
          </table:table-cell>
          <table:table-cell table:style-name="表96.C11" office:value-type="string">
            <text:p text:style-name="P215">tiger</text:p>
          </table:table-cell>
          <table:table-cell table:style-name="表96.D11" office:value-type="string">
            <text:p text:style-name="P215"/>
          </table:table-cell>
        </table:table-row>
        <table:table-row table:style-name="表96.5">
          <table:table-cell table:style-name="表96.A11" office:value-type="string">
            <text:p text:style-name="P216">4</text:p>
          </table:table-cell>
          <table:table-cell table:style-name="表96.B11" office:value-type="string">
            <text:p text:style-name="P23">Oracle Database システムユーザ名</text:p>
          </table:table-cell>
          <table:table-cell table:style-name="表96.C11" office:value-type="string">
            <text:p text:style-name="P218">system</text:p>
          </table:table-cell>
          <table:table-cell table:style-name="表96.D11" office:value-type="string">
            <text:p text:style-name="P215"/>
          </table:table-cell>
        </table:table-row>
        <table:table-row table:style-name="表96.6">
          <table:table-cell table:style-name="表96.A11" office:value-type="string">
            <text:p text:style-name="P216">5</text:p>
          </table:table-cell>
          <table:table-cell table:style-name="表96.B11" office:value-type="string">
            <text:p text:style-name="P3"><text:span text:style-name="T137">Oracle Database</text:span><text:span text:style-name="T135">移行対象</text:span></text:p>
            <text:p text:style-name="P23">システムユーザパスワード</text:p>
          </table:table-cell>
          <table:table-cell table:style-name="表96.C11" office:value-type="string">
            <text:p text:style-name="P218">oracle</text:p>
          </table:table-cell>
          <table:table-cell table:style-name="表96.D11" office:value-type="string">
            <text:p text:style-name="P218"/>
          </table:table-cell>
        </table:table-row>
        <table:table-row table:style-name="表96.7">
          <table:table-cell table:style-name="表96.A11" office:value-type="string">
            <text:p text:style-name="P216">6</text:p>
          </table:table-cell>
          <table:table-cell table:style-name="表96.B11" office:value-type="string">
            <text:p text:style-name="P23">Oracle Database 文字コード</text:p>
          </table:table-cell>
          <table:table-cell table:style-name="表96.C11" office:value-type="string">
            <text:p text:style-name="P218">UTF-8</text:p>
          </table:table-cell>
          <table:table-cell table:style-name="表96.D11" office:value-type="string">
            <text:p text:style-name="P218"/>
          </table:table-cell>
        </table:table-row>
        <table:table-row table:style-name="表96.8">
          <table:table-cell table:style-name="表96.A11" office:value-type="string">
            <text:p text:style-name="P216">7</text:p>
          </table:table-cell>
          <table:table-cell table:style-name="表96.B11" office:value-type="string">
            <text:p text:style-name="P23">移行先PostgreSQLのDB名</text:p>
          </table:table-cell>
          <table:table-cell table:style-name="表96.C11" office:value-type="string">
            <text:p text:style-name="P218">tpcc</text:p>
          </table:table-cell>
          <table:table-cell table:style-name="表96.D11" office:value-type="string">
            <text:p text:style-name="P218"/>
          </table:table-cell>
        </table:table-row>
        <table:table-row table:style-name="表96.9">
          <table:table-cell table:style-name="表96.A11" office:value-type="string">
            <text:p text:style-name="P216">8</text:p>
          </table:table-cell>
          <table:table-cell table:style-name="表96.B11" office:value-type="string">
            <text:p text:style-name="P5"><text:span text:style-name="T137">PostgreSQL</text:span><text:span text:style-name="T137">スーパ</text:span><text:span text:style-name="T137">ユーザ名</text:span></text:p>
          </table:table-cell>
          <table:table-cell table:style-name="表96.C11" office:value-type="string">
            <text:p text:style-name="P215">postgres</text:p>
          </table:table-cell>
          <table:table-cell table:style-name="表96.D11" office:value-type="string">
            <text:p text:style-name="P215"/>
          </table:table-cell>
        </table:table-row>
        <table:table-row table:style-name="表96.10">
          <table:table-cell table:style-name="表96.A11" office:value-type="string">
            <text:p text:style-name="P216">9</text:p>
          </table:table-cell>
          <table:table-cell table:style-name="表96.B11" office:value-type="string">
            <text:p text:style-name="P23">PostgreSQLスーパユーザパスワード</text:p>
          </table:table-cell>
          <table:table-cell table:style-name="表96.C11" office:value-type="string">
            <text:p text:style-name="P215">postgres</text:p>
          </table:table-cell>
          <table:table-cell table:style-name="表96.D11" office:value-type="string">
            <text:p text:style-name="P215"/>
          </table:table-cell>
        </table:table-row>
        <table:table-row table:style-name="表96.11">
          <table:table-cell table:style-name="表96.A11" office:value-type="string">
            <text:p text:style-name="P216">10</text:p>
          </table:table-cell>
          <table:table-cell table:style-name="表96.B11" office:value-type="string">
            <text:p text:style-name="P23">移行先PostgreSQL文字コード</text:p>
          </table:table-cell>
          <table:table-cell table:style-name="表96.C11" office:value-type="string">
            <text:p text:style-name="P215">UTF-8</text:p>
          </table:table-cell>
          <table:table-cell table:style-name="表96.D11" office:value-type="string">
            <text:p text:style-name="P218">本試行では日本語が記載されたデータが存在していません</text:p>
          </table:table-cell>
        </table:table-row>
      </table:table>
      <text:p text:style-name="P21"/>
      <text:h text:style-name="P306" text:outline-level="3">JdbcRunnerについて</text:h>
      <text:p text:style-name="_33_.本文_28_小見出し_29_">本章では、移行対象のデータ作成と、移行後のアプリケーションテストを行うために、JdbcRunner<text:note text:id="ftn8" text:note-class="footnote"><text:note-citation>8</text:note-citation><text:note-body><text:p text:style-name="P212">JdbcRunner : <text:span text:style-name="T159">http://hp.vector.co.jp/authors/VA052413/jdbcrunner/</text:span></text:p></text:note-body></text:note><text:span text:style-name="T1">と付属のテーブル構造の1つである「Tiny </text:span><text:span text:style-name="T13">TPC-C</text:span><text:span text:style-name="T13"><text:note text:id="ftn9" text:note-class="footnote"><text:note-citation>9</text:note-citation><text:note-body><text:p text:style-name="P214">JdbcRunner<text:span text:style-name="T1"> 「テストキット Tiny TPC-C」 : http://hp.vector.co.jp/authors/VA052413/jdbcrunner/manual_ja/tpc-c.html</text:span></text:p></text:note-body></text:note></text:span><text:span text:style-name="T13">」</text:span>を利用しています。以下のような利点があるため<text:span text:style-name="T1">、JdbcRunnerを</text:span>採用しました。</text:p>
      <text:list xml:id="list31597276" text:style-name="L1">
        <text:list-header>
          <text:p text:style-name="P325"><text:span text:style-name="T1"><text:s text:c="2"/>・</text:span>PostgreSQLと異種DBMSに対してデータのロードとベンチマークの実行が可能である。</text:p>
        </text:list-header>
      </text:list>
      <text:p text:style-name="P147">また、以下のような利点があるため、移行元データベースのモデルとしてTiny <text:span text:style-name="T159">TPC-Cを利用しました。</text:span></text:p>
      <text:list xml:id="list31591537" text:continue-numbering="true" text:style-name="L1">
        <text:list-header>
          <text:p text:style-name="P326"><text:span text:style-name="T1"><text:s text:c="2"/>・TinyTPC</text:span><text:span text:style-name="T13">-Cは、</text:span><text:span text:style-name="T156">TPC－C</text:span><text:span text:style-name="T156"><text:note text:id="ftn10" text:note-class="footnote"><text:note-citation>10</text:note-citation><text:note-body><text:p text:style-name="P48"><text:s text:c="3"/><text:span text:style-name="T161">TPC-C : </text:span>http://www.tpc.org/tpcc/</text:p></text:note-body></text:note></text:span><text:span text:style-name="T156">に基づいて</text:span><text:span text:style-name="T10">おり</text:span><text:span text:style-name="T156">、データ構造やアプリケーションの挙動</text:span><text:span text:style-name="T10">が良く知られている。</text:span></text:p>
        </text:list-header>
      </text:list>
      <text:p text:style-name="_33_.本文_28_小見出し_29_"><text:span text:style-name="T1">本試行では、</text:span>データ構造の妥当性及び、アプリケーションの動作保証をJdbcRunnerに担ってもらうことで、移行結果<text:span text:style-name="T1">の情報</text:span>収集に<text:span text:style-name="T1">のみ</text:span>専念することがで<text:span text:style-name="T1">きました。</text:span></text:p>
      <text:p text:style-name="P107"/>
      <text:p text:style-name="P107"><text:soft-page-break/></text:p>
      <text:h text:style-name="P306" text:outline-level="3">移行対象テーブル</text:h>
      <text:p text:style-name="_33_.本文_28_小見出し_29_"><text:span text:style-name="T1">本試行で利用するテーブル</text:span><text:span text:style-name="T13">を</text:span><text:span text:style-name="T1">下表に示します。OracleDatabaseおよびPostgreSQLのデータ型を列挙しています。</text:span></text:p>
      <text:p text:style-name="P57"><text:span text:style-name="T141">表 </text:span><text:span text:style-name="T141"><text:sequence text:ref-name="refTable26" text:name="Table" text:formula="ooow:Table+1" style:num-format="1">6.1.3</text:sequence></text:span><text:span text:style-name="T141">: </text:span><text:span text:style-name="T139">warehouse</text:span><text:span text:style-name="T139">テーブル</text:span></text:p>
      <table:table table:name="表76" table:style-name="表76">
        <table:table-column table:style-name="表76.A"/>
        <table:table-column table:style-name="表76.B"/>
        <table:table-column table:style-name="表76.C"/>
        <table:table-column table:style-name="表76.D"/>
        <table:table-row table:style-name="表76.1">
          <table:table-cell table:style-name="表76.A1" office:value-type="string">
            <text:p text:style-name="P257">No.</text:p>
          </table:table-cell>
          <table:table-cell table:style-name="表76.A1" office:value-type="string">
            <text:p text:style-name="P257">カラム名</text:p>
          </table:table-cell>
          <table:table-cell table:style-name="表76.A1" office:value-type="string">
            <text:p text:style-name="P257">Oracle <text:span text:style-name="T162">Database </text:span>データ型</text:p>
          </table:table-cell>
          <table:table-cell table:style-name="表76.D1" office:value-type="string">
            <text:p text:style-name="P257">PostgreSQLデータ型</text:p>
          </table:table-cell>
        </table:table-row>
        <table:table-row table:style-name="表76.2">
          <table:table-cell table:style-name="表76.A10" office:value-type="string">
            <text:p text:style-name="P216">1</text:p>
          </table:table-cell>
          <table:table-cell table:style-name="表76.B2" office:value-type="string">
            <text:p text:style-name="P215">w_id</text:p>
          </table:table-cell>
          <table:table-cell table:style-name="表76.C10" office:value-type="string">
            <text:p text:style-name="P215">NUMBER(6, 0)</text:p>
          </table:table-cell>
          <table:table-cell table:style-name="表76.D10" office:value-type="string">
            <text:p text:style-name="P215">INTEGER</text:p>
          </table:table-cell>
        </table:table-row>
        <table:table-row table:style-name="表76.3">
          <table:table-cell table:style-name="表76.A10" office:value-type="string">
            <text:p text:style-name="P216">2</text:p>
          </table:table-cell>
          <table:table-cell table:style-name="表76.B10" office:value-type="string">
            <text:p text:style-name="P215">w_name</text:p>
          </table:table-cell>
          <table:table-cell table:style-name="表76.C10" office:value-type="string">
            <text:p text:style-name="P215">VARCHAR2(10)</text:p>
          </table:table-cell>
          <table:table-cell table:style-name="表76.D10" office:value-type="string">
            <text:p text:style-name="P215">VARCHAR(10)</text:p>
          </table:table-cell>
        </table:table-row>
        <table:table-row table:style-name="表76.4">
          <table:table-cell table:style-name="表76.A10" office:value-type="string">
            <text:p text:style-name="P216">3</text:p>
          </table:table-cell>
          <table:table-cell table:style-name="表76.B10" office:value-type="string">
            <text:p text:style-name="P215">w_street_1</text:p>
          </table:table-cell>
          <table:table-cell table:style-name="表76.C10" office:value-type="string">
            <text:p text:style-name="P215">VARCHAR2(20)</text:p>
          </table:table-cell>
          <table:table-cell table:style-name="表76.D10" office:value-type="string">
            <text:p text:style-name="P215">VARCHAR(20)</text:p>
          </table:table-cell>
        </table:table-row>
        <table:table-row table:style-name="表76.5">
          <table:table-cell table:style-name="表76.A10" office:value-type="string">
            <text:p text:style-name="P216">4</text:p>
          </table:table-cell>
          <table:table-cell table:style-name="表76.B10" office:value-type="string">
            <text:p text:style-name="P215">w_street_2</text:p>
          </table:table-cell>
          <table:table-cell table:style-name="表76.C10" office:value-type="string">
            <text:p text:style-name="P215">VARCHAR2(20)</text:p>
          </table:table-cell>
          <table:table-cell table:style-name="表76.D10" office:value-type="string">
            <text:p text:style-name="P215">VARCHAR(20)</text:p>
          </table:table-cell>
        </table:table-row>
        <table:table-row table:style-name="表76.6">
          <table:table-cell table:style-name="表76.A10" office:value-type="string">
            <text:p text:style-name="P216">5</text:p>
          </table:table-cell>
          <table:table-cell table:style-name="表76.B10" office:value-type="string">
            <text:p text:style-name="P215">w_city</text:p>
          </table:table-cell>
          <table:table-cell table:style-name="表76.C10" office:value-type="string">
            <text:p text:style-name="P215">VARCHAR2(20)</text:p>
          </table:table-cell>
          <table:table-cell table:style-name="表76.D10" office:value-type="string">
            <text:p text:style-name="P215">VARCHAR(20)</text:p>
          </table:table-cell>
        </table:table-row>
        <table:table-row table:style-name="表76.7">
          <table:table-cell table:style-name="表76.A10" office:value-type="string">
            <text:p text:style-name="P216">6</text:p>
          </table:table-cell>
          <table:table-cell table:style-name="表76.B10" office:value-type="string">
            <text:p text:style-name="P215">w_state</text:p>
          </table:table-cell>
          <table:table-cell table:style-name="表76.C10" office:value-type="string">
            <text:p text:style-name="P215">CHAR(2)</text:p>
          </table:table-cell>
          <table:table-cell table:style-name="表76.D10" office:value-type="string">
            <text:p text:style-name="P215">CHAR(2)</text:p>
          </table:table-cell>
        </table:table-row>
        <table:table-row table:style-name="表76.8">
          <table:table-cell table:style-name="表76.A10" office:value-type="string">
            <text:p text:style-name="P216">7</text:p>
          </table:table-cell>
          <table:table-cell table:style-name="表76.B10" office:value-type="string">
            <text:p text:style-name="P215">w_zip</text:p>
          </table:table-cell>
          <table:table-cell table:style-name="表76.C10" office:value-type="string">
            <text:p text:style-name="P215">CHAR(9)</text:p>
          </table:table-cell>
          <table:table-cell table:style-name="表76.D10" office:value-type="string">
            <text:p text:style-name="P215">CHAR(9)</text:p>
          </table:table-cell>
        </table:table-row>
        <table:table-row table:style-name="表76.9">
          <table:table-cell table:style-name="表76.A10" office:value-type="string">
            <text:p text:style-name="P216">8</text:p>
          </table:table-cell>
          <table:table-cell table:style-name="表76.B10" office:value-type="string">
            <text:p text:style-name="P215">w_tax</text:p>
          </table:table-cell>
          <table:table-cell table:style-name="表76.C10" office:value-type="string">
            <text:p text:style-name="P215">NUMBER(4, 4)</text:p>
          </table:table-cell>
          <table:table-cell table:style-name="表76.D10" office:value-type="string">
            <text:p text:style-name="P215">DECIMAL(4, 4)</text:p>
          </table:table-cell>
        </table:table-row>
        <table:table-row table:style-name="表76.10">
          <table:table-cell table:style-name="表76.A10" office:value-type="string">
            <text:p text:style-name="P216">9</text:p>
          </table:table-cell>
          <table:table-cell table:style-name="表76.B10" office:value-type="string">
            <text:p text:style-name="P215">w_ytd</text:p>
          </table:table-cell>
          <table:table-cell table:style-name="表76.C10" office:value-type="string">
            <text:p text:style-name="P215">NUMBER(12, 2)</text:p>
          </table:table-cell>
          <table:table-cell table:style-name="表76.D10" office:value-type="string">
            <text:p text:style-name="P215">DECIMAL(12, 2)</text:p>
          </table:table-cell>
        </table:table-row>
      </table:table>
      <text:p text:style-name="P58"><text:span text:style-name="T108">表 </text:span><text:span text:style-name="T108"><text:sequence text:ref-name="refTable27" text:name="Table" text:formula="ooow:Table+1" style:num-format="1">6.1.4</text:sequence></text:span><text:span text:style-name="T108">: </text:span>districtテーブル</text:p>
      <table:table table:name="表77" table:style-name="表77">
        <table:table-column table:style-name="表77.A"/>
        <table:table-column table:style-name="表77.B"/>
        <table:table-column table:style-name="表77.C"/>
        <table:table-column table:style-name="表77.D"/>
        <table:table-row table:style-name="表77.1">
          <table:table-cell table:style-name="表77.A1" office:value-type="string">
            <text:p text:style-name="P257">No.</text:p>
          </table:table-cell>
          <table:table-cell table:style-name="表77.A1" office:value-type="string">
            <text:p text:style-name="P257">カラム名</text:p>
          </table:table-cell>
          <table:table-cell table:style-name="表77.A1" office:value-type="string">
            <text:p text:style-name="P257">Oracle <text:span text:style-name="T162">Database </text:span>データ型</text:p>
          </table:table-cell>
          <table:table-cell table:style-name="表77.D1" office:value-type="string">
            <text:p text:style-name="P257">PostgreSQLデータ型</text:p>
          </table:table-cell>
        </table:table-row>
        <table:table-row table:style-name="表77.2">
          <table:table-cell table:style-name="表77.A12" office:value-type="string">
            <text:p text:style-name="P216">1</text:p>
          </table:table-cell>
          <table:table-cell table:style-name="表77.B2" office:value-type="string">
            <text:p text:style-name="P215">d_id</text:p>
          </table:table-cell>
          <table:table-cell table:style-name="表77.C12" office:value-type="string">
            <text:p text:style-name="P215">NUMBER(2, 0)</text:p>
          </table:table-cell>
          <table:table-cell table:style-name="表77.D12" office:value-type="string">
            <text:p text:style-name="P215">INTEGER</text:p>
          </table:table-cell>
        </table:table-row>
        <table:table-row table:style-name="表77.1">
          <table:table-cell table:style-name="表77.A12" office:value-type="string">
            <text:p text:style-name="P216">2</text:p>
          </table:table-cell>
          <table:table-cell table:style-name="表77.B12" office:value-type="string">
            <text:p text:style-name="P215">d_w_id</text:p>
          </table:table-cell>
          <table:table-cell table:style-name="表77.C12" office:value-type="string">
            <text:p text:style-name="P215">NUMBER(6, 0)</text:p>
          </table:table-cell>
          <table:table-cell table:style-name="表77.D12" office:value-type="string">
            <text:p text:style-name="P215">INTEGER</text:p>
          </table:table-cell>
        </table:table-row>
        <table:table-row table:style-name="表77.1">
          <table:table-cell table:style-name="表77.A12" office:value-type="string">
            <text:p text:style-name="P216">3</text:p>
          </table:table-cell>
          <table:table-cell table:style-name="表77.B12" office:value-type="string">
            <text:p text:style-name="P215">d_name</text:p>
          </table:table-cell>
          <table:table-cell table:style-name="表77.C12" office:value-type="string">
            <text:p text:style-name="P215">VARCHAR2(10)</text:p>
          </table:table-cell>
          <table:table-cell table:style-name="表77.D12" office:value-type="string">
            <text:p text:style-name="P215">VARCHAR(10)</text:p>
          </table:table-cell>
        </table:table-row>
        <table:table-row table:style-name="表77.1">
          <table:table-cell table:style-name="表77.A12" office:value-type="string">
            <text:p text:style-name="P216">4</text:p>
          </table:table-cell>
          <table:table-cell table:style-name="表77.B12" office:value-type="string">
            <text:p text:style-name="P215">d_street_1</text:p>
          </table:table-cell>
          <table:table-cell table:style-name="表77.C12" office:value-type="string">
            <text:p text:style-name="P215">VARCHAR2(20)</text:p>
          </table:table-cell>
          <table:table-cell table:style-name="表77.D12" office:value-type="string">
            <text:p text:style-name="P215">VARCHAR(20)</text:p>
          </table:table-cell>
        </table:table-row>
        <table:table-row table:style-name="表77.1">
          <table:table-cell table:style-name="表77.A12" office:value-type="string">
            <text:p text:style-name="P216">5</text:p>
          </table:table-cell>
          <table:table-cell table:style-name="表77.B12" office:value-type="string">
            <text:p text:style-name="P215">d_street_2</text:p>
          </table:table-cell>
          <table:table-cell table:style-name="表77.C12" office:value-type="string">
            <text:p text:style-name="P215">VARCHAR2(20)</text:p>
          </table:table-cell>
          <table:table-cell table:style-name="表77.D12" office:value-type="string">
            <text:p text:style-name="P215">VARCHAR(20)</text:p>
          </table:table-cell>
        </table:table-row>
        <table:table-row table:style-name="表77.1">
          <table:table-cell table:style-name="表77.A12" office:value-type="string">
            <text:p text:style-name="P216">6</text:p>
          </table:table-cell>
          <table:table-cell table:style-name="表77.B12" office:value-type="string">
            <text:p text:style-name="P215">d_city</text:p>
          </table:table-cell>
          <table:table-cell table:style-name="表77.C12" office:value-type="string">
            <text:p text:style-name="P215">VARCHAR2(20)</text:p>
          </table:table-cell>
          <table:table-cell table:style-name="表77.D12" office:value-type="string">
            <text:p text:style-name="P215">VARCHAR(20)</text:p>
          </table:table-cell>
        </table:table-row>
        <table:table-row table:style-name="表77.1">
          <table:table-cell table:style-name="表77.A12" office:value-type="string">
            <text:p text:style-name="P216">7</text:p>
          </table:table-cell>
          <table:table-cell table:style-name="表77.B12" office:value-type="string">
            <text:p text:style-name="P215">d_state</text:p>
          </table:table-cell>
          <table:table-cell table:style-name="表77.C12" office:value-type="string">
            <text:p text:style-name="P215">CHAR(2)</text:p>
          </table:table-cell>
          <table:table-cell table:style-name="表77.D12" office:value-type="string">
            <text:p text:style-name="P215">CHAR(2)</text:p>
          </table:table-cell>
        </table:table-row>
        <table:table-row table:style-name="表77.1">
          <table:table-cell table:style-name="表77.A12" office:value-type="string">
            <text:p text:style-name="P216">8</text:p>
          </table:table-cell>
          <table:table-cell table:style-name="表77.B12" office:value-type="string">
            <text:p text:style-name="P215">d_zip</text:p>
          </table:table-cell>
          <table:table-cell table:style-name="表77.C12" office:value-type="string">
            <text:p text:style-name="P215">CHAR(9)</text:p>
          </table:table-cell>
          <table:table-cell table:style-name="表77.D12" office:value-type="string">
            <text:p text:style-name="P215">CHAR(9)</text:p>
          </table:table-cell>
        </table:table-row>
        <table:table-row table:style-name="表77.1">
          <table:table-cell table:style-name="表77.A12" office:value-type="string">
            <text:p text:style-name="P216">9</text:p>
          </table:table-cell>
          <table:table-cell table:style-name="表77.B12" office:value-type="string">
            <text:p text:style-name="P215">d_tax</text:p>
          </table:table-cell>
          <table:table-cell table:style-name="表77.C12" office:value-type="string">
            <text:p text:style-name="P215">NUMBER(4, 4)</text:p>
          </table:table-cell>
          <table:table-cell table:style-name="表77.D12" office:value-type="string">
            <text:p text:style-name="P215">DECIMAL(4, 4)</text:p>
          </table:table-cell>
        </table:table-row>
        <table:table-row table:style-name="表77.1">
          <table:table-cell table:style-name="表77.A12" office:value-type="string">
            <text:p text:style-name="P216">10</text:p>
          </table:table-cell>
          <table:table-cell table:style-name="表77.B12" office:value-type="string">
            <text:p text:style-name="P215">d_ytd</text:p>
          </table:table-cell>
          <table:table-cell table:style-name="表77.C12" office:value-type="string">
            <text:p text:style-name="P215">NUMBER(12, 2)</text:p>
          </table:table-cell>
          <table:table-cell table:style-name="表77.D12" office:value-type="string">
            <text:p text:style-name="P215">DECIMAL(12, 2)</text:p>
          </table:table-cell>
        </table:table-row>
        <table:table-row table:style-name="表77.1">
          <table:table-cell table:style-name="表77.A12" office:value-type="string">
            <text:p text:style-name="P216">11</text:p>
          </table:table-cell>
          <table:table-cell table:style-name="表77.B12" office:value-type="string">
            <text:p text:style-name="P215">d_next_o_id</text:p>
          </table:table-cell>
          <table:table-cell table:style-name="表77.C12" office:value-type="string">
            <text:p text:style-name="P215">NUMBER(8, 0)</text:p>
          </table:table-cell>
          <table:table-cell table:style-name="表77.D12" office:value-type="string">
            <text:p text:style-name="P215">INTEGER</text:p>
          </table:table-cell>
        </table:table-row>
      </table:table>
      <text:p text:style-name="P58"><text:span text:style-name="T108">表 </text:span><text:span text:style-name="T108"><text:sequence text:ref-name="refTable28" text:name="Table" text:formula="ooow:Table+1" style:num-format="1">6.1.5</text:sequence></text:span><text:span text:style-name="T108">: </text:span>customer<text:span text:style-name="T1">テーブル</text:span></text:p>
      <table:table table:name="表78" table:style-name="表78">
        <table:table-column table:style-name="表78.A"/>
        <table:table-column table:style-name="表78.B"/>
        <table:table-column table:style-name="表78.C"/>
        <table:table-column table:style-name="表78.D"/>
        <table:table-row table:style-name="表78.1">
          <table:table-cell table:style-name="表78.A1" office:value-type="string">
            <text:p text:style-name="P257">No.</text:p>
          </table:table-cell>
          <table:table-cell table:style-name="表78.A1" office:value-type="string">
            <text:p text:style-name="P257">カラム名</text:p>
          </table:table-cell>
          <table:table-cell table:style-name="表78.A1" office:value-type="string">
            <text:p text:style-name="P257">Oracle <text:span text:style-name="T162">Database </text:span>データ型</text:p>
          </table:table-cell>
          <table:table-cell table:style-name="表78.D1" office:value-type="string">
            <text:p text:style-name="P257">PostgreSQLデータ型</text:p>
          </table:table-cell>
        </table:table-row>
        <table:table-row table:style-name="表78.2">
          <table:table-cell table:style-name="表78.A22" office:value-type="string">
            <text:p text:style-name="P216">1</text:p>
          </table:table-cell>
          <table:table-cell table:style-name="表78.B2" office:value-type="string">
            <text:p text:style-name="P215">c_id</text:p>
          </table:table-cell>
          <table:table-cell table:style-name="表78.C22" office:value-type="string">
            <text:p text:style-name="P215">NUMBER(5, 0)</text:p>
          </table:table-cell>
          <table:table-cell table:style-name="表78.D22" office:value-type="string">
            <text:p text:style-name="P215">INTEGER</text:p>
          </table:table-cell>
        </table:table-row>
        <table:table-row table:style-name="表78.1">
          <table:table-cell table:style-name="表78.A22" office:value-type="string">
            <text:p text:style-name="P216">2</text:p>
          </table:table-cell>
          <table:table-cell table:style-name="表78.B22" office:value-type="string">
            <text:p text:style-name="P215">c_d_id</text:p>
          </table:table-cell>
          <table:table-cell table:style-name="表78.C22" office:value-type="string">
            <text:p text:style-name="P215">NUMBER(2, 0)</text:p>
          </table:table-cell>
          <table:table-cell table:style-name="表78.D22" office:value-type="string">
            <text:p text:style-name="P215">INTEGER</text:p>
          </table:table-cell>
        </table:table-row>
        <table:table-row table:style-name="表78.1">
          <table:table-cell table:style-name="表78.A22" office:value-type="string">
            <text:p text:style-name="P216">3</text:p>
          </table:table-cell>
          <table:table-cell table:style-name="表78.B22" office:value-type="string">
            <text:p text:style-name="P215">c_w_id</text:p>
          </table:table-cell>
          <table:table-cell table:style-name="表78.C22" office:value-type="string">
            <text:p text:style-name="P215">NUMBER(6, 0)</text:p>
          </table:table-cell>
          <table:table-cell table:style-name="表78.D22" office:value-type="string">
            <text:p text:style-name="P215">INTEGER</text:p>
          </table:table-cell>
        </table:table-row>
        <table:table-row table:style-name="表78.1">
          <table:table-cell table:style-name="表78.A22" office:value-type="string">
            <text:p text:style-name="P216">4</text:p>
          </table:table-cell>
          <table:table-cell table:style-name="表78.B22" office:value-type="string">
            <text:p text:style-name="P215">c_first</text:p>
          </table:table-cell>
          <table:table-cell table:style-name="表78.C22" office:value-type="string">
            <text:p text:style-name="P215">VARCHAR2(16)</text:p>
          </table:table-cell>
          <table:table-cell table:style-name="表78.D22" office:value-type="string">
            <text:p text:style-name="P215">VARCHAR(16)</text:p>
          </table:table-cell>
        </table:table-row>
        <table:table-row table:style-name="表78.1">
          <table:table-cell table:style-name="表78.A22" office:value-type="string">
            <text:p text:style-name="P216">5</text:p>
          </table:table-cell>
          <table:table-cell table:style-name="表78.B22" office:value-type="string">
            <text:p text:style-name="P215">c_middle</text:p>
          </table:table-cell>
          <table:table-cell table:style-name="表78.C22" office:value-type="string">
            <text:p text:style-name="P215">CHAR(2)</text:p>
          </table:table-cell>
          <table:table-cell table:style-name="表78.D22" office:value-type="string">
            <text:p text:style-name="P215">CHAR(2)</text:p>
          </table:table-cell>
        </table:table-row>
        <table:table-row table:style-name="表78.1">
          <table:table-cell table:style-name="表78.A22" office:value-type="string">
            <text:p text:style-name="P216">6</text:p>
          </table:table-cell>
          <table:table-cell table:style-name="表78.B22" office:value-type="string">
            <text:p text:style-name="P215">c_last</text:p>
          </table:table-cell>
          <table:table-cell table:style-name="表78.C22" office:value-type="string">
            <text:p text:style-name="P215">VARCHAR2(16)</text:p>
          </table:table-cell>
          <table:table-cell table:style-name="表78.D22" office:value-type="string">
            <text:p text:style-name="P215">VARCHAR(16)</text:p>
          </table:table-cell>
        </table:table-row>
        <table:table-row table:style-name="表78.1">
          <table:table-cell table:style-name="表78.A22" office:value-type="string">
            <text:p text:style-name="P216">7</text:p>
          </table:table-cell>
          <table:table-cell table:style-name="表78.B22" office:value-type="string">
            <text:p text:style-name="P215">c_street_1</text:p>
          </table:table-cell>
          <table:table-cell table:style-name="表78.C22" office:value-type="string">
            <text:p text:style-name="P215">VARCHAR2(20)</text:p>
          </table:table-cell>
          <table:table-cell table:style-name="表78.D22" office:value-type="string">
            <text:p text:style-name="P215">VARCHAR(20)</text:p>
          </table:table-cell>
        </table:table-row>
        <table:table-row table:style-name="表78.1">
          <table:table-cell table:style-name="表78.A22" office:value-type="string">
            <text:p text:style-name="P216">8</text:p>
          </table:table-cell>
          <table:table-cell table:style-name="表78.B22" office:value-type="string">
            <text:p text:style-name="P215">c_street_2</text:p>
          </table:table-cell>
          <table:table-cell table:style-name="表78.C22" office:value-type="string">
            <text:p text:style-name="P215">VARCHAR2(20)</text:p>
          </table:table-cell>
          <table:table-cell table:style-name="表78.D22" office:value-type="string">
            <text:p text:style-name="P215">VARCHAR(20)</text:p>
          </table:table-cell>
        </table:table-row>
        <table:table-row table:style-name="表78.1">
          <table:table-cell table:style-name="表78.A22" office:value-type="string">
            <text:p text:style-name="P216">9</text:p>
          </table:table-cell>
          <table:table-cell table:style-name="表78.B22" office:value-type="string">
            <text:p text:style-name="P215">c_city</text:p>
          </table:table-cell>
          <table:table-cell table:style-name="表78.C22" office:value-type="string">
            <text:p text:style-name="P215">VARCHAR2(20)</text:p>
          </table:table-cell>
          <table:table-cell table:style-name="表78.D22" office:value-type="string">
            <text:p text:style-name="P215">VARCHAR(20)</text:p>
          </table:table-cell>
        </table:table-row>
        <table:table-row table:style-name="表78.1">
          <table:table-cell table:style-name="表78.A22" office:value-type="string">
            <text:p text:style-name="P216">10</text:p>
          </table:table-cell>
          <table:table-cell table:style-name="表78.B22" office:value-type="string">
            <text:p text:style-name="P215">c_state</text:p>
          </table:table-cell>
          <table:table-cell table:style-name="表78.C22" office:value-type="string">
            <text:p text:style-name="P215">CHAR(2)</text:p>
          </table:table-cell>
          <table:table-cell table:style-name="表78.D22" office:value-type="string">
            <text:p text:style-name="P215">CHAR(2)</text:p>
          </table:table-cell>
        </table:table-row>
        <table:table-row table:style-name="表78.1">
          <table:table-cell table:style-name="表78.A22" office:value-type="string">
            <text:p text:style-name="P216">11</text:p>
          </table:table-cell>
          <table:table-cell table:style-name="表78.B22" office:value-type="string">
            <text:p text:style-name="P215">c_zip</text:p>
          </table:table-cell>
          <table:table-cell table:style-name="表78.C22" office:value-type="string">
            <text:p text:style-name="P215">CHAR(9)</text:p>
          </table:table-cell>
          <table:table-cell table:style-name="表78.D22" office:value-type="string">
            <text:p text:style-name="P215">CHAR(9)</text:p>
          </table:table-cell>
        </table:table-row>
        <table:table-row table:style-name="表78.1">
          <table:table-cell table:style-name="表78.A22" office:value-type="string">
            <text:p text:style-name="P216">12</text:p>
          </table:table-cell>
          <table:table-cell table:style-name="表78.B22" office:value-type="string">
            <text:p text:style-name="P215">c_phone</text:p>
          </table:table-cell>
          <table:table-cell table:style-name="表78.C22" office:value-type="string">
            <text:p text:style-name="P215">CHAR(16)</text:p>
          </table:table-cell>
          <table:table-cell table:style-name="表78.D22" office:value-type="string">
            <text:p text:style-name="P215">CHAR(16)</text:p>
          </table:table-cell>
        </table:table-row>
        <table:table-row table:style-name="表78.1">
          <table:table-cell table:style-name="表78.A22" office:value-type="string">
            <text:p text:style-name="P216">13</text:p>
          </table:table-cell>
          <table:table-cell table:style-name="表78.B22" office:value-type="string">
            <text:p text:style-name="P215">c_since</text:p>
          </table:table-cell>
          <table:table-cell table:style-name="表78.C22" office:value-type="string">
            <text:p text:style-name="P215">DATE</text:p>
          </table:table-cell>
          <table:table-cell table:style-name="表78.D22" office:value-type="string">
            <text:p text:style-name="P215">TIMESTAMP</text:p>
          </table:table-cell>
        </table:table-row>
        <table:table-row table:style-name="表78.1">
          <table:table-cell table:style-name="表78.A22" office:value-type="string">
            <text:p text:style-name="P216">14</text:p>
          </table:table-cell>
          <table:table-cell table:style-name="表78.B22" office:value-type="string">
            <text:p text:style-name="P215">c_credit</text:p>
          </table:table-cell>
          <table:table-cell table:style-name="表78.C22" office:value-type="string">
            <text:p text:style-name="P215">CHAR(2)</text:p>
          </table:table-cell>
          <table:table-cell table:style-name="表78.D22" office:value-type="string">
            <text:p text:style-name="P215">CHAR(2)</text:p>
          </table:table-cell>
        </table:table-row>
        <table:table-row table:style-name="表78.1">
          <table:table-cell table:style-name="表78.A22" office:value-type="string">
            <text:p text:style-name="P216">15</text:p>
          </table:table-cell>
          <table:table-cell table:style-name="表78.B22" office:value-type="string">
            <text:p text:style-name="P215">c_credit_lim</text:p>
          </table:table-cell>
          <table:table-cell table:style-name="表78.C22" office:value-type="string">
            <text:p text:style-name="P215">NUMBER(12, 2)</text:p>
          </table:table-cell>
          <table:table-cell table:style-name="表78.D22" office:value-type="string">
            <text:p text:style-name="P215">DECIMAL(12, 2)</text:p>
          </table:table-cell>
        </table:table-row>
        <table:table-row table:style-name="表78.1">
          <table:table-cell table:style-name="表78.A22" office:value-type="string">
            <text:p text:style-name="P216">16</text:p>
          </table:table-cell>
          <table:table-cell table:style-name="表78.B22" office:value-type="string">
            <text:p text:style-name="P215">c_discount</text:p>
          </table:table-cell>
          <table:table-cell table:style-name="表78.C22" office:value-type="string">
            <text:p text:style-name="P215">NUMBER(4, 4)</text:p>
          </table:table-cell>
          <table:table-cell table:style-name="表78.D22" office:value-type="string">
            <text:p text:style-name="P215">DECIMAL(4, 4)</text:p>
          </table:table-cell>
        </table:table-row>
        <table:table-row table:style-name="表78.1">
          <table:table-cell table:style-name="表78.A22" office:value-type="string">
            <text:p text:style-name="P216">17</text:p>
          </table:table-cell>
          <table:table-cell table:style-name="表78.B22" office:value-type="string">
            <text:p text:style-name="P215">c_balance</text:p>
          </table:table-cell>
          <table:table-cell table:style-name="表78.C22" office:value-type="string">
            <text:p text:style-name="P215">NUMBER(12, 2)</text:p>
          </table:table-cell>
          <table:table-cell table:style-name="表78.D22" office:value-type="string">
            <text:p text:style-name="P215">DECIMAL(12, 2)</text:p>
          </table:table-cell>
        </table:table-row>
        <table:table-row table:style-name="表78.1">
          <table:table-cell table:style-name="表78.A22" office:value-type="string">
            <text:p text:style-name="P216">18</text:p>
          </table:table-cell>
          <table:table-cell table:style-name="表78.B22" office:value-type="string">
            <text:p text:style-name="P215">c_ytd_payment</text:p>
          </table:table-cell>
          <table:table-cell table:style-name="表78.C22" office:value-type="string">
            <text:p text:style-name="P215">NUMBER(12, 2)</text:p>
          </table:table-cell>
          <table:table-cell table:style-name="表78.D22" office:value-type="string">
            <text:p text:style-name="P215">DECIMAL(12, 2)</text:p>
          </table:table-cell>
        </table:table-row>
        <table:table-row table:style-name="表78.1">
          <table:table-cell table:style-name="表78.A22" office:value-type="string">
            <text:p text:style-name="P216">19</text:p>
          </table:table-cell>
          <table:table-cell table:style-name="表78.B22" office:value-type="string">
            <text:p text:style-name="P215">c_payment_cnt</text:p>
          </table:table-cell>
          <table:table-cell table:style-name="表78.C22" office:value-type="string">
            <text:p text:style-name="P215">NUMBER(4, 0)</text:p>
          </table:table-cell>
          <table:table-cell table:style-name="表78.D22" office:value-type="string">
            <text:p text:style-name="P215">DECIMAL(4, 0)</text:p>
          </table:table-cell>
        </table:table-row>
        <table:table-row table:style-name="表78.1">
          <table:table-cell table:style-name="表78.A22" office:value-type="string">
            <text:p text:style-name="P216">20</text:p>
          </table:table-cell>
          <table:table-cell table:style-name="表78.B22" office:value-type="string">
            <text:p text:style-name="P215">c_delivery_cnt</text:p>
          </table:table-cell>
          <table:table-cell table:style-name="表78.C22" office:value-type="string">
            <text:p text:style-name="P215">NUMBER(4, 0)</text:p>
          </table:table-cell>
          <table:table-cell table:style-name="表78.D22" office:value-type="string">
            <text:p text:style-name="P215">DECIMAL(4, 0)</text:p>
          </table:table-cell>
        </table:table-row>
        <table:table-row table:style-name="表78.1">
          <table:table-cell table:style-name="表78.A22" office:value-type="string">
            <text:p text:style-name="P216">21</text:p>
          </table:table-cell>
          <table:table-cell table:style-name="表78.B22" office:value-type="string">
            <text:p text:style-name="P215">c_data</text:p>
          </table:table-cell>
          <table:table-cell table:style-name="表78.C22" office:value-type="string">
            <text:p text:style-name="P215">VARCHAR2(500)</text:p>
          </table:table-cell>
          <table:table-cell table:style-name="表78.D22" office:value-type="string">
            <text:p text:style-name="P215">VARCHAR(500)</text:p>
          </table:table-cell>
        </table:table-row>
      </table:table>
      <text:p text:style-name="P59"/>
      <text:p text:style-name="P61"><text:span text:style-name="T108">表 </text:span><text:span text:style-name="T108"><text:sequence text:ref-name="refTable29" text:name="Table" text:formula="ooow:Table+1" style:num-format="1">6.1.6</text:sequence></text:span><text:span text:style-name="T108">: </text:span>history<text:span text:style-name="T1">テーブル</text:span></text:p>
      <table:table table:name="表79" table:style-name="表79">
        <table:table-column table:style-name="表79.A"/>
        <table:table-column table:style-name="表79.B"/>
        <table:table-column table:style-name="表79.C"/>
        <table:table-column table:style-name="表79.D"/>
        <table:table-row table:style-name="表79.1">
          <table:table-cell table:style-name="表79.A1" office:value-type="string">
            <text:p text:style-name="P258">No.</text:p>
          </table:table-cell>
          <table:table-cell table:style-name="表79.A1" office:value-type="string">
            <text:p text:style-name="P257">カラム名</text:p>
          </table:table-cell>
          <table:table-cell table:style-name="表79.A1" office:value-type="string">
            <text:p text:style-name="P257">Oracle <text:span text:style-name="T162">Database</text:span>データ型</text:p>
          </table:table-cell>
          <table:table-cell table:style-name="表79.D1" office:value-type="string">
            <text:p text:style-name="P257">PostgreSQLデータ型</text:p>
          </table:table-cell>
        </table:table-row>
        <table:table-row table:style-name="表79.2">
          <table:table-cell table:style-name="表79.A9" office:value-type="string">
            <text:p text:style-name="P216">1</text:p>
          </table:table-cell>
          <table:table-cell table:style-name="表79.B2" office:value-type="string">
            <text:p text:style-name="P215">h_c_id</text:p>
          </table:table-cell>
          <table:table-cell table:style-name="表79.C9" office:value-type="string">
            <text:p text:style-name="P215">NUMBER(5, 0)</text:p>
          </table:table-cell>
          <table:table-cell table:style-name="表79.D9" office:value-type="string">
            <text:p text:style-name="P215">INTEGER</text:p>
          </table:table-cell>
        </table:table-row>
        <table:table-row table:style-name="表79.1">
          <table:table-cell table:style-name="表79.A9" office:value-type="string">
            <text:p text:style-name="P216">2</text:p>
          </table:table-cell>
          <table:table-cell table:style-name="表79.B9" office:value-type="string">
            <text:p text:style-name="P215">h_c_d_id</text:p>
          </table:table-cell>
          <table:table-cell table:style-name="表79.C9" office:value-type="string">
            <text:p text:style-name="P215">NUMBER(2, 0)</text:p>
          </table:table-cell>
          <table:table-cell table:style-name="表79.D9" office:value-type="string">
            <text:p text:style-name="P215">INTEGER</text:p>
          </table:table-cell>
        </table:table-row>
        <table:table-row table:style-name="表79.1">
          <table:table-cell table:style-name="表79.A9" office:value-type="string">
            <text:p text:style-name="P216">3</text:p>
          </table:table-cell>
          <table:table-cell table:style-name="表79.B9" office:value-type="string">
            <text:p text:style-name="P215">h_c_w_id</text:p>
          </table:table-cell>
          <table:table-cell table:style-name="表79.C9" office:value-type="string">
            <text:p text:style-name="P215">NUMBER(6, 0)</text:p>
          </table:table-cell>
          <table:table-cell table:style-name="表79.D9" office:value-type="string">
            <text:p text:style-name="P215">INTEGER</text:p>
          </table:table-cell>
        </table:table-row>
        <table:table-row table:style-name="表79.1">
          <table:table-cell table:style-name="表79.A9" office:value-type="string">
            <text:p text:style-name="P216">4</text:p>
          </table:table-cell>
          <table:table-cell table:style-name="表79.B9" office:value-type="string">
            <text:p text:style-name="P215">h_d_id</text:p>
          </table:table-cell>
          <table:table-cell table:style-name="表79.C9" office:value-type="string">
            <text:p text:style-name="P215">NUMBER(2, 0)</text:p>
          </table:table-cell>
          <table:table-cell table:style-name="表79.D9" office:value-type="string">
            <text:p text:style-name="P215">INTEGER</text:p>
          </table:table-cell>
        </table:table-row>
        <table:table-row table:style-name="表79.1">
          <table:table-cell table:style-name="表79.A9" office:value-type="string">
            <text:p text:style-name="P216">5</text:p>
          </table:table-cell>
          <table:table-cell table:style-name="表79.B9" office:value-type="string">
            <text:p text:style-name="P215">h_w_id</text:p>
          </table:table-cell>
          <table:table-cell table:style-name="表79.C9" office:value-type="string">
            <text:p text:style-name="P215">NUMBER(6, 0)</text:p>
          </table:table-cell>
          <table:table-cell table:style-name="表79.D9" office:value-type="string">
            <text:p text:style-name="P215">INTEGER</text:p>
          </table:table-cell>
        </table:table-row>
        <table:table-row table:style-name="表79.1">
          <table:table-cell table:style-name="表79.A9" office:value-type="string">
            <text:p text:style-name="P216">6</text:p>
          </table:table-cell>
          <table:table-cell table:style-name="表79.B9" office:value-type="string">
            <text:p text:style-name="P215">h_date</text:p>
          </table:table-cell>
          <table:table-cell table:style-name="表79.C9" office:value-type="string">
            <text:p text:style-name="P215">DATE</text:p>
          </table:table-cell>
          <table:table-cell table:style-name="表79.D9" office:value-type="string">
            <text:p text:style-name="P215">TIMESTAMP</text:p>
          </table:table-cell>
        </table:table-row>
        <table:table-row table:style-name="表79.1">
          <table:table-cell table:style-name="表79.A9" office:value-type="string">
            <text:p text:style-name="P216">7</text:p>
          </table:table-cell>
          <table:table-cell table:style-name="表79.B9" office:value-type="string">
            <text:p text:style-name="P215">h_amount</text:p>
          </table:table-cell>
          <table:table-cell table:style-name="表79.C9" office:value-type="string">
            <text:p text:style-name="P215">NUMBER(6, 2)</text:p>
          </table:table-cell>
          <table:table-cell table:style-name="表79.D9" office:value-type="string">
            <text:p text:style-name="P215">DECIMAL(6, 2)</text:p>
          </table:table-cell>
        </table:table-row>
        <table:table-row table:style-name="表79.1">
          <table:table-cell table:style-name="表79.A9" office:value-type="string">
            <text:p text:style-name="P216">8</text:p>
          </table:table-cell>
          <table:table-cell table:style-name="表79.B9" office:value-type="string">
            <text:p text:style-name="P215">h_data</text:p>
          </table:table-cell>
          <table:table-cell table:style-name="表79.C9" office:value-type="string">
            <text:p text:style-name="P215">VARCHAR2(24)</text:p>
          </table:table-cell>
          <table:table-cell table:style-name="表79.D9" office:value-type="string">
            <text:p text:style-name="P215">VARCHAR(24)</text:p>
          </table:table-cell>
        </table:table-row>
      </table:table>
      <text:p text:style-name="P59"/>
      <text:p text:style-name="P61"><text:span text:style-name="T108">表 </text:span><text:span text:style-name="T108"><text:sequence text:ref-name="refTable30" text:name="Table" text:formula="ooow:Table+1" style:num-format="1">6.1.7</text:sequence></text:span><text:span text:style-name="T108">: </text:span><text:span text:style-name="T1">I</text:span>tem<text:span text:style-name="T1">テーブル</text:span></text:p>
      <table:table table:name="表80" table:style-name="表80">
        <table:table-column table:style-name="表80.A"/>
        <table:table-column table:style-name="表80.B"/>
        <table:table-column table:style-name="表80.C"/>
        <table:table-column table:style-name="表80.D"/>
        <table:table-row table:style-name="表80.1">
          <table:table-cell table:style-name="表80.A1" office:value-type="string">
            <text:p text:style-name="P258">No.</text:p>
          </table:table-cell>
          <table:table-cell table:style-name="表80.A1" office:value-type="string">
            <text:p text:style-name="P257">カラム名</text:p>
          </table:table-cell>
          <table:table-cell table:style-name="表80.A1" office:value-type="string">
            <text:p text:style-name="P257">Oracle <text:span text:style-name="T162">Database</text:span>データ型</text:p>
          </table:table-cell>
          <table:table-cell table:style-name="表80.D1" office:value-type="string">
            <text:p text:style-name="P257">PostgreSQLデータ型</text:p>
          </table:table-cell>
        </table:table-row>
        <table:table-row table:style-name="表80.2">
          <table:table-cell table:style-name="表80.A6" office:value-type="string">
            <text:p text:style-name="P216">1</text:p>
          </table:table-cell>
          <table:table-cell table:style-name="表80.B2" office:value-type="string">
            <text:p text:style-name="P215">i_id</text:p>
          </table:table-cell>
          <table:table-cell table:style-name="表80.C6" office:value-type="string">
            <text:p text:style-name="P215">NUMBER(6, 0)</text:p>
          </table:table-cell>
          <table:table-cell table:style-name="表80.D6" office:value-type="string">
            <text:p text:style-name="P215">INTEGER</text:p>
          </table:table-cell>
        </table:table-row>
        <table:table-row table:style-name="表80.1">
          <table:table-cell table:style-name="表80.A6" office:value-type="string">
            <text:p text:style-name="P216">2</text:p>
          </table:table-cell>
          <table:table-cell table:style-name="表80.B6" office:value-type="string">
            <text:p text:style-name="P215">i_im_id</text:p>
          </table:table-cell>
          <table:table-cell table:style-name="表80.C6" office:value-type="string">
            <text:p text:style-name="P215">NUMBER(6, 0)</text:p>
          </table:table-cell>
          <table:table-cell table:style-name="表80.D6" office:value-type="string">
            <text:p text:style-name="P215">INTEGER</text:p>
          </table:table-cell>
        </table:table-row>
        <table:table-row table:style-name="表80.1">
          <table:table-cell table:style-name="表80.A6" office:value-type="string">
            <text:p text:style-name="P216">3</text:p>
          </table:table-cell>
          <table:table-cell table:style-name="表80.B6" office:value-type="string">
            <text:p text:style-name="P215">i_name</text:p>
          </table:table-cell>
          <table:table-cell table:style-name="表80.C6" office:value-type="string">
            <text:p text:style-name="P215">VARCHAR2(24)</text:p>
          </table:table-cell>
          <table:table-cell table:style-name="表80.D6" office:value-type="string">
            <text:p text:style-name="P215">VARCHAR(24)</text:p>
          </table:table-cell>
        </table:table-row>
        <table:table-row table:style-name="表80.1">
          <table:table-cell table:style-name="表80.A6" office:value-type="string">
            <text:p text:style-name="P216">4</text:p>
          </table:table-cell>
          <table:table-cell table:style-name="表80.B6" office:value-type="string">
            <text:p text:style-name="P215">i_price</text:p>
          </table:table-cell>
          <table:table-cell table:style-name="表80.C6" office:value-type="string">
            <text:p text:style-name="P215">NUMBER(5, 2)</text:p>
          </table:table-cell>
          <table:table-cell table:style-name="表80.D6" office:value-type="string">
            <text:p text:style-name="P215">DECIMAL(5, 2)</text:p>
          </table:table-cell>
        </table:table-row>
        <table:table-row table:style-name="表80.1">
          <table:table-cell table:style-name="表80.A6" office:value-type="string">
            <text:p text:style-name="P216">5</text:p>
          </table:table-cell>
          <table:table-cell table:style-name="表80.B6" office:value-type="string">
            <text:p text:style-name="P215">i_data</text:p>
          </table:table-cell>
          <table:table-cell table:style-name="表80.C6" office:value-type="string">
            <text:p text:style-name="P215">VARCHAR2(50)</text:p>
          </table:table-cell>
          <table:table-cell table:style-name="表80.D6" office:value-type="string">
            <text:p text:style-name="P215">VARCHAR(50)</text:p>
          </table:table-cell>
        </table:table-row>
      </table:table>
      <text:p text:style-name="P58"><text:span text:style-name="T108">表 </text:span><text:span text:style-name="T108"><text:sequence text:ref-name="refTable31" text:name="Table" text:formula="ooow:Table+1" style:num-format="1">6.1.8</text:sequence></text:span><text:span text:style-name="T108">: </text:span>stock<text:span text:style-name="T1">テーブル</text:span></text:p>
      <table:table table:name="表81" table:style-name="表81">
        <table:table-column table:style-name="表81.A"/>
        <table:table-column table:style-name="表81.B"/>
        <table:table-column table:style-name="表81.C"/>
        <table:table-column table:style-name="表81.D"/>
        <table:table-row table:style-name="表81.1">
          <table:table-cell table:style-name="表81.A1" office:value-type="string">
            <text:p text:style-name="P258">No.</text:p>
          </table:table-cell>
          <table:table-cell table:style-name="表81.A1" office:value-type="string">
            <text:p text:style-name="P257">カラム名</text:p>
          </table:table-cell>
          <table:table-cell table:style-name="表81.A1" office:value-type="string">
            <text:p text:style-name="P257">Oracle <text:span text:style-name="T162">Database</text:span>データ型</text:p>
          </table:table-cell>
          <table:table-cell table:style-name="表81.D1" office:value-type="string">
            <text:p text:style-name="P257">PostgreSQLデータ型</text:p>
          </table:table-cell>
        </table:table-row>
        <table:table-row table:style-name="表81.2">
          <table:table-cell table:style-name="表81.A18" office:value-type="string">
            <text:p text:style-name="P216">1</text:p>
          </table:table-cell>
          <table:table-cell table:style-name="表81.B2" office:value-type="string">
            <text:p text:style-name="P215">s_i_id</text:p>
          </table:table-cell>
          <table:table-cell table:style-name="表81.C18" office:value-type="string">
            <text:p text:style-name="P215">NUMBER(6, 0)</text:p>
          </table:table-cell>
          <table:table-cell table:style-name="表81.D18" office:value-type="string">
            <text:p text:style-name="P215">INTEGER</text:p>
          </table:table-cell>
        </table:table-row>
        <table:table-row table:style-name="表81.1">
          <table:table-cell table:style-name="表81.A18" office:value-type="string">
            <text:p text:style-name="P216">2</text:p>
          </table:table-cell>
          <table:table-cell table:style-name="表81.B18" office:value-type="string">
            <text:p text:style-name="P215">s_w_id</text:p>
          </table:table-cell>
          <table:table-cell table:style-name="表81.C18" office:value-type="string">
            <text:p text:style-name="P215">NUMBER(6, 0)</text:p>
          </table:table-cell>
          <table:table-cell table:style-name="表81.D18" office:value-type="string">
            <text:p text:style-name="P215">INTEGER</text:p>
          </table:table-cell>
        </table:table-row>
        <table:table-row table:style-name="表81.1">
          <table:table-cell table:style-name="表81.A18" office:value-type="string">
            <text:p text:style-name="P216">3</text:p>
          </table:table-cell>
          <table:table-cell table:style-name="表81.B18" office:value-type="string">
            <text:p text:style-name="P215">s_quantity</text:p>
          </table:table-cell>
          <table:table-cell table:style-name="表81.C18" office:value-type="string">
            <text:p text:style-name="P215">NUMBER(4, 0)</text:p>
          </table:table-cell>
          <table:table-cell table:style-name="表81.D18" office:value-type="string">
            <text:p text:style-name="P215">DECIMAL(4, 0)</text:p>
          </table:table-cell>
        </table:table-row>
        <table:table-row table:style-name="表81.1">
          <table:table-cell table:style-name="表81.A18" office:value-type="string">
            <text:p text:style-name="P216">4</text:p>
          </table:table-cell>
          <table:table-cell table:style-name="表81.B18" office:value-type="string">
            <text:p text:style-name="P215">s_dist_01</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5</text:p>
          </table:table-cell>
          <table:table-cell table:style-name="表81.B18" office:value-type="string">
            <text:p text:style-name="P215">s_dist_02</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6</text:p>
          </table:table-cell>
          <table:table-cell table:style-name="表81.B18" office:value-type="string">
            <text:p text:style-name="P215">s_dist_03</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7</text:p>
          </table:table-cell>
          <table:table-cell table:style-name="表81.B18" office:value-type="string">
            <text:p text:style-name="P215">s_dist_04</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8</text:p>
          </table:table-cell>
          <table:table-cell table:style-name="表81.B18" office:value-type="string">
            <text:p text:style-name="P215">s_dist_05</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9</text:p>
          </table:table-cell>
          <table:table-cell table:style-name="表81.B18" office:value-type="string">
            <text:p text:style-name="P215">s_dist_06</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10</text:p>
          </table:table-cell>
          <table:table-cell table:style-name="表81.B18" office:value-type="string">
            <text:p text:style-name="P215">s_dist_07</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11</text:p>
          </table:table-cell>
          <table:table-cell table:style-name="表81.B18" office:value-type="string">
            <text:p text:style-name="P215">s_dist_08</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12</text:p>
          </table:table-cell>
          <table:table-cell table:style-name="表81.B18" office:value-type="string">
            <text:p text:style-name="P215">s_dist_09</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13</text:p>
          </table:table-cell>
          <table:table-cell table:style-name="表81.B18" office:value-type="string">
            <text:p text:style-name="P215">s_dist_10</text:p>
          </table:table-cell>
          <table:table-cell table:style-name="表81.C18" office:value-type="string">
            <text:p text:style-name="P215">CHAR(24)</text:p>
          </table:table-cell>
          <table:table-cell table:style-name="表81.D18" office:value-type="string">
            <text:p text:style-name="P215">CHAR(24)</text:p>
          </table:table-cell>
        </table:table-row>
        <table:table-row table:style-name="表81.1">
          <table:table-cell table:style-name="表81.A18" office:value-type="string">
            <text:p text:style-name="P216">14</text:p>
          </table:table-cell>
          <table:table-cell table:style-name="表81.B18" office:value-type="string">
            <text:p text:style-name="P215">s_ytd</text:p>
          </table:table-cell>
          <table:table-cell table:style-name="表81.C18" office:value-type="string">
            <text:p text:style-name="P215">NUMBER(8, 0)</text:p>
          </table:table-cell>
          <table:table-cell table:style-name="表81.D18" office:value-type="string">
            <text:p text:style-name="P215">DECIMAL(8, 0)</text:p>
          </table:table-cell>
        </table:table-row>
        <table:table-row table:style-name="表81.1">
          <table:table-cell table:style-name="表81.A18" office:value-type="string">
            <text:p text:style-name="P216">15</text:p>
          </table:table-cell>
          <table:table-cell table:style-name="表81.B18" office:value-type="string">
            <text:p text:style-name="P215">s_order_cnt</text:p>
          </table:table-cell>
          <table:table-cell table:style-name="表81.C18" office:value-type="string">
            <text:p text:style-name="P215">NUMBER(4, 0)</text:p>
          </table:table-cell>
          <table:table-cell table:style-name="表81.D18" office:value-type="string">
            <text:p text:style-name="P215">DECIMAL(4, 0)</text:p>
          </table:table-cell>
        </table:table-row>
        <table:table-row table:style-name="表81.1">
          <table:table-cell table:style-name="表81.A18" office:value-type="string">
            <text:p text:style-name="P216">16</text:p>
          </table:table-cell>
          <table:table-cell table:style-name="表81.B18" office:value-type="string">
            <text:p text:style-name="P215">s_remote_cnt</text:p>
          </table:table-cell>
          <table:table-cell table:style-name="表81.C18" office:value-type="string">
            <text:p text:style-name="P215">NUMBER(4, 0)</text:p>
          </table:table-cell>
          <table:table-cell table:style-name="表81.D18" office:value-type="string">
            <text:p text:style-name="P215">DECIMAL(4, 0)</text:p>
          </table:table-cell>
        </table:table-row>
        <table:table-row table:style-name="表81.1">
          <table:table-cell table:style-name="表81.A18" office:value-type="string">
            <text:p text:style-name="P216">17</text:p>
          </table:table-cell>
          <table:table-cell table:style-name="表81.B18" office:value-type="string">
            <text:p text:style-name="P215">s_data</text:p>
          </table:table-cell>
          <table:table-cell table:style-name="表81.C18" office:value-type="string">
            <text:p text:style-name="P215">VARCHAR2(50)</text:p>
          </table:table-cell>
          <table:table-cell table:style-name="表81.D18" office:value-type="string">
            <text:p text:style-name="P215">VARCHAR(50)</text:p>
          </table:table-cell>
        </table:table-row>
      </table:table>
      <text:p text:style-name="Table"><text:span text:style-name="T108">表 </text:span><text:span text:style-name="T108"><text:sequence text:ref-name="refTable32" text:name="Table" text:formula="ooow:Table+1" style:num-format="1">6.1.9</text:sequence></text:span><text:span text:style-name="T108">: </text:span>orders<text:span text:style-name="T1">テーブル</text:span></text:p>
      <table:table table:name="表82" table:style-name="表82">
        <table:table-column table:style-name="表82.A"/>
        <table:table-column table:style-name="表82.B"/>
        <table:table-column table:style-name="表82.C"/>
        <table:table-column table:style-name="表82.D"/>
        <table:table-row table:style-name="表82.1">
          <table:table-cell table:style-name="表82.A1" office:value-type="string">
            <text:p text:style-name="P258">No.</text:p>
          </table:table-cell>
          <table:table-cell table:style-name="表82.A1" office:value-type="string">
            <text:p text:style-name="P257">カラム名</text:p>
          </table:table-cell>
          <table:table-cell table:style-name="表82.A1" office:value-type="string">
            <text:p text:style-name="P257">Oracle <text:span text:style-name="T162">Database</text:span>データ型</text:p>
          </table:table-cell>
          <table:table-cell table:style-name="表82.D1" office:value-type="string">
            <text:p text:style-name="P257">PostgreSQLデータ型</text:p>
          </table:table-cell>
        </table:table-row>
        <table:table-row table:style-name="表82.2">
          <table:table-cell table:style-name="表82.A9" office:value-type="string">
            <text:p text:style-name="P216">1</text:p>
          </table:table-cell>
          <table:table-cell table:style-name="表82.B2" office:value-type="string">
            <text:p text:style-name="P215">o_id</text:p>
          </table:table-cell>
          <table:table-cell table:style-name="表82.C9" office:value-type="string">
            <text:p text:style-name="P215">NUMBER(8, 0)</text:p>
          </table:table-cell>
          <table:table-cell table:style-name="表82.D9" office:value-type="string">
            <text:p text:style-name="P215">INTEGER</text:p>
          </table:table-cell>
        </table:table-row>
        <table:table-row table:style-name="表82.1">
          <table:table-cell table:style-name="表82.A9" office:value-type="string">
            <text:p text:style-name="P216">2</text:p>
          </table:table-cell>
          <table:table-cell table:style-name="表82.B9" office:value-type="string">
            <text:p text:style-name="P215">o_d_id</text:p>
          </table:table-cell>
          <table:table-cell table:style-name="表82.C9" office:value-type="string">
            <text:p text:style-name="P215">NUMBER(2, 0)</text:p>
          </table:table-cell>
          <table:table-cell table:style-name="表82.D9" office:value-type="string">
            <text:p text:style-name="P215">INTEGER</text:p>
          </table:table-cell>
        </table:table-row>
        <table:table-row table:style-name="表82.1">
          <table:table-cell table:style-name="表82.A9" office:value-type="string">
            <text:p text:style-name="P216">3</text:p>
          </table:table-cell>
          <table:table-cell table:style-name="表82.B9" office:value-type="string">
            <text:p text:style-name="P215">o_w_id</text:p>
          </table:table-cell>
          <table:table-cell table:style-name="表82.C9" office:value-type="string">
            <text:p text:style-name="P215">NUMBER(6, 0)</text:p>
          </table:table-cell>
          <table:table-cell table:style-name="表82.D9" office:value-type="string">
            <text:p text:style-name="P215">INTEGER</text:p>
          </table:table-cell>
        </table:table-row>
        <table:table-row table:style-name="表82.1">
          <table:table-cell table:style-name="表82.A9" office:value-type="string">
            <text:p text:style-name="P216">4</text:p>
          </table:table-cell>
          <table:table-cell table:style-name="表82.B9" office:value-type="string">
            <text:p text:style-name="P215">o_c_id</text:p>
          </table:table-cell>
          <table:table-cell table:style-name="表82.C9" office:value-type="string">
            <text:p text:style-name="P215">NUMBER(5, 0)</text:p>
          </table:table-cell>
          <table:table-cell table:style-name="表82.D9" office:value-type="string">
            <text:p text:style-name="P215">INTEGER</text:p>
          </table:table-cell>
        </table:table-row>
        <table:table-row table:style-name="表82.1">
          <table:table-cell table:style-name="表82.A9" office:value-type="string">
            <text:p text:style-name="P216">5</text:p>
          </table:table-cell>
          <table:table-cell table:style-name="表82.B9" office:value-type="string">
            <text:p text:style-name="P215">o_entry_d</text:p>
          </table:table-cell>
          <table:table-cell table:style-name="表82.C9" office:value-type="string">
            <text:p text:style-name="P215">DATE</text:p>
          </table:table-cell>
          <table:table-cell table:style-name="表82.D9" office:value-type="string">
            <text:p text:style-name="P215">TIMESTAMP</text:p>
          </table:table-cell>
        </table:table-row>
        <table:table-row table:style-name="表82.1">
          <table:table-cell table:style-name="表82.A9" office:value-type="string">
            <text:p text:style-name="P216">6</text:p>
          </table:table-cell>
          <table:table-cell table:style-name="表82.B9" office:value-type="string">
            <text:p text:style-name="P215">o_carrier_id</text:p>
          </table:table-cell>
          <table:table-cell table:style-name="表82.C9" office:value-type="string">
            <text:p text:style-name="P215">NUMBER(2, 0)</text:p>
          </table:table-cell>
          <table:table-cell table:style-name="表82.D9" office:value-type="string">
            <text:p text:style-name="P215">INTEGER</text:p>
          </table:table-cell>
        </table:table-row>
        <table:table-row table:style-name="表82.1">
          <table:table-cell table:style-name="表82.A9" office:value-type="string">
            <text:p text:style-name="P216">7</text:p>
          </table:table-cell>
          <table:table-cell table:style-name="表82.B9" office:value-type="string">
            <text:p text:style-name="P215">o_ol_cnt</text:p>
          </table:table-cell>
          <table:table-cell table:style-name="表82.C9" office:value-type="string">
            <text:p text:style-name="P215">NUMBER(2, 0)</text:p>
          </table:table-cell>
          <table:table-cell table:style-name="表82.D9" office:value-type="string">
            <text:p text:style-name="P215">DECIMAL(2, 0)</text:p>
          </table:table-cell>
        </table:table-row>
        <table:table-row table:style-name="表82.1">
          <table:table-cell table:style-name="表82.A9" office:value-type="string">
            <text:p text:style-name="P216">8</text:p>
          </table:table-cell>
          <table:table-cell table:style-name="表82.B9" office:value-type="string">
            <text:p text:style-name="P215">o_all_local</text:p>
          </table:table-cell>
          <table:table-cell table:style-name="表82.C9" office:value-type="string">
            <text:p text:style-name="P215">NUMBER(1, 0)</text:p>
          </table:table-cell>
          <table:table-cell table:style-name="表82.D9" office:value-type="string">
            <text:p text:style-name="P215">DECIMAL(1, 0)</text:p>
          </table:table-cell>
        </table:table-row>
      </table:table>
      <text:p text:style-name="Table"><text:span text:style-name="T108">表 </text:span><text:span text:style-name="T108"><text:sequence text:ref-name="refTable33" text:name="Table" text:formula="ooow:Table+1" style:num-format="1">6.1.10</text:sequence></text:span><text:span text:style-name="T108">: </text:span>new_orders<text:span text:style-name="T1">テーブル</text:span></text:p>
      <table:table table:name="表83" table:style-name="表83">
        <table:table-column table:style-name="表83.A"/>
        <table:table-column table:style-name="表83.B"/>
        <table:table-column table:style-name="表83.C"/>
        <table:table-column table:style-name="表83.D"/>
        <table:table-row table:style-name="表83.1">
          <table:table-cell table:style-name="表83.A1" office:value-type="string">
            <text:p text:style-name="P258">No.</text:p>
          </table:table-cell>
          <table:table-cell table:style-name="表83.A1" office:value-type="string">
            <text:p text:style-name="P257">カラム名</text:p>
          </table:table-cell>
          <table:table-cell table:style-name="表83.A1" office:value-type="string">
            <text:p text:style-name="P257">Oracle <text:span text:style-name="T162">Database</text:span>データ型</text:p>
          </table:table-cell>
          <table:table-cell table:style-name="表83.D1" office:value-type="string">
            <text:p text:style-name="P257">PostgreSQLデータ型</text:p>
          </table:table-cell>
        </table:table-row>
        <table:table-row table:style-name="表83.2">
          <table:table-cell table:style-name="表83.A4" office:value-type="string">
            <text:p text:style-name="P216">1</text:p>
          </table:table-cell>
          <table:table-cell table:style-name="表83.B2" office:value-type="string">
            <text:p text:style-name="P215">no_o_id</text:p>
          </table:table-cell>
          <table:table-cell table:style-name="表83.C4" office:value-type="string">
            <text:p text:style-name="P215">NUMBER(8, 0)</text:p>
          </table:table-cell>
          <table:table-cell table:style-name="表83.D4" office:value-type="string">
            <text:p text:style-name="P215">INTEGER</text:p>
          </table:table-cell>
        </table:table-row>
        <table:table-row table:style-name="表83.1">
          <table:table-cell table:style-name="表83.A4" office:value-type="string">
            <text:p text:style-name="P216">2</text:p>
          </table:table-cell>
          <table:table-cell table:style-name="表83.B4" office:value-type="string">
            <text:p text:style-name="P215">no_d_id</text:p>
          </table:table-cell>
          <table:table-cell table:style-name="表83.C4" office:value-type="string">
            <text:p text:style-name="P215">NUMBER(2, 0)</text:p>
          </table:table-cell>
          <table:table-cell table:style-name="表83.D4" office:value-type="string">
            <text:p text:style-name="P215">INTEGER</text:p>
          </table:table-cell>
        </table:table-row>
        <table:table-row table:style-name="表83.1">
          <table:table-cell table:style-name="表83.A4" office:value-type="string">
            <text:p text:style-name="P216">3</text:p>
          </table:table-cell>
          <table:table-cell table:style-name="表83.B4" office:value-type="string">
            <text:p text:style-name="P215">no_w_id</text:p>
          </table:table-cell>
          <table:table-cell table:style-name="表83.C4" office:value-type="string">
            <text:p text:style-name="P215">NUMBER(6, 0)</text:p>
          </table:table-cell>
          <table:table-cell table:style-name="表83.D4" office:value-type="string">
            <text:p text:style-name="P215">INTEGER</text:p>
          </table:table-cell>
        </table:table-row>
      </table:table>
      <text:p text:style-name="P179"/>
      <text:p text:style-name="P67"><text:span text:style-name="T110">表 </text:span><text:span text:style-name="T110"><text:sequence text:ref-name="refTable34" text:name="Table" text:formula="ooow:Table+1" style:num-format="1">6.1.11</text:sequence></text:span><text:span text:style-name="T110">: </text:span><text:span text:style-name="T139">order_line</text:span><text:span text:style-name="T141">テーブル</text:span></text:p>
      <table:table table:name="表84" table:style-name="表84">
        <table:table-column table:style-name="表84.A"/>
        <table:table-column table:style-name="表84.B"/>
        <table:table-column table:style-name="表84.C"/>
        <table:table-column table:style-name="表84.D"/>
        <table:table-row table:style-name="表84.1">
          <table:table-cell table:style-name="表84.A1" office:value-type="string">
            <text:p text:style-name="P258">No.</text:p>
          </table:table-cell>
          <table:table-cell table:style-name="表84.A1" office:value-type="string">
            <text:p text:style-name="P257">カラム名</text:p>
          </table:table-cell>
          <table:table-cell table:style-name="表84.A1" office:value-type="string">
            <text:p text:style-name="P257">Oracle <text:span text:style-name="T162">Database</text:span>データ型</text:p>
          </table:table-cell>
          <table:table-cell table:style-name="表84.D1" office:value-type="string">
            <text:p text:style-name="P257">PostgreSQLデータ型</text:p>
          </table:table-cell>
        </table:table-row>
        <table:table-row table:style-name="表84.2">
          <table:table-cell table:style-name="表84.A11" office:value-type="string">
            <text:p text:style-name="P216">1</text:p>
          </table:table-cell>
          <table:table-cell table:style-name="表84.B2" office:value-type="string">
            <text:p text:style-name="P215">ol_o_id</text:p>
          </table:table-cell>
          <table:table-cell table:style-name="表84.C11" office:value-type="string">
            <text:p text:style-name="P215">NUMBER(8, 0)</text:p>
          </table:table-cell>
          <table:table-cell table:style-name="表84.D11" office:value-type="string">
            <text:p text:style-name="P215">INTEGER</text:p>
          </table:table-cell>
        </table:table-row>
        <table:table-row table:style-name="表84.1">
          <table:table-cell table:style-name="表84.A11" office:value-type="string">
            <text:p text:style-name="P216">2</text:p>
          </table:table-cell>
          <table:table-cell table:style-name="表84.B11" office:value-type="string">
            <text:p text:style-name="P215">ol_d_id</text:p>
          </table:table-cell>
          <table:table-cell table:style-name="表84.C11" office:value-type="string">
            <text:p text:style-name="P215">NUMBER(2, 0)</text:p>
          </table:table-cell>
          <table:table-cell table:style-name="表84.D11" office:value-type="string">
            <text:p text:style-name="P215">INTEGER</text:p>
          </table:table-cell>
        </table:table-row>
        <table:table-row table:style-name="表84.1">
          <table:table-cell table:style-name="表84.A11" office:value-type="string">
            <text:p text:style-name="P216">3</text:p>
          </table:table-cell>
          <table:table-cell table:style-name="表84.B11" office:value-type="string">
            <text:p text:style-name="P215">ol_w_id</text:p>
          </table:table-cell>
          <table:table-cell table:style-name="表84.C11" office:value-type="string">
            <text:p text:style-name="P215">NUMBER(6, 0)</text:p>
          </table:table-cell>
          <table:table-cell table:style-name="表84.D11" office:value-type="string">
            <text:p text:style-name="P215">INTEGER</text:p>
          </table:table-cell>
        </table:table-row>
        <table:table-row table:style-name="表84.1">
          <table:table-cell table:style-name="表84.A11" office:value-type="string">
            <text:p text:style-name="P216">4</text:p>
          </table:table-cell>
          <table:table-cell table:style-name="表84.B11" office:value-type="string">
            <text:p text:style-name="P215">ol_number</text:p>
          </table:table-cell>
          <table:table-cell table:style-name="表84.C11" office:value-type="string">
            <text:p text:style-name="P215">NUMBER(2, 0)</text:p>
          </table:table-cell>
          <table:table-cell table:style-name="表84.D11" office:value-type="string">
            <text:p text:style-name="P215">INTEGER</text:p>
          </table:table-cell>
        </table:table-row>
        <table:table-row table:style-name="表84.1">
          <table:table-cell table:style-name="表84.A11" office:value-type="string">
            <text:p text:style-name="P216">5</text:p>
          </table:table-cell>
          <table:table-cell table:style-name="表84.B11" office:value-type="string">
            <text:p text:style-name="P215">ol_i_id</text:p>
          </table:table-cell>
          <table:table-cell table:style-name="表84.C11" office:value-type="string">
            <text:p text:style-name="P215">NUMBER(6, 0)</text:p>
          </table:table-cell>
          <table:table-cell table:style-name="表84.D11" office:value-type="string">
            <text:p text:style-name="P215">INTEGER</text:p>
          </table:table-cell>
        </table:table-row>
        <table:table-row table:style-name="表84.1">
          <table:table-cell table:style-name="表84.A11" office:value-type="string">
            <text:p text:style-name="P216">6</text:p>
          </table:table-cell>
          <table:table-cell table:style-name="表84.B11" office:value-type="string">
            <text:p text:style-name="P215">ol_supply_w_id</text:p>
          </table:table-cell>
          <table:table-cell table:style-name="表84.C11" office:value-type="string">
            <text:p text:style-name="P215">NUMBER(6, 0)</text:p>
          </table:table-cell>
          <table:table-cell table:style-name="表84.D11" office:value-type="string">
            <text:p text:style-name="P215">INTEGER</text:p>
          </table:table-cell>
        </table:table-row>
        <table:table-row table:style-name="表84.1">
          <table:table-cell table:style-name="表84.A11" office:value-type="string">
            <text:p text:style-name="P216">7</text:p>
          </table:table-cell>
          <table:table-cell table:style-name="表84.B11" office:value-type="string">
            <text:p text:style-name="P215">ol_delivery_d</text:p>
          </table:table-cell>
          <table:table-cell table:style-name="表84.C11" office:value-type="string">
            <text:p text:style-name="P215">DATE</text:p>
          </table:table-cell>
          <table:table-cell table:style-name="表84.D11" office:value-type="string">
            <text:p text:style-name="P215">TIMESTAMP</text:p>
          </table:table-cell>
        </table:table-row>
        <table:table-row table:style-name="表84.1">
          <table:table-cell table:style-name="表84.A11" office:value-type="string">
            <text:p text:style-name="P216">8</text:p>
          </table:table-cell>
          <table:table-cell table:style-name="表84.B11" office:value-type="string">
            <text:p text:style-name="P215">ol_quantity</text:p>
          </table:table-cell>
          <table:table-cell table:style-name="表84.C11" office:value-type="string">
            <text:p text:style-name="P215">NUMBER(2, 0)</text:p>
          </table:table-cell>
          <table:table-cell table:style-name="表84.D11" office:value-type="string">
            <text:p text:style-name="P215">DECIMAL(2, 0)</text:p>
          </table:table-cell>
        </table:table-row>
        <table:table-row table:style-name="表84.1">
          <table:table-cell table:style-name="表84.A11" office:value-type="string">
            <text:p text:style-name="P216">9</text:p>
          </table:table-cell>
          <table:table-cell table:style-name="表84.B11" office:value-type="string">
            <text:p text:style-name="P215">ol_amount</text:p>
          </table:table-cell>
          <table:table-cell table:style-name="表84.C11" office:value-type="string">
            <text:p text:style-name="P215">NUMBER(6, 2)</text:p>
          </table:table-cell>
          <table:table-cell table:style-name="表84.D11" office:value-type="string">
            <text:p text:style-name="P215">DECIMAL(6, 2)</text:p>
          </table:table-cell>
        </table:table-row>
        <table:table-row table:style-name="表84.1">
          <table:table-cell table:style-name="表84.A11" office:value-type="string">
            <text:p text:style-name="P216">10</text:p>
          </table:table-cell>
          <table:table-cell table:style-name="表84.B11" office:value-type="string">
            <text:p text:style-name="P215">ol_dist_info</text:p>
          </table:table-cell>
          <table:table-cell table:style-name="表84.C11" office:value-type="string">
            <text:p text:style-name="P215">CHAR(24)</text:p>
          </table:table-cell>
          <table:table-cell table:style-name="表84.D11" office:value-type="string">
            <text:p text:style-name="P215">CHAR(24)</text:p>
          </table:table-cell>
        </table:table-row>
      </table:table>
      <text:p text:style-name="P45"/>
      <text:p text:style-name="P47"/>
      <text:p text:style-name="P146"><text:s/>上記の9つのテーブルをJdbcRunnerのイニシャライズスクリプト（tpcc_load.js）を用いて登録しています。登録する際に利用するscale_factor（ベンチマーク計測時のデータ量生成因子）<text:span text:style-name="T1">を</text:span>今回<text:span text:style-name="T1">の試行で</text:span>は値を”4”として利用しました。 <text:span text:style-name="T1">各テーブルのレコード件数とテーブルサイズは下表のようになります。</text:span></text:p>
      <text:p text:style-name="P181">表 <text:sequence text:ref-name="refTable35" text:name="Table" text:formula="ooow:Table+1" style:num-format="1">6.1.12</text:sequence>: <text:span text:style-name="T1">テーブルのレコード件数（OracleDatabase） </text:span></text:p>
      <table:table table:name="表98" table:style-name="表98">
        <table:table-column table:style-name="表98.A"/>
        <table:table-column table:style-name="表98.B"/>
        <table:table-column table:style-name="表98.C"/>
        <table:table-row table:style-name="表98.1">
          <table:table-cell table:style-name="表98.A1" office:value-type="string">
            <text:p text:style-name="P258">No.</text:p>
          </table:table-cell>
          <table:table-cell table:style-name="表98.A1" office:value-type="string">
            <text:p text:style-name="P260">テーブル名</text:p>
          </table:table-cell>
          <table:table-cell table:style-name="表98.C1" office:value-type="string">
            <text:p text:style-name="P260">レコード件数</text:p>
          </table:table-cell>
        </table:table-row>
        <table:table-row table:style-name="表98.2">
          <table:table-cell table:style-name="表98.A10" office:value-type="string">
            <text:p text:style-name="P228">1</text:p>
          </table:table-cell>
          <table:table-cell table:style-name="表98.B2" office:value-type="string">
            <text:p text:style-name="P227">warehouse</text:p>
          </table:table-cell>
          <table:table-cell table:style-name="表98.C2" office:value-type="string">
            <text:p text:style-name="P229">4</text:p>
          </table:table-cell>
        </table:table-row>
        <table:table-row table:style-name="表98.1">
          <table:table-cell table:style-name="表98.A10" office:value-type="string">
            <text:p text:style-name="P228">2</text:p>
          </table:table-cell>
          <table:table-cell table:style-name="表98.B3" office:value-type="string">
            <text:p text:style-name="P227">district</text:p>
          </table:table-cell>
          <table:table-cell table:style-name="表98.C3" office:value-type="string">
            <text:p text:style-name="P229">40</text:p>
          </table:table-cell>
        </table:table-row>
        <table:table-row table:style-name="表98.1">
          <table:table-cell table:style-name="表98.A10" office:value-type="string">
            <text:p text:style-name="P228">3</text:p>
          </table:table-cell>
          <table:table-cell table:style-name="表98.B4" office:value-type="string">
            <text:p text:style-name="P227">customer</text:p>
          </table:table-cell>
          <table:table-cell table:style-name="表98.C4" office:value-type="string">
            <text:p text:style-name="P229">120,000</text:p>
          </table:table-cell>
        </table:table-row>
        <table:table-row table:style-name="表98.1">
          <table:table-cell table:style-name="表98.A10" office:value-type="string">
            <text:p text:style-name="P228">4</text:p>
          </table:table-cell>
          <table:table-cell table:style-name="表98.B5" office:value-type="string">
            <text:p text:style-name="P227">history</text:p>
          </table:table-cell>
          <table:table-cell table:style-name="表98.C5" office:value-type="string">
            <text:p text:style-name="P229">120,000</text:p>
          </table:table-cell>
        </table:table-row>
        <table:table-row table:style-name="表98.1">
          <table:table-cell table:style-name="表98.A10" office:value-type="string">
            <text:p text:style-name="P228">5</text:p>
          </table:table-cell>
          <table:table-cell table:style-name="表98.B6" office:value-type="string">
            <text:p text:style-name="P227">item</text:p>
          </table:table-cell>
          <table:table-cell table:style-name="表98.C6" office:value-type="string">
            <text:p text:style-name="P229">100,000</text:p>
          </table:table-cell>
        </table:table-row>
        <table:table-row table:style-name="表98.1">
          <table:table-cell table:style-name="表98.A10" office:value-type="string">
            <text:p text:style-name="P228">6</text:p>
          </table:table-cell>
          <table:table-cell table:style-name="表98.B7" office:value-type="string">
            <text:p text:style-name="P227">stock</text:p>
          </table:table-cell>
          <table:table-cell table:style-name="表98.C7" office:value-type="string">
            <text:p text:style-name="P229">400,000</text:p>
          </table:table-cell>
        </table:table-row>
        <table:table-row table:style-name="表98.1">
          <table:table-cell table:style-name="表98.A10" office:value-type="string">
            <text:p text:style-name="P228">7</text:p>
          </table:table-cell>
          <table:table-cell table:style-name="表98.B8" office:value-type="string">
            <text:p text:style-name="P227">orders</text:p>
          </table:table-cell>
          <table:table-cell table:style-name="表98.C8" office:value-type="string">
            <text:p text:style-name="P229">120,000</text:p>
          </table:table-cell>
        </table:table-row>
        <table:table-row table:style-name="表98.1">
          <table:table-cell table:style-name="表98.A10" office:value-type="string">
            <text:p text:style-name="P228">8</text:p>
          </table:table-cell>
          <table:table-cell table:style-name="表98.B9" office:value-type="string">
            <text:p text:style-name="P227">new_orders</text:p>
          </table:table-cell>
          <table:table-cell table:style-name="表98.C9" office:value-type="string">
            <text:p text:style-name="P229">36,000</text:p>
          </table:table-cell>
        </table:table-row>
        <table:table-row table:style-name="表98.1">
          <table:table-cell table:style-name="表98.A10" office:value-type="string">
            <text:p text:style-name="P228">9</text:p>
          </table:table-cell>
          <table:table-cell table:style-name="表98.B10" office:value-type="string">
            <text:p text:style-name="P227">order_line</text:p>
          </table:table-cell>
          <table:table-cell table:style-name="表98.C10" office:value-type="string">
            <text:p text:style-name="P229">1,199,845</text:p>
          </table:table-cell>
        </table:table-row>
      </table:table>
      <text:p text:style-name="P122"/>
      <text:h text:style-name="_33_.小見出し" text:outline-level="3">データ移行<text:span text:style-name="T1">の成功判定</text:span></text:h>
      <text:p text:style-name="P107">本試行では、JdbcRunnerのベンチマーク走行が可能であった場合に、データ移行が完了したと判定しています。</text:p>
      <text:p text:style-name="P195"/>
      <text:p text:style-name="P107"><text:span text:style-name="T95">実行例: </text:span><text:span text:style-name="T95">JdbcRunnerの実行</text:span></text:p>
      <table:table table:name="表114" table:style-name="表114">
        <table:table-column table:style-name="表114.A"/>
        <table:table-row>
          <table:table-cell table:style-name="表114.A1" office:value-type="string">
            <text:p text:style-name="P24"><text:span text:style-name="T101">$ export </text:span><text:span text:style-name="T78">CLASSPATH=</text:span><text:span text:style-name="T78">J</text:span><text:span text:style-name="T78">dbcrunnerを</text:span><text:span text:style-name="T80">展</text:span><text:span text:style-name="T102">開したディレクトリ</text:span><text:span text:style-name="T101">/jdbcrunner-1.2.jar</text:span></text:p>
            <text:p text:style-name="P276"><text:span text:style-name="T65">$ java JR j</text:span><text:span text:style-name="T66">dbcrunner</text:span><text:span text:style-name="T67">を展開したディレクトリ</text:span><text:span text:style-name="T65">/scripts/tpcc.js</text:span></text:p>
          </table:table-cell>
        </table:table-row>
      </table:table>
      <text:p text:style-name="P33"/>
      <text:h text:style-name="P294" text:outline-level="2"/>
      <text:h text:style-name="P301" text:outline-level="2"><text:bookmark-start text:name="__RefHeading__3027_358891473"/>データ抽出<text:span text:style-name="T1">時の結果</text:span><text:bookmark-end text:name="__RefHeading__3027_358891473"/></text:h>
      <text:h text:style-name="P315" text:outline-level="3"><text:span text:style-name="T139">SPOOLコマンド/</text:span><text:span text:style-name="T139">Ora2Pgによる出力時間</text:span></text:h>
      <text:p text:style-name="_33_.本文_28_小見出し_29_"><text:span text:style-name="T139">本試行では、SPOOLコマンドによるCSV出力と、Ora2PgによるCOPY文形式の出力を行いました。その際に、timeコマンドによる計測を実施しています。結果は次の</text:span><text:span text:style-name="T141">通りです</text:span><text:span text:style-name="T139">。</text:span></text:p>
      <text:p text:style-name="P181">表 <text:sequence text:ref-name="refTable36" text:name="Table" text:formula="ooow:Table+1" style:num-format="1">6.2.1</text:sequence>: <text:span text:style-name="T1">抽出方法と抽出時間</text:span></text:p>
      <table:table table:name="表97" table:style-name="表97">
        <table:table-column table:style-name="表97.A"/>
        <table:table-column table:style-name="表97.B"/>
        <table:table-column table:style-name="表97.C"/>
        <table:table-row table:style-name="表97.1">
          <table:table-cell table:style-name="表97.A1" office:value-type="string">
            <text:p text:style-name="P258">No.</text:p>
          </table:table-cell>
          <table:table-cell table:style-name="表97.A1" office:value-type="string">
            <text:p text:style-name="P260">抽出方法</text:p>
          </table:table-cell>
          <table:table-cell table:style-name="表97.C1" office:value-type="string">
            <text:p text:style-name="P260">抽出時間</text:p>
          </table:table-cell>
        </table:table-row>
        <table:table-row table:style-name="表97.2">
          <table:table-cell table:style-name="表97.A3" office:value-type="string">
            <text:p text:style-name="P216">1</text:p>
          </table:table-cell>
          <table:table-cell table:style-name="表97.B2" office:value-type="string">
            <text:p text:style-name="P219">SPOOL （スクリプトによる抽出）</text:p>
          </table:table-cell>
          <table:table-cell table:style-name="表97.C3" office:value-type="string">
            <text:p text:style-name="P216">42.368<text:span text:style-name="T1">秒</text:span></text:p>
          </table:table-cell>
        </table:table-row>
        <table:table-row table:style-name="表97.1">
          <table:table-cell table:style-name="表97.A3" office:value-type="string">
            <text:p text:style-name="P216">2</text:p>
          </table:table-cell>
          <table:table-cell table:style-name="表97.B3" office:value-type="string">
            <text:p text:style-name="P223">Ora2Pg <text:span text:style-name="T1">（TYPE COPYによる抽出）</text:span></text:p>
          </table:table-cell>
          <table:table-cell table:style-name="表97.C3" office:value-type="string">
            <text:p text:style-name="P220">2分29.831秒</text:p>
          </table:table-cell>
        </table:table-row>
      </table:table>
      <text:p text:style-name="P189"/>
      <text:h text:style-name="P291" text:outline-level="2"><text:bookmark-start text:name="__RefHeading__3031_358891473"/>データ投入<text:span text:style-name="T1">時の結果</text:span><text:bookmark-end text:name="__RefHeading__3031_358891473"/></text:h>
      <text:h text:style-name="P306" text:outline-level="3">COPYコマンド/Ora2Pg出力の投入（psql）/pg_bulkloadによる投入総時間</text:h>
      <text:p text:style-name="_33_.本文_28_小見出し_29_"><text:span text:style-name="T139">本試行では、SPOOLコマンドによるCSV出力と、Ora2PgによるCOPY文形式の出力結果の投入（いずれもCOPY）と、</text:span><text:span text:style-name="T139">pg_bulkloadによる投入方法の3つの投入手法について試行しました。</text:span></text:p>
      <text:p text:style-name="P181">表 <text:sequence text:ref-name="refTable37" text:name="Table" text:formula="ooow:Table+1" style:num-format="1">6.3.1</text:sequence>: 投入<text:span text:style-name="T1">方法と投入時間</text:span></text:p>
      <table:table table:name="表54" table:style-name="表54">
        <table:table-column table:style-name="表54.A"/>
        <table:table-column table:style-name="表54.B"/>
        <table:table-column table:style-name="表54.C"/>
        <table:table-row table:style-name="表54.1">
          <table:table-cell table:style-name="表54.A1" office:value-type="string">
            <text:p text:style-name="P258">No.</text:p>
          </table:table-cell>
          <table:table-cell table:style-name="表54.A1" office:value-type="string">
            <text:p text:style-name="P260">投入方法</text:p>
          </table:table-cell>
          <table:table-cell table:style-name="表54.C1" office:value-type="string">
            <text:p text:style-name="P260">投入時間</text:p>
          </table:table-cell>
        </table:table-row>
        <table:table-row table:style-name="表54.2">
          <table:table-cell table:style-name="表54.A4" office:value-type="string">
            <text:p text:style-name="P216">1</text:p>
          </table:table-cell>
          <table:table-cell table:style-name="表54.B2" office:value-type="string">
            <text:p text:style-name="P219">COPY （SPOOL出力）</text:p>
          </table:table-cell>
          <table:table-cell table:style-name="表54.C4" office:value-type="string">
            <text:p text:style-name="P220">20.560秒 </text:p>
          </table:table-cell>
        </table:table-row>
        <table:table-row table:style-name="表54.1">
          <table:table-cell table:style-name="表54.A4" office:value-type="string">
            <text:p text:style-name="P216">2</text:p>
          </table:table-cell>
          <table:table-cell table:style-name="表54.B4" office:value-type="string">
            <text:p text:style-name="P219">psql -f （Ora2Pg出力）</text:p>
          </table:table-cell>
          <table:table-cell table:style-name="表54.C4" office:value-type="string">
            <text:p text:style-name="P220">13.410秒 </text:p>
          </table:table-cell>
        </table:table-row>
        <table:table-row table:style-name="表54.1">
          <table:table-cell table:style-name="表54.A4" office:value-type="string">
            <text:p text:style-name="P216">3</text:p>
          </table:table-cell>
          <table:table-cell table:style-name="表54.B4" office:value-type="string">
            <text:p text:style-name="P223">pg_bulkload<text:span text:style-name="T1"> （SPOOL出力）</text:span></text:p>
          </table:table-cell>
          <table:table-cell table:style-name="表54.C4" office:value-type="string">
            <text:p text:style-name="P220">15.120秒</text:p>
          </table:table-cell>
        </table:table-row>
      </table:table>
      <text:p text:style-name="P188"/>
      <text:p text:style-name="_33_.本文_28_小見出し_29_">pg_bulkloadについては、テーブル単位での実行となり、各テーブルごとに制御ファイルを用意する必要があるため、小規模なテーブルについてはロード前の準備時間とロード時間を合算するとCOPYの方が短時間で実行できると考えられます。</text:p>
      <text:p text:style-name="_33_.本文_28_小見出し_29_"/>
      <text:h text:style-name="P321" text:outline-level="3">COPYコマンドとpg_bulkloadのデータ投入の結果詳細</text:h>
      <text:p text:style-name="_33_.本文_28_小見出し_29_">本試行では、移行対象テーブル毎にCOPYコマンド、pg_bulkloadによるデータ投入を行いました。また、その際に、timeコマンド<text:span text:style-name="T1">から</text:span>処理にかかる所要時間を計測しています。結果は次<text:span text:style-name="T1">に示す通りです。</text:span>今回の検証ではpg_bulkloadの方がCOPYコマンドよりも約1.5倍処理速度が速いことが確認できました。</text:p>
      <text:p text:style-name="P181">表 <text:sequence text:ref-name="refTable38" text:name="Table" text:formula="ooow:Table+1" style:num-format="1">6.3.2</text:sequence>: <text:span text:style-name="T1">データ投入所要時間</text:span></text:p>
      <table:table table:name="表106" table:style-name="表106">
        <table:table-column table:style-name="表106.A"/>
        <table:table-column table:style-name="表106.B"/>
        <table:table-column table:style-name="表106.C"/>
        <table:table-column table:style-name="表106.D"/>
        <table:table-column table:style-name="表106.E"/>
        <table:table-row table:style-name="表106.1">
          <table:table-cell table:style-name="表106.A1" office:value-type="string">
            <text:p text:style-name="P260">No.</text:p>
          </table:table-cell>
          <table:table-cell table:style-name="表106.A1" office:value-type="string">
            <text:p text:style-name="P260">テーブル名</text:p>
          </table:table-cell>
          <table:table-cell table:style-name="表106.A1" office:value-type="string">
            <text:p text:style-name="P260">レコード件数</text:p>
          </table:table-cell>
          <table:table-cell table:style-name="表106.A1" office:value-type="string">
            <text:p text:style-name="P260">COPYコマンド</text:p>
          </table:table-cell>
          <table:table-cell table:style-name="表106.E1" office:value-type="string">
            <text:p text:style-name="P260">pg_bulkload</text:p>
          </table:table-cell>
        </table:table-row>
        <table:table-row table:style-name="表106.2">
          <table:table-cell table:style-name="表106.A10" office:value-type="string">
            <text:p text:style-name="P228">1</text:p>
          </table:table-cell>
          <table:table-cell table:style-name="表106.B2" office:value-type="string">
            <text:p text:style-name="P227">warehouse</text:p>
          </table:table-cell>
          <table:table-cell table:style-name="表106.C10" office:value-type="string">
            <text:p text:style-name="P229">4</text:p>
          </table:table-cell>
          <table:table-cell table:style-name="表106.D10" office:value-type="string">
            <text:p text:style-name="P231">0.011秒</text:p>
          </table:table-cell>
          <table:table-cell table:style-name="表106.E10" office:value-type="string">
            <text:p text:style-name="P228">0.157<text:span text:style-name="T1">秒</text:span></text:p>
          </table:table-cell>
        </table:table-row>
        <table:table-row table:style-name="表106.1">
          <table:table-cell table:style-name="表106.A10" office:value-type="string">
            <text:p text:style-name="P228">2</text:p>
          </table:table-cell>
          <table:table-cell table:style-name="表106.B10" office:value-type="string">
            <text:p text:style-name="P227">district</text:p>
          </table:table-cell>
          <table:table-cell table:style-name="表106.C10" office:value-type="string">
            <text:p text:style-name="P229">40</text:p>
          </table:table-cell>
          <table:table-cell table:style-name="表106.D10" office:value-type="string">
            <text:p text:style-name="P228"><text:span text:style-name="T1">0.0</text:span>12<text:span text:style-name="T1">秒</text:span></text:p>
          </table:table-cell>
          <table:table-cell table:style-name="表106.E10" office:value-type="string">
            <text:p text:style-name="P228">0.103<text:span text:style-name="T1">秒</text:span></text:p>
          </table:table-cell>
        </table:table-row>
        <table:table-row table:style-name="表106.1">
          <table:table-cell table:style-name="表106.A10" office:value-type="string">
            <text:p text:style-name="P228">3</text:p>
          </table:table-cell>
          <table:table-cell table:style-name="表106.B10" office:value-type="string">
            <text:p text:style-name="P227">customer</text:p>
          </table:table-cell>
          <table:table-cell table:style-name="表106.C10" office:value-type="string">
            <text:p text:style-name="P229">120,000</text:p>
          </table:table-cell>
          <table:table-cell table:style-name="表106.D10" office:value-type="string">
            <text:p text:style-name="P228">3.49<text:span text:style-name="T1">秒</text:span></text:p>
          </table:table-cell>
          <table:table-cell table:style-name="表106.E10" office:value-type="string">
            <text:p text:style-name="P228">1.954<text:span text:style-name="T1">秒</text:span></text:p>
          </table:table-cell>
        </table:table-row>
        <table:table-row table:style-name="表106.1">
          <table:table-cell table:style-name="表106.A10" office:value-type="string">
            <text:p text:style-name="P228">4</text:p>
          </table:table-cell>
          <table:table-cell table:style-name="表106.B10" office:value-type="string">
            <text:p text:style-name="P227">history</text:p>
          </table:table-cell>
          <table:table-cell table:style-name="表106.C10" office:value-type="string">
            <text:p text:style-name="P229">120,000</text:p>
          </table:table-cell>
          <table:table-cell table:style-name="表106.D10" office:value-type="string">
            <text:p text:style-name="P228">0.601<text:span text:style-name="T1">秒</text:span></text:p>
          </table:table-cell>
          <table:table-cell table:style-name="表106.E10" office:value-type="string">
            <text:p text:style-name="P228">0.581<text:span text:style-name="T1">秒</text:span></text:p>
          </table:table-cell>
        </table:table-row>
        <table:table-row table:style-name="表106.1">
          <table:table-cell table:style-name="表106.A10" office:value-type="string">
            <text:p text:style-name="P228">5</text:p>
          </table:table-cell>
          <table:table-cell table:style-name="表106.B10" office:value-type="string">
            <text:p text:style-name="P227">item</text:p>
          </table:table-cell>
          <table:table-cell table:style-name="表106.C10" office:value-type="string">
            <text:p text:style-name="P229">100,000</text:p>
          </table:table-cell>
          <table:table-cell table:style-name="表106.D10" office:value-type="string">
            <text:p text:style-name="P228">0.623<text:span text:style-name="T1">秒</text:span></text:p>
          </table:table-cell>
          <table:table-cell table:style-name="表106.E10" office:value-type="string">
            <text:p text:style-name="P228">0.596<text:span text:style-name="T1">秒</text:span></text:p>
          </table:table-cell>
        </table:table-row>
        <table:table-row table:style-name="表106.1">
          <table:table-cell table:style-name="表106.A10" office:value-type="string">
            <text:p text:style-name="P228">6</text:p>
          </table:table-cell>
          <table:table-cell table:style-name="表106.B10" office:value-type="string">
            <text:p text:style-name="P227">stock</text:p>
          </table:table-cell>
          <table:table-cell table:style-name="表106.C10" office:value-type="string">
            <text:p text:style-name="P229">400,000</text:p>
          </table:table-cell>
          <table:table-cell table:style-name="表106.D10" office:value-type="string">
            <text:p text:style-name="P228">7.502<text:span text:style-name="T1">秒</text:span></text:p>
          </table:table-cell>
          <table:table-cell table:style-name="表106.E10" office:value-type="string">
            <text:p text:style-name="P228">3.853<text:span text:style-name="T1">秒</text:span></text:p>
          </table:table-cell>
        </table:table-row>
        <table:table-row table:style-name="表106.1">
          <table:table-cell table:style-name="表106.A10" office:value-type="string">
            <text:p text:style-name="P228">7</text:p>
          </table:table-cell>
          <table:table-cell table:style-name="表106.B10" office:value-type="string">
            <text:p text:style-name="P227">orders</text:p>
          </table:table-cell>
          <table:table-cell table:style-name="表106.C10" office:value-type="string">
            <text:p text:style-name="P229">120,000</text:p>
          </table:table-cell>
          <table:table-cell table:style-name="表106.D10" office:value-type="string">
            <text:p text:style-name="P228">0.601<text:span text:style-name="T1">秒</text:span></text:p>
          </table:table-cell>
          <table:table-cell table:style-name="表106.E10" office:value-type="string">
            <text:p text:style-name="P228">0.540<text:span text:style-name="T1">秒</text:span></text:p>
          </table:table-cell>
        </table:table-row>
        <table:table-row table:style-name="表106.1">
          <table:table-cell table:style-name="表106.A10" office:value-type="string">
            <text:p text:style-name="P228">8</text:p>
          </table:table-cell>
          <table:table-cell table:style-name="表106.B10" office:value-type="string">
            <text:p text:style-name="P227">new_orders</text:p>
          </table:table-cell>
          <table:table-cell table:style-name="表106.C10" office:value-type="string">
            <text:p text:style-name="P229">36,000</text:p>
          </table:table-cell>
          <table:table-cell table:style-name="表106.D10" office:value-type="string">
            <text:p text:style-name="P228">0.07<text:span text:style-name="T1">秒</text:span></text:p>
          </table:table-cell>
          <table:table-cell table:style-name="表106.E10" office:value-type="string">
            <text:p text:style-name="P228">0.158<text:span text:style-name="T1">秒</text:span></text:p>
          </table:table-cell>
        </table:table-row>
        <table:table-row table:style-name="表106.1">
          <table:table-cell table:style-name="表106.A10" office:value-type="string">
            <text:p text:style-name="P228">9</text:p>
          </table:table-cell>
          <table:table-cell table:style-name="表106.B10" office:value-type="string">
            <text:p text:style-name="P227">order_line</text:p>
          </table:table-cell>
          <table:table-cell table:style-name="表106.C10" office:value-type="string">
            <text:p text:style-name="P229">1,199,845</text:p>
          </table:table-cell>
          <table:table-cell table:style-name="表106.D10" office:value-type="string">
            <text:p text:style-name="P228">7.65<text:span text:style-name="T1">秒</text:span></text:p>
          </table:table-cell>
          <table:table-cell table:style-name="表106.E10" office:value-type="string">
            <text:p text:style-name="P228">5.46<text:span text:style-name="T1">8秒</text:span></text:p>
          </table:table-cell>
        </table:table-row>
        <table:table-row table:style-name="表106.1">
          <table:table-cell table:style-name="表106.A11" office:value-type="string">
            <text:p text:style-name="P247">-</text:p>
          </table:table-cell>
          <table:table-cell table:style-name="表106.B11" office:value-type="string">
            <text:p text:style-name="P246">実行時間総計</text:p>
          </table:table-cell>
          <table:table-cell table:style-name="表106.A11" office:value-type="string">
            <text:p text:style-name="P249">-</text:p>
          </table:table-cell>
          <table:table-cell table:style-name="表106.A11" office:value-type="string">
            <text:p text:style-name="P248">20.56<text:span text:style-name="T1">秒</text:span></text:p>
          </table:table-cell>
          <table:table-cell table:style-name="表106.E11" office:value-type="string">
            <text:p text:style-name="P248">13.41<text:span text:style-name="T1">秒</text:span></text:p>
          </table:table-cell>
        </table:table-row>
      </table:table>
      <text:h text:style-name="P321" text:outline-level="3" text:is-list-header="true"/>
      <text:h text:style-name="P322" text:outline-level="3"/>
      <text:h text:style-name="P323" text:outline-level="3">COPYコマンドとpg_bulkloadによるNULL置換について</text:h>
      <text:p text:style-name="P107">移行対象「order_line」テーブルには、一部NULL値のDATE情報「ol_delivery」が存在しています。通常のOracle DatabaseのSPOOLコマンドでの出力結果である空文字列はCOPYコマンドにおいて文字リテラルと判断され、投入することができません。</text:p>
      <text:p text:style-name="P144"><text:span text:style-name="T1">本試行では、DATE型のNULL値を、SPOOLコマンド実行時に「1900/01/01」として出力するように明示し、投入時にCOPYコマンドのNULL値置換オプションに「1900/01/01」を指定して、NULLとして投入を行いました。しかし、抽出時に、「1900/01/01」を「</text:span><text:span text:style-name="T7">"</text:span><text:span text:style-name="T1">」で囲んだ場合、pg_bulkload</text:span><text:span text:style-name="T22">では</text:span><text:span text:style-name="T1">「1900/01/01」をNULL文字に置換することができませんでした。pg_bulkloadの開発チームに確認したところ、</text:span><text:span text:style-name="T4">「</text:span><text:span text:style-name="T7">"</text:span><text:span text:style-name="T4">」で囲んだ文字列をNULL置換するには、クォート文字を「"」以外に設定しなければならないとの回答を得ました。</text:span></text:p>
      <text:p text:style-name="P108"/>
      <text:p text:style-name="P141"><text:span text:style-name="T1">本ドキュメントでは、Oracle Database</text:span><text:span text:style-name="T4">から抽出する際に文字列を</text:span><text:span text:style-name="T1">、「</text:span><text:span text:style-name="T7">"</text:span><text:span text:style-name="T1">」で囲んでいるため、</text:span><text:span text:style-name="T4">クォート文字を変更することは好ましくありません。そのため、「ol_delivery」を「</text:span><text:span text:style-name="T7">"</text:span><text:span text:style-name="T4">」付与せずに</text:span><text:span text:style-name="T1">抽出する方法を試行しました。結果は下表のとおりです。</text:span></text:p>
      <text:p text:style-name="P112"><text:span text:style-name="T151">SPOOLコマンドでは</text:span><text:span text:style-name="T4">「</text:span><text:span text:style-name="T153">"</text:span><text:span text:style-name="T4">」を省略</text:span><text:span text:style-name="T151">した際に、下表の</text:span><text:span text:style-name="T4">No.2のように空白が入ってしま</text:span><text:span text:style-name="T151">いますが</text:span><text:span text:style-name="T4">、No.3のように空白を削除すること</text:span><text:span text:style-name="T151">も</text:span><text:span text:style-name="T4">可能で</text:span><text:span text:style-name="T151">す。よって、No.3の手法がSPOOL抽出、</text:span><text:span text:style-name="T152">pg_bulkload投入においては最も望ましい方法と考えられます。</text:span></text:p>
      <text:p text:style-name="P109"/>
      <text:p text:style-name="P181">表 <text:sequence text:ref-name="refTable39" text:name="Table" text:formula="ooow:Table+1" style:num-format="1">6.3.3</text:sequence>: <text:span text:style-name="T1">データ投入</text:span><text:span text:style-name="T5">時のNULL値置換設定</text:span><text:span text:style-name="T1">（アンダーバー「_」は実際には空白）</text:span></text:p>
      <table:table table:name="表122" table:style-name="表122">
        <table:table-column table:style-name="表122.A"/>
        <table:table-column table:style-name="表122.B"/>
        <table:table-column table:style-name="表122.C"/>
        <table:table-column table:style-name="表122.D"/>
        <table:table-row table:style-name="表122.1">
          <table:table-cell table:style-name="表122.A1" office:value-type="string">
            <text:p text:style-name="P258">No.</text:p>
          </table:table-cell>
          <table:table-cell table:style-name="表122.A1" office:value-type="string">
            <text:p text:style-name="P260">SPOOLによる</text:p>
            <text:p text:style-name="P260">NULL抽出時のフォーマット</text:p>
          </table:table-cell>
          <table:table-cell table:style-name="表122.A1" office:value-type="string">
            <text:p text:style-name="P260">COPYコマンドの設定</text:p>
          </table:table-cell>
          <table:table-cell table:style-name="表122.D1" office:value-type="string">
            <text:p text:style-name="P260">pg_bulkloadの設定</text:p>
          </table:table-cell>
        </table:table-row>
        <table:table-row table:style-name="表122.2">
          <table:table-cell table:style-name="表122.A4" office:value-type="string">
            <text:p text:style-name="P216">1</text:p>
          </table:table-cell>
          <table:table-cell table:style-name="表122.B4" office:value-type="string">
            <text:p text:style-name="P18"><text:span text:style-name="T69">,</text:span><text:span text:style-name="T70">"</text:span><text:span text:style-name="T69">1900/01/01</text:span><text:span text:style-name="T70">"</text:span><text:span text:style-name="T69">,</text:span></text:p>
          </table:table-cell>
          <table:table-cell table:style-name="表122.C4" office:value-type="string">
            <text:p text:style-name="P12">NULL '1900/01/01 '</text:p>
          </table:table-cell>
          <table:table-cell table:style-name="表122.D4" office:value-type="string">
            <text:p text:style-name="P239">QUOTE=~</text:p>
            <text:p text:style-name="P239">NULL=""1900/01/01""</text:p>
          </table:table-cell>
        </table:table-row>
        <table:table-row table:style-name="表122.3">
          <table:table-cell table:style-name="表122.A4" office:value-type="string">
            <text:p text:style-name="P216">2</text:p>
          </table:table-cell>
          <table:table-cell table:style-name="表122.B4" office:value-type="string">
            <text:p text:style-name="P17"><text:span text:style-name="T69">,1900/01/01</text:span><text:span text:style-name="T72"> <text:s text:c="6"/></text:span><text:span text:style-name="T72"><text:s/></text:span><text:span text:style-name="T69">,</text:span></text:p>
          </table:table-cell>
          <table:table-cell table:style-name="表122.C4" office:value-type="string">
            <text:p text:style-name="P19"><text:span text:style-name="T76">NULL '1900/01/01</text:span><text:span text:style-name="T72"> <text:s text:c="8"/></text:span><text:span text:style-name="T76">'</text:span></text:p>
          </table:table-cell>
          <table:table-cell table:style-name="表122.D4" office:value-type="string">
            <text:p text:style-name="P19"><text:span text:style-name="T77">NU</text:span><text:span text:style-name="T77">LL</text:span><text:span text:style-name="T77">="1900/01/01</text:span><text:span text:style-name="T74"> <text:s text:c="8"/></text:span><text:span text:style-name="T77">"</text:span></text:p>
          </table:table-cell>
        </table:table-row>
        <table:table-row table:style-name="表122.3">
          <table:table-cell table:style-name="表122.A4" office:value-type="string">
            <text:p text:style-name="P216">3</text:p>
          </table:table-cell>
          <table:table-cell table:style-name="表122.B4" office:value-type="string">
            <text:p text:style-name="P17"><text:span text:style-name="T69">,1900/01/01</text:span><text:span text:style-name="T69">,</text:span></text:p>
          </table:table-cell>
          <table:table-cell table:style-name="表122.C4" office:value-type="string">
            <text:p text:style-name="P19"><text:span text:style-name="T76">NULL '1900/01/01</text:span><text:span text:style-name="T76">'</text:span></text:p>
          </table:table-cell>
          <table:table-cell table:style-name="表122.D4" office:value-type="string">
            <text:p text:style-name="P19"><text:span text:style-name="T77">NU</text:span><text:span text:style-name="T77">LL</text:span><text:span text:style-name="T77">="1900/01/01</text:span><text:span text:style-name="T77">"</text:span></text:p>
          </table:table-cell>
        </table:table-row>
      </table:table>
      <text:h text:style-name="P292" text:outline-level="2" text:is-list-header="true"/>
      <text:p text:style-name="P280"><text:span text:style-name="T1">　 </text:span><text:s/><text:span text:style-name="T96">実行例</text:span><text:span text:style-name="T96">:COPYコマンドによる</text:span><text:span text:style-name="T96">NULL文字置換設定</text:span><text:span text:style-name="T96">（アンダーバー「_」は実際には空白）</text:span></text:p>
      <table:table table:name="表120" table:style-name="表120">
        <table:table-column table:style-name="表120.A"/>
        <table:table-row>
          <table:table-cell table:style-name="表120.A1" office:value-type="string">
            <text:p text:style-name="P16"><text:span text:style-name="T68">=# </text:span><text:span text:style-name="T68">copy scott.order_line from '/tmp/order_line.csv' with (NULL '</text:span><text:span text:style-name="T71">1900/01/01</text:span><text:span text:style-name="T73"> <text:s text:c="8"/></text:span><text:span text:style-name="T68">',format CSV);</text:span></text:p>
          </table:table-cell>
        </table:table-row>
      </table:table>
      <text:p text:style-name="P27"/>
      <text:p text:style-name="P147"><text:span text:style-name="T95"><text:s/>設定抜粋</text:span><text:span text:style-name="T95">: </text:span><text:span text:style-name="T95">pg_bulklloadの</text:span><text:span text:style-name="T95">制御ファイルの</text:span><text:span text:style-name="T95">NULL文字置換設定</text:span><text:span text:style-name="T95">（アンダーバー「_」は実際には空白）</text:span></text:p>
      <table:table table:name="表119" table:style-name="表119">
        <table:table-column table:style-name="表119.A"/>
        <table:table-row>
          <table:table-cell table:style-name="表119.A1" office:value-type="string">
            <text:p text:style-name="P16"><text:span text:style-name="T68">NU</text:span><text:span text:style-name="T68">LL</text:span><text:span text:style-name="T68">="1900/01/01</text:span><text:span text:style-name="T75"> <text:s text:c="8"/></text:span><text:span text:style-name="T68">"</text:span></text:p>
          </table:table-cell>
        </table:table-row>
      </table:table>
      <text:p text:style-name="P125"/>
      <text:h text:style-name="P296" text:outline-level="2"><text:bookmark-start text:name="__RefHeading__11661_1161062645"/>移行後の作業<text:bookmark-end text:name="__RefHeading__11661_1161062645"/></text:h>
      <text:p text:style-name="P197">データ移行後の作業として以下を行い、データ投入が完了していることを確認しました。</text:p>
      <text:p text:style-name="P197"/>
      <text:h text:style-name="P306" text:outline-level="3">データ件数の確認</text:h>
      <text:p text:style-name="P131">COUNT(*)にてデータ投入後の各テーブルの行数が、移行元データの行数と一致しているか確認しました。</text:p>
      <text:p text:style-name="P181">表 <text:sequence text:ref-name="refTable40" text:name="Table" text:formula="ooow:Table+1" style:num-format="1">6.4.1</text:sequence>: データ投入後の<text:span text:style-name="T1">テーブルのレコード件数 （PostgreSQL）</text:span></text:p>
      <table:table table:name="表12" table:style-name="表12">
        <table:table-column table:style-name="表12.A"/>
        <table:table-column table:style-name="表12.B"/>
        <table:table-column table:style-name="表12.C"/>
        <table:table-column table:style-name="表12.D"/>
        <table:table-row table:style-name="表12.1">
          <table:table-cell table:style-name="表12.A1" office:value-type="string">
            <text:p text:style-name="P258">No.</text:p>
          </table:table-cell>
          <table:table-cell table:style-name="表12.A1" office:value-type="string">
            <text:p text:style-name="P260">テーブル名</text:p>
          </table:table-cell>
          <table:table-cell table:style-name="表12.A1" office:value-type="string">
            <text:p text:style-name="P260">レコード件数</text:p>
          </table:table-cell>
          <table:table-cell table:style-name="表12.D1" office:value-type="string">
            <text:p text:style-name="P262">移行元データと同じ件数か</text:p>
          </table:table-cell>
        </table:table-row>
        <table:table-row table:style-name="表12.2">
          <table:table-cell table:style-name="表12.A10" office:value-type="string">
            <text:p text:style-name="P228">1</text:p>
          </table:table-cell>
          <table:table-cell table:style-name="表12.B2" office:value-type="string">
            <text:p text:style-name="P227">warehouse</text:p>
          </table:table-cell>
          <table:table-cell table:style-name="表12.C10" office:value-type="string">
            <text:p text:style-name="P229">4</text:p>
          </table:table-cell>
          <table:table-cell table:style-name="表12.D10" office:value-type="string">
            <text:p text:style-name="P231">○</text:p>
          </table:table-cell>
        </table:table-row>
        <table:table-row table:style-name="表12.1">
          <table:table-cell table:style-name="表12.A10" office:value-type="string">
            <text:p text:style-name="P228">2</text:p>
          </table:table-cell>
          <table:table-cell table:style-name="表12.B10" office:value-type="string">
            <text:p text:style-name="P227">district</text:p>
          </table:table-cell>
          <table:table-cell table:style-name="表12.C10" office:value-type="string">
            <text:p text:style-name="P229">40</text:p>
          </table:table-cell>
          <table:table-cell table:style-name="表12.D10" office:value-type="string">
            <text:p text:style-name="P231">○</text:p>
          </table:table-cell>
        </table:table-row>
        <table:table-row table:style-name="表12.1">
          <table:table-cell table:style-name="表12.A10" office:value-type="string">
            <text:p text:style-name="P228">3</text:p>
          </table:table-cell>
          <table:table-cell table:style-name="表12.B10" office:value-type="string">
            <text:p text:style-name="P227">customer</text:p>
          </table:table-cell>
          <table:table-cell table:style-name="表12.C10" office:value-type="string">
            <text:p text:style-name="P229">120,000</text:p>
          </table:table-cell>
          <table:table-cell table:style-name="表12.D10" office:value-type="string">
            <text:p text:style-name="P231">○</text:p>
          </table:table-cell>
        </table:table-row>
        <table:table-row table:style-name="表12.1">
          <table:table-cell table:style-name="表12.A10" office:value-type="string">
            <text:p text:style-name="P228">4</text:p>
          </table:table-cell>
          <table:table-cell table:style-name="表12.B10" office:value-type="string">
            <text:p text:style-name="P227">history</text:p>
          </table:table-cell>
          <table:table-cell table:style-name="表12.C10" office:value-type="string">
            <text:p text:style-name="P229">120,000</text:p>
          </table:table-cell>
          <table:table-cell table:style-name="表12.D10" office:value-type="string">
            <text:p text:style-name="P231">○</text:p>
          </table:table-cell>
        </table:table-row>
        <table:table-row table:style-name="表12.1">
          <table:table-cell table:style-name="表12.A10" office:value-type="string">
            <text:p text:style-name="P228">5</text:p>
          </table:table-cell>
          <table:table-cell table:style-name="表12.B10" office:value-type="string">
            <text:p text:style-name="P227">item</text:p>
          </table:table-cell>
          <table:table-cell table:style-name="表12.C10" office:value-type="string">
            <text:p text:style-name="P229">100,000</text:p>
          </table:table-cell>
          <table:table-cell table:style-name="表12.D10" office:value-type="string">
            <text:p text:style-name="P231">○</text:p>
          </table:table-cell>
        </table:table-row>
        <table:table-row table:style-name="表12.1">
          <table:table-cell table:style-name="表12.A10" office:value-type="string">
            <text:p text:style-name="P228">6</text:p>
          </table:table-cell>
          <table:table-cell table:style-name="表12.B10" office:value-type="string">
            <text:p text:style-name="P227">stock</text:p>
          </table:table-cell>
          <table:table-cell table:style-name="表12.C10" office:value-type="string">
            <text:p text:style-name="P229">400,000</text:p>
          </table:table-cell>
          <table:table-cell table:style-name="表12.D10" office:value-type="string">
            <text:p text:style-name="P231">○</text:p>
          </table:table-cell>
        </table:table-row>
        <table:table-row table:style-name="表12.1">
          <table:table-cell table:style-name="表12.A10" office:value-type="string">
            <text:p text:style-name="P228">7</text:p>
          </table:table-cell>
          <table:table-cell table:style-name="表12.B10" office:value-type="string">
            <text:p text:style-name="P227">orders</text:p>
          </table:table-cell>
          <table:table-cell table:style-name="表12.C10" office:value-type="string">
            <text:p text:style-name="P229">120,000</text:p>
          </table:table-cell>
          <table:table-cell table:style-name="表12.D10" office:value-type="string">
            <text:p text:style-name="P231">○</text:p>
          </table:table-cell>
        </table:table-row>
        <table:table-row table:style-name="表12.1">
          <table:table-cell table:style-name="表12.A10" office:value-type="string">
            <text:p text:style-name="P228">8</text:p>
          </table:table-cell>
          <table:table-cell table:style-name="表12.B10" office:value-type="string">
            <text:p text:style-name="P227">new_orders</text:p>
          </table:table-cell>
          <table:table-cell table:style-name="表12.C10" office:value-type="string">
            <text:p text:style-name="P229">36,000</text:p>
          </table:table-cell>
          <table:table-cell table:style-name="表12.D10" office:value-type="string">
            <text:p text:style-name="P231">○</text:p>
          </table:table-cell>
        </table:table-row>
        <table:table-row table:style-name="表12.1">
          <table:table-cell table:style-name="表12.A10" office:value-type="string">
            <text:p text:style-name="P228">9</text:p>
          </table:table-cell>
          <table:table-cell table:style-name="表12.B10" office:value-type="string">
            <text:p text:style-name="P227">order_line</text:p>
          </table:table-cell>
          <table:table-cell table:style-name="表12.C10" office:value-type="string">
            <text:p text:style-name="P229">1,199,845</text:p>
          </table:table-cell>
          <table:table-cell table:style-name="表12.D10" office:value-type="string">
            <text:p text:style-name="P231">○</text:p>
          </table:table-cell>
        </table:table-row>
      </table:table>
      <text:p text:style-name="P131"/>
      <text:h text:style-name="P307" text:outline-level="3"/>
      <text:h text:style-name="P319" text:outline-level="3">制約・索引の作成</text:h>
      <text:p text:style-name="P140">PostgreSQLへデータ<text:span text:style-name="T1">を</text:span>投入する際に<text:span text:style-name="T1">、</text:span>索引、制約が定義されていると、データの挿入速度が劣化してしまいます。また、制約条件（外部キー等）が定義されていると、<text:span text:style-name="T1">単純なデータの投入でも失敗する可能性があります。そのため、</text:span><text:span text:style-name="T3">データの投入が完了した後、制約および索引を作成しました。</text:span></text:p>
      <text:p text:style-name="_33_.本文_28_小見出し_29_"><text:span text:style-name="T139">データ投入後、問題なく</text:span><text:span text:style-name="T139">制約・索引を定義することができました。</text:span></text:p>
      <text:p text:style-name="P185"><text:span text:style-name="T139"><text:s/>表 </text:span><text:span text:style-name="T145"><text:sequence text:ref-name="refTable41" text:name="Table" text:formula="ooow:Table+1" style:num-format="1">6.4.2</text:sequence></text:span><text:span text:style-name="T145">: </text:span><text:span text:style-name="T147">制約・索引の定義に要した時間</text:span></text:p>
      <table:table table:name="表113" table:style-name="表113">
        <table:table-column table:style-name="表113.A"/>
        <table:table-column table:style-name="表113.B"/>
        <table:table-row table:style-name="表113.1">
          <table:table-cell table:style-name="表113.A1" office:value-type="string">
            <text:p text:style-name="P272">No.</text:p>
          </table:table-cell>
          <table:table-cell table:style-name="表113.B1" office:value-type="string">
            <text:p text:style-name="P71"><text:span text:style-name="T1">プライマリキー</text:span>・索引の定義<text:span text:style-name="T1">に要した時間</text:span></text:p>
          </table:table-cell>
        </table:table-row>
        <table:table-row table:style-name="表113.2">
          <table:table-cell table:style-name="表113.A2" office:value-type="string">
            <text:p text:style-name="P273">1</text:p>
          </table:table-cell>
          <table:table-cell table:style-name="表113.B2" office:value-type="string">
            <text:p text:style-name="P274">13.548 秒</text:p>
          </table:table-cell>
        </table:table-row>
      </table:table>
      <text:p text:style-name="P38"/>
      <text:p text:style-name="P131">移行元データで各テーブルに定義されているインデックスや制約を作成し、「\di 」、「\d+ テーブル名」の結果から移行元データと相違がないことを確認しました。</text:p>
      <text:p text:style-name="Table"><text:s text:c="17"/>表 <text:sequence text:ref-name="refTable42" text:name="Table" text:formula="ooow:Table+1" style:num-format="1">6.4.3</text:sequence>: <text:span text:style-name="T1">テーブルに定義されている索引・制約の確認</text:span></text:p>
      <table:table table:name="表72" table:style-name="表72">
        <table:table-column table:style-name="表72.A"/>
        <table:table-column table:style-name="表72.B"/>
        <table:table-column table:style-name="表72.C"/>
        <table:table-column table:style-name="表72.D"/>
        <table:table-row table:style-name="表72.1">
          <table:table-cell table:style-name="表72.A1" office:value-type="string">
            <text:p text:style-name="P258">No.</text:p>
          </table:table-cell>
          <table:table-cell table:style-name="表72.A1" office:value-type="string">
            <text:p text:style-name="P260">テーブル名</text:p>
          </table:table-cell>
          <table:table-cell table:style-name="表72.A1" office:value-type="string">
            <text:p text:style-name="P260">索引・制約</text:p>
          </table:table-cell>
          <table:table-cell table:style-name="表72.D1" office:value-type="string">
            <text:p text:style-name="P260">結果</text:p>
          </table:table-cell>
        </table:table-row>
        <table:table-row table:style-name="表72.2">
          <table:table-cell table:style-name="表72.A20" office:value-type="string">
            <text:p text:style-name="P228">1</text:p>
          </table:table-cell>
          <table:table-cell table:style-name="表72.B2" office:value-type="string">
            <text:p text:style-name="P227">warehouse</text:p>
          </table:table-cell>
          <table:table-cell table:style-name="表72.C20" office:value-type="string">
            <text:p text:style-name="P228">warehouse_pk</text:p>
          </table:table-cell>
          <table:table-cell table:style-name="表72.D20" office:value-type="string">
            <text:p text:style-name="P231">○</text:p>
          </table:table-cell>
        </table:table-row>
        <table:table-row table:style-name="表72.1">
          <table:table-cell table:style-name="表72.A20" office:value-type="string">
            <text:p text:style-name="P228">2</text:p>
          </table:table-cell>
          <table:table-cell table:style-name="表72.B20" office:value-type="string">
            <text:p text:style-name="P227">district</text:p>
          </table:table-cell>
          <table:table-cell table:style-name="表72.C20" office:value-type="string">
            <text:p text:style-name="P228">district_pk</text:p>
          </table:table-cell>
          <table:table-cell table:style-name="表72.D20" office:value-type="string">
            <text:p text:style-name="P231">○</text:p>
          </table:table-cell>
        </table:table-row>
        <table:table-row table:style-name="表72.1">
          <table:table-cell table:style-name="表72.A20" office:value-type="string">
            <text:p text:style-name="P228">3</text:p>
          </table:table-cell>
          <table:table-cell table:style-name="表72.B20" office:value-type="string">
            <text:p text:style-name="P227">district</text:p>
          </table:table-cell>
          <table:table-cell table:style-name="表72.C20" office:value-type="string">
            <text:p text:style-name="P228">district_fk1</text:p>
          </table:table-cell>
          <table:table-cell table:style-name="表72.D20" office:value-type="string">
            <text:p text:style-name="P231">○</text:p>
          </table:table-cell>
        </table:table-row>
        <table:table-row table:style-name="表72.1">
          <table:table-cell table:style-name="表72.A20" office:value-type="string">
            <text:p text:style-name="P228">4</text:p>
          </table:table-cell>
          <table:table-cell table:style-name="表72.B20" office:value-type="string">
            <text:p text:style-name="P227">customer</text:p>
          </table:table-cell>
          <table:table-cell table:style-name="表72.C20" office:value-type="string">
            <text:p text:style-name="P228">customer_pk</text:p>
          </table:table-cell>
          <table:table-cell table:style-name="表72.D20" office:value-type="string">
            <text:p text:style-name="P231">○</text:p>
          </table:table-cell>
        </table:table-row>
        <table:table-row table:style-name="表72.1">
          <table:table-cell table:style-name="表72.A20" office:value-type="string">
            <text:p text:style-name="P228">5</text:p>
          </table:table-cell>
          <table:table-cell table:style-name="表72.B20" office:value-type="string">
            <text:p text:style-name="P227">customer</text:p>
          </table:table-cell>
          <table:table-cell table:style-name="表72.C20" office:value-type="string">
            <text:p text:style-name="P228">customer_fk1</text:p>
          </table:table-cell>
          <table:table-cell table:style-name="表72.D20" office:value-type="string">
            <text:p text:style-name="P231">○</text:p>
          </table:table-cell>
        </table:table-row>
        <table:table-row table:style-name="表72.1">
          <table:table-cell table:style-name="表72.A20" office:value-type="string">
            <text:p text:style-name="P228">6</text:p>
          </table:table-cell>
          <table:table-cell table:style-name="表72.B20" office:value-type="string">
            <text:p text:style-name="P227">history</text:p>
          </table:table-cell>
          <table:table-cell table:style-name="表72.C20" office:value-type="string">
            <text:p text:style-name="P228">item_pk</text:p>
          </table:table-cell>
          <table:table-cell table:style-name="表72.D20" office:value-type="string">
            <text:p text:style-name="P231">○</text:p>
          </table:table-cell>
        </table:table-row>
        <table:table-row table:style-name="表72.1">
          <table:table-cell table:style-name="表72.A20" office:value-type="string">
            <text:p text:style-name="P228">7</text:p>
          </table:table-cell>
          <table:table-cell table:style-name="表72.B20" office:value-type="string">
            <text:p text:style-name="P229">history</text:p>
          </table:table-cell>
          <table:table-cell table:style-name="表72.C20" office:value-type="string">
            <text:p text:style-name="P228">history_fk1</text:p>
          </table:table-cell>
          <table:table-cell table:style-name="表72.D20" office:value-type="string">
            <text:p text:style-name="P231">○</text:p>
          </table:table-cell>
        </table:table-row>
        <table:table-row table:style-name="表72.1">
          <table:table-cell table:style-name="表72.A20" office:value-type="string">
            <text:p text:style-name="P228">8</text:p>
          </table:table-cell>
          <table:table-cell table:style-name="表72.B20" office:value-type="string">
            <text:p text:style-name="P229">history</text:p>
          </table:table-cell>
          <table:table-cell table:style-name="表72.C20" office:value-type="string">
            <text:p text:style-name="P228">history_fk2</text:p>
          </table:table-cell>
          <table:table-cell table:style-name="表72.D20" office:value-type="string">
            <text:p text:style-name="P231">○</text:p>
          </table:table-cell>
        </table:table-row>
        <table:table-row table:style-name="表72.1">
          <table:table-cell table:style-name="表72.A20" office:value-type="string">
            <text:p text:style-name="P228">9</text:p>
          </table:table-cell>
          <table:table-cell table:style-name="表72.B20" office:value-type="string">
            <text:p text:style-name="P227">item</text:p>
          </table:table-cell>
          <table:table-cell table:style-name="表72.C20" office:value-type="string">
            <text:p text:style-name="P228">stock_pk</text:p>
          </table:table-cell>
          <table:table-cell table:style-name="表72.D20" office:value-type="string">
            <text:p text:style-name="P231">○</text:p>
          </table:table-cell>
        </table:table-row>
        <table:table-row table:style-name="表72.1">
          <table:table-cell table:style-name="表72.A20" office:value-type="string">
            <text:p text:style-name="P228">10</text:p>
          </table:table-cell>
          <table:table-cell table:style-name="表72.B20" office:value-type="string">
            <text:p text:style-name="P227">stock</text:p>
          </table:table-cell>
          <table:table-cell table:style-name="表72.C20" office:value-type="string">
            <text:p text:style-name="P228">new_orders_pk</text:p>
          </table:table-cell>
          <table:table-cell table:style-name="表72.D20" office:value-type="string">
            <text:p text:style-name="P231">○</text:p>
          </table:table-cell>
        </table:table-row>
        <table:table-row table:style-name="表72.1">
          <table:table-cell table:style-name="表72.A20" office:value-type="string">
            <text:p text:style-name="P228">11</text:p>
          </table:table-cell>
          <table:table-cell table:style-name="表72.B20" office:value-type="string">
            <text:p text:style-name="P229">stock</text:p>
          </table:table-cell>
          <table:table-cell table:style-name="表72.C20" office:value-type="string">
            <text:p text:style-name="P228">stock_fk1</text:p>
          </table:table-cell>
          <table:table-cell table:style-name="表72.D20" office:value-type="string">
            <text:p text:style-name="P231">○</text:p>
          </table:table-cell>
        </table:table-row>
        <table:table-row table:style-name="表72.1">
          <table:table-cell table:style-name="表72.A20" office:value-type="string">
            <text:p text:style-name="P228">12</text:p>
          </table:table-cell>
          <table:table-cell table:style-name="表72.B20" office:value-type="string">
            <text:p text:style-name="P229">stock</text:p>
          </table:table-cell>
          <table:table-cell table:style-name="表72.C20" office:value-type="string">
            <text:p text:style-name="P228">stock_fk2</text:p>
          </table:table-cell>
          <table:table-cell table:style-name="表72.D20" office:value-type="string">
            <text:p text:style-name="P231">○</text:p>
          </table:table-cell>
        </table:table-row>
        <table:table-row table:style-name="表72.1">
          <table:table-cell table:style-name="表72.A20" office:value-type="string">
            <text:p text:style-name="P228">13</text:p>
          </table:table-cell>
          <table:table-cell table:style-name="表72.B20" office:value-type="string">
            <text:p text:style-name="P227">orders</text:p>
          </table:table-cell>
          <table:table-cell table:style-name="表72.C20" office:value-type="string">
            <text:p text:style-name="P228">order_line_pk</text:p>
          </table:table-cell>
          <table:table-cell table:style-name="表72.D20" office:value-type="string">
            <text:p text:style-name="P231">○</text:p>
          </table:table-cell>
        </table:table-row>
        <table:table-row table:style-name="表72.1">
          <table:table-cell table:style-name="表72.A20" office:value-type="string">
            <text:p text:style-name="P228">14</text:p>
          </table:table-cell>
          <table:table-cell table:style-name="表72.B20" office:value-type="string">
            <text:p text:style-name="P229">orders</text:p>
          </table:table-cell>
          <table:table-cell table:style-name="表72.C20" office:value-type="string">
            <text:p text:style-name="P228">orders_fk1</text:p>
          </table:table-cell>
          <table:table-cell table:style-name="表72.D20" office:value-type="string">
            <text:p text:style-name="P231">○</text:p>
          </table:table-cell>
        </table:table-row>
        <table:table-row table:style-name="表72.1">
          <table:table-cell table:style-name="表72.A20" office:value-type="string">
            <text:p text:style-name="P228">15</text:p>
          </table:table-cell>
          <table:table-cell table:style-name="表72.B20" office:value-type="string">
            <text:p text:style-name="P227">new_orders</text:p>
          </table:table-cell>
          <table:table-cell table:style-name="表72.C20" office:value-type="string">
            <text:p text:style-name="P228">customer_ix1</text:p>
          </table:table-cell>
          <table:table-cell table:style-name="表72.D20" office:value-type="string">
            <text:p text:style-name="P231">○</text:p>
          </table:table-cell>
        </table:table-row>
        <table:table-row table:style-name="表72.1">
          <table:table-cell table:style-name="表72.A20" office:value-type="string">
            <text:p text:style-name="P228">16</text:p>
          </table:table-cell>
          <table:table-cell table:style-name="表72.B20" office:value-type="string">
            <text:p text:style-name="P229">new_orders</text:p>
          </table:table-cell>
          <table:table-cell table:style-name="表72.C20" office:value-type="string">
            <text:p text:style-name="P228">new_orders_fk1</text:p>
          </table:table-cell>
          <table:table-cell table:style-name="表72.D20" office:value-type="string">
            <text:p text:style-name="P231">○</text:p>
          </table:table-cell>
        </table:table-row>
        <table:table-row table:style-name="表72.1">
          <table:table-cell table:style-name="表72.A20" office:value-type="string">
            <text:p text:style-name="P228">17</text:p>
          </table:table-cell>
          <table:table-cell table:style-name="表72.B20" office:value-type="string">
            <text:p text:style-name="P227">order_line</text:p>
          </table:table-cell>
          <table:table-cell table:style-name="表72.C20" office:value-type="string">
            <text:p text:style-name="P228">orders_ix1</text:p>
          </table:table-cell>
          <table:table-cell table:style-name="表72.D20" office:value-type="string">
            <text:p text:style-name="P231">○</text:p>
          </table:table-cell>
        </table:table-row>
        <table:table-row table:style-name="表72.1">
          <table:table-cell table:style-name="表72.A20" office:value-type="string">
            <text:p text:style-name="P228">18</text:p>
          </table:table-cell>
          <table:table-cell table:style-name="表72.B20" office:value-type="string">
            <text:p text:style-name="P229">order_line</text:p>
          </table:table-cell>
          <table:table-cell table:style-name="表72.C20" office:value-type="string">
            <text:p text:style-name="P228">order_line_fk1</text:p>
          </table:table-cell>
          <table:table-cell table:style-name="表72.D20" office:value-type="string">
            <text:p text:style-name="P231">○</text:p>
          </table:table-cell>
        </table:table-row>
        <table:table-row table:style-name="表72.1">
          <table:table-cell table:style-name="表72.A20" office:value-type="string">
            <text:p text:style-name="P228">19</text:p>
          </table:table-cell>
          <table:table-cell table:style-name="表72.B20" office:value-type="string">
            <text:p text:style-name="P229">order_line</text:p>
          </table:table-cell>
          <table:table-cell table:style-name="表72.C20" office:value-type="string">
            <text:p text:style-name="P228">order_line_fk2</text:p>
          </table:table-cell>
          <table:table-cell table:style-name="表72.D20" office:value-type="string">
            <text:p text:style-name="P231">○</text:p>
          </table:table-cell>
        </table:table-row>
      </table:table>
      <text:p text:style-name="P131"/>
      <text:h text:style-name="P307" text:outline-level="3"/>
      <text:h text:style-name="P319" text:outline-level="3">VACUUMおよびANALYZEの実行</text:h>
      <text:p text:style-name="P131">VACUUM FULLとANALYZEを実行しました。処理にかかる時間は約15.2秒でした。</text:p>
      <text:p text:style-name="Table"><text:span text:style-name="T139"><text:s/>表 </text:span><text:span text:style-name="T145"><text:sequence text:ref-name="refTable43" text:name="Table" text:formula="ooow:Table+1" style:num-format="1">6.4.4</text:sequence></text:span><text:span text:style-name="T145">: </text:span><text:span text:style-name="T145">VACUUM FULL</text:span><text:span text:style-name="T146">およびANA</text:span><text:span text:style-name="T146">L</text:span><text:span text:style-name="T146">YZEに</text:span><text:span text:style-name="T147">要した時間</text:span></text:p>
      <table:table table:name="表118" table:style-name="表118">
        <table:table-column table:style-name="表118.A"/>
        <table:table-column table:style-name="表118.B"/>
        <table:table-row table:style-name="表118.1">
          <table:table-cell table:style-name="表118.A1" office:value-type="string">
            <text:p text:style-name="P272">No.</text:p>
          </table:table-cell>
          <table:table-cell table:style-name="表118.B1" office:value-type="string">
            <text:p text:style-name="P72">VACUUM FULLおよびANALYZEに要した時間</text:p>
          </table:table-cell>
        </table:table-row>
        <table:table-row table:style-name="表118.2">
          <table:table-cell table:style-name="表118.A2" office:value-type="string">
            <text:p text:style-name="P273">1</text:p>
          </table:table-cell>
          <table:table-cell table:style-name="表118.B2" office:value-type="string">
            <text:p text:style-name="P274"><text:span text:style-name="T1">15.2</text:span>秒</text:p>
          </table:table-cell>
        </table:table-row>
      </table:table>
      <text:p text:style-name="P38"/>
      <text:h text:style-name="P315" text:outline-level="3">データ移行後のテーブルサイズ</text:h>
      <text:p text:style-name="_33_.本文_28_小見出し_29_">テーブルサイズは次のようになりました。</text:p>
      <text:p text:style-name="P181">表 <text:sequence text:ref-name="refTable44" text:name="Table" text:formula="ooow:Table+1" style:num-format="1">6.4.5</text:sequence>: <text:span text:style-name="T25">移行後の</text:span><text:span text:style-name="T1">テーブルのレコード件数とサイズ</text:span></text:p>
      <table:table table:name="表26" table:style-name="表26">
        <table:table-column table:style-name="表26.A"/>
        <table:table-column table:style-name="表26.B"/>
        <table:table-column table:style-name="表26.C"/>
        <table:table-column table:style-name="表26.D"/>
        <table:table-row table:style-name="表26.1">
          <table:table-cell table:style-name="表26.A1" office:value-type="string">
            <text:p text:style-name="P258">No.</text:p>
          </table:table-cell>
          <table:table-cell table:style-name="表26.A1" office:value-type="string">
            <text:p text:style-name="P260">テーブル名</text:p>
          </table:table-cell>
          <table:table-cell table:style-name="表26.A1" office:value-type="string">
            <text:p text:style-name="P260">レコード件数</text:p>
          </table:table-cell>
          <table:table-cell table:style-name="表26.D1" office:value-type="string">
            <text:p text:style-name="P260">PostgreSQL</text:p>
            <text:p text:style-name="P260">テーブルサイズ（KB）</text:p>
          </table:table-cell>
        </table:table-row>
        <table:table-row table:style-name="表26.2">
          <table:table-cell table:style-name="表26.A10" office:value-type="string">
            <text:p text:style-name="P243">1</text:p>
          </table:table-cell>
          <table:table-cell table:style-name="表26.B2" office:value-type="string">
            <text:p text:style-name="P242">warehouse</text:p>
          </table:table-cell>
          <table:table-cell table:style-name="表26.C10" office:value-type="string">
            <text:p text:style-name="P244">4</text:p>
          </table:table-cell>
          <table:table-cell table:style-name="表26.D10" office:value-type="string">
            <text:p text:style-name="P244">8</text:p>
          </table:table-cell>
        </table:table-row>
        <table:table-row table:style-name="表26.1">
          <table:table-cell table:style-name="表26.A10" office:value-type="string">
            <text:p text:style-name="P243">2</text:p>
          </table:table-cell>
          <table:table-cell table:style-name="表26.B10" office:value-type="string">
            <text:p text:style-name="P242">district</text:p>
          </table:table-cell>
          <table:table-cell table:style-name="表26.C10" office:value-type="string">
            <text:p text:style-name="P244">40</text:p>
          </table:table-cell>
          <table:table-cell table:style-name="表26.D10" office:value-type="string">
            <text:p text:style-name="P244">8</text:p>
          </table:table-cell>
        </table:table-row>
        <table:table-row table:style-name="表26.1">
          <table:table-cell table:style-name="表26.A10" office:value-type="string">
            <text:p text:style-name="P243">3</text:p>
          </table:table-cell>
          <table:table-cell table:style-name="表26.B10" office:value-type="string">
            <text:p text:style-name="P242">customer</text:p>
          </table:table-cell>
          <table:table-cell table:style-name="表26.C10" office:value-type="string">
            <text:p text:style-name="P244">120,000</text:p>
          </table:table-cell>
          <table:table-cell table:style-name="表26.D10" office:value-type="string">
            <text:p text:style-name="P244">74,153</text:p>
          </table:table-cell>
        </table:table-row>
        <table:table-row table:style-name="表26.1">
          <table:table-cell table:style-name="表26.A10" office:value-type="string">
            <text:p text:style-name="P243">4</text:p>
          </table:table-cell>
          <table:table-cell table:style-name="表26.B10" office:value-type="string">
            <text:p text:style-name="P242">history</text:p>
          </table:table-cell>
          <table:table-cell table:style-name="表26.C10" office:value-type="string">
            <text:p text:style-name="P244">120,000</text:p>
          </table:table-cell>
          <table:table-cell table:style-name="表26.D10" office:value-type="string">
            <text:p text:style-name="P244">10,616</text:p>
          </table:table-cell>
        </table:table-row>
        <table:table-row table:style-name="表26.1">
          <table:table-cell table:style-name="表26.A10" office:value-type="string">
            <text:p text:style-name="P243">5</text:p>
          </table:table-cell>
          <table:table-cell table:style-name="表26.B10" office:value-type="string">
            <text:p text:style-name="P242">item</text:p>
          </table:table-cell>
          <table:table-cell table:style-name="表26.C10" office:value-type="string">
            <text:p text:style-name="P244">100,000</text:p>
          </table:table-cell>
          <table:table-cell table:style-name="表26.D10" office:value-type="string">
            <text:p text:style-name="P25">10,641</text:p>
          </table:table-cell>
        </table:table-row>
        <table:table-row table:style-name="表26.1">
          <table:table-cell table:style-name="表26.A10" office:value-type="string">
            <text:p text:style-name="P243">6</text:p>
          </table:table-cell>
          <table:table-cell table:style-name="表26.B10" office:value-type="string">
            <text:p text:style-name="P242">stock</text:p>
          </table:table-cell>
          <table:table-cell table:style-name="表26.C10" office:value-type="string">
            <text:p text:style-name="P244">400,000</text:p>
          </table:table-cell>
          <table:table-cell table:style-name="表26.D10" office:value-type="string">
            <text:p text:style-name="P4"><text:span text:style-name="T137">141</text:span><text:span text:style-name="T137">,</text:span><text:span text:style-name="T137">893</text:span></text:p>
          </table:table-cell>
        </table:table-row>
        <table:table-row table:style-name="表26.1">
          <table:table-cell table:style-name="表26.A10" office:value-type="string">
            <text:p text:style-name="P243">7</text:p>
          </table:table-cell>
          <table:table-cell table:style-name="表26.B10" office:value-type="string">
            <text:p text:style-name="P242">orders</text:p>
          </table:table-cell>
          <table:table-cell table:style-name="表26.C10" office:value-type="string">
            <text:p text:style-name="P244">120,000</text:p>
          </table:table-cell>
          <table:table-cell table:style-name="表26.D10" office:value-type="string">
            <text:p text:style-name="P25">8,192</text:p>
          </table:table-cell>
        </table:table-row>
        <table:table-row table:style-name="表26.1">
          <table:table-cell table:style-name="表26.A10" office:value-type="string">
            <text:p text:style-name="P243">8</text:p>
          </table:table-cell>
          <table:table-cell table:style-name="表26.B10" office:value-type="string">
            <text:p text:style-name="P242">new_orders</text:p>
          </table:table-cell>
          <table:table-cell table:style-name="表26.C10" office:value-type="string">
            <text:p text:style-name="P244">36,000</text:p>
          </table:table-cell>
          <table:table-cell table:style-name="表26.D10" office:value-type="string">
            <text:p text:style-name="P244">1,597</text:p>
          </table:table-cell>
        </table:table-row>
        <table:table-row table:style-name="表26.1">
          <table:table-cell table:style-name="表26.A10" office:value-type="string">
            <text:p text:style-name="P243">9</text:p>
          </table:table-cell>
          <table:table-cell table:style-name="表26.B10" office:value-type="string">
            <text:p text:style-name="P242">order_line</text:p>
          </table:table-cell>
          <table:table-cell table:style-name="表26.C10" office:value-type="string">
            <text:p text:style-name="P244">1,199,845</text:p>
          </table:table-cell>
          <table:table-cell table:style-name="表26.D10" office:value-type="string">
            <text:p text:style-name="P244">121,348</text:p>
          </table:table-cell>
        </table:table-row>
      </table:table>
      <text:p text:style-name="P281"/>
      <text:h text:style-name="P306" text:outline-level="3">アプリケーションテスト</text:h>
      <text:p text:style-name="P131">JdbcRunnerを使用してアプリケーションテストを行い、データ移行後のデータベースが問題なく動作することを確認しました。</text:p>
      <text:h text:style-name="P304" text:outline-level="2" text:is-list-header="true"/>
      <text:h text:style-name="P302" text:outline-level="2"><text:bookmark-start text:name="__RefHeading__3072_358891473"/>まとめ<text:bookmark-end text:name="__RefHeading__3072_358891473"/></text:h>
      <text:p text:style-name="P206">今回は、Oracle DatabaseおよびPostgreSQLの両者に対応しているアプリケーションを用いたため、<text:span text:style-name="T1">容易</text:span>に<text:span text:style-name="T1">移行を</text:span>完了することができたと考え<text:span text:style-name="T1">られます</text:span>。しかし、Oracle DatabaseおよびPostgreSQLに関して両<text:span text:style-name="T1">ソフトウェアへ</text:span>の知見が必要である箇所<text:span text:style-name="T1">が</text:span>あり、移行対象のツールや、各データ型の取り扱いについて横断的に理解する必要がありました。</text:p>
      <text:p text:style-name="P203"><text:span text:style-name="T110">また、</text:span><text:span text:style-name="T111">データ投入の結果から、COPYコマンドよりpg_bulkloadの方が処理速度が速いことが確認できました。大規模データを投入する際には</text:span><text:span text:style-name="T110">、更に</text:span><text:span text:style-name="T111">処理速度の違いが顕著</text:span><text:span text:style-name="T110">になると</text:span><text:span text:style-name="T111">考えられます。しかし、pg_bulkloadの場合、テーブル単位でのデータ投入しかできず、テーブル単位で制御ファイルを作成する必要があるため、テーブル数が多い場合に</text:span><text:span text:style-name="T110">は、</text:span><text:span text:style-name="T111">全て</text:span><text:span text:style-name="T110">のデータを</text:span><text:span text:style-name="T111">pg_bulkloadで移行するのは現実的では</text:span><text:span text:style-name="T110">ありません</text:span><text:span text:style-name="T111">。その</text:span><text:span text:style-name="T110">ような</text:span><text:span text:style-name="T111">場合</text:span><text:span text:style-name="T110">、</text:span><text:span text:style-name="T111">大規模テーブルはpg_bulkload、その他はCOPYコマンドで移行するなど、ツールを使い分けることで効率が上がると思われます。</text:span></text:p>
      <text:p text:style-name="P197"/>
      <text:h text:style-name="P287" text:outline-level="1"><text:bookmark-start text:name="__RefHeading__7182_1707104095"/>別紙一覧<text:bookmark-end text:name="__RefHeading__7182_1707104095"/></text:h>
      <text:p text:style-name="P209">・別紙01: 付帯ツールのインストール手順</text:p>
      <text:p text:style-name="P208">・<text:span text:style-name="T1">別紙02: </text:span><text:span text:style-name="T1">6章</text:span><text:span text:style-name="T1">移行手順</text:span></text:p>
      <text:p text:style-name="P208">・<text:span text:style-name="T1">別紙03: 組み込みデータ型対応表（SQLServer-PostgreSQL）</text:span></text:p>
      <text:h text:style-name="P286" text:outline-level="1" text:is-list-header="true"/>
      <text:p text:style-name="P65"><text:bookmark-start text:name="__RefHeading__2607_1138487579"/>お<text:span text:style-name="T1">わりに</text:span><text:bookmark-end text:name="__RefHeading__2607_1138487579"/></text:p>
      <text:p text:style-name="P51"><text:s/>本<text:span text:style-name="T1">資料</text:span>では、<text:span text:style-name="T1">異種</text:span>DBMSから<text:span text:style-name="T1">PostgreSQLへの</text:span>データ移行について、手順の確立と注意点の列挙<text:span text:style-name="T1">、</text:span>および実際のデータ移行の試行結果<text:span text:style-name="T1">について</text:span>記載しました。<text:span text:style-name="T1">異種D</text:span>BMSの要件によっては、本<text:span text:style-name="T1">資料</text:span>記載の<text:span text:style-name="T1">手法を</text:span>そのまま適<text:span text:style-name="T1">用</text:span>すること<text:span text:style-name="T1">が</text:span>難しい場合もある<text:span text:style-name="T1">と</text:span>思いますが、これからPostgreSQLを<text:span text:style-name="T1">実際に業務システムへ適用してみよう</text:span>という方への具体的な作業イメージ<text:span text:style-name="T1">の想起と</text:span>なれば幸いです。</text:p>
      <text:p text:style-name="P51"><text:s/><text:span text:style-name="T1">また、下表に記載された課題について</text:span>本<text:span text:style-name="T1">資料</text:span>では記載や<text:span text:style-name="T1">フォローが不足しています。実際のデータ移行に本資料を利用して臨む場合には留意してください。</text:span></text:p>
      <text:p text:style-name="P208"/>
      <text:p text:style-name="P182">表 <text:sequence text:ref-name="refTable45" text:name="Table" text:formula="ooow:Table+1" style:num-format="1">1</text:sequence>: <text:span text:style-name="T1">本資料に記載していない課題</text:span></text:p>
      <table:table table:name="表71" table:style-name="表71">
        <table:table-column table:style-name="表71.A"/>
        <table:table-column table:style-name="表71.B"/>
        <table:table-column table:style-name="表71.C"/>
        <table:table-row table:style-name="表71.1">
          <table:table-cell table:style-name="表71.A1" office:value-type="string">
            <text:p text:style-name="P263">No.</text:p>
          </table:table-cell>
          <table:table-cell table:style-name="表71.A1" office:value-type="string">
            <text:p text:style-name="Table_20_Heading">課題名</text:p>
          </table:table-cell>
          <table:table-cell table:style-name="表71.C1" office:value-type="string">
            <text:p text:style-name="Table_20_Heading">概要・留意点</text:p>
          </table:table-cell>
        </table:table-row>
        <table:table-row table:style-name="表71.2">
          <table:table-cell table:style-name="表71.A4" office:value-type="string">
            <text:p text:style-name="P236">1</text:p>
          </table:table-cell>
          <table:table-cell table:style-name="表71.B2" office:value-type="string">
            <text:p text:style-name="P235">Oracle Databaseおよび</text:p>
            <text:p text:style-name="P235"><text:bookmark-start text:name="__RefHeading__6264_4689879311"/>MicrosoftSQLServerのCSV出力時の文字形式<text:bookmark-end text:name="__RefHeading__6264_4689879311"/></text:p>
          </table:table-cell>
          <table:table-cell table:style-name="表71.C2" office:value-type="string">
            <text:p text:style-name="P235">本資料では作成時間の都合上、検証しきれず全てのデータ型について記載<text:span text:style-name="T1">していません</text:span>。各DBMSから<text:span text:style-name="T1">データを</text:span>抽出<text:span text:style-name="T1">する行う際に</text:span>、COPY/pg_bulkloadで<text:span text:style-name="T1">PostgreSQLへ</text:span>投入可能な形式にする必要があります。</text:p>
          </table:table-cell>
        </table:table-row>
        <table:table-row table:style-name="表71.1">
          <table:table-cell table:style-name="表71.A4" office:value-type="string">
            <text:p text:style-name="P236">2</text:p>
          </table:table-cell>
          <table:table-cell table:style-name="表71.B3" office:value-type="string">
            <text:p text:style-name="P235">Oracle Databaseおよび</text:p>
            <text:p text:style-name="P235"><text:bookmark-start text:name="__RefHeading__6266_4689879311"/>MicrosoftSQLServerの<text:bookmark-end text:name="__RefHeading__6266_4689879311"/></text:p>
            <text:p text:style-name="P235">ユーザおよびロールと</text:p>
            <text:p text:style-name="P235">PostgreSQLロールとのマッピング</text:p>
          </table:table-cell>
          <table:table-cell table:style-name="表71.C3" office:value-type="string">
            <text:p text:style-name="P235">本資料では作成時間の都合上、検証しきれず各ロール・権限について<text:span text:style-name="T1">、</text:span>意味のマッピングについて言及されていません。</text:p>
            <text:p text:style-name="P235">PostgreSQL操作ユーザの振る舞いを移行元のデータベースと<text:span text:style-name="T1">同義</text:span>にしたいが、仕様書等が存在しない場合は、機械的に<text:span text:style-name="T1">マッピングできるように各DBMSのロール・権限について調査し、定義</text:span>する必要があります。</text:p>
          </table:table-cell>
        </table:table-row>
        <table:table-row table:style-name="表71.1">
          <table:table-cell table:style-name="表71.A4" office:value-type="string">
            <text:p text:style-name="P236">3</text:p>
          </table:table-cell>
          <table:table-cell table:style-name="表71.B4" office:value-type="string">
            <text:p text:style-name="P237"><text:bookmark-start text:name="__RefHeading__6268_4689879311"/>移行時のPostgreSQLの設定<text:bookmark-end text:name="__RefHeading__6268_4689879311"/></text:p>
          </table:table-cell>
          <table:table-cell table:style-name="表71.C4" office:value-type="string">
            <text:p text:style-name="P237"><text:bookmark-start text:name="__RefHeading__3098_13966610921"/>移行は、運用時と異なり、PostgreSQLの設定を移行用に設定して速やかに投入が行えるよう努めるべきです。本資料は移行時のみ利用するパラメータ設定に関して触れていません。<text:bookmark-end text:name="__RefHeading__3098_13966610921"/></text:p>
            <text:p text:style-name="P237">チェックポイント・セグメントの設定や、WAL出力の抑制等を行うことで、データ投入時間を短縮することできます。</text:p>
          </table:table-cell>
        </table:table-row>
      </table:table>
      <text:p text:style-name="P76"/>
      <text:h text:style-name="P293" text:outline-level="2"/>
      <text:p text:style-name="P66">著者</text:p>
      <table:table table:name="表67" table:style-name="表67">
        <table:table-column table:style-name="表67.A" table:number-columns-repeated="3"/>
        <table:table-column table:style-name="表67.D"/>
        <table:table-row>
          <table:table-cell table:style-name="表67.A1" office:value-type="string">
            <text:p text:style-name="P257">版</text:p>
          </table:table-cell>
          <table:table-cell table:style-name="表67.A1" office:value-type="string">
            <text:p text:style-name="P260">所属企業・団体名</text:p>
          </table:table-cell>
          <table:table-cell table:style-name="表67.A1" office:value-type="string">
            <text:p text:style-name="P257">部署名</text:p>
          </table:table-cell>
          <table:table-cell table:style-name="表67.D1" office:value-type="string">
            <text:p text:style-name="P257">氏名</text:p>
          </table:table-cell>
        </table:table-row>
        <table:table-row>
          <table:table-cell table:style-name="表67.A2" table:number-rows-spanned="5" office:value-type="string">
            <text:p text:style-name="P241">データ移行調査および実践編</text:p>
            <text:p text:style-name="P241">第1版</text:p>
            <text:p text:style-name="P241">（2012年度 WG2）</text:p>
          </table:table-cell>
          <table:table-cell table:style-name="表67.A2" table:number-rows-spanned="2" office:value-type="string">
            <text:p text:style-name="P279">株式会社アシスト</text:p>
          </table:table-cell>
          <table:table-cell table:style-name="表67.A2" table:number-rows-spanned="2" office:value-type="string">
            <text:p text:style-name="P279">データベース技術本部</text:p>
          </table:table-cell>
          <table:table-cell table:style-name="表67.D2" office:value-type="string">
            <text:p text:style-name="P241">佐々木 美江</text:p>
          </table:table-cell>
        </table:table-row>
        <table:table-row>
          <table:covered-table-cell/>
          <table:covered-table-cell/>
          <table:covered-table-cell/>
          <table:table-cell table:style-name="表67.D2" office:value-type="string">
            <text:p text:style-name="P241">永田 まゆみ</text:p>
          </table:table-cell>
        </table:table-row>
        <table:table-row>
          <table:covered-table-cell/>
          <table:table-cell table:style-name="表67.A2" table:number-rows-spanned="3" office:value-type="string">
            <text:p text:style-name="P42">株式会社</text:p>
            <text:p text:style-name="P42">富士通ソーシアル</text:p>
            <text:p text:style-name="P42">サイエンスラボラトリ</text:p>
          </table:table-cell>
          <table:table-cell table:style-name="表67.A2" table:number-rows-spanned="3" office:value-type="string">
            <text:p text:style-name="P241">公共ビジネス本部</text:p>
          </table:table-cell>
          <table:table-cell table:style-name="表67.D2" office:value-type="string">
            <text:p text:style-name="P241">青木 俊彦</text:p>
          </table:table-cell>
        </table:table-row>
        <table:table-row>
          <table:covered-table-cell/>
          <table:covered-table-cell/>
          <table:covered-table-cell/>
          <table:table-cell table:style-name="表67.D2" office:value-type="string">
            <text:p text:style-name="P241">杉山 貴洋</text:p>
          </table:table-cell>
        </table:table-row>
        <table:table-row>
          <table:covered-table-cell/>
          <table:covered-table-cell/>
          <table:covered-table-cell/>
          <table:table-cell table:style-name="表67.D2" office:value-type="string">
            <text:p text:style-name="P241">小山田 政紀</text:p>
          </table:table-cell>
        </table:table-row>
      </table:table>
      <text:p text:style-name="P43"/>
      <text:p text:style-name="P25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Verdana, sans-serif"/>
    <style:font-face style:name="Mangal2" svg:font-family="Mangal"/>
    <style:font-face style:name="OpenSymbol" svg:font-family="OpenSymbol"/>
    <style:font-face style:name="ＭＳ 明朝" svg:font-family="'ＭＳ 明朝', 'MS Mincho'" style:font-family-generic="roman"/>
    <style:font-face style:name="IPA Pゴシック2" svg:font-family="'IPA Pゴシック'" style:font-family-generic="swiss"/>
    <style:font-face style:name="IPA Pゴシック3" svg:font-family="'IPA Pゴシック'" style:font-adornments="標準" style:font-family-generic="swiss"/>
    <style:font-face style:name="ＭＳ....." svg:font-family="ＭＳ....., ＭＳt..." style:font-family-generic="swiss"/>
    <style:font-face style:name="Courier New" svg:font-family="'Courier New'" style:font-family-generic="modern" style:font-pitch="fixed"/>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4" svg:font-family="'IPA Pゴシック'"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ＭＳ Ｐ明朝2" svg:font-family="'ＭＳ Ｐ明朝'"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_20_concave" draw:display-name="Arrow concave" svg:viewBox="0 0 1131 1580" svg:d="m1013 1491 118 89-567-1580-564 1580 114-85 136-68 148-46 161-17 161 13 153 46z"/>
    <draw:marker draw:name="線の終点_20_1" draw:display-name="線の終点 1" svg:viewBox="0 0 20 30" svg:d="m10 0-10 30h20z"/>
    <draw:marker draw:name="線の終点_20_2" draw:display-name="線の終点 2" svg:viewBox="0 0 1131 902" svg:d="m564 0-564 902h1131z"/>
    <draw:marker draw:name="線の終点_20_3" draw:display-name="線の終点 3" svg:viewBox="0 0 1013 1130" svg:d="m1009 1050-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center" style:justify-single-word="false"/>
      <style:text-properties fo:font-size="8pt" style:font-size-asian="8pt" style:font-size-complex="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91cm" style:auto-text-indent="false">
        <style:tab-stops/>
      </style:paragraph-properties>
      <style:text-properties fo:font-variant="normal" fo:text-transform="none" fo:color="#000000" style:font-name="IPA Pゴシック1" fo:font-size="9pt" fo:letter-spacing="normal" fo:font-style="normal" fo:font-weight="normal" style:font-name-asian="IPA Pゴシック1" style:font-size-asian="9pt" style:language-asian="ja" style:country-asian="JP" style:font-size-complex="9pt"/>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language-asian="ja" style:country-asian="JP"/>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2"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Source_20_Text" style:display-name="Source Text" style:family="text">
      <style:text-properties style:font-name="Courier New" style:font-name-asian="ＭＳ Ｐゴシック2" style:font-name-complex="Courier New"/>
    </style:style>
    <style:style style:name="Teletype" style:family="text">
      <style:text-properties style:font-name="Courier New" style:font-name-asian="ＭＳ Ｐゴシック2"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P4" style:family="paragraph">
      <style:paragraph-properties fo:text-align="end"/>
    </style:style>
    <style:style style:name="MP5" style:family="paragraph">
      <style:text-properties style:font-name="IPA Pゴシック1"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T3" style:family="text">
      <style:text-properties style:font-name="IPA Pゴシック1"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5"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60</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24"><draw:image xlink:href="Pictures/100000000000049D0000015E34831C08.jpg" xlink:type="simple" xlink:show="embed" xlink:actuate="onLoad"/></draw:frame></text:p>
      </style:header>
      <style:footer>
        <text:p text:style-name="Footer"><draw:frame text:anchor-type="paragraph" draw:z-index="4" draw:style-name="Mgr1" draw:text-style-name="MP5" svg:width="7.818cm" svg:height="0.458cm" svg:x="9.239cm" svg:y="0.071cm"><draw:text-box><text:p text:style-name="MP4"><text:span text:style-name="MT3">© 2013 PostgreSQL Enterprise Consortium</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18"><draw:image xlink:href="Pictures/100000000000049D0000015E34831C08.jpg" xlink:type="simple" xlink:show="embed" xlink:actuate="onLoad"/></draw:frame></text:p>
      </style:header>
      <style:footer>
        <text:p text:style-name="MP1"><draw:frame text:anchor-type="paragraph" draw:z-index="64" draw:style-name="Mgr1" draw:text-style-name="MP3" svg:width="7.818cm" svg:height="0.458cm" svg:x="9.239cm" svg:y="0.071cm"><draw:text-box><text:p text:style-name="MP4"><text:span text:style-name="MT3">© 2013 PostgreSQL Enterprise Consortium</text:span></text:p></draw:text-box></draw:frame><text:page-number text:select-page="current">59</text:page-number><text:span text:style-name="MT2">/</text:span><text:span text:style-name="MT2"><text:page-count>60</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77"><draw:image xlink:href="Pictures/100000000000049D0000015E34831C08.jpg" xlink:type="simple" xlink:show="embed" xlink:actuate="onLoad"/></draw:frame></text:p>
      </style:header>
      <style:footer>
        <text:p text:style-name="MP1"><draw:frame text:anchor-type="paragraph" draw:z-index="35" draw:style-name="Mgr1" draw:text-style-name="MP5" svg:width="7.818cm" svg:height="0.458cm" svg:x="9.239cm" svg:y="0.071cm"><draw:text-box><text:p text:style-name="MP4"><text:span text:style-name="MT3">© 2013 PostgreSQL Enterprise Consortium</text:span></text:p></draw:text-box></draw:frame><text:page-number text:select-page="current">60</text:page-number><text:span text:style-name="MT2">/</text:span><text:span text:style-name="MT2"><text:page-count>60</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2DT11H19M32S</meta:editing-duration>
    <meta:editing-cycles>316</meta:editing-cycles>
    <meta:generator>LibreOffice/3.6$Windows_x86 LibreOffice_project/58f22d5-270d05a-e2abed1-ea17a85-9b5702</meta:generator>
    <dc:date>2013-04-11T11:45:22.77</dc:date>
    <dc:title>PGECons技術ドキュメントテンプレート Ver.3</dc:title>
    <meta:print-date>2013-04-11T10:34:48.97</meta:print-date>
    <meta:document-statistic meta:table-count="123" meta:image-count="7" meta:object-count="0" meta:page-count="60" meta:paragraph-count="2589" meta:word-count="28661" meta:character-count="54907" meta:non-whitespace-character-count="50882"/>
  </office:meta>
</office:document-meta>
</file>